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0" style:family="table-column">
      <style:table-column-properties fo:break-before="auto" style:column-width="17.34mm"/>
    </style:style>
    <style:style style:name="co71" style:family="table-column">
      <style:table-column-properties fo:break-before="auto" style:column-width="5.26mm"/>
    </style:style>
    <style:style style:name="co72" style:family="table-column">
      <style:table-column-properties fo:break-before="auto" style:column-width="37.69mm"/>
    </style:style>
    <style:style style:name="co36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1.15mm"/>
    </style:style>
    <style:style style:name="co6" style:family="table-column">
      <style:table-column-properties fo:break-before="auto" style:column-width="32.63mm"/>
    </style:style>
    <style:style style:name="co7" style:family="table-column">
      <style:table-column-properties fo:break-before="auto" style:column-width="36.53mm"/>
    </style:style>
    <style:style style:name="co8" style:family="table-column">
      <style:table-column-properties fo:break-before="auto" style:column-width="45.54mm"/>
    </style:style>
    <style:style style:name="co9" style:family="table-column">
      <style:table-column-properties fo:break-before="auto" style:column-width="46.21mm"/>
    </style:style>
    <style:style style:name="co10" style:family="table-column">
      <style:table-column-properties fo:break-before="auto" style:column-width="21.7mm"/>
    </style:style>
    <style:style style:name="co11" style:family="table-column">
      <style:table-column-properties fo:break-before="auto" style:column-width="18.77mm"/>
    </style:style>
    <style:style style:name="co12" style:family="table-column">
      <style:table-column-properties fo:break-before="auto" style:column-width="18.52mm"/>
    </style:style>
    <style:style style:name="co13" style:family="table-column">
      <style:table-column-properties fo:break-before="auto" style:column-width="23.88mm"/>
    </style:style>
    <style:style style:name="co14" style:family="table-column">
      <style:table-column-properties fo:break-before="auto" style:column-width="24.61mm"/>
    </style:style>
    <style:style style:name="co15" style:family="table-column">
      <style:table-column-properties fo:break-before="auto" style:column-width="24.85mm"/>
    </style:style>
    <style:style style:name="co16" style:family="table-column">
      <style:table-column-properties fo:break-before="auto" style:column-width="32.16mm"/>
    </style:style>
    <style:style style:name="co17" style:family="table-column">
      <style:table-column-properties fo:break-before="auto" style:column-width="20.48mm"/>
    </style:style>
    <style:style style:name="co18" style:family="table-column">
      <style:table-column-properties fo:break-before="auto" style:column-width="24.11mm"/>
    </style:style>
    <style:style style:name="co19" style:family="table-column">
      <style:table-column-properties fo:break-before="auto" style:column-width="22.17mm"/>
    </style:style>
    <style:style style:name="co20" style:family="table-column">
      <style:table-column-properties fo:break-before="auto" style:column-width="16.83mm"/>
    </style:style>
    <style:style style:name="co21" style:family="table-column">
      <style:table-column-properties fo:break-before="auto" style:column-width="25.33mm"/>
    </style:style>
    <style:style style:name="co22" style:family="table-column">
      <style:table-column-properties fo:break-before="auto" style:column-width="14.87mm"/>
    </style:style>
    <style:style style:name="co23" style:family="table-column">
      <style:table-column-properties fo:break-before="auto" style:column-width="20.96mm"/>
    </style:style>
    <style:style style:name="co24" style:family="table-column">
      <style:table-column-properties fo:break-before="auto" style:column-width="22.42mm"/>
    </style:style>
    <style:style style:name="co25" style:family="table-column">
      <style:table-column-properties fo:break-before="auto" style:column-width="15.86mm"/>
    </style:style>
    <style:style style:name="co26" style:family="table-column">
      <style:table-column-properties fo:break-before="auto" style:column-width="19.98mm"/>
    </style:style>
    <style:style style:name="co27" style:family="table-column">
      <style:table-column-properties fo:break-before="auto" style:column-width="18.27mm"/>
    </style:style>
    <style:style style:name="co28" style:family="table-column">
      <style:table-column-properties fo:break-before="auto" style:column-width="36.28mm"/>
    </style:style>
    <style:style style:name="co29" style:family="table-column">
      <style:table-column-properties fo:break-before="auto" style:column-width="30.94mm"/>
    </style:style>
    <style:style style:name="co30" style:family="table-column">
      <style:table-column-properties fo:break-before="auto" style:column-width="20.23mm"/>
    </style:style>
    <style:style style:name="co31" style:family="table-column">
      <style:table-column-properties fo:break-before="auto" style:column-width="17.55mm"/>
    </style:style>
    <style:style style:name="co32" style:family="table-column">
      <style:table-column-properties fo:break-before="auto" style:column-width="15.36mm"/>
    </style:style>
    <style:style style:name="co33" style:family="table-column">
      <style:table-column-properties fo:break-before="auto" style:column-width="28.5mm"/>
    </style:style>
    <style:style style:name="co34" style:family="table-column">
      <style:table-column-properties fo:break-before="auto" style:column-width="30.44mm"/>
    </style:style>
    <style:style style:name="co35" style:family="table-column">
      <style:table-column-properties fo:break-before="auto" style:column-width="28.26mm"/>
    </style:style>
    <style:style style:name="co37" style:family="table-column">
      <style:table-column-properties fo:break-before="auto" style:column-width="27.53mm"/>
    </style:style>
    <style:style style:name="co38" style:family="table-column">
      <style:table-column-properties fo:break-before="auto" style:column-width="10.02mm"/>
    </style:style>
    <style:style style:name="co39" style:family="table-column">
      <style:table-column-properties fo:break-before="auto" style:column-width="10.74mm"/>
    </style:style>
    <style:style style:name="co40" style:family="table-column">
      <style:table-column-properties fo:break-before="auto" style:column-width="9.77mm"/>
    </style:style>
    <style:style style:name="co41" style:family="table-column">
      <style:table-column-properties fo:break-before="auto" style:column-width="38.96mm"/>
    </style:style>
    <style:style style:name="co42" style:family="table-column">
      <style:table-column-properties fo:break-before="auto" style:column-width="37.5mm"/>
    </style:style>
    <style:style style:name="co43" style:family="table-column">
      <style:table-column-properties fo:break-before="auto" style:column-width="39.93mm"/>
    </style:style>
    <style:style style:name="co44" style:family="table-column">
      <style:table-column-properties fo:break-before="auto" style:column-width="32.97mm"/>
    </style:style>
    <style:style style:name="co45" style:family="table-column">
      <style:table-column-properties fo:break-before="auto" style:column-width="40.38mm"/>
    </style:style>
    <style:style style:name="co46" style:family="table-column">
      <style:table-column-properties fo:break-before="auto" style:column-width="16.09mm"/>
    </style:style>
    <style:style style:name="co47" style:family="table-column">
      <style:table-column-properties fo:break-before="auto" style:column-width="14.15mm"/>
    </style:style>
    <style:style style:name="co48" style:family="table-column">
      <style:table-column-properties fo:break-before="auto" style:column-width="16.58mm"/>
    </style:style>
    <style:style style:name="co49" style:family="table-column">
      <style:table-column-properties fo:break-before="auto" style:column-width="32.39mm"/>
    </style:style>
    <style:style style:name="co50" style:family="table-column">
      <style:table-column-properties fo:break-before="auto" style:column-width="15.61mm"/>
    </style:style>
    <style:style style:name="co51" style:family="table-column">
      <style:table-column-properties fo:break-before="auto" style:column-width="26.79mm"/>
    </style:style>
    <style:style style:name="co52" style:family="table-column">
      <style:table-column-properties fo:break-before="auto" style:column-width="23.64mm"/>
    </style:style>
    <style:style style:name="co53" style:family="table-column">
      <style:table-column-properties fo:break-before="auto" style:column-width="22.67mm"/>
    </style:style>
    <style:style style:name="co54" style:family="table-column">
      <style:table-column-properties fo:break-before="auto" style:column-width="26.07mm"/>
    </style:style>
    <style:style style:name="co55" style:family="table-column">
      <style:table-column-properties fo:break-before="auto" style:column-width="21.93mm"/>
    </style:style>
    <style:style style:name="co56" style:family="table-column">
      <style:table-column-properties fo:break-before="auto" style:column-width="30.2mm"/>
    </style:style>
    <style:style style:name="co57" style:family="table-column">
      <style:table-column-properties fo:break-before="auto" style:column-width="41.5mm"/>
    </style:style>
    <style:style style:name="co58" style:family="table-column">
      <style:table-column-properties fo:break-before="auto" style:column-width="44.41mm"/>
    </style:style>
    <style:style style:name="co59" style:family="table-column">
      <style:table-column-properties fo:break-before="auto" style:column-width="35.44mm"/>
    </style:style>
    <style:style style:name="co60" style:family="table-column">
      <style:table-column-properties fo:break-before="auto" style:column-width="10.5mm"/>
    </style:style>
    <style:style style:name="co61" style:family="table-column">
      <style:table-column-properties fo:break-before="auto" style:column-width="19.01mm"/>
    </style:style>
    <style:style style:name="co62" style:family="table-column">
      <style:table-column-properties fo:break-before="auto" style:column-width="26.32mm"/>
    </style:style>
    <style:style style:name="co63" style:family="table-column">
      <style:table-column-properties fo:break-before="auto" style:column-width="12.45mm"/>
    </style:style>
    <style:style style:name="co64" style:family="table-column">
      <style:table-column-properties fo:break-before="auto" style:column-width="19.49mm"/>
    </style:style>
    <style:style style:name="co65" style:family="table-column">
      <style:table-column-properties fo:break-before="auto" style:column-width="34.1mm"/>
    </style:style>
    <style:style style:name="co66" style:family="table-column">
      <style:table-column-properties fo:break-before="auto" style:column-width="39.44mm"/>
    </style:style>
    <style:style style:name="co67" style:family="table-column">
      <style:table-column-properties fo:break-before="auto" style:column-width="38.58mm"/>
    </style:style>
    <style:style style:name="co68" style:family="table-column">
      <style:table-column-properties fo:break-before="auto" style:column-width="20.85mm"/>
    </style:style>
    <style:style style:name="co69" style:family="table-column">
      <style:table-column-properties fo:break-before="auto" style:column-width="28.98mm"/>
    </style:style>
    <style:style style:name="co73" style:family="table-column">
      <style:table-column-properties fo:break-before="auto" style:column-width="15.12mm"/>
    </style:style>
    <style:style style:name="co74" style:family="table-column">
      <style:table-column-properties fo:break-before="auto" style:column-width="16.33mm"/>
    </style:style>
    <style:style style:name="co75" style:family="table-column">
      <style:table-column-properties fo:break-before="auto" style:column-width="21.75mm"/>
    </style:style>
    <style:style style:name="co76" style:family="table-column">
      <style:table-column-properties fo:break-before="auto" style:column-width="28.7mm"/>
    </style:style>
    <style:style style:name="co77" style:family="table-column">
      <style:table-column-properties fo:break-before="auto" style:column-width="26.86mm"/>
    </style:style>
    <style:style style:name="co78" style:family="table-column">
      <style:table-column-properties fo:break-before="auto" style:column-width="54.27mm"/>
    </style:style>
    <style:style style:name="co79" style:family="table-column">
      <style:table-column-properties fo:break-before="auto" style:column-width="47.91mm"/>
    </style:style>
    <style:style style:name="co80" style:family="table-column">
      <style:table-column-properties fo:break-before="auto" style:column-width="44.68mm"/>
    </style:style>
    <style:style style:name="co81" style:family="table-column">
      <style:table-column-properties fo:break-before="auto" style:column-width="37.91mm"/>
    </style:style>
    <style:style style:name="co82" style:family="table-column">
      <style:table-column-properties fo:break-before="auto" style:column-width="35.67mm"/>
    </style:style>
    <style:style style:name="co83" style:family="table-column">
      <style:table-column-properties fo:break-before="auto" style:column-width="29.86mm"/>
    </style:style>
    <style:style style:name="co84" style:family="table-column">
      <style:table-column-properties fo:break-before="auto" style:column-width="26.69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2mm" fo:break-before="auto" style:use-optimal-row-height="true"/>
    </style:style>
    <style:style style:name="ro4" style:family="table-row">
      <style:table-row-properties style:row-height="4.55mm" fo:break-before="auto" style:use-optimal-row-height="true"/>
    </style:style>
    <style:style style:name="ro5" style:family="table-row">
      <style:table-row-properties style:row-height="8.31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15.79mm" fo:break-before="auto" style:use-optimal-row-height="true"/>
    </style:style>
    <style:style style:name="ro9" style:family="table-row">
      <style:table-row-properties style:row-height="4.52mm" fo:break-before="page" style:use-optimal-row-height="true"/>
    </style:style>
    <style:style style:name="ro10" style:family="table-row">
      <style:table-row-properties style:row-height="4.55mm" fo:break-before="page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Schiffslabor">
      <style:table-properties table:display="true" style:writing-mode="lr-tb"/>
    </style:style>
    <style:style style:name="ta3" style:family="table" style:master-page-name="Techniklabor">
      <style:table-properties table:display="true" style:writing-mode="lr-tb"/>
    </style:style>
    <style:style style:name="ta4" style:family="table" style:master-page-name="Waffenlabor">
      <style:table-properties table:display="true" style:writing-mode="lr-tb"/>
    </style:style>
    <style:style style:name="ta6" style:family="table" style:master-page-name="ModulVerbesserung">
      <style:table-properties table:display="true" style:writing-mode="lr-tb"/>
    </style:style>
    <style:style style:name="ta7" style:family="table" style:master-page-name="Aufbaureihenfolg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9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96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9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9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600" style:family="table-cell" style:parent-style-name="Default" style:data-style-name="N3">
      <style:table-cell-properties style:text-align-source="fix" style:repeat-content="false" fo:border="non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601" style:family="table-cell" style:parent-style-name="Default">
      <style:table-cell-properties style:text-align-source="fix" style:repeat-content="false" fo:border="non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60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])))" style:apply-style-name="HintergrundGruen" style:base-cell-address="Schiffslabor.C2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])))" style:apply-style-name="HintergrundGruen" style:base-cell-address="Schiffslabor.C3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Q4])))" style:apply-style-name="HintergrundGruen" style:base-cell-address="Schiffslabor.C4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])))" style:apply-style-name="HintergrundGruen" style:base-cell-address="Schiffslabor.C5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])))" style:apply-style-name="HintergrundGruen" style:base-cell-address="Schiffslabor.C6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])))" style:apply-style-name="HintergrundGruen" style:base-cell-address="Schiffslabor.C7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8])))" style:apply-style-name="HintergrundGruen" style:base-cell-address="Schiffslabor.C8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])))" style:apply-style-name="HintergrundGruen" style:base-cell-address="Schiffslabor.C9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])))" style:apply-style-name="HintergrundGruen" style:base-cell-address="Schiffslabor.C10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])))" style:apply-style-name="HintergrundGruen" style:base-cell-address="Schiffslabor.C11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])))" style:apply-style-name="HintergrundGruen" style:base-cell-address="Schiffslabor.C12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])))" style:apply-style-name="HintergrundGruen" style:base-cell-address="Schiffslabor.C13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4])))" style:apply-style-name="HintergrundGruen" style:base-cell-address="Schiffslabor.C14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])))" style:apply-style-name="HintergrundGruen" style:base-cell-address="Schiffslabor.C15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])))" style:apply-style-name="HintergrundGruen" style:base-cell-address="Schiffslabor.C16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7])))" style:apply-style-name="HintergrundGruen" style:base-cell-address="Schiffslabor.C17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8])))" style:apply-style-name="HintergrundGruen" style:base-cell-address="Schiffslabor.C18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9])))" style:apply-style-name="HintergrundGruen" style:base-cell-address="Schiffslabor.C19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0])))" style:apply-style-name="HintergrundGruen" style:base-cell-address="Schiffslabor.C20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1])))" style:apply-style-name="HintergrundGruen" style:base-cell-address="Schiffslabor.C21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2])))" style:apply-style-name="HintergrundGruen" style:base-cell-address="Schiffslabor.C22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3])))" style:apply-style-name="HintergrundGruen" style:base-cell-address="Schiffslabor.C23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4])))" style:apply-style-name="HintergrundGruen" style:base-cell-address="Schiffslabor.C24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5])))" style:apply-style-name="HintergrundGruen" style:base-cell-address="Schiffslabor.C25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26])))" style:apply-style-name="HintergrundGruen" style:base-cell-address="Schiffslabor.C26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7])))" style:apply-style-name="HintergrundGruen" style:base-cell-address="Schiffslabor.C27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8])))" style:apply-style-name="HintergrundGruen" style:base-cell-address="Schiffslabor.C28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9])))" style:apply-style-name="HintergrundGruen" style:base-cell-address="Schiffslabor.C29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0])))" style:apply-style-name="HintergrundGruen" style:base-cell-address="Schiffslabor.C30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1])))" style:apply-style-name="HintergrundGruen" style:base-cell-address="Schiffslabor.C31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32])))" style:apply-style-name="HintergrundGruen" style:base-cell-address="Schiffslabor.C32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3])))" style:apply-style-name="HintergrundGruen" style:base-cell-address="Schiffslabor.C33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4])))" style:apply-style-name="HintergrundGruen" style:base-cell-address="Schiffslabor.C34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5])))" style:apply-style-name="HintergrundGruen" style:base-cell-address="Schiffslabor.C35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6])))" style:apply-style-name="HintergrundGruen" style:base-cell-address="Schiffslabor.C36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7])))" style:apply-style-name="HintergrundGruen" style:base-cell-address="Schiffslabor.C37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8])))" style:apply-style-name="HintergrundGruen" style:base-cell-address="Schiffslabor.C38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9])))" style:apply-style-name="HintergrundGruen" style:base-cell-address="Schiffslabor.C39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0])))" style:apply-style-name="HintergrundGruen" style:base-cell-address="Schiffslabor.C40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1])))" style:apply-style-name="HintergrundGruen" style:base-cell-address="Schiffslabor.C41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2])))" style:apply-style-name="HintergrundGruen" style:base-cell-address="Schiffslabor.C42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3])))" style:apply-style-name="HintergrundGruen" style:base-cell-address="Schiffslabor.C43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4])))" style:apply-style-name="HintergrundGruen" style:base-cell-address="Schiffslabor.C44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5])))" style:apply-style-name="HintergrundGruen" style:base-cell-address="Schiffslabor.C45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6])))" style:apply-style-name="HintergrundGruen" style:base-cell-address="Schiffslabor.C46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7])))" style:apply-style-name="HintergrundGruen" style:base-cell-address="Schiffslabor.C47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8])))" style:apply-style-name="HintergrundGruen" style:base-cell-address="Schiffslabor.C48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9])))" style:apply-style-name="HintergrundGruen" style:base-cell-address="Schiffslabor.C49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0])))" style:apply-style-name="HintergrundGruen" style:base-cell-address="Schiffslabor.C50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1])))" style:apply-style-name="HintergrundGruen" style:base-cell-address="Schiffslabor.C51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2])))" style:apply-style-name="HintergrundGruen" style:base-cell-address="Schiffslabor.C52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3])))" style:apply-style-name="HintergrundGruen" style:base-cell-address="Schiffslabor.C53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4])))" style:apply-style-name="HintergrundGruen" style:base-cell-address="Schiffslabor.C54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5])))" style:apply-style-name="HintergrundGruen" style:base-cell-address="Schiffslabor.C55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6])))" style:apply-style-name="HintergrundGruen" style:base-cell-address="Schiffslabor.C56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7])))" style:apply-style-name="HintergrundGruen" style:base-cell-address="Schiffslabor.C57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8])))" style:apply-style-name="HintergrundGruen" style:base-cell-address="Schiffslabor.C58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9])))" style:apply-style-name="HintergrundGruen" style:base-cell-address="Schiffslabor.C59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0])))" style:apply-style-name="HintergrundGruen" style:base-cell-address="Schiffslabor.C60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1])))" style:apply-style-name="HintergrundGruen" style:base-cell-address="Schiffslabor.C61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2])))" style:apply-style-name="HintergrundGruen" style:base-cell-address="Schiffslabor.C62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3])))" style:apply-style-name="HintergrundGruen" style:base-cell-address="Schiffslabor.C63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4])))" style:apply-style-name="HintergrundGruen" style:base-cell-address="Schiffslabor.C64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5])))" style:apply-style-name="HintergrundGruen" style:base-cell-address="Schiffslabor.C65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6])))" style:apply-style-name="HintergrundGruen" style:base-cell-address="Schiffslabor.C66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7])))" style:apply-style-name="HintergrundGruen" style:base-cell-address="Schiffslabor.C67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8])))" style:apply-style-name="HintergrundGruen" style:base-cell-address="Schiffslabor.C68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9])))" style:apply-style-name="HintergrundGruen" style:base-cell-address="Schiffslabor.C69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0])))" style:apply-style-name="HintergrundGruen" style:base-cell-address="Schiffslabor.C70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1])))" style:apply-style-name="HintergrundGruen" style:base-cell-address="Schiffslabor.C71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2])))" style:apply-style-name="HintergrundGruen" style:base-cell-address="Schiffslabor.C72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3])))" style:apply-style-name="HintergrundGruen" style:base-cell-address="Schiffslabor.C73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4])))" style:apply-style-name="HintergrundGruen" style:base-cell-address="Schiffslabor.C74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5])))" style:apply-style-name="HintergrundGruen" style:base-cell-address="Schiffslabor.C75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6])))" style:apply-style-name="HintergrundGruen" style:base-cell-address="Schiffslabor.C76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7])))" style:apply-style-name="HintergrundGruen" style:base-cell-address="Schiffslabor.C77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8])))" style:apply-style-name="HintergrundGruen" style:base-cell-address="Schiffslabor.C78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9])))" style:apply-style-name="HintergrundGruen" style:base-cell-address="Schiffslabor.C79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0])))" style:apply-style-name="HintergrundGruen" style:base-cell-address="Schiffslabor.C80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1])))" style:apply-style-name="HintergrundGruen" style:base-cell-address="Schiffslabor.C81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2])))" style:apply-style-name="HintergrundGruen" style:base-cell-address="Schiffslabor.C82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3])))" style:apply-style-name="HintergrundGruen" style:base-cell-address="Schiffslabor.C83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4])))" style:apply-style-name="HintergrundGruen" style:base-cell-address="Schiffslabor.C84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5])))" style:apply-style-name="HintergrundGruen" style:base-cell-address="Schiffslabor.C85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6])))" style:apply-style-name="HintergrundGruen" style:base-cell-address="Schiffslabor.C86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7])))" style:apply-style-name="HintergrundGruen" style:base-cell-address="Schiffslabor.C87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8])))" style:apply-style-name="HintergrundGruen" style:base-cell-address="Schiffslabor.C88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9])))" style:apply-style-name="HintergrundGruen" style:base-cell-address="Schiffslabor.C89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0])))" style:apply-style-name="HintergrundGruen" style:base-cell-address="Schiffslabor.C90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1])))" style:apply-style-name="HintergrundGruen" style:base-cell-address="Schiffslabor.C91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2])))" style:apply-style-name="HintergrundGruen" style:base-cell-address="Schiffslabor.C92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3])))" style:apply-style-name="HintergrundGruen" style:base-cell-address="Schiffslabor.C93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4])))" style:apply-style-name="HintergrundGruen" style:base-cell-address="Schiffslabor.C94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5])))" style:apply-style-name="HintergrundGruen" style:base-cell-address="Schiffslabor.C95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6])))" style:apply-style-name="HintergrundGruen" style:base-cell-address="Schiffslabor.C96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7])))" style:apply-style-name="HintergrundGruen" style:base-cell-address="Schiffslabor.C97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8])))" style:apply-style-name="HintergrundGruen" style:base-cell-address="Schiffslabor.C98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9])))" style:apply-style-name="HintergrundGruen" style:base-cell-address="Schiffslabor.C99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0])))" style:apply-style-name="HintergrundGruen" style:base-cell-address="Schiffslabor.C100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1])))" style:apply-style-name="HintergrundGruen" style:base-cell-address="Schiffslabor.C101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2])))" style:apply-style-name="HintergrundGruen" style:base-cell-address="Schiffslabor.C102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3])))" style:apply-style-name="HintergrundGruen" style:base-cell-address="Schiffslabor.C103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4])))" style:apply-style-name="HintergrundGruen" style:base-cell-address="Schiffslabor.C104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5])))" style:apply-style-name="HintergrundGruen" style:base-cell-address="Schiffslabor.C105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6])))" style:apply-style-name="HintergrundGruen" style:base-cell-address="Schiffslabor.C106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7])))" style:apply-style-name="HintergrundGruen" style:base-cell-address="Schiffslabor.C107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8])))" style:apply-style-name="HintergrundGruen" style:base-cell-address="Schiffslabor.C108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9])))" style:apply-style-name="HintergrundGruen" style:base-cell-address="Schiffslabor.C109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0])))" style:apply-style-name="HintergrundGruen" style:base-cell-address="Schiffslabor.C110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1])))" style:apply-style-name="HintergrundGruen" style:base-cell-address="Schiffslabor.C111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2])))" style:apply-style-name="HintergrundGruen" style:base-cell-address="Schiffslabor.C112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3])))" style:apply-style-name="HintergrundGruen" style:base-cell-address="Schiffslabor.C113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4])))" style:apply-style-name="HintergrundGruen" style:base-cell-address="Schiffslabor.C114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5])))" style:apply-style-name="HintergrundGruen" style:base-cell-address="Schiffslabor.C115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6])))" style:apply-style-name="HintergrundGruen" style:base-cell-address="Schiffslabor.C116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7])))" style:apply-style-name="HintergrundGruen" style:base-cell-address="Schiffslabor.C117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8])))" style:apply-style-name="HintergrundGruen" style:base-cell-address="Schiffslabor.C118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9])))" style:apply-style-name="HintergrundGruen" style:base-cell-address="Schiffslabor.C119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0])))" style:apply-style-name="HintergrundGruen" style:base-cell-address="Schiffslabor.C120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1])))" style:apply-style-name="HintergrundGruen" style:base-cell-address="Schiffslabor.C121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2])))" style:apply-style-name="HintergrundGruen" style:base-cell-address="Schiffslabor.C122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3])))" style:apply-style-name="HintergrundGruen" style:base-cell-address="Schiffslabor.C123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4])))" style:apply-style-name="HintergrundGruen" style:base-cell-address="Schiffslabor.C124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5])))" style:apply-style-name="HintergrundGruen" style:base-cell-address="Schiffslabor.C125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6])))" style:apply-style-name="HintergrundGruen" style:base-cell-address="Schiffslabor.C126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7])))" style:apply-style-name="HintergrundGruen" style:base-cell-address="Schiffslabor.C127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8])))" style:apply-style-name="HintergrundGruen" style:base-cell-address="Schiffslabor.C128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9])))" style:apply-style-name="HintergrundGruen" style:base-cell-address="Schiffslabor.C129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0])))" style:apply-style-name="HintergrundGruen" style:base-cell-address="Schiffslabor.C130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1])))" style:apply-style-name="HintergrundGruen" style:base-cell-address="Schiffslabor.C131"/>
    </style:style>
    <style:style style:name="ce1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2])))" style:apply-style-name="HintergrundGruen" style:base-cell-address="Schiffslabor.C132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3])))" style:apply-style-name="HintergrundGruen" style:base-cell-address="Schiffslabor.C133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4])))" style:apply-style-name="HintergrundGruen" style:base-cell-address="Schiffslabor.C134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5])))" style:apply-style-name="HintergrundGruen" style:base-cell-address="Schiffslabor.C135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6])))" style:apply-style-name="HintergrundGruen" style:base-cell-address="Schiffslabor.C136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7])))" style:apply-style-name="HintergrundGruen" style:base-cell-address="Schiffslabor.C137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8])))" style:apply-style-name="HintergrundGruen" style:base-cell-address="Schiffslabor.C138"/>
    </style:style>
    <style:style style:name="ce1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9])))" style:apply-style-name="HintergrundGruen" style:base-cell-address="Schiffslabor.C139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0])))" style:apply-style-name="HintergrundGruen" style:base-cell-address="Schiffslabor.C140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1])))" style:apply-style-name="HintergrundGruen" style:base-cell-address="Schiffslabor.C141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2])))" style:apply-style-name="HintergrundGruen" style:base-cell-address="Schiffslabor.C142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3])))" style:apply-style-name="HintergrundGruen" style:base-cell-address="Schiffslabor.C143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4])))" style:apply-style-name="HintergrundGruen" style:base-cell-address="Schiffslabor.C144"/>
    </style:style>
    <style:style style:name="ce1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5])))" style:apply-style-name="HintergrundGruen" style:base-cell-address="Schiffslabor.C145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6])))" style:apply-style-name="HintergrundGruen" style:base-cell-address="Schiffslabor.C146"/>
    </style:style>
    <style:style style:name="ce1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7])))" style:apply-style-name="HintergrundGruen" style:base-cell-address="Schiffslabor.C147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8])))" style:apply-style-name="HintergrundGruen" style:base-cell-address="Schiffslabor.C14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9])))" style:apply-style-name="HintergrundGruen" style:base-cell-address="Schiffslabor.C149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0])))" style:apply-style-name="HintergrundGruen" style:base-cell-address="Schiffslabor.C150"/>
    </style:style>
    <style:style style:name="ce1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1])))" style:apply-style-name="HintergrundGruen" style:base-cell-address="Schiffslabor.C151"/>
    </style:style>
    <style:style style:name="ce1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2])))" style:apply-style-name="HintergrundGruen" style:base-cell-address="Schiffslabor.C152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3])))" style:apply-style-name="HintergrundGruen" style:base-cell-address="Schiffslabor.C153"/>
    </style:style>
    <style:style style:name="ce1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4])))" style:apply-style-name="HintergrundGruen" style:base-cell-address="Schiffslabor.C154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5])))" style:apply-style-name="HintergrundGruen" style:base-cell-address="Schiffslabor.C155"/>
    </style:style>
    <style:style style:name="ce1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6])))" style:apply-style-name="HintergrundGruen" style:base-cell-address="Schiffslabor.C156"/>
    </style:style>
    <style:style style:name="ce1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7])))" style:apply-style-name="HintergrundGruen" style:base-cell-address="Schiffslabor.C157"/>
    </style:style>
    <style:style style:name="ce1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8])))" style:apply-style-name="HintergrundGruen" style:base-cell-address="Schiffslabor.C158"/>
    </style:style>
    <style:style style:name="ce1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9])))" style:apply-style-name="HintergrundGruen" style:base-cell-address="Schiffslabor.C159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0])))" style:apply-style-name="HintergrundGruen" style:base-cell-address="Schiffslabor.C160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1])))" style:apply-style-name="HintergrundGruen" style:base-cell-address="Schiffslabor.C161"/>
    </style:style>
    <style:style style:name="ce1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2])))" style:apply-style-name="HintergrundGruen" style:base-cell-address="Schiffslabor.C162"/>
    </style:style>
    <style:style style:name="ce17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177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178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9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</style:style>
    <style:style style:name="ce180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181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183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])))" style:apply-style-name="HintergrundGruen" style:base-cell-address="Techniklabor.C2"/>
    </style:style>
    <style:style style:name="ce1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])))" style:apply-style-name="HintergrundGruen" style:base-cell-address="Techniklabor.C3"/>
    </style:style>
    <style:style style:name="ce1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])))" style:apply-style-name="HintergrundGruen" style:base-cell-address="Techniklabor.C4"/>
    </style:style>
    <style:style style:name="ce1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])))" style:apply-style-name="HintergrundGruen" style:base-cell-address="Techniklabor.C5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])))" style:apply-style-name="HintergrundGruen" style:base-cell-address="Techniklabor.C6"/>
    </style:style>
    <style:style style:name="ce1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])))" style:apply-style-name="HintergrundGruen" style:base-cell-address="Techniklabor.C7"/>
    </style:style>
    <style:style style:name="ce1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])))" style:apply-style-name="HintergrundGruen" style:base-cell-address="Techniklabor.C8"/>
    </style:style>
    <style:style style:name="ce1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])))" style:apply-style-name="HintergrundGruen" style:base-cell-address="Techniklabor.C9"/>
    </style:style>
    <style:style style:name="ce1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])))" style:apply-style-name="HintergrundGruen" style:base-cell-address="Techniklabor.C10"/>
    </style:style>
    <style:style style:name="ce1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])))" style:apply-style-name="HintergrundGruen" style:base-cell-address="Techniklabor.C11"/>
    </style:style>
    <style:style style:name="ce1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])))" style:apply-style-name="HintergrundGruen" style:base-cell-address="Techniklabor.C12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])))" style:apply-style-name="HintergrundGruen" style:base-cell-address="Techniklabor.C13"/>
    </style:style>
    <style:style style:name="ce1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])))" style:apply-style-name="HintergrundGruen" style:base-cell-address="Techniklabor.C14"/>
    </style:style>
    <style:style style:name="ce1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5])))" style:apply-style-name="HintergrundGruen" style:base-cell-address="Techniklabor.C15"/>
    </style:style>
    <style:style style:name="ce2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6])))" style:apply-style-name="HintergrundGruen" style:base-cell-address="Techniklabor.C16"/>
    </style:style>
    <style:style style:name="ce2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7])))" style:apply-style-name="HintergrundGruen" style:base-cell-address="Techniklabor.C17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8])))" style:apply-style-name="HintergrundGruen" style:base-cell-address="Techniklabor.C18"/>
    </style:style>
    <style:style style:name="ce2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9])))" style:apply-style-name="HintergrundGruen" style:base-cell-address="Techniklabor.C19"/>
    </style:style>
    <style:style style:name="ce2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0])))" style:apply-style-name="HintergrundGruen" style:base-cell-address="Techniklabor.C20"/>
    </style:style>
    <style:style style:name="ce2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1])))" style:apply-style-name="HintergrundGruen" style:base-cell-address="Techniklabor.C21"/>
    </style:style>
    <style:style style:name="ce2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2])))" style:apply-style-name="HintergrundGruen" style:base-cell-address="Techniklabor.C22"/>
    </style:style>
    <style:style style:name="ce2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3])))" style:apply-style-name="HintergrundGruen" style:base-cell-address="Techniklabor.C23"/>
    </style:style>
    <style:style style:name="ce2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4])))" style:apply-style-name="HintergrundGruen" style:base-cell-address="Techniklabor.C24"/>
    </style:style>
    <style:style style:name="ce2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5])))" style:apply-style-name="HintergrundGruen" style:base-cell-address="Techniklabor.C25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6])))" style:apply-style-name="HintergrundGruen" style:base-cell-address="Techniklabor.C26"/>
    </style:style>
    <style:style style:name="ce2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7])))" style:apply-style-name="HintergrundGruen" style:base-cell-address="Techniklabor.C27"/>
    </style:style>
    <style:style style:name="ce2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8])))" style:apply-style-name="HintergrundGruen" style:base-cell-address="Techniklabor.C28"/>
    </style:style>
    <style:style style:name="ce2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9])))" style:apply-style-name="HintergrundGruen" style:base-cell-address="Techniklabor.C29"/>
    </style:style>
    <style:style style:name="ce2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0])))" style:apply-style-name="HintergrundGruen" style:base-cell-address="Techniklabor.C30"/>
    </style:style>
    <style:style style:name="ce2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1])))" style:apply-style-name="HintergrundGruen" style:base-cell-address="Techniklabor.C31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2])))" style:apply-style-name="HintergrundGruen" style:base-cell-address="Techniklabor.C32"/>
    </style:style>
    <style:style style:name="ce2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3])))" style:apply-style-name="HintergrundGruen" style:base-cell-address="Techniklabor.C33"/>
    </style:style>
    <style:style style:name="ce2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4])))" style:apply-style-name="HintergrundGruen" style:base-cell-address="Techniklabor.C34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5])))" style:apply-style-name="HintergrundGruen" style:base-cell-address="Techniklabor.C35"/>
    </style:style>
    <style:style style:name="ce2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6])))" style:apply-style-name="HintergrundGruen" style:base-cell-address="Techniklabor.C36"/>
    </style:style>
    <style:style style:name="ce2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7])))" style:apply-style-name="HintergrundGruen" style:base-cell-address="Techniklabor.C37"/>
    </style:style>
    <style:style style:name="ce2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8])))" style:apply-style-name="HintergrundGruen" style:base-cell-address="Techniklabor.C38"/>
    </style:style>
    <style:style style:name="ce2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9])))" style:apply-style-name="HintergrundGruen" style:base-cell-address="Techniklabor.C39"/>
    </style:style>
    <style:style style:name="ce2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0])))" style:apply-style-name="HintergrundGruen" style:base-cell-address="Techniklabor.C40"/>
    </style:style>
    <style:style style:name="ce2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1])))" style:apply-style-name="HintergrundGruen" style:base-cell-address="Techniklabor.C41"/>
    </style:style>
    <style:style style:name="ce2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2])))" style:apply-style-name="HintergrundGruen" style:base-cell-address="Techniklabor.C42"/>
    </style:style>
    <style:style style:name="ce2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43])))" style:apply-style-name="HintergrundGruen" style:base-cell-address="Techniklabor.C43"/>
    </style:style>
    <style:style style:name="ce2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4])))" style:apply-style-name="HintergrundGruen" style:base-cell-address="Techniklabor.C44"/>
    </style:style>
    <style:style style:name="ce2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5])))" style:apply-style-name="HintergrundGruen" style:base-cell-address="Techniklabor.C45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6])))" style:apply-style-name="HintergrundGruen" style:base-cell-address="Techniklabor.C46"/>
    </style:style>
    <style:style style:name="ce2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7])))" style:apply-style-name="HintergrundGruen" style:base-cell-address="Techniklabor.C47"/>
    </style:style>
    <style:style style:name="ce2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8])))" style:apply-style-name="HintergrundGruen" style:base-cell-address="Techniklabor.C48"/>
    </style:style>
    <style:style style:name="ce2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9])))" style:apply-style-name="HintergrundGruen" style:base-cell-address="Techniklabor.C49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0])))" style:apply-style-name="HintergrundGruen" style:base-cell-address="Techniklabor.C50"/>
    </style:style>
    <style:style style:name="ce2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1])))" style:apply-style-name="HintergrundGruen" style:base-cell-address="Techniklabor.C51"/>
    </style:style>
    <style:style style:name="ce2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2])))" style:apply-style-name="HintergrundGruen" style:base-cell-address="Techniklabor.C52"/>
    </style:style>
    <style:style style:name="ce2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3])))" style:apply-style-name="HintergrundGruen" style:base-cell-address="Techniklabor.C53"/>
    </style:style>
    <style:style style:name="ce2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4])))" style:apply-style-name="HintergrundGruen" style:base-cell-address="Techniklabor.C54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5])))" style:apply-style-name="HintergrundGruen" style:base-cell-address="Techniklabor.C55"/>
    </style:style>
    <style:style style:name="ce2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6])))" style:apply-style-name="HintergrundGruen" style:base-cell-address="Techniklabor.C56"/>
    </style:style>
    <style:style style:name="ce2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7])))" style:apply-style-name="HintergrundGruen" style:base-cell-address="Techniklabor.C57"/>
    </style:style>
    <style:style style:name="ce2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8])))" style:apply-style-name="HintergrundGruen" style:base-cell-address="Techniklabor.C58"/>
    </style:style>
    <style:style style:name="ce2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9])))" style:apply-style-name="HintergrundGruen" style:base-cell-address="Techniklabor.C59"/>
    </style:style>
    <style:style style:name="ce2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0])))" style:apply-style-name="HintergrundGruen" style:base-cell-address="Techniklabor.C60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1])))" style:apply-style-name="HintergrundGruen" style:base-cell-address="Techniklabor.C61"/>
    </style:style>
    <style:style style:name="ce2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2])))" style:apply-style-name="HintergrundGruen" style:base-cell-address="Techniklabor.C62"/>
    </style:style>
    <style:style style:name="ce2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3])))" style:apply-style-name="HintergrundGruen" style:base-cell-address="Techniklabor.C63"/>
    </style:style>
    <style:style style:name="ce2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4])))" style:apply-style-name="HintergrundGruen" style:base-cell-address="Techniklabor.C64"/>
    </style:style>
    <style:style style:name="ce2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5])))" style:apply-style-name="HintergrundGruen" style:base-cell-address="Techniklabor.C65"/>
    </style:style>
    <style:style style:name="ce2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6])))" style:apply-style-name="HintergrundGruen" style:base-cell-address="Techniklabor.C66"/>
    </style:style>
    <style:style style:name="ce2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7])))" style:apply-style-name="HintergrundGruen" style:base-cell-address="Techniklabor.C67"/>
    </style:style>
    <style:style style:name="ce2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8])))" style:apply-style-name="HintergrundGruen" style:base-cell-address="Techniklabor.C68"/>
    </style:style>
    <style:style style:name="ce2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9])))" style:apply-style-name="HintergrundGruen" style:base-cell-address="Techniklabor.C69"/>
    </style:style>
    <style:style style:name="ce2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0])))" style:apply-style-name="HintergrundGruen" style:base-cell-address="Techniklabor.C70"/>
    </style:style>
    <style:style style:name="ce2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1])))" style:apply-style-name="HintergrundGruen" style:base-cell-address="Techniklabor.C71"/>
    </style:style>
    <style:style style:name="ce2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2])))" style:apply-style-name="HintergrundGruen" style:base-cell-address="Techniklabor.C72"/>
    </style:style>
    <style:style style:name="ce2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3])))" style:apply-style-name="HintergrundGruen" style:base-cell-address="Techniklabor.C73"/>
    </style:style>
    <style:style style:name="ce2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4])))" style:apply-style-name="HintergrundGruen" style:base-cell-address="Techniklabor.C74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5])))" style:apply-style-name="HintergrundGruen" style:base-cell-address="Techniklabor.C75"/>
    </style:style>
    <style:style style:name="ce2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6])))" style:apply-style-name="HintergrundGruen" style:base-cell-address="Techniklabor.C76"/>
    </style:style>
    <style:style style:name="ce2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7])))" style:apply-style-name="HintergrundGruen" style:base-cell-address="Techniklabor.C77"/>
    </style:style>
    <style:style style:name="ce2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8])))" style:apply-style-name="HintergrundGruen" style:base-cell-address="Techniklabor.C78"/>
    </style:style>
    <style:style style:name="ce2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9])))" style:apply-style-name="HintergrundGruen" style:base-cell-address="Techniklabor.C79"/>
    </style:style>
    <style:style style:name="ce2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0])))" style:apply-style-name="HintergrundGruen" style:base-cell-address="Techniklabor.C80"/>
    </style:style>
    <style:style style:name="ce2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1])))" style:apply-style-name="HintergrundGruen" style:base-cell-address="Techniklabor.C81"/>
    </style:style>
    <style:style style:name="ce2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2])))" style:apply-style-name="HintergrundGruen" style:base-cell-address="Techniklabor.C82"/>
    </style:style>
    <style:style style:name="ce2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3])))" style:apply-style-name="HintergrundGruen" style:base-cell-address="Techniklabor.C83"/>
    </style:style>
    <style:style style:name="ce2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4])))" style:apply-style-name="HintergrundGruen" style:base-cell-address="Techniklabor.C84"/>
    </style:style>
    <style:style style:name="ce2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5])))" style:apply-style-name="HintergrundGruen" style:base-cell-address="Techniklabor.C85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6])))" style:apply-style-name="HintergrundGruen" style:base-cell-address="Techniklabor.C86"/>
    </style:style>
    <style:style style:name="ce2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7])))" style:apply-style-name="HintergrundGruen" style:base-cell-address="Techniklabor.C87"/>
    </style:style>
    <style:style style:name="ce2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8])))" style:apply-style-name="HintergrundGruen" style:base-cell-address="Techniklabor.C88"/>
    </style:style>
    <style:style style:name="ce2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9])))" style:apply-style-name="HintergrundGruen" style:base-cell-address="Techniklabor.C89"/>
    </style:style>
    <style:style style:name="ce2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0])))" style:apply-style-name="HintergrundGruen" style:base-cell-address="Techniklabor.C90"/>
    </style:style>
    <style:style style:name="ce2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1])))" style:apply-style-name="HintergrundGruen" style:base-cell-address="Techniklabor.C91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2])))" style:apply-style-name="HintergrundGruen" style:base-cell-address="Techniklabor.C92"/>
    </style:style>
    <style:style style:name="ce2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3])))" style:apply-style-name="HintergrundGruen" style:base-cell-address="Techniklabor.C93"/>
    </style:style>
    <style:style style:name="ce2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4])))" style:apply-style-name="HintergrundGruen" style:base-cell-address="Techniklabor.C94"/>
    </style:style>
    <style:style style:name="ce2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5])))" style:apply-style-name="HintergrundGruen" style:base-cell-address="Techniklabor.C95"/>
    </style:style>
    <style:style style:name="ce2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6])))" style:apply-style-name="HintergrundGruen" style:base-cell-address="Techniklabor.C96"/>
    </style:style>
    <style:style style:name="ce2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7])))" style:apply-style-name="HintergrundGruen" style:base-cell-address="Techniklabor.C97"/>
    </style:style>
    <style:style style:name="ce2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8])))" style:apply-style-name="HintergrundGruen" style:base-cell-address="Techniklabor.C98"/>
    </style:style>
    <style:style style:name="ce2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9])))" style:apply-style-name="HintergrundGruen" style:base-cell-address="Techniklabor.C99"/>
    </style:style>
    <style:style style:name="ce2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0])))" style:apply-style-name="HintergrundGruen" style:base-cell-address="Techniklabor.C100"/>
    </style:style>
    <style:style style:name="ce2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1])))" style:apply-style-name="HintergrundGruen" style:base-cell-address="Techniklabor.C101"/>
    </style:style>
    <style:style style:name="ce2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2])))" style:apply-style-name="HintergrundGruen" style:base-cell-address="Techniklabor.C102"/>
    </style:style>
    <style:style style:name="ce2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3])))" style:apply-style-name="HintergrundGruen" style:base-cell-address="Techniklabor.C103"/>
    </style:style>
    <style:style style:name="ce2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4])))" style:apply-style-name="HintergrundGruen" style:base-cell-address="Techniklabor.C104"/>
    </style:style>
    <style:style style:name="ce2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5])))" style:apply-style-name="HintergrundGruen" style:base-cell-address="Techniklabor.C105"/>
    </style:style>
    <style:style style:name="ce2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6])))" style:apply-style-name="HintergrundGruen" style:base-cell-address="Techniklabor.C106"/>
    </style:style>
    <style:style style:name="ce2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7])))" style:apply-style-name="HintergrundGruen" style:base-cell-address="Techniklabor.C107"/>
    </style:style>
    <style:style style:name="ce2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8])))" style:apply-style-name="HintergrundGruen" style:base-cell-address="Techniklabor.C108"/>
    </style:style>
    <style:style style:name="ce2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9])))" style:apply-style-name="HintergrundGruen" style:base-cell-address="Techniklabor.C109"/>
    </style:style>
    <style:style style:name="ce2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0])))" style:apply-style-name="HintergrundGruen" style:base-cell-address="Techniklabor.C110"/>
    </style:style>
    <style:style style:name="ce2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1])))" style:apply-style-name="HintergrundGruen" style:base-cell-address="Techniklabor.C111"/>
    </style:style>
    <style:style style:name="ce2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2])))" style:apply-style-name="HintergrundGruen" style:base-cell-address="Techniklabor.C112"/>
    </style:style>
    <style:style style:name="ce2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3])))" style:apply-style-name="HintergrundGruen" style:base-cell-address="Techniklabor.C113"/>
    </style:style>
    <style:style style:name="ce2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4])))" style:apply-style-name="HintergrundGruen" style:base-cell-address="Techniklabor.C114"/>
    </style:style>
    <style:style style:name="ce2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5])))" style:apply-style-name="HintergrundGruen" style:base-cell-address="Techniklabor.C115"/>
    </style:style>
    <style:style style:name="ce3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6])))" style:apply-style-name="HintergrundGruen" style:base-cell-address="Techniklabor.C116"/>
    </style:style>
    <style:style style:name="ce3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7])))" style:apply-style-name="HintergrundGruen" style:base-cell-address="Techniklabor.C117"/>
    </style:style>
    <style:style style:name="ce3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8])))" style:apply-style-name="HintergrundGruen" style:base-cell-address="Techniklabor.C118"/>
    </style:style>
    <style:style style:name="ce3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9])))" style:apply-style-name="HintergrundGruen" style:base-cell-address="Techniklabor.C119"/>
    </style:style>
    <style:style style:name="ce3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0])))" style:apply-style-name="HintergrundGruen" style:base-cell-address="Techniklabor.C120"/>
    </style:style>
    <style:style style:name="ce3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1])))" style:apply-style-name="HintergrundGruen" style:base-cell-address="Techniklabor.C121"/>
    </style:style>
    <style:style style:name="ce3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2])))" style:apply-style-name="HintergrundGruen" style:base-cell-address="Techniklabor.C122"/>
    </style:style>
    <style:style style:name="ce3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3])))" style:apply-style-name="HintergrundGruen" style:base-cell-address="Techniklabor.C123"/>
    </style:style>
    <style:style style:name="ce3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4])))" style:apply-style-name="HintergrundGruen" style:base-cell-address="Techniklabor.C124"/>
    </style:style>
    <style:style style:name="ce3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5])))" style:apply-style-name="HintergrundGruen" style:base-cell-address="Techniklabor.C125"/>
    </style:style>
    <style:style style:name="ce3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6])))" style:apply-style-name="HintergrundGruen" style:base-cell-address="Techniklabor.C126"/>
    </style:style>
    <style:style style:name="ce3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7])))" style:apply-style-name="HintergrundGruen" style:base-cell-address="Techniklabor.C127"/>
    </style:style>
    <style:style style:name="ce3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8])))" style:apply-style-name="HintergrundGruen" style:base-cell-address="Techniklabor.C128"/>
    </style:style>
    <style:style style:name="ce3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9])))" style:apply-style-name="HintergrundGruen" style:base-cell-address="Techniklabor.C129"/>
    </style:style>
    <style:style style:name="ce3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0])))" style:apply-style-name="HintergrundGruen" style:base-cell-address="Techniklabor.C130"/>
    </style:style>
    <style:style style:name="ce3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1])))" style:apply-style-name="HintergrundGruen" style:base-cell-address="Techniklabor.C131"/>
    </style:style>
    <style:style style:name="ce3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2])))" style:apply-style-name="HintergrundGruen" style:base-cell-address="Techniklabor.C132"/>
    </style:style>
    <style:style style:name="ce3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3])))" style:apply-style-name="HintergrundGruen" style:base-cell-address="Techniklabor.C133"/>
    </style:style>
    <style:style style:name="ce3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4])))" style:apply-style-name="HintergrundGruen" style:base-cell-address="Techniklabor.C134"/>
    </style:style>
    <style:style style:name="ce3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5])))" style:apply-style-name="HintergrundGruen" style:base-cell-address="Techniklabor.C135"/>
    </style:style>
    <style:style style:name="ce3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6])))" style:apply-style-name="HintergrundGruen" style:base-cell-address="Techniklabor.C136"/>
    </style:style>
    <style:style style:name="ce3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7])))" style:apply-style-name="HintergrundGruen" style:base-cell-address="Techniklabor.C137"/>
    </style:style>
    <style:style style:name="ce3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8])))" style:apply-style-name="HintergrundGruen" style:base-cell-address="Techniklabor.C138"/>
    </style:style>
    <style:style style:name="ce3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9])))" style:apply-style-name="HintergrundGruen" style:base-cell-address="Techniklabor.C139"/>
    </style:style>
    <style:style style:name="ce3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0])))" style:apply-style-name="HintergrundGruen" style:base-cell-address="Techniklabor.C140"/>
    </style:style>
    <style:style style:name="ce3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1])))" style:apply-style-name="HintergrundGruen" style:base-cell-address="Techniklabor.C141"/>
    </style:style>
    <style:style style:name="ce3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2])))" style:apply-style-name="HintergrundGruen" style:base-cell-address="Techniklabor.C142"/>
    </style:style>
    <style:style style:name="ce327" style:family="table-cell" style:parent-style-name="Default" style:data-style-name="N10">
      <style:table-cell-properties style:text-align-source="fix" style:repeat-content="false" fo:border="none"/>
      <style:paragraph-properties fo:text-align="center" fo:margin-left="0mm"/>
    </style:style>
    <style:style style:name="ce328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</style:style>
    <style:style style:name="ce329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30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331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33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33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3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])))" style:apply-style-name="HintergrundGruen" style:base-cell-address="Waffenlabor.C2"/>
    </style:style>
    <style:style style:name="ce3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3])))" style:apply-style-name="HintergrundGruen" style:base-cell-address="Waffenlabor.C3"/>
    </style:style>
    <style:style style:name="ce3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])))" style:apply-style-name="HintergrundGruen" style:base-cell-address="Waffenlabor.C4"/>
    </style:style>
    <style:style style:name="ce3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])))" style:apply-style-name="HintergrundGruen" style:base-cell-address="Waffenlabor.C5"/>
    </style:style>
    <style:style style:name="ce3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])))" style:apply-style-name="HintergrundGruen" style:base-cell-address="Waffenlabor.C6"/>
    </style:style>
    <style:style style:name="ce3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])))" style:apply-style-name="HintergrundGruen" style:base-cell-address="Waffenlabor.C7"/>
    </style:style>
    <style:style style:name="ce3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])))" style:apply-style-name="HintergrundGruen" style:base-cell-address="Waffenlabor.C8"/>
    </style:style>
    <style:style style:name="ce3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])))" style:apply-style-name="HintergrundGruen" style:base-cell-address="Waffenlabor.C9"/>
    </style:style>
    <style:style style:name="ce3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])))" style:apply-style-name="HintergrundGruen" style:base-cell-address="Waffenlabor.C10"/>
    </style:style>
    <style:style style:name="ce3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1])))" style:apply-style-name="HintergrundGruen" style:base-cell-address="Waffenlabor.C11"/>
    </style:style>
    <style:style style:name="ce3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2])))" style:apply-style-name="HintergrundGruen" style:base-cell-address="Waffenlabor.C12"/>
    </style:style>
    <style:style style:name="ce3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3])))" style:apply-style-name="HintergrundGruen" style:base-cell-address="Waffenlabor.C13"/>
    </style:style>
    <style:style style:name="ce3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4])))" style:apply-style-name="HintergrundGruen" style:base-cell-address="Waffenlabor.C14"/>
    </style:style>
    <style:style style:name="ce3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5])))" style:apply-style-name="HintergrundGruen" style:base-cell-address="Waffenlabor.C15"/>
    </style:style>
    <style:style style:name="ce3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6])))" style:apply-style-name="HintergrundGruen" style:base-cell-address="Waffenlabor.C16"/>
    </style:style>
    <style:style style:name="ce3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7])))" style:apply-style-name="HintergrundGruen" style:base-cell-address="Waffenlabor.C17"/>
    </style:style>
    <style:style style:name="ce3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8])))" style:apply-style-name="HintergrundGruen" style:base-cell-address="Waffenlabor.C18"/>
    </style:style>
    <style:style style:name="ce3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9])))" style:apply-style-name="HintergrundGruen" style:base-cell-address="Waffenlabor.C19"/>
    </style:style>
    <style:style style:name="ce3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0])))" style:apply-style-name="HintergrundGruen" style:base-cell-address="Waffenlabor.C20"/>
    </style:style>
    <style:style style:name="ce3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1])))" style:apply-style-name="HintergrundGruen" style:base-cell-address="Waffenlabor.C21"/>
    </style:style>
    <style:style style:name="ce3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2])))" style:apply-style-name="HintergrundGruen" style:base-cell-address="Waffenlabor.C22"/>
    </style:style>
    <style:style style:name="ce3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3])))" style:apply-style-name="HintergrundGruen" style:base-cell-address="Waffenlabor.C23"/>
    </style:style>
    <style:style style:name="ce3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4])))" style:apply-style-name="HintergrundGruen" style:base-cell-address="Waffenlabor.C24"/>
    </style:style>
    <style:style style:name="ce3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5])))" style:apply-style-name="HintergrundGruen" style:base-cell-address="Waffenlabor.C25"/>
    </style:style>
    <style:style style:name="ce3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6])))" style:apply-style-name="HintergrundGruen" style:base-cell-address="Waffenlabor.C26"/>
    </style:style>
    <style:style style:name="ce3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7])))" style:apply-style-name="HintergrundGruen" style:base-cell-address="Waffenlabor.C27"/>
    </style:style>
    <style:style style:name="ce3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8])))" style:apply-style-name="HintergrundGruen" style:base-cell-address="Waffenlabor.C28"/>
    </style:style>
    <style:style style:name="ce3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9])))" style:apply-style-name="HintergrundGruen" style:base-cell-address="Waffenlabor.C29"/>
    </style:style>
    <style:style style:name="ce3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0])))" style:apply-style-name="HintergrundGruen" style:base-cell-address="Waffenlabor.C30"/>
    </style:style>
    <style:style style:name="ce3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1])))" style:apply-style-name="HintergrundGruen" style:base-cell-address="Waffenlabor.C31"/>
    </style:style>
    <style:style style:name="ce3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2])))" style:apply-style-name="HintergrundGruen" style:base-cell-address="Waffenlabor.C32"/>
    </style:style>
    <style:style style:name="ce3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3])))" style:apply-style-name="HintergrundGruen" style:base-cell-address="Waffenlabor.C33"/>
    </style:style>
    <style:style style:name="ce3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4])))" style:apply-style-name="HintergrundGruen" style:base-cell-address="Waffenlabor.C34"/>
    </style:style>
    <style:style style:name="ce3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5])))" style:apply-style-name="HintergrundGruen" style:base-cell-address="Waffenlabor.C35"/>
    </style:style>
    <style:style style:name="ce3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6])))" style:apply-style-name="HintergrundGruen" style:base-cell-address="Waffenlabor.C36"/>
    </style:style>
    <style:style style:name="ce3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7])))" style:apply-style-name="HintergrundGruen" style:base-cell-address="Waffenlabor.C37"/>
    </style:style>
    <style:style style:name="ce3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8])))" style:apply-style-name="HintergrundGruen" style:base-cell-address="Waffenlabor.C38"/>
    </style:style>
    <style:style style:name="ce3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9])))" style:apply-style-name="HintergrundGruen" style:base-cell-address="Waffenlabor.C39"/>
    </style:style>
    <style:style style:name="ce3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0])))" style:apply-style-name="HintergrundGruen" style:base-cell-address="Waffenlabor.C40"/>
    </style:style>
    <style:style style:name="ce3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1])))" style:apply-style-name="HintergrundGruen" style:base-cell-address="Waffenlabor.C41"/>
    </style:style>
    <style:style style:name="ce3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2])))" style:apply-style-name="HintergrundGruen" style:base-cell-address="Waffenlabor.C42"/>
    </style:style>
    <style:style style:name="ce3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3])))" style:apply-style-name="HintergrundGruen" style:base-cell-address="Waffenlabor.C43"/>
    </style:style>
    <style:style style:name="ce3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4])))" style:apply-style-name="HintergrundGruen" style:base-cell-address="Waffenlabor.C44"/>
    </style:style>
    <style:style style:name="ce3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5])))" style:apply-style-name="HintergrundGruen" style:base-cell-address="Waffenlabor.C45"/>
    </style:style>
    <style:style style:name="ce3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6])))" style:apply-style-name="HintergrundGruen" style:base-cell-address="Waffenlabor.C46"/>
    </style:style>
    <style:style style:name="ce3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7])))" style:apply-style-name="HintergrundGruen" style:base-cell-address="Waffenlabor.C47"/>
    </style:style>
    <style:style style:name="ce3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8])))" style:apply-style-name="HintergrundGruen" style:base-cell-address="Waffenlabor.C48"/>
    </style:style>
    <style:style style:name="ce3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9])))" style:apply-style-name="HintergrundGruen" style:base-cell-address="Waffenlabor.C49"/>
    </style:style>
    <style:style style:name="ce3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0])))" style:apply-style-name="HintergrundGruen" style:base-cell-address="Waffenlabor.C50"/>
    </style:style>
    <style:style style:name="ce3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1])))" style:apply-style-name="HintergrundGruen" style:base-cell-address="Waffenlabor.C51"/>
    </style:style>
    <style:style style:name="ce3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2])))" style:apply-style-name="HintergrundGruen" style:base-cell-address="Waffenlabor.C52"/>
    </style:style>
    <style:style style:name="ce3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3])))" style:apply-style-name="HintergrundGruen" style:base-cell-address="Waffenlabor.C53"/>
    </style:style>
    <style:style style:name="ce3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4])))" style:apply-style-name="HintergrundGruen" style:base-cell-address="Waffenlabor.C54"/>
    </style:style>
    <style:style style:name="ce3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5])))" style:apply-style-name="HintergrundGruen" style:base-cell-address="Waffenlabor.C55"/>
    </style:style>
    <style:style style:name="ce3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6])))" style:apply-style-name="HintergrundGruen" style:base-cell-address="Waffenlabor.C56"/>
    </style:style>
    <style:style style:name="ce3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7])))" style:apply-style-name="HintergrundGruen" style:base-cell-address="Waffenlabor.C57"/>
    </style:style>
    <style:style style:name="ce3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8])))" style:apply-style-name="HintergrundGruen" style:base-cell-address="Waffenlabor.C58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9])))" style:apply-style-name="HintergrundGruen" style:base-cell-address="Waffenlabor.C59"/>
    </style:style>
    <style:style style:name="ce3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0])))" style:apply-style-name="HintergrundGruen" style:base-cell-address="Waffenlabor.C60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1])))" style:apply-style-name="HintergrundGruen" style:base-cell-address="Waffenlabor.C61"/>
    </style:style>
    <style:style style:name="ce3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2])))" style:apply-style-name="HintergrundGruen" style:base-cell-address="Waffenlabor.C62"/>
    </style:style>
    <style:style style:name="ce3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3])))" style:apply-style-name="HintergrundGruen" style:base-cell-address="Waffenlabor.C63"/>
    </style:style>
    <style:style style:name="ce3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  <style:map style:condition="is-true-formula(NOT(ISBLANK([.AF64])))" style:apply-style-name="HintergrundGruen" style:base-cell-address="Waffenlabor.C64"/>
    </style:style>
    <style:style style:name="ce3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5])))" style:apply-style-name="HintergrundGruen" style:base-cell-address="Waffenlabor.C65"/>
    </style:style>
    <style:style style:name="ce3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6])))" style:apply-style-name="HintergrundGruen" style:base-cell-address="Waffenlabor.C66"/>
    </style:style>
    <style:style style:name="ce3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7])))" style:apply-style-name="HintergrundGruen" style:base-cell-address="Waffenlabor.C67"/>
    </style:style>
    <style:style style:name="ce4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8])))" style:apply-style-name="HintergrundGruen" style:base-cell-address="Waffenlabor.C68"/>
    </style:style>
    <style:style style:name="ce4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9])))" style:apply-style-name="HintergrundGruen" style:base-cell-address="Waffenlabor.C69"/>
    </style:style>
    <style:style style:name="ce4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0])))" style:apply-style-name="HintergrundGruen" style:base-cell-address="Waffenlabor.C70"/>
    </style:style>
    <style:style style:name="ce4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1])))" style:apply-style-name="HintergrundGruen" style:base-cell-address="Waffenlabor.C71"/>
    </style:style>
    <style:style style:name="ce4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2])))" style:apply-style-name="HintergrundGruen" style:base-cell-address="Waffenlabor.C72"/>
    </style:style>
    <style:style style:name="ce4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3])))" style:apply-style-name="HintergrundGruen" style:base-cell-address="Waffenlabor.C73"/>
    </style:style>
    <style:style style:name="ce4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4])))" style:apply-style-name="HintergrundGruen" style:base-cell-address="Waffenlabor.C74"/>
    </style:style>
    <style:style style:name="ce4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5])))" style:apply-style-name="HintergrundGruen" style:base-cell-address="Waffenlabor.C75"/>
    </style:style>
    <style:style style:name="ce4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6])))" style:apply-style-name="HintergrundGruen" style:base-cell-address="Waffenlabor.C76"/>
    </style:style>
    <style:style style:name="ce4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7])))" style:apply-style-name="HintergrundGruen" style:base-cell-address="Waffenlabor.C77"/>
    </style:style>
    <style:style style:name="ce4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8])))" style:apply-style-name="HintergrundGruen" style:base-cell-address="Waffenlabor.C78"/>
    </style:style>
    <style:style style:name="ce4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9])))" style:apply-style-name="HintergrundGruen" style:base-cell-address="Waffenlabor.C79"/>
    </style:style>
    <style:style style:name="ce4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0])))" style:apply-style-name="HintergrundGruen" style:base-cell-address="Waffenlabor.C80"/>
    </style:style>
    <style:style style:name="ce4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1])))" style:apply-style-name="HintergrundGruen" style:base-cell-address="Waffenlabor.C81"/>
    </style:style>
    <style:style style:name="ce4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2])))" style:apply-style-name="HintergrundGruen" style:base-cell-address="Waffenlabor.C82"/>
    </style:style>
    <style:style style:name="ce4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3])))" style:apply-style-name="HintergrundGruen" style:base-cell-address="Waffenlabor.C83"/>
    </style:style>
    <style:style style:name="ce4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4])))" style:apply-style-name="HintergrundGruen" style:base-cell-address="Waffenlabor.C84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5])))" style:apply-style-name="HintergrundGruen" style:base-cell-address="Waffenlabor.C85"/>
    </style:style>
    <style:style style:name="ce4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6])))" style:apply-style-name="HintergrundGruen" style:base-cell-address="Waffenlabor.C86"/>
    </style:style>
    <style:style style:name="ce4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7])))" style:apply-style-name="HintergrundGruen" style:base-cell-address="Waffenlabor.C87"/>
    </style:style>
    <style:style style:name="ce4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8])))" style:apply-style-name="HintergrundGruen" style:base-cell-address="Waffenlabor.C88"/>
    </style:style>
    <style:style style:name="ce4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9])))" style:apply-style-name="HintergrundGruen" style:base-cell-address="Waffenlabor.C89"/>
    </style:style>
    <style:style style:name="ce4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1])))" style:apply-style-name="HintergrundGruen" style:base-cell-address="Waffenlabor.C91"/>
    </style:style>
    <style:style style:name="ce4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2])))" style:apply-style-name="HintergrundGruen" style:base-cell-address="Waffenlabor.C92"/>
    </style:style>
    <style:style style:name="ce4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3])))" style:apply-style-name="HintergrundGruen" style:base-cell-address="Waffenlabor.C93"/>
    </style:style>
    <style:style style:name="ce4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4])))" style:apply-style-name="HintergrundGruen" style:base-cell-address="Waffenlabor.C94"/>
    </style:style>
    <style:style style:name="ce4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5])))" style:apply-style-name="HintergrundGruen" style:base-cell-address="Waffenlabor.C95"/>
    </style:style>
    <style:style style:name="ce4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6])))" style:apply-style-name="HintergrundGruen" style:base-cell-address="Waffenlabor.C96"/>
    </style:style>
    <style:style style:name="ce4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7])))" style:apply-style-name="HintergrundGruen" style:base-cell-address="Waffenlabor.C97"/>
    </style:style>
    <style:style style:name="ce4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8])))" style:apply-style-name="HintergrundGruen" style:base-cell-address="Waffenlabor.C98"/>
    </style:style>
    <style:style style:name="ce4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9])))" style:apply-style-name="HintergrundGruen" style:base-cell-address="Waffenlabor.C99"/>
    </style:style>
    <style:style style:name="ce4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0])))" style:apply-style-name="HintergrundGruen" style:base-cell-address="Waffenlabor.C100"/>
    </style:style>
    <style:style style:name="ce4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1])))" style:apply-style-name="HintergrundGruen" style:base-cell-address="Waffenlabor.C101"/>
    </style:style>
    <style:style style:name="ce4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2])))" style:apply-style-name="HintergrundGruen" style:base-cell-address="Waffenlabor.C102"/>
    </style:style>
    <style:style style:name="ce4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3])))" style:apply-style-name="HintergrundGruen" style:base-cell-address="Waffenlabor.C103"/>
    </style:style>
    <style:style style:name="ce4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4])))" style:apply-style-name="HintergrundGruen" style:base-cell-address="Waffenlabor.C104"/>
    </style:style>
    <style:style style:name="ce4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5])))" style:apply-style-name="HintergrundGruen" style:base-cell-address="Waffenlabor.C105"/>
    </style:style>
    <style:style style:name="ce4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6])))" style:apply-style-name="HintergrundGruen" style:base-cell-address="Waffenlabor.C106"/>
    </style:style>
    <style:style style:name="ce4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7])))" style:apply-style-name="HintergrundGruen" style:base-cell-address="Waffenlabor.C107"/>
    </style:style>
    <style:style style:name="ce4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8])))" style:apply-style-name="HintergrundGruen" style:base-cell-address="Waffenlabor.C108"/>
    </style:style>
    <style:style style:name="ce4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9])))" style:apply-style-name="HintergrundGruen" style:base-cell-address="Waffenlabor.C109"/>
    </style:style>
    <style:style style:name="ce4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0])))" style:apply-style-name="HintergrundGruen" style:base-cell-address="Waffenlabor.C110"/>
    </style:style>
    <style:style style:name="ce4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1])))" style:apply-style-name="HintergrundGruen" style:base-cell-address="Waffenlabor.C111"/>
    </style:style>
    <style:style style:name="ce4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2])))" style:apply-style-name="HintergrundGruen" style:base-cell-address="Waffenlabor.C112"/>
    </style:style>
    <style:style style:name="ce4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3])))" style:apply-style-name="HintergrundGruen" style:base-cell-address="Waffenlabor.C113"/>
    </style:style>
    <style:style style:name="ce4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4])))" style:apply-style-name="HintergrundGruen" style:base-cell-address="Waffenlabor.C114"/>
    </style:style>
    <style:style style:name="ce4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5])))" style:apply-style-name="HintergrundGruen" style:base-cell-address="Waffenlabor.C115"/>
    </style:style>
    <style:style style:name="ce4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6])))" style:apply-style-name="HintergrundGruen" style:base-cell-address="Waffenlabor.C116"/>
    </style:style>
    <style:style style:name="ce4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7])))" style:apply-style-name="HintergrundGruen" style:base-cell-address="Waffenlabor.C117"/>
    </style:style>
    <style:style style:name="ce4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8])))" style:apply-style-name="HintergrundGruen" style:base-cell-address="Waffenlabor.C118"/>
    </style:style>
    <style:style style:name="ce4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9])))" style:apply-style-name="HintergrundGruen" style:base-cell-address="Waffenlabor.C119"/>
    </style:style>
    <style:style style:name="ce4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0])))" style:apply-style-name="HintergrundGruen" style:base-cell-address="Waffenlabor.C120"/>
    </style:style>
    <style:style style:name="ce4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1])))" style:apply-style-name="HintergrundGruen" style:base-cell-address="Waffenlabor.C121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2])))" style:apply-style-name="HintergrundGruen" style:base-cell-address="Waffenlabor.C122"/>
    </style:style>
    <style:style style:name="ce4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3])))" style:apply-style-name="HintergrundGruen" style:base-cell-address="Waffenlabor.C123"/>
    </style:style>
    <style:style style:name="ce4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4])))" style:apply-style-name="HintergrundGruen" style:base-cell-address="Waffenlabor.C124"/>
    </style:style>
    <style:style style:name="ce4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5])))" style:apply-style-name="HintergrundGruen" style:base-cell-address="Waffenlabor.C125"/>
    </style:style>
    <style:style style:name="ce4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6])))" style:apply-style-name="HintergrundGruen" style:base-cell-address="Waffenlabor.C126"/>
    </style:style>
    <style:style style:name="ce4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7])))" style:apply-style-name="HintergrundGruen" style:base-cell-address="Waffenlabor.C127"/>
    </style:style>
    <style:style style:name="ce4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8])))" style:apply-style-name="HintergrundGruen" style:base-cell-address="Waffenlabor.C128"/>
    </style:style>
    <style:style style:name="ce4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9])))" style:apply-style-name="HintergrundGruen" style:base-cell-address="Waffenlabor.C129"/>
    </style:style>
    <style:style style:name="ce4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0])))" style:apply-style-name="HintergrundGruen" style:base-cell-address="Waffenlabor.C130"/>
    </style:style>
    <style:style style:name="ce4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1])))" style:apply-style-name="HintergrundGruen" style:base-cell-address="Waffenlabor.C131"/>
    </style:style>
    <style:style style:name="ce4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2])))" style:apply-style-name="HintergrundGruen" style:base-cell-address="Waffenlabor.C132"/>
    </style:style>
    <style:style style:name="ce4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3])))" style:apply-style-name="HintergrundGruen" style:base-cell-address="Waffenlabor.C133"/>
    </style:style>
    <style:style style:name="ce4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4])))" style:apply-style-name="HintergrundGruen" style:base-cell-address="Waffenlabor.C134"/>
    </style:style>
    <style:style style:name="ce4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5])))" style:apply-style-name="HintergrundGruen" style:base-cell-address="Waffenlabor.C135"/>
    </style:style>
    <style:style style:name="ce4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6])))" style:apply-style-name="HintergrundGruen" style:base-cell-address="Waffenlabor.C136"/>
    </style:style>
    <style:style style:name="ce4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7])))" style:apply-style-name="HintergrundGruen" style:base-cell-address="Waffenlabor.C137"/>
    </style:style>
    <style:style style:name="ce4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8])))" style:apply-style-name="HintergrundGruen" style:base-cell-address="Waffenlabor.C138"/>
    </style:style>
    <style:style style:name="ce4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9])))" style:apply-style-name="HintergrundGruen" style:base-cell-address="Waffenlabor.C139"/>
    </style:style>
    <style:style style:name="ce4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0])))" style:apply-style-name="HintergrundGruen" style:base-cell-address="Waffenlabor.C140"/>
    </style:style>
    <style:style style:name="ce4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1])))" style:apply-style-name="HintergrundGruen" style:base-cell-address="Waffenlabor.C141"/>
    </style:style>
    <style:style style:name="ce4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2])))" style:apply-style-name="HintergrundGruen" style:base-cell-address="Waffenlabor.C142"/>
    </style:style>
    <style:style style:name="ce4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3])))" style:apply-style-name="HintergrundGruen" style:base-cell-address="Waffenlabor.C143"/>
    </style:style>
    <style:style style:name="ce4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4])))" style:apply-style-name="HintergrundGruen" style:base-cell-address="Waffenlabor.C144"/>
    </style:style>
    <style:style style:name="ce4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5])))" style:apply-style-name="HintergrundGruen" style:base-cell-address="Waffenlabor.C145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6])))" style:apply-style-name="HintergrundGruen" style:base-cell-address="Waffenlabor.C146"/>
    </style:style>
    <style:style style:name="ce4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7])))" style:apply-style-name="HintergrundGruen" style:base-cell-address="Waffenlabor.C147"/>
    </style:style>
    <style:style style:name="ce480" style:family="table-cell" style:parent-style-name="Default" style:data-style-name="N1"/>
    <style:style style:name="ce481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mm"/>
    </style:style>
    <style:style style:name="ce4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])))" style:apply-style-name="HintergrundGruen" style:base-cell-address="Module.C2"/>
    </style:style>
    <style:style style:name="ce4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])))" style:apply-style-name="HintergrundGruen" style:base-cell-address="Module.C3"/>
    </style:style>
    <style:style style:name="ce4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])))" style:apply-style-name="HintergrundGruen" style:base-cell-address="Module.C4"/>
    </style:style>
    <style:style style:name="ce4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])))" style:apply-style-name="HintergrundGruen" style:base-cell-address="Module.C5"/>
    </style:style>
    <style:style style:name="ce4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])))" style:apply-style-name="HintergrundGruen" style:base-cell-address="Module.C6"/>
    </style:style>
    <style:style style:name="ce4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])))" style:apply-style-name="HintergrundGruen" style:base-cell-address="Module.C7"/>
    </style:style>
    <style:style style:name="ce4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])))" style:apply-style-name="HintergrundGruen" style:base-cell-address="Module.C8"/>
    </style:style>
    <style:style style:name="ce4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])))" style:apply-style-name="HintergrundGruen" style:base-cell-address="Module.C9"/>
    </style:style>
    <style:style style:name="ce4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])))" style:apply-style-name="HintergrundGruen" style:base-cell-address="Module.C10"/>
    </style:style>
    <style:style style:name="ce4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])))" style:apply-style-name="HintergrundGruen" style:base-cell-address="Module.C11"/>
    </style:style>
    <style:style style:name="ce4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])))" style:apply-style-name="HintergrundGruen" style:base-cell-address="Module.C12"/>
    </style:style>
    <style:style style:name="ce4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3])))" style:apply-style-name="HintergrundGruen" style:base-cell-address="Module.C13"/>
    </style:style>
    <style:style style:name="ce4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4])))" style:apply-style-name="HintergrundGruen" style:base-cell-address="Module.C14"/>
    </style:style>
    <style:style style:name="ce4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5])))" style:apply-style-name="HintergrundGruen" style:base-cell-address="Module.C15"/>
    </style:style>
    <style:style style:name="ce4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6])))" style:apply-style-name="HintergrundGruen" style:base-cell-address="Module.C16"/>
    </style:style>
    <style:style style:name="ce4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7])))" style:apply-style-name="HintergrundGruen" style:base-cell-address="Module.C17"/>
    </style:style>
    <style:style style:name="ce4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8])))" style:apply-style-name="HintergrundGruen" style:base-cell-address="Module.C18"/>
    </style:style>
    <style:style style:name="ce4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9])))" style:apply-style-name="HintergrundGruen" style:base-cell-address="Module.C19"/>
    </style:style>
    <style:style style:name="ce5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0])))" style:apply-style-name="HintergrundGruen" style:base-cell-address="Module.C20"/>
    </style:style>
    <style:style style:name="ce5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1])))" style:apply-style-name="HintergrundGruen" style:base-cell-address="Module.C21"/>
    </style:style>
    <style:style style:name="ce5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2])))" style:apply-style-name="HintergrundGruen" style:base-cell-address="Module.C22"/>
    </style:style>
    <style:style style:name="ce5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3])))" style:apply-style-name="HintergrundGruen" style:base-cell-address="Module.C23"/>
    </style:style>
    <style:style style:name="ce5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4])))" style:apply-style-name="HintergrundGruen" style:base-cell-address="Module.C24"/>
    </style:style>
    <style:style style:name="ce5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5])))" style:apply-style-name="HintergrundGruen" style:base-cell-address="Module.C25"/>
    </style:style>
    <style:style style:name="ce5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6])))" style:apply-style-name="HintergrundGruen" style:base-cell-address="Module.C26"/>
    </style:style>
    <style:style style:name="ce5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7])))" style:apply-style-name="HintergrundGruen" style:base-cell-address="Module.C27"/>
    </style:style>
    <style:style style:name="ce5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8])))" style:apply-style-name="HintergrundGruen" style:base-cell-address="Module.C28"/>
    </style:style>
    <style:style style:name="ce5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9])))" style:apply-style-name="HintergrundGruen" style:base-cell-address="Module.C29"/>
    </style:style>
    <style:style style:name="ce5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0])))" style:apply-style-name="HintergrundGruen" style:base-cell-address="Module.C30"/>
    </style:style>
    <style:style style:name="ce5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1])))" style:apply-style-name="HintergrundGruen" style:base-cell-address="Module.C31"/>
    </style:style>
    <style:style style:name="ce5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2])))" style:apply-style-name="HintergrundGruen" style:base-cell-address="Module.C32"/>
    </style:style>
    <style:style style:name="ce5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3])))" style:apply-style-name="HintergrundGruen" style:base-cell-address="Module.C33"/>
    </style:style>
    <style:style style:name="ce5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4])))" style:apply-style-name="HintergrundGruen" style:base-cell-address="Module.C34"/>
    </style:style>
    <style:style style:name="ce5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5])))" style:apply-style-name="HintergrundGruen" style:base-cell-address="Module.C35"/>
    </style:style>
    <style:style style:name="ce5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6])))" style:apply-style-name="HintergrundGruen" style:base-cell-address="Module.C36"/>
    </style:style>
    <style:style style:name="ce5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7])))" style:apply-style-name="HintergrundGruen" style:base-cell-address="Module.C37"/>
    </style:style>
    <style:style style:name="ce5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8])))" style:apply-style-name="HintergrundGruen" style:base-cell-address="Module.C38"/>
    </style:style>
    <style:style style:name="ce5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9])))" style:apply-style-name="HintergrundGruen" style:base-cell-address="Module.C39"/>
    </style:style>
    <style:style style:name="ce5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0])))" style:apply-style-name="HintergrundGruen" style:base-cell-address="Module.C40"/>
    </style:style>
    <style:style style:name="ce5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1])))" style:apply-style-name="HintergrundGruen" style:base-cell-address="Module.C41"/>
    </style:style>
    <style:style style:name="ce5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2])))" style:apply-style-name="HintergrundGruen" style:base-cell-address="Module.C42"/>
    </style:style>
    <style:style style:name="ce5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3])))" style:apply-style-name="HintergrundGruen" style:base-cell-address="Module.C43"/>
    </style:style>
    <style:style style:name="ce5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4])))" style:apply-style-name="HintergrundGruen" style:base-cell-address="Module.C44"/>
    </style:style>
    <style:style style:name="ce5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5])))" style:apply-style-name="HintergrundGruen" style:base-cell-address="Module.C45"/>
    </style:style>
    <style:style style:name="ce5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6])))" style:apply-style-name="HintergrundGruen" style:base-cell-address="Module.C46"/>
    </style:style>
    <style:style style:name="ce5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7])))" style:apply-style-name="HintergrundGruen" style:base-cell-address="Module.C47"/>
    </style:style>
    <style:style style:name="ce5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8])))" style:apply-style-name="HintergrundGruen" style:base-cell-address="Module.C48"/>
    </style:style>
    <style:style style:name="ce5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9])))" style:apply-style-name="HintergrundGruen" style:base-cell-address="Module.C49"/>
    </style:style>
    <style:style style:name="ce5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0])))" style:apply-style-name="HintergrundGruen" style:base-cell-address="Module.C50"/>
    </style:style>
    <style:style style:name="ce5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1])))" style:apply-style-name="HintergrundGruen" style:base-cell-address="Module.C51"/>
    </style:style>
    <style:style style:name="ce5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2])))" style:apply-style-name="HintergrundGruen" style:base-cell-address="Module.C52"/>
    </style:style>
    <style:style style:name="ce5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3])))" style:apply-style-name="HintergrundGruen" style:base-cell-address="Module.C53"/>
    </style:style>
    <style:style style:name="ce5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4])))" style:apply-style-name="HintergrundGruen" style:base-cell-address="Module.C54"/>
    </style:style>
    <style:style style:name="ce5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5])))" style:apply-style-name="HintergrundGruen" style:base-cell-address="Module.C55"/>
    </style:style>
    <style:style style:name="ce5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6])))" style:apply-style-name="HintergrundGruen" style:base-cell-address="Module.C56"/>
    </style:style>
    <style:style style:name="ce5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7])))" style:apply-style-name="HintergrundGruen" style:base-cell-address="Module.C57"/>
    </style:style>
    <style:style style:name="ce5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8])))" style:apply-style-name="HintergrundGruen" style:base-cell-address="Module.C58"/>
    </style:style>
    <style:style style:name="ce5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9])))" style:apply-style-name="HintergrundGruen" style:base-cell-address="Module.C59"/>
    </style:style>
    <style:style style:name="ce5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0])))" style:apply-style-name="HintergrundGruen" style:base-cell-address="Module.C60"/>
    </style:style>
    <style:style style:name="ce5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1])))" style:apply-style-name="HintergrundGruen" style:base-cell-address="Module.C61"/>
    </style:style>
    <style:style style:name="ce5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2])))" style:apply-style-name="HintergrundGruen" style:base-cell-address="Module.C62"/>
    </style:style>
    <style:style style:name="ce5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3])))" style:apply-style-name="HintergrundGruen" style:base-cell-address="Module.C63"/>
    </style:style>
    <style:style style:name="ce5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4])))" style:apply-style-name="HintergrundGruen" style:base-cell-address="Module.C64"/>
    </style:style>
    <style:style style:name="ce5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5])))" style:apply-style-name="HintergrundGruen" style:base-cell-address="Module.C65"/>
    </style:style>
    <style:style style:name="ce5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6])))" style:apply-style-name="HintergrundGruen" style:base-cell-address="Module.C66"/>
    </style:style>
    <style:style style:name="ce5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7])))" style:apply-style-name="HintergrundGruen" style:base-cell-address="Module.C67"/>
    </style:style>
    <style:style style:name="ce5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8])))" style:apply-style-name="HintergrundGruen" style:base-cell-address="Module.C68"/>
    </style:style>
    <style:style style:name="ce5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9])))" style:apply-style-name="HintergrundGruen" style:base-cell-address="Module.C69"/>
    </style:style>
    <style:style style:name="ce5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0])))" style:apply-style-name="HintergrundGruen" style:base-cell-address="Module.C70"/>
    </style:style>
    <style:style style:name="ce5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1])))" style:apply-style-name="HintergrundGruen" style:base-cell-address="Module.C71"/>
    </style:style>
    <style:style style:name="ce5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2])))" style:apply-style-name="HintergrundGruen" style:base-cell-address="Module.C72"/>
    </style:style>
    <style:style style:name="ce5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3])))" style:apply-style-name="HintergrundGruen" style:base-cell-address="Module.C73"/>
    </style:style>
    <style:style style:name="ce5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4])))" style:apply-style-name="HintergrundGruen" style:base-cell-address="Module.C74"/>
    </style:style>
    <style:style style:name="ce5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5])))" style:apply-style-name="HintergrundGruen" style:base-cell-address="Module.C75"/>
    </style:style>
    <style:style style:name="ce5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6])))" style:apply-style-name="HintergrundGruen" style:base-cell-address="Module.C76"/>
    </style:style>
    <style:style style:name="ce5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7])))" style:apply-style-name="HintergrundGruen" style:base-cell-address="Module.C77"/>
    </style:style>
    <style:style style:name="ce5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8])))" style:apply-style-name="HintergrundGruen" style:base-cell-address="Module.C78"/>
    </style:style>
    <style:style style:name="ce5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9])))" style:apply-style-name="HintergrundGruen" style:base-cell-address="Module.C79"/>
    </style:style>
    <style:style style:name="ce5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0])))" style:apply-style-name="HintergrundGruen" style:base-cell-address="Module.C80"/>
    </style:style>
    <style:style style:name="ce5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1])))" style:apply-style-name="HintergrundGruen" style:base-cell-address="Module.C81"/>
    </style:style>
    <style:style style:name="ce5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2])))" style:apply-style-name="HintergrundGruen" style:base-cell-address="Module.C82"/>
    </style:style>
    <style:style style:name="ce5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3])))" style:apply-style-name="HintergrundGruen" style:base-cell-address="Module.C83"/>
    </style:style>
    <style:style style:name="ce5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4])))" style:apply-style-name="HintergrundGruen" style:base-cell-address="Module.C84"/>
    </style:style>
    <style:style style:name="ce5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5])))" style:apply-style-name="HintergrundGruen" style:base-cell-address="Module.C85"/>
    </style:style>
    <style:style style:name="ce5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6])))" style:apply-style-name="HintergrundGruen" style:base-cell-address="Module.C86"/>
    </style:style>
    <style:style style:name="ce5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7])))" style:apply-style-name="HintergrundGruen" style:base-cell-address="Module.C87"/>
    </style:style>
    <style:style style:name="ce5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8])))" style:apply-style-name="HintergrundGruen" style:base-cell-address="Module.C88"/>
    </style:style>
    <style:style style:name="ce5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9])))" style:apply-style-name="HintergrundGruen" style:base-cell-address="Module.C89"/>
    </style:style>
    <style:style style:name="ce5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0])))" style:apply-style-name="HintergrundGruen" style:base-cell-address="Module.C90"/>
    </style:style>
    <style:style style:name="ce5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1])))" style:apply-style-name="HintergrundGruen" style:base-cell-address="Module.C91"/>
    </style:style>
    <style:style style:name="ce5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2])))" style:apply-style-name="HintergrundGruen" style:base-cell-address="Module.C92"/>
    </style:style>
    <style:style style:name="ce5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3])))" style:apply-style-name="HintergrundGruen" style:base-cell-address="Module.C93"/>
    </style:style>
    <style:style style:name="ce5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4])))" style:apply-style-name="HintergrundGruen" style:base-cell-address="Module.C94"/>
    </style:style>
    <style:style style:name="ce5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5])))" style:apply-style-name="HintergrundGruen" style:base-cell-address="Module.C95"/>
    </style:style>
    <style:style style:name="ce5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6])))" style:apply-style-name="HintergrundGruen" style:base-cell-address="Module.C96"/>
    </style:style>
    <style:style style:name="ce5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7])))" style:apply-style-name="HintergrundGruen" style:base-cell-address="Module.C97"/>
    </style:style>
    <style:style style:name="ce5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8])))" style:apply-style-name="HintergrundGruen" style:base-cell-address="Module.C98"/>
    </style:style>
    <style:style style:name="ce5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9])))" style:apply-style-name="HintergrundGruen" style:base-cell-address="Module.C99"/>
    </style:style>
    <style:style style:name="ce5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0])))" style:apply-style-name="HintergrundGruen" style:base-cell-address="Module.C100"/>
    </style:style>
    <style:style style:name="ce5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1])))" style:apply-style-name="HintergrundGruen" style:base-cell-address="Module.C101"/>
    </style:style>
    <style:style style:name="ce5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2])))" style:apply-style-name="HintergrundGruen" style:base-cell-address="Module.C102"/>
    </style:style>
    <style:style style:name="ce5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3])))" style:apply-style-name="HintergrundGruen" style:base-cell-address="Module.C103"/>
    </style:style>
    <style:style style:name="ce5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4])))" style:apply-style-name="HintergrundGruen" style:base-cell-address="Module.C104"/>
    </style:style>
    <style:style style:name="ce5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5])))" style:apply-style-name="HintergrundGruen" style:base-cell-address="Module.C105"/>
    </style:style>
    <style:style style:name="ce5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6])))" style:apply-style-name="HintergrundGruen" style:base-cell-address="Module.C106"/>
    </style:style>
    <style:style style:name="ce5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7])))" style:apply-style-name="HintergrundGruen" style:base-cell-address="Module.C107"/>
    </style:style>
    <style:style style:name="ce5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8])))" style:apply-style-name="HintergrundGruen" style:base-cell-address="Module.C108"/>
    </style:style>
    <style:style style:name="ce5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9])))" style:apply-style-name="HintergrundGruen" style:base-cell-address="Module.C109"/>
    </style:style>
    <style:style style:name="ce5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0])))" style:apply-style-name="HintergrundGruen" style:base-cell-address="Module.C110"/>
    </style:style>
    <style:style style:name="ce5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1])))" style:apply-style-name="HintergrundGruen" style:base-cell-address="Module.C111"/>
    </style:style>
    <style:style style:name="ce5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2])))" style:apply-style-name="HintergrundGruen" style:base-cell-address="Module.C112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3])))" style:apply-style-name="HintergrundGruen" style:base-cell-address="Module.C113"/>
    </style:style>
    <style:style style:name="ce5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4])))" style:apply-style-name="HintergrundGruen" style:base-cell-address="Module.C114"/>
    </style:style>
    <style:style style:name="ce6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5])))" style:apply-style-name="HintergrundGruen" style:base-cell-address="Module.C115"/>
    </style:style>
    <style:style style:name="ce6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6])))" style:apply-style-name="HintergrundGruen" style:base-cell-address="Module.C116"/>
    </style:style>
    <style:style style:name="ce6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7])))" style:apply-style-name="HintergrundGruen" style:base-cell-address="Module.C117"/>
    </style:style>
    <style:style style:name="ce6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8])))" style:apply-style-name="HintergrundGruen" style:base-cell-address="Module.C118"/>
    </style:style>
    <style:style style:name="ce6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9])))" style:apply-style-name="HintergrundGruen" style:base-cell-address="Module.C119"/>
    </style:style>
    <style:style style:name="ce6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0])))" style:apply-style-name="HintergrundGruen" style:base-cell-address="Module.C120"/>
    </style:style>
    <style:style style:name="ce6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1])))" style:apply-style-name="HintergrundGruen" style:base-cell-address="Module.C121"/>
    </style:style>
    <style:style style:name="ce6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2])))" style:apply-style-name="HintergrundGruen" style:base-cell-address="Module.C122"/>
    </style:style>
    <style:style style:name="ce6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3])))" style:apply-style-name="HintergrundGruen" style:base-cell-address="Module.C123"/>
    </style:style>
    <style:style style:name="ce6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4])))" style:apply-style-name="HintergrundGruen" style:base-cell-address="Module.C124"/>
    </style:style>
    <style:style style:name="ce6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14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61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61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17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  <style:style style:name="ce618" style:family="table-cell" style:parent-style-name="Default" style:data-style-name="N3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619" style:family="table-cell" style:parent-style-name="Default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62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621" style:family="table-cell" style:parent-style-name="Default">
      <style:text-properties fo:font-size="12pt" style:font-size-asian="12pt" style:font-size-complex="12pt"/>
    </style:style>
    <style:style style:name="ce62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6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24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625" style:family="table-cell" style:parent-style-name="Default">
      <style:table-cell-properties style:text-align-source="value-type" style:repeat-content="false"/>
      <style:paragraph-properties fo:margin-left="0mm"/>
      <style:text-properties fo:font-size="12pt" fo:font-weight="bold" style:font-size-asian="12pt" style:font-weight-asian="bold" style:font-size-complex="12pt" style:font-weight-complex="bold"/>
    </style:style>
    <style:style style:name="ce6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style:font-size-asian="12pt" style:font-size-complex="12pt"/>
    </style:style>
    <style:style style:name="ce6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29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2])))" style:apply-style-name="HintergrundGruen" style:base-cell-address="Aufbaureihenfolge.A2"/>
    </style:style>
    <style:style style:name="ce6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])))" style:apply-style-name="HintergrundGruen" style:base-cell-address="Aufbaureihenfolge.A4"/>
    </style:style>
    <style:style style:name="ce6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])))" style:apply-style-name="HintergrundGruen" style:base-cell-address="Aufbaureihenfolge.A5"/>
    </style:style>
    <style:style style:name="ce6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])))" style:apply-style-name="HintergrundGruen" style:base-cell-address="Aufbaureihenfolge.A6"/>
    </style:style>
    <style:style style:name="ce6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7])))" style:apply-style-name="HintergrundGruen" style:base-cell-address="Aufbaureihenfolge.A7"/>
    </style:style>
    <style:style style:name="ce6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8])))" style:apply-style-name="HintergrundGruen" style:base-cell-address="Aufbaureihenfolge.A8"/>
    </style:style>
    <style:style style:name="ce6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2])))" style:apply-style-name="HintergrundGruen" style:base-cell-address="Aufbaureihenfolge.A22"/>
    </style:style>
    <style:style style:name="ce6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8])))" style:apply-style-name="HintergrundGruen" style:base-cell-address="Aufbaureihenfolge.A28"/>
    </style:style>
    <style:style style:name="ce6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4])))" style:apply-style-name="HintergrundGruen" style:base-cell-address="Aufbaureihenfolge.A34"/>
    </style:style>
    <style:style style:name="ce6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5])))" style:apply-style-name="HintergrundGruen" style:base-cell-address="Aufbaureihenfolge.A35"/>
    </style:style>
    <style:style style:name="ce6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7])))" style:apply-style-name="HintergrundGruen" style:base-cell-address="Aufbaureihenfolge.A37"/>
    </style:style>
    <style:style style:name="ce6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8])))" style:apply-style-name="HintergrundGruen" style:base-cell-address="Aufbaureihenfolge.A38"/>
    </style:style>
    <style:style style:name="ce6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9])))" style:apply-style-name="HintergrundGruen" style:base-cell-address="Aufbaureihenfolge.A39"/>
    </style:style>
    <style:style style:name="ce64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43])))" style:apply-style-name="HintergrundGruen" style:base-cell-address="Aufbaureihenfolge.A43"/>
    </style:style>
    <style:style style:name="ce6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4])))" style:apply-style-name="HintergrundGruen" style:base-cell-address="Aufbaureihenfolge.A44"/>
    </style:style>
    <style:style style:name="ce6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5])))" style:apply-style-name="HintergrundGruen" style:base-cell-address="Aufbaureihenfolge.A45"/>
    </style:style>
    <style:style style:name="ce6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6])))" style:apply-style-name="HintergrundGruen" style:base-cell-address="Aufbaureihenfolge.A46"/>
    </style:style>
    <style:style style:name="ce6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47"/>
    </style:style>
    <style:style style:name="ce6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47"/>
    </style:style>
    <style:style style:name="ce6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47"/>
    </style:style>
    <style:style style:name="ce6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47"/>
    </style:style>
    <style:style style:name="ce6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2])))" style:apply-style-name="HintergrundGruen" style:base-cell-address="Aufbaureihenfolge.A22"/>
    </style:style>
    <style:style style:name="ce6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9])))" style:apply-style-name="HintergrundGruen" style:base-cell-address="Aufbaureihenfolge.A39"/>
    </style:style>
    <style:style style:name="ce6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47"/>
    </style:style>
    <style:style style:name="ce6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47"/>
    </style:style>
    <style:style style:name="ce6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47"/>
    </style:style>
    <style:style style:name="ce6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3])))" style:apply-style-name="HintergrundGruen" style:base-cell-address="Aufbaureihenfolge.A63"/>
    </style:style>
    <style:style style:name="ce6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64"/>
    </style:style>
    <style:style style:name="ce6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64"/>
    </style:style>
    <style:style style:name="ce6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64"/>
    </style:style>
    <style:style style:name="ce6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64"/>
    </style:style>
    <style:style style:name="ce6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8])))" style:apply-style-name="HintergrundGruen" style:base-cell-address="Aufbaureihenfolge.A68"/>
    </style:style>
    <style:style style:name="ce6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47"/>
    </style:style>
    <style:style style:name="ce6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71])))" style:apply-style-name="HintergrundGruen" style:base-cell-address="Aufbaureihenfolge.A71"/>
    </style:style>
    <style:style style:name="ce66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89])))" style:apply-style-name="HintergrundGruen" style:base-cell-address="Aufbaureihenfolge.A89"/>
    </style:style>
    <style:style style:name="ce6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0])))" style:apply-style-name="HintergrundGruen" style:base-cell-address="Aufbaureihenfolge.A90"/>
    </style:style>
    <style:style style:name="ce6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1])))" style:apply-style-name="HintergrundGruen" style:base-cell-address="Aufbaureihenfolge.A91"/>
    </style:style>
    <style:style style:name="ce6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1])))" style:apply-style-name="HintergrundGruen" style:base-cell-address="Aufbaureihenfolge.A91"/>
    </style:style>
    <style:style style:name="ce6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1])))" style:apply-style-name="HintergrundGruen" style:base-cell-address="Aufbaureihenfolge.A91"/>
    </style:style>
    <style:style style:name="ce6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1])))" style:apply-style-name="HintergrundGruen" style:base-cell-address="Aufbaureihenfolge.A91"/>
    </style:style>
    <style:style style:name="ce6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1])))" style:apply-style-name="HintergrundGruen" style:base-cell-address="Aufbaureihenfolge.A91"/>
    </style:style>
    <style:style style:name="ce6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1])))" style:apply-style-name="HintergrundGruen" style:base-cell-address="Aufbaureihenfolge.A91"/>
    </style:style>
    <style:style style:name="ce6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8])))" style:apply-style-name="HintergrundGruen" style:base-cell-address="Aufbaureihenfolge.A108"/>
    </style:style>
    <style:style style:name="ce6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9])))" style:apply-style-name="HintergrundGruen" style:base-cell-address="Aufbaureihenfolge.A109"/>
    </style:style>
    <style:style style:name="ce6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9])))" style:apply-style-name="HintergrundGruen" style:base-cell-address="Aufbaureihenfolge.A109"/>
    </style:style>
    <style:style style:name="ce6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9])))" style:apply-style-name="HintergrundGruen" style:base-cell-address="Aufbaureihenfolge.A109"/>
    </style:style>
    <style:style style:name="ce6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9])))" style:apply-style-name="HintergrundGruen" style:base-cell-address="Aufbaureihenfolge.A109"/>
    </style:style>
    <style:style style:name="ce6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3])))" style:apply-style-name="HintergrundGruen" style:base-cell-address="Aufbaureihenfolge.A113"/>
    </style:style>
    <style:style style:name="ce6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1])))" style:apply-style-name="HintergrundGruen" style:base-cell-address="Aufbaureihenfolge.A91"/>
    </style:style>
    <style:style style:name="ce6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8])))" style:apply-style-name="HintergrundGruen" style:base-cell-address="Aufbaureihenfolge.A118"/>
    </style:style>
    <style:style style:name="ce68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128])))" style:apply-style-name="HintergrundGruen" style:base-cell-address="Aufbaureihenfolge.A128"/>
    </style:style>
    <style:style style:name="ce6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29])))" style:apply-style-name="HintergrundGruen" style:base-cell-address="Aufbaureihenfolge.A129"/>
    </style:style>
    <style:style style:name="ce6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30])))" style:apply-style-name="HintergrundGruen" style:base-cell-address="Aufbaureihenfolge.A130"/>
    </style:style>
    <style:style style:name="ce6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30])))" style:apply-style-name="HintergrundGruen" style:base-cell-address="Aufbaureihenfolge.A130"/>
    </style:style>
    <style:style style:name="ce6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30])))" style:apply-style-name="HintergrundGruen" style:base-cell-address="Aufbaureihenfolge.A130"/>
    </style:style>
    <style:style style:name="ce6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30])))" style:apply-style-name="HintergrundGruen" style:base-cell-address="Aufbaureihenfolge.A130"/>
    </style:style>
    <style:style style:name="ce6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30])))" style:apply-style-name="HintergrundGruen" style:base-cell-address="Aufbaureihenfolge.A130"/>
    </style:style>
    <style:style style:name="ce6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30])))" style:apply-style-name="HintergrundGruen" style:base-cell-address="Aufbaureihenfolge.A130"/>
    </style:style>
    <style:style style:name="ce6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2])))" style:apply-style-name="HintergrundGruen" style:base-cell-address="Aufbaureihenfolge.A142"/>
    </style:style>
    <style:style style:name="ce6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4])))" style:apply-style-name="HintergrundGruen" style:base-cell-address="Aufbaureihenfolge.A144"/>
    </style:style>
    <style:style style:name="ce6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5])))" style:apply-style-name="HintergrundGruen" style:base-cell-address="Aufbaureihenfolge.A145"/>
    </style:style>
    <style:style style:name="ce6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46"/>
    </style:style>
    <style:style style:name="ce6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7])))" style:apply-style-name="HintergrundGruen" style:base-cell-address="Aufbaureihenfolge.A147"/>
    </style:style>
    <style:style style:name="ce6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8])))" style:apply-style-name="HintergrundGruen" style:base-cell-address="Aufbaureihenfolge.A148"/>
    </style:style>
    <style:style style:name="ce6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30])))" style:apply-style-name="HintergrundGruen" style:base-cell-address="Aufbaureihenfolge.A130"/>
    </style:style>
    <style:style style:name="ce6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50])))" style:apply-style-name="HintergrundGruen" style:base-cell-address="Aufbaureihenfolge.A150"/>
    </style:style>
    <style:style style:name="ce69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163])))" style:apply-style-name="HintergrundGruen" style:base-cell-address="Aufbaureihenfolge.A163"/>
    </style:style>
    <style:style style:name="ce6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4])))" style:apply-style-name="HintergrundGruen" style:base-cell-address="Aufbaureihenfolge.A164"/>
    </style:style>
    <style:style style:name="ce6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5])))" style:apply-style-name="HintergrundGruen" style:base-cell-address="Aufbaureihenfolge.A165"/>
    </style:style>
    <style:style style:name="ce6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6])))" style:apply-style-name="HintergrundGruen" style:base-cell-address="Aufbaureihenfolge.A166"/>
    </style:style>
    <style:style style:name="ce7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7])))" style:apply-style-name="HintergrundGruen" style:base-cell-address="Aufbaureihenfolge.A167"/>
    </style:style>
    <style:style style:name="ce7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8])))" style:apply-style-name="HintergrundGruen" style:base-cell-address="Aufbaureihenfolge.A168"/>
    </style:style>
    <style:style style:name="ce7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9])))" style:apply-style-name="HintergrundGruen" style:base-cell-address="Aufbaureihenfolge.A169"/>
    </style:style>
    <style:style style:name="ce7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70])))" style:apply-style-name="HintergrundGruen" style:base-cell-address="Aufbaureihenfolge.A170"/>
    </style:style>
    <style:style style:name="ce7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71])))" style:apply-style-name="HintergrundGruen" style:base-cell-address="Aufbaureihenfolge.A171"/>
    </style:style>
    <style:style style:name="ce7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82])))" style:apply-style-name="HintergrundGruen" style:base-cell-address="Aufbaureihenfolge.A182"/>
    </style:style>
    <style:style style:name="ce7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83])))" style:apply-style-name="HintergrundGruen" style:base-cell-address="Aufbaureihenfolge.A183"/>
    </style:style>
    <style:style style:name="ce7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84])))" style:apply-style-name="HintergrundGruen" style:base-cell-address="Aufbaureihenfolge.A184"/>
    </style:style>
    <style:style style:name="ce7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85])))" style:apply-style-name="HintergrundGruen" style:base-cell-address="Aufbaureihenfolge.A185"/>
    </style:style>
    <style:style style:name="ce7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86])))" style:apply-style-name="HintergrundGruen" style:base-cell-address="Aufbaureihenfolge.A186"/>
    </style:style>
    <style:style style:name="ce7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87])))" style:apply-style-name="HintergrundGruen" style:base-cell-address="Aufbaureihenfolge.A187"/>
    </style:style>
    <style:style style:name="ce7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88])))" style:apply-style-name="HintergrundGruen" style:base-cell-address="Aufbaureihenfolge.A188"/>
    </style:style>
    <style:style style:name="ce7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71])))" style:apply-style-name="HintergrundGruen" style:base-cell-address="Aufbaureihenfolge.A171"/>
    </style:style>
    <style:style style:name="ce71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2])))" style:apply-style-name="HintergrundGruen" style:base-cell-address="Aufbaureihenfolge.B2"/>
    </style:style>
    <style:style style:name="ce7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])))" style:apply-style-name="HintergrundGruen" style:base-cell-address="Aufbaureihenfolge.B3"/>
    </style:style>
    <style:style style:name="ce7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])))" style:apply-style-name="HintergrundGruen" style:base-cell-address="Aufbaureihenfolge.B4"/>
    </style:style>
    <style:style style:name="ce7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5])))" style:apply-style-name="HintergrundGruen" style:base-cell-address="Aufbaureihenfolge.B5"/>
    </style:style>
    <style:style style:name="ce7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])))" style:apply-style-name="HintergrundGruen" style:base-cell-address="Aufbaureihenfolge.B6"/>
    </style:style>
    <style:style style:name="ce7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7])))" style:apply-style-name="HintergrundGruen" style:base-cell-address="Aufbaureihenfolge.B7"/>
    </style:style>
    <style:style style:name="ce7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])))" style:apply-style-name="HintergrundGruen" style:base-cell-address="Aufbaureihenfolge.B8"/>
    </style:style>
    <style:style style:name="ce72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2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])))" style:apply-style-name="HintergrundGruen" style:base-cell-address="Aufbaureihenfolge.B11"/>
    </style:style>
    <style:style style:name="ce7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])))" style:apply-style-name="HintergrundGruen" style:base-cell-address="Aufbaureihenfolge.B12"/>
    </style:style>
    <style:style style:name="ce7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])))" style:apply-style-name="HintergrundGruen" style:base-cell-address="Aufbaureihenfolge.B13"/>
    </style:style>
    <style:style style:name="ce7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])))" style:apply-style-name="HintergrundGruen" style:base-cell-address="Aufbaureihenfolge.B14"/>
    </style:style>
    <style:style style:name="ce7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])))" style:apply-style-name="HintergrundGruen" style:base-cell-address="Aufbaureihenfolge.B15"/>
    </style:style>
    <style:style style:name="ce7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])))" style:apply-style-name="HintergrundGruen" style:base-cell-address="Aufbaureihenfolge.B16"/>
    </style:style>
    <style:style style:name="ce7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])))" style:apply-style-name="HintergrundGruen" style:base-cell-address="Aufbaureihenfolge.B22"/>
    </style:style>
    <style:style style:name="ce7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3])))" style:apply-style-name="HintergrundGruen" style:base-cell-address="Aufbaureihenfolge.B23"/>
    </style:style>
    <style:style style:name="ce7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  <style:map style:condition="is-true-formula(NOT(ISBLANK([.AE24])))" style:apply-style-name="HintergrundGruen" style:base-cell-address="Aufbaureihenfolge.B24"/>
    </style:style>
    <style:style style:name="ce7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5])))" style:apply-style-name="HintergrundGruen" style:base-cell-address="Aufbaureihenfolge.B25"/>
    </style:style>
    <style:style style:name="ce732" style:family="table-cell" style:parent-style-name="Default">
      <style:table-cell-properties fo:border="0.06pt solid #000000"/>
    </style:style>
    <style:style style:name="ce7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7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7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36])))" style:apply-style-name="HintergrundGruen" style:base-cell-address="Aufbaureihenfolge.B36"/>
    </style:style>
    <style:style style:name="ce7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7])))" style:apply-style-name="HintergrundGruen" style:base-cell-address="Aufbaureihenfolge.B37"/>
    </style:style>
    <style:style style:name="ce7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8])))" style:apply-style-name="HintergrundGruen" style:base-cell-address="Aufbaureihenfolge.B38"/>
    </style:style>
    <style:style style:name="ce7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39])))" style:apply-style-name="HintergrundGruen" style:base-cell-address="Aufbaureihenfolge.B39"/>
    </style:style>
    <style:style style:name="ce741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43])))" style:apply-style-name="HintergrundGruen" style:base-cell-address="Aufbaureihenfolge.B43"/>
    </style:style>
    <style:style style:name="ce7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4])))" style:apply-style-name="HintergrundGruen" style:base-cell-address="Aufbaureihenfolge.B44"/>
    </style:style>
    <style:style style:name="ce7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5])))" style:apply-style-name="HintergrundGruen" style:base-cell-address="Aufbaureihenfolge.B45"/>
    </style:style>
    <style:style style:name="ce7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6])))" style:apply-style-name="HintergrundGruen" style:base-cell-address="Aufbaureihenfolge.B46"/>
    </style:style>
    <style:style style:name="ce7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7])))" style:apply-style-name="HintergrundGruen" style:base-cell-address="Aufbaureihenfolge.B47"/>
    </style:style>
    <style:style style:name="ce7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8])))" style:apply-style-name="HintergrundGruen" style:base-cell-address="Aufbaureihenfolge.B48"/>
    </style:style>
    <style:style style:name="ce7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9])))" style:apply-style-name="HintergrundGruen" style:base-cell-address="Aufbaureihenfolge.B49"/>
    </style:style>
    <style:style style:name="ce7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0])))" style:apply-style-name="HintergrundGruen" style:base-cell-address="Aufbaureihenfolge.B50"/>
    </style:style>
    <style:style style:name="ce7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])))" style:apply-style-name="HintergrundGruen" style:base-cell-address="Aufbaureihenfolge.B22"/>
    </style:style>
    <style:style style:name="ce7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39])))" style:apply-style-name="HintergrundGruen" style:base-cell-address="Aufbaureihenfolge.B39"/>
    </style:style>
    <style:style style:name="ce7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0])))" style:apply-style-name="HintergrundGruen" style:base-cell-address="Aufbaureihenfolge.B50"/>
    </style:style>
    <style:style style:name="ce75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5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5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5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4])))" style:apply-style-name="HintergrundGruen" style:base-cell-address="Aufbaureihenfolge.G54"/>
    </style:style>
    <style:style style:name="ce7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3])))" style:apply-style-name="HintergrundGruen" style:base-cell-address="Aufbaureihenfolge.B63"/>
    </style:style>
    <style:style style:name="ce7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4])))" style:apply-style-name="HintergrundGruen" style:base-cell-address="Aufbaureihenfolge.B64"/>
    </style:style>
    <style:style style:name="ce7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5])))" style:apply-style-name="HintergrundGruen" style:base-cell-address="Aufbaureihenfolge.B65"/>
    </style:style>
    <style:style style:name="ce7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6])))" style:apply-style-name="HintergrundGruen" style:base-cell-address="Aufbaureihenfolge.B66"/>
    </style:style>
    <style:style style:name="ce7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67])))" style:apply-style-name="HintergrundGruen" style:base-cell-address="Aufbaureihenfolge.B67"/>
    </style:style>
    <style:style style:name="ce7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8])))" style:apply-style-name="HintergrundGruen" style:base-cell-address="Aufbaureihenfolge.B68"/>
    </style:style>
    <style:style style:name="ce76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6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6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6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73])))" style:apply-style-name="HintergrundGruen" style:base-cell-address="Aufbaureihenfolge.B73"/>
    </style:style>
    <style:style style:name="ce7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2])))" style:apply-style-name="HintergrundGruen" style:base-cell-address="Aufbaureihenfolge.B82"/>
    </style:style>
    <style:style style:name="ce7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3])))" style:apply-style-name="HintergrundGruen" style:base-cell-address="Aufbaureihenfolge.B83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4])))" style:apply-style-name="HintergrundGruen" style:base-cell-address="Aufbaureihenfolge.B84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5])))" style:apply-style-name="HintergrundGruen" style:base-cell-address="Aufbaureihenfolge.B85"/>
    </style:style>
    <style:style style:name="ce7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6])))" style:apply-style-name="HintergrundGruen" style:base-cell-address="Aufbaureihenfolge.B86"/>
    </style:style>
    <style:style style:name="ce77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89])))" style:apply-style-name="HintergrundGruen" style:base-cell-address="Aufbaureihenfolge.B89"/>
    </style:style>
    <style:style style:name="ce7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0])))" style:apply-style-name="HintergrundGruen" style:base-cell-address="Aufbaureihenfolge.B90"/>
    </style:style>
    <style:style style:name="ce7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1])))" style:apply-style-name="HintergrundGruen" style:base-cell-address="Aufbaureihenfolge.B91"/>
    </style:style>
    <style:style style:name="ce7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2])))" style:apply-style-name="HintergrundGruen" style:base-cell-address="Aufbaureihenfolge.B92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3])))" style:apply-style-name="HintergrundGruen" style:base-cell-address="Aufbaureihenfolge.B93"/>
    </style:style>
    <style:style style:name="ce7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4])))" style:apply-style-name="HintergrundGruen" style:base-cell-address="Aufbaureihenfolge.B94"/>
    </style:style>
    <style:style style:name="ce7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5])))" style:apply-style-name="HintergrundGruen" style:base-cell-address="Aufbaureihenfolge.B95"/>
    </style:style>
    <style:style style:name="ce7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2])))" style:apply-style-name="HintergrundGruen" style:base-cell-address="Aufbaureihenfolge.B96"/>
    </style:style>
    <style:style style:name="ce78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8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8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08])))" style:apply-style-name="HintergrundGruen" style:base-cell-address="Aufbaureihenfolge.B108"/>
    </style:style>
    <style:style style:name="ce7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09])))" style:apply-style-name="HintergrundGruen" style:base-cell-address="Aufbaureihenfolge.B109"/>
    </style:style>
    <style:style style:name="ce7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0])))" style:apply-style-name="HintergrundGruen" style:base-cell-address="Aufbaureihenfolge.B110"/>
    </style:style>
    <style:style style:name="ce7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1])))" style:apply-style-name="HintergrundGruen" style:base-cell-address="Aufbaureihenfolge.B111"/>
    </style:style>
    <style:style style:name="ce7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12])))" style:apply-style-name="HintergrundGruen" style:base-cell-address="Aufbaureihenfolge.B112"/>
    </style:style>
    <style:style style:name="ce7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3])))" style:apply-style-name="HintergrundGruen" style:base-cell-address="Aufbaureihenfolge.B113"/>
    </style:style>
    <style:style style:name="ce79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9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8])))" style:apply-style-name="HintergrundGruen" style:base-cell-address="Aufbaureihenfolge.B118"/>
    </style:style>
    <style:style style:name="ce79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128])))" style:apply-style-name="HintergrundGruen" style:base-cell-address="Aufbaureihenfolge.B128"/>
    </style:style>
    <style:style style:name="ce7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29])))" style:apply-style-name="HintergrundGruen" style:base-cell-address="Aufbaureihenfolge.B129"/>
    </style:style>
    <style:style style:name="ce7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30])))" style:apply-style-name="HintergrundGruen" style:base-cell-address="Aufbaureihenfolge.B130"/>
    </style:style>
    <style:style style:name="ce7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31])))" style:apply-style-name="HintergrundGruen" style:base-cell-address="Aufbaureihenfolge.B131"/>
    </style:style>
    <style:style style:name="ce7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32])))" style:apply-style-name="HintergrundGruen" style:base-cell-address="Aufbaureihenfolge.B132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33])))" style:apply-style-name="HintergrundGruen" style:base-cell-address="Aufbaureihenfolge.B133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4])))" style:apply-style-name="HintergrundGruen" style:base-cell-address="Aufbaureihenfolge.B134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5])))" style:apply-style-name="HintergrundGruen" style:base-cell-address="Aufbaureihenfolge.B135"/>
    </style:style>
    <style:style style:name="ce80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0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0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2])))" style:apply-style-name="HintergrundGruen" style:base-cell-address="Aufbaureihenfolge.B142"/>
    </style:style>
    <style:style style:name="ce8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4])))" style:apply-style-name="HintergrundGruen" style:base-cell-address="Aufbaureihenfolge.B144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5])))" style:apply-style-name="HintergrundGruen" style:base-cell-address="Aufbaureihenfolge.B145"/>
    </style:style>
    <style:style style:name="ce8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6])))" style:apply-style-name="HintergrundGruen" style:base-cell-address="Aufbaureihenfolge.B146"/>
    </style:style>
    <style:style style:name="ce8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7])))" style:apply-style-name="HintergrundGruen" style:base-cell-address="Aufbaureihenfolge.B147"/>
    </style:style>
    <style:style style:name="ce8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8])))" style:apply-style-name="HintergrundGruen" style:base-cell-address="Aufbaureihenfolge.B148"/>
    </style:style>
    <style:style style:name="ce8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1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3])))" style:apply-style-name="HintergrundGruen" style:base-cell-address="Aufbaureihenfolge.B153"/>
    </style:style>
    <style:style style:name="ce81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163])))" style:apply-style-name="HintergrundGruen" style:base-cell-address="Aufbaureihenfolge.B163"/>
    </style:style>
    <style:style style:name="ce8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4])))" style:apply-style-name="HintergrundGruen" style:base-cell-address="Aufbaureihenfolge.B164"/>
    </style:style>
    <style:style style:name="ce8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5])))" style:apply-style-name="HintergrundGruen" style:base-cell-address="Aufbaureihenfolge.B165"/>
    </style:style>
    <style:style style:name="ce8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6])))" style:apply-style-name="HintergrundGruen" style:base-cell-address="Aufbaureihenfolge.B166"/>
    </style:style>
    <style:style style:name="ce8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7])))" style:apply-style-name="HintergrundGruen" style:base-cell-address="Aufbaureihenfolge.B167"/>
    </style:style>
    <style:style style:name="ce8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8])))" style:apply-style-name="HintergrundGruen" style:base-cell-address="Aufbaureihenfolge.B168"/>
    </style:style>
    <style:style style:name="ce8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9])))" style:apply-style-name="HintergrundGruen" style:base-cell-address="Aufbaureihenfolge.B169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0])))" style:apply-style-name="HintergrundGruen" style:base-cell-address="Aufbaureihenfolge.B170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81])))" style:apply-style-name="HintergrundGruen" style:base-cell-address="Aufbaureihenfolge.B171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2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2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5])))" style:apply-style-name="HintergrundGruen" style:base-cell-address="Aufbaureihenfolge.B175"/>
    </style:style>
    <style:style style:name="ce8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82])))" style:apply-style-name="HintergrundGruen" style:base-cell-address="Aufbaureihenfolge.B182"/>
    </style:style>
    <style:style style:name="ce8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83])))" style:apply-style-name="HintergrundGruen" style:base-cell-address="Aufbaureihenfolge.B183"/>
    </style:style>
    <style:style style:name="ce8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84])))" style:apply-style-name="HintergrundGruen" style:base-cell-address="Aufbaureihenfolge.B184"/>
    </style:style>
    <style:style style:name="ce8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85])))" style:apply-style-name="HintergrundGruen" style:base-cell-address="Aufbaureihenfolge.B185"/>
    </style:style>
    <style:style style:name="ce8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86])))" style:apply-style-name="HintergrundGruen" style:base-cell-address="Aufbaureihenfolge.B186"/>
    </style:style>
    <style:style style:name="ce8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87])))" style:apply-style-name="HintergrundGruen" style:base-cell-address="Aufbaureihenfolge.B187"/>
    </style:style>
    <style:style style:name="ce8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88])))" style:apply-style-name="HintergrundGruen" style:base-cell-address="Aufbaureihenfolge.B188"/>
    </style:style>
    <style:style style:name="ce83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3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3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4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41" style:family="table-cell" style:parent-style-name="Default" style:data-style-name="N99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42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8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ce844" style:family="table-cell" style:parent-style-name="Default">
      <style:text-properties fo:color="#ff0000"/>
    </style:style>
    <style:style style:name="ce845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ff0000"/>
    </style:style>
    <style:style style:name="ce84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J45])))" style:apply-style-name="HintergrundGruen" style:base-cell-address="Aufbaureihenfolge.G45"/>
    </style:style>
    <style:style style:name="ce8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  <style:map style:condition="is-true-formula(NOT(ISBLANK([.AJ46])))" style:apply-style-name="HintergrundGruen" style:base-cell-address="Aufbaureihenfolge.G46"/>
    </style:style>
    <style:style style:name="ce8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7])))" style:apply-style-name="HintergrundGruen" style:base-cell-address="Aufbaureihenfolge.G47"/>
    </style:style>
    <style:style style:name="ce8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8])))" style:apply-style-name="HintergrundGruen" style:base-cell-address="Aufbaureihenfolge.G48"/>
    </style:style>
    <style:style style:name="ce8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9])))" style:apply-style-name="HintergrundGruen" style:base-cell-address="Aufbaureihenfolge.G49"/>
    </style:style>
    <style:style style:name="ce8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/>
      <style:map style:condition="is-true-formula(NOT(ISBLANK([.AC54])))" style:apply-style-name="HintergrundGruen" style:base-cell-address="Aufbaureihenfolge.G54"/>
    </style:style>
    <style:style style:name="ce8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5])))" style:apply-style-name="HintergrundGruen" style:base-cell-address="Aufbaureihenfolge.G55"/>
    </style:style>
    <style:style style:name="ce8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6])))" style:apply-style-name="HintergrundGruen" style:base-cell-address="Aufbaureihenfolge.G56"/>
    </style:style>
    <style:style style:name="ce8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7])))" style:apply-style-name="HintergrundGruen" style:base-cell-address="Aufbaureihenfolge.G57"/>
    </style:style>
    <style:style style:name="ce8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8])))" style:apply-style-name="HintergrundGruen" style:base-cell-address="Aufbaureihenfolge.G58"/>
    </style:style>
    <style:style style:name="ce8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9])))" style:apply-style-name="HintergrundGruen" style:base-cell-address="Aufbaureihenfolge.G59"/>
    </style:style>
    <style:style style:name="ce8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0])))" style:apply-style-name="HintergrundGruen" style:base-cell-address="Aufbaureihenfolge.G60"/>
    </style:style>
    <style:style style:name="ce8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1])))" style:apply-style-name="HintergrundGruen" style:base-cell-address="Aufbaureihenfolge.G61"/>
    </style:style>
    <style:style style:name="ce8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2])))" style:apply-style-name="HintergrundGruen" style:base-cell-address="Aufbaureihenfolge.G62"/>
    </style:style>
    <style:style style:name="ce8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3])))" style:apply-style-name="HintergrundGruen" style:base-cell-address="Aufbaureihenfolge.G63"/>
    </style:style>
    <style:style style:name="ce862" style:family="table-cell" style:parent-style-name="Default">
      <style:map style:condition="is-true-formula(NOT(ISBLANK([.AC98])))" style:apply-style-name="HintergrundGruen" style:base-cell-address="Aufbaureihenfolge.G88"/>
    </style:style>
    <style:style style:name="gr1" style:family="graphic">
      <style:graphic-properties draw:textarea-horizontal-align="justify" draw:textarea-vertical-align="middle" draw:auto-grow-height="false" fo:min-height="2.03mm" fo:min-width="19.49mm"/>
    </style:style>
    <style:style style:name="gr2" style:family="graphic">
      <style:graphic-properties draw:textarea-horizontal-align="justify" draw:textarea-vertical-align="middle" draw:auto-grow-height="false" fo:min-height="2.03mm" fo:min-width="19.52mm"/>
    </style:style>
    <style:style style:name="gr3" style:family="graphic">
      <style:graphic-properties draw:textarea-horizontal-align="justify" draw:textarea-vertical-align="middle" draw:auto-grow-height="false" fo:min-height="2.03mm" fo:min-width="19.51mm"/>
    </style:style>
    <style:style style:name="gr4" style:family="graphic">
      <style:graphic-properties draw:textarea-horizontal-align="justify" draw:textarea-vertical-align="middle" draw:auto-grow-height="false" fo:min-height="2.02mm" fo:min-width="15.01mm"/>
    </style:style>
    <style:style style:name="gr5" style:family="graphic">
      <style:graphic-properties draw:textarea-horizontal-align="justify" draw:textarea-vertical-align="middle" draw:auto-grow-height="false" fo:min-height="2.02mm" fo:min-width="19.47mm"/>
    </style:style>
    <style:style style:name="gr6" style:family="graphic">
      <style:graphic-properties draw:textarea-horizontal-align="justify" draw:textarea-vertical-align="middle" draw:auto-grow-height="false" fo:min-height="2.02mm" fo:min-width="19.46mm"/>
    </style:style>
    <style:style style:name="gr7" style:family="graphic">
      <style:graphic-properties draw:textarea-horizontal-align="justify" draw:textarea-vertical-align="middle" draw:auto-grow-height="false" fo:min-height="2.02mm" fo:min-width="19.51mm"/>
    </style:style>
    <style:style style:name="gr8" style:family="graphic">
      <style:graphic-properties draw:textarea-horizontal-align="justify" draw:textarea-vertical-align="middle" draw:auto-grow-height="false" fo:min-height="2.02mm" fo:min-width="14.89mm"/>
    </style:style>
    <style:style style:name="T1" style:family="text">
      <style:text-properties fo:font-size="8pt" fo:font-weight="normal" fo:font-style="italic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[$Schiffslabor.$C$2:.$C$150])" table:allow-empty-cell="false" table:display-list="sort-ascending" table:base-cell-address="Abhängigkeiten.B22">
          <table:error-message table:message-type="stop" table:display="true"/>
        </table:content-validation>
        <table:content-validation table:name="val2" table:condition="of:cell-content-is-in-list([$Waffenlabor.$C$2:.$C$84])" table:allow-empty-cell="true" table:display-list="sort-ascending" table:base-cell-address="Abhängigkeiten.B2">
          <table:error-message table:message-type="stop" table:display="true"/>
        </table:content-validation>
      </table:content-validations>
      <table:table table:name="Schiffslabor" table:style-name="ta2">
        <office:forms form:automatic-focus="false" form:apply-design-mode="false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8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77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80"/>
        <table:table-column table:style-name="co18" table:number-columns-repeated="2" table:default-cell-style-name="ce180"/>
        <table:table-column table:style-name="co19" table:default-cell-style-name="ce180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15" table:number-columns-repeated="2" table:default-cell-style-name="ce180"/>
        <table:table-column table:style-name="co23" table:default-cell-style-name="ce180"/>
        <table:table-column table:style-name="co24" table:default-cell-style-name="ce180"/>
        <table:table-column table:style-name="co25" table:default-cell-style-name="ce180"/>
        <table:table-column table:style-name="co26" table:default-cell-style-name="ce180"/>
        <table:table-column table:style-name="co27" table:default-cell-style-name="ce180"/>
        <table:table-column table:style-name="co28" table:default-cell-style-name="ce13"/>
        <table:table-column table:style-name="co29" table:default-cell-style-name="ce177"/>
        <table:table-column table:style-name="co30" table:default-cell-style-name="ce180"/>
        <table:table-column table:style-name="co31" table:default-cell-style-name="ce180"/>
        <table:table-column table:style-name="co32" table:default-cell-style-name="ce180"/>
        <table:table-column table:style-name="co33" table:default-cell-style-name="ce180"/>
        <table:table-column table:style-name="co17" table:default-cell-style-name="ce180"/>
        <table:table-column table:style-name="co34" table:default-cell-style-name="ce177"/>
        <table:table-column table:style-name="co35" table:default-cell-style-name="ce177"/>
        <table:table-column table:style-name="co37" table:default-cell-style-name="ce177"/>
        <table:table-column table:style-name="co38" table:number-columns-repeated="2" table:default-cell-style-name="ce177"/>
        <table:table-column table:style-name="co39" table:default-cell-style-name="ce177"/>
        <table:table-column table:style-name="co40" table:default-cell-style-name="ce13"/>
        <table:table-column table:style-name="co20" table:default-cell-style-name="ce13"/>
        <table:table-column table:style-name="co22" table:default-cell-style-name="ce183"/>
        <table:table-column table:style-name="co36" table:number-columns-repeated="964" table:default-cell-style-name="Default"/>
        <table:table-row table:style-name="ro2">
          <table:table-cell table:style-name="ce11" office:value-type="string" calcext:value-type="string">
            <text:p>Kategorie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Art</text:p>
          </table:table-cell>
          <table:table-cell table:style-name="ce11" office:value-type="string" calcext:value-type="string">
            <text:p>Bau-</text:p>
            <text:p>vorraussetzung 1</text:p>
          </table:table-cell>
          <table:table-cell table:style-name="ce11" office:value-type="string" calcext:value-type="string">
            <text:p>Bau-</text:p>
            <text:p>vorraussetzung 2</text:p>
          </table:table-cell>
          <table:table-cell table:style-name="ce11" office:value-type="string" calcext:value-type="string">
            <text:p>Bau-</text:p>
            <text:p>vorraussetzung 3</text:p>
          </table:table-cell>
          <table:table-cell table:style-name="ce11" office:value-type="string" calcext:value-type="string">
            <text:p>Haltbarkeit</text:p>
          </table:table-cell>
          <table:table-cell table:style-name="ce11" office:value-type="string" calcext:value-type="string">
            <text:p>Max. </text:p>
            <text:p>Masse (t)</text:p>
          </table:table-cell>
          <table:table-cell table:style-name="ce175" office:value-type="string" calcext:value-type="string">
            <text:p>Fracht (t)</text:p>
          </table:table-cell>
          <table:table-cell table:style-name="ce11" office:value-type="string" calcext:value-type="string">
            <text:p>Geschwin-</text:p>
            <text:p>digkeit (m/s)</text:p>
          </table:table-cell>
          <table:table-cell table:style-name="ce11" office:value-type="string" calcext:value-type="string">
            <text:p>Wenden (°/s)</text:p>
          </table:table-cell>
          <table:table-cell table:style-name="ce11" office:value-type="string" calcext:value-type="string">
            <text:p>Strafen (m/s)</text:p>
          </table:table-cell>
          <table:table-cell table:style-name="ce11" office:value-type="string" calcext:value-type="string">
            <text:p>Sektorgeschwin-</text:p>
            <text:p>digkeit (AE/h)</text:p>
          </table:table-cell>
          <table:table-cell table:style-name="ce178" office:value-type="string" calcext:value-type="string">
            <text:p>Düsen-</text:p>
            <text:p>masse (%)</text:p>
          </table:table-cell>
          <table:table-cell table:style-name="ce178" office:value-type="string" calcext:value-type="string">
            <text:p>Schild-</text:p>
            <text:p>schaden (%)</text:p>
          </table:table-cell>
          <table:table-cell table:style-name="ce178" office:value-type="string" calcext:value-type="string">
            <text:p>Zerstörer-</text:p>
            <text:p>schaden (%)</text:p>
          </table:table-cell>
          <table:table-cell table:style-name="ce178" office:value-type="string" calcext:value-type="string">
            <text:p>Stasis-</text:p>
            <text:p>Widerstand</text:p>
          </table:table-cell>
          <table:table-cell table:style-name="ce11" office:value-type="string" calcext:value-type="string">
            <text:p>Spezial-</text:p>
            <text:p>plätze</text:p>
          </table:table-cell>
          <table:table-cell table:style-name="ce11" office:value-type="string" calcext:value-type="string">
            <text:p>Widerstands-</text:p>
            <text:p>plätze</text:p>
          </table:table-cell>
          <table:table-cell table:style-name="ce11" office:value-type="string" calcext:value-type="string">
            <text:p>Schild-</text:p>
            <text:p>plätze</text:p>
          </table:table-cell>
          <table:table-cell table:style-name="ce178" office:value-type="string" calcext:value-type="string">
            <text:p>Panzerungs-</text:p>
            <text:p>haltbarkeit</text:p>
          </table:table-cell>
          <table:table-cell table:style-name="ce178" office:value-type="string" calcext:value-type="string">
            <text:p>Panzerungs-</text:p>
            <text:p>masse</text:p>
          </table:table-cell>
          <table:table-cell table:style-name="ce178" office:value-type="string" calcext:value-type="string">
            <text:p>Fregatten-</text:p>
            <text:p>schaden</text:p>
          </table:table-cell>
          <table:table-cell table:style-name="ce178" office:value-type="string" calcext:value-type="string">
            <text:p>Reichweite</text:p>
          </table:table-cell>
          <table:table-cell table:style-name="ce178" office:value-type="string" calcext:value-type="string">
            <text:p>Waffen-</text:p>
            <text:p>masse</text:p>
          </table:table-cell>
          <table:table-cell table:style-name="ce178" office:value-type="string" calcext:value-type="string">
            <text:p>Schildum-</text:p>
            <text:p>gehung</text:p>
          </table:table-cell>
          <table:table-cell table:style-name="ce178" office:value-type="string" calcext:value-type="string">
            <text:p>Kreuzer-</text:p>
            <text:p>schaden</text:p>
          </table:table-cell>
          <table:table-cell table:style-name="ce11" office:value-type="string" calcext:value-type="string">
            <text:p>Unterstützung</text:p>
          </table:table-cell>
          <table:table-cell table:style-name="ce175" office:value-type="string" calcext:value-type="string">
            <text:p>Unterstützungs-</text:p>
            <text:p>reichweite (m)</text:p>
          </table:table-cell>
          <table:table-cell table:style-name="ce178" office:value-type="string" calcext:value-type="string">
            <text:p>Alarmstart</text:p>
          </table:table-cell>
          <table:table-cell table:style-name="ce178" office:value-type="string" calcext:value-type="string">
            <text:p>Schiffs-</text:p>
            <text:p>schaden</text:p>
          </table:table-cell>
          <table:table-cell table:style-name="ce178" office:value-type="string" calcext:value-type="string">
            <text:p>Staffel-</text:p>
            <text:p>masse</text:p>
          </table:table-cell>
          <table:table-cell table:style-name="ce178" office:value-type="string" calcext:value-type="string">
            <text:p>Schlachtschiff-</text:p>
            <text:p>schaden</text:p>
          </table:table-cell>
          <table:table-cell table:style-name="ce178" office:value-type="string" calcext:value-type="string">
            <text:p>Düsen-</text:p>
            <text:p>masse (%)</text:p>
          </table:table-cell>
          <table:table-cell table:style-name="ce175" office:value-type="string" calcext:value-type="string">
            <text:p>Baukosten He-3</text:p>
          </table:table-cell>
          <table:table-cell table:style-name="ce175" office:value-type="string" calcext:value-type="string">
            <text:p>Baukosten Erz</text:p>
          </table:table-cell>
          <table:table-cell table:style-name="ce175" office:value-type="string" calcext:value-type="string">
            <text:p>Baukosten AM</text:p>
          </table:table-cell>
          <table:table-cell table:style-name="ce175" office:value-type="string" calcext:value-type="string">
            <text:p>tB d</text:p>
          </table:table-cell>
          <table:table-cell table:style-name="ce175" office:value-type="string" calcext:value-type="string">
            <text:p>tB h</text:p>
          </table:table-cell>
          <table:table-cell table:style-name="ce175" office:value-type="string" calcext:value-type="string">
            <text:p>tB m</text:p>
          </table:table-cell>
          <table:table-cell table:style-name="ce11" office:value-type="string" calcext:value-type="string">
            <text:p>tB s</text:p>
          </table:table-cell>
          <table:table-cell table:style-name="ce11" office:value-type="string" calcext:value-type="string">
            <text:p>Münzen</text:p>
          </table:table-cell>
          <table:table-cell table:style-name="ce181" office:value-type="string" calcext:value-type="string">
            <text:p>gebaut</text:p>
          </table:table-cell>
          <table:table-cell table:style-name="ce184"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orvette</text:p>
          </table:table-cell>
          <table:table-cell table:style-name="ce14" office:value-type="string" calcext:value-type="string">
            <text:p>Voyager</text:p>
          </table:table-cell>
          <table:table-cell table:style-name="ce12" table:number-columns-repeated="3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10" calcext:value-type="float">
            <text:p>110</text:p>
          </table:table-cell>
          <table:table-cell table:style-name="ce176" office:value-type="float" office:value="6000" calcext:value-type="float">
            <text:p>6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Fregatte</text:p>
          </table:table-cell>
          <table:table-cell table:style-name="ce15" office:value-type="string" calcext:value-type="string">
            <text:p>Harrier</text:p>
          </table:table-cell>
          <table:table-cell table:style-name="ce12" office:value-type="string" calcext:value-type="string">
            <text:p>Schiffslabor II</text:p>
          </table:table-cell>
          <table:table-cell table:style-name="ce12" office:value-type="string" calcext:value-type="string">
            <text:p>Schiffsfabrik II</text:p>
          </table:table-cell>
          <table:table-cell table:style-name="ce12" office:value-type="string" calcext:value-type="string">
            <text:p>Pulsstrahler II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300" calcext:value-type="float">
            <text:p>300</text:p>
          </table:table-cell>
          <table:table-cell table:style-name="ce176" office:value-type="float" office:value="16000" calcext:value-type="float">
            <text:p>16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21085" calcext:value-type="float">
            <text:p>21.085</text:p>
          </table:table-cell>
          <table:table-cell table:style-name="ce176" table:number-columns-repeated="4"/>
          <table:table-cell table:style-name="ce176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16" office:value-type="string" calcext:value-type="string">
            <text:p>Harrier MK II</text:p>
          </table:table-cell>
          <table:table-cell table:style-name="ce12" office:value-type="string" calcext:value-type="string">
            <text:p>Werkstatt I</text:p>
          </table:table-cell>
          <table:table-cell table:style-name="ce12" office:value-type="string" calcext:value-type="string">
            <text:p>Fregatte Harrier</text:p>
          </table:table-cell>
          <table:table-cell table:style-name="ce12"/>
          <table:table-cell table:style-name="ce12" office:value-type="float" office:value="46" calcext:value-type="float">
            <text:p>46</text:p>
          </table:table-cell>
          <table:table-cell table:style-name="ce12" table:formula="of:=[.H3]*5/100+[.H3]" office:value-type="float" office:value="315" calcext:value-type="float">
            <text:p>315</text:p>
          </table:table-cell>
          <table:table-cell table:style-name="ce176" office:value-type="float" office:value="20000" calcext:value-type="float">
            <text:p>20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office:value-type="percentage" office:value="-0.12" calcext:value-type="percentage">
            <text:p>-12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825" calcext:value-type="float">
            <text:p>1.825</text:p>
          </table:table-cell>
          <table:table-cell table:style-name="ce176" table:number-columns-repeated="5"/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Fregatte</text:p>
          </table:table-cell>
          <table:table-cell table:style-name="ce17" office:value-type="string" calcext:value-type="string">
            <text:p>Talon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string" calcext:value-type="string">
            <text:p>Schiffsfabrik VI</text:p>
          </table:table-cell>
          <table:table-cell table:style-name="ce12" office:value-type="string" calcext:value-type="string">
            <text:p>Fregatte Harrier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900" calcext:value-type="float">
            <text:p>900</text:p>
          </table:table-cell>
          <table:table-cell table:style-name="ce176" office:value-type="float" office:value="50000" calcext:value-type="float">
            <text:p>50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34" calcext:value-type="float">
            <text:p>234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18" office:value-type="string" calcext:value-type="string">
            <text:p>Talon MK II</text:p>
          </table:table-cell>
          <table:table-cell table:style-name="ce12" office:value-type="string" calcext:value-type="string">
            <text:p>Werkstatt <text:s/>III</text:p>
          </table:table-cell>
          <table:table-cell table:style-name="ce12" office:value-type="string" calcext:value-type="string">
            <text:p>Fregatte Talon</text:p>
          </table:table-cell>
          <table:table-cell table:style-name="ce12" office:value-type="string" calcext:value-type="string">
            <text:p>Fregatte Harrier MK II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945" calcext:value-type="float">
            <text:p>945</text:p>
          </table:table-cell>
          <table:table-cell table:style-name="ce176" office:value-type="float" office:value="62500" calcext:value-type="float">
            <text:p>62.5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34" calcext:value-type="float">
            <text:p>234</text:p>
          </table:table-cell>
          <table:table-cell table:style-name="ce179" office:value-type="percentage" office:value="-0.12" calcext:value-type="percentage">
            <text:p>-12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19" office:value-type="string" calcext:value-type="string">
            <text:p>Talon MK III</text:p>
          </table:table-cell>
          <table:table-cell table:style-name="ce12" office:value-type="string" calcext:value-type="string">
            <text:p>Fregatte Harrier MK II</text:p>
          </table:table-cell>
          <table:table-cell table:style-name="ce12" table:number-columns-repeated="2"/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990" calcext:value-type="float">
            <text:p>990</text:p>
          </table:table-cell>
          <table:table-cell table:style-name="ce176" office:value-type="float" office:value="75000" calcext:value-type="float">
            <text:p>75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34" calcext:value-type="float">
            <text:p>234</text:p>
          </table:table-cell>
          <table:table-cell table:style-name="ce179" office:value-type="percentage" office:value="-0.24" calcext:value-type="percentage">
            <text:p>-24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Fregatte</text:p>
          </table:table-cell>
          <table:table-cell table:style-name="ce20" office:value-type="string" calcext:value-type="string">
            <text:p>Nighthawk</text:p>
          </table:table-cell>
          <table:table-cell table:style-name="ce12" office:value-type="string" calcext:value-type="string">
            <text:p>Schiffsfabrik VIII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string" calcext:value-type="string">
            <text:p>Fregatte Talon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2500" calcext:value-type="float">
            <text:p>2500</text:p>
          </table:table-cell>
          <table:table-cell table:style-name="ce176" office:value-type="float" office:value="72000" calcext:value-type="float">
            <text:p>72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52" calcext:value-type="float">
            <text:p>252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25206508" calcext:value-type="float">
            <text:p>25.206.508</text:p>
          </table:table-cell>
          <table:table-cell table:style-name="ce176"/>
          <table:table-cell table:style-name="ce176" office:value-type="float" office:value="2800723" calcext:value-type="float">
            <text:p>2.800.723</text:p>
          </table:table-cell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3" calcext:value-type="float">
            <text:p>13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21" office:value-type="string" calcext:value-type="string">
            <text:p>Nighthawk MK II</text:p>
          </table:table-cell>
          <table:table-cell table:style-name="ce12" office:value-type="string" calcext:value-type="string">
            <text:p>Werkstatt IV</text:p>
          </table:table-cell>
          <table:table-cell table:style-name="ce12" office:value-type="string" calcext:value-type="string">
            <text:p>Fregatte Nighthawk</text:p>
          </table:table-cell>
          <table:table-cell table:style-name="ce12" office:value-type="string" calcext:value-type="string">
            <text:p>Fregatte Talon MK II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2625" calcext:value-type="float">
            <text:p>2625</text:p>
          </table:table-cell>
          <table:table-cell table:style-name="ce176" office:value-type="float" office:value="90000" calcext:value-type="float">
            <text:p>90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52" calcext:value-type="float">
            <text:p>252</text:p>
          </table:table-cell>
          <table:table-cell table:style-name="ce179" office:value-type="percentage" office:value="-0.12" calcext:value-type="percentage">
            <text:p>-12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22" office:value-type="string" calcext:value-type="string">
            <text:p>Nighthawk MK III</text:p>
          </table:table-cell>
          <table:table-cell table:style-name="ce12" office:value-type="string" calcext:value-type="string">
            <text:p>Fregatte Nighthawk MK II</text:p>
          </table:table-cell>
          <table:table-cell table:style-name="ce12" office:value-type="string" calcext:value-type="string">
            <text:p>Fregatte Talon MK III</text:p>
          </table:table-cell>
          <table:table-cell table:style-name="ce12"/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2750" calcext:value-type="float">
            <text:p>2750</text:p>
          </table:table-cell>
          <table:table-cell table:style-name="ce176" office:value-type="float" office:value="108000" calcext:value-type="float">
            <text:p>108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52" calcext:value-type="float">
            <text:p>252</text:p>
          </table:table-cell>
          <table:table-cell table:style-name="ce179" office:value-type="percentage" office:value="-0.24" calcext:value-type="percentage">
            <text:p>-24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23" office:value-type="string" calcext:value-type="string">
            <text:p>Nighthawk MK IV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Fregatte Nighthawk MK III</text:p>
          </table:table-cell>
          <table:table-cell table:style-name="ce12"/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2875" calcext:value-type="float">
            <text:p>2875</text:p>
          </table:table-cell>
          <table:table-cell table:style-name="ce176" office:value-type="float" office:value="126000" calcext:value-type="float">
            <text:p>126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52" calcext:value-type="float">
            <text:p>252</text:p>
          </table:table-cell>
          <table:table-cell table:style-name="ce179" office:value-type="percentage" office:value="-0.36" calcext:value-type="percentage">
            <text:p>-36%</text:p>
          </table:table-cell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1.6" calcext:value-type="percentage">
            <text:p>160%</text:p>
          </table:table-cell>
          <table:table-cell table:style-name="ce179" office:value-type="percentage" office:value="0.6" calcext:value-type="percentage">
            <text:p>6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euzer</text:p>
          </table:table-cell>
          <table:table-cell table:style-name="ce24" office:value-type="string" calcext:value-type="string">
            <text:p>Genesis</text:p>
          </table:table-cell>
          <table:table-cell table:style-name="ce12" office:value-type="string" calcext:value-type="string">
            <text:p>Schiffslabor III</text:p>
          </table:table-cell>
          <table:table-cell table:style-name="ce12" office:value-type="string" calcext:value-type="string">
            <text:p>Schiffsfabrik III</text:p>
          </table:table-cell>
          <table:table-cell table:style-name="ce12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750" calcext:value-type="float">
            <text:p>750</text:p>
          </table:table-cell>
          <table:table-cell table:style-name="ce176" office:value-type="float" office:value="22000" calcext:value-type="float">
            <text:p>22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49196" calcext:value-type="float">
            <text:p>49.196</text:p>
          </table:table-cell>
          <table:table-cell table:style-name="ce176" table:number-columns-repeated="4"/>
          <table:table-cell table:style-name="ce17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25" office:value-type="string" calcext:value-type="string">
            <text:p>Genesis MK II</text:p>
          </table:table-cell>
          <table:table-cell table:style-name="ce12" office:value-type="string" calcext:value-type="string">
            <text:p>Werkstatt <text:s/>II</text:p>
          </table:table-cell>
          <table:table-cell table:style-name="ce12" office:value-type="string" calcext:value-type="string">
            <text:p>Kreuzer Genesis</text:p>
          </table:table-cell>
          <table:table-cell table:style-name="ce12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788" calcext:value-type="float">
            <text:p>788</text:p>
          </table:table-cell>
          <table:table-cell table:style-name="ce176" office:value-type="float" office:value="27500" calcext:value-type="float">
            <text:p>27.5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9263" calcext:value-type="float">
            <text:p>9.263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euzer</text:p>
          </table:table-cell>
          <table:table-cell table:style-name="ce26" office:value-type="string" calcext:value-type="string">
            <text:p>Exodus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string" calcext:value-type="string">
            <text:p>Schiffsfabrik VI</text:p>
          </table:table-cell>
          <table:table-cell table:style-name="ce12" office:value-type="string" calcext:value-type="string">
            <text:p>Kreuzer Genesis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2010" calcext:value-type="float">
            <text:p>2010</text:p>
          </table:table-cell>
          <table:table-cell table:style-name="ce176" office:value-type="float" office:value="64000" calcext:value-type="float">
            <text:p>64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27" office:value-type="string" calcext:value-type="string">
            <text:p>Exodus MK II</text:p>
          </table:table-cell>
          <table:table-cell table:style-name="ce12" office:value-type="string" calcext:value-type="string">
            <text:p>Werkstatt <text:s/>IV</text:p>
          </table:table-cell>
          <table:table-cell table:style-name="ce12" office:value-type="string" calcext:value-type="string">
            <text:p>Kreuzer Exodus</text:p>
          </table:table-cell>
          <table:table-cell table:style-name="ce12" office:value-type="string" calcext:value-type="string">
            <text:p>Kreuzer Genesis MK II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2111" calcext:value-type="float">
            <text:p>2111</text:p>
          </table:table-cell>
          <table:table-cell table:style-name="ce176" office:value-type="float" office:value="80000" calcext:value-type="float">
            <text:p>80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326488" calcext:value-type="float">
            <text:p>326.488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5" calcext:value-type="float">
            <text:p>5</text:p>
          </table:table-cell>
          <table:table-cell table:style-name="ce12" office:value-type="float" office:value="43" calcext:value-type="float">
            <text:p>43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28" office:value-type="string" calcext:value-type="string">
            <text:p>Exodus MK III</text:p>
          </table:table-cell>
          <table:table-cell table:style-name="ce12" office:value-type="string" calcext:value-type="string">
            <text:p>Kreuzer Genesis MK II</text:p>
          </table:table-cell>
          <table:table-cell table:style-name="ce12" table:number-columns-repeated="2"/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2211" calcext:value-type="float">
            <text:p>2211</text:p>
          </table:table-cell>
          <table:table-cell table:style-name="ce176" office:value-type="float" office:value="96000" calcext:value-type="float">
            <text:p>96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652975" calcext:value-type="float">
            <text:p>652.975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1" calcext:value-type="float">
            <text:p>11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43" calcext:value-type="float">
            <text:p>43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euzer</text:p>
          </table:table-cell>
          <table:table-cell table:style-name="ce29" office:value-type="string" calcext:value-type="string">
            <text:p>Revelation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string" calcext:value-type="string">
            <text:p>Kreuzer Exodus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6000" calcext:value-type="float">
            <text:p>6000</text:p>
          </table:table-cell>
          <table:table-cell table:style-name="ce176" office:value-type="float" office:value="101000" calcext:value-type="float">
            <text:p>101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30" office:value-type="string" calcext:value-type="string">
            <text:p>Revelation MK II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Kreuzer Revelation</text:p>
          </table:table-cell>
          <table:table-cell table:style-name="ce12" office:value-type="string" calcext:value-type="string">
            <text:p>Kreuzer Exodus MK II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6300" calcext:value-type="float">
            <text:p>6300</text:p>
          </table:table-cell>
          <table:table-cell table:style-name="ce176" office:value-type="float" office:value="126250" calcext:value-type="float">
            <text:p>126.25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31" office:value-type="string" calcext:value-type="string">
            <text:p>Revelation MK III</text:p>
          </table:table-cell>
          <table:table-cell table:style-name="ce12" office:value-type="string" calcext:value-type="string">
            <text:p>Kreuzer Revelation MK II</text:p>
          </table:table-cell>
          <table:table-cell table:style-name="ce12" office:value-type="string" calcext:value-type="string">
            <text:p>Kreuzer Exodus MK III</text:p>
          </table:table-cell>
          <table:table-cell table:style-name="ce12"/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6600" calcext:value-type="float">
            <text:p>6600</text:p>
          </table:table-cell>
          <table:table-cell table:style-name="ce176" office:value-type="float" office:value="151500" calcext:value-type="float">
            <text:p>151.5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32" office:value-type="string" calcext:value-type="string">
            <text:p>Revelation MK IV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Kreuzer Revelation MK III</text:p>
          </table:table-cell>
          <table:table-cell table:style-name="ce12"/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6900" calcext:value-type="float">
            <text:p>6900</text:p>
          </table:table-cell>
          <table:table-cell table:style-name="ce176" office:value-type="float" office:value="176750" calcext:value-type="float">
            <text:p>176.75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36" calcext:value-type="percentage">
            <text:p>36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Zerstörer</text:p>
          </table:table-cell>
          <table:table-cell table:style-name="ce33" office:value-type="string" calcext:value-type="string">
            <text:p>Longbow</text:p>
          </table:table-cell>
          <table:table-cell table:style-name="ce12" office:value-type="string" calcext:value-type="string">
            <text:p>Schiffslabor IV</text:p>
          </table:table-cell>
          <table:table-cell table:style-name="ce12" office:value-type="string" calcext:value-type="string">
            <text:p>Schiffsfabrik IV</text:p>
          </table:table-cell>
          <table:table-cell table:style-name="ce12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650" calcext:value-type="float">
            <text:p>650</text:p>
          </table:table-cell>
          <table:table-cell table:style-name="ce176" office:value-type="float" office:value="26000" calcext:value-type="float">
            <text:p>26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12448" calcext:value-type="float">
            <text:p>112.448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3" calcext:value-type="float">
            <text:p>1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3" calcext:value-type="float">
            <text:p>43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34" office:value-type="string" calcext:value-type="string">
            <text:p>Longbow MK II</text:p>
          </table:table-cell>
          <table:table-cell table:style-name="ce12" office:value-type="string" calcext:value-type="string">
            <text:p>Werkstatt <text:s/>II</text:p>
          </table:table-cell>
          <table:table-cell table:style-name="ce12" office:value-type="string" calcext:value-type="string">
            <text:p>Zerstörer Longbow</text:p>
          </table:table-cell>
          <table:table-cell table:style-name="ce12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683" calcext:value-type="float">
            <text:p>683</text:p>
          </table:table-cell>
          <table:table-cell table:style-name="ce176" office:value-type="float" office:value="32500" calcext:value-type="float">
            <text:p>32.5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30825" calcext:value-type="float">
            <text:p>30.825</text:p>
          </table:table-cell>
          <table:table-cell table:style-name="ce176" table:number-columns-repeated="3"/>
          <table:table-cell table:style-name="ce176" office:value-type="float" office:value="7" calcext:value-type="float">
            <text:p>7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Zerstörer</text:p>
          </table:table-cell>
          <table:table-cell table:style-name="ce35" office:value-type="string" calcext:value-type="string">
            <text:p>Broadsword</text:p>
          </table:table-cell>
          <table:table-cell table:style-name="ce12" office:value-type="string" calcext:value-type="string">
            <text:p>Schiffslabor VII</text:p>
          </table:table-cell>
          <table:table-cell table:style-name="ce12" office:value-type="string" calcext:value-type="string">
            <text:p>Schiffsfabrik VII</text:p>
          </table:table-cell>
          <table:table-cell table:style-name="ce12" office:value-type="string" calcext:value-type="string">
            <text:p>Zerstörer Longbow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850" calcext:value-type="float">
            <text:p>1850</text:p>
          </table:table-cell>
          <table:table-cell table:style-name="ce176" office:value-type="float" office:value="80000" calcext:value-type="float">
            <text:p>80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36" office:value-type="string" calcext:value-type="string">
            <text:p>Broadsword MK II</text:p>
          </table:table-cell>
          <table:table-cell table:style-name="ce12" office:value-type="string" calcext:value-type="string">
            <text:p>Werkstatt <text:s/>IV</text:p>
          </table:table-cell>
          <table:table-cell table:style-name="ce12" office:value-type="string" calcext:value-type="string">
            <text:p>Zerstörer Broadsword</text:p>
          </table:table-cell>
          <table:table-cell table:style-name="ce12" office:value-type="string" calcext:value-type="string">
            <text:p>Zerstörer Longbow MK II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43" calcext:value-type="float">
            <text:p>1943</text:p>
          </table:table-cell>
          <table:table-cell table:style-name="ce176" office:value-type="float" office:value="100000" calcext:value-type="float">
            <text:p>100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37" office:value-type="string" calcext:value-type="string">
            <text:p>Broadsword MK III</text:p>
          </table:table-cell>
          <table:table-cell table:style-name="ce12" office:value-type="string" calcext:value-type="string">
            <text:p>Zerstörer Broadsword MK II</text:p>
          </table:table-cell>
          <table:table-cell table:style-name="ce12" table:number-columns-repeated="2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035" calcext:value-type="float">
            <text:p>2035</text:p>
          </table:table-cell>
          <table:table-cell table:style-name="ce176" office:value-type="float" office:value="120000" calcext:value-type="float">
            <text:p>120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/>
          <table:table-cell table:number-columns-repeated="2" table:style-name="ce12" office:value-type="float" office:value="1" calcext:value-type="float">
            <text:p>1</text:p>
          </table:table-cell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1520550" calcext:value-type="float">
            <text:p>1.520.550</text:p>
          </table:table-cell>
          <table:table-cell table:style-name="ce176" table:number-columns-repeated="2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91" calcext:value-type="float">
            <text:p>9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Zerstörer</text:p>
          </table:table-cell>
          <table:table-cell table:style-name="ce38" office:value-type="string" calcext:value-type="string">
            <text:p>Trident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string" calcext:value-type="string">
            <text:p>Zerstörer Broadsword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4500" calcext:value-type="float">
            <text:p>4500</text:p>
          </table:table-cell>
          <table:table-cell table:style-name="ce176" office:value-type="float" office:value="116000" calcext:value-type="float">
            <text:p>116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39" office:value-type="string" calcext:value-type="string">
            <text:p>Trident MK II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Zerstörer Trident</text:p>
          </table:table-cell>
          <table:table-cell table:style-name="ce12" office:value-type="string" calcext:value-type="string">
            <text:p>Zerstörer Broadsword MK II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4725" calcext:value-type="float">
            <text:p>4725</text:p>
          </table:table-cell>
          <table:table-cell table:style-name="ce176" office:value-type="float" office:value="145000" calcext:value-type="float">
            <text:p>145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40" office:value-type="string" calcext:value-type="string">
            <text:p>Trident MK III</text:p>
          </table:table-cell>
          <table:table-cell table:style-name="ce12" office:value-type="string" calcext:value-type="string">
            <text:p>Zerstörer Trident MK II</text:p>
          </table:table-cell>
          <table:table-cell table:style-name="ce12" office:value-type="string" calcext:value-type="string">
            <text:p>Zerstörer Broadsword MK III</text:p>
          </table:table-cell>
          <table:table-cell table:style-name="ce12"/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4950" calcext:value-type="float">
            <text:p>4950</text:p>
          </table:table-cell>
          <table:table-cell table:style-name="ce176" office:value-type="float" office:value="174000" calcext:value-type="float">
            <text:p>174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41" office:value-type="string" calcext:value-type="string">
            <text:p>Trident MK IV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Zerstörer Trident MK III</text:p>
          </table:table-cell>
          <table:table-cell table:style-name="ce12"/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5175" calcext:value-type="float">
            <text:p>5175</text:p>
          </table:table-cell>
          <table:table-cell table:style-name="ce176" office:value-type="float" office:value="203000" calcext:value-type="float">
            <text:p>203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79" office:value-type="percentage" office:value="1.6" calcext:value-type="percentage">
            <text:p>16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Schlachtschiff</text:p>
          </table:table-cell>
          <table:table-cell table:style-name="ce42" office:value-type="string" calcext:value-type="string">
            <text:p>Rancor</text:p>
          </table:table-cell>
          <table:table-cell table:style-name="ce12" office:value-type="string" calcext:value-type="string">
            <text:p>Schiffslabor V</text:p>
          </table:table-cell>
          <table:table-cell table:style-name="ce12" office:value-type="string" calcext:value-type="string">
            <text:p>Schiffsfabrik V</text:p>
          </table:table-cell>
          <table:table-cell table:style-name="ce12"/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2135" calcext:value-type="float">
            <text:p>2135</text:p>
          </table:table-cell>
          <table:table-cell table:style-name="ce176" office:value-type="float" office:value="66000" calcext:value-type="float">
            <text:p>66.0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3" office:value-type="string" calcext:value-type="string">
            <text:p>Rancor MK II</text:p>
          </table:table-cell>
          <table:table-cell table:style-name="ce12" office:value-type="string" calcext:value-type="string">
            <text:p>Werkstatt <text:s/>III</text:p>
          </table:table-cell>
          <table:table-cell table:style-name="ce12" office:value-type="string" calcext:value-type="string">
            <text:p>Schlachtschiff Rancor</text:p>
          </table:table-cell>
          <table:table-cell table:style-name="ce12"/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2242" calcext:value-type="float">
            <text:p>2242</text:p>
          </table:table-cell>
          <table:table-cell table:style-name="ce176" office:value-type="float" office:value="82500" calcext:value-type="float">
            <text:p>82.5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Schlachtschiff</text:p>
          </table:table-cell>
          <table:table-cell table:style-name="ce44" office:value-type="string" calcext:value-type="string">
            <text:p>Venom</text:p>
          </table:table-cell>
          <table:table-cell table:style-name="ce12" office:value-type="string" calcext:value-type="string">
            <text:p>Schiffsfabrik VIII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string" calcext:value-type="string">
            <text:p>Schlachtschiff Rancor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010" calcext:value-type="float">
            <text:p>5010</text:p>
          </table:table-cell>
          <table:table-cell table:style-name="ce176" office:value-type="float" office:value="196000" calcext:value-type="float">
            <text:p>196.0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table:number-columns-repeated="3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5575624" calcext:value-type="float">
            <text:p>5.575.624</text:p>
          </table:table-cell>
          <table:table-cell table:style-name="ce176"/>
          <table:table-cell table:style-name="ce176" office:value-type="float" office:value="619514" calcext:value-type="float">
            <text:p>619.514</text:p>
          </table:table-cell>
          <table:table-cell table:number-columns-repeated="2" table:style-name="ce176" office:value-type="float" office:value="4" calcext:value-type="float">
            <text:p>4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99" calcext:value-type="float">
            <text:p>1999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5" office:value-type="string" calcext:value-type="string">
            <text:p>Venom MK II</text:p>
          </table:table-cell>
          <table:table-cell table:style-name="ce12" office:value-type="string" calcext:value-type="string">
            <text:p>Werkstatt IV</text:p>
          </table:table-cell>
          <table:table-cell table:style-name="ce12" office:value-type="string" calcext:value-type="string">
            <text:p>Schlachtschiff Venom</text:p>
          </table:table-cell>
          <table:table-cell table:style-name="ce12" office:value-type="string" calcext:value-type="string">
            <text:p>Schlachtschiff Rancor MK II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261" calcext:value-type="float">
            <text:p>5261</text:p>
          </table:table-cell>
          <table:table-cell table:style-name="ce176" office:value-type="float" office:value="245000" calcext:value-type="float">
            <text:p>245.0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2766250" calcext:value-type="float">
            <text:p>2.766.250</text:p>
          </table:table-cell>
          <table:table-cell table:style-name="ce176" table:number-columns-repeated="2"/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34" calcext:value-type="float">
            <text:p>34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150" calcext:value-type="float">
            <text:p>15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6" office:value-type="string" calcext:value-type="string">
            <text:p>Venom MK III</text:p>
          </table:table-cell>
          <table:table-cell table:style-name="ce12" office:value-type="string" calcext:value-type="string">
            <text:p>Schlachtschiff Venom MK II</text:p>
          </table:table-cell>
          <table:table-cell table:style-name="ce12" table:number-columns-repeated="2"/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511" calcext:value-type="float">
            <text:p>5511</text:p>
          </table:table-cell>
          <table:table-cell table:style-name="ce176" office:value-type="float" office:value="294000" calcext:value-type="float">
            <text:p>294.0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5532500" calcext:value-type="float">
            <text:p>5.532.500</text:p>
          </table:table-cell>
          <table:table-cell table:style-name="ce176" table:number-columns-repeated="2"/>
          <table:table-cell table:style-name="ce176" office:value-type="float" office:value="15" calcext:value-type="float">
            <text:p>15</text:p>
          </table:table-cell>
          <table:table-cell table:style-name="ce176" office:value-type="float" office:value="9" calcext:value-type="float">
            <text:p>9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302" calcext:value-type="float">
            <text:p>302</text:p>
          </table:table-cell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Schlachtschiff</text:p>
          </table:table-cell>
          <table:table-cell table:style-name="ce47" office:value-type="string" calcext:value-type="string">
            <text:p>Fury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 office:value-type="string" calcext:value-type="string">
            <text:p>Schlachtschiff Venom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9250" calcext:value-type="float">
            <text:p>9250</text:p>
          </table:table-cell>
          <table:table-cell table:style-name="ce176" office:value-type="float" office:value="293000" calcext:value-type="float">
            <text:p>293.0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8" office:value-type="string" calcext:value-type="string">
            <text:p>Fury MK II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Schlachtschiff Fury</text:p>
          </table:table-cell>
          <table:table-cell table:style-name="ce12" office:value-type="string" calcext:value-type="string">
            <text:p>Schlachtschiff Venom MK II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9713" calcext:value-type="float">
            <text:p>9713</text:p>
          </table:table-cell>
          <table:table-cell table:style-name="ce176" office:value-type="float" office:value="366250" calcext:value-type="float">
            <text:p>366.25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9" office:value-type="string" calcext:value-type="string">
            <text:p>Fury MK III</text:p>
          </table:table-cell>
          <table:table-cell table:style-name="ce12" office:value-type="string" calcext:value-type="string">
            <text:p>Schlachtschiff Fury MK II</text:p>
          </table:table-cell>
          <table:table-cell table:style-name="ce12" office:value-type="string" calcext:value-type="string">
            <text:p>Schlachtschiff Venom MK III</text:p>
          </table:table-cell>
          <table:table-cell table:style-name="ce12"/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175" calcext:value-type="float">
            <text:p>10175</text:p>
          </table:table-cell>
          <table:table-cell table:style-name="ce176" office:value-type="float" office:value="439500" calcext:value-type="float">
            <text:p>439.5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50" office:value-type="string" calcext:value-type="string">
            <text:p>Fury MK IV</text:p>
          </table:table-cell>
          <table:table-cell table:style-name="ce12" office:value-type="string" calcext:value-type="string">
            <text:p>Werkstatt VII</text:p>
          </table:table-cell>
          <table:table-cell table:style-name="ce12" office:value-type="string" calcext:value-type="string">
            <text:p>Schlachtschiff Fury MK III</text:p>
          </table:table-cell>
          <table:table-cell table:style-name="ce12"/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638" calcext:value-type="float">
            <text:p>10638</text:p>
          </table:table-cell>
          <table:table-cell table:style-name="ce176" office:value-type="float" office:value="512750" calcext:value-type="float">
            <text:p>512.75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0.36" calcext:value-type="percentage">
            <text:p>36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Träger</text:p>
          </table:table-cell>
          <table:table-cell table:style-name="ce51" office:value-type="string" calcext:value-type="string">
            <text:p>Midgard</text:p>
          </table:table-cell>
          <table:table-cell table:style-name="ce12" office:value-type="string" calcext:value-type="string">
            <text:p>Schlachtschiff Venom</text:p>
          </table:table-cell>
          <table:table-cell table:style-name="ce12" table:number-columns-repeated="2"/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3405" calcext:value-type="float">
            <text:p>3405</text:p>
          </table:table-cell>
          <table:table-cell table:style-name="ce176" office:value-type="float" office:value="300000" calcext:value-type="float">
            <text:p>300.0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4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2" office:value-type="string" calcext:value-type="string">
            <text:p>Midgard MK II</text:p>
          </table:table-cell>
          <table:table-cell table:style-name="ce12" table:number-columns-repeated="3"/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3575" calcext:value-type="float">
            <text:p>3575</text:p>
          </table:table-cell>
          <table:table-cell table:style-name="ce176" office:value-type="float" office:value="375000" calcext:value-type="float">
            <text:p>375.0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05" calcext:value-type="percentage">
            <text:p>5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3"/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3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office:value-type="percentage" office:value="0.06" calcext:value-type="percentage">
            <text:p>6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3" office:value-type="string" calcext:value-type="string">
            <text:p>Midgard MK III</text:p>
          </table:table-cell>
          <table:table-cell table:style-name="ce12" office:value-type="string" calcext:value-type="string">
            <text:p>Träger Midgard MK II</text:p>
          </table:table-cell>
          <table:table-cell table:style-name="ce12" table:number-columns-repeated="2"/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3746" calcext:value-type="float">
            <text:p>3746</text:p>
          </table:table-cell>
          <table:table-cell table:style-name="ce176" office:value-type="float" office:value="450000" calcext:value-type="float">
            <text:p>450.0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3"/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3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office:value-type="percentage" office:value="0.12" calcext:value-type="percentage">
            <text:p>12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Träger</text:p>
          </table:table-cell>
          <table:table-cell table:style-name="ce54" office:value-type="string" calcext:value-type="string">
            <text:p>Valhalla</text:p>
          </table:table-cell>
          <table:table-cell table:style-name="ce12" table:number-columns-repeated="3"/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76"/>
          <table:table-cell table:style-name="ce12" office:value-type="float" office:value="200" calcext:value-type="float">
            <text:p>20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5" office:value-type="string" calcext:value-type="string">
            <text:p>Valhalla MK II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Träger Valhalla</text:p>
          </table:table-cell>
          <table:table-cell table:style-name="ce12" office:value-type="string" calcext:value-type="string">
            <text:p>Träger Midgard MK II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5959" calcext:value-type="float">
            <text:p>5959</text:p>
          </table:table-cell>
          <table:table-cell table:style-name="ce176" office:value-type="float" office:value="500000" calcext:value-type="float">
            <text:p>5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05" calcext:value-type="percentage">
            <text:p>5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Ionenfeld</text:p>
          </table:table-cell>
          <table:table-cell table:style-name="ce176" office:value-type="float" office:value="8000" calcext:value-type="float">
            <text:p>8.000</text:p>
          </table:table-cell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6" office:value-type="string" calcext:value-type="string">
            <text:p>Valhalla MK III</text:p>
          </table:table-cell>
          <table:table-cell table:style-name="ce12" office:value-type="string" calcext:value-type="string">
            <text:p>Träger Valhalla MK II</text:p>
          </table:table-cell>
          <table:table-cell table:style-name="ce12" office:value-type="string" calcext:value-type="string">
            <text:p>Träger Midgard MK III</text:p>
          </table:table-cell>
          <table:table-cell table:style-name="ce12"/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6243" calcext:value-type="float">
            <text:p>6243</text:p>
          </table:table-cell>
          <table:table-cell table:style-name="ce176" office:value-type="float" office:value="600000" calcext:value-type="float">
            <text:p>6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Ionenfeld</text:p>
          </table:table-cell>
          <table:table-cell table:style-name="ce176" office:value-type="float" office:value="8000" calcext:value-type="float">
            <text:p>8.000</text:p>
          </table:table-cell>
          <table:table-cell table:style-name="ce179"/>
          <table:table-cell table:style-name="ce179" office:value-type="percentage" office:value="0.12" calcext:value-type="percentage">
            <text:p>12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7" office:value-type="string" calcext:value-type="string">
            <text:p>Valhalla MK IV</text:p>
          </table:table-cell>
          <table:table-cell table:style-name="ce12" office:value-type="string" calcext:value-type="string">
            <text:p>Werkstatt VII</text:p>
          </table:table-cell>
          <table:table-cell table:style-name="ce12" office:value-type="string" calcext:value-type="string">
            <text:p>Träger Valhalla MK III</text:p>
          </table:table-cell>
          <table:table-cell table:style-name="ce12"/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6526" calcext:value-type="float">
            <text:p>6526</text:p>
          </table:table-cell>
          <table:table-cell table:style-name="ce176" office:value-type="float" office:value="700000" calcext:value-type="float">
            <text:p>7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15" calcext:value-type="percentage">
            <text:p>15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Ionenfeld</text:p>
          </table:table-cell>
          <table:table-cell table:style-name="ce176" office:value-type="float" office:value="8000" calcext:value-type="float">
            <text:p>8.000</text:p>
          </table:table-cell>
          <table:table-cell table:style-name="ce179"/>
          <table:table-cell table:style-name="ce179" office:value-type="percentage" office:value="0.18" calcext:value-type="percentage">
            <text:p>18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Fregatte</text:p>
          </table:table-cell>
          <table:table-cell table:style-name="ce58" office:value-type="string" calcext:value-type="string">
            <text:p>Condor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125" calcext:value-type="float">
            <text:p>3125</text:p>
          </table:table-cell>
          <table:table-cell table:style-name="ce176" office:value-type="float" office:value="36000" calcext:value-type="float">
            <text:p>36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76" calcext:value-type="float">
            <text:p>27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59" office:value-type="string" calcext:value-type="string">
            <text:p>Condor MK II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Fregatte Condor</text:p>
          </table:table-cell>
          <table:table-cell table:style-name="ce12" office:value-type="string" calcext:value-type="string">
            <text:p>Fregatte Nighthawk MK II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281" calcext:value-type="float">
            <text:p>3281</text:p>
          </table:table-cell>
          <table:table-cell table:style-name="ce176" office:value-type="float" office:value="45000" calcext:value-type="float">
            <text:p>45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76" calcext:value-type="float">
            <text:p>276</text:p>
          </table:table-cell>
          <table:table-cell table:style-name="ce179" office:value-type="percentage" office:value="-0.12" calcext:value-type="percentage">
            <text:p>-12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60" office:value-type="string" calcext:value-type="string">
            <text:p>Condor MK III</text:p>
          </table:table-cell>
          <table:table-cell table:style-name="ce12" office:value-type="string" calcext:value-type="string">
            <text:p>Fregatte Condor MK II</text:p>
          </table:table-cell>
          <table:table-cell table:style-name="ce12" office:value-type="string" calcext:value-type="string">
            <text:p>Fregatte Nighthawk MK III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438" calcext:value-type="float">
            <text:p>3438</text:p>
          </table:table-cell>
          <table:table-cell table:style-name="ce176" office:value-type="float" office:value="54000" calcext:value-type="float">
            <text:p>54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76" calcext:value-type="float">
            <text:p>276</text:p>
          </table:table-cell>
          <table:table-cell table:style-name="ce179" office:value-type="percentage" office:value="-0.24" calcext:value-type="percentage">
            <text:p>-24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61" office:value-type="string" calcext:value-type="string">
            <text:p>Condor MK IV</text:p>
          </table:table-cell>
          <table:table-cell table:style-name="ce12" office:value-type="string" calcext:value-type="string">
            <text:p>Fregatte Condor MK III</text:p>
          </table:table-cell>
          <table:table-cell table:style-name="ce12" office:value-type="string" calcext:value-type="string">
            <text:p>Fregatte Nighthawk MK IV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594" calcext:value-type="float">
            <text:p>3594</text:p>
          </table:table-cell>
          <table:table-cell table:style-name="ce176" office:value-type="float" office:value="63000" calcext:value-type="float">
            <text:p>63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76" calcext:value-type="float">
            <text:p>276</text:p>
          </table:table-cell>
          <table:table-cell table:style-name="ce179" office:value-type="percentage" office:value="-0.36" calcext:value-type="percentage">
            <text:p>-36%</text:p>
          </table:table-cell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1.6" calcext:value-type="percentage">
            <text:p>160%</text:p>
          </table:table-cell>
          <table:table-cell table:style-name="ce179" office:value-type="percentage" office:value="0.6" calcext:value-type="percentage">
            <text:p>6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62" office:value-type="string" calcext:value-type="string">
            <text:p>Condor MK V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Fregatte Condor MK IV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750" calcext:value-type="float">
            <text:p>3750</text:p>
          </table:table-cell>
          <table:table-cell table:style-name="ce176" office:value-type="float" office:value="72000" calcext:value-type="float">
            <text:p>72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76" calcext:value-type="float">
            <text:p>276</text:p>
          </table:table-cell>
          <table:table-cell table:style-name="ce179" office:value-type="percentage" office:value="-0.5" calcext:value-type="percentage">
            <text:p>-5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2" calcext:value-type="percentage">
            <text:p>200%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Kreuzer</text:p>
          </table:table-cell>
          <table:table-cell table:style-name="ce63" office:value-type="string" calcext:value-type="string">
            <text:p>Destiny</text:p>
          </table:table-cell>
          <table:table-cell table:style-name="ce12" office:value-type="string" calcext:value-type="string">
            <text:p>Kreuzer Exodus</text:p>
          </table:table-cell>
          <table:table-cell table:style-name="ce12" table:number-columns-repeated="2"/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125" calcext:value-type="float">
            <text:p>2125</text:p>
          </table:table-cell>
          <table:table-cell table:style-name="ce176" office:value-type="float" office:value="32000" calcext:value-type="float">
            <text:p>32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4" office:value-type="string" calcext:value-type="string">
            <text:p>Destiny MK II</text:p>
          </table:table-cell>
          <table:table-cell table:style-name="ce12" office:value-type="string" calcext:value-type="string">
            <text:p>Kreuzer Destiny</text:p>
          </table:table-cell>
          <table:table-cell table:style-name="ce12" office:value-type="string" calcext:value-type="string">
            <text:p>Kreuzer Exodus MK II</text:p>
          </table:table-cell>
          <table:table-cell table:style-name="ce12"/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231" calcext:value-type="float">
            <text:p>2231</text:p>
          </table:table-cell>
          <table:table-cell table:style-name="ce176" office:value-type="float" office:value="40000" calcext:value-type="float">
            <text:p>40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5" office:value-type="string" calcext:value-type="string">
            <text:p>Destiny MK III</text:p>
          </table:table-cell>
          <table:table-cell table:style-name="ce12" office:value-type="string" calcext:value-type="string">
            <text:p>Kreuzer Destiny MK II</text:p>
          </table:table-cell>
          <table:table-cell table:style-name="ce12" office:value-type="string" calcext:value-type="string">
            <text:p>Kreuzer Exodus MK III</text:p>
          </table:table-cell>
          <table:table-cell table:style-name="ce12"/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338" calcext:value-type="float">
            <text:p>2338</text:p>
          </table:table-cell>
          <table:table-cell table:style-name="ce176" office:value-type="float" office:value="45000" calcext:value-type="float">
            <text:p>45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Kreuzer</text:p>
          </table:table-cell>
          <table:table-cell table:style-name="ce66" office:value-type="string" calcext:value-type="string">
            <text:p>Apocrypha</text:p>
          </table:table-cell>
          <table:table-cell table:style-name="ce12" office:value-type="string" calcext:value-type="string">
            <text:p>Kreuzer Revelation</text:p>
          </table:table-cell>
          <table:table-cell table:style-name="ce12" table:number-columns-repeated="2"/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7000" calcext:value-type="float">
            <text:p>7000</text:p>
          </table:table-cell>
          <table:table-cell table:style-name="ce176" office:value-type="float" office:value="50500" calcext:value-type="float">
            <text:p>50.5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7" office:value-type="string" calcext:value-type="string">
            <text:p>Apocrypha MK II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Kreuzer Apocrypha</text:p>
          </table:table-cell>
          <table:table-cell table:style-name="ce12" office:value-type="string" calcext:value-type="string">
            <text:p>Kreuzer Revelation MK II</text:p>
          </table:table-cell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7350" calcext:value-type="float">
            <text:p>7350</text:p>
          </table:table-cell>
          <table:table-cell table:style-name="ce176" office:value-type="float" office:value="63125" calcext:value-type="float">
            <text:p>63.125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8" office:value-type="string" calcext:value-type="string">
            <text:p>Apocrypha MK III</text:p>
          </table:table-cell>
          <table:table-cell table:style-name="ce12" office:value-type="string" calcext:value-type="string">
            <text:p>Kreuzer Apocrypha MK II</text:p>
          </table:table-cell>
          <table:table-cell table:style-name="ce12" office:value-type="string" calcext:value-type="string">
            <text:p>Kreuzer Revelation MK III</text:p>
          </table:table-cell>
          <table:table-cell table:style-name="ce12"/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7700" calcext:value-type="float">
            <text:p>7700</text:p>
          </table:table-cell>
          <table:table-cell table:style-name="ce176" office:value-type="float" office:value="75700" calcext:value-type="float">
            <text:p>75.7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9" office:value-type="string" calcext:value-type="string">
            <text:p>Apocrypha MK IV</text:p>
          </table:table-cell>
          <table:table-cell table:style-name="ce12" office:value-type="string" calcext:value-type="string">
            <text:p>Kreuzer Apocrypha MK III</text:p>
          </table:table-cell>
          <table:table-cell table:style-name="ce12" office:value-type="string" calcext:value-type="string">
            <text:p>Kreuzer Revelation MK IV</text:p>
          </table:table-cell>
          <table:table-cell table:style-name="ce12"/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8050" calcext:value-type="float">
            <text:p>8050</text:p>
          </table:table-cell>
          <table:table-cell table:style-name="ce176" office:value-type="float" office:value="88375" calcext:value-type="float">
            <text:p>88.375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36" calcext:value-type="percentage">
            <text:p>36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70" office:value-type="string" calcext:value-type="string">
            <text:p>Apocrypha MK V</text:p>
          </table:table-cell>
          <table:table-cell table:style-name="ce12" office:value-type="string" calcext:value-type="string">
            <text:p>Werkstatt <text:s/>VII</text:p>
          </table:table-cell>
          <table:table-cell table:style-name="ce12" office:value-type="string" calcext:value-type="string">
            <text:p>Kreuzer Apocrypha MK IV</text:p>
          </table:table-cell>
          <table:table-cell table:style-name="ce12"/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8400" calcext:value-type="float">
            <text:p>8400</text:p>
          </table:table-cell>
          <table:table-cell table:style-name="ce176" office:value-type="float" office:value="101000" calcext:value-type="float">
            <text:p>101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office:value-type="percentage" office:value="0.5" calcext:value-type="percentage">
            <text:p>5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Zerstörer</text:p>
          </table:table-cell>
          <table:table-cell table:style-name="ce71" office:value-type="string" calcext:value-type="string">
            <text:p>Scythe</text:p>
          </table:table-cell>
          <table:table-cell table:style-name="ce12" office:value-type="string" calcext:value-type="string">
            <text:p>Zerstörer Trident</text:p>
          </table:table-cell>
          <table:table-cell table:style-name="ce12" table:number-columns-repeated="2"/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5700" calcext:value-type="float">
            <text:p>5700</text:p>
          </table:table-cell>
          <table:table-cell table:style-name="ce176" office:value-type="float" office:value="58000" calcext:value-type="float">
            <text:p>58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72" office:value-type="string" calcext:value-type="string">
            <text:p>Scythe MK II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Zerstörer Scythe</text:p>
          </table:table-cell>
          <table:table-cell table:style-name="ce12" office:value-type="string" calcext:value-type="string">
            <text:p>Zerstörer Trident MK II</text:p>
          </table:table-cell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5985" calcext:value-type="float">
            <text:p>5985</text:p>
          </table:table-cell>
          <table:table-cell table:style-name="ce176" office:value-type="float" office:value="72500" calcext:value-type="float">
            <text:p>72.5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73" office:value-type="string" calcext:value-type="string">
            <text:p>Scythe MK III</text:p>
          </table:table-cell>
          <table:table-cell table:style-name="ce12" office:value-type="string" calcext:value-type="string">
            <text:p>Zerstörer Scythe MK II</text:p>
          </table:table-cell>
          <table:table-cell table:style-name="ce12" office:value-type="string" calcext:value-type="string">
            <text:p>Zerstörer Trident MK III</text:p>
          </table:table-cell>
          <table:table-cell table:style-name="ce12"/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6270" calcext:value-type="float">
            <text:p>6270</text:p>
          </table:table-cell>
          <table:table-cell table:style-name="ce176" office:value-type="float" office:value="87000" calcext:value-type="float">
            <text:p>87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74" office:value-type="string" calcext:value-type="string">
            <text:p>Scythe MK IV</text:p>
          </table:table-cell>
          <table:table-cell table:style-name="ce12" office:value-type="string" calcext:value-type="string">
            <text:p>Zerstörer Scythe MK III</text:p>
          </table:table-cell>
          <table:table-cell table:style-name="ce12" office:value-type="string" calcext:value-type="string">
            <text:p>Zerstörer Trident MK IV</text:p>
          </table:table-cell>
          <table:table-cell table:style-name="ce12"/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6555" calcext:value-type="float">
            <text:p>6555</text:p>
          </table:table-cell>
          <table:table-cell table:style-name="ce176" office:value-type="float" office:value="101500" calcext:value-type="float">
            <text:p>101.5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79" office:value-type="percentage" office:value="1.6" calcext:value-type="percentage">
            <text:p>16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75" office:value-type="string" calcext:value-type="string">
            <text:p>Scythe MK V</text:p>
          </table:table-cell>
          <table:table-cell table:style-name="ce12" office:value-type="string" calcext:value-type="string">
            <text:p>Werkstatt <text:s/>VII</text:p>
          </table:table-cell>
          <table:table-cell table:style-name="ce12" office:value-type="string" calcext:value-type="string">
            <text:p>Zerstörer Scythe MK IV</text:p>
          </table:table-cell>
          <table:table-cell table:style-name="ce12"/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6840" calcext:value-type="float">
            <text:p>6840</text:p>
          </table:table-cell>
          <table:table-cell table:style-name="ce176" office:value-type="float" office:value="116000" calcext:value-type="float">
            <text:p>116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office:value-type="percentage" office:value="0.5" calcext:value-type="percentage">
            <text:p>50%</text:p>
          </table:table-cell>
          <table:table-cell table:style-name="ce179" office:value-type="percentage" office:value="2" calcext:value-type="percentage">
            <text:p>2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Schlachtschiff</text:p>
          </table:table-cell>
          <table:table-cell table:style-name="ce76" office:value-type="string" calcext:value-type="string">
            <text:p>Dread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/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9810" calcext:value-type="float">
            <text:p>9810</text:p>
          </table:table-cell>
          <table:table-cell table:style-name="ce176" office:value-type="float" office:value="146500" calcext:value-type="float">
            <text:p>146.50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77" office:value-type="string" calcext:value-type="string">
            <text:p>Dread MK II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Schlachtschiff Dread</text:p>
          </table:table-cell>
          <table:table-cell table:style-name="ce12" office:value-type="string" calcext:value-type="string">
            <text:p>Schlachtschiff Fury MK II</text:p>
          </table:table-cell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10301" calcext:value-type="float">
            <text:p>10301</text:p>
          </table:table-cell>
          <table:table-cell table:style-name="ce176" office:value-type="float" office:value="183125" calcext:value-type="float">
            <text:p>183.125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78" office:value-type="string" calcext:value-type="string">
            <text:p>Dread MK III</text:p>
          </table:table-cell>
          <table:table-cell table:style-name="ce12" office:value-type="string" calcext:value-type="string">
            <text:p>Schlachtschiff Dread MK II</text:p>
          </table:table-cell>
          <table:table-cell table:style-name="ce12" office:value-type="string" calcext:value-type="string">
            <text:p>Schlachtschiff Fury MK III</text:p>
          </table:table-cell>
          <table:table-cell table:style-name="ce12"/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10791" calcext:value-type="float">
            <text:p>10791</text:p>
          </table:table-cell>
          <table:table-cell table:style-name="ce176" office:value-type="float" office:value="219750" calcext:value-type="float">
            <text:p>219.75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79" office:value-type="string" calcext:value-type="string">
            <text:p>Dread MK IV</text:p>
          </table:table-cell>
          <table:table-cell table:style-name="ce12" office:value-type="string" calcext:value-type="string">
            <text:p>Schlachtschiff Dread MK III</text:p>
          </table:table-cell>
          <table:table-cell table:style-name="ce12" office:value-type="string" calcext:value-type="string">
            <text:p>Schlachtschiff Fury MK IV</text:p>
          </table:table-cell>
          <table:table-cell table:style-name="ce12"/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11282" calcext:value-type="float">
            <text:p>11282</text:p>
          </table:table-cell>
          <table:table-cell table:style-name="ce176" office:value-type="float" office:value="256375" calcext:value-type="float">
            <text:p>256.375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0.36" calcext:value-type="percentage">
            <text:p>36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80" office:value-type="string" calcext:value-type="string">
            <text:p>Dread MK V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Schlachtschiff Dread MK III</text:p>
          </table:table-cell>
          <table:table-cell table:style-name="ce12"/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11772" calcext:value-type="float">
            <text:p>11772</text:p>
          </table:table-cell>
          <table:table-cell table:style-name="ce176" office:value-type="float" office:value="293000" calcext:value-type="float">
            <text:p>293.00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0.5" calcext:value-type="percentage">
            <text:p>5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iegskutter</text:p>
          </table:table-cell>
          <table:table-cell table:style-name="ce81" office:value-type="string" calcext:value-type="string">
            <text:p>Gharial</text:p>
          </table:table-cell>
          <table:table-cell table:style-name="ce12" table:number-columns-repeated="3"/>
          <table:table-cell table:style-name="ce12" office:value-type="float" office:value="950" calcext:value-type="float">
            <text:p>950</text:p>
          </table:table-cell>
          <table:table-cell table:style-name="ce12"/>
          <table:table-cell table:style-name="ce176"/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iegskutter</text:p>
          </table:table-cell>
          <table:table-cell table:style-name="ce82" office:value-type="string" calcext:value-type="string">
            <text:p>Gharial MK II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Kriegskutter Gharial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6300" calcext:value-type="float">
            <text:p>6300</text:p>
          </table:table-cell>
          <table:table-cell table:style-name="ce176" office:value-type="float" office:value="126250" calcext:value-type="float">
            <text:p>126.25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79"/>
          <table:table-cell table:style-name="ce179" office:value-type="percentage" office:value="0.05" calcext:value-type="percentage">
            <text:p>5%</text:p>
          </table:table-cell>
          <table:table-cell table:style-name="ce179"/>
          <table:table-cell table:style-name="ce179" office:value-type="percentage" office:value="0.12" calcext:value-type="percentage">
            <text:p>12%</text:p>
          </table:table-cell>
          <table:table-cell table:style-name="ce12" table:number-columns-repeated="3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0.5" calcext:value-type="percentage">
            <text:p>50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iegskutter</text:p>
          </table:table-cell>
          <table:table-cell table:style-name="ce83" office:value-type="string" calcext:value-type="string">
            <text:p>Gharial MK III</text:p>
          </table:table-cell>
          <table:table-cell table:style-name="ce12" office:value-type="string" calcext:value-type="string">
            <text:p>Fregatte Nighthawk MK III</text:p>
          </table:table-cell>
          <table:table-cell table:style-name="ce12" office:value-type="string" calcext:value-type="string">
            <text:p>Kriegskutter Gharial MK II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6600" calcext:value-type="float">
            <text:p>6600</text:p>
          </table:table-cell>
          <table:table-cell table:style-name="ce176" office:value-type="float" office:value="151500" calcext:value-type="float">
            <text:p>151.5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/>
          <table:table-cell table:style-name="ce179" office:value-type="percentage" office:value="0.24" calcext:value-type="percentage">
            <text:p>24%</text:p>
          </table:table-cell>
          <table:table-cell table:style-name="ce12" table:number-columns-repeated="3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0.66" calcext:value-type="percentage">
            <text:p>66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iegskutter</text:p>
          </table:table-cell>
          <table:table-cell table:style-name="ce84" office:value-type="string" calcext:value-type="string">
            <text:p>Gharial MK IV</text:p>
          </table:table-cell>
          <table:table-cell table:style-name="ce12" office:value-type="string" calcext:value-type="string">
            <text:p>Fregatte Nighthawk MK IV</text:p>
          </table:table-cell>
          <table:table-cell table:style-name="ce12" office:value-type="string" calcext:value-type="string">
            <text:p>Kriegskutter Gharial MK III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6900" calcext:value-type="float">
            <text:p>6900</text:p>
          </table:table-cell>
          <table:table-cell table:style-name="ce176" office:value-type="float" office:value="176750" calcext:value-type="float">
            <text:p>176.75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79"/>
          <table:table-cell table:style-name="ce179" office:value-type="percentage" office:value="0.15" calcext:value-type="percentage">
            <text:p>15%</text:p>
          </table:table-cell>
          <table:table-cell table:style-name="ce179"/>
          <table:table-cell table:style-name="ce179" office:value-type="percentage" office:value="0.36" calcext:value-type="percentage">
            <text:p>36%</text:p>
          </table:table-cell>
          <table:table-cell table:style-name="ce12" table:number-columns-repeated="3"/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0.83" calcext:value-type="percentage">
            <text:p>83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iegskutter</text:p>
          </table:table-cell>
          <table:table-cell table:style-name="ce85" office:value-type="string" calcext:value-type="string">
            <text:p>Gharial MK V</text:p>
          </table:table-cell>
          <table:table-cell table:style-name="ce12" office:value-type="string" calcext:value-type="string">
            <text:p>Werkstatt VII</text:p>
          </table:table-cell>
          <table:table-cell table:style-name="ce12" office:value-type="string" calcext:value-type="string">
            <text:p>Kriegskutter Gharial MK IV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7200" calcext:value-type="float">
            <text:p>7200</text:p>
          </table:table-cell>
          <table:table-cell table:style-name="ce176" office:value-type="float" office:value="202000" calcext:value-type="float">
            <text:p>202.0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79"/>
          <table:table-cell table:style-name="ce179" office:value-type="percentage" office:value="0.2" calcext:value-type="percentage">
            <text:p>20%</text:p>
          </table:table-cell>
          <table:table-cell table:style-name="ce179"/>
          <table:table-cell table:style-name="ce179" office:value-type="percentage" office:value="0.5" calcext:value-type="percentage">
            <text:p>50%</text:p>
          </table:table-cell>
          <table:table-cell table:style-name="ce12" table:number-columns-repeated="3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1" calcext:value-type="percentage">
            <text:p>100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Träger</text:p>
          </table:table-cell>
          <table:table-cell table:style-name="ce86" office:value-type="string" calcext:value-type="string">
            <text:p>Ragnarok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6935" calcext:value-type="float">
            <text:p>6935</text:p>
          </table:table-cell>
          <table:table-cell table:style-name="ce176" office:value-type="float" office:value="500000" calcext:value-type="float">
            <text:p>500.00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Manövrierbarkeitsfeld</text:p>
          </table:table-cell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87" office:value-type="string" calcext:value-type="string">
            <text:p>Ragnarok MK II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Träger Ragnarok</text:p>
          </table:table-cell>
          <table:table-cell table:style-name="ce12" office:value-type="string" calcext:value-type="string">
            <text:p>Träger Midgard MK II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7282" calcext:value-type="float">
            <text:p>7282</text:p>
          </table:table-cell>
          <table:table-cell table:style-name="ce176" office:value-type="float" office:value="625000" calcext:value-type="float">
            <text:p>625.00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05" calcext:value-type="percentage">
            <text:p>5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88" office:value-type="string" calcext:value-type="string">
            <text:p>Ragnarok MK III</text:p>
          </table:table-cell>
          <table:table-cell table:style-name="ce12" office:value-type="string" calcext:value-type="string">
            <text:p>Träger Ragnarok MK II</text:p>
          </table:table-cell>
          <table:table-cell table:style-name="ce12" office:value-type="string" calcext:value-type="string">
            <text:p>Träger Midgard MK III</text:p>
          </table:table-cell>
          <table:table-cell table:style-name="ce1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7269" calcext:value-type="float">
            <text:p>7269</text:p>
          </table:table-cell>
          <table:table-cell table:style-name="ce176" office:value-type="float" office:value="750000" calcext:value-type="float">
            <text:p>750.00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/>
          <table:table-cell table:style-name="ce179" office:value-type="percentage" office:value="0.12" calcext:value-type="percentage">
            <text:p>12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89" office:value-type="string" calcext:value-type="string">
            <text:p>Ragnarok MK IV</text:p>
          </table:table-cell>
          <table:table-cell table:style-name="ce12" office:value-type="string" calcext:value-type="string">
            <text:p>Träger Ragnarok MK III</text:p>
          </table:table-cell>
          <table:table-cell table:style-name="ce12" table:number-columns-repeated="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7975" calcext:value-type="float">
            <text:p>7975</text:p>
          </table:table-cell>
          <table:table-cell table:style-name="ce176" office:value-type="float" office:value="875000" calcext:value-type="float">
            <text:p>875.00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15" calcext:value-type="percentage">
            <text:p>15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/>
          <table:table-cell table:style-name="ce179" office:value-type="percentage" office:value="0.18" calcext:value-type="percentage">
            <text:p>18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90" office:value-type="string" calcext:value-type="string">
            <text:p>Ragnarok MK V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Träger Ragnarok MK IV</text:p>
          </table:table-cell>
          <table:table-cell table:style-name="ce1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8322" calcext:value-type="float">
            <text:p>8322</text:p>
          </table:table-cell>
          <table:table-cell table:style-name="ce176" office:value-type="float" office:value="1000000" calcext:value-type="float">
            <text:p>1.000.00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/>
          <table:table-cell table:style-name="ce179" office:value-type="percentage" office:value="0.2" calcext:value-type="percentage">
            <text:p>20%</text:p>
          </table:table-cell>
          <table:table-cell table:style-name="ce179" table:number-columns-repeated="2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Manövrierbarkeitsfeld</text:p>
          </table:table-cell>
          <table:table-cell table:style-name="ce176" office:value-type="float" office:value="11000" calcext:value-type="float">
            <text:p>11.000</text:p>
          </table:table-cell>
          <table:table-cell table:style-name="ce179"/>
          <table:table-cell table:style-name="ce179" office:value-type="percentage" office:value="0.25" calcext:value-type="percentage">
            <text:p>25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table:number-columns-repeated="2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Fregatte</text:p>
          </table:table-cell>
          <table:table-cell table:style-name="ce91" office:value-type="string" calcext:value-type="string">
            <text:p>Eagle</text:p>
          </table:table-cell>
          <table:table-cell table:style-name="ce12" office:value-type="string" calcext:value-type="string">
            <text:p>Fregatte Nighthawk</text:p>
          </table:table-cell>
          <table:table-cell table:style-name="ce12" table:number-columns-repeated="2"/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4100" calcext:value-type="float">
            <text:p>4100</text:p>
          </table:table-cell>
          <table:table-cell table:style-name="ce176" office:value-type="float" office:value="86400" calcext:value-type="float">
            <text:p>86.4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03" calcext:value-type="float">
            <text:p>303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92" office:value-type="string" calcext:value-type="string">
            <text:p>Eagle MK II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Fregatte Eagle</text:p>
          </table:table-cell>
          <table:table-cell table:style-name="ce12" office:value-type="string" calcext:value-type="string">
            <text:p>Fregatte Nighthawk MK II</text:p>
          </table:table-cell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4305" calcext:value-type="float">
            <text:p>4305</text:p>
          </table:table-cell>
          <table:table-cell table:style-name="ce176" office:value-type="float" office:value="108000" calcext:value-type="float">
            <text:p>108.0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03" calcext:value-type="float">
            <text:p>303</text:p>
          </table:table-cell>
          <table:table-cell table:style-name="ce179" office:value-type="percentage" office:value="-0.12" calcext:value-type="percentage">
            <text:p>-12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93" office:value-type="string" calcext:value-type="string">
            <text:p>Eagle MK III</text:p>
          </table:table-cell>
          <table:table-cell table:style-name="ce12" office:value-type="string" calcext:value-type="string">
            <text:p>Fregatte Eagle MK II</text:p>
          </table:table-cell>
          <table:table-cell table:style-name="ce12" office:value-type="string" calcext:value-type="string">
            <text:p>Fregatte Nighthawk MK III</text:p>
          </table:table-cell>
          <table:table-cell table:style-name="ce12"/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4510" calcext:value-type="float">
            <text:p>4510</text:p>
          </table:table-cell>
          <table:table-cell table:style-name="ce176" office:value-type="float" office:value="129600" calcext:value-type="float">
            <text:p>129.6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03" calcext:value-type="float">
            <text:p>303</text:p>
          </table:table-cell>
          <table:table-cell table:style-name="ce179" office:value-type="percentage" office:value="-0.24" calcext:value-type="percentage">
            <text:p>-24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94" office:value-type="string" calcext:value-type="string">
            <text:p>Eagle MK IV</text:p>
          </table:table-cell>
          <table:table-cell table:style-name="ce12" office:value-type="string" calcext:value-type="string">
            <text:p>Fregatte Eagle MK III</text:p>
          </table:table-cell>
          <table:table-cell table:style-name="ce12" office:value-type="string" calcext:value-type="string">
            <text:p>Fregatte Nighthawk MK IV</text:p>
          </table:table-cell>
          <table:table-cell table:style-name="ce12"/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4715" calcext:value-type="float">
            <text:p>4715</text:p>
          </table:table-cell>
          <table:table-cell table:style-name="ce176" office:value-type="float" office:value="151200" calcext:value-type="float">
            <text:p>151.2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03" calcext:value-type="float">
            <text:p>303</text:p>
          </table:table-cell>
          <table:table-cell table:style-name="ce179" office:value-type="percentage" office:value="-0.36" calcext:value-type="percentage">
            <text:p>-36%</text:p>
          </table:table-cell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1.6" calcext:value-type="percentage">
            <text:p>160%</text:p>
          </table:table-cell>
          <table:table-cell table:style-name="ce179" office:value-type="percentage" office:value="0.6" calcext:value-type="percentage">
            <text:p>6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95" office:value-type="string" calcext:value-type="string">
            <text:p>Eagle MK V</text:p>
          </table:table-cell>
          <table:table-cell table:style-name="ce12" office:value-type="string" calcext:value-type="string">
            <text:p>Werkstatt <text:s/>VII</text:p>
          </table:table-cell>
          <table:table-cell table:style-name="ce12" office:value-type="string" calcext:value-type="string">
            <text:p>Fregatte Eagle MK IV</text:p>
          </table:table-cell>
          <table:table-cell table:style-name="ce12"/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4920" calcext:value-type="float">
            <text:p>4920</text:p>
          </table:table-cell>
          <table:table-cell table:style-name="ce176" office:value-type="float" office:value="172800" calcext:value-type="float">
            <text:p>172.8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03" calcext:value-type="float">
            <text:p>303</text:p>
          </table:table-cell>
          <table:table-cell table:style-name="ce179" office:value-type="percentage" office:value="-0.5" calcext:value-type="percentage">
            <text:p>-5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2" calcext:value-type="percentage">
            <text:p>200%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euzer</text:p>
          </table:table-cell>
          <table:table-cell table:style-name="ce96" office:value-type="string" calcext:value-type="string">
            <text:p>Corinthian</text:p>
          </table:table-cell>
          <table:table-cell table:style-name="ce12" table:number-columns-repeated="3"/>
          <table:table-cell table:style-name="ce12" office:value-type="float" office:value="1680" calcext:value-type="float">
            <text:p>1680</text:p>
          </table:table-cell>
          <table:table-cell table:style-name="ce12"/>
          <table:table-cell table:style-name="ce176"/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22" calcext:value-type="float">
            <text:p>222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97" office:value-type="string" calcext:value-type="string">
            <text:p>Corinthian MK II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Kreuzer Corinthian</text:p>
          </table:table-cell>
          <table:table-cell table:style-name="ce12" office:value-type="string" calcext:value-type="string">
            <text:p>Kreuzer Revelation MK II</text:p>
          </table:table-cell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7350" calcext:value-type="float">
            <text:p>7350</text:p>
          </table:table-cell>
          <table:table-cell table:style-name="ce176" office:value-type="float" office:value="75750" calcext:value-type="float">
            <text:p>75.75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22" calcext:value-type="float">
            <text:p>222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98" office:value-type="string" calcext:value-type="string">
            <text:p>Corinthian MK III</text:p>
          </table:table-cell>
          <table:table-cell table:style-name="ce12" office:value-type="string" calcext:value-type="string">
            <text:p>Kreuzer Corinthian MK II</text:p>
          </table:table-cell>
          <table:table-cell table:style-name="ce12" office:value-type="string" calcext:value-type="string">
            <text:p>Kreuzer Revelation MK III</text:p>
          </table:table-cell>
          <table:table-cell table:style-name="ce12"/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7700" calcext:value-type="float">
            <text:p>7700</text:p>
          </table:table-cell>
          <table:table-cell table:style-name="ce176" office:value-type="float" office:value="90900" calcext:value-type="float">
            <text:p>90.9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22" calcext:value-type="float">
            <text:p>222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99" office:value-type="string" calcext:value-type="string">
            <text:p>Corinthian MK IV</text:p>
          </table:table-cell>
          <table:table-cell table:style-name="ce12" office:value-type="string" calcext:value-type="string">
            <text:p>Kreuzer Corinthian MK III</text:p>
          </table:table-cell>
          <table:table-cell table:style-name="ce12" office:value-type="string" calcext:value-type="string">
            <text:p>Kreuzer Revelation MK IV</text:p>
          </table:table-cell>
          <table:table-cell table:style-name="ce12"/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8050" calcext:value-type="float">
            <text:p>8050</text:p>
          </table:table-cell>
          <table:table-cell table:style-name="ce176" office:value-type="float" office:value="106050" calcext:value-type="float">
            <text:p>106.05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22" calcext:value-type="float">
            <text:p>222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36" calcext:value-type="percentage">
            <text:p>36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100" office:value-type="string" calcext:value-type="string">
            <text:p>Corinthian MK V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Kreuzer Corinthian MK IV</text:p>
          </table:table-cell>
          <table:table-cell table:style-name="ce12"/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8400" calcext:value-type="float">
            <text:p>8400</text:p>
          </table:table-cell>
          <table:table-cell table:style-name="ce176" office:value-type="float" office:value="121200" calcext:value-type="float">
            <text:p>121.2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22" calcext:value-type="float">
            <text:p>222</text:p>
          </table:table-cell>
          <table:table-cell table:style-name="ce179" table:number-columns-repeated="4"/>
          <table:table-cell table:style-name="ce12" table:number-columns-repeated="3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office:value-type="percentage" office:value="0.5" calcext:value-type="percentage">
            <text:p>50%</text:p>
          </table:table-cell>
          <table:table-cell table:style-name="ce179" table:number-columns-repeated="4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Zerstörer</text:p>
          </table:table-cell>
          <table:table-cell table:style-name="ce101" office:value-type="string" calcext:value-type="string">
            <text:p>Lance</text:p>
          </table:table-cell>
          <table:table-cell table:style-name="ce12" table:number-columns-repeated="3"/>
          <table:table-cell table:style-name="ce12" office:value-type="float" office:value="526" calcext:value-type="float">
            <text:p>526</text:p>
          </table:table-cell>
          <table:table-cell table:style-name="ce12"/>
          <table:table-cell table:style-name="ce176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102" office:value-type="string" calcext:value-type="string">
            <text:p>Lance MK II</text:p>
          </table:table-cell>
          <table:table-cell table:style-name="ce12" office:value-type="string" calcext:value-type="string">
            <text:p>Zerstörer Lance</text:p>
          </table:table-cell>
          <table:table-cell table:style-name="ce12" office:value-type="string" calcext:value-type="string">
            <text:p>Zerstörer Trident MK II</text:p>
          </table:table-cell>
          <table:table-cell table:style-name="ce12"/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5775" calcext:value-type="float">
            <text:p>5775</text:p>
          </table:table-cell>
          <table:table-cell table:style-name="ce176" office:value-type="float" office:value="87000" calcext:value-type="float">
            <text:p>87.00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1" calcext:value-type="percentage">
            <text:p>1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103" office:value-type="string" calcext:value-type="string">
            <text:p>Lance MK III</text:p>
          </table:table-cell>
          <table:table-cell table:style-name="ce12" office:value-type="string" calcext:value-type="string">
            <text:p>Zerstörer Lance MK II</text:p>
          </table:table-cell>
          <table:table-cell table:style-name="ce12" office:value-type="string" calcext:value-type="string">
            <text:p>Zerstörer Trident MK III</text:p>
          </table:table-cell>
          <table:table-cell table:style-name="ce12"/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6050" calcext:value-type="float">
            <text:p>6050</text:p>
          </table:table-cell>
          <table:table-cell table:style-name="ce176" office:value-type="float" office:value="104400" calcext:value-type="float">
            <text:p>104.40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1.3" calcext:value-type="percentage">
            <text:p>13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104" office:value-type="string" calcext:value-type="string">
            <text:p>Lance MK IV</text:p>
          </table:table-cell>
          <table:table-cell table:style-name="ce12" office:value-type="string" calcext:value-type="string">
            <text:p>Zerstörer Lance MK III</text:p>
          </table:table-cell>
          <table:table-cell table:style-name="ce12" office:value-type="string" calcext:value-type="string">
            <text:p>Zerstörer Trident MK IV</text:p>
          </table:table-cell>
          <table:table-cell table:style-name="ce12"/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6325" calcext:value-type="float">
            <text:p>6325</text:p>
          </table:table-cell>
          <table:table-cell table:style-name="ce176" office:value-type="float" office:value="121800" calcext:value-type="float">
            <text:p>121.80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79" office:value-type="percentage" office:value="1.6" calcext:value-type="percentage">
            <text:p>16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105" office:value-type="string" calcext:value-type="string">
            <text:p>Lance MK V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Zerstörer Lance MK IV</text:p>
          </table:table-cell>
          <table:table-cell table:style-name="ce12"/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6600" calcext:value-type="float">
            <text:p>6600</text:p>
          </table:table-cell>
          <table:table-cell table:style-name="ce176" office:value-type="float" office:value="139200" calcext:value-type="float">
            <text:p>139.20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5" calcext:value-type="percentage">
            <text:p>150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office:value-type="percentage" office:value="0.5" calcext:value-type="percentage">
            <text:p>50%</text:p>
          </table:table-cell>
          <table:table-cell table:style-name="ce179" office:value-type="percentage" office:value="2" calcext:value-type="percentage">
            <text:p>20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Schlachtschiff</text:p>
          </table:table-cell>
          <table:table-cell table:style-name="ce106" office:value-type="string" calcext:value-type="string">
            <text:p>Zeal</text:p>
          </table:table-cell>
          <table:table-cell table:style-name="ce12" table:number-columns-repeated="3"/>
          <table:table-cell table:style-name="ce12" office:value-type="float" office:value="1350" calcext:value-type="float">
            <text:p>1350</text:p>
          </table:table-cell>
          <table:table-cell table:style-name="ce12"/>
          <table:table-cell table:style-name="ce176"/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107" office:value-type="string" calcext:value-type="string">
            <text:p>Zeal MK II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Schlachtschiff Zeal</text:p>
          </table:table-cell>
          <table:table-cell table:style-name="ce12" office:value-type="string" calcext:value-type="string">
            <text:p>Schlachtschiff Fury MK II</text:p>
          </table:table-cell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7182" calcext:value-type="float">
            <text:p>7182</text:p>
          </table:table-cell>
          <table:table-cell table:style-name="ce176" office:value-type="float" office:value="218750" calcext:value-type="float">
            <text:p>218.75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108" office:value-type="string" calcext:value-type="string">
            <text:p>Zeal MK III</text:p>
          </table:table-cell>
          <table:table-cell table:style-name="ce12" office:value-type="string" calcext:value-type="string">
            <text:p>Schlachtschiff Zeal MK II</text:p>
          </table:table-cell>
          <table:table-cell table:style-name="ce12" office:value-type="string" calcext:value-type="string">
            <text:p>Schlachtschiff Fury MK III</text:p>
          </table:table-cell>
          <table:table-cell table:style-name="ce12"/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7524" calcext:value-type="float">
            <text:p>7524</text:p>
          </table:table-cell>
          <table:table-cell table:style-name="ce176" office:value-type="float" office:value="263700" calcext:value-type="float">
            <text:p>263.70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0.23" calcext:value-type="percentage">
            <text:p>23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109" office:value-type="string" calcext:value-type="string">
            <text:p>Zeal MK IV</text:p>
          </table:table-cell>
          <table:table-cell table:style-name="ce12" office:value-type="string" calcext:value-type="string">
            <text:p>Schlachtschiff Zeal MK III</text:p>
          </table:table-cell>
          <table:table-cell table:style-name="ce12" office:value-type="string" calcext:value-type="string">
            <text:p>Schlachtschiff Fury MK IV</text:p>
          </table:table-cell>
          <table:table-cell table:style-name="ce12"/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7866" calcext:value-type="float">
            <text:p>7866</text:p>
          </table:table-cell>
          <table:table-cell table:style-name="ce176" office:value-type="float" office:value="307650" calcext:value-type="float">
            <text:p>307.65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0.36" calcext:value-type="percentage">
            <text:p>36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110" office:value-type="string" calcext:value-type="string">
            <text:p>Zeal MK V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Schlachtschiff Zeal MK IV</text:p>
          </table:table-cell>
          <table:table-cell table:style-name="ce12"/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8208" calcext:value-type="float">
            <text:p>8208</text:p>
          </table:table-cell>
          <table:table-cell table:style-name="ce176" office:value-type="float" office:value="351600" calcext:value-type="float">
            <text:p>351.60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19" calcext:value-type="float">
            <text:p>219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3"/>
          <table:table-cell table:style-name="ce179" office:value-type="percentage" office:value="1.25" calcext:value-type="percentage">
            <text:p>125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0.5" calcext:value-type="percentage">
            <text:p>50%</text:p>
          </table:table-cell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Kutter</text:p>
          </table:table-cell>
          <table:table-cell table:style-name="ce111" office:value-type="string" calcext:value-type="string">
            <text:p>Komodo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/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7200" calcext:value-type="float">
            <text:p>7200</text:p>
          </table:table-cell>
          <table:table-cell table:style-name="ce176" office:value-type="float" office:value="151500" calcext:value-type="float">
            <text:p>151.5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88" calcext:value-type="float">
            <text:p>28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utter</text:p>
          </table:table-cell>
          <table:table-cell table:style-name="ce112" office:value-type="string" calcext:value-type="string">
            <text:p>Komodo MK II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Komodo-Kutter</text:p>
          </table:table-cell>
          <table:table-cell table:style-name="ce12" office:value-type="string" calcext:value-type="string">
            <text:p>Fregatte Nighthawk MK II</text:p>
          </table:table-cell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7560" calcext:value-type="float">
            <text:p>7560</text:p>
          </table:table-cell>
          <table:table-cell table:style-name="ce176" office:value-type="float" office:value="189375" calcext:value-type="float">
            <text:p>189.375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88" calcext:value-type="float">
            <text:p>288</text:p>
          </table:table-cell>
          <table:table-cell table:style-name="ce179"/>
          <table:table-cell table:style-name="ce179" office:value-type="percentage" office:value="0.05" calcext:value-type="percentage">
            <text:p>5%</text:p>
          </table:table-cell>
          <table:table-cell table:style-name="ce179"/>
          <table:table-cell table:style-name="ce179" office:value-type="percentage" office:value="0.12" calcext:value-type="percentage">
            <text:p>12%</text:p>
          </table:table-cell>
          <table:table-cell table:style-name="ce12" table:number-columns-repeated="3"/>
          <table:table-cell table:style-name="ce179" office:value-type="percentage" office:value="0.05" calcext:value-type="percentage">
            <text:p>5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0.5" calcext:value-type="percentage">
            <text:p>50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utter</text:p>
          </table:table-cell>
          <table:table-cell table:style-name="ce113" office:value-type="string" calcext:value-type="string">
            <text:p>Komodo MK III</text:p>
          </table:table-cell>
          <table:table-cell table:style-name="ce12" office:value-type="string" calcext:value-type="string">
            <text:p>Komodo-Kutter MK II</text:p>
          </table:table-cell>
          <table:table-cell table:style-name="ce12" office:value-type="string" calcext:value-type="string">
            <text:p>Fregatte Nighthawk MK III</text:p>
          </table:table-cell>
          <table:table-cell table:style-name="ce12"/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7920" calcext:value-type="float">
            <text:p>7920</text:p>
          </table:table-cell>
          <table:table-cell table:style-name="ce176" office:value-type="float" office:value="227250" calcext:value-type="float">
            <text:p>227.25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88" calcext:value-type="float">
            <text:p>288</text:p>
          </table:table-cell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/>
          <table:table-cell table:style-name="ce179" office:value-type="percentage" office:value="0.24" calcext:value-type="percentage">
            <text:p>24%</text:p>
          </table:table-cell>
          <table:table-cell table:style-name="ce12" table:number-columns-repeated="3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0.66" calcext:value-type="percentage">
            <text:p>66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utter</text:p>
          </table:table-cell>
          <table:table-cell table:style-name="ce114" office:value-type="string" calcext:value-type="string">
            <text:p>Komodo MK IV</text:p>
          </table:table-cell>
          <table:table-cell table:style-name="ce12" office:value-type="string" calcext:value-type="string">
            <text:p>Komodo-Kutter MK III</text:p>
          </table:table-cell>
          <table:table-cell table:style-name="ce12" office:value-type="string" calcext:value-type="string">
            <text:p>Fregatte Nighthawk MK IV</text:p>
          </table:table-cell>
          <table:table-cell table:style-name="ce12"/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8280" calcext:value-type="float">
            <text:p>8280</text:p>
          </table:table-cell>
          <table:table-cell table:style-name="ce176" office:value-type="float" office:value="265125" calcext:value-type="float">
            <text:p>265.125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88" calcext:value-type="float">
            <text:p>288</text:p>
          </table:table-cell>
          <table:table-cell table:style-name="ce179"/>
          <table:table-cell table:style-name="ce179" office:value-type="percentage" office:value="0.15" calcext:value-type="percentage">
            <text:p>15%</text:p>
          </table:table-cell>
          <table:table-cell table:style-name="ce179"/>
          <table:table-cell table:style-name="ce179" office:value-type="percentage" office:value="0.36" calcext:value-type="percentage">
            <text:p>36%</text:p>
          </table:table-cell>
          <table:table-cell table:style-name="ce12" table:number-columns-repeated="3"/>
          <table:table-cell table:style-name="ce179" office:value-type="percentage" office:value="0.15" calcext:value-type="percentage">
            <text:p>15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0.83" calcext:value-type="percentage">
            <text:p>83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utter</text:p>
          </table:table-cell>
          <table:table-cell table:style-name="ce115" office:value-type="string" calcext:value-type="string">
            <text:p>Komodo MK V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Komodo-Kutter MK IV</text:p>
          </table:table-cell>
          <table:table-cell table:style-name="ce12"/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8640" calcext:value-type="float">
            <text:p>8640</text:p>
          </table:table-cell>
          <table:table-cell table:style-name="ce176" office:value-type="float" office:value="303000" calcext:value-type="float">
            <text:p>303.0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88" calcext:value-type="float">
            <text:p>288</text:p>
          </table:table-cell>
          <table:table-cell table:style-name="ce179"/>
          <table:table-cell table:style-name="ce179" office:value-type="percentage" office:value="0.2" calcext:value-type="percentage">
            <text:p>20%</text:p>
          </table:table-cell>
          <table:table-cell table:style-name="ce179"/>
          <table:table-cell table:style-name="ce179" office:value-type="percentage" office:value="0.5" calcext:value-type="percentage">
            <text:p>50%</text:p>
          </table:table-cell>
          <table:table-cell table:style-name="ce12" table:number-columns-repeated="3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3"/>
          <table:table-cell table:style-name="ce179" office:value-type="percentage" office:value="1" calcext:value-type="percentage">
            <text:p>100%</text:p>
          </table:table-cell>
          <table:table-cell table:style-name="ce179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Kutter</text:p>
          </table:table-cell>
          <table:table-cell table:style-name="ce116" office:value-type="string" calcext:value-type="string">
            <text:p>Taipan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string" calcext:value-type="string">
            <text:p>Schiffslabor IX</text:p>
          </table:table-cell>
          <table:table-cell table:style-name="ce12"/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5500" calcext:value-type="float">
            <text:p>5500</text:p>
          </table:table-cell>
          <table:table-cell table:style-name="ce176" office:value-type="float" office:value="95000" calcext:value-type="float">
            <text:p>95.000</text:p>
          </table:table-cell>
          <table:table-cell table:style-name="ce12" office:value-type="float" office:value="420" calcext:value-type="float">
            <text:p>420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40" calcext:value-type="float">
            <text:p>240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8086050" calcext:value-type="float">
            <text:p>8.086.050</text:p>
          </table:table-cell>
          <table:table-cell table:style-name="ce176"/>
          <table:table-cell table:style-name="ce176" office:value-type="float" office:value="898450" calcext:value-type="float">
            <text:p>898.450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49" calcext:value-type="float">
            <text:p>49</text:p>
          </table:table-cell>
          <table:table-cell table:style-name="ce12" office:value-type="float" office:value="30" calcext:value-type="float">
            <text:p>30</text:p>
          </table:table-cell>
          <table:table-cell table:style-name="ce1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17" office:value-type="string" calcext:value-type="string">
            <text:p>Plastahl-Platten I</text:p>
          </table:table-cell>
          <table:table-cell table:style-name="ce12" office:value-type="string" calcext:value-type="string">
            <text:p>Schiffslabor II</text:p>
          </table:table-cell>
          <table:table-cell table:style-name="ce12" table:number-columns-repeated="2"/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50" calcext:value-type="float">
            <text:p>5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2510" calcext:value-type="float">
            <text:p>2.510</text:p>
          </table:table-cell>
          <table:table-cell table:style-name="ce176" table:number-columns-repeated="3"/>
          <table:table-cell table:style-name="ce176" office:value-type="float" office:value="15" calcext:value-type="float">
            <text:p>15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" calcext:value-type="float">
            <text:p>4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18" office:value-type="string" calcext:value-type="string">
            <text:p>Plastahl-Platten II</text:p>
          </table:table-cell>
          <table:table-cell table:style-name="ce12" office:value-type="string" calcext:value-type="string">
            <text:p>Plastahl-Platten I</text:p>
          </table:table-cell>
          <table:table-cell table:style-name="ce12" office:value-type="string" calcext:value-type="string">
            <text:p>Schiffslabor III</text:p>
          </table:table-cell>
          <table:table-cell table:style-name="ce12"/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75" calcext:value-type="float">
            <text:p>7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6526" calcext:value-type="float">
            <text:p>6.526</text:p>
          </table:table-cell>
          <table:table-cell table:style-name="ce176" table:number-columns-repeated="3"/>
          <table:table-cell table:style-name="ce176" office:value-type="float" office:value="21" calcext:value-type="float">
            <text:p>21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6" calcext:value-type="float">
            <text:p>6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19" office:value-type="string" calcext:value-type="string">
            <text:p>Plastahl-Platten III</text:p>
          </table:table-cell>
          <table:table-cell table:style-name="ce12" office:value-type="string" calcext:value-type="string">
            <text:p>Plastahl-Platten II</text:p>
          </table:table-cell>
          <table:table-cell table:style-name="ce12" office:value-type="string" calcext:value-type="string">
            <text:p>Schiffslabor III</text:p>
          </table:table-cell>
          <table:table-cell table:style-name="ce12"/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115" calcext:value-type="float">
            <text:p>11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13053" calcext:value-type="float">
            <text:p>13.053</text:p>
          </table:table-cell>
          <table:table-cell table:style-name="ce176" table:number-columns-repeated="3"/>
          <table:table-cell table:style-name="ce176" office:value-type="float" office:value="30" calcext:value-type="float">
            <text:p>30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9" calcext:value-type="float">
            <text:p>9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20" office:value-type="string" calcext:value-type="string">
            <text:p>Plastahl-Platten IV</text:p>
          </table:table-cell>
          <table:table-cell table:style-name="ce12" office:value-type="string" calcext:value-type="string">
            <text:p>Plastahl-Platten III</text:p>
          </table:table-cell>
          <table:table-cell table:style-name="ce12" office:value-type="string" calcext:value-type="string">
            <text:p>Schiffslabor IV</text:p>
          </table:table-cell>
          <table:table-cell table:style-name="ce12"/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175" calcext:value-type="float">
            <text:p>17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26103" calcext:value-type="float">
            <text:p>26.103</text:p>
          </table:table-cell>
          <table:table-cell table:style-name="ce176" table:number-columns-repeated="3"/>
          <table:table-cell table:style-name="ce176" office:value-type="float" office:value="42" calcext:value-type="float">
            <text:p>4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21" office:value-type="string" calcext:value-type="string">
            <text:p>Plastahl-Platten V</text:p>
          </table:table-cell>
          <table:table-cell table:style-name="ce12" office:value-type="string" calcext:value-type="string">
            <text:p>Plastahl-Platten IV</text:p>
          </table:table-cell>
          <table:table-cell table:style-name="ce12" office:value-type="string" calcext:value-type="string">
            <text:p>Schiffslabor IV</text:p>
          </table:table-cell>
          <table:table-cell table:style-name="ce12"/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265" calcext:value-type="float">
            <text:p>26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39157" calcext:value-type="float">
            <text:p>39.157</text:p>
          </table:table-cell>
          <table:table-cell table:style-name="ce176" table:number-columns-repeated="3"/>
          <table:table-cell table:style-name="ce176" office:value-type="float" office:value="58" calcext:value-type="float">
            <text:p>58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8" calcext:value-type="float">
            <text:p>18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2" office:value-type="string" calcext:value-type="string">
            <text:p>Tritanium-Platten I</text:p>
          </table:table-cell>
          <table:table-cell table:style-name="ce12" office:value-type="string" calcext:value-type="string">
            <text:p>Plastahl-Platten I</text:p>
          </table:table-cell>
          <table:table-cell table:style-name="ce12" office:value-type="string" calcext:value-type="string">
            <text:p>Schiffslabor III</text:p>
          </table:table-cell>
          <table:table-cell table:style-name="ce12"/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25" calcext:value-type="float">
            <text:p>12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87849" calcext:value-type="float">
            <text:p>87.849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1" calcext:value-type="float">
            <text:p>2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6" calcext:value-type="float">
            <text:p>26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3" office:value-type="string" calcext:value-type="string">
            <text:p>Tritanium-Platten II</text:p>
          </table:table-cell>
          <table:table-cell table:style-name="ce12" office:value-type="string" calcext:value-type="string">
            <text:p>Tritanium-Platten I</text:p>
          </table:table-cell>
          <table:table-cell table:style-name="ce12" office:value-type="string" calcext:value-type="string">
            <text:p>Plastahl-Platten II</text:p>
          </table:table-cell>
          <table:table-cell table:style-name="ce12" office:value-type="string" calcext:value-type="string">
            <text:p>Schiffslabor IV</text:p>
          </table:table-cell>
          <table:table-cell table:style-name="ce12" office:value-type="float" office:value="380" calcext:value-type="float">
            <text:p>380</text:p>
          </table:table-cell>
          <table:table-cell table:style-name="ce12" office:value-type="float" office:value="190" calcext:value-type="float">
            <text:p>19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131785" calcext:value-type="float">
            <text:p>131.785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52" calcext:value-type="float">
            <text:p>52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36" calcext:value-type="float">
            <text:p>36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4" office:value-type="string" calcext:value-type="string">
            <text:p>Tritanium-Platten III</text:p>
          </table:table-cell>
          <table:table-cell table:style-name="ce12" office:value-type="string" calcext:value-type="string">
            <text:p>Tritanium-Platten II</text:p>
          </table:table-cell>
          <table:table-cell table:style-name="ce12" office:value-type="string" calcext:value-type="string">
            <text:p>Plastahl-Platten III</text:p>
          </table:table-cell>
          <table:table-cell table:style-name="ce12" office:value-type="string" calcext:value-type="string">
            <text:p>Schiffslabor V</text:p>
          </table:table-cell>
          <table:table-cell table:style-name="ce12" office:value-type="float" office:value="570" calcext:value-type="float">
            <text:p>570</text:p>
          </table:table-cell>
          <table:table-cell table:style-name="ce12" office:value-type="float" office:value="285" calcext:value-type="float">
            <text:p>28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5" office:value-type="string" calcext:value-type="string">
            <text:p>Tritanium-Platten IV</text:p>
          </table:table-cell>
          <table:table-cell table:style-name="ce12" office:value-type="string" calcext:value-type="string">
            <text:p>Tritanium-Platten III</text:p>
          </table:table-cell>
          <table:table-cell table:style-name="ce12" office:value-type="string" calcext:value-type="string">
            <text:p>Plastahl-Platten IV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float" office:value="860" calcext:value-type="float">
            <text:p>860</text:p>
          </table:table-cell>
          <table:table-cell table:style-name="ce12" office:value-type="float" office:value="430" calcext:value-type="float">
            <text:p>43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527101" calcext:value-type="float">
            <text:p>527.101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37" calcext:value-type="float">
            <text:p>37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71" calcext:value-type="float">
            <text:p>7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6" office:value-type="string" calcext:value-type="string">
            <text:p>Tritanium-Platten V</text:p>
          </table:table-cell>
          <table:table-cell table:style-name="ce12" office:value-type="string" calcext:value-type="string">
            <text:p>Tritanium-Platten IV</text:p>
          </table:table-cell>
          <table:table-cell table:style-name="ce12" office:value-type="string" calcext:value-type="string">
            <text:p>Plastahl-Platten V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1290" calcext:value-type="float">
            <text:p>1290</text:p>
          </table:table-cell>
          <table:table-cell table:style-name="ce12" office:value-type="float" office:value="645" calcext:value-type="float">
            <text:p>64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1252859" calcext:value-type="float">
            <text:p>1.252.859</text:p>
          </table:table-cell>
          <table:table-cell table:style-name="ce176" office:value-type="float" office:value="65940" calcext:value-type="float">
            <text:p>65.940</text:p>
          </table:table-cell>
          <table:table-cell table:style-name="ce176"/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" calcext:value-type="float">
            <text:p>1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99" calcext:value-type="float">
            <text:p>99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27" office:value-type="string" calcext:value-type="string">
            <text:p>Iridium-Platten I</text:p>
          </table:table-cell>
          <table:table-cell table:style-name="ce12" office:value-type="string" calcext:value-type="string">
            <text:p>Tritanium-Platten I</text:p>
          </table:table-cell>
          <table:table-cell table:style-name="ce12" office:value-type="string" calcext:value-type="string">
            <text:p>Schiffslabor V</text:p>
          </table:table-cell>
          <table:table-cell table:style-name="ce12"/>
          <table:table-cell table:style-name="ce12" office:value-type="float" office:value="480" calcext:value-type="float">
            <text:p>480</text:p>
          </table:table-cell>
          <table:table-cell table:style-name="ce12" office:value-type="float" office:value="175" calcext:value-type="float">
            <text:p>17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28" office:value-type="string" calcext:value-type="string">
            <text:p>Iridium-Platten II</text:p>
          </table:table-cell>
          <table:table-cell table:style-name="ce12" office:value-type="string" calcext:value-type="string">
            <text:p>Iridium-Platten I</text:p>
          </table:table-cell>
          <table:table-cell table:style-name="ce12" office:value-type="string" calcext:value-type="string">
            <text:p>Tritanium-Platten II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float" office:value="730" calcext:value-type="float">
            <text:p>730</text:p>
          </table:table-cell>
          <table:table-cell table:style-name="ce12" office:value-type="float" office:value="265" calcext:value-type="float">
            <text:p>26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29" office:value-type="string" calcext:value-type="string">
            <text:p>Iridium-Platten III</text:p>
          </table:table-cell>
          <table:table-cell table:style-name="ce12" office:value-type="string" calcext:value-type="string">
            <text:p>Iridium-Platten II</text:p>
          </table:table-cell>
          <table:table-cell table:style-name="ce12" office:value-type="string" calcext:value-type="string">
            <text:p>Tritanium-Platten III</text:p>
          </table:table-cell>
          <table:table-cell table:style-name="ce12" office:value-type="string" calcext:value-type="string">
            <text:p>Schiffslabor VII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400" calcext:value-type="float">
            <text:p>40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4325349" calcext:value-type="float">
            <text:p>4.325.349</text:p>
          </table:table-cell>
          <table:table-cell table:style-name="ce176" office:value-type="float" office:value="227650" calcext:value-type="float">
            <text:p>227.650</text:p>
          </table:table-cell>
          <table:table-cell table:style-name="ce176"/>
          <table:table-cell table:style-name="ce176" office:value-type="float" office:value="13" calcext:value-type="float">
            <text:p>13</text:p>
          </table:table-cell>
          <table:table-cell table:style-name="ce176" office:value-type="float" office:value="28" calcext:value-type="float">
            <text:p>28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268" calcext:value-type="float">
            <text:p>268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30" office:value-type="string" calcext:value-type="string">
            <text:p>Iridium-Platten IV</text:p>
          </table:table-cell>
          <table:table-cell table:style-name="ce12" office:value-type="string" calcext:value-type="string">
            <text:p>Iridium-Platten III</text:p>
          </table:table-cell>
          <table:table-cell table:style-name="ce12" office:value-type="string" calcext:value-type="string">
            <text:p>Tritanium-Platten IV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1650" calcext:value-type="float">
            <text:p>1650</text:p>
          </table:table-cell>
          <table:table-cell table:style-name="ce12" office:value-type="float" office:value="600" calcext:value-type="float">
            <text:p>60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8743500" calcext:value-type="float">
            <text:p>8.743.500</text:p>
          </table:table-cell>
          <table:table-cell table:style-name="ce176" office:value-type="float" office:value="971500" calcext:value-type="float">
            <text:p>971.500</text:p>
          </table:table-cell>
          <table:table-cell table:style-name="ce176"/>
          <table:table-cell table:style-name="ce176" office:value-type="float" office:value="18" calcext:value-type="float">
            <text:p>18</text:p>
          </table:table-cell>
          <table:table-cell table:style-name="ce176" office:value-type="float" office:value="43" calcext:value-type="float">
            <text:p>43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373" calcext:value-type="float">
            <text:p>373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31" office:value-type="string" calcext:value-type="string">
            <text:p>Iridium-Platten V</text:p>
          </table:table-cell>
          <table:table-cell table:style-name="ce12" office:value-type="string" calcext:value-type="string">
            <text:p>Iridium-Platten IV</text:p>
          </table:table-cell>
          <table:table-cell table:style-name="ce12" office:value-type="string" calcext:value-type="string">
            <text:p>Tritanium-Platten V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float" office:value="2475" calcext:value-type="float">
            <text:p>2475</text:p>
          </table:table-cell>
          <table:table-cell table:style-name="ce12" office:value-type="float" office:value="900" calcext:value-type="float">
            <text:p>90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2" office:value-type="string" calcext:value-type="string">
            <text:p>Zynthium-Platten I</text:p>
          </table:table-cell>
          <table:table-cell table:style-name="ce12" office:value-type="string" calcext:value-type="string">
            <text:p>Iridium-Platten I</text:p>
          </table:table-cell>
          <table:table-cell table:style-name="ce12" office:value-type="string" calcext:value-type="string">
            <text:p>Schiffslabor VII</text:p>
          </table:table-cell>
          <table:table-cell table:style-name="ce12"/>
          <table:table-cell table:style-name="ce12" office:value-type="float" office:value="1575" calcext:value-type="float">
            <text:p>1575</text:p>
          </table:table-cell>
          <table:table-cell table:style-name="ce12" office:value-type="float" office:value="450" calcext:value-type="float">
            <text:p>45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4275641" calcext:value-type="float">
            <text:p>4.275.641</text:p>
          </table:table-cell>
          <table:table-cell table:style-name="ce176" office:value-type="float" office:value="225034" calcext:value-type="float">
            <text:p>225.034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21" calcext:value-type="float">
            <text:p>72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3" office:value-type="string" calcext:value-type="string">
            <text:p>Zynthium-Platten II</text:p>
          </table:table-cell>
          <table:table-cell table:style-name="ce12" office:value-type="string" calcext:value-type="string">
            <text:p>Zynthium-Platten I</text:p>
          </table:table-cell>
          <table:table-cell table:style-name="ce12" office:value-type="string" calcext:value-type="string">
            <text:p>Iridium-Platten II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2365" calcext:value-type="float">
            <text:p>2365</text:p>
          </table:table-cell>
          <table:table-cell table:style-name="ce12" office:value-type="float" office:value="675" calcext:value-type="float">
            <text:p>67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/>
          <table:table-cell table:style-name="ce176" office:value-type="float" office:value="8643016" calcext:value-type="float">
            <text:p>8.643.016</text:p>
          </table:table-cell>
          <table:table-cell table:style-name="ce176" office:value-type="float" office:value="960335" calcext:value-type="float">
            <text:p>960.335</text:p>
          </table:table-cell>
          <table:table-cell table:number-columns-repeated="2" table:style-name="ce176" office:value-type="float" office:value="2" calcext:value-type="float">
            <text:p>2</text:p>
          </table:table-cell>
          <table:table-cell table:style-name="ce176" office:value-type="float" office:value="9" calcext:value-type="float">
            <text:p>9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1002" calcext:value-type="float">
            <text:p>1002</text:p>
          </table:table-cell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4" office:value-type="string" calcext:value-type="string">
            <text:p>Zynthium-Platten III</text:p>
          </table:table-cell>
          <table:table-cell table:style-name="ce12" office:value-type="string" calcext:value-type="string">
            <text:p>Zynthium-Platten II</text:p>
          </table:table-cell>
          <table:table-cell table:style-name="ce12" office:value-type="string" calcext:value-type="string">
            <text:p>Iridium-Platten III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float" office:value="3555" calcext:value-type="float">
            <text:p>3555</text:p>
          </table:table-cell>
          <table:table-cell table:style-name="ce12" office:value-type="float" office:value="1015" calcext:value-type="float">
            <text:p>101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5" office:value-type="string" calcext:value-type="string">
            <text:p>Zynthium-Platten IV</text:p>
          </table:table-cell>
          <table:table-cell table:style-name="ce12" office:value-type="string" calcext:value-type="string">
            <text:p>Zynthium-Platten III</text:p>
          </table:table-cell>
          <table:table-cell table:style-name="ce12" office:value-type="string" calcext:value-type="string">
            <text:p>Iridium-Platten IV</text:p>
          </table:table-cell>
          <table:table-cell table:style-name="ce12" office:value-type="string" calcext:value-type="string">
            <text:p>Schiffslabor X</text:p>
          </table:table-cell>
          <table:table-cell table:style-name="ce12" office:value-type="float" office:value="5340" calcext:value-type="float">
            <text:p>5340</text:p>
          </table:table-cell>
          <table:table-cell table:style-name="ce12" office:value-type="float" office:value="1525" calcext:value-type="float">
            <text:p>152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6" office:value-type="string" calcext:value-type="string">
            <text:p>Zynthium-Platten V</text:p>
          </table:table-cell>
          <table:table-cell table:style-name="ce12" office:value-type="string" calcext:value-type="string">
            <text:p>Zynthium-Platten IV</text:p>
          </table:table-cell>
          <table:table-cell table:style-name="ce12" office:value-type="string" calcext:value-type="string">
            <text:p>Iridium-Platten V</text:p>
          </table:table-cell>
          <table:table-cell table:style-name="ce12" office:value-type="string" calcext:value-type="string">
            <text:p>Schiffslabor X</text:p>
          </table:table-cell>
          <table:table-cell table:style-name="ce12" office:value-type="float" office:value="8015" calcext:value-type="float">
            <text:p>8015</text:p>
          </table:table-cell>
          <table:table-cell table:style-name="ce12" office:value-type="float" office:value="2290" calcext:value-type="float">
            <text:p>229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37" office:value-type="string" calcext:value-type="string">
            <text:p>Plastahl I</text:p>
          </table:table-cell>
          <table:table-cell table:style-name="ce12" table:number-columns-repeated="3"/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0" calcext:value-type="float">
            <text:p>1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38" office:value-type="string" calcext:value-type="string">
            <text:p>Plastahl II</text:p>
          </table:table-cell>
          <table:table-cell table:style-name="ce12" office:value-type="string" calcext:value-type="string">
            <text:p>Plastahl I</text:p>
          </table:table-cell>
          <table:table-cell table:style-name="ce12" office:value-type="string" calcext:value-type="string">
            <text:p>Schiffslabor II</text:p>
          </table:table-cell>
          <table:table-cell table:style-name="ce12"/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0" calcext:value-type="float">
            <text:p>2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6526" calcext:value-type="float">
            <text:p>6.526</text:p>
          </table:table-cell>
          <table:table-cell table:style-name="ce176" table:number-columns-repeated="4"/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39" office:value-type="string" calcext:value-type="string">
            <text:p>Plastahl III</text:p>
          </table:table-cell>
          <table:table-cell table:style-name="ce12" office:value-type="string" calcext:value-type="string">
            <text:p>Plastahl II</text:p>
          </table:table-cell>
          <table:table-cell table:style-name="ce12" office:value-type="string" calcext:value-type="string">
            <text:p>Schiffslabor III</text:p>
          </table:table-cell>
          <table:table-cell table:style-name="ce12"/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40" calcext:value-type="float">
            <text:p>4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3053" calcext:value-type="float">
            <text:p>13.053</text:p>
          </table:table-cell>
          <table:table-cell table:style-name="ce176" table:number-columns-repeated="4"/>
          <table:table-cell table:style-name="ce176" office:value-type="float" office:value="5" calcext:value-type="float">
            <text:p>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40" office:value-type="string" calcext:value-type="string">
            <text:p>Plastahl IV</text:p>
          </table:table-cell>
          <table:table-cell table:style-name="ce12" office:value-type="string" calcext:value-type="string">
            <text:p>Plastahl III</text:p>
          </table:table-cell>
          <table:table-cell table:style-name="ce12" office:value-type="string" calcext:value-type="string">
            <text:p>Schiffslabor III</text:p>
          </table:table-cell>
          <table:table-cell table:style-name="ce12"/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80" calcext:value-type="float">
            <text:p>8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26103" calcext:value-type="float">
            <text:p>26.103</text:p>
          </table:table-cell>
          <table:table-cell table:style-name="ce176" table:number-columns-repeated="4"/>
          <table:table-cell table:style-name="ce176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41" office:value-type="string" calcext:value-type="string">
            <text:p>Plastahl V</text:p>
          </table:table-cell>
          <table:table-cell table:style-name="ce12" office:value-type="string" calcext:value-type="string">
            <text:p>Plastahl IV</text:p>
          </table:table-cell>
          <table:table-cell table:style-name="ce12" office:value-type="string" calcext:value-type="string">
            <text:p>Schiffslabor IV</text:p>
          </table:table-cell>
          <table:table-cell table:style-name="ce12"/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120" calcext:value-type="float">
            <text:p>12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39157" calcext:value-type="float">
            <text:p>39.157</text:p>
          </table:table-cell>
          <table:table-cell table:style-name="ce176" table:number-columns-repeated="4"/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42" office:value-type="string" calcext:value-type="string">
            <text:p>Tritanium I</text:p>
          </table:table-cell>
          <table:table-cell table:style-name="ce12" office:value-type="string" calcext:value-type="string">
            <text:p>Plastahl I</text:p>
          </table:table-cell>
          <table:table-cell table:style-name="Default"/>
          <table:table-cell table:style-name="ce12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40" calcext:value-type="float">
            <text:p>4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21324" calcext:value-type="float">
            <text:p>121.324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1" calcext:value-type="float">
            <text:p>31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43" office:value-type="string" calcext:value-type="string">
            <text:p>Tritanium II</text:p>
          </table:table-cell>
          <table:table-cell table:style-name="ce12" office:value-type="string" calcext:value-type="string">
            <text:p>Tritanium I</text:p>
          </table:table-cell>
          <table:table-cell table:style-name="ce12" office:value-type="string" calcext:value-type="string">
            <text:p>Plastahl II</text:p>
          </table:table-cell>
          <table:table-cell table:style-name="ce12" office:value-type="string" calcext:value-type="string">
            <text:p>Schiffslabor IV</text:p>
          </table:table-cell>
          <table:table-cell table:style-name="ce12" office:value-type="float" office:value="185" calcext:value-type="float">
            <text:p>185</text:p>
          </table:table-cell>
          <table:table-cell table:style-name="ce12" office:value-type="float" office:value="65" calcext:value-type="float">
            <text:p>6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81985" calcext:value-type="float">
            <text:p>181.985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39" calcext:value-type="float">
            <text:p>39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52" calcext:value-type="float">
            <text:p>52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44" office:value-type="string" calcext:value-type="string">
            <text:p>Tritanium III</text:p>
          </table:table-cell>
          <table:table-cell table:style-name="ce12" office:value-type="string" calcext:value-type="string">
            <text:p>Tritanium II</text:p>
          </table:table-cell>
          <table:table-cell table:style-name="ce12" office:value-type="string" calcext:value-type="string">
            <text:p>Plastahl III</text:p>
          </table:table-cell>
          <table:table-cell table:style-name="ce12" office:value-type="string" calcext:value-type="string">
            <text:p>Schiffslabor V</text:p>
          </table:table-cell>
          <table:table-cell table:style-name="ce12" office:value-type="float" office:value="275" calcext:value-type="float">
            <text:p>275</text:p>
          </table:table-cell>
          <table:table-cell table:style-name="ce12" office:value-type="float" office:value="105" calcext:value-type="float">
            <text:p>10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45" office:value-type="string" calcext:value-type="string">
            <text:p>Tritanium IV</text:p>
          </table:table-cell>
          <table:table-cell table:style-name="ce12" office:value-type="string" calcext:value-type="string">
            <text:p>Tritanium III</text:p>
          </table:table-cell>
          <table:table-cell table:style-name="ce12" office:value-type="string" calcext:value-type="string">
            <text:p>Plastahl IV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float" office:value="415" calcext:value-type="float">
            <text:p>415</text:p>
          </table:table-cell>
          <table:table-cell table:style-name="ce12" office:value-type="float" office:value="170" calcext:value-type="float">
            <text:p>17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46" office:value-type="string" calcext:value-type="string">
            <text:p>Tritanium V</text:p>
          </table:table-cell>
          <table:table-cell table:style-name="ce12" office:value-type="string" calcext:value-type="string">
            <text:p>Tritanium IV</text:p>
          </table:table-cell>
          <table:table-cell table:style-name="ce12" office:value-type="string" calcext:value-type="string">
            <text:p>Plastahl V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610" calcext:value-type="float">
            <text:p>610</text:p>
          </table:table-cell>
          <table:table-cell table:style-name="ce12" office:value-type="float" office:value="270" calcext:value-type="float">
            <text:p>27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730141" calcext:value-type="float">
            <text:p>1.730.141</text:p>
          </table:table-cell>
          <table:table-cell table:style-name="ce176"/>
          <table:table-cell table:style-name="ce176" office:value-type="float" office:value="91060" calcext:value-type="float">
            <text:p>91.060</text:p>
          </table:table-cell>
          <table:table-cell table:style-name="ce176"/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44" calcext:value-type="float">
            <text:p>44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154" calcext:value-type="float">
            <text:p>154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47" office:value-type="string" calcext:value-type="string">
            <text:p>Iridium I</text:p>
          </table:table-cell>
          <table:table-cell table:style-name="ce12" office:value-type="string" calcext:value-type="string">
            <text:p>Tritanium I</text:p>
          </table:table-cell>
          <table:table-cell table:style-name="ce12" office:value-type="string" calcext:value-type="string">
            <text:p>Schiffslabor V</text:p>
          </table:table-cell>
          <table:table-cell table:style-name="ce12"/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60" calcext:value-type="float">
            <text:p>6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48" office:value-type="string" calcext:value-type="string">
            <text:p>Iridium II</text:p>
          </table:table-cell>
          <table:table-cell table:style-name="ce12" office:value-type="string" calcext:value-type="string">
            <text:p>Iridium I</text:p>
          </table:table-cell>
          <table:table-cell table:style-name="ce12" office:value-type="string" calcext:value-type="string">
            <text:p>Tritanium II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float" office:value="315" calcext:value-type="float">
            <text:p>315</text:p>
          </table:table-cell>
          <table:table-cell table:style-name="ce12" office:value-type="float" office:value="95" calcext:value-type="float">
            <text:p>9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49" office:value-type="string" calcext:value-type="string">
            <text:p>Iridium III</text:p>
          </table:table-cell>
          <table:table-cell table:style-name="ce12" office:value-type="string" calcext:value-type="string">
            <text:p>Iridium II</text:p>
          </table:table-cell>
          <table:table-cell table:style-name="ce12" office:value-type="string" calcext:value-type="string">
            <text:p>Tritanium III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470" calcext:value-type="float">
            <text:p>470</text:p>
          </table:table-cell>
          <table:table-cell table:style-name="ce12" office:value-type="float" office:value="150" calcext:value-type="float">
            <text:p>15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50" office:value-type="string" calcext:value-type="string">
            <text:p>Iridium IV</text:p>
          </table:table-cell>
          <table:table-cell table:style-name="ce12" office:value-type="string" calcext:value-type="string">
            <text:p>Iridium III</text:p>
          </table:table-cell>
          <table:table-cell table:style-name="ce12" office:value-type="string" calcext:value-type="string">
            <text:p>Tritanium IV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705" calcext:value-type="float">
            <text:p>705</text:p>
          </table:table-cell>
          <table:table-cell table:style-name="ce12" office:value-type="float" office:value="240" calcext:value-type="float">
            <text:p>24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9949501" calcext:value-type="float">
            <text:p>9.949.501</text:p>
          </table:table-cell>
          <table:table-cell table:style-name="ce176"/>
          <table:table-cell table:style-name="ce176" office:value-type="float" office:value="1105500" calcext:value-type="float">
            <text:p>1.105.500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16" calcext:value-type="float">
            <text:p>1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44" calcext:value-type="float">
            <text:p>644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51" office:value-type="string" calcext:value-type="string">
            <text:p>Iridium V</text:p>
          </table:table-cell>
          <table:table-cell table:style-name="ce12" office:value-type="string" calcext:value-type="string">
            <text:p>Iridium IV</text:p>
          </table:table-cell>
          <table:table-cell table:style-name="ce12" office:value-type="string" calcext:value-type="string">
            <text:p>Tritanium V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float" office:value="1060" calcext:value-type="float">
            <text:p>1060</text:p>
          </table:table-cell>
          <table:table-cell table:style-name="ce12" office:value-type="float" office:value="385" calcext:value-type="float">
            <text:p>38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52" office:value-type="string" calcext:value-type="string">
            <text:p>Zynthium I</text:p>
          </table:table-cell>
          <table:table-cell table:style-name="ce12" office:value-type="string" calcext:value-type="string">
            <text:p>Iridium I</text:p>
          </table:table-cell>
          <table:table-cell table:style-name="ce12" office:value-type="string" calcext:value-type="string">
            <text:p>Schiffslabor VII</text:p>
          </table:table-cell>
          <table:table-cell table:style-name="ce12"/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80" calcext:value-type="float">
            <text:p>8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5468842" calcext:value-type="float">
            <text:p>5.468.842</text:p>
          </table:table-cell>
          <table:table-cell table:style-name="ce176"/>
          <table:table-cell table:style-name="ce176" office:value-type="float" office:value="287834" calcext:value-type="float">
            <text:p>287.834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51" calcext:value-type="float">
            <text:p>5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316" calcext:value-type="float">
            <text:p>1316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53" office:value-type="string" calcext:value-type="string">
            <text:p>Zynthium II</text:p>
          </table:table-cell>
          <table:table-cell table:style-name="ce12" office:value-type="string" calcext:value-type="string">
            <text:p>Zynthium I</text:p>
          </table:table-cell>
          <table:table-cell table:style-name="ce12" office:value-type="string" calcext:value-type="string">
            <text:p>Iridium II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float" office:value="495" calcext:value-type="float">
            <text:p>495</text:p>
          </table:table-cell>
          <table:table-cell table:style-name="ce12" office:value-type="float" office:value="130" calcext:value-type="float">
            <text:p>13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1055015" calcext:value-type="float">
            <text:p>11.055.015</text:p>
          </table:table-cell>
          <table:table-cell table:style-name="ce176"/>
          <table:table-cell table:style-name="ce176" office:value-type="float" office:value="1228335" calcext:value-type="float">
            <text:p>1.228.335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2" calcext:value-type="float">
            <text:p>22</text:p>
          </table:table-cell>
          <table:table-cell table:style-name="ce176" office:value-type="float" office:value="4" calcext:value-type="float">
            <text:p>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880" calcext:value-type="float">
            <text:p>1880</text:p>
          </table:table-cell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54" office:value-type="string" calcext:value-type="string">
            <text:p>Zynthium III</text:p>
          </table:table-cell>
          <table:table-cell table:style-name="ce12" office:value-type="string" calcext:value-type="string">
            <text:p>Zynthium II</text:p>
          </table:table-cell>
          <table:table-cell table:style-name="ce12" office:value-type="string" calcext:value-type="string">
            <text:p>Iridium III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210" calcext:value-type="float">
            <text:p>210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55" office:value-type="string" calcext:value-type="string">
            <text:p>Zynthium IV</text:p>
          </table:table-cell>
          <table:table-cell table:style-name="ce12" office:value-type="string" calcext:value-type="string">
            <text:p>Zynthium III</text:p>
          </table:table-cell>
          <table:table-cell table:style-name="ce12" office:value-type="string" calcext:value-type="string">
            <text:p>Iridium IV</text:p>
          </table:table-cell>
          <table:table-cell table:style-name="ce12" office:value-type="string" calcext:value-type="string">
            <text:p>Schiffslabor X</text:p>
          </table:table-cell>
          <table:table-cell table:style-name="ce12" office:value-type="float" office:value="1150" calcext:value-type="float">
            <text:p>1150</text:p>
          </table:table-cell>
          <table:table-cell table:style-name="ce12" office:value-type="float" office:value="335" calcext:value-type="float">
            <text:p>33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56" office:value-type="string" calcext:value-type="string">
            <text:p>Zynthium V</text:p>
          </table:table-cell>
          <table:table-cell table:style-name="ce12" office:value-type="string" calcext:value-type="string">
            <text:p>Zynthium IV</text:p>
          </table:table-cell>
          <table:table-cell table:style-name="ce12" office:value-type="string" calcext:value-type="string">
            <text:p>Iridium V</text:p>
          </table:table-cell>
          <table:table-cell table:style-name="ce12" office:value-type="string" calcext:value-type="string">
            <text:p>Schiffslabor X</text:p>
          </table:table-cell>
          <table:table-cell table:style-name="ce12" office:value-type="float" office:value="1740" calcext:value-type="float">
            <text:p>1740</text:p>
          </table:table-cell>
          <table:table-cell table:style-name="ce12" office:value-type="float" office:value="535" calcext:value-type="float">
            <text:p>53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57" office:value-type="string" calcext:value-type="string">
            <text:p>Basisfracht I</text:p>
          </table:table-cell>
          <table:table-cell table:style-name="ce12" table:number-columns-repeated="4"/>
          <table:table-cell table:style-name="ce12" office:value-type="float" office:value="20" calcext:value-type="float">
            <text:p>20</text:p>
          </table:table-cell>
          <table:table-cell table:style-name="ce176" office:value-type="float" office:value="5000" calcext:value-type="float">
            <text:p>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24839" calcext:value-type="float">
            <text:p>24.839</text:p>
          </table:table-cell>
          <table:table-cell table:style-name="ce176" table:number-columns-repeated="4"/>
          <table:table-cell table:style-name="ce176" office:value-type="float" office:value="1" calcext:value-type="float">
            <text:p>1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58" office:value-type="string" calcext:value-type="string">
            <text:p>Basisfracht II</text:p>
          </table:table-cell>
          <table:table-cell table:style-name="ce12" office:value-type="string" calcext:value-type="string">
            <text:p>Basisfracht I</text:p>
          </table:table-cell>
          <table:table-cell table:style-name="ce12" office:value-type="string" calcext:value-type="string">
            <text:p>Schiffslabor III</text:p>
          </table:table-cell>
          <table:table-cell table:style-name="ce12" table:number-columns-repeated="2"/>
          <table:table-cell table:style-name="ce12" office:value-type="float" office:value="40" calcext:value-type="float">
            <text:p>40</text:p>
          </table:table-cell>
          <table:table-cell table:style-name="ce176" office:value-type="float" office:value="15000" calcext:value-type="float">
            <text:p>1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298062" calcext:value-type="float">
            <text:p>298.062</text:p>
          </table:table-cell>
          <table:table-cell table:style-name="ce176" table:number-columns-repeated="4"/>
          <table:table-cell table:style-name="ce176" office:value-type="float" office:value="43" calcext:value-type="float">
            <text:p>4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59" office:value-type="string" calcext:value-type="string">
            <text:p>Basisfracht III</text:p>
          </table:table-cell>
          <table:table-cell table:style-name="ce12" office:value-type="string" calcext:value-type="string">
            <text:p>Basisfracht II</text:p>
          </table:table-cell>
          <table:table-cell table:style-name="ce12" office:value-type="string" calcext:value-type="string">
            <text:p>Schiffslabor V</text:p>
          </table:table-cell>
          <table:table-cell table:style-name="ce12" table:number-columns-repeated="2"/>
          <table:table-cell table:style-name="ce12" office:value-type="float" office:value="60" calcext:value-type="float">
            <text:p>60</text:p>
          </table:table-cell>
          <table:table-cell table:style-name="ce176" office:value-type="float" office:value="45000" calcext:value-type="float">
            <text:p>4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60" office:value-type="string" calcext:value-type="string">
            <text:p>Basisfracht IV</text:p>
          </table:table-cell>
          <table:table-cell table:style-name="ce12" office:value-type="string" calcext:value-type="string">
            <text:p>Basisfracht III</text:p>
          </table:table-cell>
          <table:table-cell table:style-name="ce12" office:value-type="string" calcext:value-type="string">
            <text:p>Schiffslabor VII</text:p>
          </table:table-cell>
          <table:table-cell table:style-name="ce12" table:number-columns-repeated="2"/>
          <table:table-cell table:style-name="ce12" office:value-type="float" office:value="80" calcext:value-type="float">
            <text:p>80</text:p>
          </table:table-cell>
          <table:table-cell table:style-name="ce176" office:value-type="float" office:value="135000" calcext:value-type="float">
            <text:p>13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5099126" calcext:value-type="float">
            <text:p>5.099.126</text:p>
          </table:table-cell>
          <table:table-cell table:style-name="ce176"/>
          <table:table-cell table:style-name="ce176" office:value-type="float" office:value="268375" calcext:value-type="float">
            <text:p>268.375</text:p>
          </table:table-cell>
          <table:table-cell table:style-name="ce176"/>
          <table:table-cell table:style-name="ce176" office:value-type="float" office:value="18" calcext:value-type="float">
            <text:p>18</text:p>
          </table:table-cell>
          <table:table-cell table:style-name="ce176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60" calcext:value-type="float">
            <text:p>360</text:p>
          </table:table-cell>
          <table:table-cell table:style-name="ce182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61" office:value-type="string" calcext:value-type="string">
            <text:p>Basisfracht V</text:p>
          </table:table-cell>
          <table:table-cell table:style-name="ce12" office:value-type="string" calcext:value-type="string">
            <text:p>Basisfracht IV</text:p>
          </table:table-cell>
          <table:table-cell table:style-name="ce12" office:value-type="string" calcext:value-type="string">
            <text:p>Schiffslabor IX</text:p>
          </table:table-cell>
          <table:table-cell table:style-name="ce12" table:number-columns-repeated="2"/>
          <table:table-cell table:style-name="ce12" office:value-type="float" office:value="100" calcext:value-type="float">
            <text:p>100</text:p>
          </table:table-cell>
          <table:table-cell table:style-name="ce176" office:value-type="float" office:value="405000" calcext:value-type="float">
            <text:p>40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-BP</text:p>
          </table:table-cell>
          <table:table-cell table:style-name="ce12" office:value-type="string" calcext:value-type="string">
            <text:p>Kondensatorplatten</text:p>
          </table:table-cell>
          <table:table-cell table:style-name="ce162" office:value-type="string" calcext:value-type="string">
            <text:p>Kondensatorplatten I</text:p>
          </table:table-cell>
          <table:table-cell table:style-name="ce12" office:value-type="string" calcext:value-type="string">
            <text:p>Iridium-Platten III</text:p>
          </table:table-cell>
          <table:table-cell table:style-name="ce12" table:number-columns-repeated="2"/>
          <table:table-cell table:style-name="ce12" office:value-type="float" office:value="1032" calcext:value-type="float">
            <text:p>1032</text:p>
          </table:table-cell>
          <table:table-cell table:style-name="ce12" office:value-type="float" office:value="375" calcext:value-type="float">
            <text:p>37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-BP</text:p>
          </table:table-cell>
          <table:table-cell table:style-name="ce12" office:value-type="string" calcext:value-type="string">
            <text:p>Kondensatorplatten</text:p>
          </table:table-cell>
          <table:table-cell table:style-name="ce163" office:value-type="string" calcext:value-type="string">
            <text:p>Kondensatorplatten II</text:p>
          </table:table-cell>
          <table:table-cell table:style-name="ce12" office:value-type="string" calcext:value-type="string">
            <text:p>Zynthium-Platten II</text:p>
          </table:table-cell>
          <table:table-cell table:style-name="ce12" table:number-columns-repeated="2"/>
          <table:table-cell table:style-name="ce12" office:value-type="float" office:value="2954" calcext:value-type="float">
            <text:p>2954</text:p>
          </table:table-cell>
          <table:table-cell table:style-name="ce12" office:value-type="float" office:value="844" calcext:value-type="float">
            <text:p>844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-BP</text:p>
          </table:table-cell>
          <table:table-cell table:style-name="ce12" office:value-type="string" calcext:value-type="string">
            <text:p>Kondensatorplatten</text:p>
          </table:table-cell>
          <table:table-cell table:style-name="ce164" office:value-type="string" calcext:value-type="string">
            <text:p>Kondensatorplatten III</text:p>
          </table:table-cell>
          <table:table-cell table:style-name="ce12" office:value-type="string" calcext:value-type="string">
            <text:p>Zynthium-Platten V</text:p>
          </table:table-cell>
          <table:table-cell table:style-name="ce12" table:number-columns-repeated="2"/>
          <table:table-cell table:style-name="ce12" office:value-type="float" office:value="9618" calcext:value-type="float">
            <text:p>9618</text:p>
          </table:table-cell>
          <table:table-cell table:style-name="ce12" office:value-type="float" office:value="2405" calcext:value-type="float">
            <text:p>2405</text:p>
          </table:table-cell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Fracht-EV</text:p>
          </table:table-cell>
          <table:table-cell table:style-name="ce12" office:value-type="string" calcext:value-type="string">
            <text:p>Gepanzerte Fracht</text:p>
          </table:table-cell>
          <table:table-cell table:style-name="ce165" office:value-type="string" calcext:value-type="string">
            <text:p>Gepanzerte Fracht I</text:p>
          </table:table-cell>
          <table:table-cell table:style-name="ce12" office:value-type="string" calcext:value-type="string">
            <text:p>Schiffslabor VI</text:p>
          </table:table-cell>
          <table:table-cell table:style-name="ce12" table:number-columns-repeated="2"/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40" calcext:value-type="float">
            <text:p>140</text:p>
          </table:table-cell>
          <table:table-cell table:style-name="ce176" office:value-type="float" office:value="40000" calcext:value-type="float">
            <text:p>40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Fracht-EV</text:p>
          </table:table-cell>
          <table:table-cell table:style-name="ce12" office:value-type="string" calcext:value-type="string">
            <text:p>Gepanzerte Fracht</text:p>
          </table:table-cell>
          <table:table-cell table:style-name="ce166" office:value-type="string" calcext:value-type="string">
            <text:p>Gepanzerte Fracht II</text:p>
          </table:table-cell>
          <table:table-cell table:style-name="ce12" office:value-type="string" calcext:value-type="string">
            <text:p>Schiffslabor VII</text:p>
          </table:table-cell>
          <table:table-cell table:style-name="ce12" table:number-columns-repeated="2"/>
          <table:table-cell table:style-name="ce12" office:value-type="float" office:value="620" calcext:value-type="float">
            <text:p>620</text:p>
          </table:table-cell>
          <table:table-cell table:style-name="ce12" office:value-type="float" office:value="210" calcext:value-type="float">
            <text:p>210</text:p>
          </table:table-cell>
          <table:table-cell table:style-name="ce176" office:value-type="float" office:value="125000" calcext:value-type="float">
            <text:p>12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Fracht-EV</text:p>
          </table:table-cell>
          <table:table-cell table:style-name="ce12" office:value-type="string" calcext:value-type="string">
            <text:p>Gepanzerte Fracht</text:p>
          </table:table-cell>
          <table:table-cell table:style-name="ce167" office:value-type="string" calcext:value-type="string">
            <text:p>Gepanzerte Fracht III</text:p>
          </table:table-cell>
          <table:table-cell table:style-name="ce12" office:value-type="string" calcext:value-type="string">
            <text:p>Schiffslabor VIII</text:p>
          </table:table-cell>
          <table:table-cell table:style-name="ce12" table:number-columns-repeated="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320" calcext:value-type="float">
            <text:p>320</text:p>
          </table:table-cell>
          <table:table-cell table:style-name="ce176" office:value-type="float" office:value="365000" calcext:value-type="float">
            <text:p>365.000</text:p>
          </table:table-cell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-EV</text:p>
          </table:table-cell>
          <table:table-cell table:style-name="ce12" office:value-type="string" calcext:value-type="string">
            <text:p>Fregatte</text:p>
          </table:table-cell>
          <table:table-cell table:style-name="ce168" office:value-type="string" calcext:value-type="string">
            <text:p>Hurricane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string" calcext:value-type="string">
            <text:p>Schiffslabor IX</text:p>
          </table:table-cell>
          <table:table-cell table:style-name="ce12"/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5850" calcext:value-type="float">
            <text:p>5850</text:p>
          </table:table-cell>
          <table:table-cell table:style-name="ce176" office:value-type="float" office:value="86400" calcext:value-type="float">
            <text:p>86.400</text:p>
          </table:table-cell>
          <table:table-cell table:style-name="ce12" office:value-type="float" office:value="340" calcext:value-type="float">
            <text:p>34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03" calcext:value-type="float">
            <text:p>303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4"/>
          <table:table-cell table:style-name="ce179" office:value-type="percentage" office:value="0.1" calcext:value-type="percentage">
            <text:p>10%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Träger</text:p>
          </table:table-cell>
          <table:table-cell table:style-name="ce169" office:value-type="string" calcext:value-type="string">
            <text:p>Valkyrie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6935" calcext:value-type="float">
            <text:p>6935</text:p>
          </table:table-cell>
          <table:table-cell table:style-name="ce176" office:value-type="float" office:value="500000" calcext:value-type="float">
            <text:p>500.0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 office:value-type="string" calcext:value-type="string">
            <text:p>Phasenwechsler</text:p>
          </table:table-cell>
          <table:table-cell table:style-name="ce176" office:value-type="float" office:value="80000" calcext:value-type="float">
            <text:p>80.000</text:p>
          </table:table-cell>
          <table:table-cell table:style-name="ce179" table:number-columns-repeated="5"/>
          <table:table-cell table:style-name="ce176" office:value-type="float" office:value="70125000" calcext:value-type="float">
            <text:p>70.125.000</text:p>
          </table:table-cell>
          <table:table-cell table:style-name="ce176"/>
          <table:table-cell table:style-name="ce176" office:value-type="float" office:value="12375000" calcext:value-type="float">
            <text:p>12.375.000</text:p>
          </table:table-cell>
          <table:table-cell table:style-name="ce176" office:value-type="float" office:value="13" calcext:value-type="float">
            <text:p>13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82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Kreuzer</text:p>
          </table:table-cell>
          <table:table-cell table:style-name="ce170" office:value-type="string" calcext:value-type="string">
            <text:p>Heretic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string" calcext:value-type="string">
            <text:p>Schiffslabor IX</text:p>
          </table:table-cell>
          <table:table-cell table:style-name="ce12"/>
          <table:table-cell table:style-name="ce12" office:value-type="float" office:value="1550" calcext:value-type="float">
            <text:p>1550</text:p>
          </table:table-cell>
          <table:table-cell table:style-name="ce12" office:value-type="float" office:value="5700" calcext:value-type="float">
            <text:p>5700</text:p>
          </table:table-cell>
          <table:table-cell table:style-name="ce176" office:value-type="float" office:value="113600" calcext:value-type="float">
            <text:p>113.6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216" calcext:value-type="float">
            <text:p>216</text:p>
          </table:table-cell>
          <table:table-cell table:style-name="ce179" table:number-columns-repeated="4"/>
          <table:table-cell table:style-name="ce12" table:number-columns-repeated="3"/>
          <table:table-cell table:style-name="ce179"/>
          <table:table-cell table:style-name="ce179" office:value-type="percentage" office:value="-0.1" calcext:value-type="percentage">
            <text:p>-10%</text:p>
          </table:table-cell>
          <table:table-cell table:style-name="ce179" table:number-columns-repeated="5"/>
          <table:table-cell table:style-name="ce12"/>
          <table:table-cell table:style-name="ce176"/>
          <table:table-cell table:style-name="ce179" table:number-columns-repeated="5"/>
          <table:table-cell table:style-name="ce176" office:value-type="float" office:value="19316720" calcext:value-type="float">
            <text:p>19.316.720</text:p>
          </table:table-cell>
          <table:table-cell table:style-name="ce176"/>
          <table:table-cell table:style-name="ce176" office:value-type="float" office:value="4825180" calcext:value-type="float">
            <text:p>4.825.180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26" calcext:value-type="float">
            <text:p>26</text:p>
          </table:table-cell>
          <table:table-cell table:style-name="ce12" office:value-type="float" office:value="40" calcext:value-type="float">
            <text:p>40</text:p>
          </table:table-cell>
          <table:table-cell table:style-name="ce12"/>
          <table:table-cell table:style-name="ce182"/>
          <table:table-cell table:number-columns-repeated="964"/>
        </table:table-row>
        <table:table-row table:style-name="ro3">
          <table:table-cell table:style-name="ce12" table:number-columns-repeated="2"/>
          <table:table-cell table:style-name="ce171"/>
          <table:table-cell table:style-name="ce12" table:number-columns-repeated="5"/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3">
          <table:table-cell table:style-name="ce12" table:number-columns-repeated="2"/>
          <table:table-cell table:style-name="ce172"/>
          <table:table-cell table:style-name="ce12" table:number-columns-repeated="5"/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3">
          <table:table-cell table:style-name="ce12" table:number-columns-repeated="2"/>
          <table:table-cell table:style-name="ce173"/>
          <table:table-cell table:style-name="ce12" table:number-columns-repeated="5"/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3">
          <table:table-cell table:style-name="ce12" table:number-columns-repeated="2"/>
          <table:table-cell table:style-name="ce174"/>
          <table:table-cell table:style-name="ce12" table:number-columns-repeated="5"/>
          <table:table-cell table:style-name="ce176"/>
          <table:table-cell table:style-name="ce12" table:number-columns-repeated="4"/>
          <table:table-cell table:style-name="ce179" table:number-columns-repeated="4"/>
          <table:table-cell table:style-name="ce12" table:number-columns-repeated="3"/>
          <table:table-cell table:style-name="ce179" table:number-columns-repeated="7"/>
          <table:table-cell table:style-name="ce12"/>
          <table:table-cell table:style-name="ce176"/>
          <table:table-cell table:style-name="ce179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64"/>
        </table:table-row>
        <table:table-row table:style-name="ro3">
          <table:table-cell table:number-columns-repeated="1007"/>
        </table:table-row>
        <table:table-row table:style-name="ro3">
          <table:table-cell table:style-name="Default"/>
          <table:table-cell table:number-columns-repeated="1006"/>
        </table:table-row>
        <table:table-row table:style-name="ro3" table:number-rows-repeated="1048411">
          <table:table-cell table:number-columns-repeated="1007"/>
        </table:table-row>
        <table:table-row table:style-name="ro3">
          <table:table-cell table:number-columns-repeated="1007"/>
        </table:table-row>
        <calcext:conditional-formats>
          <calcext:conditional-format calcext:target-range-address="Schiffslabor.C2:Schiffslabor.C2">
            <calcext:condition calcext:apply-style-name="HintergrundGruen" calcext:value="formula-is(NOT(ISBLANK([.AQ2])))" calcext:base-cell-address="Schiffslabor.C2"/>
          </calcext:conditional-format>
          <calcext:conditional-format calcext:target-range-address="Schiffslabor.C3:Schiffslabor.C3">
            <calcext:condition calcext:apply-style-name="HintergrundGruen" calcext:value="formula-is(NOT(ISBLANK([.AQ3])))" calcext:base-cell-address="Schiffslabor.C3"/>
          </calcext:conditional-format>
          <calcext:conditional-format calcext:target-range-address="Schiffslabor.C4:Schiffslabor.C4">
            <calcext:condition calcext:apply-style-name="HintergrundGruen" calcext:value="formula-is(NOT(ISBLANK([.AQ4])))" calcext:base-cell-address="Schiffslabor.C4"/>
          </calcext:conditional-format>
          <calcext:conditional-format calcext:target-range-address="Schiffslabor.C5:Schiffslabor.C5">
            <calcext:condition calcext:apply-style-name="HintergrundGruen" calcext:value="formula-is(NOT(ISBLANK([.AQ5])))" calcext:base-cell-address="Schiffslabor.C5"/>
          </calcext:conditional-format>
          <calcext:conditional-format calcext:target-range-address="Schiffslabor.C6:Schiffslabor.C6">
            <calcext:condition calcext:apply-style-name="HintergrundGruen" calcext:value="formula-is(NOT(ISBLANK([.AQ6])))" calcext:base-cell-address="Schiffslabor.C6"/>
          </calcext:conditional-format>
          <calcext:conditional-format calcext:target-range-address="Schiffslabor.C7:Schiffslabor.C7">
            <calcext:condition calcext:apply-style-name="HintergrundGruen" calcext:value="formula-is(NOT(ISBLANK([.AQ7])))" calcext:base-cell-address="Schiffslabor.C7"/>
          </calcext:conditional-format>
          <calcext:conditional-format calcext:target-range-address="Schiffslabor.C8:Schiffslabor.C8">
            <calcext:condition calcext:apply-style-name="HintergrundGruen" calcext:value="formula-is(NOT(ISBLANK([.AQ8])))" calcext:base-cell-address="Schiffslabor.C8"/>
          </calcext:conditional-format>
          <calcext:conditional-format calcext:target-range-address="Schiffslabor.C9:Schiffslabor.C9">
            <calcext:condition calcext:apply-style-name="HintergrundGruen" calcext:value="formula-is(NOT(ISBLANK([.AQ9])))" calcext:base-cell-address="Schiffslabor.C9"/>
          </calcext:conditional-format>
          <calcext:conditional-format calcext:target-range-address="Schiffslabor.C10:Schiffslabor.C10">
            <calcext:condition calcext:apply-style-name="HintergrundGruen" calcext:value="formula-is(NOT(ISBLANK([.AQ10])))" calcext:base-cell-address="Schiffslabor.C10"/>
          </calcext:conditional-format>
          <calcext:conditional-format calcext:target-range-address="Schiffslabor.C11:Schiffslabor.C11">
            <calcext:condition calcext:apply-style-name="HintergrundGruen" calcext:value="formula-is(NOT(ISBLANK([.AQ11])))" calcext:base-cell-address="Schiffslabor.C11"/>
          </calcext:conditional-format>
          <calcext:conditional-format calcext:target-range-address="Schiffslabor.C12:Schiffslabor.C12">
            <calcext:condition calcext:apply-style-name="HintergrundGruen" calcext:value="formula-is(NOT(ISBLANK([.AQ12])))" calcext:base-cell-address="Schiffslabor.C12"/>
          </calcext:conditional-format>
          <calcext:conditional-format calcext:target-range-address="Schiffslabor.C13:Schiffslabor.C13">
            <calcext:condition calcext:apply-style-name="HintergrundGruen" calcext:value="formula-is(NOT(ISBLANK([.AQ13])))" calcext:base-cell-address="Schiffslabor.C13"/>
          </calcext:conditional-format>
          <calcext:conditional-format calcext:target-range-address="Schiffslabor.C14:Schiffslabor.C14">
            <calcext:condition calcext:apply-style-name="HintergrundGruen" calcext:value="formula-is(NOT(ISBLANK([.AQ14])))" calcext:base-cell-address="Schiffslabor.C14"/>
          </calcext:conditional-format>
          <calcext:conditional-format calcext:target-range-address="Schiffslabor.C15:Schiffslabor.C15">
            <calcext:condition calcext:apply-style-name="HintergrundGruen" calcext:value="formula-is(NOT(ISBLANK([.AQ15])))" calcext:base-cell-address="Schiffslabor.C15"/>
          </calcext:conditional-format>
          <calcext:conditional-format calcext:target-range-address="Schiffslabor.C16:Schiffslabor.C16">
            <calcext:condition calcext:apply-style-name="HintergrundGruen" calcext:value="formula-is(NOT(ISBLANK([.AQ16])))" calcext:base-cell-address="Schiffslabor.C16"/>
          </calcext:conditional-format>
          <calcext:conditional-format calcext:target-range-address="Schiffslabor.C17:Schiffslabor.C17">
            <calcext:condition calcext:apply-style-name="HintergrundGruen" calcext:value="formula-is(NOT(ISBLANK([.AQ17])))" calcext:base-cell-address="Schiffslabor.C17"/>
          </calcext:conditional-format>
          <calcext:conditional-format calcext:target-range-address="Schiffslabor.C18:Schiffslabor.C18">
            <calcext:condition calcext:apply-style-name="HintergrundGruen" calcext:value="formula-is(NOT(ISBLANK([.AQ18])))" calcext:base-cell-address="Schiffslabor.C18"/>
          </calcext:conditional-format>
          <calcext:conditional-format calcext:target-range-address="Schiffslabor.C19:Schiffslabor.C19">
            <calcext:condition calcext:apply-style-name="HintergrundGruen" calcext:value="formula-is(NOT(ISBLANK([.AQ19])))" calcext:base-cell-address="Schiffslabor.C19"/>
          </calcext:conditional-format>
          <calcext:conditional-format calcext:target-range-address="Schiffslabor.C20:Schiffslabor.C20">
            <calcext:condition calcext:apply-style-name="HintergrundGruen" calcext:value="formula-is(NOT(ISBLANK([.AQ20])))" calcext:base-cell-address="Schiffslabor.C20"/>
          </calcext:conditional-format>
          <calcext:conditional-format calcext:target-range-address="Schiffslabor.C21:Schiffslabor.C21">
            <calcext:condition calcext:apply-style-name="HintergrundGruen" calcext:value="formula-is(NOT(ISBLANK([.AQ21])))" calcext:base-cell-address="Schiffslabor.C21"/>
          </calcext:conditional-format>
          <calcext:conditional-format calcext:target-range-address="Schiffslabor.C22:Schiffslabor.C22">
            <calcext:condition calcext:apply-style-name="HintergrundGruen" calcext:value="formula-is(NOT(ISBLANK([.AQ22])))" calcext:base-cell-address="Schiffslabor.C22"/>
          </calcext:conditional-format>
          <calcext:conditional-format calcext:target-range-address="Schiffslabor.C23:Schiffslabor.C23">
            <calcext:condition calcext:apply-style-name="HintergrundGruen" calcext:value="formula-is(NOT(ISBLANK([.AQ23])))" calcext:base-cell-address="Schiffslabor.C23"/>
          </calcext:conditional-format>
          <calcext:conditional-format calcext:target-range-address="Schiffslabor.C24:Schiffslabor.C24">
            <calcext:condition calcext:apply-style-name="HintergrundGruen" calcext:value="formula-is(NOT(ISBLANK([.AQ24])))" calcext:base-cell-address="Schiffslabor.C24"/>
          </calcext:conditional-format>
          <calcext:conditional-format calcext:target-range-address="Schiffslabor.C25:Schiffslabor.C25">
            <calcext:condition calcext:apply-style-name="HintergrundGruen" calcext:value="formula-is(NOT(ISBLANK([.AQ25])))" calcext:base-cell-address="Schiffslabor.C25"/>
          </calcext:conditional-format>
          <calcext:conditional-format calcext:target-range-address="Schiffslabor.C26:Schiffslabor.C26">
            <calcext:condition calcext:apply-style-name="HintergrundGruen" calcext:value="formula-is(NOT(ISBLANK([.AQ26])))" calcext:base-cell-address="Schiffslabor.C26"/>
          </calcext:conditional-format>
          <calcext:conditional-format calcext:target-range-address="Schiffslabor.C27:Schiffslabor.C27">
            <calcext:condition calcext:apply-style-name="HintergrundGruen" calcext:value="formula-is(NOT(ISBLANK([.AQ27])))" calcext:base-cell-address="Schiffslabor.C27"/>
          </calcext:conditional-format>
          <calcext:conditional-format calcext:target-range-address="Schiffslabor.C28:Schiffslabor.C28">
            <calcext:condition calcext:apply-style-name="HintergrundGruen" calcext:value="formula-is(NOT(ISBLANK([.AQ28])))" calcext:base-cell-address="Schiffslabor.C28"/>
          </calcext:conditional-format>
          <calcext:conditional-format calcext:target-range-address="Schiffslabor.C29:Schiffslabor.C29">
            <calcext:condition calcext:apply-style-name="HintergrundGruen" calcext:value="formula-is(NOT(ISBLANK([.AQ29])))" calcext:base-cell-address="Schiffslabor.C29"/>
          </calcext:conditional-format>
          <calcext:conditional-format calcext:target-range-address="Schiffslabor.C30:Schiffslabor.C30">
            <calcext:condition calcext:apply-style-name="HintergrundGruen" calcext:value="formula-is(NOT(ISBLANK([.AQ30])))" calcext:base-cell-address="Schiffslabor.C30"/>
          </calcext:conditional-format>
          <calcext:conditional-format calcext:target-range-address="Schiffslabor.C31:Schiffslabor.C31">
            <calcext:condition calcext:apply-style-name="HintergrundGruen" calcext:value="formula-is(NOT(ISBLANK([.AQ31])))" calcext:base-cell-address="Schiffslabor.C31"/>
          </calcext:conditional-format>
          <calcext:conditional-format calcext:target-range-address="Schiffslabor.C32:Schiffslabor.C32">
            <calcext:condition calcext:apply-style-name="HintergrundGruen" calcext:value="formula-is(NOT(ISBLANK([.AQ32])))" calcext:base-cell-address="Schiffslabor.C32"/>
          </calcext:conditional-format>
          <calcext:conditional-format calcext:target-range-address="Schiffslabor.C33:Schiffslabor.C33">
            <calcext:condition calcext:apply-style-name="HintergrundGruen" calcext:value="formula-is(NOT(ISBLANK([.AQ33])))" calcext:base-cell-address="Schiffslabor.C33"/>
          </calcext:conditional-format>
          <calcext:conditional-format calcext:target-range-address="Schiffslabor.C34:Schiffslabor.C34">
            <calcext:condition calcext:apply-style-name="HintergrundGruen" calcext:value="formula-is(NOT(ISBLANK([.AQ34])))" calcext:base-cell-address="Schiffslabor.C34"/>
          </calcext:conditional-format>
          <calcext:conditional-format calcext:target-range-address="Schiffslabor.C35:Schiffslabor.C35">
            <calcext:condition calcext:apply-style-name="HintergrundGruen" calcext:value="formula-is(NOT(ISBLANK([.AQ35])))" calcext:base-cell-address="Schiffslabor.C35"/>
          </calcext:conditional-format>
          <calcext:conditional-format calcext:target-range-address="Schiffslabor.C36:Schiffslabor.C36">
            <calcext:condition calcext:apply-style-name="HintergrundGruen" calcext:value="formula-is(NOT(ISBLANK([.AQ36])))" calcext:base-cell-address="Schiffslabor.C36"/>
          </calcext:conditional-format>
          <calcext:conditional-format calcext:target-range-address="Schiffslabor.C37:Schiffslabor.C37">
            <calcext:condition calcext:apply-style-name="HintergrundGruen" calcext:value="formula-is(NOT(ISBLANK([.AQ37])))" calcext:base-cell-address="Schiffslabor.C37"/>
          </calcext:conditional-format>
          <calcext:conditional-format calcext:target-range-address="Schiffslabor.C38:Schiffslabor.C38">
            <calcext:condition calcext:apply-style-name="HintergrundGruen" calcext:value="formula-is(NOT(ISBLANK([.AQ38])))" calcext:base-cell-address="Schiffslabor.C38"/>
          </calcext:conditional-format>
          <calcext:conditional-format calcext:target-range-address="Schiffslabor.C39:Schiffslabor.C39">
            <calcext:condition calcext:apply-style-name="HintergrundGruen" calcext:value="formula-is(NOT(ISBLANK([.AQ39])))" calcext:base-cell-address="Schiffslabor.C39"/>
          </calcext:conditional-format>
          <calcext:conditional-format calcext:target-range-address="Schiffslabor.C40:Schiffslabor.C40">
            <calcext:condition calcext:apply-style-name="HintergrundGruen" calcext:value="formula-is(NOT(ISBLANK([.AQ40])))" calcext:base-cell-address="Schiffslabor.C40"/>
          </calcext:conditional-format>
          <calcext:conditional-format calcext:target-range-address="Schiffslabor.C41:Schiffslabor.C41">
            <calcext:condition calcext:apply-style-name="HintergrundGruen" calcext:value="formula-is(NOT(ISBLANK([.AQ41])))" calcext:base-cell-address="Schiffslabor.C41"/>
          </calcext:conditional-format>
          <calcext:conditional-format calcext:target-range-address="Schiffslabor.C42:Schiffslabor.C42">
            <calcext:condition calcext:apply-style-name="HintergrundGruen" calcext:value="formula-is(NOT(ISBLANK([.AQ42])))" calcext:base-cell-address="Schiffslabor.C42"/>
          </calcext:conditional-format>
          <calcext:conditional-format calcext:target-range-address="Schiffslabor.C43:Schiffslabor.C43">
            <calcext:condition calcext:apply-style-name="HintergrundGruen" calcext:value="formula-is(NOT(ISBLANK([.AQ43])))" calcext:base-cell-address="Schiffslabor.C43"/>
          </calcext:conditional-format>
          <calcext:conditional-format calcext:target-range-address="Schiffslabor.C44:Schiffslabor.C44">
            <calcext:condition calcext:apply-style-name="HintergrundGruen" calcext:value="formula-is(NOT(ISBLANK([.AQ44])))" calcext:base-cell-address="Schiffslabor.C44"/>
          </calcext:conditional-format>
          <calcext:conditional-format calcext:target-range-address="Schiffslabor.C45:Schiffslabor.C45">
            <calcext:condition calcext:apply-style-name="HintergrundGruen" calcext:value="formula-is(NOT(ISBLANK([.AQ45])))" calcext:base-cell-address="Schiffslabor.C45"/>
          </calcext:conditional-format>
          <calcext:conditional-format calcext:target-range-address="Schiffslabor.C46:Schiffslabor.C46">
            <calcext:condition calcext:apply-style-name="HintergrundGruen" calcext:value="formula-is(NOT(ISBLANK([.AQ46])))" calcext:base-cell-address="Schiffslabor.C46"/>
          </calcext:conditional-format>
          <calcext:conditional-format calcext:target-range-address="Schiffslabor.C47:Schiffslabor.C47">
            <calcext:condition calcext:apply-style-name="HintergrundGruen" calcext:value="formula-is(NOT(ISBLANK([.AQ47])))" calcext:base-cell-address="Schiffslabor.C47"/>
          </calcext:conditional-format>
          <calcext:conditional-format calcext:target-range-address="Schiffslabor.C48:Schiffslabor.C48">
            <calcext:condition calcext:apply-style-name="HintergrundGruen" calcext:value="formula-is(NOT(ISBLANK([.AQ48])))" calcext:base-cell-address="Schiffslabor.C48"/>
          </calcext:conditional-format>
          <calcext:conditional-format calcext:target-range-address="Schiffslabor.C49:Schiffslabor.C49">
            <calcext:condition calcext:apply-style-name="HintergrundGruen" calcext:value="formula-is(NOT(ISBLANK([.AQ49])))" calcext:base-cell-address="Schiffslabor.C49"/>
          </calcext:conditional-format>
          <calcext:conditional-format calcext:target-range-address="Schiffslabor.C50:Schiffslabor.C50">
            <calcext:condition calcext:apply-style-name="HintergrundGruen" calcext:value="formula-is(NOT(ISBLANK([.AQ50])))" calcext:base-cell-address="Schiffslabor.C50"/>
          </calcext:conditional-format>
          <calcext:conditional-format calcext:target-range-address="Schiffslabor.C51:Schiffslabor.C51">
            <calcext:condition calcext:apply-style-name="HintergrundGruen" calcext:value="formula-is(NOT(ISBLANK([.AQ51])))" calcext:base-cell-address="Schiffslabor.C51"/>
          </calcext:conditional-format>
          <calcext:conditional-format calcext:target-range-address="Schiffslabor.C52:Schiffslabor.C52">
            <calcext:condition calcext:apply-style-name="HintergrundGruen" calcext:value="formula-is(NOT(ISBLANK([.AQ52])))" calcext:base-cell-address="Schiffslabor.C52"/>
          </calcext:conditional-format>
          <calcext:conditional-format calcext:target-range-address="Schiffslabor.C53:Schiffslabor.C53">
            <calcext:condition calcext:apply-style-name="HintergrundGruen" calcext:value="formula-is(NOT(ISBLANK([.AQ53])))" calcext:base-cell-address="Schiffslabor.C53"/>
          </calcext:conditional-format>
          <calcext:conditional-format calcext:target-range-address="Schiffslabor.C54:Schiffslabor.C54">
            <calcext:condition calcext:apply-style-name="HintergrundGruen" calcext:value="formula-is(NOT(ISBLANK([.AQ54])))" calcext:base-cell-address="Schiffslabor.C54"/>
          </calcext:conditional-format>
          <calcext:conditional-format calcext:target-range-address="Schiffslabor.C55:Schiffslabor.C55">
            <calcext:condition calcext:apply-style-name="HintergrundGruen" calcext:value="formula-is(NOT(ISBLANK([.AQ55])))" calcext:base-cell-address="Schiffslabor.C55"/>
          </calcext:conditional-format>
          <calcext:conditional-format calcext:target-range-address="Schiffslabor.C56:Schiffslabor.C56">
            <calcext:condition calcext:apply-style-name="HintergrundGruen" calcext:value="formula-is(NOT(ISBLANK([.AQ56])))" calcext:base-cell-address="Schiffslabor.C56"/>
          </calcext:conditional-format>
          <calcext:conditional-format calcext:target-range-address="Schiffslabor.C57:Schiffslabor.C57">
            <calcext:condition calcext:apply-style-name="HintergrundGruen" calcext:value="formula-is(NOT(ISBLANK([.AQ57])))" calcext:base-cell-address="Schiffslabor.C57"/>
          </calcext:conditional-format>
          <calcext:conditional-format calcext:target-range-address="Schiffslabor.C58:Schiffslabor.C58">
            <calcext:condition calcext:apply-style-name="HintergrundGruen" calcext:value="formula-is(NOT(ISBLANK([.AQ58])))" calcext:base-cell-address="Schiffslabor.C58"/>
          </calcext:conditional-format>
          <calcext:conditional-format calcext:target-range-address="Schiffslabor.C59:Schiffslabor.C59">
            <calcext:condition calcext:apply-style-name="HintergrundGruen" calcext:value="formula-is(NOT(ISBLANK([.AQ59])))" calcext:base-cell-address="Schiffslabor.C59"/>
          </calcext:conditional-format>
          <calcext:conditional-format calcext:target-range-address="Schiffslabor.C60:Schiffslabor.C60">
            <calcext:condition calcext:apply-style-name="HintergrundGruen" calcext:value="formula-is(NOT(ISBLANK([.AQ60])))" calcext:base-cell-address="Schiffslabor.C60"/>
          </calcext:conditional-format>
          <calcext:conditional-format calcext:target-range-address="Schiffslabor.C61:Schiffslabor.C61">
            <calcext:condition calcext:apply-style-name="HintergrundGruen" calcext:value="formula-is(NOT(ISBLANK([.AQ61])))" calcext:base-cell-address="Schiffslabor.C61"/>
          </calcext:conditional-format>
          <calcext:conditional-format calcext:target-range-address="Schiffslabor.C62:Schiffslabor.C62">
            <calcext:condition calcext:apply-style-name="HintergrundGruen" calcext:value="formula-is(NOT(ISBLANK([.AQ62])))" calcext:base-cell-address="Schiffslabor.C62"/>
          </calcext:conditional-format>
          <calcext:conditional-format calcext:target-range-address="Schiffslabor.C63:Schiffslabor.C63">
            <calcext:condition calcext:apply-style-name="HintergrundGruen" calcext:value="formula-is(NOT(ISBLANK([.AQ63])))" calcext:base-cell-address="Schiffslabor.C63"/>
          </calcext:conditional-format>
          <calcext:conditional-format calcext:target-range-address="Schiffslabor.C64:Schiffslabor.C64">
            <calcext:condition calcext:apply-style-name="HintergrundGruen" calcext:value="formula-is(NOT(ISBLANK([.AQ64])))" calcext:base-cell-address="Schiffslabor.C64"/>
          </calcext:conditional-format>
          <calcext:conditional-format calcext:target-range-address="Schiffslabor.C65:Schiffslabor.C65">
            <calcext:condition calcext:apply-style-name="HintergrundGruen" calcext:value="formula-is(NOT(ISBLANK([.AQ65])))" calcext:base-cell-address="Schiffslabor.C65"/>
          </calcext:conditional-format>
          <calcext:conditional-format calcext:target-range-address="Schiffslabor.C66:Schiffslabor.C66">
            <calcext:condition calcext:apply-style-name="HintergrundGruen" calcext:value="formula-is(NOT(ISBLANK([.AQ66])))" calcext:base-cell-address="Schiffslabor.C66"/>
          </calcext:conditional-format>
          <calcext:conditional-format calcext:target-range-address="Schiffslabor.C67:Schiffslabor.C67">
            <calcext:condition calcext:apply-style-name="HintergrundGruen" calcext:value="formula-is(NOT(ISBLANK([.AQ67])))" calcext:base-cell-address="Schiffslabor.C67"/>
          </calcext:conditional-format>
          <calcext:conditional-format calcext:target-range-address="Schiffslabor.C68:Schiffslabor.C68">
            <calcext:condition calcext:apply-style-name="HintergrundGruen" calcext:value="formula-is(NOT(ISBLANK([.AQ68])))" calcext:base-cell-address="Schiffslabor.C68"/>
          </calcext:conditional-format>
          <calcext:conditional-format calcext:target-range-address="Schiffslabor.C69:Schiffslabor.C69">
            <calcext:condition calcext:apply-style-name="HintergrundGruen" calcext:value="formula-is(NOT(ISBLANK([.AQ69])))" calcext:base-cell-address="Schiffslabor.C69"/>
          </calcext:conditional-format>
          <calcext:conditional-format calcext:target-range-address="Schiffslabor.C70:Schiffslabor.C70">
            <calcext:condition calcext:apply-style-name="HintergrundGruen" calcext:value="formula-is(NOT(ISBLANK([.AQ70])))" calcext:base-cell-address="Schiffslabor.C70"/>
          </calcext:conditional-format>
          <calcext:conditional-format calcext:target-range-address="Schiffslabor.C71:Schiffslabor.C71">
            <calcext:condition calcext:apply-style-name="HintergrundGruen" calcext:value="formula-is(NOT(ISBLANK([.AQ71])))" calcext:base-cell-address="Schiffslabor.C71"/>
          </calcext:conditional-format>
          <calcext:conditional-format calcext:target-range-address="Schiffslabor.C72:Schiffslabor.C72">
            <calcext:condition calcext:apply-style-name="HintergrundGruen" calcext:value="formula-is(NOT(ISBLANK([.AQ72])))" calcext:base-cell-address="Schiffslabor.C72"/>
          </calcext:conditional-format>
          <calcext:conditional-format calcext:target-range-address="Schiffslabor.C73:Schiffslabor.C73">
            <calcext:condition calcext:apply-style-name="HintergrundGruen" calcext:value="formula-is(NOT(ISBLANK([.AQ73])))" calcext:base-cell-address="Schiffslabor.C73"/>
          </calcext:conditional-format>
          <calcext:conditional-format calcext:target-range-address="Schiffslabor.C74:Schiffslabor.C74">
            <calcext:condition calcext:apply-style-name="HintergrundGruen" calcext:value="formula-is(NOT(ISBLANK([.AQ74])))" calcext:base-cell-address="Schiffslabor.C74"/>
          </calcext:conditional-format>
          <calcext:conditional-format calcext:target-range-address="Schiffslabor.C75:Schiffslabor.C75">
            <calcext:condition calcext:apply-style-name="HintergrundGruen" calcext:value="formula-is(NOT(ISBLANK([.AQ75])))" calcext:base-cell-address="Schiffslabor.C75"/>
          </calcext:conditional-format>
          <calcext:conditional-format calcext:target-range-address="Schiffslabor.C76:Schiffslabor.C76">
            <calcext:condition calcext:apply-style-name="HintergrundGruen" calcext:value="formula-is(NOT(ISBLANK([.AQ76])))" calcext:base-cell-address="Schiffslabor.C76"/>
          </calcext:conditional-format>
          <calcext:conditional-format calcext:target-range-address="Schiffslabor.C77:Schiffslabor.C77">
            <calcext:condition calcext:apply-style-name="HintergrundGruen" calcext:value="formula-is(NOT(ISBLANK([.AQ77])))" calcext:base-cell-address="Schiffslabor.C77"/>
          </calcext:conditional-format>
          <calcext:conditional-format calcext:target-range-address="Schiffslabor.C78:Schiffslabor.C78">
            <calcext:condition calcext:apply-style-name="HintergrundGruen" calcext:value="formula-is(NOT(ISBLANK([.AQ78])))" calcext:base-cell-address="Schiffslabor.C78"/>
          </calcext:conditional-format>
          <calcext:conditional-format calcext:target-range-address="Schiffslabor.C79:Schiffslabor.C79">
            <calcext:condition calcext:apply-style-name="HintergrundGruen" calcext:value="formula-is(NOT(ISBLANK([.AQ79])))" calcext:base-cell-address="Schiffslabor.C79"/>
          </calcext:conditional-format>
          <calcext:conditional-format calcext:target-range-address="Schiffslabor.C80:Schiffslabor.C80">
            <calcext:condition calcext:apply-style-name="HintergrundGruen" calcext:value="formula-is(NOT(ISBLANK([.AQ80])))" calcext:base-cell-address="Schiffslabor.C80"/>
          </calcext:conditional-format>
          <calcext:conditional-format calcext:target-range-address="Schiffslabor.C81:Schiffslabor.C81">
            <calcext:condition calcext:apply-style-name="HintergrundGruen" calcext:value="formula-is(NOT(ISBLANK([.AQ81])))" calcext:base-cell-address="Schiffslabor.C81"/>
          </calcext:conditional-format>
          <calcext:conditional-format calcext:target-range-address="Schiffslabor.C82:Schiffslabor.C82">
            <calcext:condition calcext:apply-style-name="HintergrundGruen" calcext:value="formula-is(NOT(ISBLANK([.AQ82])))" calcext:base-cell-address="Schiffslabor.C82"/>
          </calcext:conditional-format>
          <calcext:conditional-format calcext:target-range-address="Schiffslabor.C83:Schiffslabor.C83">
            <calcext:condition calcext:apply-style-name="HintergrundGruen" calcext:value="formula-is(NOT(ISBLANK([.AQ83])))" calcext:base-cell-address="Schiffslabor.C83"/>
          </calcext:conditional-format>
          <calcext:conditional-format calcext:target-range-address="Schiffslabor.C84:Schiffslabor.C84">
            <calcext:condition calcext:apply-style-name="HintergrundGruen" calcext:value="formula-is(NOT(ISBLANK([.AQ84])))" calcext:base-cell-address="Schiffslabor.C84"/>
          </calcext:conditional-format>
          <calcext:conditional-format calcext:target-range-address="Schiffslabor.C85:Schiffslabor.C85">
            <calcext:condition calcext:apply-style-name="HintergrundGruen" calcext:value="formula-is(NOT(ISBLANK([.AQ85])))" calcext:base-cell-address="Schiffslabor.C85"/>
          </calcext:conditional-format>
          <calcext:conditional-format calcext:target-range-address="Schiffslabor.C86:Schiffslabor.C86">
            <calcext:condition calcext:apply-style-name="HintergrundGruen" calcext:value="formula-is(NOT(ISBLANK([.AQ86])))" calcext:base-cell-address="Schiffslabor.C86"/>
          </calcext:conditional-format>
          <calcext:conditional-format calcext:target-range-address="Schiffslabor.C87:Schiffslabor.C87">
            <calcext:condition calcext:apply-style-name="HintergrundGruen" calcext:value="formula-is(NOT(ISBLANK([.AQ87])))" calcext:base-cell-address="Schiffslabor.C87"/>
          </calcext:conditional-format>
          <calcext:conditional-format calcext:target-range-address="Schiffslabor.C88:Schiffslabor.C88">
            <calcext:condition calcext:apply-style-name="HintergrundGruen" calcext:value="formula-is(NOT(ISBLANK([.AQ88])))" calcext:base-cell-address="Schiffslabor.C88"/>
          </calcext:conditional-format>
          <calcext:conditional-format calcext:target-range-address="Schiffslabor.C89:Schiffslabor.C89">
            <calcext:condition calcext:apply-style-name="HintergrundGruen" calcext:value="formula-is(NOT(ISBLANK([.AQ89])))" calcext:base-cell-address="Schiffslabor.C89"/>
          </calcext:conditional-format>
          <calcext:conditional-format calcext:target-range-address="Schiffslabor.C90:Schiffslabor.C90">
            <calcext:condition calcext:apply-style-name="HintergrundGruen" calcext:value="formula-is(NOT(ISBLANK([.AQ90])))" calcext:base-cell-address="Schiffslabor.C90"/>
          </calcext:conditional-format>
          <calcext:conditional-format calcext:target-range-address="Schiffslabor.C91:Schiffslabor.C91">
            <calcext:condition calcext:apply-style-name="HintergrundGruen" calcext:value="formula-is(NOT(ISBLANK([.AQ91])))" calcext:base-cell-address="Schiffslabor.C91"/>
          </calcext:conditional-format>
          <calcext:conditional-format calcext:target-range-address="Schiffslabor.C92:Schiffslabor.C92">
            <calcext:condition calcext:apply-style-name="HintergrundGruen" calcext:value="formula-is(NOT(ISBLANK([.AQ92])))" calcext:base-cell-address="Schiffslabor.C92"/>
          </calcext:conditional-format>
          <calcext:conditional-format calcext:target-range-address="Schiffslabor.C93:Schiffslabor.C93">
            <calcext:condition calcext:apply-style-name="HintergrundGruen" calcext:value="formula-is(NOT(ISBLANK([.AQ93])))" calcext:base-cell-address="Schiffslabor.C93"/>
          </calcext:conditional-format>
          <calcext:conditional-format calcext:target-range-address="Schiffslabor.C94:Schiffslabor.C94">
            <calcext:condition calcext:apply-style-name="HintergrundGruen" calcext:value="formula-is(NOT(ISBLANK([.AQ94])))" calcext:base-cell-address="Schiffslabor.C94"/>
          </calcext:conditional-format>
          <calcext:conditional-format calcext:target-range-address="Schiffslabor.C95:Schiffslabor.C95">
            <calcext:condition calcext:apply-style-name="HintergrundGruen" calcext:value="formula-is(NOT(ISBLANK([.AQ95])))" calcext:base-cell-address="Schiffslabor.C95"/>
          </calcext:conditional-format>
          <calcext:conditional-format calcext:target-range-address="Schiffslabor.C96:Schiffslabor.C96">
            <calcext:condition calcext:apply-style-name="HintergrundGruen" calcext:value="formula-is(NOT(ISBLANK([.AQ96])))" calcext:base-cell-address="Schiffslabor.C96"/>
          </calcext:conditional-format>
          <calcext:conditional-format calcext:target-range-address="Schiffslabor.C97:Schiffslabor.C97">
            <calcext:condition calcext:apply-style-name="HintergrundGruen" calcext:value="formula-is(NOT(ISBLANK([.AQ97])))" calcext:base-cell-address="Schiffslabor.C97"/>
          </calcext:conditional-format>
          <calcext:conditional-format calcext:target-range-address="Schiffslabor.C98:Schiffslabor.C98">
            <calcext:condition calcext:apply-style-name="HintergrundGruen" calcext:value="formula-is(NOT(ISBLANK([.AQ98])))" calcext:base-cell-address="Schiffslabor.C98"/>
          </calcext:conditional-format>
          <calcext:conditional-format calcext:target-range-address="Schiffslabor.C99:Schiffslabor.C99">
            <calcext:condition calcext:apply-style-name="HintergrundGruen" calcext:value="formula-is(NOT(ISBLANK([.AQ99])))" calcext:base-cell-address="Schiffslabor.C99"/>
          </calcext:conditional-format>
          <calcext:conditional-format calcext:target-range-address="Schiffslabor.C100:Schiffslabor.C100">
            <calcext:condition calcext:apply-style-name="HintergrundGruen" calcext:value="formula-is(NOT(ISBLANK([.AQ100])))" calcext:base-cell-address="Schiffslabor.C100"/>
          </calcext:conditional-format>
          <calcext:conditional-format calcext:target-range-address="Schiffslabor.C101:Schiffslabor.C101">
            <calcext:condition calcext:apply-style-name="HintergrundGruen" calcext:value="formula-is(NOT(ISBLANK([.AQ101])))" calcext:base-cell-address="Schiffslabor.C101"/>
          </calcext:conditional-format>
          <calcext:conditional-format calcext:target-range-address="Schiffslabor.C102:Schiffslabor.C102">
            <calcext:condition calcext:apply-style-name="HintergrundGruen" calcext:value="formula-is(NOT(ISBLANK([.AQ102])))" calcext:base-cell-address="Schiffslabor.C102"/>
          </calcext:conditional-format>
          <calcext:conditional-format calcext:target-range-address="Schiffslabor.C105:Schiffslabor.C105">
            <calcext:condition calcext:apply-style-name="HintergrundGruen" calcext:value="formula-is(NOT(ISBLANK([.AQ105])))" calcext:base-cell-address="Schiffslabor.C105"/>
          </calcext:conditional-format>
          <calcext:conditional-format calcext:target-range-address="Schiffslabor.C106:Schiffslabor.C106">
            <calcext:condition calcext:apply-style-name="HintergrundGruen" calcext:value="formula-is(NOT(ISBLANK([.AQ106])))" calcext:base-cell-address="Schiffslabor.C106"/>
          </calcext:conditional-format>
          <calcext:conditional-format calcext:target-range-address="Schiffslabor.C107:Schiffslabor.C107">
            <calcext:condition calcext:apply-style-name="HintergrundGruen" calcext:value="formula-is(NOT(ISBLANK([.AQ107])))" calcext:base-cell-address="Schiffslabor.C107"/>
          </calcext:conditional-format>
          <calcext:conditional-format calcext:target-range-address="Schiffslabor.C108:Schiffslabor.C108">
            <calcext:condition calcext:apply-style-name="HintergrundGruen" calcext:value="formula-is(NOT(ISBLANK([.AQ108])))" calcext:base-cell-address="Schiffslabor.C108"/>
          </calcext:conditional-format>
          <calcext:conditional-format calcext:target-range-address="Schiffslabor.C109:Schiffslabor.C109">
            <calcext:condition calcext:apply-style-name="HintergrundGruen" calcext:value="formula-is(NOT(ISBLANK([.AQ109])))" calcext:base-cell-address="Schiffslabor.C109"/>
          </calcext:conditional-format>
          <calcext:conditional-format calcext:target-range-address="Schiffslabor.C110:Schiffslabor.C110">
            <calcext:condition calcext:apply-style-name="HintergrundGruen" calcext:value="formula-is(NOT(ISBLANK([.AQ110])))" calcext:base-cell-address="Schiffslabor.C110"/>
          </calcext:conditional-format>
          <calcext:conditional-format calcext:target-range-address="Schiffslabor.C111:Schiffslabor.C111">
            <calcext:condition calcext:apply-style-name="HintergrundGruen" calcext:value="formula-is(NOT(ISBLANK([.AQ111])))" calcext:base-cell-address="Schiffslabor.C111"/>
          </calcext:conditional-format>
          <calcext:conditional-format calcext:target-range-address="Schiffslabor.C112:Schiffslabor.C112">
            <calcext:condition calcext:apply-style-name="HintergrundGruen" calcext:value="formula-is(NOT(ISBLANK([.AQ112])))" calcext:base-cell-address="Schiffslabor.C112"/>
          </calcext:conditional-format>
          <calcext:conditional-format calcext:target-range-address="Schiffslabor.C113:Schiffslabor.C113">
            <calcext:condition calcext:apply-style-name="HintergrundGruen" calcext:value="formula-is(NOT(ISBLANK([.AQ113])))" calcext:base-cell-address="Schiffslabor.C113"/>
          </calcext:conditional-format>
          <calcext:conditional-format calcext:target-range-address="Schiffslabor.C114:Schiffslabor.C114">
            <calcext:condition calcext:apply-style-name="HintergrundGruen" calcext:value="formula-is(NOT(ISBLANK([.AQ114])))" calcext:base-cell-address="Schiffslabor.C114"/>
          </calcext:conditional-format>
          <calcext:conditional-format calcext:target-range-address="Schiffslabor.C115:Schiffslabor.C115">
            <calcext:condition calcext:apply-style-name="HintergrundGruen" calcext:value="formula-is(NOT(ISBLANK([.AQ115])))" calcext:base-cell-address="Schiffslabor.C115"/>
          </calcext:conditional-format>
          <calcext:conditional-format calcext:target-range-address="Schiffslabor.C116:Schiffslabor.C116">
            <calcext:condition calcext:apply-style-name="HintergrundGruen" calcext:value="formula-is(NOT(ISBLANK([.AQ116])))" calcext:base-cell-address="Schiffslabor.C116"/>
          </calcext:conditional-format>
          <calcext:conditional-format calcext:target-range-address="Schiffslabor.C117:Schiffslabor.C117">
            <calcext:condition calcext:apply-style-name="HintergrundGruen" calcext:value="formula-is(NOT(ISBLANK([.AQ117])))" calcext:base-cell-address="Schiffslabor.C117"/>
          </calcext:conditional-format>
          <calcext:conditional-format calcext:target-range-address="Schiffslabor.C118:Schiffslabor.C118">
            <calcext:condition calcext:apply-style-name="HintergrundGruen" calcext:value="formula-is(NOT(ISBLANK([.AQ118])))" calcext:base-cell-address="Schiffslabor.C118"/>
          </calcext:conditional-format>
          <calcext:conditional-format calcext:target-range-address="Schiffslabor.C119:Schiffslabor.C119">
            <calcext:condition calcext:apply-style-name="HintergrundGruen" calcext:value="formula-is(NOT(ISBLANK([.AQ119])))" calcext:base-cell-address="Schiffslabor.C119"/>
          </calcext:conditional-format>
          <calcext:conditional-format calcext:target-range-address="Schiffslabor.C120:Schiffslabor.C120">
            <calcext:condition calcext:apply-style-name="HintergrundGruen" calcext:value="formula-is(NOT(ISBLANK([.AQ120])))" calcext:base-cell-address="Schiffslabor.C120"/>
          </calcext:conditional-format>
          <calcext:conditional-format calcext:target-range-address="Schiffslabor.C121:Schiffslabor.C121">
            <calcext:condition calcext:apply-style-name="HintergrundGruen" calcext:value="formula-is(NOT(ISBLANK([.AQ121])))" calcext:base-cell-address="Schiffslabor.C121"/>
          </calcext:conditional-format>
          <calcext:conditional-format calcext:target-range-address="Schiffslabor.C122:Schiffslabor.C122">
            <calcext:condition calcext:apply-style-name="HintergrundGruen" calcext:value="formula-is(NOT(ISBLANK([.AQ122])))" calcext:base-cell-address="Schiffslabor.C122"/>
          </calcext:conditional-format>
          <calcext:conditional-format calcext:target-range-address="Schiffslabor.C123:Schiffslabor.C123">
            <calcext:condition calcext:apply-style-name="HintergrundGruen" calcext:value="formula-is(NOT(ISBLANK([.AQ123])))" calcext:base-cell-address="Schiffslabor.C123"/>
          </calcext:conditional-format>
          <calcext:conditional-format calcext:target-range-address="Schiffslabor.C124:Schiffslabor.C124">
            <calcext:condition calcext:apply-style-name="HintergrundGruen" calcext:value="formula-is(NOT(ISBLANK([.AQ124])))" calcext:base-cell-address="Schiffslabor.C124"/>
          </calcext:conditional-format>
          <calcext:conditional-format calcext:target-range-address="Schiffslabor.C125:Schiffslabor.C125">
            <calcext:condition calcext:apply-style-name="HintergrundGruen" calcext:value="formula-is(NOT(ISBLANK([.AQ125])))" calcext:base-cell-address="Schiffslabor.C125"/>
          </calcext:conditional-format>
          <calcext:conditional-format calcext:target-range-address="Schiffslabor.C126:Schiffslabor.C126">
            <calcext:condition calcext:apply-style-name="HintergrundGruen" calcext:value="formula-is(NOT(ISBLANK([.AQ126])))" calcext:base-cell-address="Schiffslabor.C126"/>
          </calcext:conditional-format>
          <calcext:conditional-format calcext:target-range-address="Schiffslabor.C127:Schiffslabor.C127">
            <calcext:condition calcext:apply-style-name="HintergrundGruen" calcext:value="formula-is(NOT(ISBLANK([.AQ127])))" calcext:base-cell-address="Schiffslabor.C127"/>
          </calcext:conditional-format>
          <calcext:conditional-format calcext:target-range-address="Schiffslabor.C128:Schiffslabor.C128">
            <calcext:condition calcext:apply-style-name="HintergrundGruen" calcext:value="formula-is(NOT(ISBLANK([.AQ128])))" calcext:base-cell-address="Schiffslabor.C128"/>
          </calcext:conditional-format>
          <calcext:conditional-format calcext:target-range-address="Schiffslabor.C129:Schiffslabor.C129">
            <calcext:condition calcext:apply-style-name="HintergrundGruen" calcext:value="formula-is(NOT(ISBLANK([.AQ129])))" calcext:base-cell-address="Schiffslabor.C129"/>
          </calcext:conditional-format>
          <calcext:conditional-format calcext:target-range-address="Schiffslabor.C130:Schiffslabor.C130">
            <calcext:condition calcext:apply-style-name="HintergrundGruen" calcext:value="formula-is(NOT(ISBLANK([.AQ130])))" calcext:base-cell-address="Schiffslabor.C130"/>
          </calcext:conditional-format>
          <calcext:conditional-format calcext:target-range-address="Schiffslabor.C131:Schiffslabor.C131">
            <calcext:condition calcext:apply-style-name="HintergrundGruen" calcext:value="formula-is(NOT(ISBLANK([.AQ131])))" calcext:base-cell-address="Schiffslabor.C131"/>
          </calcext:conditional-format>
          <calcext:conditional-format calcext:target-range-address="Schiffslabor.C132:Schiffslabor.C132">
            <calcext:condition calcext:apply-style-name="HintergrundGruen" calcext:value="formula-is(NOT(ISBLANK([.AQ132])))" calcext:base-cell-address="Schiffslabor.C132"/>
          </calcext:conditional-format>
          <calcext:conditional-format calcext:target-range-address="Schiffslabor.C133:Schiffslabor.C133">
            <calcext:condition calcext:apply-style-name="HintergrundGruen" calcext:value="formula-is(NOT(ISBLANK([.AQ133])))" calcext:base-cell-address="Schiffslabor.C133"/>
          </calcext:conditional-format>
          <calcext:conditional-format calcext:target-range-address="Schiffslabor.C134:Schiffslabor.C134">
            <calcext:condition calcext:apply-style-name="HintergrundGruen" calcext:value="formula-is(NOT(ISBLANK([.AQ134])))" calcext:base-cell-address="Schiffslabor.C134"/>
          </calcext:conditional-format>
          <calcext:conditional-format calcext:target-range-address="Schiffslabor.C135:Schiffslabor.C135">
            <calcext:condition calcext:apply-style-name="HintergrundGruen" calcext:value="formula-is(NOT(ISBLANK([.AQ135])))" calcext:base-cell-address="Schiffslabor.C135"/>
          </calcext:conditional-format>
          <calcext:conditional-format calcext:target-range-address="Schiffslabor.C136:Schiffslabor.C136">
            <calcext:condition calcext:apply-style-name="HintergrundGruen" calcext:value="formula-is(NOT(ISBLANK([.AQ136])))" calcext:base-cell-address="Schiffslabor.C136"/>
          </calcext:conditional-format>
          <calcext:conditional-format calcext:target-range-address="Schiffslabor.C137:Schiffslabor.C137">
            <calcext:condition calcext:apply-style-name="HintergrundGruen" calcext:value="formula-is(NOT(ISBLANK([.AQ137])))" calcext:base-cell-address="Schiffslabor.C137"/>
          </calcext:conditional-format>
          <calcext:conditional-format calcext:target-range-address="Schiffslabor.C138:Schiffslabor.C138">
            <calcext:condition calcext:apply-style-name="HintergrundGruen" calcext:value="formula-is(NOT(ISBLANK([.AQ138])))" calcext:base-cell-address="Schiffslabor.C138"/>
          </calcext:conditional-format>
          <calcext:conditional-format calcext:target-range-address="Schiffslabor.C139:Schiffslabor.C139">
            <calcext:condition calcext:apply-style-name="HintergrundGruen" calcext:value="formula-is(NOT(ISBLANK([.AQ139])))" calcext:base-cell-address="Schiffslabor.C139"/>
          </calcext:conditional-format>
          <calcext:conditional-format calcext:target-range-address="Schiffslabor.C140:Schiffslabor.C140">
            <calcext:condition calcext:apply-style-name="HintergrundGruen" calcext:value="formula-is(NOT(ISBLANK([.AQ140])))" calcext:base-cell-address="Schiffslabor.C140"/>
          </calcext:conditional-format>
          <calcext:conditional-format calcext:target-range-address="Schiffslabor.C141:Schiffslabor.C141">
            <calcext:condition calcext:apply-style-name="HintergrundGruen" calcext:value="formula-is(NOT(ISBLANK([.AQ141])))" calcext:base-cell-address="Schiffslabor.C141"/>
          </calcext:conditional-format>
          <calcext:conditional-format calcext:target-range-address="Schiffslabor.C142:Schiffslabor.C142">
            <calcext:condition calcext:apply-style-name="HintergrundGruen" calcext:value="formula-is(NOT(ISBLANK([.AQ142])))" calcext:base-cell-address="Schiffslabor.C142"/>
          </calcext:conditional-format>
          <calcext:conditional-format calcext:target-range-address="Schiffslabor.C143:Schiffslabor.C143">
            <calcext:condition calcext:apply-style-name="HintergrundGruen" calcext:value="formula-is(NOT(ISBLANK([.AQ143])))" calcext:base-cell-address="Schiffslabor.C143"/>
          </calcext:conditional-format>
          <calcext:conditional-format calcext:target-range-address="Schiffslabor.C144:Schiffslabor.C144">
            <calcext:condition calcext:apply-style-name="HintergrundGruen" calcext:value="formula-is(NOT(ISBLANK([.AQ144])))" calcext:base-cell-address="Schiffslabor.C144"/>
          </calcext:conditional-format>
          <calcext:conditional-format calcext:target-range-address="Schiffslabor.C145:Schiffslabor.C145">
            <calcext:condition calcext:apply-style-name="HintergrundGruen" calcext:value="formula-is(NOT(ISBLANK([.AQ145])))" calcext:base-cell-address="Schiffslabor.C145"/>
          </calcext:conditional-format>
          <calcext:conditional-format calcext:target-range-address="Schiffslabor.C146:Schiffslabor.C146">
            <calcext:condition calcext:apply-style-name="HintergrundGruen" calcext:value="formula-is(NOT(ISBLANK([.AQ146])))" calcext:base-cell-address="Schiffslabor.C146"/>
          </calcext:conditional-format>
          <calcext:conditional-format calcext:target-range-address="Schiffslabor.C147:Schiffslabor.C147">
            <calcext:condition calcext:apply-style-name="HintergrundGruen" calcext:value="formula-is(NOT(ISBLANK([.AQ147])))" calcext:base-cell-address="Schiffslabor.C147"/>
          </calcext:conditional-format>
          <calcext:conditional-format calcext:target-range-address="Schiffslabor.C148:Schiffslabor.C148">
            <calcext:condition calcext:apply-style-name="HintergrundGruen" calcext:value="formula-is(NOT(ISBLANK([.AQ148])))" calcext:base-cell-address="Schiffslabor.C148"/>
          </calcext:conditional-format>
          <calcext:conditional-format calcext:target-range-address="Schiffslabor.C149:Schiffslabor.C149">
            <calcext:condition calcext:apply-style-name="HintergrundGruen" calcext:value="formula-is(NOT(ISBLANK([.AQ149])))" calcext:base-cell-address="Schiffslabor.C149"/>
          </calcext:conditional-format>
          <calcext:conditional-format calcext:target-range-address="Schiffslabor.C150:Schiffslabor.C150">
            <calcext:condition calcext:apply-style-name="HintergrundGruen" calcext:value="formula-is(NOT(ISBLANK([.AQ150])))" calcext:base-cell-address="Schiffslabor.C150"/>
          </calcext:conditional-format>
          <calcext:conditional-format calcext:target-range-address="Schiffslabor.C151:Schiffslabor.C151">
            <calcext:condition calcext:apply-style-name="HintergrundGruen" calcext:value="formula-is(NOT(ISBLANK([.AQ151])))" calcext:base-cell-address="Schiffslabor.C151"/>
          </calcext:conditional-format>
          <calcext:conditional-format calcext:target-range-address="Schiffslabor.C152:Schiffslabor.C152">
            <calcext:condition calcext:apply-style-name="HintergrundGruen" calcext:value="formula-is(NOT(ISBLANK([.AQ152])))" calcext:base-cell-address="Schiffslabor.C152"/>
          </calcext:conditional-format>
          <calcext:conditional-format calcext:target-range-address="Schiffslabor.C153:Schiffslabor.C153">
            <calcext:condition calcext:apply-style-name="HintergrundGruen" calcext:value="formula-is(NOT(ISBLANK([.AQ153])))" calcext:base-cell-address="Schiffslabor.C153"/>
          </calcext:conditional-format>
          <calcext:conditional-format calcext:target-range-address="Schiffslabor.C154:Schiffslabor.C154">
            <calcext:condition calcext:apply-style-name="HintergrundGruen" calcext:value="formula-is(NOT(ISBLANK([.AQ154])))" calcext:base-cell-address="Schiffslabor.C154"/>
          </calcext:conditional-format>
          <calcext:conditional-format calcext:target-range-address="Schiffslabor.C155:Schiffslabor.C155">
            <calcext:condition calcext:apply-style-name="HintergrundGruen" calcext:value="formula-is(NOT(ISBLANK([.AQ155])))" calcext:base-cell-address="Schiffslabor.C155"/>
          </calcext:conditional-format>
          <calcext:conditional-format calcext:target-range-address="Schiffslabor.C156:Schiffslabor.C156">
            <calcext:condition calcext:apply-style-name="HintergrundGruen" calcext:value="formula-is(NOT(ISBLANK([.AQ156])))" calcext:base-cell-address="Schiffslabor.C156"/>
          </calcext:conditional-format>
          <calcext:conditional-format calcext:target-range-address="Schiffslabor.C157:Schiffslabor.C157">
            <calcext:condition calcext:apply-style-name="HintergrundGruen" calcext:value="formula-is(NOT(ISBLANK([.AQ157])))" calcext:base-cell-address="Schiffslabor.C157"/>
          </calcext:conditional-format>
          <calcext:conditional-format calcext:target-range-address="Schiffslabor.C158:Schiffslabor.C158">
            <calcext:condition calcext:apply-style-name="HintergrundGruen" calcext:value="formula-is(NOT(ISBLANK([.AQ158])))" calcext:base-cell-address="Schiffslabor.C158"/>
          </calcext:conditional-format>
          <calcext:conditional-format calcext:target-range-address="Schiffslabor.C159:Schiffslabor.C159">
            <calcext:condition calcext:apply-style-name="HintergrundGruen" calcext:value="formula-is(NOT(ISBLANK([.AQ159])))" calcext:base-cell-address="Schiffslabor.C159"/>
          </calcext:conditional-format>
          <calcext:conditional-format calcext:target-range-address="Schiffslabor.C160:Schiffslabor.C160">
            <calcext:condition calcext:apply-style-name="HintergrundGruen" calcext:value="formula-is(NOT(ISBLANK([.AQ160])))" calcext:base-cell-address="Schiffslabor.C160"/>
          </calcext:conditional-format>
          <calcext:conditional-format calcext:target-range-address="Schiffslabor.C161:Schiffslabor.C161">
            <calcext:condition calcext:apply-style-name="HintergrundGruen" calcext:value="formula-is(NOT(ISBLANK([.AQ161])))" calcext:base-cell-address="Schiffslabor.C161"/>
          </calcext:conditional-format>
          <calcext:conditional-format calcext:target-range-address="Schiffslabor.C162:Schiffslabor.C162">
            <calcext:condition calcext:apply-style-name="HintergrundGruen" calcext:value="formula-is(NOT(ISBLANK([.AQ162])))" calcext:base-cell-address="Schiffslabor.C162"/>
          </calcext:conditional-format>
          <calcext:conditional-format calcext:target-range-address="Schiffslabor.C103:Schiffslabor.C103">
            <calcext:condition calcext:apply-style-name="HintergrundGruen" calcext:value="formula-is(NOT(ISBLANK([.AQ103])))" calcext:base-cell-address="Schiffslabor.C103"/>
          </calcext:conditional-format>
          <calcext:conditional-format calcext:target-range-address="Schiffslabor.C104:Schiffslabor.C104">
            <calcext:condition calcext:apply-style-name="HintergrundGruen" calcext:value="formula-is(NOT(ISBLANK([.AQ104])))" calcext:base-cell-address="Schiffslabor.C104"/>
          </calcext:conditional-format>
        </calcext:conditional-formats>
      </table:table>
      <table:table table:name="Techniklabor" table:style-name="ta3">
        <office:forms form:automatic-focus="false" form:apply-design-mode="false"/>
        <table:table-column table:style-name="co41" table:default-cell-style-name="ce13"/>
        <table:table-column table:style-name="co42" table:default-cell-style-name="ce13"/>
        <table:table-column table:style-name="co43" table:default-cell-style-name="ce13"/>
        <table:table-column table:style-name="co44" table:default-cell-style-name="ce13"/>
        <table:table-column table:style-name="co45" table:default-cell-style-name="ce13"/>
        <table:table-column table:style-name="co44" table:default-cell-style-name="ce13"/>
        <table:table-column table:style-name="co46" table:default-cell-style-name="ce13"/>
        <table:table-column table:style-name="co47" table:default-cell-style-name="ce13"/>
        <table:table-column table:style-name="co48" table:default-cell-style-name="ce13"/>
        <table:table-column table:style-name="co15" table:default-cell-style-name="ce180"/>
        <table:table-column table:style-name="co49" table:default-cell-style-name="ce180"/>
        <table:table-column table:style-name="co16" table:default-cell-style-name="ce180"/>
        <table:table-column table:style-name="co20" table:default-cell-style-name="ce13"/>
        <table:table-column table:style-name="co20" table:default-cell-style-name="ce180"/>
        <table:table-column table:style-name="co50" table:default-cell-style-name="ce13"/>
        <table:table-column table:style-name="co20" table:default-cell-style-name="ce180"/>
        <table:table-column table:style-name="co51" table:default-cell-style-name="ce180"/>
        <table:table-column table:style-name="co51" table:default-cell-style-name="ce177"/>
        <table:table-column table:style-name="co52" table:default-cell-style-name="ce180"/>
        <table:table-column table:style-name="co53" table:default-cell-style-name="ce180"/>
        <table:table-column table:style-name="co24" table:default-cell-style-name="ce177"/>
        <table:table-column table:style-name="co18" table:default-cell-style-name="ce180"/>
        <table:table-column table:style-name="co15" table:default-cell-style-name="ce180"/>
        <table:table-column table:style-name="co13" table:default-cell-style-name="ce177"/>
        <table:table-column table:style-name="co54" table:default-cell-style-name="ce180"/>
        <table:table-column table:style-name="co55" table:default-cell-style-name="ce332"/>
        <table:table-column table:style-name="co34" table:default-cell-style-name="ce177"/>
        <table:table-column table:style-name="co35" table:default-cell-style-name="ce177"/>
        <table:table-column table:style-name="co37" table:default-cell-style-name="ce177"/>
        <table:table-column table:style-name="co38" table:number-columns-repeated="2" table:default-cell-style-name="ce177"/>
        <table:table-column table:style-name="co39" table:default-cell-style-name="ce177"/>
        <table:table-column table:style-name="co40" table:default-cell-style-name="ce13"/>
        <table:table-column table:style-name="co20" table:default-cell-style-name="ce13"/>
        <table:table-column table:style-name="co22" table:default-cell-style-name="ce183"/>
        <table:table-column table:style-name="co36" table:number-columns-repeated="985" table:default-cell-style-name="ce13"/>
        <table:table-header-rows>
          <table:table-row table:style-name="ro5">
            <table:table-cell table:style-name="ce11" office:value-type="string" calcext:value-type="string">
              <text:p>Kategorie</text:p>
            </table:table-cell>
            <table:table-cell table:style-name="ce11" office:value-type="string" calcext:value-type="string">
              <text:p>Typ</text:p>
            </table:table-cell>
            <table:table-cell table:style-name="ce11" office:value-type="string" calcext:value-type="string">
              <text:p>Art</text:p>
            </table:table-cell>
            <table:table-cell table:style-name="ce11" office:value-type="string" calcext:value-type="string">
              <text:p>Bau-</text:p>
              <text:p>vorraussetzung 1</text:p>
            </table:table-cell>
            <table:table-cell table:style-name="ce11" office:value-type="string" calcext:value-type="string">
              <text:p>Bau-</text:p>
              <text:p>vorraussetzung 2</text:p>
            </table:table-cell>
            <table:table-cell table:style-name="ce11" office:value-type="string" calcext:value-type="string">
              <text:p>Bau-</text:p>
              <text:p>vorraussetzung 3</text:p>
            </table:table-cell>
            <table:table-cell table:style-name="ce11" office:value-type="string" calcext:value-type="string">
              <text:p>Sorte</text:p>
            </table:table-cell>
            <table:table-cell table:style-name="ce11" office:value-type="string" calcext:value-type="string">
              <text:p>Masse</text:p>
              <text:p>(t)</text:p>
            </table:table-cell>
            <table:table-cell table:style-name="ce175" office:value-type="string" calcext:value-type="string">
              <text:p>Energie</text:p>
            </table:table-cell>
            <table:table-cell table:style-name="ce178" office:value-type="string" calcext:value-type="string">
              <text:p>Verteidigung</text:p>
              <text:p>(%)</text:p>
            </table:table-cell>
            <table:table-cell table:style-name="ce11" office:value-type="string" calcext:value-type="string">
              <text:p>Masse</text:p>
              <text:p>(% Schiffsmasse)</text:p>
            </table:table-cell>
            <table:table-cell table:style-name="ce11" office:value-type="string" calcext:value-type="string">
              <text:p>Masse</text:p>
              <text:p>(% Waffenmasse)</text:p>
            </table:table-cell>
            <table:table-cell table:style-name="ce11" office:value-type="string" calcext:value-type="string">
              <text:p>Wenden</text:p>
              <text:p>(°/s)</text:p>
            </table:table-cell>
            <table:table-cell table:style-name="ce11" office:value-type="string" calcext:value-type="string">
              <text:p>Wenden</text:p>
              <text:p>(%)</text:p>
            </table:table-cell>
            <table:table-cell table:style-name="ce11" office:value-type="string" calcext:value-type="string">
              <text:p>Strafen</text:p>
              <text:p>(m/s)</text:p>
            </table:table-cell>
            <table:table-cell table:style-name="ce11" office:value-type="string" calcext:value-type="string">
              <text:p>Strafen</text:p>
              <text:p>(%)</text:p>
            </table:table-cell>
            <table:table-cell table:style-name="ce11" office:value-type="string" calcext:value-type="string">
              <text:p>Geschwindig-</text:p>
              <text:p>keit (%)</text:p>
            </table:table-cell>
            <table:table-cell table:style-name="ce175" office:value-type="string" calcext:value-type="string">
              <text:p>Geschwindig-</text:p>
              <text:p>keit (m/s)</text:p>
            </table:table-cell>
            <table:table-cell table:style-name="ce11" office:value-type="string" calcext:value-type="string">
              <text:p>Streuwinkel</text:p>
              <text:p>(%)</text:p>
            </table:table-cell>
            <table:table-cell table:style-name="ce11" office:value-type="string" calcext:value-type="string">
              <text:p>Schildum-</text:p>
              <text:p>gehung (%)</text:p>
            </table:table-cell>
            <table:table-cell table:style-name="ce175" office:value-type="string" calcext:value-type="string">
              <text:p>Reichweite</text:p>
              <text:p>(+m)</text:p>
            </table:table-cell>
            <table:table-cell table:style-name="ce11" office:value-type="string" calcext:value-type="string">
              <text:p>Schild-</text:p>
              <text:p>schaden (%)</text:p>
            </table:table-cell>
            <table:table-cell table:style-name="ce11" office:value-type="string" calcext:value-type="string">
              <text:p>Haltbarkeits-</text:p>
              <text:p>schaden (%)</text:p>
            </table:table-cell>
            <table:table-cell table:style-name="ce175" office:value-type="string" calcext:value-type="string">
              <text:p>Effektradius</text:p>
              <text:p>(+m)</text:p>
            </table:table-cell>
            <table:table-cell table:style-name="ce11" office:value-type="string" calcext:value-type="string">
              <text:p>Schadens-</text:p>
              <text:p>reduktion (%)</text:p>
            </table:table-cell>
            <table:table-cell table:style-name="ce329" office:value-type="string" calcext:value-type="string">
              <text:p>Aufladen</text:p>
              <text:p>(Energie/s)</text:p>
            </table:table-cell>
            <table:table-cell table:style-name="ce175" office:value-type="string" calcext:value-type="string">
              <text:p>Baukosten He-3</text:p>
            </table:table-cell>
            <table:table-cell table:style-name="ce175" office:value-type="string" calcext:value-type="string">
              <text:p>Baukosten Erz</text:p>
            </table:table-cell>
            <table:table-cell table:style-name="ce175" office:value-type="string" calcext:value-type="string">
              <text:p>Baukosten AM</text:p>
            </table:table-cell>
            <table:table-cell table:style-name="ce175" office:value-type="string" calcext:value-type="string">
              <text:p>tB d</text:p>
            </table:table-cell>
            <table:table-cell table:style-name="ce175" office:value-type="string" calcext:value-type="string">
              <text:p>tB h</text:p>
            </table:table-cell>
            <table:table-cell table:style-name="ce175" office:value-type="string" calcext:value-type="string">
              <text:p>tB m</text:p>
            </table:table-cell>
            <table:table-cell table:style-name="ce11" office:value-type="string" calcext:value-type="string">
              <text:p>tB s</text:p>
            </table:table-cell>
            <table:table-cell table:style-name="ce11" office:value-type="string" calcext:value-type="string">
              <text:p>Münzen</text:p>
            </table:table-cell>
            <table:table-cell table:style-name="ce181" office:value-type="string" calcext:value-type="string">
              <text:p>gebaut</text:p>
            </table:table-cell>
            <table:table-cell table:style-name="ce184" table:number-columns-repeated="984"/>
            <table:table-cell/>
          </table:table-row>
        </table:table-header-rows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86" office:value-type="string" calcext:value-type="string">
            <text:p>Basis-Phasenmunit. I</text:p>
          </table:table-cell>
          <table:table-cell table:style-name="ce12" office:value-type="string" calcext:value-type="string">
            <text:p>Techniklabor I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1" calcext:value-type="percentage">
            <text:p>1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/>
          <table:table-cell table:style-name="ce176" office:value-type="float" office:value="1273839" calcext:value-type="float">
            <text:p>1.273.839</text:p>
          </table:table-cell>
          <table:table-cell table:style-name="ce176" table:number-columns-repeated="2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46" calcext:value-type="float">
            <text:p>4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94" calcext:value-type="float">
            <text:p>194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87" office:value-type="string" calcext:value-type="string">
            <text:p>Basis-Phasenmunit. 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Basis-Phasenmunit.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2" calcext:value-type="percentage">
            <text:p>2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2" calcext:value-type="percentage">
            <text:p>2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88" office:value-type="string" calcext:value-type="string">
            <text:p>Basis-Phasenmunit.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Basis-Phasenmunit.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3" calcext:value-type="percentage">
            <text:p>3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3" calcext:value-type="percentage">
            <text:p>3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89" office:value-type="string" calcext:value-type="string">
            <text:p>Basis-Phasenmunit.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Basis-Phasenmunit.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4" calcext:value-type="percentage">
            <text:p>4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4" calcext:value-type="percentage">
            <text:p>4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90" office:value-type="string" calcext:value-type="string">
            <text:p>Basis-Phasenmunit.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Basis-Phasenmunit.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5" calcext:value-type="percentage">
            <text:p>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5" calcext:value-type="percentage">
            <text:p>5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91" office:value-type="string" calcext:value-type="string">
            <text:p>Basis-Streuungslauf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5" calcext:value-type="percentage">
            <text:p>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/>
          <table:table-cell table:style-name="ce176" office:value-type="float" office:value="632522" calcext:value-type="float">
            <text:p>632.522</text:p>
          </table:table-cell>
          <table:table-cell table:style-name="ce176" table:number-columns-repeated="2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21" calcext:value-type="float">
            <text:p>21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86" calcext:value-type="float">
            <text:p>86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92" office:value-type="string" calcext:value-type="string">
            <text:p>Basis-Streuungslauf 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(Basis-)Streuungslauf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4" calcext:value-type="percentage">
            <text:p>4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93" office:value-type="string" calcext:value-type="string">
            <text:p>Basis-Streuungslauf I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(Basis-)Streuungslauf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5" calcext:value-type="percentage">
            <text:p>1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5" calcext:value-type="percentage">
            <text:p>5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94" office:value-type="string" calcext:value-type="string">
            <text:p>Basis-Streuungslauf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(Basis-)Streuungslauf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6" calcext:value-type="percentage">
            <text:p>6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95" office:value-type="string" calcext:value-type="string">
            <text:p>Basis-Streuungslauf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(Basis-)Streuungslauf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7" calcext:value-type="percentage">
            <text:p>7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196" office:value-type="string" calcext:value-type="string">
            <text:p>AM-Zünder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50" calcext:value-type="float">
            <text:p>50</text:p>
          </table:table-cell>
          <table:table-cell table:style-name="ce179"/>
          <table:table-cell table:style-name="ce330"/>
          <table:table-cell table:style-name="ce176"/>
          <table:table-cell table:style-name="ce176" office:value-type="float" office:value="1182850" calcext:value-type="float">
            <text:p>1.182.850</text:p>
          </table:table-cell>
          <table:table-cell table:style-name="ce176" table:number-columns-repeated="2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0" calcext:value-type="float">
            <text:p>180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197" office:value-type="string" calcext:value-type="string">
            <text:p>AM-Zünder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AM-Zünder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00" calcext:value-type="float">
            <text:p>100</text:p>
          </table:table-cell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198" office:value-type="string" calcext:value-type="string">
            <text:p>AM-Zünder III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AM-Zünder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" calcext:value-type="percentage">
            <text:p>3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50" calcext:value-type="float">
            <text:p>150</text:p>
          </table:table-cell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199" office:value-type="string" calcext:value-type="string">
            <text:p>AM-Zünder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M-Zünder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4" calcext:value-type="percentage">
            <text:p>4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200" calcext:value-type="float">
            <text:p>200</text:p>
          </table:table-cell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200" office:value-type="string" calcext:value-type="string">
            <text:p>AM-Zünder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M-Zünder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5" calcext:value-type="percentage">
            <text:p>5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250" calcext:value-type="float">
            <text:p>250</text:p>
          </table:table-cell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201" office:value-type="string" calcext:value-type="string">
            <text:p>Ionenlader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202" office:value-type="string" calcext:value-type="string">
            <text:p>Ionenlader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Ionenlader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-0.07" calcext:value-type="percentage">
            <text:p>-7%</text:p>
          </table:table-cell>
          <table:table-cell table:style-name="ce176"/>
          <table:table-cell table:style-name="ce179"/>
          <table:table-cell table:style-name="ce330"/>
          <table:table-cell table:style-name="ce176"/>
          <table:table-cell table:style-name="ce176" office:value-type="float" office:value="1879289" calcext:value-type="float">
            <text:p>1.879.289</text:p>
          </table:table-cell>
          <table:table-cell table:style-name="ce176" office:value-type="float" office:value="98910" calcext:value-type="float">
            <text:p>98.910</text:p>
          </table:table-cell>
          <table:table-cell table:style-name="ce176"/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33" calcext:value-type="float">
            <text:p>3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0" calcext:value-type="float">
            <text:p>150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203" office:value-type="string" calcext:value-type="string">
            <text:p>Ionenlader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Ionenlader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" calcext:value-type="percentage">
            <text:p>3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4" calcext:value-type="percentage">
            <text:p>4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204" office:value-type="string" calcext:value-type="string">
            <text:p>Ionenlader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onenlader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4" calcext:value-type="percentage">
            <text:p>4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5" calcext:value-type="percentage">
            <text:p>50%</text:p>
          </table:table-cell>
          <table:table-cell table:style-name="ce179" office:value-type="percentage" office:value="-0.13" calcext:value-type="percentage">
            <text:p>-13%</text:p>
          </table:table-cell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205" office:value-type="string" calcext:value-type="string">
            <text:p>Ionenlader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onenlader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5" calcext:value-type="percentage">
            <text:p>5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6" calcext:value-type="percentage">
            <text:p>60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206" office:value-type="string" calcext:value-type="string">
            <text:p>Iridiumfelder I</text:p>
          </table:table-cell>
          <table:table-cell table:style-name="ce12" office:value-type="string" calcext:value-type="string">
            <text:p>Techniklabor I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3" calcext:value-type="percentage">
            <text:p>3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290" calcext:value-type="float">
            <text:p>29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/>
          <table:table-cell table:style-name="ce176" office:value-type="float" office:value="151553" calcext:value-type="float">
            <text:p>151.553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2" calcext:value-type="float">
            <text:p>42</text:p>
          </table:table-cell>
          <table:table-cell table:style-name="ce182" office:value-type="string" calcext:value-type="string">
            <text:p>x</text:p>
          </table:table-cell>
          <table:table-cell table:style-name="ce333"/>
          <table:table-cell table:number-columns-repeated="984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207" office:value-type="string" calcext:value-type="string">
            <text:p>Iridiumfelder I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Iridiumfelder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6" calcext:value-type="percentage">
            <text:p>6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830" calcext:value-type="float">
            <text:p>83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208" office:value-type="string" calcext:value-type="string">
            <text:p>Iridiumfelder I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Iridiumfelder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9" calcext:value-type="percentage">
            <text:p>9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100" calcext:value-type="float">
            <text:p>1.10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/>
          <table:table-cell table:style-name="ce176" office:value-type="float" office:value="10055026" calcext:value-type="float">
            <text:p>10.055.026</text:p>
          </table:table-cell>
          <table:table-cell table:style-name="ce176" office:value-type="float" office:value="1117225" calcext:value-type="float">
            <text:p>1.117.225</text:p>
          </table:table-cell>
          <table:table-cell table:style-name="ce176"/>
          <table:table-cell table:style-name="ce176" office:value-type="float" office:value="21" calcext:value-type="float">
            <text:p>21</text:p>
          </table:table-cell>
          <table:table-cell table:style-name="ce176" office:value-type="float" office:value="31" calcext:value-type="float">
            <text:p>31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29" calcext:value-type="float">
            <text:p>429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209" office:value-type="string" calcext:value-type="string">
            <text:p>Iridiumfelder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Iridiumfelder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2" calcext:value-type="percentage">
            <text:p>12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370" calcext:value-type="float">
            <text:p>1.37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210" office:value-type="string" calcext:value-type="string">
            <text:p>Iridiumfelder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ridiumfelder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5" calcext:value-type="percentage">
            <text:p>1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640" calcext:value-type="float">
            <text:p>1.64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211" office:value-type="string" calcext:value-type="string">
            <text:p>Konzentrierte Blende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250" calcext:value-type="float">
            <text:p>25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/>
          <table:table-cell table:style-name="ce176" office:value-type="float" office:value="122989" calcext:value-type="float">
            <text:p>122.989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53" calcext:value-type="float">
            <text:p>5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7" calcext:value-type="float">
            <text:p>37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212" office:value-type="string" calcext:value-type="string">
            <text:p>Konzentrierte Blende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Konzentrierte Blende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4" calcext:value-type="percentage">
            <text:p>4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500" calcext:value-type="float">
            <text:p>50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/>
          <table:table-cell table:style-name="ce176" office:value-type="float" office:value="368971" calcext:value-type="float">
            <text:p>368.971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38" calcext:value-type="float">
            <text:p>3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72" calcext:value-type="float">
            <text:p>72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213" office:value-type="string" calcext:value-type="string">
            <text:p>Konzentrierte Blende III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Konzentrierte Blende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6" calcext:value-type="percentage">
            <text:p>6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750" calcext:value-type="float">
            <text:p>75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214" office:value-type="string" calcext:value-type="string">
            <text:p>Konzentrierte Blende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Konzentrierte Blende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8" calcext:value-type="percentage">
            <text:p>8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000" calcext:value-type="float">
            <text:p>1.00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215" office:value-type="string" calcext:value-type="string">
            <text:p>Konzentrierte Blende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Konzentrierte Blende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1" calcext:value-type="percentage">
            <text:p>10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250" calcext:value-type="float">
            <text:p>1.25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16" office:value-type="string" calcext:value-type="string">
            <text:p>Ablenkfeld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272" calcext:value-type="float">
            <text:p>272</text:p>
          </table:table-cell>
          <table:table-cell table:style-name="ce12" office:value-type="float" office:value="816" calcext:value-type="float">
            <text:p>81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17" office:value-type="string" calcext:value-type="string">
            <text:p>Ablenkfeld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Ablenkfeld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1173" calcext:value-type="float">
            <text:p>1173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/>
          <table:table-cell table:style-name="ce176" office:value-type="float" office:value="897968" calcext:value-type="float">
            <text:p>897.968</text:p>
          </table:table-cell>
          <table:table-cell table:style-name="ce176" office:value-type="float" office:value="47262" calcext:value-type="float">
            <text:p>47.262</text:p>
          </table:table-cell>
          <table:table-cell table:style-name="ce176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5" calcext:value-type="float">
            <text:p>185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18" office:value-type="string" calcext:value-type="string">
            <text:p>Ablenkfeld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Ablenkfeld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669" calcext:value-type="float">
            <text:p>669</text:p>
          </table:table-cell>
          <table:table-cell table:style-name="ce12" office:value-type="float" office:value="1672" calcext:value-type="float">
            <text:p>1672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19" office:value-type="string" calcext:value-type="string">
            <text:p>Ablenkfeld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Ablenkfeld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049" calcext:value-type="float">
            <text:p>1049</text:p>
          </table:table-cell>
          <table:table-cell table:style-name="ce12" office:value-type="float" office:value="2361" calcext:value-type="float">
            <text:p>2361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20" office:value-type="string" calcext:value-type="string">
            <text:p>Ablenkfeld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blenkfeld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645" calcext:value-type="float">
            <text:p>1645</text:p>
          </table:table-cell>
          <table:table-cell table:style-name="ce12" office:value-type="float" office:value="3291" calcext:value-type="float">
            <text:p>3291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21" office:value-type="string" calcext:value-type="string">
            <text:p>Schockfeld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326" calcext:value-type="float">
            <text:p>326</text:p>
          </table:table-cell>
          <table:table-cell table:style-name="ce12" office:value-type="float" office:value="977" calcext:value-type="float">
            <text:p>977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/>
          <table:table-cell table:style-name="ce176" office:value-type="float" office:value="883541" calcext:value-type="float">
            <text:p>883.541</text:p>
          </table:table-cell>
          <table:table-cell table:style-name="ce176" table:number-columns-repeated="2"/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13" calcext:value-type="float">
            <text:p>1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3" calcext:value-type="float">
            <text:p>143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22" office:value-type="string" calcext:value-type="string">
            <text:p>Schockfeld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Schockfeld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511" calcext:value-type="float">
            <text:p>511</text:p>
          </table:table-cell>
          <table:table-cell table:style-name="ce12" office:value-type="float" office:value="1404" calcext:value-type="float">
            <text:p>1404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/>
          <table:table-cell table:style-name="ce176" office:value-type="float" office:value="1687039" calcext:value-type="float">
            <text:p>1.687.039</text:p>
          </table:table-cell>
          <table:table-cell table:style-name="ce176" office:value-type="float" office:value="88791" calcext:value-type="float">
            <text:p>88.791</text:p>
          </table:table-cell>
          <table:table-cell table:style-name="ce176"/>
          <table:table-cell table:style-name="ce176" office:value-type="float" office:value="21" calcext:value-type="float">
            <text:p>21</text:p>
          </table:table-cell>
          <table:table-cell table:style-name="ce176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32" calcext:value-type="float">
            <text:p>432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23" office:value-type="string" calcext:value-type="string">
            <text:p>Schockfeld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Schockfeld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801" calcext:value-type="float">
            <text:p>801</text:p>
          </table:table-cell>
          <table:table-cell table:style-name="ce12" office:value-type="float" office:value="2002" calcext:value-type="float">
            <text:p>2002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24" office:value-type="string" calcext:value-type="string">
            <text:p>Schockfeld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chockfeld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256" calcext:value-type="float">
            <text:p>1256</text:p>
          </table:table-cell>
          <table:table-cell table:style-name="ce12" office:value-type="float" office:value="2826" calcext:value-type="float">
            <text:p>282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25" office:value-type="string" calcext:value-type="string">
            <text:p>Schockfeld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Schockfeld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970" calcext:value-type="float">
            <text:p>1970</text:p>
          </table:table-cell>
          <table:table-cell table:style-name="ce12" office:value-type="float" office:value="3940" calcext:value-type="float">
            <text:p>394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26" office:value-type="string" calcext:value-type="string">
            <text:p>Spektralfeld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569" calcext:value-type="float">
            <text:p>569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27" office:value-type="string" calcext:value-type="string">
            <text:p>Spektralfeld 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Spektralfeld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298" calcext:value-type="float">
            <text:p>298</text:p>
          </table:table-cell>
          <table:table-cell table:style-name="ce12" office:value-type="float" office:value="818" calcext:value-type="float">
            <text:p>818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28" office:value-type="string" calcext:value-type="string">
            <text:p>Spektralfeld I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Spektralfeld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467" calcext:value-type="float">
            <text:p>467</text:p>
          </table:table-cell>
          <table:table-cell table:style-name="ce12" office:value-type="float" office:value="1167" calcext:value-type="float">
            <text:p>1167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/>
          <table:table-cell table:style-name="ce176" office:value-type="float" office:value="267115" calcext:value-type="float">
            <text:p>267.115</text:p>
          </table:table-cell>
          <table:table-cell table:style-name="ce176" office:value-type="float" office:value="14058" calcext:value-type="float">
            <text:p>14.058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39" calcext:value-type="float">
            <text:p>539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29" office:value-type="string" calcext:value-type="string">
            <text:p>Spektralfeld IV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Spektralfeld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732" calcext:value-type="float">
            <text:p>732</text:p>
          </table:table-cell>
          <table:table-cell table:style-name="ce12" office:value-type="float" office:value="1647" calcext:value-type="float">
            <text:p>1647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30" office:value-type="string" calcext:value-type="string">
            <text:p>Spektralfeld 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pektralfeld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1148" calcext:value-type="float">
            <text:p>1148</text:p>
          </table:table-cell>
          <table:table-cell table:style-name="ce12" office:value-type="float" office:value="2296" calcext:value-type="float">
            <text:p>229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31" office:value-type="string" calcext:value-type="string">
            <text:p>AM-Sprengk.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5" calcext:value-type="percentage">
            <text:p>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50" calcext:value-type="float">
            <text:p>50</text:p>
          </table:table-cell>
          <table:table-cell table:style-name="ce179"/>
          <table:table-cell table:style-name="ce330"/>
          <table:table-cell table:style-name="ce176" office:value-type="float" office:value="3523696" calcext:value-type="float">
            <text:p>3.523.696</text:p>
          </table:table-cell>
          <table:table-cell table:style-name="ce176" table:number-columns-repeated="5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32" office:value-type="string" calcext:value-type="string">
            <text:p>AM-Sprengk.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AM-Sprengk.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00" calcext:value-type="float">
            <text:p>100</text:p>
          </table:table-cell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33" office:value-type="string" calcext:value-type="string">
            <text:p>AM-Sprengk. III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AM-Sprengk.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5" calcext:value-type="percentage">
            <text:p>1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50" calcext:value-type="float">
            <text:p>150</text:p>
          </table:table-cell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34" office:value-type="string" calcext:value-type="string">
            <text:p>AM-Sprengk.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M-Sprengk.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200" calcext:value-type="float">
            <text:p>200</text:p>
          </table:table-cell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35" office:value-type="string" calcext:value-type="string">
            <text:p>AM-Sprengk.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M-Sprengk.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250" calcext:value-type="float">
            <text:p>250</text:p>
          </table:table-cell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36" office:value-type="string" calcext:value-type="string">
            <text:p>Ionenregler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6" calcext:value-type="percentage">
            <text:p>6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6"/>
          <table:table-cell table:style-name="ce179"/>
          <table:table-cell table:style-name="ce330"/>
          <table:table-cell table:style-name="ce176" office:value-type="float" office:value="1465865" calcext:value-type="float">
            <text:p>1.465.865</text:p>
          </table:table-cell>
          <table:table-cell table:style-name="ce176" table:number-columns-repeated="3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7" calcext:value-type="float">
            <text:p>7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61" calcext:value-type="float">
            <text:p>61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37" office:value-type="string" calcext:value-type="string">
            <text:p>Ionenregler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Ionenregler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2" calcext:value-type="percentage">
            <text:p>12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-0.07" calcext:value-type="percentage">
            <text:p>-7%</text:p>
          </table:table-cell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38" office:value-type="string" calcext:value-type="string">
            <text:p>Ionenregler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Ionenregler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8" calcext:value-type="percentage">
            <text:p>18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4" calcext:value-type="percentage">
            <text:p>4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39" office:value-type="string" calcext:value-type="string">
            <text:p>Ionenregler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onenregler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4" calcext:value-type="percentage">
            <text:p>24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5" calcext:value-type="percentage">
            <text:p>50%</text:p>
          </table:table-cell>
          <table:table-cell table:style-name="ce179" office:value-type="percentage" office:value="-0.13" calcext:value-type="percentage">
            <text:p>-13%</text:p>
          </table:table-cell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40" office:value-type="string" calcext:value-type="string">
            <text:p>Ionenregler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onenregler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" calcext:value-type="percentage">
            <text:p>3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6" calcext:value-type="percentage">
            <text:p>60%</text:p>
          </table:table-cell>
          <table:table-cell table:style-name="ce179" office:value-type="percentage" office:value="-0.15" calcext:value-type="percentage">
            <text:p>-15%</text:p>
          </table:table-cell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41" office:value-type="string" calcext:value-type="string">
            <text:p>Iridiummagnet I</text:p>
          </table:table-cell>
          <table:table-cell table:style-name="ce12" office:value-type="string" calcext:value-type="string">
            <text:p>Techniklabor I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6" calcext:value-type="percentage">
            <text:p>6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540" calcext:value-type="float">
            <text:p>54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office:value-type="float" office:value="218019" calcext:value-type="float">
            <text:p>218.019</text:p>
          </table:table-cell>
          <table:table-cell table:style-name="ce176" table:number-columns-repeated="4"/>
          <table:table-cell table:style-name="ce176" office:value-type="float" office:value="27" calcext:value-type="float">
            <text:p>2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42" office:value-type="string" calcext:value-type="string">
            <text:p>Iridiummagnet I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Iridiummagnet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2" calcext:value-type="percentage">
            <text:p>12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080" calcext:value-type="float">
            <text:p>1.08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43" office:value-type="string" calcext:value-type="string">
            <text:p>Iridiummagnet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Iridiummagnet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8" calcext:value-type="percentage">
            <text:p>18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350" calcext:value-type="float">
            <text:p>1.35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office:value-type="float" office:value="6458196" calcext:value-type="float">
            <text:p>6.458.196</text:p>
          </table:table-cell>
          <table:table-cell table:style-name="ce176"/>
          <table:table-cell table:style-name="ce176" office:value-type="float" office:value="339905" calcext:value-type="float">
            <text:p>339.905</text:p>
          </table:table-cell>
          <table:table-cell table:style-name="ce176"/>
          <table:table-cell table:style-name="ce176" office:value-type="float" office:value="13" calcext:value-type="float">
            <text:p>13</text:p>
          </table:table-cell>
          <table:table-cell table:style-name="ce176" office:value-type="float" office:value="56" calcext:value-type="float">
            <text:p>56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78" calcext:value-type="float">
            <text:p>278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44" office:value-type="string" calcext:value-type="string">
            <text:p>Iridiummagnet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Iridiummagnet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4" calcext:value-type="percentage">
            <text:p>24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620" calcext:value-type="float">
            <text:p>1.62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45" office:value-type="string" calcext:value-type="string">
            <text:p>Iridiummagnet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ridiummagnet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" calcext:value-type="percentage">
            <text:p>3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860" calcext:value-type="float">
            <text:p>1.86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46" office:value-type="string" calcext:value-type="string">
            <text:p>Konzentrierte Optik I</text:p>
          </table:table-cell>
          <table:table-cell table:style-name="ce12" office:value-type="string" calcext:value-type="string">
            <text:p>Techniklabor I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8" calcext:value-type="percentage">
            <text:p>8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250" calcext:value-type="float">
            <text:p>25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office:value-type="float" office:value="497983" calcext:value-type="float">
            <text:p>497.983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2" calcext:value-type="float">
            <text:p>4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3" calcext:value-type="float">
            <text:p>33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47" office:value-type="string" calcext:value-type="string">
            <text:p>Konzentrierte Optik 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Konzentrierte Optik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6" calcext:value-type="percentage">
            <text:p>16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500" calcext:value-type="float">
            <text:p>50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office:value-type="float" office:value="6781105" calcext:value-type="float">
            <text:p>6.781.105</text:p>
          </table:table-cell>
          <table:table-cell table:style-name="ce176"/>
          <table:table-cell table:style-name="ce176" office:value-type="float" office:value="356900" calcext:value-type="float">
            <text:p>356.900</text:p>
          </table:table-cell>
          <table:table-cell table:style-name="ce176"/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38" calcext:value-type="float">
            <text:p>38</text:p>
          </table:table-cell>
          <table:table-cell table:style-name="ce12" office:value-type="float" office:value="14" calcext:value-type="float">
            <text:p>14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48" office:value-type="string" calcext:value-type="string">
            <text:p>Konzentrierte Optik III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Konzentrierte Optik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4" calcext:value-type="percentage">
            <text:p>24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750" calcext:value-type="float">
            <text:p>75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49" office:value-type="string" calcext:value-type="string">
            <text:p>Konzentrierte Optik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Konzentrierte Optik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2" calcext:value-type="percentage">
            <text:p>32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000" calcext:value-type="float">
            <text:p>1.00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50" office:value-type="string" calcext:value-type="string">
            <text:p>Konzentrierte Optik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Konzentrierte Optik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4" calcext:value-type="percentage">
            <text:p>4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250" calcext:value-type="float">
            <text:p>1.250</text:p>
          </table:table-cell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51" office:value-type="string" calcext:value-type="string">
            <text:p>Phasenmunit. I</text:p>
          </table:table-cell>
          <table:table-cell table:style-name="ce12" office:value-type="string" calcext:value-type="string">
            <text:p>Techniklabor I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5" calcext:value-type="percentage">
            <text:p>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office:value-type="float" office:value="525366" calcext:value-type="float">
            <text:p>525.366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7" calcext:value-type="float">
            <text:p>47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35" calcext:value-type="float">
            <text:p>35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52" office:value-type="string" calcext:value-type="string">
            <text:p>Phasenmunit. 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Phasenmunit.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2" calcext:value-type="percentage">
            <text:p>2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office:value-type="float" office:value="3718479" calcext:value-type="float">
            <text:p>3.718.479</text:p>
          </table:table-cell>
          <table:table-cell table:style-name="ce176" table:number-columns-repeated="3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49" calcext:value-type="float">
            <text:p>4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95" calcext:value-type="float">
            <text:p>195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53" office:value-type="string" calcext:value-type="string">
            <text:p>Phasenmunit. III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Phasenmunit.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5" calcext:value-type="percentage">
            <text:p>1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3" calcext:value-type="percentage">
            <text:p>3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54" office:value-type="string" calcext:value-type="string">
            <text:p>Phasenmunit. I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Phasenmunit.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4" calcext:value-type="percentage">
            <text:p>4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55" office:value-type="string" calcext:value-type="string">
            <text:p>Phasenmunit.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Phasenmunit.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5" calcext:value-type="percentage">
            <text:p>5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56" office:value-type="string" calcext:value-type="string">
            <text:p>Rotationsdüsen I</text:p>
          </table:table-cell>
          <table:table-cell table:style-name="ce12" table:number-columns-repeated="6"/>
          <table:table-cell table:style-name="ce179"/>
          <table:table-cell table:style-name="ce179" office:value-type="percentage" office:value="0.01" calcext:value-type="percentage">
            <text:p>1%</text:p>
          </table:table-cell>
          <table:table-cell table:style-name="ce179"/>
          <table:table-cell table:style-name="ce12" office:value-type="float" office:value="2" calcext:value-type="float">
            <text:p>2</text:p>
          </table:table-cell>
          <table:table-cell table:style-name="ce179"/>
          <table:table-cell table:style-name="ce12"/>
          <table:table-cell table:number-columns-repeated="2" table:style-name="ce179" office:value-type="percentage" office:value="-0.05" calcext:value-type="percentage">
            <text:p>-5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office:value-type="float" office:value="4829" calcext:value-type="float">
            <text:p>4.829</text:p>
          </table:table-cell>
          <table:table-cell table:style-name="ce176" table:number-columns-repeated="4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57" office:value-type="string" calcext:value-type="string">
            <text:p>Rotationsdüsen II</text:p>
          </table:table-cell>
          <table:table-cell table:style-name="ce12" office:value-type="string" calcext:value-type="string">
            <text:p>Techniklabor III</text:p>
          </table:table-cell>
          <table:table-cell table:style-name="ce12" office:value-type="string" calcext:value-type="string">
            <text:p>Rotationsdüsen 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2" calcext:value-type="percentage">
            <text:p>2%</text:p>
          </table:table-cell>
          <table:table-cell table:style-name="ce179"/>
          <table:table-cell table:style-name="ce12" office:value-type="float" office:value="4" calcext:value-type="float">
            <text:p>4</text:p>
          </table:table-cell>
          <table:table-cell table:style-name="ce179"/>
          <table:table-cell table:style-name="ce12"/>
          <table:table-cell table:number-columns-repeated="2" table:style-name="ce179" office:value-type="percentage" office:value="-0.1" calcext:value-type="percentage">
            <text:p>-1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office:value-type="float" office:value="420425" calcext:value-type="float">
            <text:p>420.425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" calcext:value-type="float">
            <text:p>19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58" office:value-type="string" calcext:value-type="string">
            <text:p>Rotationsdüsen II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Rotationsdüsen I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3" calcext:value-type="percentage">
            <text:p>3%</text:p>
          </table:table-cell>
          <table:table-cell table:style-name="ce179"/>
          <table:table-cell table:style-name="ce12" office:value-type="float" office:value="6" calcext:value-type="float">
            <text:p>6</text:p>
          </table:table-cell>
          <table:table-cell table:style-name="ce179"/>
          <table:table-cell table:style-name="ce12"/>
          <table:table-cell table:number-columns-repeated="2" table:style-name="ce179" office:value-type="percentage" office:value="-0.15" calcext:value-type="percentage">
            <text:p>-15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office:value-type="float" office:value="1681700" calcext:value-type="float">
            <text:p>1.681.700</text:p>
          </table:table-cell>
          <table:table-cell table:style-name="ce176" table:number-columns-repeated="3"/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" calcext:value-type="float">
            <text:p>99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59" office:value-type="string" calcext:value-type="string">
            <text:p>Rotationsdüsen IV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Rotationsdüsen II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4" calcext:value-type="percentage">
            <text:p>4%</text:p>
          </table:table-cell>
          <table:table-cell table:style-name="ce179"/>
          <table:table-cell table:style-name="ce12" office:value-type="float" office:value="8" calcext:value-type="float">
            <text:p>8</text:p>
          </table:table-cell>
          <table:table-cell table:style-name="ce179"/>
          <table:table-cell table:style-name="ce12"/>
          <table:table-cell table:number-columns-repeated="2" table:style-name="ce179" office:value-type="percentage" office:value="-0.2" calcext:value-type="percentage">
            <text:p>-20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office:value-type="float" office:value="7994440" calcext:value-type="float">
            <text:p>7.994.440</text:p>
          </table:table-cell>
          <table:table-cell table:style-name="ce176"/>
          <table:table-cell table:style-name="ce176" office:value-type="float" office:value="420760" calcext:value-type="float">
            <text:p>420.760</text:p>
          </table:table-cell>
          <table:table-cell table:number-columns-repeated="2" table:style-name="ce176" office:value-type="float" office:value="1" calcext:value-type="float">
            <text:p>1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99" calcext:value-type="float">
            <text:p>499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60" office:value-type="string" calcext:value-type="string">
            <text:p>Rotationsdüsen 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Rotationsdüsen IV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5" calcext:value-type="percentage">
            <text:p>5%</text:p>
          </table:table-cell>
          <table:table-cell table:style-name="ce179"/>
          <table:table-cell table:style-name="ce12" office:value-type="float" office:value="12" calcext:value-type="float">
            <text:p>12</text:p>
          </table:table-cell>
          <table:table-cell table:style-name="ce179"/>
          <table:table-cell table:style-name="ce12"/>
          <table:table-cell table:number-columns-repeated="2" table:style-name="ce179" office:value-type="percentage" office:value="-0.25" calcext:value-type="percentage">
            <text:p>-25%</text:p>
          </table:table-cell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61" office:value-type="string" calcext:value-type="string">
            <text:p>Rückwärtige Düsen I</text:p>
          </table:table-cell>
          <table:table-cell table:style-name="ce12" table:number-columns-repeated="6"/>
          <table:table-cell table:style-name="ce179"/>
          <table:table-cell table:style-name="ce179" office:value-type="percentage" office:value="0.02" calcext:value-type="percentage">
            <text:p>2%</text:p>
          </table:table-cell>
          <table:table-cell table:style-name="ce179"/>
          <table:table-cell table:style-name="ce12" office:value-type="float" office:value="-7" calcext:value-type="float">
            <text:p>-7</text:p>
          </table:table-cell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20" calcext:value-type="float">
            <text:p>2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office:value-type="float" office:value="39156" calcext:value-type="float">
            <text:p>39.156</text:p>
          </table:table-cell>
          <table:table-cell table:style-name="ce176" table:number-columns-repeated="4"/>
          <table:table-cell table:style-name="ce176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62" office:value-type="string" calcext:value-type="string">
            <text:p>Rückwärtige Düsen II</text:p>
          </table:table-cell>
          <table:table-cell table:style-name="ce12" office:value-type="string" calcext:value-type="string">
            <text:p>Techniklabor IV</text:p>
          </table:table-cell>
          <table:table-cell table:style-name="ce12" office:value-type="string" calcext:value-type="string">
            <text:p>Rückwärtige Düsen 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4" calcext:value-type="percentage">
            <text:p>4%</text:p>
          </table:table-cell>
          <table:table-cell table:style-name="ce179"/>
          <table:table-cell table:style-name="ce12" office:value-type="float" office:value="-13" calcext:value-type="float">
            <text:p>-13</text:p>
          </table:table-cell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40" calcext:value-type="float">
            <text:p>4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office:value-type="float" office:value="587340" calcext:value-type="float">
            <text:p>587.340</text:p>
          </table:table-cell>
          <table:table-cell table:style-name="ce176" table:number-columns-repeated="3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9" calcext:value-type="float">
            <text:p>59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63" office:value-type="string" calcext:value-type="string">
            <text:p>Rückwärtige Düsen I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Rückwärtige Düsen I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/>
          <table:table-cell table:style-name="ce12" office:value-type="float" office:value="-20" calcext:value-type="float">
            <text:p>-20</text:p>
          </table:table-cell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60" calcext:value-type="float">
            <text:p>6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office:value-type="float" office:value="2936700" calcext:value-type="float">
            <text:p>2.936.700</text:p>
          </table:table-cell>
          <table:table-cell table:style-name="ce176" table:number-columns-repeated="3"/>
          <table:table-cell table:style-name="ce176" office:value-type="float" office:value="21" calcext:value-type="float">
            <text:p>21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19" calcext:value-type="float">
            <text:p>419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64" office:value-type="string" calcext:value-type="string">
            <text:p>Rückwärtige Düsen IV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Rückwärtige Düsen II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8" calcext:value-type="percentage">
            <text:p>8%</text:p>
          </table:table-cell>
          <table:table-cell table:style-name="ce179"/>
          <table:table-cell table:style-name="ce12" office:value-type="float" office:value="-26" calcext:value-type="float">
            <text:p>-26</text:p>
          </table:table-cell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80" calcext:value-type="float">
            <text:p>8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65" office:value-type="string" calcext:value-type="string">
            <text:p>Rückwärtige Düsen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Rückwärtige Düsen IV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/>
          <table:table-cell table:style-name="ce12" office:value-type="float" office:value="-33" calcext:value-type="float">
            <text:p>-33</text:p>
          </table:table-cell>
          <table:table-cell table:style-name="ce179"/>
          <table:table-cell table:style-name="ce12"/>
          <table:table-cell table:style-name="ce179" table:number-columns-repeated="2"/>
          <table:table-cell table:style-name="ce176" office:value-type="float" office:value="100" calcext:value-type="float">
            <text:p>10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66" office:value-type="string" calcext:value-type="string">
            <text:p>Strafdüsen I</text:p>
          </table:table-cell>
          <table:table-cell table:style-name="ce12" office:value-type="string" calcext:value-type="string">
            <text:p>Techniklabor III</text:p>
          </table:table-cell>
          <table:table-cell table:style-name="ce12" table:number-columns-repeated="5"/>
          <table:table-cell table:style-name="ce179"/>
          <table:table-cell table:style-name="ce179" office:value-type="percentage" office:value="0.02" calcext:value-type="percentage">
            <text:p>2%</text:p>
          </table:table-cell>
          <table:table-cell table:style-name="ce179"/>
          <table:table-cell table:style-name="ce12" office:value-type="float" office:value="-5" calcext:value-type="float">
            <text:p>-5</text:p>
          </table:table-cell>
          <table:table-cell table:style-name="ce179"/>
          <table:table-cell table:style-name="ce12" office:value-type="float" office:value="20" calcext:value-type="float">
            <text:p>2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office:value-type="float" office:value="163151" calcext:value-type="float">
            <text:p>163.151</text:p>
          </table:table-cell>
          <table:table-cell table:style-name="ce176" table:number-columns-repeated="4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67" office:value-type="string" calcext:value-type="string">
            <text:p>Strafdüsen II</text:p>
          </table:table-cell>
          <table:table-cell table:style-name="ce12" office:value-type="string" calcext:value-type="string">
            <text:p>Techniklabor IV</text:p>
          </table:table-cell>
          <table:table-cell table:style-name="ce12" office:value-type="string" calcext:value-type="string">
            <text:p>Strafdüsen 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4" calcext:value-type="percentage">
            <text:p>4%</text:p>
          </table:table-cell>
          <table:table-cell table:style-name="ce179"/>
          <table:table-cell table:style-name="ce12" office:value-type="float" office:value="-10" calcext:value-type="float">
            <text:p>-10</text:p>
          </table:table-cell>
          <table:table-cell table:style-name="ce179"/>
          <table:table-cell table:style-name="ce12" office:value-type="float" office:value="40" calcext:value-type="float">
            <text:p>4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office:value-type="float" office:value="652600" calcext:value-type="float">
            <text:p>652.600</text:p>
          </table:table-cell>
          <table:table-cell table:style-name="ce176" table:number-columns-repeated="5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68" office:value-type="string" calcext:value-type="string">
            <text:p>Strafdüsen I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Strafdüsen I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/>
          <table:table-cell table:style-name="ce12" office:value-type="float" office:value="-15" calcext:value-type="float">
            <text:p>-15</text:p>
          </table:table-cell>
          <table:table-cell table:style-name="ce179"/>
          <table:table-cell table:style-name="ce12" office:value-type="float" office:value="60" calcext:value-type="float">
            <text:p>6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office:value-type="float" office:value="2610399" calcext:value-type="float">
            <text:p>2.610.399</text:p>
          </table:table-cell>
          <table:table-cell table:style-name="ce176" table:number-columns-repeated="3"/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33" calcext:value-type="float">
            <text:p>3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10" calcext:value-type="float">
            <text:p>110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69" office:value-type="string" calcext:value-type="string">
            <text:p>Strafdüsen IV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Strafdüsen III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08" calcext:value-type="percentage">
            <text:p>8%</text:p>
          </table:table-cell>
          <table:table-cell table:style-name="ce179"/>
          <table:table-cell table:style-name="ce12" office:value-type="float" office:value="-20" calcext:value-type="float">
            <text:p>-20</text:p>
          </table:table-cell>
          <table:table-cell table:style-name="ce179"/>
          <table:table-cell table:style-name="ce12" office:value-type="float" office:value="80" calcext:value-type="float">
            <text:p>8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70" office:value-type="string" calcext:value-type="string">
            <text:p>Strafdüsen 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trafdüsen IV</text:p>
          </table:table-cell>
          <table:table-cell table:style-name="ce12" table:number-columns-repeated="4"/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9"/>
          <table:table-cell table:style-name="ce12" office:value-type="float" office:value="-25" calcext:value-type="float">
            <text:p>-25</text:p>
          </table:table-cell>
          <table:table-cell table:style-name="ce179"/>
          <table:table-cell table:style-name="ce12" office:value-type="float" office:value="100" calcext:value-type="float">
            <text:p>10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71" office:value-type="string" calcext:value-type="string">
            <text:p>Streuungslauf I</text:p>
          </table:table-cell>
          <table:table-cell table:style-name="ce12" office:value-type="string" calcext:value-type="string">
            <text:p>Techniklabor I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3" calcext:value-type="percentage">
            <text:p>3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office:value-type="float" office:value="266009" calcext:value-type="float">
            <text:p>266.009</text:p>
          </table:table-cell>
          <table:table-cell table:style-name="ce176" table:number-columns-repeated="4"/>
          <table:table-cell table:style-name="ce176" office:value-type="float" office:value="28" calcext:value-type="float">
            <text:p>2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8" calcext:value-type="float">
            <text:p>8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72" office:value-type="string" calcext:value-type="string">
            <text:p>Streuungslauf I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Streuungslauf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05" calcext:value-type="percentage">
            <text:p>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4" calcext:value-type="percentage">
            <text:p>4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73" office:value-type="string" calcext:value-type="string">
            <text:p>Streuungslauf I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Streuungslauf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" calcext:value-type="percentage">
            <text:p>1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5" calcext:value-type="percentage">
            <text:p>5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74" office:value-type="string" calcext:value-type="string">
            <text:p>Streuungslauf I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treuungslauf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15" calcext:value-type="percentage">
            <text:p>1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6" calcext:value-type="percentage">
            <text:p>6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75" office:value-type="string" calcext:value-type="string">
            <text:p>Streuungslauf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Streuungslauf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" calcext:value-type="percentage">
            <text:p>20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office:value-type="percentage" office:value="0.7" calcext:value-type="percentage">
            <text:p>7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76" office:value-type="string" calcext:value-type="string">
            <text:p>Ablenkschild I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3" calcext:value-type="float">
            <text:p>33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office:value-type="float" office:value="23493" calcext:value-type="float">
            <text:p>23.493</text:p>
          </table:table-cell>
          <table:table-cell table:style-name="ce176" table:number-columns-repeated="4"/>
          <table:table-cell table:style-name="ce176" office:value-type="float" office:value="16" calcext:value-type="float">
            <text:p>1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" calcext:value-type="float">
            <text:p>4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77" office:value-type="string" calcext:value-type="string">
            <text:p>Ablenkschild II</text:p>
          </table:table-cell>
          <table:table-cell table:style-name="ce12" office:value-type="string" calcext:value-type="string">
            <text:p>Techniklabor IV</text:p>
          </table:table-cell>
          <table:table-cell table:style-name="ce12" office:value-type="string" calcext:value-type="string">
            <text:p>Ablenkschild 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115" calcext:value-type="float">
            <text:p>115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office:value-type="float" office:value="327573" calcext:value-type="float">
            <text:p>327.573</text:p>
          </table:table-cell>
          <table:table-cell table:style-name="ce176" table:number-columns-repeated="5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78" office:value-type="string" calcext:value-type="string">
            <text:p>Ablenkschild I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Ablenkschild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399" calcext:value-type="float">
            <text:p>399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office:value-type="float" office:value="3727351" calcext:value-type="float">
            <text:p>3.727.351</text:p>
          </table:table-cell>
          <table:table-cell table:style-name="ce176" table:number-columns-repeated="3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26" calcext:value-type="float">
            <text:p>2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88" calcext:value-type="float">
            <text:p>88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79" office:value-type="string" calcext:value-type="string">
            <text:p>Ablenkschild IV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Ablenkschild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442" calcext:value-type="float">
            <text:p>442</text:p>
          </table:table-cell>
          <table:table-cell table:style-name="ce12" office:value-type="float" office:value="1380" calcext:value-type="float">
            <text:p>138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80" office:value-type="string" calcext:value-type="string">
            <text:p>Ablenkschild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blenkschild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589" calcext:value-type="float">
            <text:p>1589</text:p>
          </table:table-cell>
          <table:table-cell table:style-name="ce12" office:value-type="float" office:value="4766" calcext:value-type="float">
            <text:p>476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81" office:value-type="string" calcext:value-type="string">
            <text:p>Schockschild I</text:p>
          </table:table-cell>
          <table:table-cell table:style-name="ce12" table:number-columns-repeated="3"/>
          <table:table-cell table:style-name="ce12" office:value-type="string" calcext:value-type="string">
            <text:p>Explosiv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3" calcext:value-type="float">
            <text:p>43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office:value-type="float" office:value="30614" calcext:value-type="float">
            <text:p>30.614</text:p>
          </table:table-cell>
          <table:table-cell table:style-name="ce176" table:number-columns-repeated="4"/>
          <table:table-cell table:style-name="ce17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82" office:value-type="string" calcext:value-type="string">
            <text:p>Schockschild II</text:p>
          </table:table-cell>
          <table:table-cell table:style-name="ce12" office:value-type="string" calcext:value-type="string">
            <text:p>Techniklabor IV</text:p>
          </table:table-cell>
          <table:table-cell table:style-name="ce12" office:value-type="string" calcext:value-type="string">
            <text:p>Schockschild 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149" calcext:value-type="float">
            <text:p>149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office:value-type="float" office:value="424419" calcext:value-type="float">
            <text:p>424.419</text:p>
          </table:table-cell>
          <table:table-cell table:style-name="ce176" table:number-columns-repeated="5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83" office:value-type="string" calcext:value-type="string">
            <text:p>Schockschild I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Schockschild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516" calcext:value-type="float">
            <text:p>51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office:value-type="float" office:value="4820333" calcext:value-type="float">
            <text:p>4.820.333</text:p>
          </table:table-cell>
          <table:table-cell table:style-name="ce176" table:number-columns-repeated="3"/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7" calcext:value-type="float">
            <text:p>127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84" office:value-type="string" calcext:value-type="string">
            <text:p>Schockschild IV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Schockschild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571" calcext:value-type="float">
            <text:p>571</text:p>
          </table:table-cell>
          <table:table-cell table:style-name="ce12" office:value-type="float" office:value="1783" calcext:value-type="float">
            <text:p>1783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85" office:value-type="string" calcext:value-type="string">
            <text:p>Schockschild V</text:p>
          </table:table-cell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Schockschild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2082" calcext:value-type="float">
            <text:p>2082</text:p>
          </table:table-cell>
          <table:table-cell table:style-name="ce12" office:value-type="float" office:value="6156" calcext:value-type="float">
            <text:p>615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86" office:value-type="string" calcext:value-type="string">
            <text:p>Spektralschild I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" calcext:value-type="float">
            <text:p>2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office:value-type="float" office:value="6320" calcext:value-type="float">
            <text:p>6.320</text:p>
          </table:table-cell>
          <table:table-cell table:style-name="ce176" table:number-columns-repeated="4"/>
          <table:table-cell table:style-name="ce176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87" office:value-type="string" calcext:value-type="string">
            <text:p>Spektralschild II</text:p>
          </table:table-cell>
          <table:table-cell table:style-name="ce12" office:value-type="string" calcext:value-type="string">
            <text:p>Techniklabor III</text:p>
          </table:table-cell>
          <table:table-cell table:style-name="ce12" office:value-type="string" calcext:value-type="string">
            <text:p>Spektralschild 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9" calcext:value-type="float">
            <text:p>69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office:value-type="float" office:value="70482" calcext:value-type="float">
            <text:p>70.482</text:p>
          </table:table-cell>
          <table:table-cell table:style-name="ce176" table:number-columns-repeated="4"/>
          <table:table-cell table:style-name="ce176" office:value-type="float" office:value="19" calcext:value-type="float">
            <text:p>1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88" office:value-type="string" calcext:value-type="string">
            <text:p>Spektralschild II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Spektralschild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239" calcext:value-type="float">
            <text:p>239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89" office:value-type="string" calcext:value-type="string">
            <text:p>Spektralschild IV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Spektralschild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827" calcext:value-type="float">
            <text:p>827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office:value-type="float" office:value="4921952" calcext:value-type="float">
            <text:p>4.921.952</text:p>
          </table:table-cell>
          <table:table-cell table:style-name="ce176"/>
          <table:table-cell table:style-name="ce176" office:value-type="float" office:value="259050" calcext:value-type="float">
            <text:p>259.050</text:p>
          </table:table-cell>
          <table:table-cell table:style-name="ce176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52" calcext:value-type="float">
            <text:p>52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90" office:value-type="string" calcext:value-type="string">
            <text:p>Spektralschild V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pektralschild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952" calcext:value-type="float">
            <text:p>952</text:p>
          </table:table-cell>
          <table:table-cell table:style-name="ce12" office:value-type="float" office:value="2856" calcext:value-type="float">
            <text:p>2856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-BP</text:p>
          </table:table-cell>
          <table:table-cell table:style-name="ce12" office:value-type="string" calcext:value-type="string">
            <text:p>Metaphasenfeld</text:p>
          </table:table-cell>
          <table:table-cell table:style-name="ce291" office:value-type="string" calcext:value-type="string">
            <text:p>Metaphasenfeld I</text:p>
          </table:table-cell>
          <table:table-cell table:style-name="ce12" office:value-type="string" calcext:value-type="string">
            <text:p>Spektralfeld II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012" calcext:value-type="float">
            <text:p>1012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-BP</text:p>
          </table:table-cell>
          <table:table-cell table:style-name="ce12" office:value-type="string" calcext:value-type="string">
            <text:p>Metaphasenfeld</text:p>
          </table:table-cell>
          <table:table-cell table:style-name="ce292" office:value-type="string" calcext:value-type="string">
            <text:p>Metaphasenfeld II</text:p>
          </table:table-cell>
          <table:table-cell table:style-name="ce12" office:value-type="string" calcext:value-type="string">
            <text:p>Schockfeld III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958" calcext:value-type="float">
            <text:p>958</text:p>
          </table:table-cell>
          <table:table-cell table:style-name="ce12" office:value-type="float" office:value="2103" calcext:value-type="float">
            <text:p>2103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Basisschilde-BP</text:p>
          </table:table-cell>
          <table:table-cell table:style-name="ce12" office:value-type="string" calcext:value-type="string">
            <text:p>Metaphasenfeld</text:p>
          </table:table-cell>
          <table:table-cell table:style-name="ce293" office:value-type="string" calcext:value-type="string">
            <text:p>Metaphasenfeld III</text:p>
          </table:table-cell>
          <table:table-cell table:style-name="ce12" office:value-type="string" calcext:value-type="string">
            <text:p>Ablenkfeld V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3612" calcext:value-type="float">
            <text:p>3612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BP</text:p>
          </table:table-cell>
          <table:table-cell table:style-name="ce12" office:value-type="string" calcext:value-type="string">
            <text:p>Binäre Düsen</text:p>
          </table:table-cell>
          <table:table-cell table:style-name="ce294" office:value-type="string" calcext:value-type="string">
            <text:p>Binäre Düsen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5"/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/>
          <table:table-cell table:style-name="ce12"/>
          <table:table-cell table:style-name="ce179" office:value-type="percentage" office:value="0.2" calcext:value-type="percentage">
            <text:p>20%</text:p>
          </table:table-cell>
          <table:table-cell table:style-name="ce12" office:value-type="float" office:value="40" calcext:value-type="float">
            <text:p>40</text:p>
          </table:table-cell>
          <table:table-cell table:style-name="ce179" table:number-columns-repeated="2"/>
          <table:table-cell table:style-name="ce176" office:value-type="float" office:value="40" calcext:value-type="float">
            <text:p>4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BP</text:p>
          </table:table-cell>
          <table:table-cell table:style-name="ce12" office:value-type="string" calcext:value-type="string">
            <text:p>Binäre Düsen</text:p>
          </table:table-cell>
          <table:table-cell table:style-name="ce295" office:value-type="string" calcext:value-type="string">
            <text:p>Binäre Düsen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table:number-columns-repeated="5"/>
          <table:table-cell table:style-name="ce179"/>
          <table:table-cell table:style-name="ce179" office:value-type="percentage" office:value="0.09" calcext:value-type="percentage">
            <text:p>9%</text:p>
          </table:table-cell>
          <table:table-cell table:style-name="ce179"/>
          <table:table-cell table:style-name="ce12"/>
          <table:table-cell table:style-name="ce179" office:value-type="percentage" office:value="-0.26" calcext:value-type="percentage">
            <text:p>-26%</text:p>
          </table:table-cell>
          <table:table-cell table:style-name="ce12" office:value-type="float" office:value="60" calcext:value-type="float">
            <text:p>60</text:p>
          </table:table-cell>
          <table:table-cell table:style-name="ce179" table:number-columns-repeated="2"/>
          <table:table-cell table:style-name="ce176" office:value-type="float" office:value="60" calcext:value-type="float">
            <text:p>6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BP</text:p>
          </table:table-cell>
          <table:table-cell table:style-name="ce12" office:value-type="string" calcext:value-type="string">
            <text:p>Binäre Düsen</text:p>
          </table:table-cell>
          <table:table-cell table:style-name="ce296" office:value-type="string" calcext:value-type="string">
            <text:p>Binäre Düsen III</text:p>
          </table:table-cell>
          <table:table-cell table:style-name="ce12" office:value-type="string" calcext:value-type="string">
            <text:p>Techniklabor X</text:p>
          </table:table-cell>
          <table:table-cell table:style-name="ce12" table:number-columns-repeated="5"/>
          <table:table-cell table:style-name="ce179"/>
          <table:table-cell table:style-name="ce179" office:value-type="percentage" office:value="0.12" calcext:value-type="percentage">
            <text:p>12%</text:p>
          </table:table-cell>
          <table:table-cell table:style-name="ce179"/>
          <table:table-cell table:style-name="ce12"/>
          <table:table-cell table:style-name="ce179" office:value-type="percentage" office:value="-0.33" calcext:value-type="percentage">
            <text:p>-33%</text:p>
          </table:table-cell>
          <table:table-cell table:style-name="ce12" office:value-type="float" office:value="80" calcext:value-type="float">
            <text:p>80</text:p>
          </table:table-cell>
          <table:table-cell table:style-name="ce179" table:number-columns-repeated="2"/>
          <table:table-cell table:style-name="ce176" office:value-type="float" office:value="80" calcext:value-type="float">
            <text:p>80</text:p>
          </table:table-cell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Fusionsdüsen</text:p>
          </table:table-cell>
          <table:table-cell table:style-name="ce297" office:value-type="string" calcext:value-type="string">
            <text:p>Fusionsdüsen I</text:p>
          </table:table-cell>
          <table:table-cell table:style-name="ce12" table:number-columns-repeated="6"/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/>
          <table:table-cell table:style-name="ce12" office:value-type="float" office:value="4" calcext:value-type="float">
            <text:p>4</text:p>
          </table:table-cell>
          <table:table-cell table:style-name="ce179"/>
          <table:table-cell table:style-name="ce12"/>
          <table:table-cell table:style-name="ce179" office:value-type="percentage" office:value="-0.2" calcext:value-type="percentage">
            <text:p>-20%</text:p>
          </table:table-cell>
          <table:table-cell table:style-name="ce179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Abstoßschild</text:p>
          </table:table-cell>
          <table:table-cell table:style-name="ce298" office:value-type="string" calcext:value-type="string">
            <text:p>Abstoßschild I</text:p>
          </table:table-cell>
          <table:table-cell table:style-name="ce12" office:value-type="string" calcext:value-type="string">
            <text:p>Ablenkschild I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250" calcext:value-type="float">
            <text:p>25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 office:value-type="float" office:value="25" calcext:value-type="float">
            <text:p>25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Abstoßschild</text:p>
          </table:table-cell>
          <table:table-cell table:style-name="ce299" office:value-type="string" calcext:value-type="string">
            <text:p>Abstoßschild II</text:p>
          </table:table-cell>
          <table:table-cell table:style-name="ce12" office:value-type="string" calcext:value-type="string">
            <text:p>Ablenkschild I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567" calcext:value-type="float">
            <text:p>567</text:p>
          </table:table-cell>
          <table:table-cell table:style-name="ce12" office:value-type="float" office:value="850" calcext:value-type="float">
            <text:p>85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 office:value-type="float" office:value="85" calcext:value-type="float">
            <text:p>85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Abstoßschild</text:p>
          </table:table-cell>
          <table:table-cell table:style-name="ce300" office:value-type="string" calcext:value-type="string">
            <text:p>Abstoßschild III</text:p>
          </table:table-cell>
          <table:table-cell table:style-name="ce12" office:value-type="string" calcext:value-type="string">
            <text:p>Ablenkschild 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1927" calcext:value-type="float">
            <text:p>1927</text:p>
          </table:table-cell>
          <table:table-cell table:style-name="ce12" office:value-type="float" office:value="2890" calcext:value-type="float">
            <text:p>289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 office:value-type="float" office:value="289" calcext:value-type="float">
            <text:p>289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Diffusorschild</text:p>
          </table:table-cell>
          <table:table-cell table:style-name="ce301" office:value-type="string" calcext:value-type="string">
            <text:p>Diffusorschild I</text:p>
          </table:table-cell>
          <table:table-cell table:style-name="ce12" office:value-type="string" calcext:value-type="string">
            <text:p>Spektralschild 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250" calcext:value-type="float">
            <text:p>25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 office:value-type="float" office:value="25" calcext:value-type="float">
            <text:p>25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Diffusorschild</text:p>
          </table:table-cell>
          <table:table-cell table:style-name="ce302" office:value-type="string" calcext:value-type="string">
            <text:p>Diffusorschild II</text:p>
          </table:table-cell>
          <table:table-cell table:style-name="ce12" office:value-type="string" calcext:value-type="string">
            <text:p>Spektralschild I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567" calcext:value-type="float">
            <text:p>567</text:p>
          </table:table-cell>
          <table:table-cell table:style-name="ce12" office:value-type="float" office:value="850" calcext:value-type="float">
            <text:p>85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 office:value-type="float" office:value="85" calcext:value-type="float">
            <text:p>85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Diffusorschild</text:p>
          </table:table-cell>
          <table:table-cell table:style-name="ce303" office:value-type="string" calcext:value-type="string">
            <text:p>Diffusorschild III</text:p>
          </table:table-cell>
          <table:table-cell table:style-name="ce12" office:value-type="string" calcext:value-type="string">
            <text:p>Spektralschild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927" calcext:value-type="float">
            <text:p>1927</text:p>
          </table:table-cell>
          <table:table-cell table:style-name="ce12" office:value-type="float" office:value="2890" calcext:value-type="float">
            <text:p>289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 office:value-type="float" office:value="289" calcext:value-type="float">
            <text:p>289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Sprengschild</text:p>
          </table:table-cell>
          <table:table-cell table:style-name="ce304" office:value-type="string" calcext:value-type="string">
            <text:p>Sprengschild I</text:p>
          </table:table-cell>
          <table:table-cell table:style-name="ce12" office:value-type="string" calcext:value-type="string">
            <text:p>Schockschild I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250" calcext:value-type="float">
            <text:p>25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 office:value-type="float" office:value="25" calcext:value-type="float">
            <text:p>25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Sprengschild</text:p>
          </table:table-cell>
          <table:table-cell table:style-name="ce305" office:value-type="string" calcext:value-type="string">
            <text:p>Sprengschild II</text:p>
          </table:table-cell>
          <table:table-cell table:style-name="ce12" office:value-type="string" calcext:value-type="string">
            <text:p>Schockschild IV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567" calcext:value-type="float">
            <text:p>567</text:p>
          </table:table-cell>
          <table:table-cell table:style-name="ce12" office:value-type="float" office:value="850" calcext:value-type="float">
            <text:p>85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 office:value-type="float" office:value="85" calcext:value-type="float">
            <text:p>85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Sprengschild</text:p>
          </table:table-cell>
          <table:table-cell table:style-name="ce306" office:value-type="string" calcext:value-type="string">
            <text:p>Sprengschild III</text:p>
          </table:table-cell>
          <table:table-cell table:style-name="ce12" office:value-type="string" calcext:value-type="string">
            <text:p>Schockschild V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927" calcext:value-type="float">
            <text:p>1927</text:p>
          </table:table-cell>
          <table:table-cell table:style-name="ce12" office:value-type="float" office:value="2890" calcext:value-type="float">
            <text:p>2890</text:p>
          </table:table-cell>
          <table:table-cell table:style-name="ce179" office:value-type="percentage" office:value="0.9" calcext:value-type="percentage">
            <text:p>9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 office:value-type="float" office:value="289" calcext:value-type="float">
            <text:p>289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EV</text:p>
          </table:table-cell>
          <table:table-cell table:style-name="ce12" office:value-type="string" calcext:value-type="string">
            <text:p>Metaphasenschild</text:p>
          </table:table-cell>
          <table:table-cell table:style-name="ce307" office:value-type="string" calcext:value-type="string">
            <text:p>Metaphasenschild I</text:p>
          </table:table-cell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184" calcext:value-type="float">
            <text:p>184</text:p>
          </table:table-cell>
          <table:table-cell table:style-name="ce12" office:value-type="float" office:value="438" calcext:value-type="float">
            <text:p>438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EV</text:p>
          </table:table-cell>
          <table:table-cell table:style-name="ce12" office:value-type="string" calcext:value-type="string">
            <text:p>Metaphasenschild</text:p>
          </table:table-cell>
          <table:table-cell table:style-name="ce308" office:value-type="string" calcext:value-type="string">
            <text:p>Metaphasenschild II</text:p>
          </table:table-cell>
          <table:table-cell table:style-name="ce12" office:value-type="string" calcext:value-type="string">
            <text:p>Techniklabor VII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624" calcext:value-type="float">
            <text:p>624</text:p>
          </table:table-cell>
          <table:table-cell table:style-name="ce12" office:value-type="float" office:value="1488" calcext:value-type="float">
            <text:p>1488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EV</text:p>
          </table:table-cell>
          <table:table-cell table:style-name="ce12" office:value-type="string" calcext:value-type="string">
            <text:p>Metaphasenschild</text:p>
          </table:table-cell>
          <table:table-cell table:style-name="ce309" office:value-type="string" calcext:value-type="string">
            <text:p>Metaphasenschild III</text:p>
          </table:table-cell>
          <table:table-cell table:style-name="ce12" office:value-type="string" calcext:value-type="string">
            <text:p>Techniklabor IX</text:p>
          </table:table-cell>
          <table:table-cell table:style-name="ce12" table:number-columns-repeated="2"/>
          <table:table-cell table:style-name="ce12" office:value-type="string" calcext:value-type="string">
            <text:p>Alle</text:p>
          </table:table-cell>
          <table:table-cell table:style-name="ce12" office:value-type="float" office:value="2120" calcext:value-type="float">
            <text:p>2120</text:p>
          </table:table-cell>
          <table:table-cell table:style-name="ce12" office:value-type="float" office:value="5058" calcext:value-type="float">
            <text:p>5058</text:p>
          </table:table-cell>
          <table:table-cell table:style-name="ce179" office:value-type="percentage" office:value="0.8" calcext:value-type="percentage">
            <text:p>80%</text:p>
          </table:table-cell>
          <table:table-cell table:style-name="ce179" table:number-columns-repeated="2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nergie-Widerstand</text:p>
          </table:table-cell>
          <table:table-cell table:style-name="ce310" office:value-type="string" calcext:value-type="string">
            <text:p>Energie-Widerstand I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2" calcext:value-type="percentage">
            <text:p>2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1" calcext:value-type="percentage">
            <text:p>10%</text:p>
          </table:table-cell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nergie-Widerstand</text:p>
          </table:table-cell>
          <table:table-cell table:style-name="ce311" office:value-type="string" calcext:value-type="string">
            <text:p>Energie-Widerstand II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4" calcext:value-type="percentage">
            <text:p>4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2" calcext:value-type="percentage">
            <text:p>20%</text:p>
          </table:table-cell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xplosiv-Widerstand</text:p>
          </table:table-cell>
          <table:table-cell table:style-name="ce312" office:value-type="string" calcext:value-type="string">
            <text:p>Explosiv-Widerstand I</text:p>
          </table:table-cell>
          <table:table-cell table:style-name="ce12" table:number-columns-repeated="3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2" calcext:value-type="percentage">
            <text:p>2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1" calcext:value-type="percentage">
            <text:p>10%</text:p>
          </table:table-cell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xplosiv-Widerstand</text:p>
          </table:table-cell>
          <table:table-cell table:style-name="ce313" office:value-type="string" calcext:value-type="string">
            <text:p>Explosiv-Widerstand II</text:p>
          </table:table-cell>
          <table:table-cell table:style-name="ce12" table:number-columns-repeated="3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4" calcext:value-type="percentage">
            <text:p>4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2" calcext:value-type="percentage">
            <text:p>20%</text:p>
          </table:table-cell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xplosiv-Widerstand</text:p>
          </table:table-cell>
          <table:table-cell table:style-name="ce314" office:value-type="string" calcext:value-type="string">
            <text:p>Explosiv-Widerstand III</text:p>
          </table:table-cell>
          <table:table-cell table:style-name="ce12" table:number-columns-repeated="3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Projektil-Widerstand</text:p>
          </table:table-cell>
          <table:table-cell table:style-name="ce315" office:value-type="string" calcext:value-type="string">
            <text:p>Projektil-Widerstand I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2" calcext:value-type="percentage">
            <text:p>2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1" calcext:value-type="percentage">
            <text:p>10%</text:p>
          </table:table-cell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Projektil-Widerstand</text:p>
          </table:table-cell>
          <table:table-cell table:style-name="ce316" office:value-type="string" calcext:value-type="string">
            <text:p>Projektil-Widerstand II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4" calcext:value-type="percentage">
            <text:p>4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2" calcext:value-type="percentage">
            <text:p>20%</text:p>
          </table:table-cell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Projektil-Widerstand</text:p>
          </table:table-cell>
          <table:table-cell table:style-name="ce317" office:value-type="string" calcext:value-type="string">
            <text:p>Projektil-Widerstand III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79"/>
          <table:table-cell table:style-name="ce179" office:value-type="percentage" office:value="0.06" calcext:value-type="percentage">
            <text:p>6%</text:p>
          </table:table-cell>
          <table:table-cell table:style-name="ce179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Ionisierte Optik</text:p>
          </table:table-cell>
          <table:table-cell table:style-name="ce318" office:value-type="string" calcext:value-type="string">
            <text:p>Ionisierte Optik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620" calcext:value-type="float">
            <text:p>620</text:p>
          </table:table-cell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Ionisierte Optik</text:p>
          </table:table-cell>
          <table:table-cell table:style-name="ce319" office:value-type="string" calcext:value-type="string">
            <text:p>Ionisierte Optik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8" calcext:value-type="percentage">
            <text:p>38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870" calcext:value-type="float">
            <text:p>870</text:p>
          </table:table-cell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-0.07" calcext:value-type="percentage">
            <text:p>-7%</text:p>
          </table:table-cell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Ionisierte Optik</text:p>
          </table:table-cell>
          <table:table-cell table:style-name="ce320" office:value-type="string" calcext:value-type="string">
            <text:p>Ionisierte Optik III</text:p>
          </table:table-cell>
          <table:table-cell table:style-name="ce12" office:value-type="string" calcext:value-type="string">
            <text:p>Techniklabor X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51" calcext:value-type="percentage">
            <text:p>51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 office:value-type="float" office:value="1120" calcext:value-type="float">
            <text:p>1.120</text:p>
          </table:table-cell>
          <table:table-cell table:style-name="ce179" office:value-type="percentage" office:value="0.4" calcext:value-type="percentage">
            <text:p>40%</text:p>
          </table:table-cell>
          <table:table-cell table:style-name="ce179" office:value-type="percentage" office:value="-0.1" calcext:value-type="percentage">
            <text:p>-10%</text:p>
          </table:table-cell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Spektral-Sprengköpfe</text:p>
          </table:table-cell>
          <table:table-cell table:style-name="ce321" office:value-type="string" calcext:value-type="string">
            <text:p>Spektral-Sprengköpfe I</text:p>
          </table:table-cell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1" calcext:value-type="percentage">
            <text:p>10%</text:p>
          </table:table-cell>
          <table:table-cell table:style-name="ce176"/>
          <table:table-cell table:style-name="ce179" office:value-type="percentage" office:value="0.1" calcext:value-type="percentage">
            <text:p>10%</text:p>
          </table:table-cell>
          <table:table-cell table:style-name="ce179" office:value-type="percentage" office:value="-0.02" calcext:value-type="percentage">
            <text:p>-2%</text:p>
          </table:table-cell>
          <table:table-cell table:style-name="ce176" office:value-type="float" office:value="150" calcext:value-type="float">
            <text:p>150</text:p>
          </table:table-cell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Spektral-Sprengköpfe</text:p>
          </table:table-cell>
          <table:table-cell table:style-name="ce322" office:value-type="string" calcext:value-type="string">
            <text:p>Spektral-Sprengköpfe II</text:p>
          </table:table-cell>
          <table:table-cell table:style-name="ce12" office:value-type="string" calcext:value-type="string">
            <text:p>Techniklabor VI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38" calcext:value-type="percentage">
            <text:p>38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2" calcext:value-type="percentage">
            <text:p>20%</text:p>
          </table:table-cell>
          <table:table-cell table:style-name="ce176"/>
          <table:table-cell table:style-name="ce179" office:value-type="percentage" office:value="0.2" calcext:value-type="percentage">
            <text:p>20%</text:p>
          </table:table-cell>
          <table:table-cell table:style-name="ce179" office:value-type="percentage" office:value="-0.05" calcext:value-type="percentage">
            <text:p>-5%</text:p>
          </table:table-cell>
          <table:table-cell table:style-name="ce176" office:value-type="float" office:value="200" calcext:value-type="float">
            <text:p>200</text:p>
          </table:table-cell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Spektral-Sprengköpfe</text:p>
          </table:table-cell>
          <table:table-cell table:style-name="ce323" office:value-type="string" calcext:value-type="string">
            <text:p>Spektral-Sprengköpfe III</text:p>
          </table:table-cell>
          <table:table-cell table:style-name="ce12" office:value-type="string" calcext:value-type="string">
            <text:p>Techniklabor X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79" table:number-columns-repeated="2"/>
          <table:table-cell table:style-name="ce179" office:value-type="percentage" office:value="0.51" calcext:value-type="percentage">
            <text:p>51%</text:p>
          </table:table-cell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/>
          <table:table-cell table:style-name="ce179" office:value-type="percentage" office:value="0.3" calcext:value-type="percentage">
            <text:p>30%</text:p>
          </table:table-cell>
          <table:table-cell table:style-name="ce176"/>
          <table:table-cell table:style-name="ce179" office:value-type="percentage" office:value="0.3" calcext:value-type="percentage">
            <text:p>30%</text:p>
          </table:table-cell>
          <table:table-cell table:style-name="ce179" office:value-type="percentage" office:value="-0.07" calcext:value-type="percentage">
            <text:p>-7%</text:p>
          </table:table-cell>
          <table:table-cell table:style-name="ce176" office:value-type="float" office:value="250" calcext:value-type="float">
            <text:p>250</text:p>
          </table:table-cell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3">
          <table:table-cell table:style-name="ce12" table:number-columns-repeated="2"/>
          <table:table-cell table:style-name="ce324"/>
          <table:table-cell table:style-name="ce12" table:number-columns-repeated="6"/>
          <table:table-cell table:style-name="ce179" table:number-columns-repeated="3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3">
          <table:table-cell table:style-name="ce12" table:number-columns-repeated="2"/>
          <table:table-cell table:style-name="ce325"/>
          <table:table-cell table:style-name="ce12" table:number-columns-repeated="6"/>
          <table:table-cell table:style-name="ce179" table:number-columns-repeated="3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3">
          <table:table-cell table:style-name="ce12" table:number-columns-repeated="2"/>
          <table:table-cell table:style-name="ce326"/>
          <table:table-cell table:style-name="ce12" table:number-columns-repeated="6"/>
          <table:table-cell table:style-name="ce179" table:number-columns-repeated="3"/>
          <table:table-cell table:style-name="ce12"/>
          <table:table-cell table:style-name="ce179"/>
          <table:table-cell table:style-name="ce12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 table:number-columns-repeated="2"/>
          <table:table-cell table:style-name="ce176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85"/>
        </table:table-row>
        <table:table-row table:style-name="ro3" table:number-rows-repeated="3">
          <table:table-cell table:style-name="ce185" table:number-columns-repeated="2"/>
          <table:table-cell table:style-name="Default"/>
          <table:table-cell table:style-name="ce185" table:number-columns-repeated="6"/>
          <table:table-cell table:style-name="ce327" table:number-columns-repeated="3"/>
          <table:table-cell table:style-name="ce185"/>
          <table:table-cell table:style-name="ce327"/>
          <table:table-cell table:style-name="ce185"/>
          <table:table-cell table:style-name="ce327" table:number-columns-repeated="2"/>
          <table:table-cell table:style-name="ce328"/>
          <table:table-cell table:style-name="ce327" table:number-columns-repeated="2"/>
          <table:table-cell table:style-name="ce328"/>
          <table:table-cell table:style-name="ce327" table:number-columns-repeated="2"/>
          <table:table-cell table:style-name="ce328"/>
          <table:table-cell table:style-name="ce327"/>
          <table:table-cell table:style-name="ce331"/>
          <table:table-cell table:style-name="ce328" table:number-columns-repeated="6"/>
          <table:table-cell table:style-name="ce185" table:number-columns-repeated="2"/>
          <table:table-cell table:number-columns-repeated="986"/>
        </table:table-row>
        <table:table-row table:style-name="ro3" table:number-rows-repeated="3">
          <table:table-cell table:number-columns-repeated="2"/>
          <table:table-cell table:style-name="Default"/>
          <table:table-cell table:number-columns-repeated="9"/>
          <table:table-cell table:style-name="ce185"/>
          <table:table-cell/>
          <table:table-cell table:style-name="ce185"/>
          <table:table-cell table:number-columns-repeated="11"/>
          <table:table-cell table:style-name="ce328" table:number-columns-repeated="6"/>
          <table:table-cell table:style-name="ce185"/>
          <table:table-cell table:number-columns-repeated="987"/>
        </table:table-row>
        <table:table-row table:style-name="ro3" table:number-rows-repeated="6">
          <table:table-cell table:number-columns-repeated="12"/>
          <table:table-cell table:style-name="ce185"/>
          <table:table-cell/>
          <table:table-cell table:style-name="ce185"/>
          <table:table-cell table:number-columns-repeated="11"/>
          <table:table-cell table:style-name="ce328" table:number-columns-repeated="6"/>
          <table:table-cell table:style-name="ce185"/>
          <table:table-cell table:number-columns-repeated="987"/>
        </table:table-row>
        <table:table-row table:style-name="ro3" table:number-rows-repeated="29">
          <table:table-cell table:number-columns-repeated="12"/>
          <table:table-cell table:style-name="ce185"/>
          <table:table-cell/>
          <table:table-cell table:style-name="ce185"/>
          <table:table-cell table:number-columns-repeated="11"/>
          <table:table-cell table:style-name="ce328" table:number-columns-repeated="3"/>
          <table:table-cell table:number-columns-repeated="991"/>
        </table:table-row>
        <table:table-row table:style-name="ro3" table:number-rows-repeated="1048392">
          <table:table-cell table:number-columns-repeated="1020"/>
        </table:table-row>
        <table:table-row table:style-name="ro3">
          <table:table-cell table:number-columns-repeated="1020"/>
        </table:table-row>
        <calcext:conditional-formats>
          <calcext:conditional-format calcext:target-range-address="Techniklabor.C2:Techniklabor.C2">
            <calcext:condition calcext:apply-style-name="HintergrundGruen" calcext:value="formula-is(NOT(ISBLANK([.AI2])))" calcext:base-cell-address="Techniklabor.C2"/>
          </calcext:conditional-format>
          <calcext:conditional-format calcext:target-range-address="Techniklabor.C3:Techniklabor.C3">
            <calcext:condition calcext:apply-style-name="HintergrundGruen" calcext:value="formula-is(NOT(ISBLANK([.AI3])))" calcext:base-cell-address="Techniklabor.C3"/>
          </calcext:conditional-format>
          <calcext:conditional-format calcext:target-range-address="Techniklabor.C4:Techniklabor.C4">
            <calcext:condition calcext:apply-style-name="HintergrundGruen" calcext:value="formula-is(NOT(ISBLANK([.AI4])))" calcext:base-cell-address="Techniklabor.C4"/>
          </calcext:conditional-format>
          <calcext:conditional-format calcext:target-range-address="Techniklabor.C5:Techniklabor.C5">
            <calcext:condition calcext:apply-style-name="HintergrundGruen" calcext:value="formula-is(NOT(ISBLANK([.AI5])))" calcext:base-cell-address="Techniklabor.C5"/>
          </calcext:conditional-format>
          <calcext:conditional-format calcext:target-range-address="Techniklabor.C6:Techniklabor.C6">
            <calcext:condition calcext:apply-style-name="HintergrundGruen" calcext:value="formula-is(NOT(ISBLANK([.AI6])))" calcext:base-cell-address="Techniklabor.C6"/>
          </calcext:conditional-format>
          <calcext:conditional-format calcext:target-range-address="Techniklabor.C7:Techniklabor.C7">
            <calcext:condition calcext:apply-style-name="HintergrundGruen" calcext:value="formula-is(NOT(ISBLANK([.AI7])))" calcext:base-cell-address="Techniklabor.C7"/>
          </calcext:conditional-format>
          <calcext:conditional-format calcext:target-range-address="Techniklabor.C8:Techniklabor.C8">
            <calcext:condition calcext:apply-style-name="HintergrundGruen" calcext:value="formula-is(NOT(ISBLANK([.AI8])))" calcext:base-cell-address="Techniklabor.C8"/>
          </calcext:conditional-format>
          <calcext:conditional-format calcext:target-range-address="Techniklabor.C9:Techniklabor.C9">
            <calcext:condition calcext:apply-style-name="HintergrundGruen" calcext:value="formula-is(NOT(ISBLANK([.AI9])))" calcext:base-cell-address="Techniklabor.C9"/>
          </calcext:conditional-format>
          <calcext:conditional-format calcext:target-range-address="Techniklabor.C10:Techniklabor.C10">
            <calcext:condition calcext:apply-style-name="HintergrundGruen" calcext:value="formula-is(NOT(ISBLANK([.AI10])))" calcext:base-cell-address="Techniklabor.C10"/>
          </calcext:conditional-format>
          <calcext:conditional-format calcext:target-range-address="Techniklabor.C11:Techniklabor.C11">
            <calcext:condition calcext:apply-style-name="HintergrundGruen" calcext:value="formula-is(NOT(ISBLANK([.AI11])))" calcext:base-cell-address="Techniklabor.C11"/>
          </calcext:conditional-format>
          <calcext:conditional-format calcext:target-range-address="Techniklabor.C12:Techniklabor.C12">
            <calcext:condition calcext:apply-style-name="HintergrundGruen" calcext:value="formula-is(NOT(ISBLANK([.AI12])))" calcext:base-cell-address="Techniklabor.C12"/>
          </calcext:conditional-format>
          <calcext:conditional-format calcext:target-range-address="Techniklabor.C13:Techniklabor.C13">
            <calcext:condition calcext:apply-style-name="HintergrundGruen" calcext:value="formula-is(NOT(ISBLANK([.AI13])))" calcext:base-cell-address="Techniklabor.C13"/>
          </calcext:conditional-format>
          <calcext:conditional-format calcext:target-range-address="Techniklabor.C14:Techniklabor.C14">
            <calcext:condition calcext:apply-style-name="HintergrundGruen" calcext:value="formula-is(NOT(ISBLANK([.AI14])))" calcext:base-cell-address="Techniklabor.C14"/>
          </calcext:conditional-format>
          <calcext:conditional-format calcext:target-range-address="Techniklabor.C15:Techniklabor.C15">
            <calcext:condition calcext:apply-style-name="HintergrundGruen" calcext:value="formula-is(NOT(ISBLANK([.AI15])))" calcext:base-cell-address="Techniklabor.C15"/>
          </calcext:conditional-format>
          <calcext:conditional-format calcext:target-range-address="Techniklabor.C16:Techniklabor.C16">
            <calcext:condition calcext:apply-style-name="HintergrundGruen" calcext:value="formula-is(NOT(ISBLANK([.AI16])))" calcext:base-cell-address="Techniklabor.C16"/>
          </calcext:conditional-format>
          <calcext:conditional-format calcext:target-range-address="Techniklabor.C17:Techniklabor.C17">
            <calcext:condition calcext:apply-style-name="HintergrundGruen" calcext:value="formula-is(NOT(ISBLANK([.AI17])))" calcext:base-cell-address="Techniklabor.C17"/>
          </calcext:conditional-format>
          <calcext:conditional-format calcext:target-range-address="Techniklabor.C18:Techniklabor.C18">
            <calcext:condition calcext:apply-style-name="HintergrundGruen" calcext:value="formula-is(NOT(ISBLANK([.AI18])))" calcext:base-cell-address="Techniklabor.C18"/>
          </calcext:conditional-format>
          <calcext:conditional-format calcext:target-range-address="Techniklabor.C19:Techniklabor.C19">
            <calcext:condition calcext:apply-style-name="HintergrundGruen" calcext:value="formula-is(NOT(ISBLANK([.AI19])))" calcext:base-cell-address="Techniklabor.C19"/>
          </calcext:conditional-format>
          <calcext:conditional-format calcext:target-range-address="Techniklabor.C20:Techniklabor.C20">
            <calcext:condition calcext:apply-style-name="HintergrundGruen" calcext:value="formula-is(NOT(ISBLANK([.AI20])))" calcext:base-cell-address="Techniklabor.C20"/>
          </calcext:conditional-format>
          <calcext:conditional-format calcext:target-range-address="Techniklabor.C21:Techniklabor.C21">
            <calcext:condition calcext:apply-style-name="HintergrundGruen" calcext:value="formula-is(NOT(ISBLANK([.AI21])))" calcext:base-cell-address="Techniklabor.C21"/>
          </calcext:conditional-format>
          <calcext:conditional-format calcext:target-range-address="Techniklabor.C22:Techniklabor.C22">
            <calcext:condition calcext:apply-style-name="HintergrundGruen" calcext:value="formula-is(NOT(ISBLANK([.AI22])))" calcext:base-cell-address="Techniklabor.C22"/>
          </calcext:conditional-format>
          <calcext:conditional-format calcext:target-range-address="Techniklabor.C23:Techniklabor.C23">
            <calcext:condition calcext:apply-style-name="HintergrundGruen" calcext:value="formula-is(NOT(ISBLANK([.AI23])))" calcext:base-cell-address="Techniklabor.C23"/>
          </calcext:conditional-format>
          <calcext:conditional-format calcext:target-range-address="Techniklabor.C24:Techniklabor.C24">
            <calcext:condition calcext:apply-style-name="HintergrundGruen" calcext:value="formula-is(NOT(ISBLANK([.AI24])))" calcext:base-cell-address="Techniklabor.C24"/>
          </calcext:conditional-format>
          <calcext:conditional-format calcext:target-range-address="Techniklabor.C25:Techniklabor.C25">
            <calcext:condition calcext:apply-style-name="HintergrundGruen" calcext:value="formula-is(NOT(ISBLANK([.AI25])))" calcext:base-cell-address="Techniklabor.C25"/>
          </calcext:conditional-format>
          <calcext:conditional-format calcext:target-range-address="Techniklabor.C26:Techniklabor.C26">
            <calcext:condition calcext:apply-style-name="HintergrundGruen" calcext:value="formula-is(NOT(ISBLANK([.AI26])))" calcext:base-cell-address="Techniklabor.C26"/>
          </calcext:conditional-format>
          <calcext:conditional-format calcext:target-range-address="Techniklabor.C27:Techniklabor.C27">
            <calcext:condition calcext:apply-style-name="HintergrundGruen" calcext:value="formula-is(NOT(ISBLANK([.AI27])))" calcext:base-cell-address="Techniklabor.C27"/>
          </calcext:conditional-format>
          <calcext:conditional-format calcext:target-range-address="Techniklabor.C28:Techniklabor.C28">
            <calcext:condition calcext:apply-style-name="HintergrundGruen" calcext:value="formula-is(NOT(ISBLANK([.AI28])))" calcext:base-cell-address="Techniklabor.C28"/>
          </calcext:conditional-format>
          <calcext:conditional-format calcext:target-range-address="Techniklabor.C29:Techniklabor.C29">
            <calcext:condition calcext:apply-style-name="HintergrundGruen" calcext:value="formula-is(NOT(ISBLANK([.AI29])))" calcext:base-cell-address="Techniklabor.C29"/>
          </calcext:conditional-format>
          <calcext:conditional-format calcext:target-range-address="Techniklabor.C30:Techniklabor.C30">
            <calcext:condition calcext:apply-style-name="HintergrundGruen" calcext:value="formula-is(NOT(ISBLANK([.AI30])))" calcext:base-cell-address="Techniklabor.C30"/>
          </calcext:conditional-format>
          <calcext:conditional-format calcext:target-range-address="Techniklabor.C31:Techniklabor.C31">
            <calcext:condition calcext:apply-style-name="HintergrundGruen" calcext:value="formula-is(NOT(ISBLANK([.AI31])))" calcext:base-cell-address="Techniklabor.C31"/>
          </calcext:conditional-format>
          <calcext:conditional-format calcext:target-range-address="Techniklabor.C32:Techniklabor.C32">
            <calcext:condition calcext:apply-style-name="HintergrundGruen" calcext:value="formula-is(NOT(ISBLANK([.AI32])))" calcext:base-cell-address="Techniklabor.C32"/>
          </calcext:conditional-format>
          <calcext:conditional-format calcext:target-range-address="Techniklabor.C33:Techniklabor.C33">
            <calcext:condition calcext:apply-style-name="HintergrundGruen" calcext:value="formula-is(NOT(ISBLANK([.AI33])))" calcext:base-cell-address="Techniklabor.C33"/>
          </calcext:conditional-format>
          <calcext:conditional-format calcext:target-range-address="Techniklabor.C34:Techniklabor.C34">
            <calcext:condition calcext:apply-style-name="HintergrundGruen" calcext:value="formula-is(NOT(ISBLANK([.AI34])))" calcext:base-cell-address="Techniklabor.C34"/>
          </calcext:conditional-format>
          <calcext:conditional-format calcext:target-range-address="Techniklabor.C35:Techniklabor.C35">
            <calcext:condition calcext:apply-style-name="HintergrundGruen" calcext:value="formula-is(NOT(ISBLANK([.AI35])))" calcext:base-cell-address="Techniklabor.C35"/>
          </calcext:conditional-format>
          <calcext:conditional-format calcext:target-range-address="Techniklabor.C36:Techniklabor.C36">
            <calcext:condition calcext:apply-style-name="HintergrundGruen" calcext:value="formula-is(NOT(ISBLANK([.AI36])))" calcext:base-cell-address="Techniklabor.C36"/>
          </calcext:conditional-format>
          <calcext:conditional-format calcext:target-range-address="Techniklabor.C37:Techniklabor.C37">
            <calcext:condition calcext:apply-style-name="HintergrundGruen" calcext:value="formula-is(NOT(ISBLANK([.AI37])))" calcext:base-cell-address="Techniklabor.C37"/>
          </calcext:conditional-format>
          <calcext:conditional-format calcext:target-range-address="Techniklabor.C38:Techniklabor.C38">
            <calcext:condition calcext:apply-style-name="HintergrundGruen" calcext:value="formula-is(NOT(ISBLANK([.AI38])))" calcext:base-cell-address="Techniklabor.C38"/>
          </calcext:conditional-format>
          <calcext:conditional-format calcext:target-range-address="Techniklabor.C39:Techniklabor.C39">
            <calcext:condition calcext:apply-style-name="HintergrundGruen" calcext:value="formula-is(NOT(ISBLANK([.AI39])))" calcext:base-cell-address="Techniklabor.C39"/>
          </calcext:conditional-format>
          <calcext:conditional-format calcext:target-range-address="Techniklabor.C40:Techniklabor.C40">
            <calcext:condition calcext:apply-style-name="HintergrundGruen" calcext:value="formula-is(NOT(ISBLANK([.AI40])))" calcext:base-cell-address="Techniklabor.C40"/>
          </calcext:conditional-format>
          <calcext:conditional-format calcext:target-range-address="Techniklabor.C41:Techniklabor.C41">
            <calcext:condition calcext:apply-style-name="HintergrundGruen" calcext:value="formula-is(NOT(ISBLANK([.AI41])))" calcext:base-cell-address="Techniklabor.C41"/>
          </calcext:conditional-format>
          <calcext:conditional-format calcext:target-range-address="Techniklabor.C42:Techniklabor.C42">
            <calcext:condition calcext:apply-style-name="HintergrundGruen" calcext:value="formula-is(NOT(ISBLANK([.AI42])))" calcext:base-cell-address="Techniklabor.C42"/>
          </calcext:conditional-format>
          <calcext:conditional-format calcext:target-range-address="Techniklabor.C43:Techniklabor.C43">
            <calcext:condition calcext:apply-style-name="HintergrundGruen" calcext:value="formula-is(NOT(ISBLANK([.AI43])))" calcext:base-cell-address="Techniklabor.C43"/>
          </calcext:conditional-format>
          <calcext:conditional-format calcext:target-range-address="Techniklabor.C44:Techniklabor.C44">
            <calcext:condition calcext:apply-style-name="HintergrundGruen" calcext:value="formula-is(NOT(ISBLANK([.AI44])))" calcext:base-cell-address="Techniklabor.C44"/>
          </calcext:conditional-format>
          <calcext:conditional-format calcext:target-range-address="Techniklabor.C45:Techniklabor.C45">
            <calcext:condition calcext:apply-style-name="HintergrundGruen" calcext:value="formula-is(NOT(ISBLANK([.AI45])))" calcext:base-cell-address="Techniklabor.C45"/>
          </calcext:conditional-format>
          <calcext:conditional-format calcext:target-range-address="Techniklabor.C46:Techniklabor.C46">
            <calcext:condition calcext:apply-style-name="HintergrundGruen" calcext:value="formula-is(NOT(ISBLANK([.AI46])))" calcext:base-cell-address="Techniklabor.C46"/>
          </calcext:conditional-format>
          <calcext:conditional-format calcext:target-range-address="Techniklabor.C47:Techniklabor.C47">
            <calcext:condition calcext:apply-style-name="HintergrundGruen" calcext:value="formula-is(NOT(ISBLANK([.AI47])))" calcext:base-cell-address="Techniklabor.C47"/>
          </calcext:conditional-format>
          <calcext:conditional-format calcext:target-range-address="Techniklabor.C48:Techniklabor.C48">
            <calcext:condition calcext:apply-style-name="HintergrundGruen" calcext:value="formula-is(NOT(ISBLANK([.AI48])))" calcext:base-cell-address="Techniklabor.C48"/>
          </calcext:conditional-format>
          <calcext:conditional-format calcext:target-range-address="Techniklabor.C49:Techniklabor.C49">
            <calcext:condition calcext:apply-style-name="HintergrundGruen" calcext:value="formula-is(NOT(ISBLANK([.AI49])))" calcext:base-cell-address="Techniklabor.C49"/>
          </calcext:conditional-format>
          <calcext:conditional-format calcext:target-range-address="Techniklabor.C50:Techniklabor.C50">
            <calcext:condition calcext:apply-style-name="HintergrundGruen" calcext:value="formula-is(NOT(ISBLANK([.AI50])))" calcext:base-cell-address="Techniklabor.C50"/>
          </calcext:conditional-format>
          <calcext:conditional-format calcext:target-range-address="Techniklabor.C51:Techniklabor.C51">
            <calcext:condition calcext:apply-style-name="HintergrundGruen" calcext:value="formula-is(NOT(ISBLANK([.AI51])))" calcext:base-cell-address="Techniklabor.C51"/>
          </calcext:conditional-format>
          <calcext:conditional-format calcext:target-range-address="Techniklabor.C52:Techniklabor.C52">
            <calcext:condition calcext:apply-style-name="HintergrundGruen" calcext:value="formula-is(NOT(ISBLANK([.AI52])))" calcext:base-cell-address="Techniklabor.C52"/>
          </calcext:conditional-format>
          <calcext:conditional-format calcext:target-range-address="Techniklabor.C53:Techniklabor.C53">
            <calcext:condition calcext:apply-style-name="HintergrundGruen" calcext:value="formula-is(NOT(ISBLANK([.AI53])))" calcext:base-cell-address="Techniklabor.C53"/>
          </calcext:conditional-format>
          <calcext:conditional-format calcext:target-range-address="Techniklabor.C54:Techniklabor.C54">
            <calcext:condition calcext:apply-style-name="HintergrundGruen" calcext:value="formula-is(NOT(ISBLANK([.AI54])))" calcext:base-cell-address="Techniklabor.C54"/>
          </calcext:conditional-format>
          <calcext:conditional-format calcext:target-range-address="Techniklabor.C55:Techniklabor.C55">
            <calcext:condition calcext:apply-style-name="HintergrundGruen" calcext:value="formula-is(NOT(ISBLANK([.AI55])))" calcext:base-cell-address="Techniklabor.C55"/>
          </calcext:conditional-format>
          <calcext:conditional-format calcext:target-range-address="Techniklabor.C56:Techniklabor.C56">
            <calcext:condition calcext:apply-style-name="HintergrundGruen" calcext:value="formula-is(NOT(ISBLANK([.AI56])))" calcext:base-cell-address="Techniklabor.C56"/>
          </calcext:conditional-format>
          <calcext:conditional-format calcext:target-range-address="Techniklabor.C57:Techniklabor.C57">
            <calcext:condition calcext:apply-style-name="HintergrundGruen" calcext:value="formula-is(NOT(ISBLANK([.AI57])))" calcext:base-cell-address="Techniklabor.C57"/>
          </calcext:conditional-format>
          <calcext:conditional-format calcext:target-range-address="Techniklabor.C58:Techniklabor.C58">
            <calcext:condition calcext:apply-style-name="HintergrundGruen" calcext:value="formula-is(NOT(ISBLANK([.AI58])))" calcext:base-cell-address="Techniklabor.C58"/>
          </calcext:conditional-format>
          <calcext:conditional-format calcext:target-range-address="Techniklabor.C59:Techniklabor.C59">
            <calcext:condition calcext:apply-style-name="HintergrundGruen" calcext:value="formula-is(NOT(ISBLANK([.AI59])))" calcext:base-cell-address="Techniklabor.C59"/>
          </calcext:conditional-format>
          <calcext:conditional-format calcext:target-range-address="Techniklabor.C60:Techniklabor.C60">
            <calcext:condition calcext:apply-style-name="HintergrundGruen" calcext:value="formula-is(NOT(ISBLANK([.AI60])))" calcext:base-cell-address="Techniklabor.C60"/>
          </calcext:conditional-format>
          <calcext:conditional-format calcext:target-range-address="Techniklabor.C61:Techniklabor.C61">
            <calcext:condition calcext:apply-style-name="HintergrundGruen" calcext:value="formula-is(NOT(ISBLANK([.AI61])))" calcext:base-cell-address="Techniklabor.C61"/>
          </calcext:conditional-format>
          <calcext:conditional-format calcext:target-range-address="Techniklabor.C62:Techniklabor.C62">
            <calcext:condition calcext:apply-style-name="HintergrundGruen" calcext:value="formula-is(NOT(ISBLANK([.AI62])))" calcext:base-cell-address="Techniklabor.C62"/>
          </calcext:conditional-format>
          <calcext:conditional-format calcext:target-range-address="Techniklabor.C63:Techniklabor.C63">
            <calcext:condition calcext:apply-style-name="HintergrundGruen" calcext:value="formula-is(NOT(ISBLANK([.AI63])))" calcext:base-cell-address="Techniklabor.C63"/>
          </calcext:conditional-format>
          <calcext:conditional-format calcext:target-range-address="Techniklabor.C64:Techniklabor.C64">
            <calcext:condition calcext:apply-style-name="HintergrundGruen" calcext:value="formula-is(NOT(ISBLANK([.AI64])))" calcext:base-cell-address="Techniklabor.C64"/>
          </calcext:conditional-format>
          <calcext:conditional-format calcext:target-range-address="Techniklabor.C65:Techniklabor.C65">
            <calcext:condition calcext:apply-style-name="HintergrundGruen" calcext:value="formula-is(NOT(ISBLANK([.AI65])))" calcext:base-cell-address="Techniklabor.C65"/>
          </calcext:conditional-format>
          <calcext:conditional-format calcext:target-range-address="Techniklabor.C66:Techniklabor.C66">
            <calcext:condition calcext:apply-style-name="HintergrundGruen" calcext:value="formula-is(NOT(ISBLANK([.AI66])))" calcext:base-cell-address="Techniklabor.C66"/>
          </calcext:conditional-format>
          <calcext:conditional-format calcext:target-range-address="Techniklabor.C67:Techniklabor.C67">
            <calcext:condition calcext:apply-style-name="HintergrundGruen" calcext:value="formula-is(NOT(ISBLANK([.AI67])))" calcext:base-cell-address="Techniklabor.C67"/>
          </calcext:conditional-format>
          <calcext:conditional-format calcext:target-range-address="Techniklabor.C68:Techniklabor.C68">
            <calcext:condition calcext:apply-style-name="HintergrundGruen" calcext:value="formula-is(NOT(ISBLANK([.AI68])))" calcext:base-cell-address="Techniklabor.C68"/>
          </calcext:conditional-format>
          <calcext:conditional-format calcext:target-range-address="Techniklabor.C69:Techniklabor.C69">
            <calcext:condition calcext:apply-style-name="HintergrundGruen" calcext:value="formula-is(NOT(ISBLANK([.AI69])))" calcext:base-cell-address="Techniklabor.C69"/>
          </calcext:conditional-format>
          <calcext:conditional-format calcext:target-range-address="Techniklabor.C70:Techniklabor.C70">
            <calcext:condition calcext:apply-style-name="HintergrundGruen" calcext:value="formula-is(NOT(ISBLANK([.AI70])))" calcext:base-cell-address="Techniklabor.C70"/>
          </calcext:conditional-format>
          <calcext:conditional-format calcext:target-range-address="Techniklabor.C71:Techniklabor.C71">
            <calcext:condition calcext:apply-style-name="HintergrundGruen" calcext:value="formula-is(NOT(ISBLANK([.AI71])))" calcext:base-cell-address="Techniklabor.C71"/>
          </calcext:conditional-format>
          <calcext:conditional-format calcext:target-range-address="Techniklabor.C72:Techniklabor.C72">
            <calcext:condition calcext:apply-style-name="HintergrundGruen" calcext:value="formula-is(NOT(ISBLANK([.AI72])))" calcext:base-cell-address="Techniklabor.C72"/>
          </calcext:conditional-format>
          <calcext:conditional-format calcext:target-range-address="Techniklabor.C73:Techniklabor.C73">
            <calcext:condition calcext:apply-style-name="HintergrundGruen" calcext:value="formula-is(NOT(ISBLANK([.AI73])))" calcext:base-cell-address="Techniklabor.C73"/>
          </calcext:conditional-format>
          <calcext:conditional-format calcext:target-range-address="Techniklabor.C74:Techniklabor.C74">
            <calcext:condition calcext:apply-style-name="HintergrundGruen" calcext:value="formula-is(NOT(ISBLANK([.AI74])))" calcext:base-cell-address="Techniklabor.C74"/>
          </calcext:conditional-format>
          <calcext:conditional-format calcext:target-range-address="Techniklabor.C75:Techniklabor.C75">
            <calcext:condition calcext:apply-style-name="HintergrundGruen" calcext:value="formula-is(NOT(ISBLANK([.AI75])))" calcext:base-cell-address="Techniklabor.C75"/>
          </calcext:conditional-format>
          <calcext:conditional-format calcext:target-range-address="Techniklabor.C76:Techniklabor.C76">
            <calcext:condition calcext:apply-style-name="HintergrundGruen" calcext:value="formula-is(NOT(ISBLANK([.AI76])))" calcext:base-cell-address="Techniklabor.C76"/>
          </calcext:conditional-format>
          <calcext:conditional-format calcext:target-range-address="Techniklabor.C77:Techniklabor.C77">
            <calcext:condition calcext:apply-style-name="HintergrundGruen" calcext:value="formula-is(NOT(ISBLANK([.AI77])))" calcext:base-cell-address="Techniklabor.C77"/>
          </calcext:conditional-format>
          <calcext:conditional-format calcext:target-range-address="Techniklabor.C78:Techniklabor.C78">
            <calcext:condition calcext:apply-style-name="HintergrundGruen" calcext:value="formula-is(NOT(ISBLANK([.AI78])))" calcext:base-cell-address="Techniklabor.C78"/>
          </calcext:conditional-format>
          <calcext:conditional-format calcext:target-range-address="Techniklabor.C79:Techniklabor.C79">
            <calcext:condition calcext:apply-style-name="HintergrundGruen" calcext:value="formula-is(NOT(ISBLANK([.AI79])))" calcext:base-cell-address="Techniklabor.C79"/>
          </calcext:conditional-format>
          <calcext:conditional-format calcext:target-range-address="Techniklabor.C80:Techniklabor.C80">
            <calcext:condition calcext:apply-style-name="HintergrundGruen" calcext:value="formula-is(NOT(ISBLANK([.AI80])))" calcext:base-cell-address="Techniklabor.C80"/>
          </calcext:conditional-format>
          <calcext:conditional-format calcext:target-range-address="Techniklabor.C81:Techniklabor.C81">
            <calcext:condition calcext:apply-style-name="HintergrundGruen" calcext:value="formula-is(NOT(ISBLANK([.AI81])))" calcext:base-cell-address="Techniklabor.C81"/>
          </calcext:conditional-format>
          <calcext:conditional-format calcext:target-range-address="Techniklabor.C82:Techniklabor.C82">
            <calcext:condition calcext:apply-style-name="HintergrundGruen" calcext:value="formula-is(NOT(ISBLANK([.AI82])))" calcext:base-cell-address="Techniklabor.C82"/>
          </calcext:conditional-format>
          <calcext:conditional-format calcext:target-range-address="Techniklabor.C83:Techniklabor.C83">
            <calcext:condition calcext:apply-style-name="HintergrundGruen" calcext:value="formula-is(NOT(ISBLANK([.AI83])))" calcext:base-cell-address="Techniklabor.C83"/>
          </calcext:conditional-format>
          <calcext:conditional-format calcext:target-range-address="Techniklabor.C84:Techniklabor.C84">
            <calcext:condition calcext:apply-style-name="HintergrundGruen" calcext:value="formula-is(NOT(ISBLANK([.AI84])))" calcext:base-cell-address="Techniklabor.C84"/>
          </calcext:conditional-format>
          <calcext:conditional-format calcext:target-range-address="Techniklabor.C85:Techniklabor.C85">
            <calcext:condition calcext:apply-style-name="HintergrundGruen" calcext:value="formula-is(NOT(ISBLANK([.AI85])))" calcext:base-cell-address="Techniklabor.C85"/>
          </calcext:conditional-format>
          <calcext:conditional-format calcext:target-range-address="Techniklabor.C86:Techniklabor.C86">
            <calcext:condition calcext:apply-style-name="HintergrundGruen" calcext:value="formula-is(NOT(ISBLANK([.AI86])))" calcext:base-cell-address="Techniklabor.C86"/>
          </calcext:conditional-format>
          <calcext:conditional-format calcext:target-range-address="Techniklabor.C87:Techniklabor.C87">
            <calcext:condition calcext:apply-style-name="HintergrundGruen" calcext:value="formula-is(NOT(ISBLANK([.AI87])))" calcext:base-cell-address="Techniklabor.C87"/>
          </calcext:conditional-format>
          <calcext:conditional-format calcext:target-range-address="Techniklabor.C88:Techniklabor.C88">
            <calcext:condition calcext:apply-style-name="HintergrundGruen" calcext:value="formula-is(NOT(ISBLANK([.AI88])))" calcext:base-cell-address="Techniklabor.C88"/>
          </calcext:conditional-format>
          <calcext:conditional-format calcext:target-range-address="Techniklabor.C89:Techniklabor.C89">
            <calcext:condition calcext:apply-style-name="HintergrundGruen" calcext:value="formula-is(NOT(ISBLANK([.AI89])))" calcext:base-cell-address="Techniklabor.C89"/>
          </calcext:conditional-format>
          <calcext:conditional-format calcext:target-range-address="Techniklabor.C90:Techniklabor.C90">
            <calcext:condition calcext:apply-style-name="HintergrundGruen" calcext:value="formula-is(NOT(ISBLANK([.AI90])))" calcext:base-cell-address="Techniklabor.C90"/>
          </calcext:conditional-format>
          <calcext:conditional-format calcext:target-range-address="Techniklabor.C91:Techniklabor.C91">
            <calcext:condition calcext:apply-style-name="HintergrundGruen" calcext:value="formula-is(NOT(ISBLANK([.AI91])))" calcext:base-cell-address="Techniklabor.C91"/>
          </calcext:conditional-format>
          <calcext:conditional-format calcext:target-range-address="Techniklabor.C92:Techniklabor.C92">
            <calcext:condition calcext:apply-style-name="HintergrundGruen" calcext:value="formula-is(NOT(ISBLANK([.AI92])))" calcext:base-cell-address="Techniklabor.C92"/>
          </calcext:conditional-format>
          <calcext:conditional-format calcext:target-range-address="Techniklabor.C93:Techniklabor.C93">
            <calcext:condition calcext:apply-style-name="HintergrundGruen" calcext:value="formula-is(NOT(ISBLANK([.AI93])))" calcext:base-cell-address="Techniklabor.C93"/>
          </calcext:conditional-format>
          <calcext:conditional-format calcext:target-range-address="Techniklabor.C94:Techniklabor.C94">
            <calcext:condition calcext:apply-style-name="HintergrundGruen" calcext:value="formula-is(NOT(ISBLANK([.AI94])))" calcext:base-cell-address="Techniklabor.C94"/>
          </calcext:conditional-format>
          <calcext:conditional-format calcext:target-range-address="Techniklabor.C95:Techniklabor.C95">
            <calcext:condition calcext:apply-style-name="HintergrundGruen" calcext:value="formula-is(NOT(ISBLANK([.AI95])))" calcext:base-cell-address="Techniklabor.C95"/>
          </calcext:conditional-format>
          <calcext:conditional-format calcext:target-range-address="Techniklabor.C96:Techniklabor.C96">
            <calcext:condition calcext:apply-style-name="HintergrundGruen" calcext:value="formula-is(NOT(ISBLANK([.AI96])))" calcext:base-cell-address="Techniklabor.C96"/>
          </calcext:conditional-format>
          <calcext:conditional-format calcext:target-range-address="Techniklabor.C97:Techniklabor.C97">
            <calcext:condition calcext:apply-style-name="HintergrundGruen" calcext:value="formula-is(NOT(ISBLANK([.AI97])))" calcext:base-cell-address="Techniklabor.C97"/>
          </calcext:conditional-format>
          <calcext:conditional-format calcext:target-range-address="Techniklabor.C98:Techniklabor.C98">
            <calcext:condition calcext:apply-style-name="HintergrundGruen" calcext:value="formula-is(NOT(ISBLANK([.AI98])))" calcext:base-cell-address="Techniklabor.C98"/>
          </calcext:conditional-format>
          <calcext:conditional-format calcext:target-range-address="Techniklabor.C99:Techniklabor.C99">
            <calcext:condition calcext:apply-style-name="HintergrundGruen" calcext:value="formula-is(NOT(ISBLANK([.AI99])))" calcext:base-cell-address="Techniklabor.C99"/>
          </calcext:conditional-format>
          <calcext:conditional-format calcext:target-range-address="Techniklabor.C100:Techniklabor.C100">
            <calcext:condition calcext:apply-style-name="HintergrundGruen" calcext:value="formula-is(NOT(ISBLANK([.AI100])))" calcext:base-cell-address="Techniklabor.C100"/>
          </calcext:conditional-format>
          <calcext:conditional-format calcext:target-range-address="Techniklabor.C101:Techniklabor.C101">
            <calcext:condition calcext:apply-style-name="HintergrundGruen" calcext:value="formula-is(NOT(ISBLANK([.AI101])))" calcext:base-cell-address="Techniklabor.C101"/>
          </calcext:conditional-format>
          <calcext:conditional-format calcext:target-range-address="Techniklabor.C102:Techniklabor.C102">
            <calcext:condition calcext:apply-style-name="HintergrundGruen" calcext:value="formula-is(NOT(ISBLANK([.AI102])))" calcext:base-cell-address="Techniklabor.C102"/>
          </calcext:conditional-format>
          <calcext:conditional-format calcext:target-range-address="Techniklabor.C103:Techniklabor.C103">
            <calcext:condition calcext:apply-style-name="HintergrundGruen" calcext:value="formula-is(NOT(ISBLANK([.AI103])))" calcext:base-cell-address="Techniklabor.C103"/>
          </calcext:conditional-format>
          <calcext:conditional-format calcext:target-range-address="Techniklabor.C104:Techniklabor.C104">
            <calcext:condition calcext:apply-style-name="HintergrundGruen" calcext:value="formula-is(NOT(ISBLANK([.AI104])))" calcext:base-cell-address="Techniklabor.C104"/>
          </calcext:conditional-format>
          <calcext:conditional-format calcext:target-range-address="Techniklabor.C105:Techniklabor.C105">
            <calcext:condition calcext:apply-style-name="HintergrundGruen" calcext:value="formula-is(NOT(ISBLANK([.AI105])))" calcext:base-cell-address="Techniklabor.C105"/>
          </calcext:conditional-format>
          <calcext:conditional-format calcext:target-range-address="Techniklabor.C106:Techniklabor.C106">
            <calcext:condition calcext:apply-style-name="HintergrundGruen" calcext:value="formula-is(NOT(ISBLANK([.AI106])))" calcext:base-cell-address="Techniklabor.C106"/>
          </calcext:conditional-format>
          <calcext:conditional-format calcext:target-range-address="Techniklabor.C107:Techniklabor.C107">
            <calcext:condition calcext:apply-style-name="HintergrundGruen" calcext:value="formula-is(NOT(ISBLANK([.AI107])))" calcext:base-cell-address="Techniklabor.C107"/>
          </calcext:conditional-format>
          <calcext:conditional-format calcext:target-range-address="Techniklabor.C108:Techniklabor.C108">
            <calcext:condition calcext:apply-style-name="HintergrundGruen" calcext:value="formula-is(NOT(ISBLANK([.AI108])))" calcext:base-cell-address="Techniklabor.C108"/>
          </calcext:conditional-format>
          <calcext:conditional-format calcext:target-range-address="Techniklabor.C109:Techniklabor.C109">
            <calcext:condition calcext:apply-style-name="HintergrundGruen" calcext:value="formula-is(NOT(ISBLANK([.AI109])))" calcext:base-cell-address="Techniklabor.C109"/>
          </calcext:conditional-format>
          <calcext:conditional-format calcext:target-range-address="Techniklabor.C110:Techniklabor.C110">
            <calcext:condition calcext:apply-style-name="HintergrundGruen" calcext:value="formula-is(NOT(ISBLANK([.AI110])))" calcext:base-cell-address="Techniklabor.C110"/>
          </calcext:conditional-format>
          <calcext:conditional-format calcext:target-range-address="Techniklabor.C111:Techniklabor.C111">
            <calcext:condition calcext:apply-style-name="HintergrundGruen" calcext:value="formula-is(NOT(ISBLANK([.AI111])))" calcext:base-cell-address="Techniklabor.C111"/>
          </calcext:conditional-format>
          <calcext:conditional-format calcext:target-range-address="Techniklabor.C114:Techniklabor.C114">
            <calcext:condition calcext:apply-style-name="HintergrundGruen" calcext:value="formula-is(NOT(ISBLANK([.AI114])))" calcext:base-cell-address="Techniklabor.C114"/>
          </calcext:conditional-format>
          <calcext:conditional-format calcext:target-range-address="Techniklabor.C117:Techniklabor.C117">
            <calcext:condition calcext:apply-style-name="HintergrundGruen" calcext:value="formula-is(NOT(ISBLANK([.AI117])))" calcext:base-cell-address="Techniklabor.C117"/>
          </calcext:conditional-format>
          <calcext:conditional-format calcext:target-range-address="Techniklabor.C118:Techniklabor.C118">
            <calcext:condition calcext:apply-style-name="HintergrundGruen" calcext:value="formula-is(NOT(ISBLANK([.AI118])))" calcext:base-cell-address="Techniklabor.C118"/>
          </calcext:conditional-format>
          <calcext:conditional-format calcext:target-range-address="Techniklabor.C119:Techniklabor.C119">
            <calcext:condition calcext:apply-style-name="HintergrundGruen" calcext:value="formula-is(NOT(ISBLANK([.AI119])))" calcext:base-cell-address="Techniklabor.C119"/>
          </calcext:conditional-format>
          <calcext:conditional-format calcext:target-range-address="Techniklabor.C115:Techniklabor.C115">
            <calcext:condition calcext:apply-style-name="HintergrundGruen" calcext:value="formula-is(NOT(ISBLANK([.AI115])))" calcext:base-cell-address="Techniklabor.C115"/>
          </calcext:conditional-format>
          <calcext:conditional-format calcext:target-range-address="Techniklabor.C112:Techniklabor.C112">
            <calcext:condition calcext:apply-style-name="HintergrundGruen" calcext:value="formula-is(NOT(ISBLANK([.AI112])))" calcext:base-cell-address="Techniklabor.C112"/>
          </calcext:conditional-format>
          <calcext:conditional-format calcext:target-range-address="Techniklabor.C116:Techniklabor.C116">
            <calcext:condition calcext:apply-style-name="HintergrundGruen" calcext:value="formula-is(NOT(ISBLANK([.AI116])))" calcext:base-cell-address="Techniklabor.C116"/>
          </calcext:conditional-format>
          <calcext:conditional-format calcext:target-range-address="Techniklabor.C113:Techniklabor.C113">
            <calcext:condition calcext:apply-style-name="HintergrundGruen" calcext:value="formula-is(NOT(ISBLANK([.AI113])))" calcext:base-cell-address="Techniklabor.C113"/>
          </calcext:conditional-format>
          <calcext:conditional-format calcext:target-range-address="Techniklabor.C120:Techniklabor.C120">
            <calcext:condition calcext:apply-style-name="HintergrundGruen" calcext:value="formula-is(NOT(ISBLANK([.AI120])))" calcext:base-cell-address="Techniklabor.C120"/>
          </calcext:conditional-format>
          <calcext:conditional-format calcext:target-range-address="Techniklabor.C121:Techniklabor.C121">
            <calcext:condition calcext:apply-style-name="HintergrundGruen" calcext:value="formula-is(NOT(ISBLANK([.AI121])))" calcext:base-cell-address="Techniklabor.C121"/>
          </calcext:conditional-format>
          <calcext:conditional-format calcext:target-range-address="Techniklabor.C122:Techniklabor.C122">
            <calcext:condition calcext:apply-style-name="HintergrundGruen" calcext:value="formula-is(NOT(ISBLANK([.AI122])))" calcext:base-cell-address="Techniklabor.C122"/>
          </calcext:conditional-format>
          <calcext:conditional-format calcext:target-range-address="Techniklabor.C123:Techniklabor.C123">
            <calcext:condition calcext:apply-style-name="HintergrundGruen" calcext:value="formula-is(NOT(ISBLANK([.AI123])))" calcext:base-cell-address="Techniklabor.C123"/>
          </calcext:conditional-format>
          <calcext:conditional-format calcext:target-range-address="Techniklabor.C124:Techniklabor.C124">
            <calcext:condition calcext:apply-style-name="HintergrundGruen" calcext:value="formula-is(NOT(ISBLANK([.AI124])))" calcext:base-cell-address="Techniklabor.C124"/>
          </calcext:conditional-format>
          <calcext:conditional-format calcext:target-range-address="Techniklabor.C125:Techniklabor.C125">
            <calcext:condition calcext:apply-style-name="HintergrundGruen" calcext:value="formula-is(NOT(ISBLANK([.AI125])))" calcext:base-cell-address="Techniklabor.C125"/>
          </calcext:conditional-format>
          <calcext:conditional-format calcext:target-range-address="Techniklabor.C126:Techniklabor.C126">
            <calcext:condition calcext:apply-style-name="HintergrundGruen" calcext:value="formula-is(NOT(ISBLANK([.AI126])))" calcext:base-cell-address="Techniklabor.C126"/>
          </calcext:conditional-format>
          <calcext:conditional-format calcext:target-range-address="Techniklabor.C127:Techniklabor.C127">
            <calcext:condition calcext:apply-style-name="HintergrundGruen" calcext:value="formula-is(NOT(ISBLANK([.AI127])))" calcext:base-cell-address="Techniklabor.C127"/>
          </calcext:conditional-format>
          <calcext:conditional-format calcext:target-range-address="Techniklabor.C128:Techniklabor.C128">
            <calcext:condition calcext:apply-style-name="HintergrundGruen" calcext:value="formula-is(NOT(ISBLANK([.AI128])))" calcext:base-cell-address="Techniklabor.C128"/>
          </calcext:conditional-format>
          <calcext:conditional-format calcext:target-range-address="Techniklabor.C129:Techniklabor.C129">
            <calcext:condition calcext:apply-style-name="HintergrundGruen" calcext:value="formula-is(NOT(ISBLANK([.AI129])))" calcext:base-cell-address="Techniklabor.C129"/>
          </calcext:conditional-format>
          <calcext:conditional-format calcext:target-range-address="Techniklabor.C130:Techniklabor.C130">
            <calcext:condition calcext:apply-style-name="HintergrundGruen" calcext:value="formula-is(NOT(ISBLANK([.AI130])))" calcext:base-cell-address="Techniklabor.C130"/>
          </calcext:conditional-format>
          <calcext:conditional-format calcext:target-range-address="Techniklabor.C131:Techniklabor.C131">
            <calcext:condition calcext:apply-style-name="HintergrundGruen" calcext:value="formula-is(NOT(ISBLANK([.AI131])))" calcext:base-cell-address="Techniklabor.C131"/>
          </calcext:conditional-format>
          <calcext:conditional-format calcext:target-range-address="Techniklabor.C132:Techniklabor.C132">
            <calcext:condition calcext:apply-style-name="HintergrundGruen" calcext:value="formula-is(NOT(ISBLANK([.AI132])))" calcext:base-cell-address="Techniklabor.C132"/>
          </calcext:conditional-format>
          <calcext:conditional-format calcext:target-range-address="Techniklabor.C133:Techniklabor.C133">
            <calcext:condition calcext:apply-style-name="HintergrundGruen" calcext:value="formula-is(NOT(ISBLANK([.AI133])))" calcext:base-cell-address="Techniklabor.C133"/>
          </calcext:conditional-format>
          <calcext:conditional-format calcext:target-range-address="Techniklabor.C137:Techniklabor.C137">
            <calcext:condition calcext:apply-style-name="HintergrundGruen" calcext:value="formula-is(NOT(ISBLANK([.AI137])))" calcext:base-cell-address="Techniklabor.C137"/>
          </calcext:conditional-format>
          <calcext:conditional-format calcext:target-range-address="Techniklabor.C138:Techniklabor.C138">
            <calcext:condition calcext:apply-style-name="HintergrundGruen" calcext:value="formula-is(NOT(ISBLANK([.AI138])))" calcext:base-cell-address="Techniklabor.C138"/>
          </calcext:conditional-format>
          <calcext:conditional-format calcext:target-range-address="Techniklabor.C139:Techniklabor.C139">
            <calcext:condition calcext:apply-style-name="HintergrundGruen" calcext:value="formula-is(NOT(ISBLANK([.AI139])))" calcext:base-cell-address="Techniklabor.C139"/>
          </calcext:conditional-format>
          <calcext:conditional-format calcext:target-range-address="Techniklabor.C140:Techniklabor.C140">
            <calcext:condition calcext:apply-style-name="HintergrundGruen" calcext:value="formula-is(NOT(ISBLANK([.AI140])))" calcext:base-cell-address="Techniklabor.C140"/>
          </calcext:conditional-format>
          <calcext:conditional-format calcext:target-range-address="Techniklabor.C141:Techniklabor.C141">
            <calcext:condition calcext:apply-style-name="HintergrundGruen" calcext:value="formula-is(NOT(ISBLANK([.AI141])))" calcext:base-cell-address="Techniklabor.C141"/>
          </calcext:conditional-format>
          <calcext:conditional-format calcext:target-range-address="Techniklabor.C142:Techniklabor.C142">
            <calcext:condition calcext:apply-style-name="HintergrundGruen" calcext:value="formula-is(NOT(ISBLANK([.AI142])))" calcext:base-cell-address="Techniklabor.C142"/>
          </calcext:conditional-format>
          <calcext:conditional-format calcext:target-range-address="Techniklabor.C135:Techniklabor.C135">
            <calcext:condition calcext:apply-style-name="HintergrundGruen" calcext:value="formula-is(NOT(ISBLANK([.AI135])))" calcext:base-cell-address="Techniklabor.C135"/>
          </calcext:conditional-format>
          <calcext:conditional-format calcext:target-range-address="Techniklabor.C136:Techniklabor.C136">
            <calcext:condition calcext:apply-style-name="HintergrundGruen" calcext:value="formula-is(NOT(ISBLANK([.AI136])))" calcext:base-cell-address="Techniklabor.C136"/>
          </calcext:conditional-format>
          <calcext:conditional-format calcext:target-range-address="Techniklabor.C134:Techniklabor.C134">
            <calcext:condition calcext:apply-style-name="HintergrundGruen" calcext:value="formula-is(NOT(ISBLANK([.AI134])))" calcext:base-cell-address="Techniklabor.C134"/>
          </calcext:conditional-format>
        </calcext:conditional-formats>
      </table:table>
      <table:table table:name="Waffenlabor" table:style-name="ta4">
        <office:forms form:automatic-focus="false" form:apply-design-mode="false"/>
        <table:table-column table:style-name="co56" table:default-cell-style-name="ce13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4" table:number-columns-repeated="2" table:default-cell-style-name="Default"/>
        <table:table-column table:style-name="co46" table:default-cell-style-name="Default"/>
        <table:table-column table:style-name="co11" table:default-cell-style-name="Default"/>
        <table:table-column table:style-name="co60" table:default-cell-style-name="Default"/>
        <table:table-column table:style-name="co24" table:number-columns-repeated="2" table:default-cell-style-name="ce480"/>
        <table:table-column table:style-name="co13" table:default-cell-style-name="ce13"/>
        <table:table-column table:style-name="co26" table:default-cell-style-name="ce480"/>
        <table:table-column table:style-name="co61" table:default-cell-style-name="ce480"/>
        <table:table-column table:style-name="co20" table:default-cell-style-name="ce480"/>
        <table:table-column table:style-name="co30" table:default-cell-style-name="ce480"/>
        <table:table-column table:style-name="co10" table:default-cell-style-name="ce480"/>
        <table:table-column table:style-name="co53" table:number-columns-repeated="2" table:default-cell-style-name="ce180"/>
        <table:table-column table:style-name="co62" table:default-cell-style-name="ce180"/>
        <table:table-column table:style-name="co63" table:default-cell-style-name="ce332"/>
        <table:table-column table:style-name="co31" table:default-cell-style-name="ce180"/>
        <table:table-column table:style-name="co64" table:default-cell-style-name="ce332"/>
        <table:table-column table:style-name="co34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38" table:number-columns-repeated="2" table:default-cell-style-name="ce177"/>
        <table:table-column table:style-name="co39" table:default-cell-style-name="ce177"/>
        <table:table-column table:style-name="co40" table:default-cell-style-name="ce13"/>
        <table:table-column table:style-name="co20" table:default-cell-style-name="Default"/>
        <table:table-column table:style-name="co22" table:default-cell-style-name="ce183"/>
        <table:table-column table:style-name="co36" table:number-columns-repeated="985" table:default-cell-style-name="Default"/>
        <table:table-row table:style-name="ro2">
          <table:table-cell table:style-name="ce11" office:value-type="string" calcext:value-type="string">
            <text:p>Kategorie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Art</text:p>
          </table:table-cell>
          <table:table-cell table:style-name="ce11" office:value-type="string" calcext:value-type="string">
            <text:p>Bau-</text:p>
            <text:p>vorraussetzung 1</text:p>
          </table:table-cell>
          <table:table-cell table:style-name="ce11" office:value-type="string" calcext:value-type="string">
            <text:p>Bau-</text:p>
            <text:p>vorraussetzung 2</text:p>
          </table:table-cell>
          <table:table-cell table:style-name="ce11" office:value-type="string" calcext:value-type="string">
            <text:p>Bau-</text:p>
            <text:p>vorraussetzung 3</text:p>
          </table:table-cell>
          <table:table-cell table:style-name="ce11" office:value-type="string" calcext:value-type="string">
            <text:p>Sorte</text:p>
          </table:table-cell>
          <table:table-cell table:style-name="ce11" office:value-type="string" calcext:value-type="string">
            <text:p>Masse (t)</text:p>
          </table:table-cell>
          <table:table-cell table:style-name="ce175" office:value-type="string" calcext:value-type="string">
            <text:p>DPS</text:p>
          </table:table-cell>
          <table:table-cell table:style-name="ce329" office:value-type="string" calcext:value-type="string">
            <text:p>Reichweite</text:p>
            <text:p>(m) von</text:p>
          </table:table-cell>
          <table:table-cell table:style-name="ce329" office:value-type="string" calcext:value-type="string">
            <text:p>Reichweite</text:p>
            <text:p>(m) bis</text:p>
          </table:table-cell>
          <table:table-cell table:style-name="ce11" office:value-type="string" calcext:value-type="string">
            <text:p>Geschwin-</text:p>
            <text:p>digkeit (m/s)</text:p>
          </table:table-cell>
          <table:table-cell table:style-name="ce329" office:value-type="string" calcext:value-type="string">
            <text:p>Effekt-</text:p>
            <text:p>radius (m)</text:p>
          </table:table-cell>
          <table:table-cell table:style-name="ce329" office:value-type="string" calcext:value-type="string">
            <text:p>Streu-</text:p>
            <text:p>winkel (°)</text:p>
          </table:table-cell>
          <table:table-cell table:style-name="ce329" office:value-type="string" calcext:value-type="string">
            <text:p>Flugzeit</text:p>
            <text:p>(s)</text:p>
          </table:table-cell>
          <table:table-cell table:style-name="ce329" office:value-type="string" calcext:value-type="string">
            <text:p>Alarmstart</text:p>
            <text:p>(m)</text:p>
          </table:table-cell>
          <table:table-cell table:style-name="ce329" office:value-type="string" calcext:value-type="string">
            <text:p>Haltbarkeit</text:p>
          </table:table-cell>
          <table:table-cell table:style-name="ce11" office:value-type="string" calcext:value-type="string">
            <text:p>Schildum-</text:p>
            <text:p>gehung (%)</text:p>
          </table:table-cell>
          <table:table-cell table:style-name="ce11" office:value-type="string" calcext:value-type="string">
            <text:p>Stasis</text:p>
            <text:p>(%)</text:p>
          </table:table-cell>
          <table:table-cell table:style-name="ce11" office:value-type="string" calcext:value-type="string">
            <text:p>Schild-</text:p>
            <text:p>schaden (+%)</text:p>
          </table:table-cell>
          <table:table-cell table:style-name="ce329" office:value-type="string" calcext:value-type="string">
            <text:p>Kette</text:p>
          </table:table-cell>
          <table:table-cell table:style-name="ce11" office:value-type="string" calcext:value-type="string">
            <text:p>Modul-</text:p>
            <text:p>schaden</text:p>
          </table:table-cell>
          <table:table-cell table:style-name="ce329" office:value-type="string" calcext:value-type="string">
            <text:p>Panzer-</text:p>
            <text:p>brechend</text:p>
          </table:table-cell>
          <table:table-cell table:style-name="ce175" office:value-type="string" calcext:value-type="string">
            <text:p>Baukosten He-3</text:p>
          </table:table-cell>
          <table:table-cell table:style-name="ce175" office:value-type="string" calcext:value-type="string">
            <text:p>Baukosten Erz</text:p>
          </table:table-cell>
          <table:table-cell table:style-name="ce175" office:value-type="string" calcext:value-type="string">
            <text:p>Baukosten AM</text:p>
          </table:table-cell>
          <table:table-cell table:style-name="ce175" office:value-type="string" calcext:value-type="string">
            <text:p>tB d</text:p>
          </table:table-cell>
          <table:table-cell table:style-name="ce175" office:value-type="string" calcext:value-type="string">
            <text:p>tB h</text:p>
          </table:table-cell>
          <table:table-cell table:style-name="ce175" office:value-type="string" calcext:value-type="string">
            <text:p>tB m</text:p>
          </table:table-cell>
          <table:table-cell table:style-name="ce11" office:value-type="string" calcext:value-type="string">
            <text:p>tB s</text:p>
          </table:table-cell>
          <table:table-cell table:style-name="ce11" office:value-type="string" calcext:value-type="string">
            <text:p>Münzen</text:p>
          </table:table-cell>
          <table:table-cell table:style-name="ce181" office:value-type="string" calcext:value-type="string">
            <text:p>gebaut</text:p>
          </table:table-cell>
          <table:table-cell table:style-name="ce184" table:number-columns-repeated="984"/>
          <table:table-cell table:style-name="ce13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(Basis-)Jägerstaffel</text:p>
          </table:table-cell>
          <table:table-cell table:style-name="ce334" office:value-type="string" calcext:value-type="string">
            <text:p>Basis-Jägerstaffel I</text:p>
          </table:table-cell>
          <table:table-cell table:style-name="ce12" office:value-type="string" calcext:value-type="string">
            <text:p>Gravitationsk. 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56" calcext:value-type="float">
            <text:p>56</text:p>
          </table:table-cell>
          <table:table-cell table:style-name="ce330" table:number-columns-repeated="2"/>
          <table:table-cell table:style-name="ce12" office:value-type="float" office:value="2000" calcext:value-type="float">
            <text:p>2000</text:p>
          </table:table-cell>
          <table:table-cell table:style-name="ce330" table:number-columns-repeated="2"/>
          <table:table-cell table:style-name="ce330" office:value-type="float" office:value="15" calcext:value-type="float">
            <text:p>15</text:p>
          </table:table-cell>
          <table:table-cell table:style-name="ce330" office:value-type="float" office:value="8000" calcext:value-type="float">
            <text:p>8000</text:p>
          </table:table-cell>
          <table:table-cell table:style-name="ce330" office:value-type="float" office:value="500" calcext:value-type="float">
            <text:p>500</text:p>
          </table:table-cell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/>
          <table:table-cell table:style-name="ce176" office:value-type="float" office:value="3684294" calcext:value-type="float">
            <text:p>3.684.294</text:p>
          </table:table-cell>
          <table:table-cell table:style-name="ce176" office:value-type="float" office:value="650169" calcext:value-type="float">
            <text:p>650.169</text:p>
          </table:table-cell>
          <table:table-cell table:style-name="ce176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9" calcext:value-type="float">
            <text:p>179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(Basis-)Jägerstaffel</text:p>
          </table:table-cell>
          <table:table-cell table:style-name="ce335" office:value-type="string" calcext:value-type="string">
            <text:p>Basis-Jägerstaffel II</text:p>
          </table:table-cell>
          <table:table-cell table:style-name="ce12" office:value-type="string" calcext:value-type="string">
            <text:p>(Basis-)Jägerstaffel I</text:p>
          </table:table-cell>
          <table:table-cell table:style-name="ce12" office:value-type="string" calcext:value-type="string">
            <text:p>Gravitationsk.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545" calcext:value-type="float">
            <text:p>545</text:p>
          </table:table-cell>
          <table:table-cell table:style-name="ce12" office:value-type="float" office:value="78" calcext:value-type="float">
            <text:p>78</text:p>
          </table:table-cell>
          <table:table-cell table:style-name="ce330" table:number-columns-repeated="2"/>
          <table:table-cell table:style-name="ce12" office:value-type="float" office:value="2000" calcext:value-type="float">
            <text:p>2000</text:p>
          </table:table-cell>
          <table:table-cell table:style-name="ce330" table:number-columns-repeated="2"/>
          <table:table-cell table:style-name="ce330" office:value-type="float" office:value="15" calcext:value-type="float">
            <text:p>15</text:p>
          </table:table-cell>
          <table:table-cell table:style-name="ce330" office:value-type="float" office:value="8000" calcext:value-type="float">
            <text:p>8000</text:p>
          </table:table-cell>
          <table:table-cell table:style-name="ce330" office:value-type="float" office:value="500" calcext:value-type="float">
            <text:p>500</text:p>
          </table:table-cell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(Basis-)Jägerstaffel</text:p>
          </table:table-cell>
          <table:table-cell table:style-name="ce336" office:value-type="string" calcext:value-type="string">
            <text:p>Basis-Jägerstaffel III</text:p>
          </table:table-cell>
          <table:table-cell table:style-name="ce12" office:value-type="string" calcext:value-type="string">
            <text:p>(Basis-)Jägerstaffel II</text:p>
          </table:table-cell>
          <table:table-cell table:style-name="ce12" office:value-type="string" calcext:value-type="string">
            <text:p>Gravitationsk. 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765" calcext:value-type="float">
            <text:p>765</text:p>
          </table:table-cell>
          <table:table-cell table:style-name="ce12" office:value-type="float" office:value="110" calcext:value-type="float">
            <text:p>110</text:p>
          </table:table-cell>
          <table:table-cell table:style-name="ce330" table:number-columns-repeated="2"/>
          <table:table-cell table:style-name="ce12" office:value-type="float" office:value="2000" calcext:value-type="float">
            <text:p>2000</text:p>
          </table:table-cell>
          <table:table-cell table:style-name="ce330" table:number-columns-repeated="2"/>
          <table:table-cell table:style-name="ce330" office:value-type="float" office:value="15" calcext:value-type="float">
            <text:p>15</text:p>
          </table:table-cell>
          <table:table-cell table:style-name="ce330" office:value-type="float" office:value="8000" calcext:value-type="float">
            <text:p>8000</text:p>
          </table:table-cell>
          <table:table-cell table:style-name="ce330" office:value-type="float" office:value="500" calcext:value-type="float">
            <text:p>500</text:p>
          </table:table-cell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37" office:value-type="string" calcext:value-type="string">
            <text:p>Fusionstorpedo I</text:p>
          </table:table-cell>
          <table:table-cell table:style-name="ce12" office:value-type="string" calcext:value-type="string">
            <text:p>Plasmaraketen I</text:p>
          </table:table-cell>
          <table:table-cell table:style-name="ce12" office:value-type="string" calcext:value-type="string">
            <text:p>Waffenlabor V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330" office:value-type="float" office:value="4000" calcext:value-type="float">
            <text:p>4000</text:p>
          </table:table-cell>
          <table:table-cell table:style-name="ce330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330" office:value-type="float" office:value="650" calcext:value-type="float">
            <text:p>650</text:p>
          </table:table-cell>
          <table:table-cell table:style-name="ce330" office:value-type="float" office:value="60" calcext:value-type="float">
            <text:p>60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/>
          <table:table-cell table:style-name="ce176" office:value-type="float" office:value="3428287" calcext:value-type="float">
            <text:p>3.428.287</text:p>
          </table:table-cell>
          <table:table-cell table:style-name="ce176" office:value-type="float" office:value="604992" calcext:value-type="float">
            <text:p>604.992</text:p>
          </table:table-cell>
          <table:table-cell table:style-name="ce176"/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9" calcext:value-type="float">
            <text:p>169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38" office:value-type="string" calcext:value-type="string">
            <text:p>Fusionstorpedo II</text:p>
          </table:table-cell>
          <table:table-cell table:style-name="ce12" office:value-type="string" calcext:value-type="string">
            <text:p>Fusionstorpedo I</text:p>
          </table:table-cell>
          <table:table-cell table:style-name="ce12" office:value-type="string" calcext:value-type="string">
            <text:p>Plasmaraketen II</text:p>
          </table:table-cell>
          <table:table-cell table:style-name="ce12" office:value-type="string" calcext:value-type="string">
            <text:p>Waffenlabor VI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26" calcext:value-type="float">
            <text:p>26</text:p>
          </table:table-cell>
          <table:table-cell table:style-name="ce330" office:value-type="float" office:value="4000" calcext:value-type="float">
            <text:p>4000</text:p>
          </table:table-cell>
          <table:table-cell table:style-name="ce330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330" office:value-type="float" office:value="650" calcext:value-type="float">
            <text:p>650</text:p>
          </table:table-cell>
          <table:table-cell table:style-name="ce330" office:value-type="float" office:value="60" calcext:value-type="float">
            <text:p>60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39" office:value-type="string" calcext:value-type="string">
            <text:p>Fusionstorpedo III</text:p>
          </table:table-cell>
          <table:table-cell table:style-name="ce12" office:value-type="string" calcext:value-type="string">
            <text:p>Fusionstorpedo II</text:p>
          </table:table-cell>
          <table:table-cell table:style-name="ce12" office:value-type="string" calcext:value-type="string">
            <text:p>Plasmaraketen III</text:p>
          </table:table-cell>
          <table:table-cell table:style-name="ce12" office:value-type="string" calcext:value-type="string">
            <text:p>Waffenlabor IX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615" calcext:value-type="float">
            <text:p>615</text:p>
          </table:table-cell>
          <table:table-cell table:style-name="ce12" office:value-type="float" office:value="46" calcext:value-type="float">
            <text:p>46</text:p>
          </table:table-cell>
          <table:table-cell table:style-name="ce330" office:value-type="float" office:value="4000" calcext:value-type="float">
            <text:p>4000</text:p>
          </table:table-cell>
          <table:table-cell table:style-name="ce330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330" office:value-type="float" office:value="650" calcext:value-type="float">
            <text:p>650</text:p>
          </table:table-cell>
          <table:table-cell table:style-name="ce330" office:value-type="float" office:value="60" calcext:value-type="float">
            <text:p>60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40" office:value-type="string" calcext:value-type="string">
            <text:p>Fusionstorpedo IV</text:p>
          </table:table-cell>
          <table:table-cell table:style-name="ce12" office:value-type="string" calcext:value-type="string">
            <text:p>Fusionstorpedo III</text:p>
          </table:table-cell>
          <table:table-cell table:style-name="ce12" office:value-type="string" calcext:value-type="string">
            <text:p>Plasmaraketen IV</text:p>
          </table:table-cell>
          <table:table-cell table:style-name="ce12" office:value-type="string" calcext:value-type="string">
            <text:p>Waffenlabor X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075" calcext:value-type="float">
            <text:p>1075</text:p>
          </table:table-cell>
          <table:table-cell table:style-name="ce12" office:value-type="float" office:value="80" calcext:value-type="float">
            <text:p>80</text:p>
          </table:table-cell>
          <table:table-cell table:style-name="ce330" office:value-type="float" office:value="4000" calcext:value-type="float">
            <text:p>4000</text:p>
          </table:table-cell>
          <table:table-cell table:style-name="ce330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330" office:value-type="float" office:value="650" calcext:value-type="float">
            <text:p>650</text:p>
          </table:table-cell>
          <table:table-cell table:style-name="ce330" office:value-type="float" office:value="60" calcext:value-type="float">
            <text:p>60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41" office:value-type="string" calcext:value-type="string">
            <text:p>Fusionstorpedo V</text:p>
          </table:table-cell>
          <table:table-cell table:style-name="ce12" office:value-type="string" calcext:value-type="string">
            <text:p>Fusionstorpedo IV</text:p>
          </table:table-cell>
          <table:table-cell table:style-name="ce12" office:value-type="string" calcext:value-type="string">
            <text:p>Plasmaraketen V</text:p>
          </table:table-cell>
          <table:table-cell table:style-name="ce12" office:value-type="string" calcext:value-type="string">
            <text:p>Waffenlabor X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875" calcext:value-type="float">
            <text:p>1875</text:p>
          </table:table-cell>
          <table:table-cell table:style-name="ce12" office:value-type="float" office:value="141" calcext:value-type="float">
            <text:p>141</text:p>
          </table:table-cell>
          <table:table-cell table:style-name="ce330" office:value-type="float" office:value="4000" calcext:value-type="float">
            <text:p>4000</text:p>
          </table:table-cell>
          <table:table-cell table:style-name="ce330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330" office:value-type="float" office:value="650" calcext:value-type="float">
            <text:p>650</text:p>
          </table:table-cell>
          <table:table-cell table:style-name="ce330" office:value-type="float" office:value="60" calcext:value-type="float">
            <text:p>60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42" office:value-type="string" calcext:value-type="string">
            <text:p>Gravitationsk. I</text:p>
          </table:table-cell>
          <table:table-cell table:style-name="ce12" office:value-type="string" calcext:value-type="string">
            <text:p>Thermalstrahl I</text:p>
          </table:table-cell>
          <table:table-cell table:style-name="ce12" office:value-type="string" calcext:value-type="string">
            <text:p>Waffenlabor 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6" calcext:value-type="float">
            <text:p>6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43" office:value-type="string" calcext:value-type="string">
            <text:p>Gravitationsk. II</text:p>
          </table:table-cell>
          <table:table-cell table:style-name="ce12" office:value-type="string" calcext:value-type="string">
            <text:p>Gravitationsk. I</text:p>
          </table:table-cell>
          <table:table-cell table:style-name="ce12" office:value-type="string" calcext:value-type="string">
            <text:p>Thermalstrahl II</text:p>
          </table:table-cell>
          <table:table-cell table:style-name="ce12" office:value-type="string" calcext:value-type="string">
            <text:p>Waffenlabor V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10" calcext:value-type="float">
            <text:p>10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44" office:value-type="string" calcext:value-type="string">
            <text:p>Gravitationsk. III</text:p>
          </table:table-cell>
          <table:table-cell table:style-name="ce12" office:value-type="string" calcext:value-type="string">
            <text:p>Gravitationsk. II</text:p>
          </table:table-cell>
          <table:table-cell table:style-name="ce12" office:value-type="string" calcext:value-type="string">
            <text:p>Thermalstrahl III</text:p>
          </table:table-cell>
          <table:table-cell table:style-name="ce12" office:value-type="string" calcext:value-type="string">
            <text:p>Waffenlabor V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18" calcext:value-type="float">
            <text:p>18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/>
          <table:table-cell table:style-name="ce176" office:value-type="float" office:value="3929913" calcext:value-type="float">
            <text:p>3.929.913</text:p>
          </table:table-cell>
          <table:table-cell table:style-name="ce176" office:value-type="float" office:value="693514" calcext:value-type="float">
            <text:p>693.514</text:p>
          </table:table-cell>
          <table:table-cell table:style-name="ce176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1" calcext:value-type="float">
            <text:p>191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45" office:value-type="string" calcext:value-type="string">
            <text:p>Gravitationsk. IV</text:p>
          </table:table-cell>
          <table:table-cell table:style-name="ce12" office:value-type="string" calcext:value-type="string">
            <text:p>Gravitationsk. III</text:p>
          </table:table-cell>
          <table:table-cell table:style-name="ce12" office:value-type="string" calcext:value-type="string">
            <text:p>Thermalstrahl IV</text:p>
          </table:table-cell>
          <table:table-cell table:style-name="ce12" office:value-type="string" calcext:value-type="string">
            <text:p>Waffenlabor VI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410" calcext:value-type="float">
            <text:p>410</text:p>
          </table:table-cell>
          <table:table-cell table:style-name="ce12" office:value-type="float" office:value="32" calcext:value-type="float">
            <text:p>32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/>
          <table:table-cell table:style-name="ce176" office:value-type="float" office:value="11840975" calcext:value-type="float">
            <text:p>11.840.975</text:p>
          </table:table-cell>
          <table:table-cell table:style-name="ce176" office:value-type="float" office:value="2960243" calcext:value-type="float">
            <text:p>2.960.243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75" calcext:value-type="float">
            <text:p>575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46" office:value-type="string" calcext:value-type="string">
            <text:p>Gravitationsk. V</text:p>
          </table:table-cell>
          <table:table-cell table:style-name="ce12" office:value-type="string" calcext:value-type="string">
            <text:p>Gravitationsk. IV</text:p>
          </table:table-cell>
          <table:table-cell table:style-name="ce12" office:value-type="string" calcext:value-type="string">
            <text:p>Thermalstrahl V</text:p>
          </table:table-cell>
          <table:table-cell table:style-name="ce12" office:value-type="string" calcext:value-type="string">
            <text:p>Waffenlabor IX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715" calcext:value-type="float">
            <text:p>715</text:p>
          </table:table-cell>
          <table:table-cell table:style-name="ce12" office:value-type="float" office:value="58" calcext:value-type="float">
            <text:p>58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47" office:value-type="string" calcext:value-type="string">
            <text:p>Magnetkanone I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" calcext:value-type="float">
            <text:p>9</text:p>
          </table:table-cell>
          <table:table-cell table:style-name="ce330" office:value-type="float" office:value="4000" calcext:value-type="float">
            <text:p>4000</text:p>
          </table:table-cell>
          <table:table-cell table:style-name="ce330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/>
          <table:table-cell table:style-name="ce176" office:value-type="float" office:value="16933" calcext:value-type="float">
            <text:p>16.933</text:p>
          </table:table-cell>
          <table:table-cell table:style-name="ce176" table:number-columns-repeated="3"/>
          <table:table-cell table:style-name="ce176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48" office:value-type="string" calcext:value-type="string">
            <text:p>Magnetkanone II</text:p>
          </table:table-cell>
          <table:table-cell table:style-name="ce12" office:value-type="string" calcext:value-type="string">
            <text:p>Magnetkanone I</text:p>
          </table:table-cell>
          <table:table-cell table:style-name="ce12" office:value-type="string" calcext:value-type="string">
            <text:p>Waffenlabor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16" calcext:value-type="float">
            <text:p>16</text:p>
          </table:table-cell>
          <table:table-cell table:style-name="ce330" office:value-type="float" office:value="4000" calcext:value-type="float">
            <text:p>4000</text:p>
          </table:table-cell>
          <table:table-cell table:style-name="ce330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/>
          <table:table-cell table:style-name="ce176" office:value-type="float" office:value="334666" calcext:value-type="float">
            <text:p>334.666</text:p>
          </table:table-cell>
          <table:table-cell table:style-name="ce176" table:number-columns-repeated="3"/>
          <table:table-cell table:style-name="ce176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49" office:value-type="string" calcext:value-type="string">
            <text:p>Magnetkanone III</text:p>
          </table:table-cell>
          <table:table-cell table:style-name="ce12" office:value-type="string" calcext:value-type="string">
            <text:p>Magnetkanone II</text:p>
          </table:table-cell>
          <table:table-cell table:style-name="ce12" office:value-type="string" calcext:value-type="string">
            <text:p>Waffenlabor V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460" calcext:value-type="float">
            <text:p>460</text:p>
          </table:table-cell>
          <table:table-cell table:style-name="ce12" office:value-type="float" office:value="28" calcext:value-type="float">
            <text:p>28</text:p>
          </table:table-cell>
          <table:table-cell table:style-name="ce330" office:value-type="float" office:value="4000" calcext:value-type="float">
            <text:p>4000</text:p>
          </table:table-cell>
          <table:table-cell table:style-name="ce330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50" office:value-type="string" calcext:value-type="string">
            <text:p>Magnetkanone IV</text:p>
          </table:table-cell>
          <table:table-cell table:style-name="ce12" office:value-type="string" calcext:value-type="string">
            <text:p>Magnetkanone III</text:p>
          </table:table-cell>
          <table:table-cell table:style-name="ce12" office:value-type="string" calcext:value-type="string">
            <text:p>Waffenlabor V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805" calcext:value-type="float">
            <text:p>805</text:p>
          </table:table-cell>
          <table:table-cell table:style-name="ce12" office:value-type="float" office:value="48" calcext:value-type="float">
            <text:p>48</text:p>
          </table:table-cell>
          <table:table-cell table:style-name="ce330" office:value-type="float" office:value="4000" calcext:value-type="float">
            <text:p>4000</text:p>
          </table:table-cell>
          <table:table-cell table:style-name="ce330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/>
          <table:table-cell table:style-name="ce176" office:value-type="float" office:value="6704666" calcext:value-type="float">
            <text:p>6.704.666</text:p>
          </table:table-cell>
          <table:table-cell table:style-name="ce176" office:value-type="float" office:value="1676166" calcext:value-type="float">
            <text:p>1.676.166</text:p>
          </table:table-cell>
          <table:table-cell table:style-name="ce176"/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9" calcext:value-type="float">
            <text:p>169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51" office:value-type="string" calcext:value-type="string">
            <text:p>Magnetkanone V</text:p>
          </table:table-cell>
          <table:table-cell table:style-name="ce12" office:value-type="string" calcext:value-type="string">
            <text:p>Magnetkanone IV</text:p>
          </table:table-cell>
          <table:table-cell table:style-name="ce12" office:value-type="string" calcext:value-type="string">
            <text:p>Waffenlabor V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410" calcext:value-type="float">
            <text:p>1410</text:p>
          </table:table-cell>
          <table:table-cell table:style-name="ce12" office:value-type="float" office:value="85" calcext:value-type="float">
            <text:p>85</text:p>
          </table:table-cell>
          <table:table-cell table:style-name="ce330" office:value-type="float" office:value="4000" calcext:value-type="float">
            <text:p>4000</text:p>
          </table:table-cell>
          <table:table-cell table:style-name="ce330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52" office:value-type="string" calcext:value-type="string">
            <text:p>Massebeschl. I</text:p>
          </table:table-cell>
          <table:table-cell table:style-name="ce12" office:value-type="string" calcext:value-type="string">
            <text:p>Magnetkanone I</text:p>
          </table:table-cell>
          <table:table-cell table:style-name="ce12" office:value-type="string" calcext:value-type="string">
            <text:p>Waffenlabor V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2" calcext:value-type="float">
            <text:p>12</text:p>
          </table:table-cell>
          <table:table-cell table:style-name="ce330" office:value-type="float" office:value="5100" calcext:value-type="float">
            <text:p>5100</text:p>
          </table:table-cell>
          <table:table-cell table:style-name="ce330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53" office:value-type="string" calcext:value-type="string">
            <text:p>Massebeschl. II</text:p>
          </table:table-cell>
          <table:table-cell table:style-name="ce12" office:value-type="string" calcext:value-type="string">
            <text:p>Massebeschl. I</text:p>
          </table:table-cell>
          <table:table-cell table:style-name="ce12" office:value-type="string" calcext:value-type="string">
            <text:p>Magnetkanone II</text:p>
          </table:table-cell>
          <table:table-cell table:style-name="ce12" office:value-type="string" calcext:value-type="string">
            <text:p>Waffenlabor VI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21" calcext:value-type="float">
            <text:p>21</text:p>
          </table:table-cell>
          <table:table-cell table:style-name="ce330" office:value-type="float" office:value="5100" calcext:value-type="float">
            <text:p>5100</text:p>
          </table:table-cell>
          <table:table-cell table:style-name="ce330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/>
          <table:table-cell table:style-name="ce176" office:value-type="float" office:value="6528634" calcext:value-type="float">
            <text:p>6.528.634</text:p>
          </table:table-cell>
          <table:table-cell table:style-name="ce176" office:value-type="float" office:value="1632158" calcext:value-type="float">
            <text:p>1.632.158</text:p>
          </table:table-cell>
          <table:table-cell table:style-name="ce176"/>
          <table:table-cell table:style-name="ce176" office:value-type="float" office:value="21" calcext:value-type="float">
            <text:p>21</text:p>
          </table:table-cell>
          <table:table-cell table:style-name="ce176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32" calcext:value-type="float">
            <text:p>432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54" office:value-type="string" calcext:value-type="string">
            <text:p>Massebeschl. III</text:p>
          </table:table-cell>
          <table:table-cell table:style-name="ce12" office:value-type="string" calcext:value-type="string">
            <text:p>Massebeschl. II</text:p>
          </table:table-cell>
          <table:table-cell table:style-name="ce12" office:value-type="string" calcext:value-type="string">
            <text:p>Magnetkanone III</text:p>
          </table:table-cell>
          <table:table-cell table:style-name="ce12" office:value-type="string" calcext:value-type="string">
            <text:p>Waffenlabor IX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615" calcext:value-type="float">
            <text:p>615</text:p>
          </table:table-cell>
          <table:table-cell table:style-name="ce12" office:value-type="float" office:value="37" calcext:value-type="float">
            <text:p>37</text:p>
          </table:table-cell>
          <table:table-cell table:style-name="ce330" office:value-type="float" office:value="5100" calcext:value-type="float">
            <text:p>5100</text:p>
          </table:table-cell>
          <table:table-cell table:style-name="ce330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55" office:value-type="string" calcext:value-type="string">
            <text:p>Massebeschl. IV</text:p>
          </table:table-cell>
          <table:table-cell table:style-name="ce12" office:value-type="string" calcext:value-type="string">
            <text:p>Massebeschl. III</text:p>
          </table:table-cell>
          <table:table-cell table:style-name="ce12" office:value-type="string" calcext:value-type="string">
            <text:p>Magnetkanone IV</text:p>
          </table:table-cell>
          <table:table-cell table:style-name="ce12" office:value-type="string" calcext:value-type="string">
            <text:p>Waffenlabor X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075" calcext:value-type="float">
            <text:p>1075</text:p>
          </table:table-cell>
          <table:table-cell table:style-name="ce12" office:value-type="float" office:value="65" calcext:value-type="float">
            <text:p>65</text:p>
          </table:table-cell>
          <table:table-cell table:style-name="ce330" office:value-type="float" office:value="5100" calcext:value-type="float">
            <text:p>5100</text:p>
          </table:table-cell>
          <table:table-cell table:style-name="ce330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56" office:value-type="string" calcext:value-type="string">
            <text:p>Massebeschl. V</text:p>
          </table:table-cell>
          <table:table-cell table:style-name="ce12" office:value-type="string" calcext:value-type="string">
            <text:p>Massebeschl. IV</text:p>
          </table:table-cell>
          <table:table-cell table:style-name="ce12" office:value-type="string" calcext:value-type="string">
            <text:p>Magnetkanone V</text:p>
          </table:table-cell>
          <table:table-cell table:style-name="ce12" office:value-type="string" calcext:value-type="string">
            <text:p>Waffenlabor X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880" calcext:value-type="float">
            <text:p>1880</text:p>
          </table:table-cell>
          <table:table-cell table:style-name="ce12" office:value-type="float" office:value="113" calcext:value-type="float">
            <text:p>113</text:p>
          </table:table-cell>
          <table:table-cell table:style-name="ce330" office:value-type="float" office:value="5100" calcext:value-type="float">
            <text:p>5100</text:p>
          </table:table-cell>
          <table:table-cell table:style-name="ce330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57" office:value-type="string" calcext:value-type="string">
            <text:p>Plasmaraketen I</text:p>
          </table:table-cell>
          <table:table-cell table:style-name="ce12" office:value-type="string" calcext:value-type="string">
            <text:p>Magnetkanone I</text:p>
          </table:table-cell>
          <table:table-cell table:style-name="ce12" office:value-type="string" calcext:value-type="string">
            <text:p>Waffenlabor 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18" calcext:value-type="float">
            <text:p>18</text:p>
          </table:table-cell>
          <table:table-cell table:style-name="ce330" office:value-type="float" office:value="3000" calcext:value-type="float">
            <text:p>3000</text:p>
          </table:table-cell>
          <table:table-cell table:style-name="ce330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0" office:value-type="float" office:value="300" calcext:value-type="float">
            <text:p>300</text:p>
          </table:table-cell>
          <table:table-cell table:style-name="ce330" office:value-type="float" office:value="40" calcext:value-type="float">
            <text:p>40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58" office:value-type="string" calcext:value-type="string">
            <text:p>Plasmaraketen II</text:p>
          </table:table-cell>
          <table:table-cell table:style-name="ce12" office:value-type="string" calcext:value-type="string">
            <text:p>Plasmaraketen I</text:p>
          </table:table-cell>
          <table:table-cell table:style-name="ce12" office:value-type="string" calcext:value-type="string">
            <text:p>Waffenlabor V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31" calcext:value-type="float">
            <text:p>31</text:p>
          </table:table-cell>
          <table:table-cell table:style-name="ce330" office:value-type="float" office:value="3000" calcext:value-type="float">
            <text:p>3000</text:p>
          </table:table-cell>
          <table:table-cell table:style-name="ce330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0" office:value-type="float" office:value="300" calcext:value-type="float">
            <text:p>300</text:p>
          </table:table-cell>
          <table:table-cell table:style-name="ce330" office:value-type="float" office:value="40" calcext:value-type="float">
            <text:p>40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/>
          <table:table-cell table:style-name="ce176" office:value-type="float" office:value="2191229" calcext:value-type="float">
            <text:p>2.191.229</text:p>
          </table:table-cell>
          <table:table-cell table:style-name="ce176" office:value-type="float" office:value="243470" calcext:value-type="float">
            <text:p>243.470</text:p>
          </table:table-cell>
          <table:table-cell table:style-name="ce176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4" calcext:value-type="float">
            <text:p>84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59" office:value-type="string" calcext:value-type="string">
            <text:p>Plasmaraketen III</text:p>
          </table:table-cell>
          <table:table-cell table:style-name="ce12" office:value-type="string" calcext:value-type="string">
            <text:p>Plasmaraketen II</text:p>
          </table:table-cell>
          <table:table-cell table:style-name="ce12" office:value-type="string" calcext:value-type="string">
            <text:p>Waffenlabor V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54" calcext:value-type="float">
            <text:p>54</text:p>
          </table:table-cell>
          <table:table-cell table:style-name="ce330" office:value-type="float" office:value="3000" calcext:value-type="float">
            <text:p>3000</text:p>
          </table:table-cell>
          <table:table-cell table:style-name="ce330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0" office:value-type="float" office:value="300" calcext:value-type="float">
            <text:p>300</text:p>
          </table:table-cell>
          <table:table-cell table:style-name="ce330" office:value-type="float" office:value="40" calcext:value-type="float">
            <text:p>40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/>
          <table:table-cell table:style-name="ce176" office:value-type="float" office:value="7773747" calcext:value-type="float">
            <text:p>7.773.747</text:p>
          </table:table-cell>
          <table:table-cell table:style-name="ce176" office:value-type="float" office:value="1371838" calcext:value-type="float">
            <text:p>1.371.838</text:p>
          </table:table-cell>
          <table:table-cell table:style-name="ce176"/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60" office:value-type="string" calcext:value-type="string">
            <text:p>Plasmaraketen IV</text:p>
          </table:table-cell>
          <table:table-cell table:style-name="ce12" office:value-type="string" calcext:value-type="string">
            <text:p>Plasmaraketen III</text:p>
          </table:table-cell>
          <table:table-cell table:style-name="ce12" office:value-type="string" calcext:value-type="string">
            <text:p>Waffenlabor V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675" calcext:value-type="float">
            <text:p>675</text:p>
          </table:table-cell>
          <table:table-cell table:style-name="ce12" office:value-type="float" office:value="95" calcext:value-type="float">
            <text:p>95</text:p>
          </table:table-cell>
          <table:table-cell table:style-name="ce330" office:value-type="float" office:value="3000" calcext:value-type="float">
            <text:p>3000</text:p>
          </table:table-cell>
          <table:table-cell table:style-name="ce330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0" office:value-type="float" office:value="300" calcext:value-type="float">
            <text:p>300</text:p>
          </table:table-cell>
          <table:table-cell table:style-name="ce330" office:value-type="float" office:value="40" calcext:value-type="float">
            <text:p>40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61" office:value-type="string" calcext:value-type="string">
            <text:p>Plasmaraketen V</text:p>
          </table:table-cell>
          <table:table-cell table:style-name="ce12" office:value-type="string" calcext:value-type="string">
            <text:p>Plasmaraketen IV</text:p>
          </table:table-cell>
          <table:table-cell table:style-name="ce12" office:value-type="string" calcext:value-type="string">
            <text:p>Waffenlabor IX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185" calcext:value-type="float">
            <text:p>1185</text:p>
          </table:table-cell>
          <table:table-cell table:style-name="ce12" office:value-type="float" office:value="166" calcext:value-type="float">
            <text:p>166</text:p>
          </table:table-cell>
          <table:table-cell table:style-name="ce330" office:value-type="float" office:value="3000" calcext:value-type="float">
            <text:p>3000</text:p>
          </table:table-cell>
          <table:table-cell table:style-name="ce330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0" office:value-type="float" office:value="300" calcext:value-type="float">
            <text:p>300</text:p>
          </table:table-cell>
          <table:table-cell table:style-name="ce330" office:value-type="float" office:value="40" calcext:value-type="float">
            <text:p>40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62" office:value-type="string" calcext:value-type="string">
            <text:p>Thermalstrahl I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0" calcext:value-type="float">
            <text:p>10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63" office:value-type="string" calcext:value-type="string">
            <text:p>Thermalstrahl II</text:p>
          </table:table-cell>
          <table:table-cell table:style-name="ce12" office:value-type="string" calcext:value-type="string">
            <text:p>Thermalstrahl I</text:p>
          </table:table-cell>
          <table:table-cell table:style-name="ce12" office:value-type="string" calcext:value-type="string">
            <text:p>Magnetkanone I</text:p>
          </table:table-cell>
          <table:table-cell table:style-name="ce12" office:value-type="string" calcext:value-type="string">
            <text:p>Waffenlabor 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18" calcext:value-type="float">
            <text:p>18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/>
          <table:table-cell table:style-name="ce176" office:value-type="float" office:value="31376" calcext:value-type="float">
            <text:p>31.376</text:p>
          </table:table-cell>
          <table:table-cell table:style-name="ce176" table:number-columns-repeated="3"/>
          <table:table-cell table:style-name="ce176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64" office:value-type="string" calcext:value-type="string">
            <text:p>Thermalstrahl III</text:p>
          </table:table-cell>
          <table:table-cell table:style-name="ce12" office:value-type="string" calcext:value-type="string">
            <text:p>Thermalstrahl II</text:p>
          </table:table-cell>
          <table:table-cell table:style-name="ce12" office:value-type="string" calcext:value-type="string">
            <text:p>Waffenlabor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1" calcext:value-type="float">
            <text:p>31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/>
          <table:table-cell table:style-name="ce176" office:value-type="float" office:value="156875" calcext:value-type="float">
            <text:p>156.875</text:p>
          </table:table-cell>
          <table:table-cell table:style-name="ce176" table:number-columns-repeated="3"/>
          <table:table-cell table:style-name="ce176" office:value-type="float" office:value="21" calcext:value-type="float">
            <text:p>21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65" office:value-type="string" calcext:value-type="string">
            <text:p>Thermalstrahl IV</text:p>
          </table:table-cell>
          <table:table-cell table:style-name="ce12" office:value-type="string" calcext:value-type="string">
            <text:p>Thermalstrahl III</text:p>
          </table:table-cell>
          <table:table-cell table:style-name="ce12" office:value-type="string" calcext:value-type="string">
            <text:p>Waffenlabor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54" calcext:value-type="float">
            <text:p>54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/>
          <table:table-cell table:style-name="ce176" office:value-type="float" office:value="627500" calcext:value-type="float">
            <text:p>627.500</text:p>
          </table:table-cell>
          <table:table-cell table:style-name="ce176" table:number-columns-repeated="4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66" office:value-type="string" calcext:value-type="string">
            <text:p>Thermalstrahl V</text:p>
          </table:table-cell>
          <table:table-cell table:style-name="ce12" office:value-type="string" calcext:value-type="string">
            <text:p>Thermalstrahl IV</text:p>
          </table:table-cell>
          <table:table-cell table:style-name="ce12" office:value-type="string" calcext:value-type="string">
            <text:p>Waffenlabor V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610" calcext:value-type="float">
            <text:p>610</text:p>
          </table:table-cell>
          <table:table-cell table:style-name="ce12" office:value-type="float" office:value="94" calcext:value-type="float">
            <text:p>94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67" office:value-type="string" calcext:value-type="string">
            <text:p>Gaußgeschütz I</text:p>
          </table:table-cell>
          <table:table-cell table:style-name="ce12" office:value-type="string" calcext:value-type="string">
            <text:p>Schienenges. I</text:p>
          </table:table-cell>
          <table:table-cell table:style-name="ce12" office:value-type="string" calcext:value-type="string">
            <text:p>Waffenlabor 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7" calcext:value-type="float">
            <text:p>7</text:p>
          </table:table-cell>
          <table:table-cell table:style-name="ce330" office:value-type="float" office:value="2250" calcext:value-type="float">
            <text:p>2250</text:p>
          </table:table-cell>
          <table:table-cell table:style-name="ce330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68" office:value-type="string" calcext:value-type="string">
            <text:p>Gaußgeschütz II</text:p>
          </table:table-cell>
          <table:table-cell table:style-name="ce12" office:value-type="string" calcext:value-type="string">
            <text:p>Gaußgeschütz I</text:p>
          </table:table-cell>
          <table:table-cell table:style-name="ce12" office:value-type="string" calcext:value-type="string">
            <text:p>Schienenges. II</text:p>
          </table:table-cell>
          <table:table-cell table:style-name="ce12" office:value-type="string" calcext:value-type="string">
            <text:p>Waffenlabor V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0" calcext:value-type="float">
            <text:p>10</text:p>
          </table:table-cell>
          <table:table-cell table:style-name="ce330" office:value-type="float" office:value="2250" calcext:value-type="float">
            <text:p>2250</text:p>
          </table:table-cell>
          <table:table-cell table:style-name="ce330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office:value-type="float" office:value="3388500" calcext:value-type="float">
            <text:p>3.388.500</text:p>
          </table:table-cell>
          <table:table-cell table:style-name="ce176"/>
          <table:table-cell table:style-name="ce176" office:value-type="float" office:value="376500" calcext:value-type="float">
            <text:p>376.500</text:p>
          </table:table-cell>
          <table:table-cell table:style-name="ce176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58" calcext:value-type="float">
            <text:p>5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98" calcext:value-type="float">
            <text:p>198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69" office:value-type="string" calcext:value-type="string">
            <text:p>Gaußgeschütz III</text:p>
          </table:table-cell>
          <table:table-cell table:style-name="ce12" office:value-type="string" calcext:value-type="string">
            <text:p>Gaußgeschütz II</text:p>
          </table:table-cell>
          <table:table-cell table:style-name="ce12" office:value-type="string" calcext:value-type="string">
            <text:p>Schienenges. III</text:p>
          </table:table-cell>
          <table:table-cell table:style-name="ce12" office:value-type="string" calcext:value-type="string">
            <text:p>Waffenlabor V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13" calcext:value-type="float">
            <text:p>13</text:p>
          </table:table-cell>
          <table:table-cell table:style-name="ce330" office:value-type="float" office:value="2250" calcext:value-type="float">
            <text:p>2250</text:p>
          </table:table-cell>
          <table:table-cell table:style-name="ce330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office:value-type="float" office:value="8007000" calcext:value-type="float">
            <text:p>8.007.000</text:p>
          </table:table-cell>
          <table:table-cell table:style-name="ce176"/>
          <table:table-cell table:style-name="ce176" office:value-type="float" office:value="1413000" calcext:value-type="float">
            <text:p>1.413.000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55" calcext:value-type="float">
            <text:p>55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497" calcext:value-type="float">
            <text:p>497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70" office:value-type="string" calcext:value-type="string">
            <text:p>Gaußgeschütz IV</text:p>
          </table:table-cell>
          <table:table-cell table:style-name="ce12" office:value-type="string" calcext:value-type="string">
            <text:p>Gaußgeschütz III</text:p>
          </table:table-cell>
          <table:table-cell table:style-name="ce12" office:value-type="string" calcext:value-type="string">
            <text:p>Schienenges. IV</text:p>
          </table:table-cell>
          <table:table-cell table:style-name="ce12" office:value-type="string" calcext:value-type="string">
            <text:p>Waffenlabor VI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410" calcext:value-type="float">
            <text:p>410</text:p>
          </table:table-cell>
          <table:table-cell table:style-name="ce12" office:value-type="float" office:value="18" calcext:value-type="float">
            <text:p>18</text:p>
          </table:table-cell>
          <table:table-cell table:style-name="ce330" office:value-type="float" office:value="2250" calcext:value-type="float">
            <text:p>2250</text:p>
          </table:table-cell>
          <table:table-cell table:style-name="ce330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office:value-type="float" office:value="16080000" calcext:value-type="float">
            <text:p>16.080.000</text:p>
          </table:table-cell>
          <table:table-cell table:style-name="ce176"/>
          <table:table-cell table:style-name="ce176" office:value-type="float" office:value="4020000" calcext:value-type="float">
            <text:p>4.020.000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19" calcext:value-type="float">
            <text:p>19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1245" calcext:value-type="float">
            <text:p>1245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71" office:value-type="string" calcext:value-type="string">
            <text:p>Gaußgeschütz V</text:p>
          </table:table-cell>
          <table:table-cell table:style-name="ce12" office:value-type="string" calcext:value-type="string">
            <text:p>Gaußgeschütz IV</text:p>
          </table:table-cell>
          <table:table-cell table:style-name="ce12" office:value-type="string" calcext:value-type="string">
            <text:p>Schienenges. V</text:p>
          </table:table-cell>
          <table:table-cell table:style-name="ce12" office:value-type="string" calcext:value-type="string">
            <text:p>Waffenlabor VI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655" calcext:value-type="float">
            <text:p>655</text:p>
          </table:table-cell>
          <table:table-cell table:style-name="ce12" office:value-type="float" office:value="24" calcext:value-type="float">
            <text:p>24</text:p>
          </table:table-cell>
          <table:table-cell table:style-name="ce330" office:value-type="float" office:value="2250" calcext:value-type="float">
            <text:p>2250</text:p>
          </table:table-cell>
          <table:table-cell table:style-name="ce330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72" office:value-type="string" calcext:value-type="string">
            <text:p>HEX-Rakete I</text:p>
          </table:table-cell>
          <table:table-cell table:style-name="ce12" office:value-type="string" calcext:value-type="string">
            <text:p>Streurakete I</text:p>
          </table:table-cell>
          <table:table-cell table:style-name="ce12" office:value-type="string" calcext:value-type="string">
            <text:p>Waffenlabor 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6" calcext:value-type="float">
            <text:p>16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0" office:value-type="float" office:value="350" calcext:value-type="float">
            <text:p>350</text:p>
          </table:table-cell>
          <table:table-cell table:style-name="ce330" office:value-type="float" office:value="20" calcext:value-type="float">
            <text:p>20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73" office:value-type="string" calcext:value-type="string">
            <text:p>HEX-Rakete II</text:p>
          </table:table-cell>
          <table:table-cell table:style-name="ce12" office:value-type="string" calcext:value-type="string">
            <text:p>HEX-Rakete I</text:p>
          </table:table-cell>
          <table:table-cell table:style-name="ce12" office:value-type="string" calcext:value-type="string">
            <text:p>Streurakete II</text:p>
          </table:table-cell>
          <table:table-cell table:style-name="ce12" office:value-type="string" calcext:value-type="string">
            <text:p>Waffenlabor V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19" calcext:value-type="float">
            <text:p>19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0" office:value-type="float" office:value="350" calcext:value-type="float">
            <text:p>350</text:p>
          </table:table-cell>
          <table:table-cell table:style-name="ce330" office:value-type="float" office:value="20" calcext:value-type="float">
            <text:p>20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74" office:value-type="string" calcext:value-type="string">
            <text:p>HEX-Rakete III</text:p>
          </table:table-cell>
          <table:table-cell table:style-name="ce12" office:value-type="string" calcext:value-type="string">
            <text:p>HEX-Rakete II</text:p>
          </table:table-cell>
          <table:table-cell table:style-name="ce12" office:value-type="string" calcext:value-type="string">
            <text:p>Streurakete III</text:p>
          </table:table-cell>
          <table:table-cell table:style-name="ce12" office:value-type="string" calcext:value-type="string">
            <text:p>Waffenlabor V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23" calcext:value-type="float">
            <text:p>23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0" office:value-type="float" office:value="350" calcext:value-type="float">
            <text:p>350</text:p>
          </table:table-cell>
          <table:table-cell table:style-name="ce330" office:value-type="float" office:value="20" calcext:value-type="float">
            <text:p>20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75" office:value-type="string" calcext:value-type="string">
            <text:p>HEX-Rakete IV</text:p>
          </table:table-cell>
          <table:table-cell table:style-name="ce12" office:value-type="string" calcext:value-type="string">
            <text:p>HEX-Rakete III</text:p>
          </table:table-cell>
          <table:table-cell table:style-name="ce12" office:value-type="string" calcext:value-type="string">
            <text:p>Streurakete IV</text:p>
          </table:table-cell>
          <table:table-cell table:style-name="ce12" office:value-type="string" calcext:value-type="string">
            <text:p>Waffenlabor VI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545" calcext:value-type="float">
            <text:p>545</text:p>
          </table:table-cell>
          <table:table-cell table:style-name="ce12" office:value-type="float" office:value="27" calcext:value-type="float">
            <text:p>27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0" office:value-type="float" office:value="350" calcext:value-type="float">
            <text:p>350</text:p>
          </table:table-cell>
          <table:table-cell table:style-name="ce330" office:value-type="float" office:value="20" calcext:value-type="float">
            <text:p>20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office:value-type="float" office:value="11840975" calcext:value-type="float">
            <text:p>11.840.975</text:p>
          </table:table-cell>
          <table:table-cell table:style-name="ce176"/>
          <table:table-cell table:style-name="ce176" office:value-type="float" office:value="2960243" calcext:value-type="float">
            <text:p>2.960.243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59" calcext:value-type="float">
            <text:p>759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76" office:value-type="string" calcext:value-type="string">
            <text:p>HEX-Rakete V</text:p>
          </table:table-cell>
          <table:table-cell table:style-name="ce12" office:value-type="string" calcext:value-type="string">
            <text:p>HEX-Rakete IV</text:p>
          </table:table-cell>
          <table:table-cell table:style-name="ce12" office:value-type="string" calcext:value-type="string">
            <text:p>Streurakete V</text:p>
          </table:table-cell>
          <table:table-cell table:style-name="ce12" office:value-type="string" calcext:value-type="string">
            <text:p>Waffenlabor IX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765" calcext:value-type="float">
            <text:p>765</text:p>
          </table:table-cell>
          <table:table-cell table:style-name="ce12" office:value-type="float" office:value="32" calcext:value-type="float">
            <text:p>32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0" office:value-type="float" office:value="350" calcext:value-type="float">
            <text:p>350</text:p>
          </table:table-cell>
          <table:table-cell table:style-name="ce330" office:value-type="float" office:value="20" calcext:value-type="float">
            <text:p>20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Jägerstaffel</text:p>
          </table:table-cell>
          <table:table-cell table:style-name="ce377" office:value-type="string" calcext:value-type="string">
            <text:p>Jägerstaffel I</text:p>
          </table:table-cell>
          <table:table-cell table:style-name="ce12" office:value-type="string" calcext:value-type="string">
            <text:p>Störstrahler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56" calcext:value-type="float">
            <text:p>56</text:p>
          </table:table-cell>
          <table:table-cell table:style-name="ce330" table:number-columns-repeated="2"/>
          <table:table-cell table:style-name="ce12" office:value-type="float" office:value="2000" calcext:value-type="float">
            <text:p>2000</text:p>
          </table:table-cell>
          <table:table-cell table:style-name="ce330" table:number-columns-repeated="2"/>
          <table:table-cell table:style-name="ce330" office:value-type="float" office:value="15" calcext:value-type="float">
            <text:p>15</text:p>
          </table:table-cell>
          <table:table-cell table:style-name="ce330" office:value-type="float" office:value="7500" calcext:value-type="float">
            <text:p>7500</text:p>
          </table:table-cell>
          <table:table-cell table:style-name="ce330" office:value-type="float" office:value="500" calcext:value-type="float">
            <text:p>500</text:p>
          </table:table-cell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office:value-type="float" office:value="912000" calcext:value-type="float">
            <text:p>912.000</text:p>
          </table:table-cell>
          <table:table-cell table:style-name="ce176"/>
          <table:table-cell table:style-name="ce176" office:value-type="float" office:value="48000" calcext:value-type="float">
            <text:p>48.000</text:p>
          </table:table-cell>
          <table:table-cell table:style-name="ce176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32" calcext:value-type="float">
            <text:p>3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90" calcext:value-type="float">
            <text:p>90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Jägerstaffel</text:p>
          </table:table-cell>
          <table:table-cell table:style-name="ce378" office:value-type="string" calcext:value-type="string">
            <text:p>Jägerstaffel II</text:p>
          </table:table-cell>
          <table:table-cell table:style-name="ce12" office:value-type="string" calcext:value-type="string">
            <text:p>Jägerstaffel I</text:p>
          </table:table-cell>
          <table:table-cell table:style-name="ce12" office:value-type="string" calcext:value-type="string">
            <text:p>Polaronenstr.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545" calcext:value-type="float">
            <text:p>545</text:p>
          </table:table-cell>
          <table:table-cell table:style-name="ce12" office:value-type="float" office:value="78" calcext:value-type="float">
            <text:p>78</text:p>
          </table:table-cell>
          <table:table-cell table:style-name="ce330" table:number-columns-repeated="2"/>
          <table:table-cell table:style-name="ce12" office:value-type="float" office:value="2000" calcext:value-type="float">
            <text:p>2000</text:p>
          </table:table-cell>
          <table:table-cell table:style-name="ce330" table:number-columns-repeated="2"/>
          <table:table-cell table:style-name="ce330" office:value-type="float" office:value="15" calcext:value-type="float">
            <text:p>15</text:p>
          </table:table-cell>
          <table:table-cell table:style-name="ce330" office:value-type="float" office:value="7500" calcext:value-type="float">
            <text:p>7500</text:p>
          </table:table-cell>
          <table:table-cell table:style-name="ce330" office:value-type="float" office:value="500" calcext:value-type="float">
            <text:p>500</text:p>
          </table:table-cell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office:value-type="float" office:value="3366000" calcext:value-type="float">
            <text:p>3.366.000</text:p>
          </table:table-cell>
          <table:table-cell table:style-name="ce176"/>
          <table:table-cell table:style-name="ce176" office:value-type="float" office:value="594000" calcext:value-type="float">
            <text:p>594.000</text:p>
          </table:table-cell>
          <table:table-cell table:style-name="ce176"/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34" calcext:value-type="float">
            <text:p>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0" calcext:value-type="float">
            <text:p>190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Jägerstaffel</text:p>
          </table:table-cell>
          <table:table-cell table:style-name="ce379" office:value-type="string" calcext:value-type="string">
            <text:p>Jägerstaffel III</text:p>
          </table:table-cell>
          <table:table-cell table:style-name="ce12" office:value-type="string" calcext:value-type="string">
            <text:p>Jägerstaffel II</text:p>
          </table:table-cell>
          <table:table-cell table:style-name="ce12" office:value-type="string" calcext:value-type="string">
            <text:p>Polaronenstr.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765" calcext:value-type="float">
            <text:p>765</text:p>
          </table:table-cell>
          <table:table-cell table:style-name="ce12" office:value-type="float" office:value="110" calcext:value-type="float">
            <text:p>110</text:p>
          </table:table-cell>
          <table:table-cell table:style-name="ce330" table:number-columns-repeated="2"/>
          <table:table-cell table:style-name="ce12" office:value-type="float" office:value="2000" calcext:value-type="float">
            <text:p>2000</text:p>
          </table:table-cell>
          <table:table-cell table:style-name="ce330" table:number-columns-repeated="2"/>
          <table:table-cell table:style-name="ce330" office:value-type="float" office:value="15" calcext:value-type="float">
            <text:p>15</text:p>
          </table:table-cell>
          <table:table-cell table:style-name="ce330" office:value-type="float" office:value="7500" calcext:value-type="float">
            <text:p>7500</text:p>
          </table:table-cell>
          <table:table-cell table:style-name="ce330" office:value-type="float" office:value="500" calcext:value-type="float">
            <text:p>500</text:p>
          </table:table-cell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80" office:value-type="string" calcext:value-type="string">
            <text:p>Massegesch. I</text:p>
          </table:table-cell>
          <table:table-cell table:style-name="ce12" office:value-type="string" calcext:value-type="string">
            <text:p>Gaußgeschütz I</text:p>
          </table:table-cell>
          <table:table-cell table:style-name="ce12" office:value-type="string" calcext:value-type="string">
            <text:p>Waffenlabor V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11" calcext:value-type="float">
            <text:p>11</text:p>
          </table:table-cell>
          <table:table-cell table:style-name="ce330" office:value-type="float" office:value="2500" calcext:value-type="float">
            <text:p>2500</text:p>
          </table:table-cell>
          <table:table-cell table:style-name="ce330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81" office:value-type="string" calcext:value-type="string">
            <text:p>Massegesch. II</text:p>
          </table:table-cell>
          <table:table-cell table:style-name="ce12" office:value-type="string" calcext:value-type="string">
            <text:p>Massegesch. I</text:p>
          </table:table-cell>
          <table:table-cell table:style-name="ce12" office:value-type="string" calcext:value-type="string">
            <text:p>Gaußgeschütz II</text:p>
          </table:table-cell>
          <table:table-cell table:style-name="ce12" office:value-type="string" calcext:value-type="string">
            <text:p>Waffenlabor VI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330" calcext:value-type="float">
            <text:p>330</text:p>
          </table:table-cell>
          <table:table-cell table:style-name="ce12" office:value-type="float" office:value="15" calcext:value-type="float">
            <text:p>15</text:p>
          </table:table-cell>
          <table:table-cell table:style-name="ce330" office:value-type="float" office:value="2500" calcext:value-type="float">
            <text:p>2500</text:p>
          </table:table-cell>
          <table:table-cell table:style-name="ce330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office:value-type="float" office:value="8675033" calcext:value-type="float">
            <text:p>8.675.033</text:p>
          </table:table-cell>
          <table:table-cell table:style-name="ce176"/>
          <table:table-cell table:style-name="ce176" office:value-type="float" office:value="2168758" calcext:value-type="float">
            <text:p>2.168.758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56" calcext:value-type="float">
            <text:p>5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538" calcext:value-type="float">
            <text:p>538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82" office:value-type="string" calcext:value-type="string">
            <text:p>Massegesch. III</text:p>
          </table:table-cell>
          <table:table-cell table:style-name="ce12" office:value-type="string" calcext:value-type="string">
            <text:p>Massegesch. II</text:p>
          </table:table-cell>
          <table:table-cell table:style-name="ce12" office:value-type="string" calcext:value-type="string">
            <text:p>Gaußgeschütz III</text:p>
          </table:table-cell>
          <table:table-cell table:style-name="ce12" office:value-type="string" calcext:value-type="string">
            <text:p>Waffenlabor IX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495" calcext:value-type="float">
            <text:p>495</text:p>
          </table:table-cell>
          <table:table-cell table:style-name="ce12" office:value-type="float" office:value="20" calcext:value-type="float">
            <text:p>20</text:p>
          </table:table-cell>
          <table:table-cell table:style-name="ce330" office:value-type="float" office:value="2500" calcext:value-type="float">
            <text:p>2500</text:p>
          </table:table-cell>
          <table:table-cell table:style-name="ce330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83" office:value-type="string" calcext:value-type="string">
            <text:p>Massegesch. IV</text:p>
          </table:table-cell>
          <table:table-cell table:style-name="ce12" office:value-type="string" calcext:value-type="string">
            <text:p>Massegesch. III</text:p>
          </table:table-cell>
          <table:table-cell table:style-name="ce12" office:value-type="string" calcext:value-type="string">
            <text:p>Gaußgeschütz IV</text:p>
          </table:table-cell>
          <table:table-cell table:style-name="ce12" office:value-type="string" calcext:value-type="string">
            <text:p>Waffenlabor X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745" calcext:value-type="float">
            <text:p>745</text:p>
          </table:table-cell>
          <table:table-cell table:style-name="ce12" office:value-type="float" office:value="27" calcext:value-type="float">
            <text:p>27</text:p>
          </table:table-cell>
          <table:table-cell table:style-name="ce330" office:value-type="float" office:value="2500" calcext:value-type="float">
            <text:p>2500</text:p>
          </table:table-cell>
          <table:table-cell table:style-name="ce330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84" office:value-type="string" calcext:value-type="string">
            <text:p>Massegesch. V</text:p>
          </table:table-cell>
          <table:table-cell table:style-name="ce12" office:value-type="string" calcext:value-type="string">
            <text:p>Massegesch. IV</text:p>
          </table:table-cell>
          <table:table-cell table:style-name="ce12" office:value-type="string" calcext:value-type="string">
            <text:p>Gaußgeschütz V</text:p>
          </table:table-cell>
          <table:table-cell table:style-name="ce12" office:value-type="string" calcext:value-type="string">
            <text:p>Waffenlabor X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37" calcext:value-type="float">
            <text:p>37</text:p>
          </table:table-cell>
          <table:table-cell table:style-name="ce330" office:value-type="float" office:value="2500" calcext:value-type="float">
            <text:p>2500</text:p>
          </table:table-cell>
          <table:table-cell table:style-name="ce330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85" office:value-type="string" calcext:value-type="string">
            <text:p>Plasmatorpedo I</text:p>
          </table:table-cell>
          <table:table-cell table:style-name="ce12" office:value-type="string" calcext:value-type="string">
            <text:p>HEX-Rakete I</text:p>
          </table:table-cell>
          <table:table-cell table:style-name="ce12" office:value-type="string" calcext:value-type="string">
            <text:p>Waffenlabor V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5" calcext:value-type="float">
            <text:p>15</text:p>
          </table:table-cell>
          <table:table-cell table:style-name="ce330" office:value-type="float" office:value="2850" calcext:value-type="float">
            <text:p>2850</text:p>
          </table:table-cell>
          <table:table-cell table:style-name="ce330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330" office:value-type="float" office:value="500" calcext:value-type="float">
            <text:p>500</text:p>
          </table:table-cell>
          <table:table-cell table:style-name="ce330" office:value-type="float" office:value="15" calcext:value-type="float">
            <text:p>15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office:value-type="float" office:value="1156608" calcext:value-type="float">
            <text:p>1.156.608</text:p>
          </table:table-cell>
          <table:table-cell table:style-name="ce176"/>
          <table:table-cell table:style-name="ce176" office:value-type="float" office:value="128512" calcext:value-type="float">
            <text:p>128.512</text:p>
          </table:table-cell>
          <table:table-cell table:style-name="ce176"/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2" calcext:value-type="float">
            <text:p>152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86" office:value-type="string" calcext:value-type="string">
            <text:p>Plasmatorpedo II</text:p>
          </table:table-cell>
          <table:table-cell table:style-name="ce12" office:value-type="string" calcext:value-type="string">
            <text:p>Plasmatorpedo I</text:p>
          </table:table-cell>
          <table:table-cell table:style-name="ce12" office:value-type="string" calcext:value-type="string">
            <text:p>HEX-Rakete II</text:p>
          </table:table-cell>
          <table:table-cell table:style-name="ce12" office:value-type="string" calcext:value-type="string">
            <text:p>Waffenlabor V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9" calcext:value-type="float">
            <text:p>19</text:p>
          </table:table-cell>
          <table:table-cell table:style-name="ce330" office:value-type="float" office:value="2850" calcext:value-type="float">
            <text:p>2850</text:p>
          </table:table-cell>
          <table:table-cell table:style-name="ce330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330" office:value-type="float" office:value="500" calcext:value-type="float">
            <text:p>500</text:p>
          </table:table-cell>
          <table:table-cell table:style-name="ce330" office:value-type="float" office:value="15" calcext:value-type="float">
            <text:p>15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office:value-type="float" office:value="3419380" calcext:value-type="float">
            <text:p>3.419.380</text:p>
          </table:table-cell>
          <table:table-cell table:style-name="ce176"/>
          <table:table-cell table:style-name="ce176" office:value-type="float" office:value="603420" calcext:value-type="float">
            <text:p>603.420</text:p>
          </table:table-cell>
          <table:table-cell table:style-name="ce176"/>
          <table:table-cell table:style-name="ce176" office:value-type="float" office:value="15" calcext:value-type="float">
            <text:p>15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5" calcext:value-type="float">
            <text:p>305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87" office:value-type="string" calcext:value-type="string">
            <text:p>Plasmatorpedo III</text:p>
          </table:table-cell>
          <table:table-cell table:style-name="ce12" office:value-type="string" calcext:value-type="string">
            <text:p>Plasmatorpedo II</text:p>
          </table:table-cell>
          <table:table-cell table:style-name="ce12" office:value-type="string" calcext:value-type="string">
            <text:p>HEX-Rakete III</text:p>
          </table:table-cell>
          <table:table-cell table:style-name="ce12" office:value-type="string" calcext:value-type="string">
            <text:p>Waffenlabor VI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675" calcext:value-type="float">
            <text:p>675</text:p>
          </table:table-cell>
          <table:table-cell table:style-name="ce12" office:value-type="float" office:value="24" calcext:value-type="float">
            <text:p>24</text:p>
          </table:table-cell>
          <table:table-cell table:style-name="ce330" office:value-type="float" office:value="2850" calcext:value-type="float">
            <text:p>2850</text:p>
          </table:table-cell>
          <table:table-cell table:style-name="ce330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330" office:value-type="float" office:value="500" calcext:value-type="float">
            <text:p>500</text:p>
          </table:table-cell>
          <table:table-cell table:style-name="ce330" office:value-type="float" office:value="15" calcext:value-type="float">
            <text:p>15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office:value-type="float" office:value="8585599" calcext:value-type="float">
            <text:p>8.585.599</text:p>
          </table:table-cell>
          <table:table-cell table:style-name="ce176"/>
          <table:table-cell table:style-name="ce176" office:value-type="float" office:value="2146400" calcext:value-type="float">
            <text:p>2.146.400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12" calcext:value-type="float">
            <text:p>612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88" office:value-type="string" calcext:value-type="string">
            <text:p>Plasmatorpedo IV</text:p>
          </table:table-cell>
          <table:table-cell table:style-name="ce12" office:value-type="string" calcext:value-type="string">
            <text:p>Plasmatorpedo III</text:p>
          </table:table-cell>
          <table:table-cell table:style-name="ce12" office:value-type="string" calcext:value-type="string">
            <text:p>HEX-Rakete IV</text:p>
          </table:table-cell>
          <table:table-cell table:style-name="ce12" office:value-type="string" calcext:value-type="string">
            <text:p>Waffenlabor IX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015" calcext:value-type="float">
            <text:p>1015</text:p>
          </table:table-cell>
          <table:table-cell table:style-name="ce12" office:value-type="float" office:value="31" calcext:value-type="float">
            <text:p>31</text:p>
          </table:table-cell>
          <table:table-cell table:style-name="ce330" office:value-type="float" office:value="2850" calcext:value-type="float">
            <text:p>2850</text:p>
          </table:table-cell>
          <table:table-cell table:style-name="ce330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330" office:value-type="float" office:value="500" calcext:value-type="float">
            <text:p>500</text:p>
          </table:table-cell>
          <table:table-cell table:style-name="ce330" office:value-type="float" office:value="15" calcext:value-type="float">
            <text:p>15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89" office:value-type="string" calcext:value-type="string">
            <text:p>Plasmatorpedo V</text:p>
          </table:table-cell>
          <table:table-cell table:style-name="ce12" office:value-type="string" calcext:value-type="string">
            <text:p>Plasmatorpedo IV</text:p>
          </table:table-cell>
          <table:table-cell table:style-name="ce12" office:value-type="string" calcext:value-type="string">
            <text:p>HEX-Rakete V</text:p>
          </table:table-cell>
          <table:table-cell table:style-name="ce12" office:value-type="string" calcext:value-type="string">
            <text:p>Waffenlabor IX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525" calcext:value-type="float">
            <text:p>1525</text:p>
          </table:table-cell>
          <table:table-cell table:style-name="ce12" office:value-type="float" office:value="40" calcext:value-type="float">
            <text:p>40</text:p>
          </table:table-cell>
          <table:table-cell table:style-name="ce330" office:value-type="float" office:value="2850" calcext:value-type="float">
            <text:p>2850</text:p>
          </table:table-cell>
          <table:table-cell table:style-name="ce330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330" office:value-type="float" office:value="500" calcext:value-type="float">
            <text:p>500</text:p>
          </table:table-cell>
          <table:table-cell table:style-name="ce330" office:value-type="float" office:value="15" calcext:value-type="float">
            <text:p>15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390" office:value-type="string" calcext:value-type="string">
            <text:p>Polaronenstr. I</text:p>
          </table:table-cell>
          <table:table-cell table:style-name="ce12" office:value-type="string" calcext:value-type="string">
            <text:p>Störstrahler I</text:p>
          </table:table-cell>
          <table:table-cell table:style-name="ce12" office:value-type="string" calcext:value-type="string">
            <text:p>Waffenlabor V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1" calcext:value-type="float">
            <text:p>11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office:value-type="float" office:value="1934087" calcext:value-type="float">
            <text:p>1.934.087</text:p>
          </table:table-cell>
          <table:table-cell table:style-name="ce176"/>
          <table:table-cell table:style-name="ce176" office:value-type="float" office:value="341310" calcext:value-type="float">
            <text:p>341.310</text:p>
          </table:table-cell>
          <table:table-cell table:style-name="ce176"/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2" calcext:value-type="float">
            <text:p>152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391" office:value-type="string" calcext:value-type="string">
            <text:p>Polaronenstr. II</text:p>
          </table:table-cell>
          <table:table-cell table:style-name="ce12" office:value-type="string" calcext:value-type="string">
            <text:p>Polaronenstr. I</text:p>
          </table:table-cell>
          <table:table-cell table:style-name="ce12" office:value-type="string" calcext:value-type="string">
            <text:p>Störstrahler II</text:p>
          </table:table-cell>
          <table:table-cell table:style-name="ce12" office:value-type="string" calcext:value-type="string">
            <text:p>Waffenlabor VI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14" calcext:value-type="float">
            <text:p>14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office:value-type="float" office:value="4453781" calcext:value-type="float">
            <text:p>4.453.781</text:p>
          </table:table-cell>
          <table:table-cell table:style-name="ce176"/>
          <table:table-cell table:style-name="ce176" office:value-type="float" office:value="1113445" calcext:value-type="float">
            <text:p>1.113.445</text:p>
          </table:table-cell>
          <table:table-cell table:style-name="ce176"/>
          <table:table-cell table:style-name="ce176" office:value-type="float" office:value="15" calcext:value-type="float">
            <text:p>15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5" calcext:value-type="float">
            <text:p>305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392" office:value-type="string" calcext:value-type="string">
            <text:p>Polaronenstr. III</text:p>
          </table:table-cell>
          <table:table-cell table:style-name="ce12" office:value-type="string" calcext:value-type="string">
            <text:p>Polaronenstr. II</text:p>
          </table:table-cell>
          <table:table-cell table:style-name="ce12" office:value-type="string" calcext:value-type="string">
            <text:p>Störstrahler III</text:p>
          </table:table-cell>
          <table:table-cell table:style-name="ce12" office:value-type="string" calcext:value-type="string">
            <text:p>Waffenlabor IX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205" calcext:value-type="float">
            <text:p>205</text:p>
          </table:table-cell>
          <table:table-cell table:style-name="ce12" office:value-type="float" office:value="18" calcext:value-type="float">
            <text:p>18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393" office:value-type="string" calcext:value-type="string">
            <text:p>Polaronenstr. IV</text:p>
          </table:table-cell>
          <table:table-cell table:style-name="ce12" office:value-type="string" calcext:value-type="string">
            <text:p>Polaronenstr. III</text:p>
          </table:table-cell>
          <table:table-cell table:style-name="ce12" office:value-type="string" calcext:value-type="string">
            <text:p>Störstrahler IV</text:p>
          </table:table-cell>
          <table:table-cell table:style-name="ce12" office:value-type="string" calcext:value-type="string">
            <text:p>Waffenlabor X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310" calcext:value-type="float">
            <text:p>310</text:p>
          </table:table-cell>
          <table:table-cell table:style-name="ce12" office:value-type="float" office:value="23" calcext:value-type="float">
            <text:p>23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394" office:value-type="string" calcext:value-type="string">
            <text:p>Polaronenstr. V</text:p>
          </table:table-cell>
          <table:table-cell table:style-name="ce12" office:value-type="string" calcext:value-type="string">
            <text:p>Polaronenstr. IV</text:p>
          </table:table-cell>
          <table:table-cell table:style-name="ce12" office:value-type="string" calcext:value-type="string">
            <text:p>Störstrahler V</text:p>
          </table:table-cell>
          <table:table-cell table:style-name="ce12" office:value-type="string" calcext:value-type="string">
            <text:p>Waffenlabor X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465" calcext:value-type="float">
            <text:p>465</text:p>
          </table:table-cell>
          <table:table-cell table:style-name="ce12" office:value-type="float" office:value="29" calcext:value-type="float">
            <text:p>29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395" office:value-type="string" calcext:value-type="string">
            <text:p>Pulsstrahler I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396" office:value-type="string" calcext:value-type="string">
            <text:p>Pulsstrahler II</text:p>
          </table:table-cell>
          <table:table-cell table:style-name="ce12" office:value-type="string" calcext:value-type="string">
            <text:p>Pulsstrahler 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office:value-type="float" office:value="1236" calcext:value-type="float">
            <text:p>1.236</text:p>
          </table:table-cell>
          <table:table-cell table:style-name="ce176" table:number-columns-repeated="5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397" office:value-type="string" calcext:value-type="string">
            <text:p>Pulsstrahler III</text:p>
          </table:table-cell>
          <table:table-cell table:style-name="ce12" office:value-type="string" calcext:value-type="string">
            <text:p>Pulsstrahler II</text:p>
          </table:table-cell>
          <table:table-cell table:style-name="ce12" office:value-type="string" calcext:value-type="string">
            <text:p>Waffenlabor 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8" calcext:value-type="float">
            <text:p>8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office:value-type="float" office:value="4945" calcext:value-type="float">
            <text:p>4.945</text:p>
          </table:table-cell>
          <table:table-cell table:style-name="ce176" table:number-columns-repeated="4"/>
          <table:table-cell table:style-name="ce176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398" office:value-type="string" calcext:value-type="string">
            <text:p>Pulsstrahler IV</text:p>
          </table:table-cell>
          <table:table-cell table:style-name="ce12" office:value-type="string" calcext:value-type="string">
            <text:p>Pulsstrahler III</text:p>
          </table:table-cell>
          <table:table-cell table:style-name="ce12" office:value-type="string" calcext:value-type="string">
            <text:p>Waffenlabor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2" calcext:value-type="float">
            <text:p>12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office:value-type="float" office:value="19780" calcext:value-type="float">
            <text:p>19.780</text:p>
          </table:table-cell>
          <table:table-cell table:style-name="ce176" table:number-columns-repeated="4"/>
          <table:table-cell table:style-name="ce176" office:value-type="float" office:value="10" calcext:value-type="float">
            <text:p>1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" calcext:value-type="float">
            <text:p>2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399" office:value-type="string" calcext:value-type="string">
            <text:p>Pulsstrahler V</text:p>
          </table:table-cell>
          <table:table-cell table:style-name="ce12" office:value-type="string" calcext:value-type="string">
            <text:p>Pulsstrahler IV</text:p>
          </table:table-cell>
          <table:table-cell table:style-name="ce12" office:value-type="string" calcext:value-type="string">
            <text:p>Waffenlabor IV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20" calcext:value-type="float">
            <text:p>20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office:value-type="float" office:value="79115" calcext:value-type="float">
            <text:p>79.115</text:p>
          </table:table-cell>
          <table:table-cell table:style-name="ce176" table:number-columns-repeated="4"/>
          <table:table-cell table:style-name="ce176" office:value-type="float" office:value="21" calcext:value-type="float">
            <text:p>21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400" office:value-type="string" calcext:value-type="string">
            <text:p>Schienenges. I</text:p>
          </table:table-cell>
          <table:table-cell table:style-name="ce12" office:value-type="string" calcext:value-type="string">
            <text:p>Pulsstrahler II</text:p>
          </table:table-cell>
          <table:table-cell table:style-name="ce12" office:value-type="string" calcext:value-type="string">
            <text:p>Magnetkanone I</text:p>
          </table:table-cell>
          <table:table-cell table:style-name="ce12" office:value-type="string" calcext:value-type="string">
            <text:p>Waffenlabor 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" calcext:value-type="float">
            <text:p>5</text:p>
          </table:table-cell>
          <table:table-cell table:style-name="ce330" office:value-type="float" office:value="2000" calcext:value-type="float">
            <text:p>2000</text:p>
          </table:table-cell>
          <table:table-cell table:style-name="ce330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office:value-type="float" office:value="7452" calcext:value-type="float">
            <text:p>7.452</text:p>
          </table:table-cell>
          <table:table-cell table:style-name="ce176" table:number-columns-repeated="4"/>
          <table:table-cell table:style-name="ce176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401" office:value-type="string" calcext:value-type="string">
            <text:p>Schienenges. II</text:p>
          </table:table-cell>
          <table:table-cell table:style-name="ce12" office:value-type="string" calcext:value-type="string">
            <text:p>Schienenges. I</text:p>
          </table:table-cell>
          <table:table-cell table:style-name="ce12" office:value-type="string" calcext:value-type="string">
            <text:p>Waffenlabor 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6" calcext:value-type="float">
            <text:p>6</text:p>
          </table:table-cell>
          <table:table-cell table:style-name="ce330" office:value-type="float" office:value="2000" calcext:value-type="float">
            <text:p>2000</text:p>
          </table:table-cell>
          <table:table-cell table:style-name="ce330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office:value-type="float" office:value="29808" calcext:value-type="float">
            <text:p>29.808</text:p>
          </table:table-cell>
          <table:table-cell table:style-name="ce176" table:number-columns-repeated="4"/>
          <table:table-cell table:style-name="ce17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402" office:value-type="string" calcext:value-type="string">
            <text:p>Schienenges. III</text:p>
          </table:table-cell>
          <table:table-cell table:style-name="ce12" office:value-type="string" calcext:value-type="string">
            <text:p>Schienenges. II</text:p>
          </table:table-cell>
          <table:table-cell table:style-name="ce12" office:value-type="string" calcext:value-type="string">
            <text:p>Waffenlabor III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8" calcext:value-type="float">
            <text:p>8</text:p>
          </table:table-cell>
          <table:table-cell table:style-name="ce330" office:value-type="float" office:value="2000" calcext:value-type="float">
            <text:p>2000</text:p>
          </table:table-cell>
          <table:table-cell table:style-name="ce330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office:value-type="float" office:value="119224" calcext:value-type="float">
            <text:p>119.224</text:p>
          </table:table-cell>
          <table:table-cell table:style-name="ce176" table:number-columns-repeated="4"/>
          <table:table-cell table:style-name="ce176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403" office:value-type="string" calcext:value-type="string">
            <text:p>Schienenges. IV</text:p>
          </table:table-cell>
          <table:table-cell table:style-name="ce12" office:value-type="string" calcext:value-type="string">
            <text:p>Schienenges. III</text:p>
          </table:table-cell>
          <table:table-cell table:style-name="ce12" office:value-type="string" calcext:value-type="string">
            <text:p>Waffenlabor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0" calcext:value-type="float">
            <text:p>10</text:p>
          </table:table-cell>
          <table:table-cell table:style-name="ce330" office:value-type="float" office:value="2000" calcext:value-type="float">
            <text:p>2000</text:p>
          </table:table-cell>
          <table:table-cell table:style-name="ce330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office:value-type="float" office:value="476901" calcext:value-type="float">
            <text:p>476.901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" calcext:value-type="float">
            <text:p>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0" calcext:value-type="float">
            <text:p>20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404" office:value-type="string" calcext:value-type="string">
            <text:p>Schienenges. V</text:p>
          </table:table-cell>
          <table:table-cell table:style-name="ce12" office:value-type="string" calcext:value-type="string">
            <text:p>Schienenges. IV</text:p>
          </table:table-cell>
          <table:table-cell table:style-name="ce12" office:value-type="string" calcext:value-type="string">
            <text:p>Waffenlabor IV</text:p>
          </table:table-cell>
          <table:table-cell table:style-name="ce12"/>
          <table:table-cell table:style-name="ce12" office:value-type="string" calcext:value-type="string">
            <text:p>Projektil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13" calcext:value-type="float">
            <text:p>13</text:p>
          </table:table-cell>
          <table:table-cell table:style-name="ce330" office:value-type="float" office:value="2000" calcext:value-type="float">
            <text:p>2000</text:p>
          </table:table-cell>
          <table:table-cell table:style-name="ce330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office:value-type="float" office:value="1907598" calcext:value-type="float">
            <text:p>1.907.598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33" calcext:value-type="float">
            <text:p>33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30" calcext:value-type="float">
            <text:p>30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405" office:value-type="string" calcext:value-type="string">
            <text:p>Störstrahler I</text:p>
          </table:table-cell>
          <table:table-cell table:style-name="ce12" office:value-type="string" calcext:value-type="string">
            <text:p>Pulsstrahler I</text:p>
          </table:table-cell>
          <table:table-cell table:style-name="ce12" office:value-type="string" calcext:value-type="string">
            <text:p>Waffenlabor III</text:p>
          </table:table-cell>
          <table:table-cell table:style-name="ce12"/>
          <table:table-cell table:style-name="ce12" office:value-type="string" calcext:value-type="string">
            <text:p>Energie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0" calcext:value-type="float">
            <text:p>10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office:value-type="float" office:value="103538" calcext:value-type="float">
            <text:p>103.538</text:p>
          </table:table-cell>
          <table:table-cell table:style-name="ce176" table:number-columns-repeated="4"/>
          <table:table-cell table:style-name="ce176" office:value-type="float" office:value="16" calcext:value-type="float">
            <text:p>1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" calcext:value-type="float">
            <text:p>4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406" office:value-type="string" calcext:value-type="string">
            <text:p>Störstrahler II</text:p>
          </table:table-cell>
          <table:table-cell table:style-name="ce12" office:value-type="string" calcext:value-type="string">
            <text:p>Störstrahler I</text:p>
          </table:table-cell>
          <table:table-cell table:style-name="ce12" office:value-type="string" calcext:value-type="string">
            <text:p>Pulsstrahler II</text:p>
          </table:table-cell>
          <table:table-cell table:style-name="ce12" office:value-type="string" calcext:value-type="string">
            <text:p>Waffenlabor IV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4" calcext:value-type="float">
            <text:p>14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office:value-type="float" office:value="414151" calcext:value-type="float">
            <text:p>414.151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6" calcext:value-type="float">
            <text:p>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1" calcext:value-type="float">
            <text:p>21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407" office:value-type="string" calcext:value-type="string">
            <text:p>Störstrahler III</text:p>
          </table:table-cell>
          <table:table-cell table:style-name="ce12" office:value-type="string" calcext:value-type="string">
            <text:p>Störstrahler II</text:p>
          </table:table-cell>
          <table:table-cell table:style-name="ce12" office:value-type="string" calcext:value-type="string">
            <text:p>Pulsstrahler III</text:p>
          </table:table-cell>
          <table:table-cell table:style-name="ce12" office:value-type="string" calcext:value-type="string">
            <text:p>Waffenlabor V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0" calcext:value-type="float">
            <text:p>20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408" office:value-type="string" calcext:value-type="string">
            <text:p>Störstrahler IV</text:p>
          </table:table-cell>
          <table:table-cell table:style-name="ce12" office:value-type="string" calcext:value-type="string">
            <text:p>Störstrahler III</text:p>
          </table:table-cell>
          <table:table-cell table:style-name="ce12" office:value-type="string" calcext:value-type="string">
            <text:p>Pulsstrahler IV</text:p>
          </table:table-cell>
          <table:table-cell table:style-name="ce12" office:value-type="string" calcext:value-type="string">
            <text:p>Waffenlabor V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9" calcext:value-type="float">
            <text:p>29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409" office:value-type="string" calcext:value-type="string">
            <text:p>Störstrahler V</text:p>
          </table:table-cell>
          <table:table-cell table:style-name="ce12" office:value-type="string" calcext:value-type="string">
            <text:p>Störstrahler IV</text:p>
          </table:table-cell>
          <table:table-cell table:style-name="ce12" office:value-type="string" calcext:value-type="string">
            <text:p>Pulsstrahler V</text:p>
          </table:table-cell>
          <table:table-cell table:style-name="ce12" office:value-type="string" calcext:value-type="string">
            <text:p>Waffenlabor V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480" calcext:value-type="float">
            <text:p>480</text:p>
          </table:table-cell>
          <table:table-cell table:style-name="ce12" office:value-type="float" office:value="42" calcext:value-type="float">
            <text:p>42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office:value-type="float" office:value="8945640" calcext:value-type="float">
            <text:p>8.945.640</text:p>
          </table:table-cell>
          <table:table-cell table:style-name="ce176"/>
          <table:table-cell table:style-name="ce176" office:value-type="float" office:value="993960" calcext:value-type="float">
            <text:p>993.960</text:p>
          </table:table-cell>
          <table:table-cell table:style-name="ce176" table:number-columns-repeated="3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410" office:value-type="string" calcext:value-type="string">
            <text:p>Streurakete I</text:p>
          </table:table-cell>
          <table:table-cell table:style-name="ce12" office:value-type="string" calcext:value-type="string">
            <text:p>Schienenges. I</text:p>
          </table:table-cell>
          <table:table-cell table:style-name="ce12" office:value-type="string" calcext:value-type="string">
            <text:p>Waffenlabor 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0" office:value-type="float" office:value="300" calcext:value-type="float">
            <text:p>300</text:p>
          </table:table-cell>
          <table:table-cell table:style-name="ce330" office:value-type="float" office:value="20" calcext:value-type="float">
            <text:p>20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office:value-type="float" office:value="24316" calcext:value-type="float">
            <text:p>24.316</text:p>
          </table:table-cell>
          <table:table-cell table:style-name="ce176" table:number-columns-repeated="4"/>
          <table:table-cell table:style-name="ce176" office:value-type="float" office:value="4" calcext:value-type="float">
            <text:p>4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411" office:value-type="string" calcext:value-type="string">
            <text:p>Streurakete II</text:p>
          </table:table-cell>
          <table:table-cell table:style-name="ce12" office:value-type="string" calcext:value-type="string">
            <text:p>Streurakete I</text:p>
          </table:table-cell>
          <table:table-cell table:style-name="ce12" office:value-type="string" calcext:value-type="string">
            <text:p>Waffenlabor III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13" calcext:value-type="float">
            <text:p>13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0" office:value-type="float" office:value="300" calcext:value-type="float">
            <text:p>300</text:p>
          </table:table-cell>
          <table:table-cell table:style-name="ce330" office:value-type="float" office:value="20" calcext:value-type="float">
            <text:p>20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office:value-type="float" office:value="97263" calcext:value-type="float">
            <text:p>97.263</text:p>
          </table:table-cell>
          <table:table-cell table:style-name="ce176" table:number-columns-repeated="4"/>
          <table:table-cell table:style-name="ce176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412" office:value-type="string" calcext:value-type="string">
            <text:p>Streurakete III</text:p>
          </table:table-cell>
          <table:table-cell table:style-name="ce12" office:value-type="string" calcext:value-type="string">
            <text:p>Streurakete II</text:p>
          </table:table-cell>
          <table:table-cell table:style-name="ce12" office:value-type="string" calcext:value-type="string">
            <text:p>Waffenlabor I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6" calcext:value-type="float">
            <text:p>16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0" office:value-type="float" office:value="300" calcext:value-type="float">
            <text:p>300</text:p>
          </table:table-cell>
          <table:table-cell table:style-name="ce330" office:value-type="float" office:value="20" calcext:value-type="float">
            <text:p>20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office:value-type="float" office:value="389050" calcext:value-type="float">
            <text:p>389.050</text:p>
          </table:table-cell>
          <table:table-cell table:style-name="ce176" table:number-columns-repeated="4"/>
          <table:table-cell table:style-name="ce176" office:value-type="float" office:value="39" calcext:value-type="float">
            <text:p>39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12" calcext:value-type="float">
            <text:p>12</text:p>
          </table:table-cell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413" office:value-type="string" calcext:value-type="string">
            <text:p>Streurakete IV</text:p>
          </table:table-cell>
          <table:table-cell table:style-name="ce12" office:value-type="string" calcext:value-type="string">
            <text:p>Streurakete III</text:p>
          </table:table-cell>
          <table:table-cell table:style-name="ce12" office:value-type="string" calcext:value-type="string">
            <text:p>Waffenlabor 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275" calcext:value-type="float">
            <text:p>275</text:p>
          </table:table-cell>
          <table:table-cell table:style-name="ce12" office:value-type="float" office:value="20" calcext:value-type="float">
            <text:p>20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0" office:value-type="float" office:value="300" calcext:value-type="float">
            <text:p>300</text:p>
          </table:table-cell>
          <table:table-cell table:style-name="ce330" office:value-type="float" office:value="20" calcext:value-type="float">
            <text:p>20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414" office:value-type="string" calcext:value-type="string">
            <text:p>Streurakete V</text:p>
          </table:table-cell>
          <table:table-cell table:style-name="ce12" office:value-type="string" calcext:value-type="string">
            <text:p>Streurakete IV</text:p>
          </table:table-cell>
          <table:table-cell table:style-name="ce12" office:value-type="string" calcext:value-type="string">
            <text:p>Waffenlabor V</text:p>
          </table:table-cell>
          <table:table-cell table:style-name="ce12"/>
          <table:table-cell table:style-name="ce12" office:value-type="string" calcext:value-type="string">
            <text:p>Explosiv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25" calcext:value-type="float">
            <text:p>25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330" office:value-type="float" office:value="300" calcext:value-type="float">
            <text:p>300</text:p>
          </table:table-cell>
          <table:table-cell table:style-name="ce330" office:value-type="float" office:value="20" calcext:value-type="float">
            <text:p>20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office:value-type="float" office:value="2956781" calcext:value-type="float">
            <text:p>2.956.781</text:p>
          </table:table-cell>
          <table:table-cell table:style-name="ce176"/>
          <table:table-cell table:style-name="ce176" office:value-type="float" office:value="155620" calcext:value-type="float">
            <text:p>155.620</text:p>
          </table:table-cell>
          <table:table-cell table:style-name="ce176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58" calcext:value-type="float">
            <text:p>58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58" calcext:value-type="float">
            <text:p>58</text:p>
          </table:table-cell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Creepergeschütz</text:p>
          </table:table-cell>
          <table:table-cell table:style-name="ce415" office:value-type="string" calcext:value-type="string">
            <text:p>Creepergeschütz I</text:p>
          </table:table-cell>
          <table:table-cell table:style-name="ce12" office:value-type="string" calcext:value-type="string">
            <text:p>Plasmaraketen 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20" calcext:value-type="float">
            <text:p>420</text:p>
          </table:table-cell>
          <table:table-cell table:style-name="ce12" office:value-type="float" office:value="96" calcext:value-type="float">
            <text:p>96</text:p>
          </table:table-cell>
          <table:table-cell table:style-name="ce330" office:value-type="float" office:value="3500" calcext:value-type="float">
            <text:p>3500</text:p>
          </table:table-cell>
          <table:table-cell table:style-name="ce330" office:value-type="float" office:value="7600" calcext:value-type="float">
            <text:p>7600</text:p>
          </table:table-cell>
          <table:table-cell table:style-name="ce12" office:value-type="float" office:value="300" calcext:value-type="float">
            <text:p>300</text:p>
          </table:table-cell>
          <table:table-cell table:style-name="ce330" office:value-type="float" office:value="700" calcext:value-type="float">
            <text:p>700</text:p>
          </table:table-cell>
          <table:table-cell table:style-name="ce330" office:value-type="float" office:value="45" calcext:value-type="float">
            <text:p>45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Creepergeschütz</text:p>
          </table:table-cell>
          <table:table-cell table:style-name="ce416" office:value-type="string" calcext:value-type="string">
            <text:p>Creepergeschütz II</text:p>
          </table:table-cell>
          <table:table-cell table:style-name="ce12" office:value-type="string" calcext:value-type="string">
            <text:p>Fusionstorpedo 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784" calcext:value-type="float">
            <text:p>784</text:p>
          </table:table-cell>
          <table:table-cell table:style-name="ce12" office:value-type="float" office:value="132" calcext:value-type="float">
            <text:p>132</text:p>
          </table:table-cell>
          <table:table-cell table:style-name="ce330" office:value-type="float" office:value="3500" calcext:value-type="float">
            <text:p>3500</text:p>
          </table:table-cell>
          <table:table-cell table:style-name="ce330" office:value-type="float" office:value="7600" calcext:value-type="float">
            <text:p>7600</text:p>
          </table:table-cell>
          <table:table-cell table:style-name="ce12" office:value-type="float" office:value="300" calcext:value-type="float">
            <text:p>300</text:p>
          </table:table-cell>
          <table:table-cell table:style-name="ce330" office:value-type="float" office:value="700" calcext:value-type="float">
            <text:p>700</text:p>
          </table:table-cell>
          <table:table-cell table:style-name="ce330" office:value-type="float" office:value="45" calcext:value-type="float">
            <text:p>45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Creepergeschütz</text:p>
          </table:table-cell>
          <table:table-cell table:style-name="ce417" office:value-type="string" calcext:value-type="string">
            <text:p>Creepergeschütz III</text:p>
          </table:table-cell>
          <table:table-cell table:style-name="ce12" office:value-type="string" calcext:value-type="string">
            <text:p>Fusionstorpedo IV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95" calcext:value-type="float">
            <text:p>195</text:p>
          </table:table-cell>
          <table:table-cell table:style-name="ce330" office:value-type="float" office:value="3500" calcext:value-type="float">
            <text:p>3500</text:p>
          </table:table-cell>
          <table:table-cell table:style-name="ce330" office:value-type="float" office:value="7600" calcext:value-type="float">
            <text:p>7600</text:p>
          </table:table-cell>
          <table:table-cell table:style-name="ce12" office:value-type="float" office:value="300" calcext:value-type="float">
            <text:p>300</text:p>
          </table:table-cell>
          <table:table-cell table:style-name="ce330" office:value-type="float" office:value="700" calcext:value-type="float">
            <text:p>700</text:p>
          </table:table-cell>
          <table:table-cell table:style-name="ce330" office:value-type="float" office:value="45" calcext:value-type="float">
            <text:p>45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Gladiusturm</text:p>
          </table:table-cell>
          <table:table-cell table:style-name="ce418" office:value-type="string" calcext:value-type="string">
            <text:p>Gladiusturm I</text:p>
          </table:table-cell>
          <table:table-cell table:style-name="ce12" office:value-type="string" calcext:value-type="string">
            <text:p>Magnetkanone I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530" calcext:value-type="float">
            <text:p>530</text:p>
          </table:table-cell>
          <table:table-cell table:style-name="ce12" office:value-type="float" office:value="33" calcext:value-type="float">
            <text:p>33</text:p>
          </table:table-cell>
          <table:table-cell table:style-name="ce330" office:value-type="float" office:value="5000" calcext:value-type="float">
            <text:p>5000</text:p>
          </table:table-cell>
          <table:table-cell table:style-name="ce330" office:value-type="float" office:value="9000" calcext:value-type="float">
            <text:p>90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Gladiusturm</text:p>
          </table:table-cell>
          <table:table-cell table:style-name="ce419" office:value-type="string" calcext:value-type="string">
            <text:p>Gladiusturm II</text:p>
          </table:table-cell>
          <table:table-cell table:style-name="ce12" office:value-type="string" calcext:value-type="string">
            <text:p>Massebeschl. 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945" calcext:value-type="float">
            <text:p>945</text:p>
          </table:table-cell>
          <table:table-cell table:style-name="ce12" office:value-type="float" office:value="59" calcext:value-type="float">
            <text:p>59</text:p>
          </table:table-cell>
          <table:table-cell table:style-name="ce330" office:value-type="float" office:value="5000" calcext:value-type="float">
            <text:p>5000</text:p>
          </table:table-cell>
          <table:table-cell table:style-name="ce330" office:value-type="float" office:value="9000" calcext:value-type="float">
            <text:p>90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Gladiusturm</text:p>
          </table:table-cell>
          <table:table-cell table:style-name="ce420" office:value-type="string" calcext:value-type="string">
            <text:p>Gladiusturm III</text:p>
          </table:table-cell>
          <table:table-cell table:style-name="ce12" office:value-type="string" calcext:value-type="string">
            <text:p>Massebeschl. I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1530" calcext:value-type="float">
            <text:p>1530</text:p>
          </table:table-cell>
          <table:table-cell table:style-name="ce12" office:value-type="float" office:value="96" calcext:value-type="float">
            <text:p>96</text:p>
          </table:table-cell>
          <table:table-cell table:style-name="ce330" office:value-type="float" office:value="5000" calcext:value-type="float">
            <text:p>5000</text:p>
          </table:table-cell>
          <table:table-cell table:style-name="ce330" office:value-type="float" office:value="9000" calcext:value-type="float">
            <text:p>90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Tachyonenstrahler</text:p>
          </table:table-cell>
          <table:table-cell table:style-name="ce421" office:value-type="string" calcext:value-type="string">
            <text:p>Tachyonenstrahler I</text:p>
          </table:table-cell>
          <table:table-cell table:style-name="ce12" office:value-type="string" calcext:value-type="string">
            <text:p>Thermalstrahl 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88" calcext:value-type="float">
            <text:p>88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4700" calcext:value-type="float">
            <text:p>47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Tachyonenstrahler</text:p>
          </table:table-cell>
          <table:table-cell table:style-name="ce422" office:value-type="string" calcext:value-type="string">
            <text:p>Tachyonenstrahler II</text:p>
          </table:table-cell>
          <table:table-cell table:style-name="ce12" office:value-type="string" calcext:value-type="string">
            <text:p>Gravitationsk. 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90" calcext:value-type="float">
            <text:p>790</text:p>
          </table:table-cell>
          <table:table-cell table:style-name="ce12" office:value-type="float" office:value="133" calcext:value-type="float">
            <text:p>133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4700" calcext:value-type="float">
            <text:p>47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Tachyonenstrahler</text:p>
          </table:table-cell>
          <table:table-cell table:style-name="ce423" office:value-type="string" calcext:value-type="string">
            <text:p>Tachyonenstrahler III</text:p>
          </table:table-cell>
          <table:table-cell table:style-name="ce12" office:value-type="string" calcext:value-type="string">
            <text:p>Gravitationsk.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780" calcext:value-type="float">
            <text:p>1780</text:p>
          </table:table-cell>
          <table:table-cell table:style-name="ce12" office:value-type="float" office:value="204" calcext:value-type="float">
            <text:p>204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4700" calcext:value-type="float">
            <text:p>47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ECHO-Strahlturm</text:p>
          </table:table-cell>
          <table:table-cell table:style-name="ce424" office:value-type="string" calcext:value-type="string">
            <text:p>ECHO-Strahlturm I</text:p>
          </table:table-cell>
          <table:table-cell table:style-name="ce12" office:value-type="string" calcext:value-type="string">
            <text:p>Waffenlabor V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47" calcext:value-type="float">
            <text:p>347</text:p>
          </table:table-cell>
          <table:table-cell table:style-name="ce12" office:value-type="float" office:value="66" calcext:value-type="float">
            <text:p>66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4200" calcext:value-type="float">
            <text:p>42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0" table:number-columns-repeated="5"/>
          <table:table-cell table:style-name="ce179" table:number-columns-repeated="3"/>
          <table:table-cell table:style-name="ce330" office:value-type="float" office:value="4" calcext:value-type="float">
            <text:p>4</text:p>
          </table:table-cell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ECHO-Strahlturm</text:p>
          </table:table-cell>
          <table:table-cell table:style-name="ce425" office:value-type="string" calcext:value-type="string">
            <text:p>ECHO-Strahlturm II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11" calcext:value-type="float">
            <text:p>711</text:p>
          </table:table-cell>
          <table:table-cell table:style-name="ce12" office:value-type="float" office:value="100" calcext:value-type="float">
            <text:p>100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4200" calcext:value-type="float">
            <text:p>42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0" table:number-columns-repeated="5"/>
          <table:table-cell table:style-name="ce179" table:number-columns-repeated="3"/>
          <table:table-cell table:style-name="ce330" office:value-type="float" office:value="4" calcext:value-type="float">
            <text:p>4</text:p>
          </table:table-cell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ECHO-Strahlturm</text:p>
          </table:table-cell>
          <table:table-cell table:style-name="ce426" office:value-type="string" calcext:value-type="string">
            <text:p>ECHO-Strahlturm III</text:p>
          </table:table-cell>
          <table:table-cell table:style-name="ce12" office:value-type="string" calcext:value-type="string">
            <text:p>Waffenlabor X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602" calcext:value-type="float">
            <text:p>1602</text:p>
          </table:table-cell>
          <table:table-cell table:style-name="ce12" office:value-type="float" office:value="153" calcext:value-type="float">
            <text:p>153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4200" calcext:value-type="float">
            <text:p>42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0" table:number-columns-repeated="5"/>
          <table:table-cell table:style-name="ce179" table:number-columns-repeated="3"/>
          <table:table-cell table:style-name="ce330" office:value-type="float" office:value="4" calcext:value-type="float">
            <text:p>4</text:p>
          </table:table-cell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Net Torpedo</text:p>
          </table:table-cell>
          <table:table-cell table:style-name="ce427" office:value-type="string" calcext:value-type="string">
            <text:p>Turret I</text:p>
          </table:table-cell>
          <table:table-cell table:style-name="ce12" office:value-type="string" calcext:value-type="string">
            <text:p>Waffenlabor V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92" calcext:value-type="float">
            <text:p>492</text:p>
          </table:table-cell>
          <table:table-cell table:style-name="ce12" office:value-type="float" office:value="20" calcext:value-type="float">
            <text:p>20</text:p>
          </table:table-cell>
          <table:table-cell table:style-name="ce330" office:value-type="float" office:value="3200" calcext:value-type="float">
            <text:p>3200</text:p>
          </table:table-cell>
          <table:table-cell table:style-name="ce330" office:value-type="float" office:value="8000" calcext:value-type="float">
            <text:p>80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0" office:value-type="float" office:value="600" calcext:value-type="float">
            <text:p>600</text:p>
          </table:table-cell>
          <table:table-cell table:style-name="ce330" office:value-type="float" office:value="10" calcext:value-type="float">
            <text:p>10</text:p>
          </table:table-cell>
          <table:table-cell table:style-name="ce330" table:number-columns-repeated="3"/>
          <table:table-cell table:style-name="ce179"/>
          <table:table-cell table:style-name="ce179" office:value-type="percentage" office:value="0.4" calcext:value-type="percentage">
            <text:p>40%</text:p>
          </table:table-cell>
          <table:table-cell table:style-name="ce179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Net Torpedo</text:p>
          </table:table-cell>
          <table:table-cell table:style-name="ce428" office:value-type="string" calcext:value-type="string">
            <text:p>Turret II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860" calcext:value-type="float">
            <text:p>860</text:p>
          </table:table-cell>
          <table:table-cell table:style-name="ce12" office:value-type="float" office:value="34" calcext:value-type="float">
            <text:p>34</text:p>
          </table:table-cell>
          <table:table-cell table:style-name="ce330" office:value-type="float" office:value="3200" calcext:value-type="float">
            <text:p>3200</text:p>
          </table:table-cell>
          <table:table-cell table:style-name="ce330" office:value-type="float" office:value="8000" calcext:value-type="float">
            <text:p>80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0" office:value-type="float" office:value="600" calcext:value-type="float">
            <text:p>600</text:p>
          </table:table-cell>
          <table:table-cell table:style-name="ce330" office:value-type="float" office:value="10" calcext:value-type="float">
            <text:p>10</text:p>
          </table:table-cell>
          <table:table-cell table:style-name="ce330" table:number-columns-repeated="3"/>
          <table:table-cell table:style-name="ce179"/>
          <table:table-cell table:style-name="ce179" office:value-type="percentage" office:value="0.55" calcext:value-type="percentage">
            <text:p>55%</text:p>
          </table:table-cell>
          <table:table-cell table:style-name="ce179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Net Torpedo</text:p>
          </table:table-cell>
          <table:table-cell table:style-name="ce429" office:value-type="string" calcext:value-type="string">
            <text:p>Turret III</text:p>
          </table:table-cell>
          <table:table-cell table:style-name="ce12" office:value-type="string" calcext:value-type="string">
            <text:p>Waffenlabor IX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60" calcext:value-type="float">
            <text:p>60</text:p>
          </table:table-cell>
          <table:table-cell table:style-name="ce330" office:value-type="float" office:value="3200" calcext:value-type="float">
            <text:p>3200</text:p>
          </table:table-cell>
          <table:table-cell table:style-name="ce330" office:value-type="float" office:value="8000" calcext:value-type="float">
            <text:p>80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0" office:value-type="float" office:value="600" calcext:value-type="float">
            <text:p>600</text:p>
          </table:table-cell>
          <table:table-cell table:style-name="ce330" office:value-type="float" office:value="10" calcext:value-type="float">
            <text:p>10</text:p>
          </table:table-cell>
          <table:table-cell table:style-name="ce330" table:number-columns-repeated="3"/>
          <table:table-cell table:style-name="ce179"/>
          <table:table-cell table:style-name="ce179" office:value-type="percentage" office:value="0.7" calcext:value-type="percentage">
            <text:p>70%</text:p>
          </table:table-cell>
          <table:table-cell table:style-name="ce179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AP-Geschütz</text:p>
          </table:table-cell>
          <table:table-cell table:style-name="ce430" office:value-type="string" calcext:value-type="string">
            <text:p>AP-Geschütz I</text:p>
          </table:table-cell>
          <table:table-cell table:style-name="ce12" office:value-type="string" calcext:value-type="string">
            <text:p>Massegesch. 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288" calcext:value-type="float">
            <text:p>288</text:p>
          </table:table-cell>
          <table:table-cell table:style-name="ce12" office:value-type="float" office:value="15" calcext:value-type="float">
            <text:p>15</text:p>
          </table:table-cell>
          <table:table-cell table:style-name="ce330" office:value-type="float" office:value="2000" calcext:value-type="float">
            <text:p>2000</text:p>
          </table:table-cell>
          <table:table-cell table:style-name="ce330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 office:value-type="float" office:value="6" calcext:value-type="float">
            <text:p>6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AP-Geschütz</text:p>
          </table:table-cell>
          <table:table-cell table:style-name="ce431" office:value-type="string" calcext:value-type="string">
            <text:p>AP-Geschütz II</text:p>
          </table:table-cell>
          <table:table-cell table:style-name="ce12" office:value-type="string" calcext:value-type="string">
            <text:p>Massegesch. I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461" calcext:value-type="float">
            <text:p>461</text:p>
          </table:table-cell>
          <table:table-cell table:style-name="ce12" office:value-type="float" office:value="20" calcext:value-type="float">
            <text:p>20</text:p>
          </table:table-cell>
          <table:table-cell table:style-name="ce330" office:value-type="float" office:value="2000" calcext:value-type="float">
            <text:p>2000</text:p>
          </table:table-cell>
          <table:table-cell table:style-name="ce330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 office:value-type="float" office:value="6" calcext:value-type="float">
            <text:p>6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AP-Geschütz</text:p>
          </table:table-cell>
          <table:table-cell table:style-name="ce432" office:value-type="string" calcext:value-type="string">
            <text:p>AP-Geschütz III</text:p>
          </table:table-cell>
          <table:table-cell table:style-name="ce12" office:value-type="string" calcext:value-type="string">
            <text:p>Massegesch. 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738" calcext:value-type="float">
            <text:p>738</text:p>
          </table:table-cell>
          <table:table-cell table:style-name="ce12" office:value-type="float" office:value="26" calcext:value-type="float">
            <text:p>26</text:p>
          </table:table-cell>
          <table:table-cell table:style-name="ce330" office:value-type="float" office:value="2000" calcext:value-type="float">
            <text:p>2000</text:p>
          </table:table-cell>
          <table:table-cell table:style-name="ce330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 office:value-type="float" office:value="6" calcext:value-type="float">
            <text:p>6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Echo-Strahler</text:p>
          </table:table-cell>
          <table:table-cell table:style-name="ce433" office:value-type="string" calcext:value-type="string">
            <text:p>Echo-Strahler I</text:p>
          </table:table-cell>
          <table:table-cell table:style-name="ce12" office:value-type="string" calcext:value-type="string">
            <text:p>Polaronenstr. 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office:value-type="float" office:value="11" calcext:value-type="float">
            <text:p>11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3500" calcext:value-type="float">
            <text:p>3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0" table:number-columns-repeated="5"/>
          <table:table-cell table:style-name="ce179" table:number-columns-repeated="3"/>
          <table:table-cell table:style-name="ce330" office:value-type="float" office:value="4" calcext:value-type="float">
            <text:p>4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Echo-Strahler</text:p>
          </table:table-cell>
          <table:table-cell table:style-name="ce434" office:value-type="string" calcext:value-type="string">
            <text:p>Echo-Strahler II</text:p>
          </table:table-cell>
          <table:table-cell table:style-name="ce12" office:value-type="string" calcext:value-type="string">
            <text:p>Polaronenstr. 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56" calcext:value-type="float">
            <text:p>356</text:p>
          </table:table-cell>
          <table:table-cell table:style-name="ce12" office:value-type="float" office:value="18" calcext:value-type="float">
            <text:p>18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3500" calcext:value-type="float">
            <text:p>3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0" table:number-columns-repeated="5"/>
          <table:table-cell table:style-name="ce179" table:number-columns-repeated="3"/>
          <table:table-cell table:style-name="ce330" office:value-type="float" office:value="4" calcext:value-type="float">
            <text:p>4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Echo-Strahler</text:p>
          </table:table-cell>
          <table:table-cell table:style-name="ce435" office:value-type="string" calcext:value-type="string">
            <text:p>Echo-Strahler III</text:p>
          </table:table-cell>
          <table:table-cell table:style-name="ce12" office:value-type="string" calcext:value-type="string">
            <text:p>Polaronenstr. V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12" calcext:value-type="float">
            <text:p>712</text:p>
          </table:table-cell>
          <table:table-cell table:style-name="ce12" office:value-type="float" office:value="31" calcext:value-type="float">
            <text:p>31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3500" calcext:value-type="float">
            <text:p>3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330" table:number-columns-repeated="5"/>
          <table:table-cell table:style-name="ce179" table:number-columns-repeated="3"/>
          <table:table-cell table:style-name="ce330" office:value-type="float" office:value="4" calcext:value-type="float">
            <text:p>4</text:p>
          </table:table-cell>
          <table:table-cell table:style-name="ce179" office:value-type="percentage" office:value="-0.2" calcext:value-type="percentage">
            <text:p>-20%</text:p>
          </table:table-cell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Gladiusgeschütz</text:p>
          </table:table-cell>
          <table:table-cell table:style-name="ce436" office:value-type="string" calcext:value-type="string">
            <text:p>Gladiusgeschütz I</text:p>
          </table:table-cell>
          <table:table-cell table:style-name="ce12" office:value-type="string" calcext:value-type="string">
            <text:p>Gaußgeschütz I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18" calcext:value-type="float">
            <text:p>18</text:p>
          </table:table-cell>
          <table:table-cell table:style-name="ce330" office:value-type="float" office:value="2250" calcext:value-type="float">
            <text:p>2250</text:p>
          </table:table-cell>
          <table:table-cell table:style-name="ce330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Gladiusgeschütz</text:p>
          </table:table-cell>
          <table:table-cell table:style-name="ce437" office:value-type="string" calcext:value-type="string">
            <text:p>Gladiusgeschütz II</text:p>
          </table:table-cell>
          <table:table-cell table:style-name="ce12" office:value-type="string" calcext:value-type="string">
            <text:p>Massegesch. 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513" calcext:value-type="float">
            <text:p>513</text:p>
          </table:table-cell>
          <table:table-cell table:style-name="ce12" office:value-type="float" office:value="25" calcext:value-type="float">
            <text:p>25</text:p>
          </table:table-cell>
          <table:table-cell table:style-name="ce330" office:value-type="float" office:value="2250" calcext:value-type="float">
            <text:p>2250</text:p>
          </table:table-cell>
          <table:table-cell table:style-name="ce330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Gladiusgeschütz</text:p>
          </table:table-cell>
          <table:table-cell table:style-name="ce438" office:value-type="string" calcext:value-type="string">
            <text:p>Gladiusgeschütz III</text:p>
          </table:table-cell>
          <table:table-cell table:style-name="ce12" office:value-type="string" calcext:value-type="string">
            <text:p>Massegesch. IV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820" calcext:value-type="float">
            <text:p>820</text:p>
          </table:table-cell>
          <table:table-cell table:style-name="ce12" office:value-type="float" office:value="32" calcext:value-type="float">
            <text:p>32</text:p>
          </table:table-cell>
          <table:table-cell table:style-name="ce330" office:value-type="float" office:value="2250" calcext:value-type="float">
            <text:p>2250</text:p>
          </table:table-cell>
          <table:table-cell table:style-name="ce330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Hydrarakete</text:p>
          </table:table-cell>
          <table:table-cell table:style-name="ce439" office:value-type="string" calcext:value-type="string">
            <text:p>Hydrarakete I</text:p>
          </table:table-cell>
          <table:table-cell table:style-name="ce12" office:value-type="string" calcext:value-type="string">
            <text:p>HEX-Rakete 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369" calcext:value-type="float">
            <text:p>369</text:p>
          </table:table-cell>
          <table:table-cell table:style-name="ce12" office:value-type="float" office:value="22" calcext:value-type="float">
            <text:p>22</text:p>
          </table:table-cell>
          <table:table-cell table:style-name="ce330" office:value-type="float" office:value="1500" calcext:value-type="float">
            <text:p>1500</text:p>
          </table:table-cell>
          <table:table-cell table:style-name="ce330" office:value-type="float" office:value="4000" calcext:value-type="float">
            <text:p>4000</text:p>
          </table:table-cell>
          <table:table-cell table:style-name="ce12" office:value-type="float" office:value="1400" calcext:value-type="float">
            <text:p>1400</text:p>
          </table:table-cell>
          <table:table-cell table:style-name="ce330" office:value-type="float" office:value="350" calcext:value-type="float">
            <text:p>350</text:p>
          </table:table-cell>
          <table:table-cell table:style-name="ce330" office:value-type="float" office:value="0" calcext:value-type="float">
            <text:p>0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Hydrarakete</text:p>
          </table:table-cell>
          <table:table-cell table:style-name="ce440" office:value-type="string" calcext:value-type="string">
            <text:p>Hydrarakete II</text:p>
          </table:table-cell>
          <table:table-cell table:style-name="ce12" office:value-type="string" calcext:value-type="string">
            <text:p>Plasmatorpedo 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519" calcext:value-type="float">
            <text:p>519</text:p>
          </table:table-cell>
          <table:table-cell table:style-name="ce12" office:value-type="float" office:value="27" calcext:value-type="float">
            <text:p>27</text:p>
          </table:table-cell>
          <table:table-cell table:style-name="ce330" office:value-type="float" office:value="1500" calcext:value-type="float">
            <text:p>1500</text:p>
          </table:table-cell>
          <table:table-cell table:style-name="ce330" office:value-type="float" office:value="4000" calcext:value-type="float">
            <text:p>4000</text:p>
          </table:table-cell>
          <table:table-cell table:style-name="ce12" office:value-type="float" office:value="1400" calcext:value-type="float">
            <text:p>1400</text:p>
          </table:table-cell>
          <table:table-cell table:style-name="ce330" office:value-type="float" office:value="350" calcext:value-type="float">
            <text:p>350</text:p>
          </table:table-cell>
          <table:table-cell table:style-name="ce330" office:value-type="float" office:value="0" calcext:value-type="float">
            <text:p>0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Hydrarakete</text:p>
          </table:table-cell>
          <table:table-cell table:style-name="ce441" office:value-type="string" calcext:value-type="string">
            <text:p>Hydrarakete III</text:p>
          </table:table-cell>
          <table:table-cell table:style-name="ce12" office:value-type="string" calcext:value-type="string">
            <text:p>Plasmatorpedo IV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770" calcext:value-type="float">
            <text:p>770</text:p>
          </table:table-cell>
          <table:table-cell table:style-name="ce12" office:value-type="float" office:value="34" calcext:value-type="float">
            <text:p>34</text:p>
          </table:table-cell>
          <table:table-cell table:style-name="ce330" office:value-type="float" office:value="1500" calcext:value-type="float">
            <text:p>1500</text:p>
          </table:table-cell>
          <table:table-cell table:style-name="ce330" office:value-type="float" office:value="4000" calcext:value-type="float">
            <text:p>4000</text:p>
          </table:table-cell>
          <table:table-cell table:style-name="ce12" office:value-type="float" office:value="1400" calcext:value-type="float">
            <text:p>1400</text:p>
          </table:table-cell>
          <table:table-cell table:style-name="ce330" office:value-type="float" office:value="350" calcext:value-type="float">
            <text:p>350</text:p>
          </table:table-cell>
          <table:table-cell table:style-name="ce330" office:value-type="float" office:value="0" calcext:value-type="float">
            <text:p>0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Net-Torpedo</text:p>
          </table:table-cell>
          <table:table-cell table:style-name="ce442" office:value-type="string" calcext:value-type="string">
            <text:p>Net-Torpedo I</text:p>
          </table:table-cell>
          <table:table-cell table:style-name="ce12" office:value-type="string" calcext:value-type="string">
            <text:p>HEX-Rakete 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675" calcext:value-type="float">
            <text:p>675</text:p>
          </table:table-cell>
          <table:table-cell table:style-name="ce12" office:value-type="float" office:value="13" calcext:value-type="float">
            <text:p>13</text:p>
          </table:table-cell>
          <table:table-cell table:style-name="ce330" office:value-type="float" office:value="2500" calcext:value-type="float">
            <text:p>2500</text:p>
          </table:table-cell>
          <table:table-cell table:style-name="ce330" office:value-type="float" office:value="4250" calcext:value-type="float">
            <text:p>425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0" office:value-type="float" office:value="500" calcext:value-type="float">
            <text:p>500</text:p>
          </table:table-cell>
          <table:table-cell table:style-name="ce330" office:value-type="float" office:value="20" calcext:value-type="float">
            <text:p>20</text:p>
          </table:table-cell>
          <table:table-cell table:style-name="ce330" table:number-columns-repeated="3"/>
          <table:table-cell table:style-name="ce179"/>
          <table:table-cell table:style-name="ce179" office:value-type="percentage" office:value="0.3" calcext:value-type="percentage">
            <text:p>30%</text:p>
          </table:table-cell>
          <table:table-cell table:style-name="ce179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Net-Torpedo</text:p>
          </table:table-cell>
          <table:table-cell table:style-name="ce443" office:value-type="string" calcext:value-type="string">
            <text:p>Net-Torpedo II</text:p>
          </table:table-cell>
          <table:table-cell table:style-name="ce12" office:value-type="string" calcext:value-type="string">
            <text:p>Plasmatorpedo 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015" calcext:value-type="float">
            <text:p>1015</text:p>
          </table:table-cell>
          <table:table-cell table:style-name="ce12" office:value-type="float" office:value="16" calcext:value-type="float">
            <text:p>16</text:p>
          </table:table-cell>
          <table:table-cell table:style-name="ce330" office:value-type="float" office:value="2500" calcext:value-type="float">
            <text:p>2500</text:p>
          </table:table-cell>
          <table:table-cell table:style-name="ce330" office:value-type="float" office:value="4250" calcext:value-type="float">
            <text:p>425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0" office:value-type="float" office:value="500" calcext:value-type="float">
            <text:p>500</text:p>
          </table:table-cell>
          <table:table-cell table:style-name="ce330" office:value-type="float" office:value="20" calcext:value-type="float">
            <text:p>20</text:p>
          </table:table-cell>
          <table:table-cell table:style-name="ce330" table:number-columns-repeated="3"/>
          <table:table-cell table:style-name="ce179"/>
          <table:table-cell table:style-name="ce179" office:value-type="percentage" office:value="0.5" calcext:value-type="percentage">
            <text:p>50%</text:p>
          </table:table-cell>
          <table:table-cell table:style-name="ce179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Net-Torpedo</text:p>
          </table:table-cell>
          <table:table-cell table:style-name="ce444" office:value-type="string" calcext:value-type="string">
            <text:p>Net-Torpedo III</text:p>
          </table:table-cell>
          <table:table-cell table:style-name="ce12" office:value-type="string" calcext:value-type="string">
            <text:p>Plasmatorpedo IV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1525" calcext:value-type="float">
            <text:p>1525</text:p>
          </table:table-cell>
          <table:table-cell table:style-name="ce12" office:value-type="float" office:value="20" calcext:value-type="float">
            <text:p>20</text:p>
          </table:table-cell>
          <table:table-cell table:style-name="ce330" office:value-type="float" office:value="2500" calcext:value-type="float">
            <text:p>2500</text:p>
          </table:table-cell>
          <table:table-cell table:style-name="ce330" office:value-type="float" office:value="4250" calcext:value-type="float">
            <text:p>4250</text:p>
          </table:table-cell>
          <table:table-cell table:style-name="ce12" office:value-type="float" office:value="1100" calcext:value-type="float">
            <text:p>1100</text:p>
          </table:table-cell>
          <table:table-cell table:style-name="ce330" office:value-type="float" office:value="500" calcext:value-type="float">
            <text:p>500</text:p>
          </table:table-cell>
          <table:table-cell table:style-name="ce330" office:value-type="float" office:value="20" calcext:value-type="float">
            <text:p>20</text:p>
          </table:table-cell>
          <table:table-cell table:style-name="ce330" table:number-columns-repeated="3"/>
          <table:table-cell table:style-name="ce179"/>
          <table:table-cell table:style-name="ce179" office:value-type="percentage" office:value="0.7" calcext:value-type="percentage">
            <text:p>70%</text:p>
          </table:table-cell>
          <table:table-cell table:style-name="ce179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Sico-Rakete</text:p>
          </table:table-cell>
          <table:table-cell table:style-name="ce445" office:value-type="string" calcext:value-type="string">
            <text:p>Sico-Rakete I</text:p>
          </table:table-cell>
          <table:table-cell table:style-name="ce12" office:value-type="string" calcext:value-type="string">
            <text:p>HEX-Rakete I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61" calcext:value-type="float">
            <text:p>461</text:p>
          </table:table-cell>
          <table:table-cell table:style-name="ce12" office:value-type="float" office:value="33" calcext:value-type="float">
            <text:p>33</text:p>
          </table:table-cell>
          <table:table-cell table:style-name="ce330" office:value-type="float" office:value="1800" calcext:value-type="float">
            <text:p>1800</text:p>
          </table:table-cell>
          <table:table-cell table:style-name="ce330" office:value-type="float" office:value="4200" calcext:value-type="float">
            <text:p>42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30" office:value-type="float" office:value="450" calcext:value-type="float">
            <text:p>450</text:p>
          </table:table-cell>
          <table:table-cell table:style-name="ce330" office:value-type="float" office:value="30" calcext:value-type="float">
            <text:p>30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Sico-Rakete</text:p>
          </table:table-cell>
          <table:table-cell table:style-name="ce446" office:value-type="string" calcext:value-type="string">
            <text:p>Sico-Rakete II</text:p>
          </table:table-cell>
          <table:table-cell table:style-name="ce12" office:value-type="string" calcext:value-type="string">
            <text:p>Plasmatorpedo I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649" calcext:value-type="float">
            <text:p>649</text:p>
          </table:table-cell>
          <table:table-cell table:style-name="ce12" office:value-type="float" office:value="41" calcext:value-type="float">
            <text:p>41</text:p>
          </table:table-cell>
          <table:table-cell table:style-name="ce330" office:value-type="float" office:value="1800" calcext:value-type="float">
            <text:p>1800</text:p>
          </table:table-cell>
          <table:table-cell table:style-name="ce330" office:value-type="float" office:value="4200" calcext:value-type="float">
            <text:p>42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30" office:value-type="float" office:value="450" calcext:value-type="float">
            <text:p>450</text:p>
          </table:table-cell>
          <table:table-cell table:style-name="ce330" office:value-type="float" office:value="30" calcext:value-type="float">
            <text:p>30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Sico-Rakete</text:p>
          </table:table-cell>
          <table:table-cell table:style-name="ce447" office:value-type="string" calcext:value-type="string">
            <text:p>Sico-Rakete III</text:p>
          </table:table-cell>
          <table:table-cell table:style-name="ce12" office:value-type="string" calcext:value-type="string">
            <text:p>Plasmatorpedo V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963" calcext:value-type="float">
            <text:p>963</text:p>
          </table:table-cell>
          <table:table-cell table:style-name="ce12" office:value-type="float" office:value="51" calcext:value-type="float">
            <text:p>51</text:p>
          </table:table-cell>
          <table:table-cell table:style-name="ce330" office:value-type="float" office:value="1800" calcext:value-type="float">
            <text:p>1800</text:p>
          </table:table-cell>
          <table:table-cell table:style-name="ce330" office:value-type="float" office:value="4200" calcext:value-type="float">
            <text:p>42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30" office:value-type="float" office:value="450" calcext:value-type="float">
            <text:p>450</text:p>
          </table:table-cell>
          <table:table-cell table:style-name="ce330" office:value-type="float" office:value="30" calcext:value-type="float">
            <text:p>30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Thermalstrahler</text:p>
          </table:table-cell>
          <table:table-cell table:style-name="ce448" office:value-type="string" calcext:value-type="string">
            <text:p>Thermalstrahler I</text:p>
          </table:table-cell>
          <table:table-cell table:style-name="ce12" table:number-columns-repeated="3"/>
          <table:table-cell table:style-name="ce12" office:value-type="string" calcext:value-type="string">
            <text:p>Energie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22" calcext:value-type="float">
            <text:p>22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3000" calcext:value-type="float">
            <text:p>3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Thermalstrahler</text:p>
          </table:table-cell>
          <table:table-cell table:style-name="ce449" office:value-type="string" calcext:value-type="string">
            <text:p>Thermalstrahler II</text:p>
          </table:table-cell>
          <table:table-cell table:style-name="ce12" office:value-type="string" calcext:value-type="string">
            <text:p>Polaronenstr. 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96" calcext:value-type="float">
            <text:p>396</text:p>
          </table:table-cell>
          <table:table-cell table:style-name="ce12" office:value-type="float" office:value="38" calcext:value-type="float">
            <text:p>38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3000" calcext:value-type="float">
            <text:p>3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Thermalstrahler</text:p>
          </table:table-cell>
          <table:table-cell table:style-name="ce450" office:value-type="string" calcext:value-type="string">
            <text:p>Thermalstrahler III</text:p>
          </table:table-cell>
          <table:table-cell table:style-name="ce12" office:value-type="string" calcext:value-type="string">
            <text:p>Polaronenstr. 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92" calcext:value-type="float">
            <text:p>792</text:p>
          </table:table-cell>
          <table:table-cell table:style-name="ce12" office:value-type="float" office:value="68" calcext:value-type="float">
            <text:p>68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3000" calcext:value-type="float">
            <text:p>3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bfangjägerstaffel</text:p>
          </table:table-cell>
          <table:table-cell table:style-name="ce451" office:value-type="string" calcext:value-type="string">
            <text:p>Abfangjägerstaffel I</text:p>
          </table:table-cell>
          <table:table-cell table:style-name="ce12" office:value-type="string" calcext:value-type="string">
            <text:p>Waffenlabor V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312" calcext:value-type="float">
            <text:p>312</text:p>
          </table:table-cell>
          <table:table-cell table:style-name="ce12" office:value-type="float" office:value="48" calcext:value-type="float">
            <text:p>48</text:p>
          </table:table-cell>
          <table:table-cell table:style-name="ce330" table:number-columns-repeated="2"/>
          <table:table-cell table:style-name="ce12" office:value-type="float" office:value="1200" calcext:value-type="float">
            <text:p>1200</text:p>
          </table:table-cell>
          <table:table-cell table:style-name="ce330" table:number-columns-repeated="2"/>
          <table:table-cell table:style-name="ce330" office:value-type="float" office:value="30" calcext:value-type="float">
            <text:p>30</text:p>
          </table:table-cell>
          <table:table-cell table:style-name="ce330" office:value-type="float" office:value="9000" calcext:value-type="float">
            <text:p>9000</text:p>
          </table:table-cell>
          <table:table-cell table:style-name="ce330" office:value-type="float" office:value="650" calcext:value-type="float">
            <text:p>650</text:p>
          </table:table-cell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bfangjägerstaffel</text:p>
          </table:table-cell>
          <table:table-cell table:style-name="ce452" office:value-type="string" calcext:value-type="string">
            <text:p>Abfangjägerstaffel II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436" calcext:value-type="float">
            <text:p>436</text:p>
          </table:table-cell>
          <table:table-cell table:style-name="ce12" office:value-type="float" office:value="68" calcext:value-type="float">
            <text:p>68</text:p>
          </table:table-cell>
          <table:table-cell table:style-name="ce330" table:number-columns-repeated="2"/>
          <table:table-cell table:style-name="ce12" office:value-type="float" office:value="1200" calcext:value-type="float">
            <text:p>1200</text:p>
          </table:table-cell>
          <table:table-cell table:style-name="ce330" table:number-columns-repeated="2"/>
          <table:table-cell table:style-name="ce330" office:value-type="float" office:value="30" calcext:value-type="float">
            <text:p>30</text:p>
          </table:table-cell>
          <table:table-cell table:style-name="ce330" office:value-type="float" office:value="9000" calcext:value-type="float">
            <text:p>9000</text:p>
          </table:table-cell>
          <table:table-cell table:style-name="ce330" office:value-type="float" office:value="650" calcext:value-type="float">
            <text:p>650</text:p>
          </table:table-cell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bfangjägerstaffel</text:p>
          </table:table-cell>
          <table:table-cell table:style-name="ce453" office:value-type="string" calcext:value-type="string">
            <text:p>Abfangjägerstaffel III</text:p>
          </table:table-cell>
          <table:table-cell table:style-name="ce12" office:value-type="string" calcext:value-type="string">
            <text:p>Waffenlabor X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612" calcext:value-type="float">
            <text:p>612</text:p>
          </table:table-cell>
          <table:table-cell table:style-name="ce12" office:value-type="float" office:value="96" calcext:value-type="float">
            <text:p>96</text:p>
          </table:table-cell>
          <table:table-cell table:style-name="ce330" table:number-columns-repeated="2"/>
          <table:table-cell table:style-name="ce12" office:value-type="float" office:value="1200" calcext:value-type="float">
            <text:p>1200</text:p>
          </table:table-cell>
          <table:table-cell table:style-name="ce330" table:number-columns-repeated="2"/>
          <table:table-cell table:style-name="ce330" office:value-type="float" office:value="30" calcext:value-type="float">
            <text:p>30</text:p>
          </table:table-cell>
          <table:table-cell table:style-name="ce330" office:value-type="float" office:value="9000" calcext:value-type="float">
            <text:p>9000</text:p>
          </table:table-cell>
          <table:table-cell table:style-name="ce330" office:value-type="float" office:value="650" calcext:value-type="float">
            <text:p>650</text:p>
          </table:table-cell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urora-Strahler</text:p>
          </table:table-cell>
          <table:table-cell table:style-name="ce454" office:value-type="string" calcext:value-type="string">
            <text:p>Aurora-Strahler I</text:p>
          </table:table-cell>
          <table:table-cell table:style-name="ce12" office:value-type="string" calcext:value-type="string">
            <text:p>Waffenlabor V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96" calcext:value-type="float">
            <text:p>196</text:p>
          </table:table-cell>
          <table:table-cell table:style-name="ce12" office:value-type="float" office:value="18" calcext:value-type="float">
            <text:p>18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3250" calcext:value-type="float">
            <text:p>325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0" table:number-columns-repeated="5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urora-Strahler</text:p>
          </table:table-cell>
          <table:table-cell table:style-name="ce455" office:value-type="string" calcext:value-type="string">
            <text:p>Aurora-Strahler II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92" calcext:value-type="float">
            <text:p>392</text:p>
          </table:table-cell>
          <table:table-cell table:style-name="ce12" office:value-type="float" office:value="30" calcext:value-type="float">
            <text:p>30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3250" calcext:value-type="float">
            <text:p>325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0" table:number-columns-repeated="5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urora-Strahler</text:p>
          </table:table-cell>
          <table:table-cell table:style-name="ce456" office:value-type="string" calcext:value-type="string">
            <text:p>Aurora-Strahler III</text:p>
          </table:table-cell>
          <table:table-cell table:style-name="ce12" office:value-type="string" calcext:value-type="string">
            <text:p>Waffenlabor IX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784" calcext:value-type="float">
            <text:p>784</text:p>
          </table:table-cell>
          <table:table-cell table:style-name="ce12" office:value-type="float" office:value="56" calcext:value-type="float">
            <text:p>56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3250" calcext:value-type="float">
            <text:p>325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0" table:number-columns-repeated="5"/>
          <table:table-cell table:style-name="ce179" table:number-columns-repeated="2"/>
          <table:table-cell table:style-name="ce179" office:value-type="percentage" office:value="0.25" calcext:value-type="percentage">
            <text:p>25%</text:p>
          </table:table-cell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elagerungstreiber</text:p>
          </table:table-cell>
          <table:table-cell table:style-name="ce457" office:value-type="string" calcext:value-type="string">
            <text:p>Belagerungstreiber I</text:p>
          </table:table-cell>
          <table:table-cell table:style-name="ce12" office:value-type="string" calcext:value-type="string">
            <text:p>Waffenlabor V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576" calcext:value-type="float">
            <text:p>576</text:p>
          </table:table-cell>
          <table:table-cell table:style-name="ce12" office:value-type="float" office:value="28" calcext:value-type="float">
            <text:p>28</text:p>
          </table:table-cell>
          <table:table-cell table:style-name="ce330" office:value-type="float" office:value="4000" calcext:value-type="float">
            <text:p>4000</text:p>
          </table:table-cell>
          <table:table-cell table:style-name="ce330" office:value-type="float" office:value="5000" calcext:value-type="float">
            <text:p>5000</text:p>
          </table:table-cell>
          <table:table-cell table:style-name="ce12" office:value-type="float" office:value="500" calcext:value-type="float">
            <text:p>5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elagerungstreiber</text:p>
          </table:table-cell>
          <table:table-cell table:style-name="ce458" office:value-type="string" calcext:value-type="string">
            <text:p>Belagerungstreiber II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1026" calcext:value-type="float">
            <text:p>1026</text:p>
          </table:table-cell>
          <table:table-cell table:style-name="ce12" office:value-type="float" office:value="42" calcext:value-type="float">
            <text:p>42</text:p>
          </table:table-cell>
          <table:table-cell table:style-name="ce330" office:value-type="float" office:value="4000" calcext:value-type="float">
            <text:p>4000</text:p>
          </table:table-cell>
          <table:table-cell table:style-name="ce330" office:value-type="float" office:value="5000" calcext:value-type="float">
            <text:p>5000</text:p>
          </table:table-cell>
          <table:table-cell table:style-name="ce12" office:value-type="float" office:value="500" calcext:value-type="float">
            <text:p>5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elagerungstreiber</text:p>
          </table:table-cell>
          <table:table-cell table:style-name="ce459" office:value-type="string" calcext:value-type="string">
            <text:p>Belagerungstreiber III</text:p>
          </table:table-cell>
          <table:table-cell table:style-name="ce12" office:value-type="string" calcext:value-type="string">
            <text:p>Waffenlabor IX</text:p>
          </table:table-cell>
          <table:table-cell table:style-name="ce12" table:number-columns-repeated="2"/>
          <table:table-cell table:style-name="ce12" office:value-type="string" calcext:value-type="string">
            <text:p>Projektil</text:p>
          </table:table-cell>
          <table:table-cell table:style-name="ce12" office:value-type="float" office:value="1640" calcext:value-type="float">
            <text:p>1640</text:p>
          </table:table-cell>
          <table:table-cell table:style-name="ce12" office:value-type="float" office:value="53" calcext:value-type="float">
            <text:p>53</text:p>
          </table:table-cell>
          <table:table-cell table:style-name="ce330" office:value-type="float" office:value="4000" calcext:value-type="float">
            <text:p>4000</text:p>
          </table:table-cell>
          <table:table-cell table:style-name="ce330" office:value-type="float" office:value="5000" calcext:value-type="float">
            <text:p>5000</text:p>
          </table:table-cell>
          <table:table-cell table:style-name="ce12" office:value-type="float" office:value="500" calcext:value-type="float">
            <text:p>5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urststrahl</text:p>
          </table:table-cell>
          <table:table-cell table:style-name="ce460" office:value-type="string" calcext:value-type="string">
            <text:p>Burststrahl I</text:p>
          </table:table-cell>
          <table:table-cell table:style-name="ce12" office:value-type="string" calcext:value-type="string">
            <text:p>Waffenlabor V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460" calcext:value-type="float">
            <text:p>460</text:p>
          </table:table-cell>
          <table:table-cell table:style-name="ce12" office:value-type="float" office:value="55" calcext:value-type="float">
            <text:p>55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2200" calcext:value-type="float">
            <text:p>22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urststrahl</text:p>
          </table:table-cell>
          <table:table-cell table:style-name="ce461" office:value-type="string" calcext:value-type="string">
            <text:p>Burststrahl II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690" calcext:value-type="float">
            <text:p>690</text:p>
          </table:table-cell>
          <table:table-cell table:style-name="ce12" office:value-type="float" office:value="82" calcext:value-type="float">
            <text:p>82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2200" calcext:value-type="float">
            <text:p>22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urststrahl</text:p>
          </table:table-cell>
          <table:table-cell table:style-name="ce462" office:value-type="string" calcext:value-type="string">
            <text:p>Burststrahl III</text:p>
          </table:table-cell>
          <table:table-cell table:style-name="ce12" office:value-type="string" calcext:value-type="string">
            <text:p>Waffenlabor IX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875" calcext:value-type="float">
            <text:p>875</text:p>
          </table:table-cell>
          <table:table-cell table:style-name="ce12" office:value-type="float" office:value="103" calcext:value-type="float">
            <text:p>103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2200" calcext:value-type="float">
            <text:p>22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Creepertorpedo</text:p>
          </table:table-cell>
          <table:table-cell table:style-name="ce463" office:value-type="string" calcext:value-type="string">
            <text:p>Creepertorpedo I</text:p>
          </table:table-cell>
          <table:table-cell table:style-name="ce12" office:value-type="string" calcext:value-type="string">
            <text:p>Waffenlabor IV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61" calcext:value-type="float">
            <text:p>461</text:p>
          </table:table-cell>
          <table:table-cell table:style-name="ce12" office:value-type="float" office:value="35" calcext:value-type="float">
            <text:p>35</text:p>
          </table:table-cell>
          <table:table-cell table:style-name="ce330" office:value-type="float" office:value="2500" calcext:value-type="float">
            <text:p>2500</text:p>
          </table:table-cell>
          <table:table-cell table:style-name="ce330" office:value-type="float" office:value="4350" calcext:value-type="float">
            <text:p>4350</text:p>
          </table:table-cell>
          <table:table-cell table:style-name="ce12" office:value-type="float" office:value="200" calcext:value-type="float">
            <text:p>200</text:p>
          </table:table-cell>
          <table:table-cell table:style-name="ce330" office:value-type="float" office:value="700" calcext:value-type="float">
            <text:p>700</text:p>
          </table:table-cell>
          <table:table-cell table:style-name="ce330" office:value-type="float" office:value="90" calcext:value-type="float">
            <text:p>90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Creepertorpedo</text:p>
          </table:table-cell>
          <table:table-cell table:style-name="ce464" office:value-type="string" calcext:value-type="string">
            <text:p>Creepertorpedo II</text:p>
          </table:table-cell>
          <table:table-cell table:style-name="ce12" office:value-type="string" calcext:value-type="string">
            <text:p>Waffenlabor V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649" calcext:value-type="float">
            <text:p>649</text:p>
          </table:table-cell>
          <table:table-cell table:style-name="ce12" office:value-type="float" office:value="43" calcext:value-type="float">
            <text:p>43</text:p>
          </table:table-cell>
          <table:table-cell table:style-name="ce330" office:value-type="float" office:value="2500" calcext:value-type="float">
            <text:p>2500</text:p>
          </table:table-cell>
          <table:table-cell table:style-name="ce330" office:value-type="float" office:value="4350" calcext:value-type="float">
            <text:p>4350</text:p>
          </table:table-cell>
          <table:table-cell table:style-name="ce12" office:value-type="float" office:value="200" calcext:value-type="float">
            <text:p>200</text:p>
          </table:table-cell>
          <table:table-cell table:style-name="ce330" office:value-type="float" office:value="700" calcext:value-type="float">
            <text:p>700</text:p>
          </table:table-cell>
          <table:table-cell table:style-name="ce330" office:value-type="float" office:value="90" calcext:value-type="float">
            <text:p>90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Creepertorpedo</text:p>
          </table:table-cell>
          <table:table-cell table:style-name="ce465" office:value-type="string" calcext:value-type="string">
            <text:p>Creepertorpedo III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963" calcext:value-type="float">
            <text:p>963</text:p>
          </table:table-cell>
          <table:table-cell table:style-name="ce12" office:value-type="float" office:value="54" calcext:value-type="float">
            <text:p>54</text:p>
          </table:table-cell>
          <table:table-cell table:style-name="ce330" office:value-type="float" office:value="2500" calcext:value-type="float">
            <text:p>2500</text:p>
          </table:table-cell>
          <table:table-cell table:style-name="ce330" office:value-type="float" office:value="4350" calcext:value-type="float">
            <text:p>4350</text:p>
          </table:table-cell>
          <table:table-cell table:style-name="ce12" office:value-type="float" office:value="200" calcext:value-type="float">
            <text:p>200</text:p>
          </table:table-cell>
          <table:table-cell table:style-name="ce330" office:value-type="float" office:value="700" calcext:value-type="float">
            <text:p>700</text:p>
          </table:table-cell>
          <table:table-cell table:style-name="ce330" office:value-type="float" office:value="90" calcext:value-type="float">
            <text:p>90</text:p>
          </table:table-cell>
          <table:table-cell table:style-name="ce330" table:number-columns-repeated="3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Wellengeschütz</text:p>
          </table:table-cell>
          <table:table-cell table:style-name="ce466" office:value-type="string" calcext:value-type="string">
            <text:p>Wellengeschütz I</text:p>
          </table:table-cell>
          <table:table-cell table:style-name="ce12" table:number-columns-repeated="3"/>
          <table:table-cell table:style-name="ce12" office:value-type="string" calcext:value-type="string">
            <text:p>Projektil</text:p>
          </table:table-cell>
          <table:table-cell table:style-name="ce12" office:value-type="float" office:value="317" calcext:value-type="float">
            <text:p>317</text:p>
          </table:table-cell>
          <table:table-cell table:style-name="ce12" office:value-type="float" office:value="17" calcext:value-type="float">
            <text:p>17</text:p>
          </table:table-cell>
          <table:table-cell table:style-name="ce330" office:value-type="float" office:value="2000" calcext:value-type="float">
            <text:p>2000</text:p>
          </table:table-cell>
          <table:table-cell table:style-name="ce330" office:value-type="float" office:value="4800" calcext:value-type="float">
            <text:p>48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330" table:number-columns-repeated="5"/>
          <table:table-cell table:style-name="ce179" office:value-type="percentage" office:value="0.25" calcext:value-type="percentage">
            <text:p>25%</text:p>
          </table:table-cell>
          <table:table-cell table:style-name="ce179" table:number-columns-repeated="2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urststrahlturm</text:p>
          </table:table-cell>
          <table:table-cell table:style-name="ce467" office:value-type="string" calcext:value-type="string">
            <text:p>Burststrahlturm I</text:p>
          </table:table-cell>
          <table:table-cell table:style-name="ce12" office:value-type="string" calcext:value-type="string">
            <text:p>Waffenlabor V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333" calcext:value-type="float">
            <text:p>333</text:p>
          </table:table-cell>
          <table:table-cell table:style-name="ce12" office:value-type="float" office:value="122" calcext:value-type="float">
            <text:p>122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4000" calcext:value-type="float">
            <text:p>40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urststrahlturm</text:p>
          </table:table-cell>
          <table:table-cell table:style-name="ce468" office:value-type="string" calcext:value-type="string">
            <text:p>Burststrahlturm II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682" calcext:value-type="float">
            <text:p>682</text:p>
          </table:table-cell>
          <table:table-cell table:style-name="ce12" office:value-type="float" office:value="185" calcext:value-type="float">
            <text:p>185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4000" calcext:value-type="float">
            <text:p>40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urststrahlturm</text:p>
          </table:table-cell>
          <table:table-cell table:style-name="ce469" office:value-type="string" calcext:value-type="string">
            <text:p>Burststrahlturm III</text:p>
          </table:table-cell>
          <table:table-cell table:style-name="ce12" office:value-type="string" calcext:value-type="string">
            <text:p>Waffenlabor X</text:p>
          </table:table-cell>
          <table:table-cell table:style-name="ce12" table:number-columns-repeated="2"/>
          <table:table-cell table:style-name="ce12" office:value-type="string" calcext:value-type="string">
            <text:p>Energie</text:p>
          </table:table-cell>
          <table:table-cell table:style-name="ce12" office:value-type="float" office:value="1538" calcext:value-type="float">
            <text:p>1538</text:p>
          </table:table-cell>
          <table:table-cell table:style-name="ce12" office:value-type="float" office:value="282" calcext:value-type="float">
            <text:p>282</text:p>
          </table:table-cell>
          <table:table-cell table:style-name="ce330" office:value-type="float" office:value="0" calcext:value-type="float">
            <text:p>0</text:p>
          </table:table-cell>
          <table:table-cell table:style-name="ce330" office:value-type="float" office:value="4000" calcext:value-type="float">
            <text:p>40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omberstaffel</text:p>
          </table:table-cell>
          <table:table-cell table:style-name="ce470" office:value-type="string" calcext:value-type="string">
            <text:p>Bomberstaffel I</text:p>
          </table:table-cell>
          <table:table-cell table:style-name="ce12" office:value-type="string" calcext:value-type="string">
            <text:p>Waffenlabor V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468" calcext:value-type="float">
            <text:p>468</text:p>
          </table:table-cell>
          <table:table-cell table:style-name="ce12" office:value-type="float" office:value="78" calcext:value-type="float">
            <text:p>78</text:p>
          </table:table-cell>
          <table:table-cell table:style-name="ce330" table:number-columns-repeated="2"/>
          <table:table-cell table:style-name="ce12" office:value-type="float" office:value="1500" calcext:value-type="float">
            <text:p>1500</text:p>
          </table:table-cell>
          <table:table-cell table:style-name="ce330" table:number-columns-repeated="2"/>
          <table:table-cell table:style-name="ce330" office:value-type="float" office:value="25" calcext:value-type="float">
            <text:p>25</text:p>
          </table:table-cell>
          <table:table-cell table:style-name="ce330" office:value-type="float" office:value="9000" calcext:value-type="float">
            <text:p>9000</text:p>
          </table:table-cell>
          <table:table-cell table:style-name="ce330" office:value-type="float" office:value="750" calcext:value-type="float">
            <text:p>750</text:p>
          </table:table-cell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omberstaffel</text:p>
          </table:table-cell>
          <table:table-cell table:style-name="ce471" office:value-type="string" calcext:value-type="string">
            <text:p>Bomberstaffel II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654" calcext:value-type="float">
            <text:p>654</text:p>
          </table:table-cell>
          <table:table-cell table:style-name="ce12" office:value-type="float" office:value="110" calcext:value-type="float">
            <text:p>110</text:p>
          </table:table-cell>
          <table:table-cell table:style-name="ce330" table:number-columns-repeated="2"/>
          <table:table-cell table:style-name="ce12" office:value-type="float" office:value="1500" calcext:value-type="float">
            <text:p>1500</text:p>
          </table:table-cell>
          <table:table-cell table:style-name="ce330" table:number-columns-repeated="2"/>
          <table:table-cell table:style-name="ce330" office:value-type="float" office:value="25" calcext:value-type="float">
            <text:p>25</text:p>
          </table:table-cell>
          <table:table-cell table:style-name="ce330" office:value-type="float" office:value="9000" calcext:value-type="float">
            <text:p>9000</text:p>
          </table:table-cell>
          <table:table-cell table:style-name="ce330" office:value-type="float" office:value="750" calcext:value-type="float">
            <text:p>750</text:p>
          </table:table-cell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Bomberstaffel</text:p>
          </table:table-cell>
          <table:table-cell table:style-name="ce472" office:value-type="string" calcext:value-type="string">
            <text:p>Bomberstaffel III</text:p>
          </table:table-cell>
          <table:table-cell table:style-name="ce12" office:value-type="string" calcext:value-type="string">
            <text:p>Waffenlabor X</text:p>
          </table:table-cell>
          <table:table-cell table:style-name="ce12" table:number-columns-repeated="2"/>
          <table:table-cell table:style-name="ce12" office:value-type="string" calcext:value-type="string">
            <text:p>Explosiv</text:p>
          </table:table-cell>
          <table:table-cell table:style-name="ce12" office:value-type="float" office:value="918" calcext:value-type="float">
            <text:p>918</text:p>
          </table:table-cell>
          <table:table-cell table:style-name="ce12" office:value-type="float" office:value="154" calcext:value-type="float">
            <text:p>154</text:p>
          </table:table-cell>
          <table:table-cell table:style-name="ce330" table:number-columns-repeated="2"/>
          <table:table-cell table:style-name="ce12" office:value-type="float" office:value="1500" calcext:value-type="float">
            <text:p>1500</text:p>
          </table:table-cell>
          <table:table-cell table:style-name="ce330" table:number-columns-repeated="2"/>
          <table:table-cell table:style-name="ce330" office:value-type="float" office:value="25" calcext:value-type="float">
            <text:p>25</text:p>
          </table:table-cell>
          <table:table-cell table:style-name="ce330" office:value-type="float" office:value="9000" calcext:value-type="float">
            <text:p>9000</text:p>
          </table:table-cell>
          <table:table-cell table:style-name="ce330" office:value-type="float" office:value="750" calcext:value-type="float">
            <text:p>750</text:p>
          </table:table-cell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3">
          <table:table-cell table:style-name="ce12" table:number-columns-repeated="2"/>
          <table:table-cell table:style-name="ce473"/>
          <table:table-cell table:style-name="ce12" table:number-columns-repeated="6"/>
          <table:table-cell table:style-name="ce330" table:number-columns-repeated="2"/>
          <table:table-cell table:style-name="ce12"/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3">
          <table:table-cell table:style-name="ce12" table:number-columns-repeated="2"/>
          <table:table-cell table:style-name="ce474"/>
          <table:table-cell table:style-name="ce12" table:number-columns-repeated="6"/>
          <table:table-cell table:style-name="ce330" table:number-columns-repeated="2"/>
          <table:table-cell table:style-name="ce12"/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3">
          <table:table-cell table:style-name="ce12" table:number-columns-repeated="2"/>
          <table:table-cell table:style-name="ce475"/>
          <table:table-cell table:style-name="ce12" table:number-columns-repeated="6"/>
          <table:table-cell table:style-name="ce330" table:number-columns-repeated="2"/>
          <table:table-cell table:style-name="ce12"/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3">
          <table:table-cell table:style-name="ce12" table:number-columns-repeated="2"/>
          <table:table-cell table:style-name="ce476"/>
          <table:table-cell table:style-name="ce12" table:number-columns-repeated="6"/>
          <table:table-cell table:style-name="ce330" table:number-columns-repeated="2"/>
          <table:table-cell table:style-name="ce12"/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3">
          <table:table-cell table:style-name="ce12" table:number-columns-repeated="2"/>
          <table:table-cell table:style-name="ce477"/>
          <table:table-cell table:style-name="ce12" table:number-columns-repeated="6"/>
          <table:table-cell table:style-name="ce330" table:number-columns-repeated="2"/>
          <table:table-cell table:style-name="ce12"/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3">
          <table:table-cell table:style-name="ce12" table:number-columns-repeated="2"/>
          <table:table-cell table:style-name="ce478"/>
          <table:table-cell table:style-name="ce12" table:number-columns-repeated="6"/>
          <table:table-cell table:style-name="ce330" table:number-columns-repeated="2"/>
          <table:table-cell table:style-name="ce12"/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3">
          <table:table-cell table:style-name="ce12" table:number-columns-repeated="2"/>
          <table:table-cell table:style-name="ce479"/>
          <table:table-cell table:style-name="ce12" table:number-columns-repeated="6"/>
          <table:table-cell table:style-name="ce330" table:number-columns-repeated="2"/>
          <table:table-cell table:style-name="ce12"/>
          <table:table-cell table:style-name="ce330" table:number-columns-repeated="5"/>
          <table:table-cell table:style-name="ce179" table:number-columns-repeated="3"/>
          <table:table-cell table:style-name="ce330"/>
          <table:table-cell table:style-name="ce179"/>
          <table:table-cell table:style-name="ce330"/>
          <table:table-cell table:style-name="ce176" table:number-columns-repeated="6"/>
          <table:table-cell table:style-name="ce12" table:number-columns-repeated="2"/>
          <table:table-cell table:style-name="ce182"/>
          <table:table-cell table:style-name="ce13" table:number-columns-repeated="985"/>
        </table:table-row>
        <table:table-row table:style-name="ro3" table:number-rows-repeated="19">
          <table:table-cell table:style-name="ce185" table:number-columns-repeated="9"/>
          <table:table-cell table:style-name="ce331" table:number-columns-repeated="2"/>
          <table:table-cell table:style-name="ce185"/>
          <table:table-cell table:style-name="ce331" table:number-columns-repeated="5"/>
          <table:table-cell table:style-name="ce327" table:number-columns-repeated="3"/>
          <table:table-cell table:style-name="ce331"/>
          <table:table-cell table:style-name="ce327"/>
          <table:table-cell table:style-name="ce331"/>
          <table:table-cell table:style-name="ce328" table:number-columns-repeated="6"/>
          <table:table-cell table:style-name="ce185" table:number-columns-repeated="2"/>
          <table:table-cell table:style-name="ce481"/>
          <table:table-cell table:style-name="ce13" table:number-columns-repeated="985"/>
        </table:table-row>
        <table:table-row table:style-name="ro3" table:number-rows-repeated="4">
          <table:table-cell table:number-columns-repeated="11"/>
          <table:table-cell table:style-name="ce185"/>
          <table:table-cell table:number-columns-repeated="5"/>
          <table:table-cell table:style-name="ce327" table:number-columns-repeated="3"/>
          <table:table-cell table:style-name="ce331"/>
          <table:table-cell table:style-name="ce327"/>
          <table:table-cell table:style-name="ce331"/>
          <table:table-cell table:number-columns-repeated="3"/>
          <table:table-cell table:style-name="ce328" table:number-columns-repeated="3"/>
          <table:table-cell table:style-name="ce185"/>
          <table:table-cell/>
          <table:table-cell table:style-name="ce481"/>
          <table:table-cell table:number-columns-repeated="985"/>
        </table:table-row>
        <table:table-row table:style-name="ro3" table:number-rows-repeated="24">
          <table:table-cell table:number-columns-repeated="11"/>
          <table:table-cell table:style-name="ce185"/>
          <table:table-cell table:number-columns-repeated="5"/>
          <table:table-cell table:style-name="ce327" table:number-columns-repeated="3"/>
          <table:table-cell table:style-name="ce331"/>
          <table:table-cell table:style-name="ce327"/>
          <table:table-cell table:style-name="ce331"/>
          <table:table-cell table:number-columns-repeated="3"/>
          <table:table-cell table:style-name="ce328" table:number-columns-repeated="3"/>
          <table:table-cell table:style-name="ce185"/>
          <table:table-cell table:number-columns-repeated="987"/>
        </table:table-row>
        <table:table-row table:style-name="ro3" table:number-rows-repeated="11">
          <table:table-cell table:number-columns-repeated="11"/>
          <table:table-cell table:style-name="ce185"/>
          <table:table-cell table:number-columns-repeated="14"/>
          <table:table-cell table:style-name="ce328" table:number-columns-repeated="3"/>
          <table:table-cell table:style-name="ce185"/>
          <table:table-cell table:number-columns-repeated="987"/>
        </table:table-row>
        <table:table-row table:style-name="ro3" table:number-rows-repeated="60">
          <table:table-cell table:number-columns-repeated="26"/>
          <table:table-cell table:style-name="ce328" table:number-columns-repeated="3"/>
          <table:table-cell table:style-name="ce185"/>
          <table:table-cell table:number-columns-repeated="987"/>
        </table:table-row>
        <table:table-row table:style-name="ro3" table:number-rows-repeated="1048310">
          <table:table-cell table:number-columns-repeated="1017"/>
        </table:table-row>
        <table:table-row table:style-name="ro3">
          <table:table-cell table:number-columns-repeated="1017"/>
        </table:table-row>
        <calcext:conditional-formats>
          <calcext:conditional-format calcext:target-range-address="Waffenlabor.C2:Waffenlabor.C2">
            <calcext:condition calcext:apply-style-name="HintergrundGruen" calcext:value="formula-is(NOT(ISBLANK([.AF2])))" calcext:base-cell-address="Waffenlabor.C2"/>
          </calcext:conditional-format>
          <calcext:conditional-format calcext:target-range-address="Waffenlabor.C3:Waffenlabor.C3">
            <calcext:condition calcext:apply-style-name="HintergrundGruen" calcext:value="formula-is(NOT(ISBLANK([.AF3])))" calcext:base-cell-address="Waffenlabor.C3"/>
          </calcext:conditional-format>
          <calcext:conditional-format calcext:target-range-address="Waffenlabor.C4:Waffenlabor.C4">
            <calcext:condition calcext:apply-style-name="HintergrundGruen" calcext:value="formula-is(NOT(ISBLANK([.AF4])))" calcext:base-cell-address="Waffenlabor.C4"/>
          </calcext:conditional-format>
          <calcext:conditional-format calcext:target-range-address="Waffenlabor.C5:Waffenlabor.C5">
            <calcext:condition calcext:apply-style-name="HintergrundGruen" calcext:value="formula-is(NOT(ISBLANK([.AF5])))" calcext:base-cell-address="Waffenlabor.C5"/>
          </calcext:conditional-format>
          <calcext:conditional-format calcext:target-range-address="Waffenlabor.C6:Waffenlabor.C6">
            <calcext:condition calcext:apply-style-name="HintergrundGruen" calcext:value="formula-is(NOT(ISBLANK([.AF6])))" calcext:base-cell-address="Waffenlabor.C6"/>
          </calcext:conditional-format>
          <calcext:conditional-format calcext:target-range-address="Waffenlabor.C7:Waffenlabor.C7">
            <calcext:condition calcext:apply-style-name="HintergrundGruen" calcext:value="formula-is(NOT(ISBLANK([.AF7])))" calcext:base-cell-address="Waffenlabor.C7"/>
          </calcext:conditional-format>
          <calcext:conditional-format calcext:target-range-address="Waffenlabor.C8:Waffenlabor.C8">
            <calcext:condition calcext:apply-style-name="HintergrundGruen" calcext:value="formula-is(NOT(ISBLANK([.AF8])))" calcext:base-cell-address="Waffenlabor.C8"/>
          </calcext:conditional-format>
          <calcext:conditional-format calcext:target-range-address="Waffenlabor.C9:Waffenlabor.C9">
            <calcext:condition calcext:apply-style-name="HintergrundGruen" calcext:value="formula-is(NOT(ISBLANK([.AF9])))" calcext:base-cell-address="Waffenlabor.C9"/>
          </calcext:conditional-format>
          <calcext:conditional-format calcext:target-range-address="Waffenlabor.C10:Waffenlabor.C10">
            <calcext:condition calcext:apply-style-name="HintergrundGruen" calcext:value="formula-is(NOT(ISBLANK([.AF10])))" calcext:base-cell-address="Waffenlabor.C10"/>
          </calcext:conditional-format>
          <calcext:conditional-format calcext:target-range-address="Waffenlabor.C11:Waffenlabor.C11">
            <calcext:condition calcext:apply-style-name="HintergrundGruen" calcext:value="formula-is(NOT(ISBLANK([.AF11])))" calcext:base-cell-address="Waffenlabor.C11"/>
          </calcext:conditional-format>
          <calcext:conditional-format calcext:target-range-address="Waffenlabor.C12:Waffenlabor.C12">
            <calcext:condition calcext:apply-style-name="HintergrundGruen" calcext:value="formula-is(NOT(ISBLANK([.AF12])))" calcext:base-cell-address="Waffenlabor.C12"/>
          </calcext:conditional-format>
          <calcext:conditional-format calcext:target-range-address="Waffenlabor.C13:Waffenlabor.C13">
            <calcext:condition calcext:apply-style-name="HintergrundGruen" calcext:value="formula-is(NOT(ISBLANK([.AF13])))" calcext:base-cell-address="Waffenlabor.C13"/>
          </calcext:conditional-format>
          <calcext:conditional-format calcext:target-range-address="Waffenlabor.C14:Waffenlabor.C14">
            <calcext:condition calcext:apply-style-name="HintergrundGruen" calcext:value="formula-is(NOT(ISBLANK([.AF14])))" calcext:base-cell-address="Waffenlabor.C14"/>
          </calcext:conditional-format>
          <calcext:conditional-format calcext:target-range-address="Waffenlabor.C15:Waffenlabor.C15">
            <calcext:condition calcext:apply-style-name="HintergrundGruen" calcext:value="formula-is(NOT(ISBLANK([.AF15])))" calcext:base-cell-address="Waffenlabor.C15"/>
          </calcext:conditional-format>
          <calcext:conditional-format calcext:target-range-address="Waffenlabor.C16:Waffenlabor.C16">
            <calcext:condition calcext:apply-style-name="HintergrundGruen" calcext:value="formula-is(NOT(ISBLANK([.AF16])))" calcext:base-cell-address="Waffenlabor.C16"/>
          </calcext:conditional-format>
          <calcext:conditional-format calcext:target-range-address="Waffenlabor.C17:Waffenlabor.C17">
            <calcext:condition calcext:apply-style-name="HintergrundGruen" calcext:value="formula-is(NOT(ISBLANK([.AF17])))" calcext:base-cell-address="Waffenlabor.C17"/>
          </calcext:conditional-format>
          <calcext:conditional-format calcext:target-range-address="Waffenlabor.C18:Waffenlabor.C18">
            <calcext:condition calcext:apply-style-name="HintergrundGruen" calcext:value="formula-is(NOT(ISBLANK([.AF18])))" calcext:base-cell-address="Waffenlabor.C18"/>
          </calcext:conditional-format>
          <calcext:conditional-format calcext:target-range-address="Waffenlabor.C19:Waffenlabor.C19">
            <calcext:condition calcext:apply-style-name="HintergrundGruen" calcext:value="formula-is(NOT(ISBLANK([.AF19])))" calcext:base-cell-address="Waffenlabor.C19"/>
          </calcext:conditional-format>
          <calcext:conditional-format calcext:target-range-address="Waffenlabor.C20:Waffenlabor.C20">
            <calcext:condition calcext:apply-style-name="HintergrundGruen" calcext:value="formula-is(NOT(ISBLANK([.AF20])))" calcext:base-cell-address="Waffenlabor.C20"/>
          </calcext:conditional-format>
          <calcext:conditional-format calcext:target-range-address="Waffenlabor.C21:Waffenlabor.C21">
            <calcext:condition calcext:apply-style-name="HintergrundGruen" calcext:value="formula-is(NOT(ISBLANK([.AF21])))" calcext:base-cell-address="Waffenlabor.C21"/>
          </calcext:conditional-format>
          <calcext:conditional-format calcext:target-range-address="Waffenlabor.C22:Waffenlabor.C22">
            <calcext:condition calcext:apply-style-name="HintergrundGruen" calcext:value="formula-is(NOT(ISBLANK([.AF22])))" calcext:base-cell-address="Waffenlabor.C22"/>
          </calcext:conditional-format>
          <calcext:conditional-format calcext:target-range-address="Waffenlabor.C23:Waffenlabor.C23">
            <calcext:condition calcext:apply-style-name="HintergrundGruen" calcext:value="formula-is(NOT(ISBLANK([.AF23])))" calcext:base-cell-address="Waffenlabor.C23"/>
          </calcext:conditional-format>
          <calcext:conditional-format calcext:target-range-address="Waffenlabor.C24:Waffenlabor.C24">
            <calcext:condition calcext:apply-style-name="HintergrundGruen" calcext:value="formula-is(NOT(ISBLANK([.AF24])))" calcext:base-cell-address="Waffenlabor.C24"/>
          </calcext:conditional-format>
          <calcext:conditional-format calcext:target-range-address="Waffenlabor.C25:Waffenlabor.C25">
            <calcext:condition calcext:apply-style-name="HintergrundGruen" calcext:value="formula-is(NOT(ISBLANK([.AF25])))" calcext:base-cell-address="Waffenlabor.C25"/>
          </calcext:conditional-format>
          <calcext:conditional-format calcext:target-range-address="Waffenlabor.C26:Waffenlabor.C26">
            <calcext:condition calcext:apply-style-name="HintergrundGruen" calcext:value="formula-is(NOT(ISBLANK([.AF26])))" calcext:base-cell-address="Waffenlabor.C26"/>
          </calcext:conditional-format>
          <calcext:conditional-format calcext:target-range-address="Waffenlabor.C27:Waffenlabor.C27">
            <calcext:condition calcext:apply-style-name="HintergrundGruen" calcext:value="formula-is(NOT(ISBLANK([.AF27])))" calcext:base-cell-address="Waffenlabor.C27"/>
          </calcext:conditional-format>
          <calcext:conditional-format calcext:target-range-address="Waffenlabor.C28:Waffenlabor.C28">
            <calcext:condition calcext:apply-style-name="HintergrundGruen" calcext:value="formula-is(NOT(ISBLANK([.AF28])))" calcext:base-cell-address="Waffenlabor.C28"/>
          </calcext:conditional-format>
          <calcext:conditional-format calcext:target-range-address="Waffenlabor.C29:Waffenlabor.C29">
            <calcext:condition calcext:apply-style-name="HintergrundGruen" calcext:value="formula-is(NOT(ISBLANK([.AF29])))" calcext:base-cell-address="Waffenlabor.C29"/>
          </calcext:conditional-format>
          <calcext:conditional-format calcext:target-range-address="Waffenlabor.C30:Waffenlabor.C30">
            <calcext:condition calcext:apply-style-name="HintergrundGruen" calcext:value="formula-is(NOT(ISBLANK([.AF30])))" calcext:base-cell-address="Waffenlabor.C30"/>
          </calcext:conditional-format>
          <calcext:conditional-format calcext:target-range-address="Waffenlabor.C31:Waffenlabor.C31">
            <calcext:condition calcext:apply-style-name="HintergrundGruen" calcext:value="formula-is(NOT(ISBLANK([.AF31])))" calcext:base-cell-address="Waffenlabor.C31"/>
          </calcext:conditional-format>
          <calcext:conditional-format calcext:target-range-address="Waffenlabor.C32:Waffenlabor.C32">
            <calcext:condition calcext:apply-style-name="HintergrundGruen" calcext:value="formula-is(NOT(ISBLANK([.AF32])))" calcext:base-cell-address="Waffenlabor.C32"/>
          </calcext:conditional-format>
          <calcext:conditional-format calcext:target-range-address="Waffenlabor.C33:Waffenlabor.C33">
            <calcext:condition calcext:apply-style-name="HintergrundGruen" calcext:value="formula-is(NOT(ISBLANK([.AF33])))" calcext:base-cell-address="Waffenlabor.C33"/>
          </calcext:conditional-format>
          <calcext:conditional-format calcext:target-range-address="Waffenlabor.C34:Waffenlabor.C34">
            <calcext:condition calcext:apply-style-name="HintergrundGruen" calcext:value="formula-is(NOT(ISBLANK([.AF34])))" calcext:base-cell-address="Waffenlabor.C34"/>
          </calcext:conditional-format>
          <calcext:conditional-format calcext:target-range-address="Waffenlabor.C35:Waffenlabor.C35">
            <calcext:condition calcext:apply-style-name="HintergrundGruen" calcext:value="formula-is(NOT(ISBLANK([.AF35])))" calcext:base-cell-address="Waffenlabor.C35"/>
          </calcext:conditional-format>
          <calcext:conditional-format calcext:target-range-address="Waffenlabor.C36:Waffenlabor.C36">
            <calcext:condition calcext:apply-style-name="HintergrundGruen" calcext:value="formula-is(NOT(ISBLANK([.AF36])))" calcext:base-cell-address="Waffenlabor.C36"/>
          </calcext:conditional-format>
          <calcext:conditional-format calcext:target-range-address="Waffenlabor.C37:Waffenlabor.C37">
            <calcext:condition calcext:apply-style-name="HintergrundGruen" calcext:value="formula-is(NOT(ISBLANK([.AF37])))" calcext:base-cell-address="Waffenlabor.C37"/>
          </calcext:conditional-format>
          <calcext:conditional-format calcext:target-range-address="Waffenlabor.C38:Waffenlabor.C38">
            <calcext:condition calcext:apply-style-name="HintergrundGruen" calcext:value="formula-is(NOT(ISBLANK([.AF38])))" calcext:base-cell-address="Waffenlabor.C38"/>
          </calcext:conditional-format>
          <calcext:conditional-format calcext:target-range-address="Waffenlabor.C39:Waffenlabor.C39">
            <calcext:condition calcext:apply-style-name="HintergrundGruen" calcext:value="formula-is(NOT(ISBLANK([.AF39])))" calcext:base-cell-address="Waffenlabor.C39"/>
          </calcext:conditional-format>
          <calcext:conditional-format calcext:target-range-address="Waffenlabor.C40:Waffenlabor.C40">
            <calcext:condition calcext:apply-style-name="HintergrundGruen" calcext:value="formula-is(NOT(ISBLANK([.AF40])))" calcext:base-cell-address="Waffenlabor.C40"/>
          </calcext:conditional-format>
          <calcext:conditional-format calcext:target-range-address="Waffenlabor.C41:Waffenlabor.C41">
            <calcext:condition calcext:apply-style-name="HintergrundGruen" calcext:value="formula-is(NOT(ISBLANK([.AF41])))" calcext:base-cell-address="Waffenlabor.C41"/>
          </calcext:conditional-format>
          <calcext:conditional-format calcext:target-range-address="Waffenlabor.C42:Waffenlabor.C42">
            <calcext:condition calcext:apply-style-name="HintergrundGruen" calcext:value="formula-is(NOT(ISBLANK([.AF42])))" calcext:base-cell-address="Waffenlabor.C42"/>
          </calcext:conditional-format>
          <calcext:conditional-format calcext:target-range-address="Waffenlabor.C43:Waffenlabor.C43">
            <calcext:condition calcext:apply-style-name="HintergrundGruen" calcext:value="formula-is(NOT(ISBLANK([.AF43])))" calcext:base-cell-address="Waffenlabor.C43"/>
          </calcext:conditional-format>
          <calcext:conditional-format calcext:target-range-address="Waffenlabor.C44:Waffenlabor.C44">
            <calcext:condition calcext:apply-style-name="HintergrundGruen" calcext:value="formula-is(NOT(ISBLANK([.AF44])))" calcext:base-cell-address="Waffenlabor.C44"/>
          </calcext:conditional-format>
          <calcext:conditional-format calcext:target-range-address="Waffenlabor.C45:Waffenlabor.C45">
            <calcext:condition calcext:apply-style-name="HintergrundGruen" calcext:value="formula-is(NOT(ISBLANK([.AF45])))" calcext:base-cell-address="Waffenlabor.C45"/>
          </calcext:conditional-format>
          <calcext:conditional-format calcext:target-range-address="Waffenlabor.C46:Waffenlabor.C46">
            <calcext:condition calcext:apply-style-name="HintergrundGruen" calcext:value="formula-is(NOT(ISBLANK([.AF46])))" calcext:base-cell-address="Waffenlabor.C46"/>
          </calcext:conditional-format>
          <calcext:conditional-format calcext:target-range-address="Waffenlabor.C47:Waffenlabor.C47">
            <calcext:condition calcext:apply-style-name="HintergrundGruen" calcext:value="formula-is(NOT(ISBLANK([.AF47])))" calcext:base-cell-address="Waffenlabor.C47"/>
          </calcext:conditional-format>
          <calcext:conditional-format calcext:target-range-address="Waffenlabor.C48:Waffenlabor.C48">
            <calcext:condition calcext:apply-style-name="HintergrundGruen" calcext:value="formula-is(NOT(ISBLANK([.AF48])))" calcext:base-cell-address="Waffenlabor.C48"/>
          </calcext:conditional-format>
          <calcext:conditional-format calcext:target-range-address="Waffenlabor.C49:Waffenlabor.C49">
            <calcext:condition calcext:apply-style-name="HintergrundGruen" calcext:value="formula-is(NOT(ISBLANK([.AF49])))" calcext:base-cell-address="Waffenlabor.C49"/>
          </calcext:conditional-format>
          <calcext:conditional-format calcext:target-range-address="Waffenlabor.C50:Waffenlabor.C50">
            <calcext:condition calcext:apply-style-name="HintergrundGruen" calcext:value="formula-is(NOT(ISBLANK([.AF50])))" calcext:base-cell-address="Waffenlabor.C50"/>
          </calcext:conditional-format>
          <calcext:conditional-format calcext:target-range-address="Waffenlabor.C51:Waffenlabor.C51">
            <calcext:condition calcext:apply-style-name="HintergrundGruen" calcext:value="formula-is(NOT(ISBLANK([.AF51])))" calcext:base-cell-address="Waffenlabor.C51"/>
          </calcext:conditional-format>
          <calcext:conditional-format calcext:target-range-address="Waffenlabor.C52:Waffenlabor.C52">
            <calcext:condition calcext:apply-style-name="HintergrundGruen" calcext:value="formula-is(NOT(ISBLANK([.AF52])))" calcext:base-cell-address="Waffenlabor.C52"/>
          </calcext:conditional-format>
          <calcext:conditional-format calcext:target-range-address="Waffenlabor.C53:Waffenlabor.C53">
            <calcext:condition calcext:apply-style-name="HintergrundGruen" calcext:value="formula-is(NOT(ISBLANK([.AF53])))" calcext:base-cell-address="Waffenlabor.C53"/>
          </calcext:conditional-format>
          <calcext:conditional-format calcext:target-range-address="Waffenlabor.C54:Waffenlabor.C54">
            <calcext:condition calcext:apply-style-name="HintergrundGruen" calcext:value="formula-is(NOT(ISBLANK([.AF54])))" calcext:base-cell-address="Waffenlabor.C54"/>
          </calcext:conditional-format>
          <calcext:conditional-format calcext:target-range-address="Waffenlabor.C55:Waffenlabor.C55">
            <calcext:condition calcext:apply-style-name="HintergrundGruen" calcext:value="formula-is(NOT(ISBLANK([.AF55])))" calcext:base-cell-address="Waffenlabor.C55"/>
          </calcext:conditional-format>
          <calcext:conditional-format calcext:target-range-address="Waffenlabor.C56:Waffenlabor.C56">
            <calcext:condition calcext:apply-style-name="HintergrundGruen" calcext:value="formula-is(NOT(ISBLANK([.AF56])))" calcext:base-cell-address="Waffenlabor.C56"/>
          </calcext:conditional-format>
          <calcext:conditional-format calcext:target-range-address="Waffenlabor.C57:Waffenlabor.C57">
            <calcext:condition calcext:apply-style-name="HintergrundGruen" calcext:value="formula-is(NOT(ISBLANK([.AF57])))" calcext:base-cell-address="Waffenlabor.C57"/>
          </calcext:conditional-format>
          <calcext:conditional-format calcext:target-range-address="Waffenlabor.C58:Waffenlabor.C58">
            <calcext:condition calcext:apply-style-name="HintergrundGruen" calcext:value="formula-is(NOT(ISBLANK([.AF58])))" calcext:base-cell-address="Waffenlabor.C58"/>
          </calcext:conditional-format>
          <calcext:conditional-format calcext:target-range-address="Waffenlabor.C59:Waffenlabor.C59">
            <calcext:condition calcext:apply-style-name="HintergrundGruen" calcext:value="formula-is(NOT(ISBLANK([.AF59])))" calcext:base-cell-address="Waffenlabor.C59"/>
          </calcext:conditional-format>
          <calcext:conditional-format calcext:target-range-address="Waffenlabor.C60:Waffenlabor.C60">
            <calcext:condition calcext:apply-style-name="HintergrundGruen" calcext:value="formula-is(NOT(ISBLANK([.AF60])))" calcext:base-cell-address="Waffenlabor.C60"/>
          </calcext:conditional-format>
          <calcext:conditional-format calcext:target-range-address="Waffenlabor.C61:Waffenlabor.C61">
            <calcext:condition calcext:apply-style-name="HintergrundGruen" calcext:value="formula-is(NOT(ISBLANK([.AF61])))" calcext:base-cell-address="Waffenlabor.C61"/>
          </calcext:conditional-format>
          <calcext:conditional-format calcext:target-range-address="Waffenlabor.C62:Waffenlabor.C62">
            <calcext:condition calcext:apply-style-name="HintergrundGruen" calcext:value="formula-is(NOT(ISBLANK([.AF62])))" calcext:base-cell-address="Waffenlabor.C62"/>
          </calcext:conditional-format>
          <calcext:conditional-format calcext:target-range-address="Waffenlabor.C63:Waffenlabor.C63">
            <calcext:condition calcext:apply-style-name="HintergrundGruen" calcext:value="formula-is(NOT(ISBLANK([.AF63])))" calcext:base-cell-address="Waffenlabor.C63"/>
          </calcext:conditional-format>
          <calcext:conditional-format calcext:target-range-address="Waffenlabor.C64:Waffenlabor.C64">
            <calcext:condition calcext:apply-style-name="HintergrundGruen" calcext:value="formula-is(NOT(ISBLANK([.AF64])))" calcext:base-cell-address="Waffenlabor.C64"/>
          </calcext:conditional-format>
          <calcext:conditional-format calcext:target-range-address="Waffenlabor.C65:Waffenlabor.C65">
            <calcext:condition calcext:apply-style-name="HintergrundGruen" calcext:value="formula-is(NOT(ISBLANK([.AF65])))" calcext:base-cell-address="Waffenlabor.C65"/>
          </calcext:conditional-format>
          <calcext:conditional-format calcext:target-range-address="Waffenlabor.C66:Waffenlabor.C66">
            <calcext:condition calcext:apply-style-name="HintergrundGruen" calcext:value="formula-is(NOT(ISBLANK([.AF66])))" calcext:base-cell-address="Waffenlabor.C66"/>
          </calcext:conditional-format>
          <calcext:conditional-format calcext:target-range-address="Waffenlabor.C67:Waffenlabor.C67">
            <calcext:condition calcext:apply-style-name="HintergrundGruen" calcext:value="formula-is(NOT(ISBLANK([.AF67])))" calcext:base-cell-address="Waffenlabor.C67"/>
          </calcext:conditional-format>
          <calcext:conditional-format calcext:target-range-address="Waffenlabor.C68:Waffenlabor.C68">
            <calcext:condition calcext:apply-style-name="HintergrundGruen" calcext:value="formula-is(NOT(ISBLANK([.AF68])))" calcext:base-cell-address="Waffenlabor.C68"/>
          </calcext:conditional-format>
          <calcext:conditional-format calcext:target-range-address="Waffenlabor.C69:Waffenlabor.C69">
            <calcext:condition calcext:apply-style-name="HintergrundGruen" calcext:value="formula-is(NOT(ISBLANK([.AF69])))" calcext:base-cell-address="Waffenlabor.C69"/>
          </calcext:conditional-format>
          <calcext:conditional-format calcext:target-range-address="Waffenlabor.C70:Waffenlabor.C70">
            <calcext:condition calcext:apply-style-name="HintergrundGruen" calcext:value="formula-is(NOT(ISBLANK([.AF70])))" calcext:base-cell-address="Waffenlabor.C70"/>
          </calcext:conditional-format>
          <calcext:conditional-format calcext:target-range-address="Waffenlabor.C71:Waffenlabor.C71">
            <calcext:condition calcext:apply-style-name="HintergrundGruen" calcext:value="formula-is(NOT(ISBLANK([.AF71])))" calcext:base-cell-address="Waffenlabor.C71"/>
          </calcext:conditional-format>
          <calcext:conditional-format calcext:target-range-address="Waffenlabor.C72:Waffenlabor.C72">
            <calcext:condition calcext:apply-style-name="HintergrundGruen" calcext:value="formula-is(NOT(ISBLANK([.AF72])))" calcext:base-cell-address="Waffenlabor.C72"/>
          </calcext:conditional-format>
          <calcext:conditional-format calcext:target-range-address="Waffenlabor.C73:Waffenlabor.C73">
            <calcext:condition calcext:apply-style-name="HintergrundGruen" calcext:value="formula-is(NOT(ISBLANK([.AF73])))" calcext:base-cell-address="Waffenlabor.C73"/>
          </calcext:conditional-format>
          <calcext:conditional-format calcext:target-range-address="Waffenlabor.C74:Waffenlabor.C74">
            <calcext:condition calcext:apply-style-name="HintergrundGruen" calcext:value="formula-is(NOT(ISBLANK([.AF74])))" calcext:base-cell-address="Waffenlabor.C74"/>
          </calcext:conditional-format>
          <calcext:conditional-format calcext:target-range-address="Waffenlabor.C75:Waffenlabor.C75">
            <calcext:condition calcext:apply-style-name="HintergrundGruen" calcext:value="formula-is(NOT(ISBLANK([.AF75])))" calcext:base-cell-address="Waffenlabor.C75"/>
          </calcext:conditional-format>
          <calcext:conditional-format calcext:target-range-address="Waffenlabor.C76:Waffenlabor.C76">
            <calcext:condition calcext:apply-style-name="HintergrundGruen" calcext:value="formula-is(NOT(ISBLANK([.AF76])))" calcext:base-cell-address="Waffenlabor.C76"/>
          </calcext:conditional-format>
          <calcext:conditional-format calcext:target-range-address="Waffenlabor.C77:Waffenlabor.C77">
            <calcext:condition calcext:apply-style-name="HintergrundGruen" calcext:value="formula-is(NOT(ISBLANK([.AF77])))" calcext:base-cell-address="Waffenlabor.C77"/>
          </calcext:conditional-format>
          <calcext:conditional-format calcext:target-range-address="Waffenlabor.C78:Waffenlabor.C78">
            <calcext:condition calcext:apply-style-name="HintergrundGruen" calcext:value="formula-is(NOT(ISBLANK([.AF78])))" calcext:base-cell-address="Waffenlabor.C78"/>
          </calcext:conditional-format>
          <calcext:conditional-format calcext:target-range-address="Waffenlabor.C79:Waffenlabor.C79">
            <calcext:condition calcext:apply-style-name="HintergrundGruen" calcext:value="formula-is(NOT(ISBLANK([.AF79])))" calcext:base-cell-address="Waffenlabor.C79"/>
          </calcext:conditional-format>
          <calcext:conditional-format calcext:target-range-address="Waffenlabor.C80:Waffenlabor.C80">
            <calcext:condition calcext:apply-style-name="HintergrundGruen" calcext:value="formula-is(NOT(ISBLANK([.AF80])))" calcext:base-cell-address="Waffenlabor.C80"/>
          </calcext:conditional-format>
          <calcext:conditional-format calcext:target-range-address="Waffenlabor.C81:Waffenlabor.C81">
            <calcext:condition calcext:apply-style-name="HintergrundGruen" calcext:value="formula-is(NOT(ISBLANK([.AF81])))" calcext:base-cell-address="Waffenlabor.C81"/>
          </calcext:conditional-format>
          <calcext:conditional-format calcext:target-range-address="Waffenlabor.C82:Waffenlabor.C82">
            <calcext:condition calcext:apply-style-name="HintergrundGruen" calcext:value="formula-is(NOT(ISBLANK([.AF82])))" calcext:base-cell-address="Waffenlabor.C82"/>
          </calcext:conditional-format>
          <calcext:conditional-format calcext:target-range-address="Waffenlabor.C83:Waffenlabor.C83">
            <calcext:condition calcext:apply-style-name="HintergrundGruen" calcext:value="formula-is(NOT(ISBLANK([.AF83])))" calcext:base-cell-address="Waffenlabor.C83"/>
          </calcext:conditional-format>
          <calcext:conditional-format calcext:target-range-address="Waffenlabor.C84:Waffenlabor.C84">
            <calcext:condition calcext:apply-style-name="HintergrundGruen" calcext:value="formula-is(NOT(ISBLANK([.AF84])))" calcext:base-cell-address="Waffenlabor.C84"/>
          </calcext:conditional-format>
          <calcext:conditional-format calcext:target-range-address="Waffenlabor.C86:Waffenlabor.C86">
            <calcext:condition calcext:apply-style-name="HintergrundGruen" calcext:value="formula-is(NOT(ISBLANK([.AF86])))" calcext:base-cell-address="Waffenlabor.C86"/>
          </calcext:conditional-format>
          <calcext:conditional-format calcext:target-range-address="Waffenlabor.C87:Waffenlabor.C87">
            <calcext:condition calcext:apply-style-name="HintergrundGruen" calcext:value="formula-is(NOT(ISBLANK([.AF87])))" calcext:base-cell-address="Waffenlabor.C87"/>
          </calcext:conditional-format>
          <calcext:conditional-format calcext:target-range-address="Waffenlabor.C93:Waffenlabor.C93">
            <calcext:condition calcext:apply-style-name="HintergrundGruen" calcext:value="formula-is(NOT(ISBLANK([.AF93])))" calcext:base-cell-address="Waffenlabor.C93"/>
          </calcext:conditional-format>
          <calcext:conditional-format calcext:target-range-address="Waffenlabor.C94:Waffenlabor.C94">
            <calcext:condition calcext:apply-style-name="HintergrundGruen" calcext:value="formula-is(NOT(ISBLANK([.AF94])))" calcext:base-cell-address="Waffenlabor.C94"/>
          </calcext:conditional-format>
          <calcext:conditional-format calcext:target-range-address="Waffenlabor.C92:Waffenlabor.C92">
            <calcext:condition calcext:apply-style-name="HintergrundGruen" calcext:value="formula-is(NOT(ISBLANK([.AF92])))" calcext:base-cell-address="Waffenlabor.C92"/>
          </calcext:conditional-format>
          <calcext:conditional-format calcext:target-range-address="Waffenlabor.C89:Waffenlabor.C89">
            <calcext:condition calcext:apply-style-name="HintergrundGruen" calcext:value="formula-is(NOT(ISBLANK([.AF89])))" calcext:base-cell-address="Waffenlabor.C89"/>
          </calcext:conditional-format>
          <calcext:conditional-format calcext:target-range-address="Waffenlabor.C90:Waffenlabor.C90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88:Waffenlabor.C88">
            <calcext:condition calcext:apply-style-name="HintergrundGruen" calcext:value="formula-is(NOT(ISBLANK([.AF88])))" calcext:base-cell-address="Waffenlabor.C88"/>
          </calcext:conditional-format>
          <calcext:conditional-format calcext:target-range-address="Waffenlabor.C85:Waffenlabor.C85">
            <calcext:condition calcext:apply-style-name="HintergrundGruen" calcext:value="formula-is(NOT(ISBLANK([.AF85])))" calcext:base-cell-address="Waffenlabor.C85"/>
          </calcext:conditional-format>
          <calcext:conditional-format calcext:target-range-address="Waffenlabor.C91:Waffenlabor.C91">
            <calcext:condition calcext:apply-style-name="HintergrundGruen" calcext:value="formula-is(NOT(ISBLANK([.AF91])))" calcext:base-cell-address="Waffenlabor.C91"/>
          </calcext:conditional-format>
          <calcext:conditional-format calcext:target-range-address="Waffenlabor.C95:Waffenlabor.C95">
            <calcext:condition calcext:apply-style-name="HintergrundGruen" calcext:value="formula-is(NOT(ISBLANK([.AF95])))" calcext:base-cell-address="Waffenlabor.C95"/>
          </calcext:conditional-format>
          <calcext:conditional-format calcext:target-range-address="Waffenlabor.C96:Waffenlabor.C96">
            <calcext:condition calcext:apply-style-name="HintergrundGruen" calcext:value="formula-is(NOT(ISBLANK([.AF96])))" calcext:base-cell-address="Waffenlabor.C96"/>
          </calcext:conditional-format>
          <calcext:conditional-format calcext:target-range-address="Waffenlabor.C97:Waffenlabor.C97">
            <calcext:condition calcext:apply-style-name="HintergrundGruen" calcext:value="formula-is(NOT(ISBLANK([.AF97])))" calcext:base-cell-address="Waffenlabor.C97"/>
          </calcext:conditional-format>
          <calcext:conditional-format calcext:target-range-address="Waffenlabor.C98:Waffenlabor.C98">
            <calcext:condition calcext:apply-style-name="HintergrundGruen" calcext:value="formula-is(NOT(ISBLANK([.AF98])))" calcext:base-cell-address="Waffenlabor.C98"/>
          </calcext:conditional-format>
          <calcext:conditional-format calcext:target-range-address="Waffenlabor.C99:Waffenlabor.C99">
            <calcext:condition calcext:apply-style-name="HintergrundGruen" calcext:value="formula-is(NOT(ISBLANK([.AF99])))" calcext:base-cell-address="Waffenlabor.C99"/>
          </calcext:conditional-format>
          <calcext:conditional-format calcext:target-range-address="Waffenlabor.C100:Waffenlabor.C100">
            <calcext:condition calcext:apply-style-name="HintergrundGruen" calcext:value="formula-is(NOT(ISBLANK([.AF100])))" calcext:base-cell-address="Waffenlabor.C100"/>
          </calcext:conditional-format>
          <calcext:conditional-format calcext:target-range-address="Waffenlabor.C101:Waffenlabor.C101">
            <calcext:condition calcext:apply-style-name="HintergrundGruen" calcext:value="formula-is(NOT(ISBLANK([.AF101])))" calcext:base-cell-address="Waffenlabor.C101"/>
          </calcext:conditional-format>
          <calcext:conditional-format calcext:target-range-address="Waffenlabor.C102:Waffenlabor.C102">
            <calcext:condition calcext:apply-style-name="HintergrundGruen" calcext:value="formula-is(NOT(ISBLANK([.AF102])))" calcext:base-cell-address="Waffenlabor.C102"/>
          </calcext:conditional-format>
          <calcext:conditional-format calcext:target-range-address="Waffenlabor.C103:Waffenlabor.C103">
            <calcext:condition calcext:apply-style-name="HintergrundGruen" calcext:value="formula-is(NOT(ISBLANK([.AF103])))" calcext:base-cell-address="Waffenlabor.C103"/>
          </calcext:conditional-format>
          <calcext:conditional-format calcext:target-range-address="Waffenlabor.C104:Waffenlabor.C104">
            <calcext:condition calcext:apply-style-name="HintergrundGruen" calcext:value="formula-is(NOT(ISBLANK([.AF104])))" calcext:base-cell-address="Waffenlabor.C104"/>
          </calcext:conditional-format>
          <calcext:conditional-format calcext:target-range-address="Waffenlabor.C105:Waffenlabor.C105">
            <calcext:condition calcext:apply-style-name="HintergrundGruen" calcext:value="formula-is(NOT(ISBLANK([.AF105])))" calcext:base-cell-address="Waffenlabor.C105"/>
          </calcext:conditional-format>
          <calcext:conditional-format calcext:target-range-address="Waffenlabor.C106:Waffenlabor.C106">
            <calcext:condition calcext:apply-style-name="HintergrundGruen" calcext:value="formula-is(NOT(ISBLANK([.AF106])))" calcext:base-cell-address="Waffenlabor.C106"/>
          </calcext:conditional-format>
          <calcext:conditional-format calcext:target-range-address="Waffenlabor.C107:Waffenlabor.C107">
            <calcext:condition calcext:apply-style-name="HintergrundGruen" calcext:value="formula-is(NOT(ISBLANK([.AF107])))" calcext:base-cell-address="Waffenlabor.C107"/>
          </calcext:conditional-format>
          <calcext:conditional-format calcext:target-range-address="Waffenlabor.C108:Waffenlabor.C108">
            <calcext:condition calcext:apply-style-name="HintergrundGruen" calcext:value="formula-is(NOT(ISBLANK([.AF108])))" calcext:base-cell-address="Waffenlabor.C108"/>
          </calcext:conditional-format>
          <calcext:conditional-format calcext:target-range-address="Waffenlabor.C109:Waffenlabor.C109">
            <calcext:condition calcext:apply-style-name="HintergrundGruen" calcext:value="formula-is(NOT(ISBLANK([.AF109])))" calcext:base-cell-address="Waffenlabor.C109"/>
          </calcext:conditional-format>
          <calcext:conditional-format calcext:target-range-address="Waffenlabor.C110:Waffenlabor.C110">
            <calcext:condition calcext:apply-style-name="HintergrundGruen" calcext:value="formula-is(NOT(ISBLANK([.AF110])))" calcext:base-cell-address="Waffenlabor.C110"/>
          </calcext:conditional-format>
          <calcext:conditional-format calcext:target-range-address="Waffenlabor.C111:Waffenlabor.C111">
            <calcext:condition calcext:apply-style-name="HintergrundGruen" calcext:value="formula-is(NOT(ISBLANK([.AF111])))" calcext:base-cell-address="Waffenlabor.C111"/>
          </calcext:conditional-format>
          <calcext:conditional-format calcext:target-range-address="Waffenlabor.C112:Waffenlabor.C112">
            <calcext:condition calcext:apply-style-name="HintergrundGruen" calcext:value="formula-is(NOT(ISBLANK([.AF112])))" calcext:base-cell-address="Waffenlabor.C112"/>
          </calcext:conditional-format>
          <calcext:conditional-format calcext:target-range-address="Waffenlabor.C113:Waffenlabor.C113">
            <calcext:condition calcext:apply-style-name="HintergrundGruen" calcext:value="formula-is(NOT(ISBLANK([.AF113])))" calcext:base-cell-address="Waffenlabor.C113"/>
          </calcext:conditional-format>
          <calcext:conditional-format calcext:target-range-address="Waffenlabor.C114:Waffenlabor.C114">
            <calcext:condition calcext:apply-style-name="HintergrundGruen" calcext:value="formula-is(NOT(ISBLANK([.AF114])))" calcext:base-cell-address="Waffenlabor.C114"/>
          </calcext:conditional-format>
          <calcext:conditional-format calcext:target-range-address="Waffenlabor.C115:Waffenlabor.C115">
            <calcext:condition calcext:apply-style-name="HintergrundGruen" calcext:value="formula-is(NOT(ISBLANK([.AF115])))" calcext:base-cell-address="Waffenlabor.C115"/>
          </calcext:conditional-format>
          <calcext:conditional-format calcext:target-range-address="Waffenlabor.C116:Waffenlabor.C116">
            <calcext:condition calcext:apply-style-name="HintergrundGruen" calcext:value="formula-is(NOT(ISBLANK([.AF116])))" calcext:base-cell-address="Waffenlabor.C116"/>
          </calcext:conditional-format>
          <calcext:conditional-format calcext:target-range-address="Waffenlabor.C117:Waffenlabor.C117">
            <calcext:condition calcext:apply-style-name="HintergrundGruen" calcext:value="formula-is(NOT(ISBLANK([.AF117])))" calcext:base-cell-address="Waffenlabor.C117"/>
          </calcext:conditional-format>
          <calcext:conditional-format calcext:target-range-address="Waffenlabor.C118:Waffenlabor.C118">
            <calcext:condition calcext:apply-style-name="HintergrundGruen" calcext:value="formula-is(NOT(ISBLANK([.AF118])))" calcext:base-cell-address="Waffenlabor.C118"/>
          </calcext:conditional-format>
          <calcext:conditional-format calcext:target-range-address="Waffenlabor.C119:Waffenlabor.C119">
            <calcext:condition calcext:apply-style-name="HintergrundGruen" calcext:value="formula-is(NOT(ISBLANK([.AF119])))" calcext:base-cell-address="Waffenlabor.C119"/>
          </calcext:conditional-format>
          <calcext:conditional-format calcext:target-range-address="Waffenlabor.C120:Waffenlabor.C120">
            <calcext:condition calcext:apply-style-name="HintergrundGruen" calcext:value="formula-is(NOT(ISBLANK([.AF120])))" calcext:base-cell-address="Waffenlabor.C120"/>
          </calcext:conditional-format>
          <calcext:conditional-format calcext:target-range-address="Waffenlabor.C121:Waffenlabor.C121">
            <calcext:condition calcext:apply-style-name="HintergrundGruen" calcext:value="formula-is(NOT(ISBLANK([.AF121])))" calcext:base-cell-address="Waffenlabor.C121"/>
          </calcext:conditional-format>
          <calcext:conditional-format calcext:target-range-address="Waffenlabor.C122:Waffenlabor.C122">
            <calcext:condition calcext:apply-style-name="HintergrundGruen" calcext:value="formula-is(NOT(ISBLANK([.AF122])))" calcext:base-cell-address="Waffenlabor.C122"/>
          </calcext:conditional-format>
          <calcext:conditional-format calcext:target-range-address="Waffenlabor.C123:Waffenlabor.C123">
            <calcext:condition calcext:apply-style-name="HintergrundGruen" calcext:value="formula-is(NOT(ISBLANK([.AF123])))" calcext:base-cell-address="Waffenlabor.C123"/>
          </calcext:conditional-format>
          <calcext:conditional-format calcext:target-range-address="Waffenlabor.C124:Waffenlabor.C124">
            <calcext:condition calcext:apply-style-name="HintergrundGruen" calcext:value="formula-is(NOT(ISBLANK([.AF124])))" calcext:base-cell-address="Waffenlabor.C124"/>
          </calcext:conditional-format>
          <calcext:conditional-format calcext:target-range-address="Waffenlabor.C125:Waffenlabor.C125">
            <calcext:condition calcext:apply-style-name="HintergrundGruen" calcext:value="formula-is(NOT(ISBLANK([.AF125])))" calcext:base-cell-address="Waffenlabor.C125"/>
          </calcext:conditional-format>
          <calcext:conditional-format calcext:target-range-address="Waffenlabor.C126:Waffenlabor.C126">
            <calcext:condition calcext:apply-style-name="HintergrundGruen" calcext:value="formula-is(NOT(ISBLANK([.AF126])))" calcext:base-cell-address="Waffenlabor.C126"/>
          </calcext:conditional-format>
          <calcext:conditional-format calcext:target-range-address="Waffenlabor.C127:Waffenlabor.C127">
            <calcext:condition calcext:apply-style-name="HintergrundGruen" calcext:value="formula-is(NOT(ISBLANK([.AF127])))" calcext:base-cell-address="Waffenlabor.C127"/>
          </calcext:conditional-format>
          <calcext:conditional-format calcext:target-range-address="Waffenlabor.C128:Waffenlabor.C128">
            <calcext:condition calcext:apply-style-name="HintergrundGruen" calcext:value="formula-is(NOT(ISBLANK([.AF128])))" calcext:base-cell-address="Waffenlabor.C128"/>
          </calcext:conditional-format>
          <calcext:conditional-format calcext:target-range-address="Waffenlabor.C129:Waffenlabor.C129">
            <calcext:condition calcext:apply-style-name="HintergrundGruen" calcext:value="formula-is(NOT(ISBLANK([.AF129])))" calcext:base-cell-address="Waffenlabor.C129"/>
          </calcext:conditional-format>
          <calcext:conditional-format calcext:target-range-address="Waffenlabor.C130:Waffenlabor.C130">
            <calcext:condition calcext:apply-style-name="HintergrundGruen" calcext:value="formula-is(NOT(ISBLANK([.AF130])))" calcext:base-cell-address="Waffenlabor.C130"/>
          </calcext:conditional-format>
          <calcext:conditional-format calcext:target-range-address="Waffenlabor.C131:Waffenlabor.C131">
            <calcext:condition calcext:apply-style-name="HintergrundGruen" calcext:value="formula-is(NOT(ISBLANK([.AF131])))" calcext:base-cell-address="Waffenlabor.C131"/>
          </calcext:conditional-format>
          <calcext:conditional-format calcext:target-range-address="Waffenlabor.C132:Waffenlabor.C132">
            <calcext:condition calcext:apply-style-name="HintergrundGruen" calcext:value="formula-is(NOT(ISBLANK([.AF132])))" calcext:base-cell-address="Waffenlabor.C132"/>
          </calcext:conditional-format>
          <calcext:conditional-format calcext:target-range-address="Waffenlabor.C133:Waffenlabor.C133">
            <calcext:condition calcext:apply-style-name="HintergrundGruen" calcext:value="formula-is(NOT(ISBLANK([.AF133])))" calcext:base-cell-address="Waffenlabor.C133"/>
          </calcext:conditional-format>
          <calcext:conditional-format calcext:target-range-address="Waffenlabor.C134:Waffenlabor.C134">
            <calcext:condition calcext:apply-style-name="HintergrundGruen" calcext:value="formula-is(NOT(ISBLANK([.AF134])))" calcext:base-cell-address="Waffenlabor.C134"/>
          </calcext:conditional-format>
          <calcext:conditional-format calcext:target-range-address="Waffenlabor.C135:Waffenlabor.C135">
            <calcext:condition calcext:apply-style-name="HintergrundGruen" calcext:value="formula-is(NOT(ISBLANK([.AF135])))" calcext:base-cell-address="Waffenlabor.C135"/>
          </calcext:conditional-format>
          <calcext:conditional-format calcext:target-range-address="Waffenlabor.C136:Waffenlabor.C136">
            <calcext:condition calcext:apply-style-name="HintergrundGruen" calcext:value="formula-is(NOT(ISBLANK([.AF136])))" calcext:base-cell-address="Waffenlabor.C136"/>
          </calcext:conditional-format>
          <calcext:conditional-format calcext:target-range-address="Waffenlabor.C137:Waffenlabor.C137">
            <calcext:condition calcext:apply-style-name="HintergrundGruen" calcext:value="formula-is(NOT(ISBLANK([.AF137])))" calcext:base-cell-address="Waffenlabor.C137"/>
          </calcext:conditional-format>
          <calcext:conditional-format calcext:target-range-address="Waffenlabor.C138:Waffenlabor.C138">
            <calcext:condition calcext:apply-style-name="HintergrundGruen" calcext:value="formula-is(NOT(ISBLANK([.AF138])))" calcext:base-cell-address="Waffenlabor.C138"/>
          </calcext:conditional-format>
          <calcext:conditional-format calcext:target-range-address="Waffenlabor.C139:Waffenlabor.C139">
            <calcext:condition calcext:apply-style-name="HintergrundGruen" calcext:value="formula-is(NOT(ISBLANK([.AF139])))" calcext:base-cell-address="Waffenlabor.C139"/>
          </calcext:conditional-format>
          <calcext:conditional-format calcext:target-range-address="Waffenlabor.C140:Waffenlabor.C140">
            <calcext:condition calcext:apply-style-name="HintergrundGruen" calcext:value="formula-is(NOT(ISBLANK([.AF140])))" calcext:base-cell-address="Waffenlabor.C140"/>
          </calcext:conditional-format>
          <calcext:conditional-format calcext:target-range-address="Waffenlabor.C141:Waffenlabor.C141">
            <calcext:condition calcext:apply-style-name="HintergrundGruen" calcext:value="formula-is(NOT(ISBLANK([.AF141])))" calcext:base-cell-address="Waffenlabor.C141"/>
          </calcext:conditional-format>
          <calcext:conditional-format calcext:target-range-address="Waffenlabor.C142:Waffenlabor.C142">
            <calcext:condition calcext:apply-style-name="HintergrundGruen" calcext:value="formula-is(NOT(ISBLANK([.AF142])))" calcext:base-cell-address="Waffenlabor.C142"/>
          </calcext:conditional-format>
          <calcext:conditional-format calcext:target-range-address="Waffenlabor.C143:Waffenlabor.C143">
            <calcext:condition calcext:apply-style-name="HintergrundGruen" calcext:value="formula-is(NOT(ISBLANK([.AF143])))" calcext:base-cell-address="Waffenlabor.C143"/>
          </calcext:conditional-format>
          <calcext:conditional-format calcext:target-range-address="Waffenlabor.C144:Waffenlabor.C144">
            <calcext:condition calcext:apply-style-name="HintergrundGruen" calcext:value="formula-is(NOT(ISBLANK([.AF144])))" calcext:base-cell-address="Waffenlabor.C144"/>
          </calcext:conditional-format>
          <calcext:conditional-format calcext:target-range-address="Waffenlabor.C145:Waffenlabor.C145">
            <calcext:condition calcext:apply-style-name="HintergrundGruen" calcext:value="formula-is(NOT(ISBLANK([.AF145])))" calcext:base-cell-address="Waffenlabor.C145"/>
          </calcext:conditional-format>
          <calcext:conditional-format calcext:target-range-address="Waffenlabor.C146:Waffenlabor.C146">
            <calcext:condition calcext:apply-style-name="HintergrundGruen" calcext:value="formula-is(NOT(ISBLANK([.AF146])))" calcext:base-cell-address="Waffenlabor.C146"/>
          </calcext:conditional-format>
          <calcext:conditional-format calcext:target-range-address="Waffenlabor.C147:Waffenlabor.C147">
            <calcext:condition calcext:apply-style-name="HintergrundGruen" calcext:value="formula-is(NOT(ISBLANK([.AF147])))" calcext:base-cell-address="Waffenlabor.C147"/>
          </calcext:conditional-format>
        </calcext:conditional-formats>
      </table:table>
      <table:table table:name="Module" table:style-name="ta6">
        <office:forms form:automatic-focus="false" form:apply-design-mode="false"/>
        <table:table-column table:style-name="co64" table:default-cell-style-name="ce13"/>
        <table:table-column table:style-name="co65" table:default-cell-style-name="ce13"/>
        <table:table-column table:style-name="co66" table:default-cell-style-name="ce13"/>
        <table:table-column table:style-name="co67" table:default-cell-style-name="ce13"/>
        <table:table-column table:style-name="co44" table:number-columns-repeated="2" table:default-cell-style-name="ce13"/>
        <table:table-column table:style-name="co10" table:default-cell-style-name="ce13"/>
        <table:table-column table:style-name="co11" table:default-cell-style-name="ce13"/>
        <table:table-column table:style-name="co64" table:default-cell-style-name="ce13"/>
        <table:table-column table:style-name="co68" table:default-cell-style-name="ce177"/>
        <table:table-column table:style-name="co69" table:default-cell-style-name="ce177"/>
        <table:table-column table:style-name="co26" table:default-cell-style-name="ce13"/>
        <table:table-column table:style-name="co73" table:default-cell-style-name="ce13"/>
        <table:table-column table:style-name="co74" table:default-cell-style-name="ce13"/>
        <table:table-column table:style-name="co75" table:default-cell-style-name="ce13"/>
        <table:table-column table:style-name="co76" table:default-cell-style-name="ce13"/>
        <table:table-column table:style-name="co34" table:default-cell-style-name="ce177"/>
        <table:table-column table:style-name="co35" table:default-cell-style-name="ce177"/>
        <table:table-column table:style-name="co37" table:default-cell-style-name="ce177"/>
        <table:table-column table:style-name="co38" table:number-columns-repeated="2" table:default-cell-style-name="ce177"/>
        <table:table-column table:style-name="co39" table:default-cell-style-name="ce177"/>
        <table:table-column table:style-name="co40" table:default-cell-style-name="ce13"/>
        <table:table-column table:style-name="co20" table:default-cell-style-name="ce13"/>
        <table:table-column table:style-name="co22" table:default-cell-style-name="ce183"/>
        <table:table-column table:style-name="co36" table:number-columns-repeated="996" table:default-cell-style-name="ce13"/>
        <table:table-row table:style-name="ro2">
          <table:table-cell table:style-name="ce11" office:value-type="string" calcext:value-type="string">
            <text:p>Kategorie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Art</text:p>
          </table:table-cell>
          <table:table-cell table:style-name="ce11" office:value-type="string" calcext:value-type="string">
            <text:p>Bau-</text:p>
            <text:p>vorraussetzung 1</text:p>
          </table:table-cell>
          <table:table-cell table:style-name="ce11" office:value-type="string" calcext:value-type="string">
            <text:p>Bau-</text:p>
            <text:p>vorraussetzung 2</text:p>
          </table:table-cell>
          <table:table-cell table:style-name="ce11" office:value-type="string" calcext:value-type="string">
            <text:p>Bau-</text:p>
            <text:p>vorraussetzung 3</text:p>
          </table:table-cell>
          <table:table-cell table:style-name="ce11" office:value-type="string" calcext:value-type="string">
            <text:p>Haltbarkeit</text:p>
          </table:table-cell>
          <table:table-cell table:style-name="ce11" office:value-type="string" calcext:value-type="string">
            <text:p>Max.</text:p>
            <text:p>Masse (t)</text:p>
          </table:table-cell>
          <table:table-cell table:style-name="ce175" office:value-type="string" calcext:value-type="string">
            <text:p>Kollateral</text:p>
          </table:table-cell>
          <table:table-cell table:style-name="ce175" office:value-type="string" calcext:value-type="string">
            <text:p>Lager (t)</text:p>
          </table:table-cell>
          <table:table-cell table:style-name="ce175" office:value-type="string" calcext:value-type="string">
            <text:p>Produziert (t/h)</text:p>
          </table:table-cell>
          <table:table-cell table:style-name="ce11" office:value-type="string" calcext:value-type="string">
            <text:p>Max.</text:p>
            <text:p>Bernstein</text:p>
          </table:table-cell>
          <table:table-cell table:style-name="ce11" office:value-type="string" calcext:value-type="string">
            <text:p>Flotten</text:p>
          </table:table-cell>
          <table:table-cell table:style-name="ce11" office:value-type="string" calcext:value-type="string">
            <text:p>Flotten-</text:p>
            <text:p>masse</text:p>
          </table:table-cell>
          <table:table-cell table:style-name="ce11" office:value-type="string" calcext:value-type="string">
            <text:p>Fläche (m²)</text:p>
          </table:table-cell>
          <table:table-cell table:style-name="ce11" office:value-type="string" calcext:value-type="string">
            <text:p>Warnradius (m)</text:p>
          </table:table-cell>
          <table:table-cell table:style-name="ce175" office:value-type="string" calcext:value-type="string">
            <text:p>Baukosten He-3</text:p>
          </table:table-cell>
          <table:table-cell table:style-name="ce175" office:value-type="string" calcext:value-type="string">
            <text:p>Baukosten Erz</text:p>
          </table:table-cell>
          <table:table-cell table:style-name="ce175" office:value-type="string" calcext:value-type="string">
            <text:p>Baukosten AM</text:p>
          </table:table-cell>
          <table:table-cell table:style-name="ce175" office:value-type="string" calcext:value-type="string">
            <text:p>tB d</text:p>
          </table:table-cell>
          <table:table-cell table:style-name="ce175" office:value-type="string" calcext:value-type="string">
            <text:p>tB h</text:p>
          </table:table-cell>
          <table:table-cell table:style-name="ce175" office:value-type="string" calcext:value-type="string">
            <text:p>tB m</text:p>
          </table:table-cell>
          <table:table-cell table:style-name="ce11" office:value-type="string" calcext:value-type="string">
            <text:p>tB s</text:p>
          </table:table-cell>
          <table:table-cell table:style-name="ce11" office:value-type="string" calcext:value-type="string">
            <text:p>Münzen</text:p>
          </table:table-cell>
          <table:table-cell table:style-name="ce181" office:value-type="string" calcext:value-type="string">
            <text:p>gebaut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82" office:value-type="string" calcext:value-type="string">
            <text:p>Antimateriesilo I</text:p>
          </table:table-cell>
          <table:table-cell table:style-name="ce12"/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" calcext:value-type="float">
            <text:p>19</text:p>
          </table:table-cell>
          <table:table-cell table:style-name="ce176" office:value-type="float" office:value="250000" calcext:value-type="float">
            <text:p>25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567" calcext:value-type="float">
            <text:p>567</text:p>
          </table:table-cell>
          <table:table-cell table:style-name="ce176" table:number-columns-repeated="4"/>
          <table:table-cell table:style-name="ce12" office:value-type="float" office:value="22" calcext:value-type="float">
            <text:p>22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83" office:value-type="string" calcext:value-type="string">
            <text:p>Antimateriesilo II</text:p>
          </table:table-cell>
          <table:table-cell table:style-name="ce12" office:value-type="string" calcext:value-type="string">
            <text:p>Antimateriesilo 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7" calcext:value-type="float">
            <text:p>27</text:p>
          </table:table-cell>
          <table:table-cell table:style-name="ce176" office:value-type="float" office:value="400000" calcext:value-type="float">
            <text:p>4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1416" calcext:value-type="float">
            <text:p>1.416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84" office:value-type="string" calcext:value-type="string">
            <text:p>Antimateriesilo III</text:p>
          </table:table-cell>
          <table:table-cell table:style-name="ce12" office:value-type="string" calcext:value-type="string">
            <text:p>Antimateriesilo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8" calcext:value-type="float">
            <text:p>38</text:p>
          </table:table-cell>
          <table:table-cell table:style-name="ce176" office:value-type="float" office:value="640000" calcext:value-type="float">
            <text:p>64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3543" calcext:value-type="float">
            <text:p>3.543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59" calcext:value-type="float">
            <text:p>59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85" office:value-type="string" calcext:value-type="string">
            <text:p>Antimateriesilo IV</text:p>
          </table:table-cell>
          <table:table-cell table:style-name="ce12" office:value-type="string" calcext:value-type="string">
            <text:p>Antimateriesilo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0" calcext:value-type="float">
            <text:p>80</text:p>
          </table:table-cell>
          <table:table-cell table:style-name="ce176" office:value-type="float" office:value="1024000" calcext:value-type="float">
            <text:p>1.024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8853" calcext:value-type="float">
            <text:p>8.853</text:p>
          </table:table-cell>
          <table:table-cell table:style-name="ce176" table:number-columns-repeated="3"/>
          <table:table-cell table:style-name="ce176" office:value-type="float" office:value="54" calcext:value-type="float">
            <text:p>54</text:p>
          </table:table-cell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86" office:value-type="string" calcext:value-type="string">
            <text:p>Antimateriesilo V</text:p>
          </table:table-cell>
          <table:table-cell table:style-name="ce12" office:value-type="string" calcext:value-type="string">
            <text:p>Antimateriesilo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14" calcext:value-type="float">
            <text:p>114</text:p>
          </table:table-cell>
          <table:table-cell table:style-name="ce176" office:value-type="float" office:value="1638000" calcext:value-type="float">
            <text:p>1.638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22134" calcext:value-type="float">
            <text:p>22.134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1" calcext:value-type="float">
            <text:p>2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" calcext:value-type="float">
            <text:p>26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87" office:value-type="string" calcext:value-type="string">
            <text:p>Antimateriesilo VI</text:p>
          </table:table-cell>
          <table:table-cell table:style-name="ce12" office:value-type="string" calcext:value-type="string">
            <text:p>Antimateriesilo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160" calcext:value-type="float">
            <text:p>160</text:p>
          </table:table-cell>
          <table:table-cell table:style-name="ce176" office:value-type="float" office:value="2621000" calcext:value-type="float">
            <text:p>2.621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55338" calcext:value-type="float">
            <text:p>55.338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9" calcext:value-type="float">
            <text:p>39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88" office:value-type="string" calcext:value-type="string">
            <text:p>Antimateriesilo VII</text:p>
          </table:table-cell>
          <table:table-cell table:style-name="ce12" office:value-type="string" calcext:value-type="string">
            <text:p>Antimateriesilo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302" calcext:value-type="float">
            <text:p>302</text:p>
          </table:table-cell>
          <table:table-cell table:style-name="ce176" office:value-type="float" office:value="4194000" calcext:value-type="float">
            <text:p>4.194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138345" calcext:value-type="float">
            <text:p>138.345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60" calcext:value-type="float">
            <text:p>6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89" office:value-type="string" calcext:value-type="string">
            <text:p>Antimateriesilo VIII</text:p>
          </table:table-cell>
          <table:table-cell table:style-name="ce12" office:value-type="string" calcext:value-type="string">
            <text:p>Antimateriesilo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1060" calcext:value-type="float">
            <text:p>1060</text:p>
          </table:table-cell>
          <table:table-cell table:style-name="ce12" office:value-type="float" office:value="427" calcext:value-type="float">
            <text:p>427</text:p>
          </table:table-cell>
          <table:table-cell table:style-name="ce176" office:value-type="float" office:value="6710000" calcext:value-type="float">
            <text:p>6.71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345867" calcext:value-type="float">
            <text:p>345.867</text:p>
          </table:table-cell>
          <table:table-cell table:style-name="ce176" table:number-columns-repeated="2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33" calcext:value-type="float">
            <text:p>33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90" calcext:value-type="float">
            <text:p>9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90" office:value-type="string" calcext:value-type="string">
            <text:p>Antimateriesilo IX</text:p>
          </table:table-cell>
          <table:table-cell table:style-name="ce12" office:value-type="string" calcext:value-type="string">
            <text:p>Antimateriesilo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339" calcext:value-type="float">
            <text:p>1339</text:p>
          </table:table-cell>
          <table:table-cell table:style-name="ce12" office:value-type="float" office:value="1480" calcext:value-type="float">
            <text:p>1480</text:p>
          </table:table-cell>
          <table:table-cell table:style-name="ce12" office:value-type="float" office:value="603" calcext:value-type="float">
            <text:p>603</text:p>
          </table:table-cell>
          <table:table-cell table:style-name="ce176" office:value-type="float" office:value="10736000" calcext:value-type="float">
            <text:p>10.736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778200" calcext:value-type="float">
            <text:p>778.200</text:p>
          </table:table-cell>
          <table:table-cell table:style-name="ce176" office:value-type="float" office:value="86466" calcext:value-type="float">
            <text:p>86.466</text:p>
          </table:table-cell>
          <table:table-cell table:style-name="ce176"/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50" calcext:value-type="float">
            <text:p>5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9" calcext:value-type="float">
            <text:p>139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Antimateriesilo</text:p>
          </table:table-cell>
          <table:table-cell table:style-name="ce491" office:value-type="string" calcext:value-type="string">
            <text:p>Antimateriesilo X</text:p>
          </table:table-cell>
          <table:table-cell table:style-name="ce12" office:value-type="string" calcext:value-type="string">
            <text:p>Antimateriesilo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890" calcext:value-type="float">
            <text:p>1890</text:p>
          </table:table-cell>
          <table:table-cell table:style-name="ce12" office:value-type="float" office:value="2070" calcext:value-type="float">
            <text:p>2070</text:p>
          </table:table-cell>
          <table:table-cell table:style-name="ce12" office:value-type="float" office:value="851" calcext:value-type="float">
            <text:p>851</text:p>
          </table:table-cell>
          <table:table-cell table:style-name="ce176" office:value-type="float" office:value="17178000" calcext:value-type="float">
            <text:p>17.178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1729329" calcext:value-type="float">
            <text:p>1.729.329</text:p>
          </table:table-cell>
          <table:table-cell table:style-name="ce176" office:value-type="float" office:value="432333" calcext:value-type="float">
            <text:p>432.333</text:p>
          </table:table-cell>
          <table:table-cell table:style-name="ce176"/>
          <table:table-cell table:style-name="ce176" office:value-type="float" office:value="10" calcext:value-type="float">
            <text:p>10</text:p>
          </table:table-cell>
          <table:table-cell table:style-name="ce176" office:value-type="float" office:value="15" calcext:value-type="float">
            <text:p>15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492" office:value-type="string" calcext:value-type="string">
            <text:p>Brücke I</text:p>
          </table:table-cell>
          <table:table-cell table:style-name="ce12" table:number-columns-repeated="3"/>
          <table:table-cell table:style-name="ce12" office:value-type="float" office:value="598" calcext:value-type="float">
            <text:p>598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150" calcext:value-type="float">
            <text:p>150</text:p>
          </table:table-cell>
          <table:table-cell table:style-name="ce176" office:value-type="float" office:value="50000" calcext:value-type="float">
            <text:p>50.000</text:p>
          </table:table-cell>
          <table:table-cell table:style-name="ce176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493" office:value-type="string" calcext:value-type="string">
            <text:p>Brücke II</text:p>
          </table:table-cell>
          <table:table-cell table:style-name="ce12" office:value-type="string" calcext:value-type="string">
            <text:p>Schiffsfabrik II</text:p>
          </table:table-cell>
          <table:table-cell table:style-name="ce12" office:value-type="string" calcext:value-type="string">
            <text:p>Flottenwerft II</text:p>
          </table:table-cell>
          <table:table-cell table:style-name="ce12" office:value-type="string" calcext:value-type="string">
            <text:p>Brücke I</text:p>
          </table:table-cell>
          <table:table-cell table:style-name="ce12" office:value-type="float" office:value="1192" calcext:value-type="float">
            <text:p>1192</text:p>
          </table:table-cell>
          <table:table-cell table:style-name="ce12" office:value-type="float" office:value="825" calcext:value-type="float">
            <text:p>825</text:p>
          </table:table-cell>
          <table:table-cell table:style-name="ce12" office:value-type="float" office:value="447" calcext:value-type="float">
            <text:p>447</text:p>
          </table:table-cell>
          <table:table-cell table:style-name="ce176" office:value-type="float" office:value="150000" calcext:value-type="float">
            <text:p>150.000</text:p>
          </table:table-cell>
          <table:table-cell table:style-name="ce176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76"/>
          <table:table-cell table:style-name="ce176" office:value-type="float" office:value="59160" calcext:value-type="float">
            <text:p>59.160</text:p>
          </table:table-cell>
          <table:table-cell table:style-name="ce176" table:number-columns-repeated="3"/>
          <table:table-cell table:style-name="ce17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494" office:value-type="string" calcext:value-type="string">
            <text:p>Brücke III</text:p>
          </table:table-cell>
          <table:table-cell table:style-name="ce12" office:value-type="string" calcext:value-type="string">
            <text:p>Schiffsfabrik IV</text:p>
          </table:table-cell>
          <table:table-cell table:style-name="ce12" office:value-type="string" calcext:value-type="string">
            <text:p>Flottenwerft IV</text:p>
          </table:table-cell>
          <table:table-cell table:style-name="ce12" office:value-type="string" calcext:value-type="string">
            <text:p>Brücke II</text:p>
          </table:table-cell>
          <table:table-cell table:style-name="ce12" office:value-type="float" office:value="2377" calcext:value-type="float">
            <text:p>2377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1189" calcext:value-type="float">
            <text:p>1189</text:p>
          </table:table-cell>
          <table:table-cell table:style-name="ce176" office:value-type="float" office:value="450000" calcext:value-type="float">
            <text:p>450.000</text:p>
          </table:table-cell>
          <table:table-cell table:style-name="ce176"/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3"/>
          <table:table-cell table:style-name="ce176"/>
          <table:table-cell table:style-name="ce176" office:value-type="float" office:value="585684" calcext:value-type="float">
            <text:p>585.684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9" calcext:value-type="float">
            <text:p>39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495" office:value-type="string" calcext:value-type="string">
            <text:p>Brücke IV</text:p>
          </table:table-cell>
          <table:table-cell table:style-name="ce12" office:value-type="string" calcext:value-type="string">
            <text:p>Schiffsfabrik VI</text:p>
          </table:table-cell>
          <table:table-cell table:style-name="ce12" office:value-type="string" calcext:value-type="string">
            <text:p>Flottenwerft VI</text:p>
          </table:table-cell>
          <table:table-cell table:style-name="ce12" office:value-type="string" calcext:value-type="string">
            <text:p>Brücke III</text:p>
          </table:table-cell>
          <table:table-cell table:style-name="ce12" office:value-type="float" office:value="4740" calcext:value-type="float">
            <text:p>4740</text:p>
          </table:table-cell>
          <table:table-cell table:style-name="ce12" office:value-type="float" office:value="3600" calcext:value-type="float">
            <text:p>3600</text:p>
          </table:table-cell>
          <table:table-cell table:style-name="ce12" office:value-type="float" office:value="3555" calcext:value-type="float">
            <text:p>3555</text:p>
          </table:table-cell>
          <table:table-cell table:style-name="ce176" office:value-type="float" office:value="1350000" calcext:value-type="float">
            <text:p>1.350.000</text:p>
          </table:table-cell>
          <table:table-cell table:style-name="ce176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3"/>
          <table:table-cell table:style-name="ce176"/>
          <table:table-cell table:style-name="ce176" office:value-type="float" office:value="4744038" calcext:value-type="float">
            <text:p>4.744.038</text:p>
          </table:table-cell>
          <table:table-cell table:style-name="ce176" table:number-columns-repeated="2"/>
          <table:table-cell table:style-name="ce176" office:value-type="float" office:value="10" calcext:value-type="float">
            <text:p>10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Brücke</text:p>
          </table:table-cell>
          <table:table-cell table:style-name="ce496" office:value-type="string" calcext:value-type="string">
            <text:p>Brücke V</text:p>
          </table:table-cell>
          <table:table-cell table:style-name="ce12" office:value-type="string" calcext:value-type="string">
            <text:p>Flottenwerft VIII</text:p>
          </table:table-cell>
          <table:table-cell table:style-name="ce12" office:value-type="string" calcext:value-type="string">
            <text:p>Schiffsfabrik VIII</text:p>
          </table:table-cell>
          <table:table-cell table:style-name="ce12" office:value-type="string" calcext:value-type="string">
            <text:p>Brücke IV</text:p>
          </table:table-cell>
          <table:table-cell table:style-name="ce12" office:value-type="float" office:value="9450" calcext:value-type="float">
            <text:p>9450</text:p>
          </table:table-cell>
          <table:table-cell table:style-name="ce12" office:value-type="float" office:value="8360" calcext:value-type="float">
            <text:p>8360</text:p>
          </table:table-cell>
          <table:table-cell table:style-name="ce12" office:value-type="float" office:value="7088" calcext:value-type="float">
            <text:p>7088</text:p>
          </table:table-cell>
          <table:table-cell table:style-name="ce176" office:value-type="float" office:value="4050000" calcext:value-type="float">
            <text:p>4.050.000</text:p>
          </table:table-cell>
          <table:table-cell table:style-name="ce176"/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3"/>
          <table:table-cell table:style-name="ce176"/>
          <table:table-cell table:style-name="ce176" office:value-type="float" office:value="23909964" calcext:value-type="float">
            <text:p>23.909.964</text:p>
          </table:table-cell>
          <table:table-cell table:style-name="ce176" office:value-type="float" office:value="5977491" calcext:value-type="float">
            <text:p>5.977.491</text:p>
          </table:table-cell>
          <table:table-cell table:number-columns-repeated="2" table:style-name="ce176" office:value-type="float" office:value="2" calcext:value-type="float">
            <text:p>2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9" calcext:value-type="float">
            <text:p>999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497" office:value-type="string" calcext:value-type="string">
            <text:p>Flottenwerft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40" calcext:value-type="float">
            <text:p>40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700" calcext:value-type="float">
            <text:p>700</text:p>
          </table:table-cell>
          <table:table-cell table:style-name="ce12" table:number-columns-repeated="2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498" office:value-type="string" calcext:value-type="string">
            <text:p>Flottenwerft II</text:p>
          </table:table-cell>
          <table:table-cell table:style-name="ce12" office:value-type="string" calcext:value-type="string">
            <text:p>Flottenwerft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56" calcext:value-type="float">
            <text:p>56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1100" calcext:value-type="float">
            <text:p>1100</text:p>
          </table:table-cell>
          <table:table-cell table:style-name="ce12" table:number-columns-repeated="2"/>
          <table:table-cell table:style-name="ce176"/>
          <table:table-cell table:style-name="ce176" office:value-type="float" office:value="16895" calcext:value-type="float">
            <text:p>16.895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499" office:value-type="string" calcext:value-type="string">
            <text:p>Flottenwerft III</text:p>
          </table:table-cell>
          <table:table-cell table:style-name="ce12" office:value-type="string" calcext:value-type="string">
            <text:p>Flottenwerft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316" calcext:value-type="float">
            <text:p>316</text:p>
          </table:table-cell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79" calcext:value-type="float">
            <text:p>79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1700" calcext:value-type="float">
            <text:p>1700</text:p>
          </table:table-cell>
          <table:table-cell table:style-name="ce12" table:number-columns-repeated="2"/>
          <table:table-cell table:style-name="ce176"/>
          <table:table-cell table:style-name="ce176" office:value-type="float" office:value="46465" calcext:value-type="float">
            <text:p>46.465</text:p>
          </table:table-cell>
          <table:table-cell table:style-name="ce176" table:number-columns-repeated="3"/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0" office:value-type="string" calcext:value-type="string">
            <text:p>Flottenwerft IV</text:p>
          </table:table-cell>
          <table:table-cell table:style-name="ce12" office:value-type="string" calcext:value-type="string">
            <text:p>Flottenwerft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447" calcext:value-type="float">
            <text:p>447</text:p>
          </table:table-cell>
          <table:table-cell table:style-name="ce12" office:value-type="float" office:value="520" calcext:value-type="float">
            <text:p>520</text:p>
          </table:table-cell>
          <table:table-cell table:style-name="ce12" office:value-type="float" office:value="168" calcext:value-type="float">
            <text:p>168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2650" calcext:value-type="float">
            <text:p>2650</text:p>
          </table:table-cell>
          <table:table-cell table:style-name="ce12" table:number-columns-repeated="2"/>
          <table:table-cell table:style-name="ce176"/>
          <table:table-cell table:style-name="ce176" office:value-type="float" office:value="127775" calcext:value-type="float">
            <text:p>127.775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3" calcext:value-type="float">
            <text:p>63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1" office:value-type="string" calcext:value-type="string">
            <text:p>Flottenwerft V</text:p>
          </table:table-cell>
          <table:table-cell table:style-name="ce12" office:value-type="string" calcext:value-type="string">
            <text:p>Flottenwerft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631" calcext:value-type="float">
            <text:p>631</text:p>
          </table:table-cell>
          <table:table-cell table:style-name="ce12" office:value-type="float" office:value="730" calcext:value-type="float">
            <text:p>730</text:p>
          </table:table-cell>
          <table:table-cell table:style-name="ce12" office:value-type="float" office:value="237" calcext:value-type="float">
            <text:p>237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4150" calcext:value-type="float">
            <text:p>4150</text:p>
          </table:table-cell>
          <table:table-cell table:style-name="ce12" table:number-columns-repeated="2"/>
          <table:table-cell table:style-name="ce176"/>
          <table:table-cell table:style-name="ce176" office:value-type="float" office:value="351385" calcext:value-type="float">
            <text:p>351.385</text:p>
          </table:table-cell>
          <table:table-cell table:style-name="ce176" table:number-columns-repeated="2"/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48" calcext:value-type="float">
            <text:p>48</text:p>
          </table:table-cell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2" office:value-type="string" calcext:value-type="string">
            <text:p>Flottenwerft VI</text:p>
          </table:table-cell>
          <table:table-cell table:style-name="ce12" office:value-type="string" calcext:value-type="string">
            <text:p>Flottenwerft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891" calcext:value-type="float">
            <text:p>891</text:p>
          </table:table-cell>
          <table:table-cell table:style-name="ce12" office:value-type="float" office:value="1020" calcext:value-type="float">
            <text:p>1020</text:p>
          </table:table-cell>
          <table:table-cell table:style-name="ce12" office:value-type="float" office:value="334" calcext:value-type="float">
            <text:p>334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6450" calcext:value-type="float">
            <text:p>6450</text:p>
          </table:table-cell>
          <table:table-cell table:style-name="ce12" table:number-columns-repeated="2"/>
          <table:table-cell table:style-name="ce176"/>
          <table:table-cell table:style-name="ce176" office:value-type="float" office:value="966306" calcext:value-type="float">
            <text:p>966.306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24" calcext:value-type="float">
            <text:p>24</text:p>
          </table:table-cell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3" office:value-type="string" calcext:value-type="string">
            <text:p>Flottenwerft VII</text:p>
          </table:table-cell>
          <table:table-cell table:style-name="ce12" office:value-type="string" calcext:value-type="string">
            <text:p>Flottenwerft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1259" calcext:value-type="float">
            <text:p>1259</text:p>
          </table:table-cell>
          <table:table-cell table:style-name="ce12" office:value-type="float" office:value="1430" calcext:value-type="float">
            <text:p>1430</text:p>
          </table:table-cell>
          <table:table-cell table:style-name="ce12" office:value-type="float" office:value="630" calcext:value-type="float">
            <text:p>630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10100" calcext:value-type="float">
            <text:p>10100</text:p>
          </table:table-cell>
          <table:table-cell table:style-name="ce12" table:number-columns-repeated="2"/>
          <table:table-cell table:style-name="ce176"/>
          <table:table-cell table:style-name="ce176" office:value-type="float" office:value="2657343" calcext:value-type="float">
            <text:p>2.657.343</text:p>
          </table:table-cell>
          <table:table-cell table:style-name="ce176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19" calcext:value-type="float">
            <text:p>19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4" office:value-type="string" calcext:value-type="string">
            <text:p>Flottenwerft VIII</text:p>
          </table:table-cell>
          <table:table-cell table:style-name="ce12" office:value-type="string" calcext:value-type="string">
            <text:p>Flottenwerft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1777" calcext:value-type="float">
            <text:p>1777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889" calcext:value-type="float">
            <text:p>889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15300" calcext:value-type="float">
            <text:p>15300</text:p>
          </table:table-cell>
          <table:table-cell table:style-name="ce12" table:number-columns-repeated="2"/>
          <table:table-cell table:style-name="ce176"/>
          <table:table-cell table:style-name="ce176" office:value-type="float" office:value="7307690" calcext:value-type="float">
            <text:p>7.307.690</text:p>
          </table:table-cell>
          <table:table-cell table:style-name="ce176"/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87" calcext:value-type="float">
            <text:p>2687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5" office:value-type="string" calcext:value-type="string">
            <text:p>Flottenwerft IX</text:p>
          </table:table-cell>
          <table:table-cell table:style-name="ce12" office:value-type="string" calcext:value-type="string">
            <text:p>Flottenwerft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2510" calcext:value-type="float">
            <text:p>2510</text:p>
          </table:table-cell>
          <table:table-cell table:style-name="ce12" office:value-type="float" office:value="2790" calcext:value-type="float">
            <text:p>2790</text:p>
          </table:table-cell>
          <table:table-cell table:style-name="ce12" office:value-type="float" office:value="1255" calcext:value-type="float">
            <text:p>1255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22800" calcext:value-type="float">
            <text:p>22800</text:p>
          </table:table-cell>
          <table:table-cell table:style-name="ce12" table:number-columns-repeated="2"/>
          <table:table-cell table:style-name="ce176"/>
          <table:table-cell table:style-name="ce176" office:value-type="float" office:value="18085532" calcext:value-type="float">
            <text:p>18.085.532</text:p>
          </table:table-cell>
          <table:table-cell table:style-name="ce176" office:value-type="float" office:value="2009614" calcext:value-type="float">
            <text:p>2.009.614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71" calcext:value-type="float">
            <text:p>3071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Flottenwerft</text:p>
          </table:table-cell>
          <table:table-cell table:style-name="ce506" office:value-type="string" calcext:value-type="string">
            <text:p>Flottenwerft X</text:p>
          </table:table-cell>
          <table:table-cell table:style-name="ce12" office:value-type="string" calcext:value-type="string">
            <text:p>Flottenwerft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3544" calcext:value-type="float">
            <text:p>3544</text:p>
          </table:table-cell>
          <table:table-cell table:style-name="ce12" office:value-type="float" office:value="3910" calcext:value-type="float">
            <text:p>3910</text:p>
          </table:table-cell>
          <table:table-cell table:style-name="ce12" office:value-type="float" office:value="1772" calcext:value-type="float">
            <text:p>1772</text:p>
          </table:table-cell>
          <table:table-cell table:style-name="ce176" table:number-columns-repeated="2"/>
          <table:table-cell table:style-name="ce12" table:number-columns-repeated="2"/>
          <table:table-cell table:style-name="ce12" office:value-type="float" office:value="34200" calcext:value-type="float">
            <text:p>34200</text:p>
          </table:table-cell>
          <table:table-cell table:style-name="ce12" table:number-columns-repeated="2"/>
          <table:table-cell table:style-name="ce176"/>
          <table:table-cell table:style-name="ce176" office:value-type="float" office:value="44211518" calcext:value-type="float">
            <text:p>44.211.518</text:p>
          </table:table-cell>
          <table:table-cell table:style-name="ce176" office:value-type="float" office:value="11052880" calcext:value-type="float">
            <text:p>11.052.880</text:p>
          </table:table-cell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48" calcext:value-type="float">
            <text:p>4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07" office:value-type="string" calcext:value-type="string">
            <text:p>Helium-3-Schürfer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6" calcext:value-type="float">
            <text:p>16</text:p>
          </table:table-cell>
          <table:table-cell table:style-name="ce176" office:value-type="float" office:value="8800" calcext:value-type="float">
            <text:p>8.800</text:p>
          </table:table-cell>
          <table:table-cell table:style-name="ce176" office:value-type="float" office:value="2160" calcext:value-type="float">
            <text:p>2.160</text:p>
          </table:table-cell>
          <table:table-cell table:style-name="ce12" table:number-columns-repeated="5"/>
          <table:table-cell table:style-name="ce176"/>
          <table:table-cell table:style-name="ce176" office:value-type="float" office:value="567" calcext:value-type="float">
            <text:p>567</text:p>
          </table:table-cell>
          <table:table-cell table:style-name="ce176" table:number-columns-repeated="4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08" office:value-type="string" calcext:value-type="string">
            <text:p>Helium-3-Schürfer II</text:p>
          </table:table-cell>
          <table:table-cell table:style-name="ce12" office:value-type="string" calcext:value-type="string">
            <text:p>Helium-3-Schürfer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23" calcext:value-type="float">
            <text:p>23</text:p>
          </table:table-cell>
          <table:table-cell table:style-name="ce176" office:value-type="float" office:value="15360" calcext:value-type="float">
            <text:p>15.360</text:p>
          </table:table-cell>
          <table:table-cell table:style-name="ce176" office:value-type="float" office:value="2640" calcext:value-type="float">
            <text:p>2.640</text:p>
          </table:table-cell>
          <table:table-cell table:style-name="ce12" table:number-columns-repeated="5"/>
          <table:table-cell table:style-name="ce176"/>
          <table:table-cell table:style-name="ce176" office:value-type="float" office:value="1416" calcext:value-type="float">
            <text:p>1.416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09" office:value-type="string" calcext:value-type="string">
            <text:p>Helium-3-Schürfer III</text:p>
          </table:table-cell>
          <table:table-cell table:style-name="ce12" office:value-type="string" calcext:value-type="string">
            <text:p>Helium-3-Schürfer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32" calcext:value-type="float">
            <text:p>32</text:p>
          </table:table-cell>
          <table:table-cell table:style-name="ce176" office:value-type="float" office:value="26880" calcext:value-type="float">
            <text:p>26.880</text:p>
          </table:table-cell>
          <table:table-cell table:style-name="ce176" office:value-type="float" office:value="3600" calcext:value-type="float">
            <text:p>3.600</text:p>
          </table:table-cell>
          <table:table-cell table:style-name="ce12" table:number-columns-repeated="5"/>
          <table:table-cell table:style-name="ce176"/>
          <table:table-cell table:style-name="ce176" office:value-type="float" office:value="3542" calcext:value-type="float">
            <text:p>3.542</text:p>
          </table:table-cell>
          <table:table-cell table:style-name="ce176" table:number-columns-repeated="3"/>
          <table:table-cell table:style-name="ce176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0" office:value-type="string" calcext:value-type="string">
            <text:p>Helium-3-Schürfer IV</text:p>
          </table:table-cell>
          <table:table-cell table:style-name="ce12" office:value-type="string" calcext:value-type="string">
            <text:p>Helium-3-Schürfer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67" calcext:value-type="float">
            <text:p>67</text:p>
          </table:table-cell>
          <table:table-cell table:style-name="ce176" office:value-type="float" office:value="45760" calcext:value-type="float">
            <text:p>45.760</text:p>
          </table:table-cell>
          <table:table-cell table:style-name="ce176" office:value-type="float" office:value="5040" calcext:value-type="float">
            <text:p>5.040</text:p>
          </table:table-cell>
          <table:table-cell table:style-name="ce12" table:number-columns-repeated="5"/>
          <table:table-cell table:style-name="ce176"/>
          <table:table-cell table:style-name="ce176" office:value-type="float" office:value="8855" calcext:value-type="float">
            <text:p>8.855</text:p>
          </table:table-cell>
          <table:table-cell table:style-name="ce176" table:number-columns-repeated="3"/>
          <table:table-cell table:style-name="ce17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1" office:value-type="string" calcext:value-type="string">
            <text:p>Helium-3-Schürfer V</text:p>
          </table:table-cell>
          <table:table-cell table:style-name="ce12" office:value-type="string" calcext:value-type="string">
            <text:p>Helium-3-Schürfer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252" calcext:value-type="float">
            <text:p>252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95" calcext:value-type="float">
            <text:p>95</text:p>
          </table:table-cell>
          <table:table-cell table:style-name="ce176" office:value-type="float" office:value="74400" calcext:value-type="float">
            <text:p>74.400</text:p>
          </table:table-cell>
          <table:table-cell table:style-name="ce176" office:value-type="float" office:value="6960" calcext:value-type="float">
            <text:p>6.960</text:p>
          </table:table-cell>
          <table:table-cell table:style-name="ce12" table:number-columns-repeated="5"/>
          <table:table-cell table:style-name="ce176"/>
          <table:table-cell table:style-name="ce176" office:value-type="float" office:value="22138" calcext:value-type="float">
            <text:p>22.138</text:p>
          </table:table-cell>
          <table:table-cell table:style-name="ce176" table:number-columns-repeated="3"/>
          <table:table-cell table:style-name="ce176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2" office:value-type="string" calcext:value-type="string">
            <text:p>Helium-3-Schürfer VI</text:p>
          </table:table-cell>
          <table:table-cell table:style-name="ce12" office:value-type="string" calcext:value-type="string">
            <text:p>Helium-3-Schürfer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356" calcext:value-type="float">
            <text:p>356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34" calcext:value-type="float">
            <text:p>134</text:p>
          </table:table-cell>
          <table:table-cell table:style-name="ce176" office:value-type="float" office:value="115200" calcext:value-type="float">
            <text:p>115.200</text:p>
          </table:table-cell>
          <table:table-cell table:style-name="ce176" office:value-type="float" office:value="9360" calcext:value-type="float">
            <text:p>9.360</text:p>
          </table:table-cell>
          <table:table-cell table:style-name="ce12" table:number-columns-repeated="5"/>
          <table:table-cell table:style-name="ce176"/>
          <table:table-cell table:style-name="ce176" office:value-type="float" office:value="55338" calcext:value-type="float">
            <text:p>55.338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" calcext:value-type="float">
            <text:p>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0" calcext:value-type="float">
            <text:p>20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3" office:value-type="string" calcext:value-type="string">
            <text:p>Helium-3-Schürfer VII</text:p>
          </table:table-cell>
          <table:table-cell table:style-name="ce12" office:value-type="string" calcext:value-type="string">
            <text:p>Helium-3-Schürfer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503" calcext:value-type="float">
            <text:p>503</text:p>
          </table:table-cell>
          <table:table-cell table:style-name="ce12" office:value-type="float" office:value="560" calcext:value-type="float">
            <text:p>560</text:p>
          </table:table-cell>
          <table:table-cell table:style-name="ce12" office:value-type="float" office:value="252" calcext:value-type="float">
            <text:p>252</text:p>
          </table:table-cell>
          <table:table-cell table:style-name="ce176" office:value-type="float" office:value="170560" calcext:value-type="float">
            <text:p>170.560</text:p>
          </table:table-cell>
          <table:table-cell table:style-name="ce176" office:value-type="float" office:value="12240" calcext:value-type="float">
            <text:p>12.240</text:p>
          </table:table-cell>
          <table:table-cell table:style-name="ce12" table:number-columns-repeated="5"/>
          <table:table-cell table:style-name="ce176"/>
          <table:table-cell table:style-name="ce176" office:value-type="float" office:value="138347" calcext:value-type="float">
            <text:p>138.347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1" calcext:value-type="float">
            <text:p>51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4" office:value-type="string" calcext:value-type="string">
            <text:p>Helium-3-Schürfer VIII</text:p>
          </table:table-cell>
          <table:table-cell table:style-name="ce12" office:value-type="string" calcext:value-type="string">
            <text:p>Helium-3-Schürfer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711" calcext:value-type="float">
            <text:p>711</text:p>
          </table:table-cell>
          <table:table-cell table:style-name="ce12" office:value-type="float" office:value="790" calcext:value-type="float">
            <text:p>790</text:p>
          </table:table-cell>
          <table:table-cell table:style-name="ce12" office:value-type="float" office:value="356" calcext:value-type="float">
            <text:p>356</text:p>
          </table:table-cell>
          <table:table-cell table:style-name="ce176" office:value-type="float" office:value="242880" calcext:value-type="float">
            <text:p>242.880</text:p>
          </table:table-cell>
          <table:table-cell table:style-name="ce176" office:value-type="float" office:value="15600" calcext:value-type="float">
            <text:p>15.600</text:p>
          </table:table-cell>
          <table:table-cell table:style-name="ce12" table:number-columns-repeated="5"/>
          <table:table-cell table:style-name="ce176"/>
          <table:table-cell table:style-name="ce176" office:value-type="float" office:value="345866" calcext:value-type="float">
            <text:p>345.866</text:p>
          </table:table-cell>
          <table:table-cell table:style-name="ce176" table:number-columns-repeated="2"/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30" calcext:value-type="float">
            <text:p>30</text:p>
          </table:table-cell>
          <table:table-cell table:style-name="ce12" office:value-type="float" office:value="38" calcext:value-type="float">
            <text:p>38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5" office:value-type="string" calcext:value-type="string">
            <text:p>Helium-3-Schürfer IX</text:p>
          </table:table-cell>
          <table:table-cell table:style-name="ce12" office:value-type="string" calcext:value-type="string">
            <text:p>Helium-3-Schürfer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003" calcext:value-type="float">
            <text:p>1003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502" calcext:value-type="float">
            <text:p>502</text:p>
          </table:table-cell>
          <table:table-cell table:style-name="ce176" office:value-type="float" office:value="334560" calcext:value-type="float">
            <text:p>334.560</text:p>
          </table:table-cell>
          <table:table-cell table:style-name="ce176" office:value-type="float" office:value="19440" calcext:value-type="float">
            <text:p>19.440</text:p>
          </table:table-cell>
          <table:table-cell table:style-name="ce12" table:number-columns-repeated="5"/>
          <table:table-cell table:style-name="ce176"/>
          <table:table-cell table:style-name="ce176" office:value-type="float" office:value="778198" calcext:value-type="float">
            <text:p>778.198</text:p>
          </table:table-cell>
          <table:table-cell table:style-name="ce176" office:value-type="float" office:value="86466" calcext:value-type="float">
            <text:p>86.466</text:p>
          </table:table-cell>
          <table:table-cell table:style-name="ce176"/>
          <table:table-cell table:number-columns-repeated="2" table:style-name="ce176" office:value-type="float" office:value="16" calcext:value-type="float">
            <text:p>16</text:p>
          </table:table-cell>
          <table:table-cell table:style-name="ce12" office:value-type="float" office:value="34" calcext:value-type="float">
            <text:p>34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Helium-3-Schürfer</text:p>
          </table:table-cell>
          <table:table-cell table:style-name="ce516" office:value-type="string" calcext:value-type="string">
            <text:p>Helium-3-Schürfer X</text:p>
          </table:table-cell>
          <table:table-cell table:style-name="ce12" office:value-type="string" calcext:value-type="string">
            <text:p>Helium-3-Schürfer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417" calcext:value-type="float">
            <text:p>1417</text:p>
          </table:table-cell>
          <table:table-cell table:style-name="ce12" office:value-type="float" office:value="1540" calcext:value-type="float">
            <text:p>1540</text:p>
          </table:table-cell>
          <table:table-cell table:style-name="ce12" office:value-type="float" office:value="709" calcext:value-type="float">
            <text:p>709</text:p>
          </table:table-cell>
          <table:table-cell table:style-name="ce176" office:value-type="float" office:value="448000" calcext:value-type="float">
            <text:p>448.000</text:p>
          </table:table-cell>
          <table:table-cell table:style-name="ce176" office:value-type="float" office:value="23760" calcext:value-type="float">
            <text:p>23.760</text:p>
          </table:table-cell>
          <table:table-cell table:style-name="ce12" table:number-columns-repeated="5"/>
          <table:table-cell table:style-name="ce176"/>
          <table:table-cell table:style-name="ce176" office:value-type="float" office:value="1384930" calcext:value-type="float">
            <text:p>1.384.930</text:p>
          </table:table-cell>
          <table:table-cell table:style-name="ce176" office:value-type="float" office:value="432332" calcext:value-type="float">
            <text:p>432.332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6" calcext:value-type="float">
            <text:p>16</text:p>
          </table:table-cell>
          <table:table-cell table:style-name="ce176" office:value-type="float" office:value="41" calcext:value-type="float">
            <text:p>41</text:p>
          </table:table-cell>
          <table:table-cell table:style-name="ce12" office:value-type="float" office:value="24" calcext:value-type="float">
            <text:p>24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17" office:value-type="string" calcext:value-type="string">
            <text:p>Kampfmodul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211" calcext:value-type="float">
            <text:p>21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53" calcext:value-type="float">
            <text:p>53</text:p>
          </table:table-cell>
          <table:table-cell table:style-name="ce176" table:number-columns-repeated="2"/>
          <table:table-cell table:style-name="ce179" table:number-columns-repeated="5"/>
          <table:table-cell table:style-name="ce176"/>
          <table:table-cell table:style-name="ce176" office:value-type="float" office:value="638" calcext:value-type="float">
            <text:p>638</text:p>
          </table:table-cell>
          <table:table-cell table:style-name="ce176" table:number-columns-repeated="4"/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18" office:value-type="string" calcext:value-type="string">
            <text:p>Kampfmodul II</text:p>
          </table:table-cell>
          <table:table-cell table:style-name="ce12" office:value-type="string" calcext:value-type="string">
            <text:p>Kampfmodul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298" calcext:value-type="float">
            <text:p>298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75" calcext:value-type="float">
            <text:p>75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920" calcext:value-type="float">
            <text:p>1.920</text:p>
          </table:table-cell>
          <table:table-cell table:style-name="ce176" table:number-columns-repeated="3"/>
          <table:table-cell table:style-name="ce176" office:value-type="float" office:value="4" calcext:value-type="float">
            <text:p>4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19" office:value-type="string" calcext:value-type="string">
            <text:p>Kampfmodul III</text:p>
          </table:table-cell>
          <table:table-cell table:style-name="ce12" office:value-type="string" calcext:value-type="string">
            <text:p>Kampfmodul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338" calcext:value-type="float">
            <text:p>338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85" calcext:value-type="float">
            <text:p>85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5760" calcext:value-type="float">
            <text:p>5.760</text:p>
          </table:table-cell>
          <table:table-cell table:style-name="ce176" table:number-columns-repeated="3"/>
          <table:table-cell table:style-name="ce176" office:value-type="float" office:value="8" calcext:value-type="float">
            <text:p>8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" calcext:value-type="float">
            <text:p>2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0" office:value-type="string" calcext:value-type="string">
            <text:p>Kampfmodul IV</text:p>
          </table:table-cell>
          <table:table-cell table:style-name="ce12" office:value-type="string" calcext:value-type="string">
            <text:p>Kampfmodul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476" calcext:value-type="float">
            <text:p>476</text:p>
          </table:table-cell>
          <table:table-cell table:style-name="ce12" office:value-type="float" office:value="550" calcext:value-type="float">
            <text:p>550</text:p>
          </table:table-cell>
          <table:table-cell table:style-name="ce12" office:value-type="float" office:value="179" calcext:value-type="float">
            <text:p>179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7280" calcext:value-type="float">
            <text:p>17.280</text:p>
          </table:table-cell>
          <table:table-cell table:style-name="ce176" table:number-columns-repeated="3"/>
          <table:table-cell table:style-name="ce176" office:value-type="float" office:value="12" calcext:value-type="float">
            <text:p>12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" calcext:value-type="float">
            <text:p>3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1" office:value-type="string" calcext:value-type="string">
            <text:p>Kampfmodul V</text:p>
          </table:table-cell>
          <table:table-cell table:style-name="ce12" office:value-type="string" calcext:value-type="string">
            <text:p>Kampfmodul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673" calcext:value-type="float">
            <text:p>673</text:p>
          </table:table-cell>
          <table:table-cell table:style-name="ce12" office:value-type="float" office:value="770" calcext:value-type="float">
            <text:p>770</text:p>
          </table:table-cell>
          <table:table-cell table:style-name="ce12" office:value-type="float" office:value="252" calcext:value-type="float">
            <text:p>252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51840" calcext:value-type="float">
            <text:p>51.840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9" calcext:value-type="float">
            <text:p>19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2" office:value-type="string" calcext:value-type="string">
            <text:p>Kampfmodul VI</text:p>
          </table:table-cell>
          <table:table-cell table:style-name="ce12" office:value-type="string" calcext:value-type="string">
            <text:p>Kampfmodul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1080" calcext:value-type="float">
            <text:p>1080</text:p>
          </table:table-cell>
          <table:table-cell table:style-name="ce12" office:value-type="float" office:value="356" calcext:value-type="float">
            <text:p>356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55520" calcext:value-type="float">
            <text:p>155.520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26" calcext:value-type="float">
            <text:p>26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48" calcext:value-type="float">
            <text:p>48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3" office:value-type="string" calcext:value-type="string">
            <text:p>Kampfmodul VII</text:p>
          </table:table-cell>
          <table:table-cell table:style-name="ce12" office:value-type="string" calcext:value-type="string">
            <text:p>Kampfmodul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1342" calcext:value-type="float">
            <text:p>1342</text:p>
          </table:table-cell>
          <table:table-cell table:style-name="ce12" office:value-type="float" office:value="1510" calcext:value-type="float">
            <text:p>1510</text:p>
          </table:table-cell>
          <table:table-cell table:style-name="ce12" office:value-type="float" office:value="671" calcext:value-type="float">
            <text:p>671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466560" calcext:value-type="float">
            <text:p>466.560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33" calcext:value-type="float">
            <text:p>3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70" calcext:value-type="float">
            <text:p>70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4" office:value-type="string" calcext:value-type="string">
            <text:p>Kampfmodul VIII</text:p>
          </table:table-cell>
          <table:table-cell table:style-name="ce12" office:value-type="string" calcext:value-type="string">
            <text:p>Kampfmodul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1896" calcext:value-type="float">
            <text:p>1896</text:p>
          </table:table-cell>
          <table:table-cell table:style-name="ce12" office:value-type="float" office:value="2110" calcext:value-type="float">
            <text:p>2110</text:p>
          </table:table-cell>
          <table:table-cell table:style-name="ce12" office:value-type="float" office:value="948" calcext:value-type="float">
            <text:p>948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399680" calcext:value-type="float">
            <text:p>1.399.680</text:p>
          </table:table-cell>
          <table:table-cell table:style-name="ce176" table:number-columns-repeated="2"/>
          <table:table-cell table:style-name="ce176" office:value-type="float" office:value="10" calcext:value-type="float">
            <text:p>10</text:p>
          </table:table-cell>
          <table:table-cell table:style-name="ce176" office:value-type="float" office:value="39" calcext:value-type="float">
            <text:p>39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5" office:value-type="string" calcext:value-type="string">
            <text:p>Kampfmodul IX</text:p>
          </table:table-cell>
          <table:table-cell table:style-name="ce12" office:value-type="string" calcext:value-type="string">
            <text:p>Kampfmodul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2677" calcext:value-type="float">
            <text:p>2677</text:p>
          </table:table-cell>
          <table:table-cell table:style-name="ce12" office:value-type="float" office:value="2950" calcext:value-type="float">
            <text:p>2950</text:p>
          </table:table-cell>
          <table:table-cell table:style-name="ce12" office:value-type="float" office:value="1339" calcext:value-type="float">
            <text:p>1339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779135" calcext:value-type="float">
            <text:p>3.779.135</text:p>
          </table:table-cell>
          <table:table-cell table:style-name="ce176" table:number-columns-repeated="2"/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45" calcext:value-type="float">
            <text:p>45</text:p>
          </table:table-cell>
          <table:table-cell table:style-name="ce12" office:value-type="float" office:value="20" calcext:value-type="float">
            <text:p>20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Kampfmodul</text:p>
          </table:table-cell>
          <table:table-cell table:style-name="ce526" office:value-type="string" calcext:value-type="string">
            <text:p>Kampfmodul X</text:p>
          </table:table-cell>
          <table:table-cell table:style-name="ce12" office:value-type="string" calcext:value-type="string">
            <text:p>Kampfmodul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3150" calcext:value-type="float">
            <text:p>3150</text:p>
          </table:table-cell>
          <table:table-cell table:style-name="ce12" office:value-type="float" office:value="4130" calcext:value-type="float">
            <text:p>4130</text:p>
          </table:table-cell>
          <table:table-cell table:style-name="ce12" office:value-type="float" office:value="2835" calcext:value-type="float">
            <text:p>2835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0077695" calcext:value-type="float">
            <text:p>10.077.695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51" calcext:value-type="float">
            <text:p>51</text:p>
          </table:table-cell>
          <table:table-cell table:style-name="ce176" office:value-type="float" office:value="28" calcext:value-type="float">
            <text:p>2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27" office:value-type="string" calcext:value-type="string">
            <text:p>Lagermodul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" calcext:value-type="float">
            <text:p>19</text:p>
          </table:table-cell>
          <table:table-cell table:style-name="ce176" office:value-type="float" office:value="50000" calcext:value-type="float">
            <text:p>5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567" calcext:value-type="float">
            <text:p>567</text:p>
          </table:table-cell>
          <table:table-cell table:style-name="ce176" table:number-columns-repeated="4"/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28" office:value-type="string" calcext:value-type="string">
            <text:p>Lagermodul II</text:p>
          </table:table-cell>
          <table:table-cell table:style-name="ce12" office:value-type="string" calcext:value-type="string">
            <text:p>Lagermodul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7" calcext:value-type="float">
            <text:p>27</text:p>
          </table:table-cell>
          <table:table-cell table:style-name="ce176" office:value-type="float" office:value="100000" calcext:value-type="float">
            <text:p>1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1416" calcext:value-type="float">
            <text:p>1.416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29" office:value-type="string" calcext:value-type="string">
            <text:p>Lagermodul III</text:p>
          </table:table-cell>
          <table:table-cell table:style-name="ce12" office:value-type="string" calcext:value-type="string">
            <text:p>Lagermodul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8" calcext:value-type="float">
            <text:p>38</text:p>
          </table:table-cell>
          <table:table-cell table:style-name="ce176" office:value-type="float" office:value="200000" calcext:value-type="float">
            <text:p>2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3543" calcext:value-type="float">
            <text:p>3.543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0" office:value-type="string" calcext:value-type="string">
            <text:p>Lagermodul IV</text:p>
          </table:table-cell>
          <table:table-cell table:style-name="ce12" office:value-type="string" calcext:value-type="string">
            <text:p>Lagermodul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0" calcext:value-type="float">
            <text:p>80</text:p>
          </table:table-cell>
          <table:table-cell table:style-name="ce176" office:value-type="float" office:value="400000" calcext:value-type="float">
            <text:p>4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8853" calcext:value-type="float">
            <text:p>8.853</text:p>
          </table:table-cell>
          <table:table-cell table:style-name="ce176" table:number-columns-repeated="3"/>
          <table:table-cell table:style-name="ce176" office:value-type="float" office:value="54" calcext:value-type="float">
            <text:p>5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" calcext:value-type="float">
            <text:p>17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1" office:value-type="string" calcext:value-type="string">
            <text:p>Lagermodul V</text:p>
          </table:table-cell>
          <table:table-cell table:style-name="ce12" office:value-type="string" calcext:value-type="string">
            <text:p>Lagermodul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14" calcext:value-type="float">
            <text:p>114</text:p>
          </table:table-cell>
          <table:table-cell table:style-name="ce176" office:value-type="float" office:value="800000" calcext:value-type="float">
            <text:p>8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22134" calcext:value-type="float">
            <text:p>22.134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1" calcext:value-type="float">
            <text:p>21</text:p>
          </table:table-cell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2" office:value-type="string" calcext:value-type="string">
            <text:p>Lagermodul VI</text:p>
          </table:table-cell>
          <table:table-cell table:style-name="ce12" office:value-type="string" calcext:value-type="string">
            <text:p>Lagermodul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160" calcext:value-type="float">
            <text:p>160</text:p>
          </table:table-cell>
          <table:table-cell table:style-name="ce176" office:value-type="float" office:value="1600000" calcext:value-type="float">
            <text:p>1.6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55338" calcext:value-type="float">
            <text:p>55.338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9" calcext:value-type="float">
            <text:p>39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3" office:value-type="string" calcext:value-type="string">
            <text:p>Lagermodul VII</text:p>
          </table:table-cell>
          <table:table-cell table:style-name="ce12" office:value-type="string" calcext:value-type="string">
            <text:p>Lagermodul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302" calcext:value-type="float">
            <text:p>302</text:p>
          </table:table-cell>
          <table:table-cell table:style-name="ce176" office:value-type="float" office:value="3200000" calcext:value-type="float">
            <text:p>3.2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138345" calcext:value-type="float">
            <text:p>138.345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60" calcext:value-type="float">
            <text:p>6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4" office:value-type="string" calcext:value-type="string">
            <text:p>Lagermodul VIII</text:p>
          </table:table-cell>
          <table:table-cell table:style-name="ce12" office:value-type="string" calcext:value-type="string">
            <text:p>Lagermodul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1060" calcext:value-type="float">
            <text:p>1060</text:p>
          </table:table-cell>
          <table:table-cell table:style-name="ce12" office:value-type="float" office:value="427" calcext:value-type="float">
            <text:p>427</text:p>
          </table:table-cell>
          <table:table-cell table:style-name="ce176" office:value-type="float" office:value="6400000" calcext:value-type="float">
            <text:p>6.4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345867" calcext:value-type="float">
            <text:p>345.867</text:p>
          </table:table-cell>
          <table:table-cell table:style-name="ce176" table:number-columns-repeated="2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33" calcext:value-type="float">
            <text:p>33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90" calcext:value-type="float">
            <text:p>9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5" office:value-type="string" calcext:value-type="string">
            <text:p>Lagermodul IX</text:p>
          </table:table-cell>
          <table:table-cell table:style-name="ce12" office:value-type="string" calcext:value-type="string">
            <text:p>Lagermodul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480" calcext:value-type="float">
            <text:p>1480</text:p>
          </table:table-cell>
          <table:table-cell table:style-name="ce12" office:value-type="float" office:value="603" calcext:value-type="float">
            <text:p>603</text:p>
          </table:table-cell>
          <table:table-cell table:style-name="ce176" office:value-type="float" office:value="12800000" calcext:value-type="float">
            <text:p>12.8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778200" calcext:value-type="float">
            <text:p>778.200</text:p>
          </table:table-cell>
          <table:table-cell table:style-name="ce176" office:value-type="float" office:value="86466" calcext:value-type="float">
            <text:p>86.466</text:p>
          </table:table-cell>
          <table:table-cell table:style-name="ce176"/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50" calcext:value-type="float">
            <text:p>5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6" calcext:value-type="float">
            <text:p>136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Lagermodul</text:p>
          </table:table-cell>
          <table:table-cell table:style-name="ce536" office:value-type="string" calcext:value-type="string">
            <text:p>Lagermodul X</text:p>
          </table:table-cell>
          <table:table-cell table:style-name="ce12" office:value-type="string" calcext:value-type="string">
            <text:p>Lagermodul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890" calcext:value-type="float">
            <text:p>1890</text:p>
          </table:table-cell>
          <table:table-cell table:style-name="ce12" office:value-type="float" office:value="2070" calcext:value-type="float">
            <text:p>2070</text:p>
          </table:table-cell>
          <table:table-cell table:style-name="ce12" office:value-type="float" office:value="851" calcext:value-type="float">
            <text:p>851</text:p>
          </table:table-cell>
          <table:table-cell table:style-name="ce176" office:value-type="float" office:value="25600000" calcext:value-type="float">
            <text:p>25.600.000</text:p>
          </table:table-cell>
          <table:table-cell table:style-name="ce176"/>
          <table:table-cell table:style-name="ce12" table:number-columns-repeated="5"/>
          <table:table-cell table:style-name="ce176"/>
          <table:table-cell table:style-name="ce176" office:value-type="float" office:value="1729329" calcext:value-type="float">
            <text:p>1.729.329</text:p>
          </table:table-cell>
          <table:table-cell table:style-name="ce176" office:value-type="float" office:value="432333" calcext:value-type="float">
            <text:p>432.333</text:p>
          </table:table-cell>
          <table:table-cell table:style-name="ce176"/>
          <table:table-cell table:style-name="ce176" office:value-type="float" office:value="10" calcext:value-type="float">
            <text:p>10</text:p>
          </table:table-cell>
          <table:table-cell table:style-name="ce176" office:value-type="float" office:value="15" calcext:value-type="float">
            <text:p>15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37" office:value-type="string" calcext:value-type="string">
            <text:p>Mineralerz-Schürfer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6" calcext:value-type="float">
            <text:p>16</text:p>
          </table:table-cell>
          <table:table-cell table:style-name="ce176" office:value-type="float" office:value="8800" calcext:value-type="float">
            <text:p>8.800</text:p>
          </table:table-cell>
          <table:table-cell table:style-name="ce176" office:value-type="float" office:value="2160" calcext:value-type="float">
            <text:p>2.160</text:p>
          </table:table-cell>
          <table:table-cell table:style-name="ce12" table:number-columns-repeated="5"/>
          <table:table-cell table:style-name="ce176"/>
          <table:table-cell table:style-name="ce176" office:value-type="float" office:value="567" calcext:value-type="float">
            <text:p>567</text:p>
          </table:table-cell>
          <table:table-cell table:style-name="ce176" table:number-columns-repeated="4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38" office:value-type="string" calcext:value-type="string">
            <text:p>Mineralerz-Schürfer II</text:p>
          </table:table-cell>
          <table:table-cell table:style-name="ce12" office:value-type="string" calcext:value-type="string">
            <text:p>Mineralerz-Schürfer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23" calcext:value-type="float">
            <text:p>23</text:p>
          </table:table-cell>
          <table:table-cell table:style-name="ce176" office:value-type="float" office:value="15360" calcext:value-type="float">
            <text:p>15.360</text:p>
          </table:table-cell>
          <table:table-cell table:style-name="ce176" office:value-type="float" office:value="2640" calcext:value-type="float">
            <text:p>2.640</text:p>
          </table:table-cell>
          <table:table-cell table:style-name="ce12" table:number-columns-repeated="5"/>
          <table:table-cell table:style-name="ce176"/>
          <table:table-cell table:style-name="ce176" office:value-type="float" office:value="1416" calcext:value-type="float">
            <text:p>1.416</text:p>
          </table:table-cell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39" office:value-type="string" calcext:value-type="string">
            <text:p>Mineralerz-Schürfer III</text:p>
          </table:table-cell>
          <table:table-cell table:style-name="ce12" office:value-type="string" calcext:value-type="string">
            <text:p>Mineralerz-Schürfer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32" calcext:value-type="float">
            <text:p>32</text:p>
          </table:table-cell>
          <table:table-cell table:style-name="ce176" office:value-type="float" office:value="26880" calcext:value-type="float">
            <text:p>26.880</text:p>
          </table:table-cell>
          <table:table-cell table:style-name="ce176" office:value-type="float" office:value="3600" calcext:value-type="float">
            <text:p>3.600</text:p>
          </table:table-cell>
          <table:table-cell table:style-name="ce12" table:number-columns-repeated="5"/>
          <table:table-cell table:style-name="ce176"/>
          <table:table-cell table:style-name="ce176" office:value-type="float" office:value="3542" calcext:value-type="float">
            <text:p>3.542</text:p>
          </table:table-cell>
          <table:table-cell table:style-name="ce176" table:number-columns-repeated="3"/>
          <table:table-cell table:style-name="ce176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0" office:value-type="string" calcext:value-type="string">
            <text:p>Mineralerz-Schürfer IV</text:p>
          </table:table-cell>
          <table:table-cell table:style-name="ce12" office:value-type="string" calcext:value-type="string">
            <text:p>Mineralerz-Schürfer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67" calcext:value-type="float">
            <text:p>67</text:p>
          </table:table-cell>
          <table:table-cell table:style-name="ce176" office:value-type="float" office:value="45760" calcext:value-type="float">
            <text:p>45.760</text:p>
          </table:table-cell>
          <table:table-cell table:style-name="ce176" office:value-type="float" office:value="5040" calcext:value-type="float">
            <text:p>5.040</text:p>
          </table:table-cell>
          <table:table-cell table:style-name="ce12" table:number-columns-repeated="5"/>
          <table:table-cell table:style-name="ce176"/>
          <table:table-cell table:style-name="ce176" office:value-type="float" office:value="8855" calcext:value-type="float">
            <text:p>8.855</text:p>
          </table:table-cell>
          <table:table-cell table:style-name="ce176" table:number-columns-repeated="3"/>
          <table:table-cell table:style-name="ce17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1" office:value-type="string" calcext:value-type="string">
            <text:p>Mineralerz-Schürfer V</text:p>
          </table:table-cell>
          <table:table-cell table:style-name="ce12" office:value-type="string" calcext:value-type="string">
            <text:p>Mineralerz-Schürfer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252" calcext:value-type="float">
            <text:p>252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95" calcext:value-type="float">
            <text:p>95</text:p>
          </table:table-cell>
          <table:table-cell table:style-name="ce176" office:value-type="float" office:value="74400" calcext:value-type="float">
            <text:p>74.400</text:p>
          </table:table-cell>
          <table:table-cell table:style-name="ce176" office:value-type="float" office:value="6960" calcext:value-type="float">
            <text:p>6.960</text:p>
          </table:table-cell>
          <table:table-cell table:style-name="ce12" table:number-columns-repeated="5"/>
          <table:table-cell table:style-name="ce176"/>
          <table:table-cell table:style-name="ce176" office:value-type="float" office:value="22138" calcext:value-type="float">
            <text:p>22.138</text:p>
          </table:table-cell>
          <table:table-cell table:style-name="ce176" table:number-columns-repeated="3"/>
          <table:table-cell table:style-name="ce176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2" office:value-type="string" calcext:value-type="string">
            <text:p>Mineralerz-Schürfer VI</text:p>
          </table:table-cell>
          <table:table-cell table:style-name="ce12" office:value-type="string" calcext:value-type="string">
            <text:p>Mineralerz-Schürfer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356" calcext:value-type="float">
            <text:p>356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34" calcext:value-type="float">
            <text:p>134</text:p>
          </table:table-cell>
          <table:table-cell table:style-name="ce176" office:value-type="float" office:value="115200" calcext:value-type="float">
            <text:p>115.200</text:p>
          </table:table-cell>
          <table:table-cell table:style-name="ce176" office:value-type="float" office:value="9360" calcext:value-type="float">
            <text:p>9.360</text:p>
          </table:table-cell>
          <table:table-cell table:style-name="ce12" table:number-columns-repeated="5"/>
          <table:table-cell table:style-name="ce176"/>
          <table:table-cell table:style-name="ce176" office:value-type="float" office:value="55338" calcext:value-type="float">
            <text:p>55.338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" calcext:value-type="float">
            <text:p>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0" calcext:value-type="float">
            <text:p>2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3" office:value-type="string" calcext:value-type="string">
            <text:p>Mineralerz-Schürfer VII</text:p>
          </table:table-cell>
          <table:table-cell table:style-name="ce12" office:value-type="string" calcext:value-type="string">
            <text:p>Mineralerz-Schürfer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503" calcext:value-type="float">
            <text:p>503</text:p>
          </table:table-cell>
          <table:table-cell table:style-name="ce12" office:value-type="float" office:value="560" calcext:value-type="float">
            <text:p>560</text:p>
          </table:table-cell>
          <table:table-cell table:style-name="ce12" office:value-type="float" office:value="252" calcext:value-type="float">
            <text:p>252</text:p>
          </table:table-cell>
          <table:table-cell table:style-name="ce176" office:value-type="float" office:value="140560" calcext:value-type="float">
            <text:p>140.560</text:p>
          </table:table-cell>
          <table:table-cell table:style-name="ce176" office:value-type="float" office:value="12240" calcext:value-type="float">
            <text:p>12.240</text:p>
          </table:table-cell>
          <table:table-cell table:style-name="ce12" table:number-columns-repeated="5"/>
          <table:table-cell table:style-name="ce176"/>
          <table:table-cell table:style-name="ce176" office:value-type="float" office:value="138347" calcext:value-type="float">
            <text:p>138.347</text:p>
          </table:table-cell>
          <table:table-cell table:style-name="ce176" table:number-columns-repeated="2"/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1" calcext:value-type="float">
            <text:p>51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4" office:value-type="string" calcext:value-type="string">
            <text:p>Mineralerz-Schürfer VIII</text:p>
          </table:table-cell>
          <table:table-cell table:style-name="ce12" office:value-type="string" calcext:value-type="string">
            <text:p>Mineralerz-Schürfer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711" calcext:value-type="float">
            <text:p>711</text:p>
          </table:table-cell>
          <table:table-cell table:style-name="ce12" office:value-type="float" office:value="790" calcext:value-type="float">
            <text:p>790</text:p>
          </table:table-cell>
          <table:table-cell table:style-name="ce12" office:value-type="float" office:value="356" calcext:value-type="float">
            <text:p>356</text:p>
          </table:table-cell>
          <table:table-cell table:style-name="ce176" office:value-type="float" office:value="242880" calcext:value-type="float">
            <text:p>242.880</text:p>
          </table:table-cell>
          <table:table-cell table:style-name="ce176" office:value-type="float" office:value="15600" calcext:value-type="float">
            <text:p>15.600</text:p>
          </table:table-cell>
          <table:table-cell table:style-name="ce12" table:number-columns-repeated="5"/>
          <table:table-cell table:style-name="ce176"/>
          <table:table-cell table:style-name="ce176" office:value-type="float" office:value="345866" calcext:value-type="float">
            <text:p>345.866</text:p>
          </table:table-cell>
          <table:table-cell table:style-name="ce176" table:number-columns-repeated="2"/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30" calcext:value-type="float">
            <text:p>30</text:p>
          </table:table-cell>
          <table:table-cell table:style-name="ce12" office:value-type="float" office:value="38" calcext:value-type="float">
            <text:p>38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5" office:value-type="string" calcext:value-type="string">
            <text:p>Mineralerz-Schürfer IX</text:p>
          </table:table-cell>
          <table:table-cell table:style-name="ce12" office:value-type="string" calcext:value-type="string">
            <text:p>Mineralerz-Schürfer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003" calcext:value-type="float">
            <text:p>1003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502" calcext:value-type="float">
            <text:p>502</text:p>
          </table:table-cell>
          <table:table-cell table:style-name="ce176" office:value-type="float" office:value="334560" calcext:value-type="float">
            <text:p>334.560</text:p>
          </table:table-cell>
          <table:table-cell table:style-name="ce176" office:value-type="float" office:value="19440" calcext:value-type="float">
            <text:p>19.440</text:p>
          </table:table-cell>
          <table:table-cell table:style-name="ce12" table:number-columns-repeated="5"/>
          <table:table-cell table:style-name="ce176"/>
          <table:table-cell table:style-name="ce176" office:value-type="float" office:value="778198" calcext:value-type="float">
            <text:p>778.198</text:p>
          </table:table-cell>
          <table:table-cell table:style-name="ce176" office:value-type="float" office:value="86466" calcext:value-type="float">
            <text:p>86.466</text:p>
          </table:table-cell>
          <table:table-cell table:style-name="ce176"/>
          <table:table-cell table:number-columns-repeated="2" table:style-name="ce176" office:value-type="float" office:value="16" calcext:value-type="float">
            <text:p>16</text:p>
          </table:table-cell>
          <table:table-cell table:style-name="ce12" office:value-type="float" office:value="34" calcext:value-type="float">
            <text:p>34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Mineralerz-Schürfer</text:p>
          </table:table-cell>
          <table:table-cell table:style-name="ce546" office:value-type="string" calcext:value-type="string">
            <text:p>Mineralerz-Schürfer X</text:p>
          </table:table-cell>
          <table:table-cell table:style-name="ce12" office:value-type="string" calcext:value-type="string">
            <text:p>Mineralerz-Schürfer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417" calcext:value-type="float">
            <text:p>1417</text:p>
          </table:table-cell>
          <table:table-cell table:style-name="ce12" office:value-type="float" office:value="1540" calcext:value-type="float">
            <text:p>1540</text:p>
          </table:table-cell>
          <table:table-cell table:style-name="ce12" office:value-type="float" office:value="709" calcext:value-type="float">
            <text:p>709</text:p>
          </table:table-cell>
          <table:table-cell table:style-name="ce176" office:value-type="float" office:value="448000" calcext:value-type="float">
            <text:p>448.000</text:p>
          </table:table-cell>
          <table:table-cell table:style-name="ce176" office:value-type="float" office:value="23760" calcext:value-type="float">
            <text:p>23.760</text:p>
          </table:table-cell>
          <table:table-cell table:style-name="ce12" table:number-columns-repeated="5"/>
          <table:table-cell table:style-name="ce176"/>
          <table:table-cell table:style-name="ce176" office:value-type="float" office:value="1729330" calcext:value-type="float">
            <text:p>1.729.330</text:p>
          </table:table-cell>
          <table:table-cell table:style-name="ce176" office:value-type="float" office:value="432332" calcext:value-type="float">
            <text:p>432.332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6" calcext:value-type="float">
            <text:p>16</text:p>
          </table:table-cell>
          <table:table-cell table:style-name="ce176" office:value-type="float" office:value="41" calcext:value-type="float">
            <text:p>41</text:p>
          </table:table-cell>
          <table:table-cell table:style-name="ce12" office:value-type="float" office:value="24" calcext:value-type="float">
            <text:p>24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47" office:value-type="string" calcext:value-type="string">
            <text:p>Schiffsfabrik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40" calcext:value-type="float">
            <text:p>40</text:p>
          </table:table-cell>
          <table:table-cell table:style-name="ce176" table:number-columns-repeated="2"/>
          <table:table-cell table:style-name="ce12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48" office:value-type="string" calcext:value-type="string">
            <text:p>Schiffsfabrik II</text:p>
          </table:table-cell>
          <table:table-cell table:style-name="ce12" office:value-type="string" calcext:value-type="string">
            <text:p>Schiffsfabrik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56" calcext:value-type="float">
            <text:p>56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6895" calcext:value-type="float">
            <text:p>16.895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49" office:value-type="string" calcext:value-type="string">
            <text:p>Schiffsfabrik III</text:p>
          </table:table-cell>
          <table:table-cell table:style-name="ce12" office:value-type="string" calcext:value-type="string">
            <text:p>Schiffsfabrik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316" calcext:value-type="float">
            <text:p>316</text:p>
          </table:table-cell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79" calcext:value-type="float">
            <text:p>79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46465" calcext:value-type="float">
            <text:p>46.465</text:p>
          </table:table-cell>
          <table:table-cell table:style-name="ce176" table:number-columns-repeated="3"/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0" office:value-type="string" calcext:value-type="string">
            <text:p>Schiffsfabrik IV</text:p>
          </table:table-cell>
          <table:table-cell table:style-name="ce12" office:value-type="string" calcext:value-type="string">
            <text:p>Schiffsfabrik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447" calcext:value-type="float">
            <text:p>447</text:p>
          </table:table-cell>
          <table:table-cell table:style-name="ce12" office:value-type="float" office:value="520" calcext:value-type="float">
            <text:p>520</text:p>
          </table:table-cell>
          <table:table-cell table:style-name="ce12" office:value-type="float" office:value="168" calcext:value-type="float">
            <text:p>168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27775" calcext:value-type="float">
            <text:p>127.775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3" calcext:value-type="float">
            <text:p>63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1" office:value-type="string" calcext:value-type="string">
            <text:p>Schiffsfabrik V</text:p>
          </table:table-cell>
          <table:table-cell table:style-name="ce12" office:value-type="string" calcext:value-type="string">
            <text:p>Schiffsfabrik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631" calcext:value-type="float">
            <text:p>631</text:p>
          </table:table-cell>
          <table:table-cell table:style-name="ce12" office:value-type="float" office:value="730" calcext:value-type="float">
            <text:p>730</text:p>
          </table:table-cell>
          <table:table-cell table:style-name="ce12" office:value-type="float" office:value="237" calcext:value-type="float">
            <text:p>23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51385" calcext:value-type="float">
            <text:p>351.385</text:p>
          </table:table-cell>
          <table:table-cell table:style-name="ce176" table:number-columns-repeated="2"/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48" calcext:value-type="float">
            <text:p>48</text:p>
          </table:table-cell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2" office:value-type="string" calcext:value-type="string">
            <text:p>Schiffsfabrik VI</text:p>
          </table:table-cell>
          <table:table-cell table:style-name="ce12" office:value-type="string" calcext:value-type="string">
            <text:p>Schiffsfabrik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891" calcext:value-type="float">
            <text:p>891</text:p>
          </table:table-cell>
          <table:table-cell table:style-name="ce12" office:value-type="float" office:value="1020" calcext:value-type="float">
            <text:p>1020</text:p>
          </table:table-cell>
          <table:table-cell table:style-name="ce12" office:value-type="float" office:value="334" calcext:value-type="float">
            <text:p>334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966306" calcext:value-type="float">
            <text:p>966.306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4" calcext:value-type="float">
            <text:p>14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3" office:value-type="string" calcext:value-type="string">
            <text:p>Schiffsfabrik VII</text:p>
          </table:table-cell>
          <table:table-cell table:style-name="ce12" office:value-type="string" calcext:value-type="string">
            <text:p>Schiffsfabrik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1259" calcext:value-type="float">
            <text:p>1259</text:p>
          </table:table-cell>
          <table:table-cell table:style-name="ce12" office:value-type="float" office:value="1430" calcext:value-type="float">
            <text:p>1430</text:p>
          </table:table-cell>
          <table:table-cell table:style-name="ce12" office:value-type="float" office:value="630" calcext:value-type="float">
            <text:p>63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2657343" calcext:value-type="float">
            <text:p>2.657.343</text:p>
          </table:table-cell>
          <table:table-cell table:style-name="ce176"/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19" calcext:value-type="float">
            <text:p>19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4" office:value-type="string" calcext:value-type="string">
            <text:p>Schiffsfabrik VIII</text:p>
          </table:table-cell>
          <table:table-cell table:style-name="ce12" office:value-type="string" calcext:value-type="string">
            <text:p>Schiffsfabrik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1777" calcext:value-type="float">
            <text:p>1777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889" calcext:value-type="float">
            <text:p>889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7307690" calcext:value-type="float">
            <text:p>7.307.690</text:p>
          </table:table-cell>
          <table:table-cell table:style-name="ce176"/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87" calcext:value-type="float">
            <text:p>2687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5" office:value-type="string" calcext:value-type="string">
            <text:p>Schiffsfabrik IX</text:p>
          </table:table-cell>
          <table:table-cell table:style-name="ce12" office:value-type="string" calcext:value-type="string">
            <text:p>Schiffsfabrik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2510" calcext:value-type="float">
            <text:p>2510</text:p>
          </table:table-cell>
          <table:table-cell table:style-name="ce12" office:value-type="float" office:value="2790" calcext:value-type="float">
            <text:p>2790</text:p>
          </table:table-cell>
          <table:table-cell table:style-name="ce12" office:value-type="float" office:value="1255" calcext:value-type="float">
            <text:p>1255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8086532" calcext:value-type="float">
            <text:p>18.086.532</text:p>
          </table:table-cell>
          <table:table-cell table:style-name="ce176" office:value-type="float" office:value="2009614" calcext:value-type="float">
            <text:p>2.009.614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071" calcext:value-type="float">
            <text:p>3071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fabrik</text:p>
          </table:table-cell>
          <table:table-cell table:style-name="ce556" office:value-type="string" calcext:value-type="string">
            <text:p>Schiffsfabrik X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3544" calcext:value-type="float">
            <text:p>3544</text:p>
          </table:table-cell>
          <table:table-cell table:style-name="ce12" office:value-type="float" office:value="3910" calcext:value-type="float">
            <text:p>3910</text:p>
          </table:table-cell>
          <table:table-cell table:style-name="ce12" office:value-type="float" office:value="1772" calcext:value-type="float">
            <text:p>1772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44211518" calcext:value-type="float">
            <text:p>44.211.518</text:p>
          </table:table-cell>
          <table:table-cell table:style-name="ce176" office:value-type="float" office:value="11052880" calcext:value-type="float">
            <text:p>11.052.880</text:p>
          </table:table-cell>
          <table:table-cell table:style-name="ce176" office:value-type="float" office:value="7" calcext:value-type="float">
            <text:p>7</text:p>
          </table:table-cell>
          <table:table-cell table:style-name="ce176" office:value-type="float" office:value="4" calcext:value-type="float">
            <text:p>4</text:p>
          </table:table-cell>
          <table:table-cell table:style-name="ce176" office:value-type="float" office:value="48" calcext:value-type="float">
            <text:p>4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57" office:value-type="string" calcext:value-type="string">
            <text:p>Schiffslabor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" calcext:value-type="float">
            <text:p>19</text:p>
          </table:table-cell>
          <table:table-cell table:style-name="ce176" table:number-columns-repeated="2"/>
          <table:table-cell table:style-name="ce12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58" office:value-type="string" calcext:value-type="string">
            <text:p>Schiffslabor II</text:p>
          </table:table-cell>
          <table:table-cell table:style-name="ce12" office:value-type="string" calcext:value-type="string">
            <text:p>Schiffslabor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7" calcext:value-type="float">
            <text:p>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2136" calcext:value-type="float">
            <text:p>12.136</text:p>
          </table:table-cell>
          <table:table-cell table:style-name="ce176" table:number-columns-repeated="3"/>
          <table:table-cell table:style-name="ce176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59" office:value-type="string" calcext:value-type="string">
            <text:p>Schiffslabor III</text:p>
          </table:table-cell>
          <table:table-cell table:style-name="ce12" office:value-type="string" calcext:value-type="string">
            <text:p>Schiffslabor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38" calcext:value-type="float">
            <text:p>38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3376" calcext:value-type="float">
            <text:p>33.376</text:p>
          </table:table-cell>
          <table:table-cell table:style-name="ce176" table:number-columns-repeated="3"/>
          <table:table-cell table:style-name="ce176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0" office:value-type="string" calcext:value-type="string">
            <text:p>Schiffslabor IV</text:p>
          </table:table-cell>
          <table:table-cell table:style-name="ce12" office:value-type="string" calcext:value-type="string">
            <text:p>Schiffslabor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80" calcext:value-type="float">
            <text:p>8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91781" calcext:value-type="float">
            <text:p>91.781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1" office:value-type="string" calcext:value-type="string">
            <text:p>Schiffslabor V</text:p>
          </table:table-cell>
          <table:table-cell table:style-name="ce12" office:value-type="string" calcext:value-type="string">
            <text:p>Schiffslabor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/>
          <table:table-cell table:style-name="ce12" office:value-type="float" office:value="114" calcext:value-type="float">
            <text:p>114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252398" calcext:value-type="float">
            <text:p>252.398</text:p>
          </table:table-cell>
          <table:table-cell table:style-name="ce176" table:number-columns-repeated="2"/>
          <table:table-cell table:style-name="ce176" office:value-type="float" office:value="10" calcext:value-type="float">
            <text:p>10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2" office:value-type="string" calcext:value-type="string">
            <text:p>Schiffslabor VI</text:p>
          </table:table-cell>
          <table:table-cell table:style-name="ce12" office:value-type="string" calcext:value-type="string">
            <text:p>Schiffslabor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/>
          <table:table-cell table:style-name="ce12" office:value-type="float" office:value="160" calcext:value-type="float">
            <text:p>16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694093" calcext:value-type="float">
            <text:p>694.093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8" calcext:value-type="float">
            <text:p>48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3" office:value-type="string" calcext:value-type="string">
            <text:p>Schiffslabor VII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680" calcext:value-type="float">
            <text:p>680</text:p>
          </table:table-cell>
          <table:table-cell table:style-name="ce12" office:value-type="float" office:value="302" calcext:value-type="float">
            <text:p>302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908752" calcext:value-type="float">
            <text:p>1.908.752</text:p>
          </table:table-cell>
          <table:table-cell table:style-name="ce176"/>
          <table:table-cell table:number-columns-repeated="2" table:style-name="ce176" office:value-type="float" office:value="2" calcext:value-type="float">
            <text:p>2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4" office:value-type="string" calcext:value-type="string">
            <text:p>Schiffslabor VIII</text:p>
          </table:table-cell>
          <table:table-cell table:style-name="ce12" office:value-type="string" calcext:value-type="string">
            <text:p>Schiffslabor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427" calcext:value-type="float">
            <text:p>4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5249071" calcext:value-type="float">
            <text:p>5.249.071</text:p>
          </table:table-cell>
          <table:table-cell table:style-name="ce176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44" calcext:value-type="float">
            <text:p>4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74" calcext:value-type="float">
            <text:p>1574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5" office:value-type="string" calcext:value-type="string">
            <text:p>Schiffslabor IX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330" calcext:value-type="float">
            <text:p>1330</text:p>
          </table:table-cell>
          <table:table-cell table:style-name="ce12" office:value-type="float" office:value="603" calcext:value-type="float">
            <text:p>603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2991450" calcext:value-type="float">
            <text:p>12.991.450</text:p>
          </table:table-cell>
          <table:table-cell table:style-name="ce176" office:value-type="float" office:value="1443494" calcext:value-type="float">
            <text:p>1.443.494</text:p>
          </table:table-cell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48" calcext:value-type="float">
            <text:p>4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Schiffslabor</text:p>
          </table:table-cell>
          <table:table-cell table:style-name="ce566" office:value-type="string" calcext:value-type="string">
            <text:p>Schiffslabor X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860" calcext:value-type="float">
            <text:p>1860</text:p>
          </table:table-cell>
          <table:table-cell table:style-name="ce12" office:value-type="float" office:value="851" calcext:value-type="float">
            <text:p>851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1776882" calcext:value-type="float">
            <text:p>31.776.882</text:p>
          </table:table-cell>
          <table:table-cell table:style-name="ce176" office:value-type="float" office:value="7939220" calcext:value-type="float">
            <text:p>7.939.220</text:p>
          </table:table-cell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28" calcext:value-type="float">
            <text:p>2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67" office:value-type="string" calcext:value-type="string">
            <text:p>Techniklabor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" calcext:value-type="float">
            <text:p>19</text:p>
          </table:table-cell>
          <table:table-cell table:style-name="ce176" table:number-columns-repeated="2"/>
          <table:table-cell table:style-name="ce12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68" office:value-type="string" calcext:value-type="string">
            <text:p>Techniklabor II</text:p>
          </table:table-cell>
          <table:table-cell table:style-name="ce12" office:value-type="string" calcext:value-type="string">
            <text:p>Techniklabor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7" calcext:value-type="float">
            <text:p>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1586" calcext:value-type="float">
            <text:p>11.586</text:p>
          </table:table-cell>
          <table:table-cell table:style-name="ce176" table:number-columns-repeated="3"/>
          <table:table-cell table:style-name="ce176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69" office:value-type="string" calcext:value-type="string">
            <text:p>Techniklabor III</text:p>
          </table:table-cell>
          <table:table-cell table:style-name="ce12" office:value-type="string" calcext:value-type="string">
            <text:p>Techniklabor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38" calcext:value-type="float">
            <text:p>38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1857" calcext:value-type="float">
            <text:p>31.857</text:p>
          </table:table-cell>
          <table:table-cell table:style-name="ce176" table:number-columns-repeated="3"/>
          <table:table-cell table:style-name="ce176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0" office:value-type="string" calcext:value-type="string">
            <text:p>Techniklabor IV</text:p>
          </table:table-cell>
          <table:table-cell table:style-name="ce12" office:value-type="string" calcext:value-type="string">
            <text:p>Techniklabor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80" calcext:value-type="float">
            <text:p>8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87607" calcext:value-type="float">
            <text:p>87.607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1" office:value-type="string" calcext:value-type="string">
            <text:p>Techniklabor V</text:p>
          </table:table-cell>
          <table:table-cell table:style-name="ce12" office:value-type="string" calcext:value-type="string">
            <text:p>Techniklabor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303" calcext:value-type="float">
            <text:p>303</text:p>
          </table:table-cell>
          <table:table-cell table:style-name="ce12"/>
          <table:table-cell table:style-name="ce12" office:value-type="float" office:value="114" calcext:value-type="float">
            <text:p>114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240925" calcext:value-type="float">
            <text:p>240.925</text:p>
          </table:table-cell>
          <table:table-cell table:style-name="ce176" table:number-columns-repeated="2"/>
          <table:table-cell table:style-name="ce176" office:value-type="float" office:value="10" calcext:value-type="float">
            <text:p>10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2" office:value-type="string" calcext:value-type="string">
            <text:p>Techniklabor VI</text:p>
          </table:table-cell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427" calcext:value-type="float">
            <text:p>427</text:p>
          </table:table-cell>
          <table:table-cell table:style-name="ce12"/>
          <table:table-cell table:style-name="ce12" office:value-type="float" office:value="160" calcext:value-type="float">
            <text:p>16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662542" calcext:value-type="float">
            <text:p>662.542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8" calcext:value-type="float">
            <text:p>48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3" office:value-type="string" calcext:value-type="string">
            <text:p>Techniklabor VII</text:p>
          </table:table-cell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680" calcext:value-type="float">
            <text:p>680</text:p>
          </table:table-cell>
          <table:table-cell table:style-name="ce12" office:value-type="float" office:value="302" calcext:value-type="float">
            <text:p>302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821992" calcext:value-type="float">
            <text:p>1.821.992</text:p>
          </table:table-cell>
          <table:table-cell table:style-name="ce176"/>
          <table:table-cell table:number-columns-repeated="2" table:style-name="ce176" office:value-type="float" office:value="2" calcext:value-type="float">
            <text:p>2</text:p>
          </table:table-cell>
          <table:table-cell table:style-name="ce17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9" calcext:value-type="float">
            <text:p>999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4" office:value-type="string" calcext:value-type="string">
            <text:p>Techniklabor VIII</text:p>
          </table:table-cell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427" calcext:value-type="float">
            <text:p>4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5010477" calcext:value-type="float">
            <text:p>5.010.477</text:p>
          </table:table-cell>
          <table:table-cell table:style-name="ce176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6" calcext:value-type="float">
            <text:p>6</text:p>
          </table:table-cell>
          <table:table-cell table:style-name="ce17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5" office:value-type="string" calcext:value-type="string">
            <text:p>Techniklabor IX</text:p>
          </table:table-cell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330" calcext:value-type="float">
            <text:p>1330</text:p>
          </table:table-cell>
          <table:table-cell table:style-name="ce12" office:value-type="float" office:value="603" calcext:value-type="float">
            <text:p>603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2400932" calcext:value-type="float">
            <text:p>12.400.932</text:p>
          </table:table-cell>
          <table:table-cell table:style-name="ce176" office:value-type="float" office:value="1377881" calcext:value-type="float">
            <text:p>1.377.881</text:p>
          </table:table-cell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48" calcext:value-type="float">
            <text:p>4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chniklabor</text:p>
          </table:table-cell>
          <table:table-cell table:style-name="ce576" office:value-type="string" calcext:value-type="string">
            <text:p>Techniklabor X</text:p>
          </table:table-cell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860" calcext:value-type="float">
            <text:p>1860</text:p>
          </table:table-cell>
          <table:table-cell table:style-name="ce12" office:value-type="float" office:value="851" calcext:value-type="float">
            <text:p>851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0313384" calcext:value-type="float">
            <text:p>30.313.384</text:p>
          </table:table-cell>
          <table:table-cell table:style-name="ce176" office:value-type="float" office:value="7578346" calcext:value-type="float">
            <text:p>7.578.346</text:p>
          </table:table-cell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28" calcext:value-type="float">
            <text:p>2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77" office:value-type="string" calcext:value-type="string">
            <text:p>Terminus-Mine I</text:p>
          </table:table-cell>
          <table:table-cell table:style-name="ce12" office:value-type="string" calcext:value-type="string">
            <text:p>Brücke II</text:p>
          </table:table-cell>
          <table:table-cell table:style-name="ce12" table:number-columns-repeated="2"/>
          <table:table-cell table:style-name="ce12" office:value-type="float" office:value="900" calcext:value-type="float">
            <text:p>900</text:p>
          </table:table-cell>
          <table:table-cell table:style-name="ce12" table:number-columns-repeated="2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/>
          <table:table-cell table:style-name="ce176" office:value-type="float" office:value="77760" calcext:value-type="float">
            <text:p>77.760</text:p>
          </table:table-cell>
          <table:table-cell table:style-name="ce176" table:number-columns-repeated="3"/>
          <table:table-cell table:style-name="ce176" office:value-type="float" office:value="14" calcext:value-type="float">
            <text:p>14</text:p>
          </table:table-cell>
          <table:table-cell table:style-name="ce12" office:value-type="float" office:value="37" calcext:value-type="float">
            <text:p>37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78" office:value-type="string" calcext:value-type="string">
            <text:p>Terminus-Mine II</text:p>
          </table:table-cell>
          <table:table-cell table:style-name="ce12" table:number-columns-repeated="3"/>
          <table:table-cell table:style-name="ce12" office:value-type="float" office:value="1350" calcext:value-type="float">
            <text:p>1350</text:p>
          </table:table-cell>
          <table:table-cell table:style-name="ce12" table:number-columns-repeated="2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79" office:value-type="string" calcext:value-type="string">
            <text:p>Terminus-Mine III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0" office:value-type="string" calcext:value-type="string">
            <text:p>Terminus-Mine IV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1" office:value-type="string" calcext:value-type="string">
            <text:p>Terminus-Mine V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2" office:value-type="string" calcext:value-type="string">
            <text:p>Terminus-Mine VI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3" office:value-type="string" calcext:value-type="string">
            <text:p>Terminus-Mine VII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4" office:value-type="string" calcext:value-type="string">
            <text:p>Terminus-Mine VIII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5" office:value-type="string" calcext:value-type="string">
            <text:p>Terminus-Mine IX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Terminus-Mine</text:p>
          </table:table-cell>
          <table:table-cell table:style-name="ce586" office:value-type="string" calcext:value-type="string">
            <text:p>Terminus-Mine X</text:p>
          </table:table-cell>
          <table:table-cell table:style-name="ce12" table:number-columns-repeated="6"/>
          <table:table-cell table:style-name="ce176" table:number-columns-repeated="2"/>
          <table:table-cell table:style-name="ce12" table:number-columns-repeated="3"/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500" calcext:value-type="float">
            <text:p>1500</text:p>
          </table:table-cell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587" office:value-type="string" calcext:value-type="string">
            <text:p>Waffenlabor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" calcext:value-type="float">
            <text:p>19</text:p>
          </table:table-cell>
          <table:table-cell table:style-name="ce176" table:number-columns-repeated="2"/>
          <table:table-cell table:style-name="ce12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588" office:value-type="string" calcext:value-type="string">
            <text:p>Waffenlabor II</text:p>
          </table:table-cell>
          <table:table-cell table:style-name="ce12" office:value-type="string" calcext:value-type="string">
            <text:p>Waffenlabor I</text:p>
          </table:table-cell>
          <table:table-cell table:style-name="ce12" office:value-type="string" calcext:value-type="string">
            <text:p>Pulsstrahler II</text:p>
          </table:table-cell>
          <table:table-cell table:style-name="ce12" office:value-type="string" calcext:value-type="string">
            <text:p>Magnetkanone I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7" calcext:value-type="float">
            <text:p>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1034" calcext:value-type="float">
            <text:p>11.034</text:p>
          </table:table-cell>
          <table:table-cell table:style-name="ce176" table:number-columns-repeated="3"/>
          <table:table-cell table:style-name="ce176" office:value-type="float" office:value="2" calcext:value-type="float">
            <text:p>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589" office:value-type="string" calcext:value-type="string">
            <text:p>Waffenlabor III</text:p>
          </table:table-cell>
          <table:table-cell table:style-name="ce12" office:value-type="string" calcext:value-type="string">
            <text:p>Waffenlabor II</text:p>
          </table:table-cell>
          <table:table-cell table:style-name="ce12" table:number-columns-repeated="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38" calcext:value-type="float">
            <text:p>38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30341" calcext:value-type="float">
            <text:p>30.341</text:p>
          </table:table-cell>
          <table:table-cell table:style-name="ce176" table:number-columns-repeated="3"/>
          <table:table-cell table:style-name="ce176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590" office:value-type="string" calcext:value-type="string">
            <text:p>Waffenlabor IV</text:p>
          </table:table-cell>
          <table:table-cell table:style-name="ce12" office:value-type="string" calcext:value-type="string">
            <text:p>Waffenlabor III</text:p>
          </table:table-cell>
          <table:table-cell table:style-name="ce12" table:number-columns-repeated="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80" calcext:value-type="float">
            <text:p>8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83438" calcext:value-type="float">
            <text:p>83.438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591" office:value-type="string" calcext:value-type="string">
            <text:p>Waffenlabor V</text:p>
          </table:table-cell>
          <table:table-cell table:style-name="ce12" office:value-type="string" calcext:value-type="string">
            <text:p>Waffenlabor IV</text:p>
          </table:table-cell>
          <table:table-cell table:style-name="ce12" table:number-columns-repeated="2"/>
          <table:table-cell table:style-name="ce12" office:value-type="float" office:value="303" calcext:value-type="float">
            <text:p>303</text:p>
          </table:table-cell>
          <table:table-cell table:style-name="ce12"/>
          <table:table-cell table:style-name="ce12" office:value-type="float" office:value="114" calcext:value-type="float">
            <text:p>114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229453" calcext:value-type="float">
            <text:p>229.453</text:p>
          </table:table-cell>
          <table:table-cell table:style-name="ce176" table:number-columns-repeated="2"/>
          <table:table-cell table:style-name="ce176" office:value-type="float" office:value="10" calcext:value-type="float">
            <text:p>10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592" office:value-type="string" calcext:value-type="string">
            <text:p>Waffenlabor VI</text:p>
          </table:table-cell>
          <table:table-cell table:style-name="ce12" office:value-type="string" calcext:value-type="string">
            <text:p>Waffenlabor V</text:p>
          </table:table-cell>
          <table:table-cell table:style-name="ce12" table:number-columns-repeated="2"/>
          <table:table-cell table:style-name="ce12" office:value-type="float" office:value="427" calcext:value-type="float">
            <text:p>427</text:p>
          </table:table-cell>
          <table:table-cell table:style-name="ce12"/>
          <table:table-cell table:style-name="ce12" office:value-type="float" office:value="160" calcext:value-type="float">
            <text:p>16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630992" calcext:value-type="float">
            <text:p>630.992</text:p>
          </table:table-cell>
          <table:table-cell table:style-name="ce176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48" calcext:value-type="float">
            <text:p>48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593" office:value-type="string" calcext:value-type="string">
            <text:p>Waffenlabor VII</text:p>
          </table:table-cell>
          <table:table-cell table:style-name="ce12" office:value-type="string" calcext:value-type="string">
            <text:p>Waffenlabor VI</text:p>
          </table:table-cell>
          <table:table-cell table:style-name="ce12" table:number-columns-repeated="2"/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680" calcext:value-type="float">
            <text:p>680</text:p>
          </table:table-cell>
          <table:table-cell table:style-name="ce12" office:value-type="float" office:value="302" calcext:value-type="float">
            <text:p>302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735231" calcext:value-type="float">
            <text:p>1.735.231</text:p>
          </table:table-cell>
          <table:table-cell table:style-name="ce176"/>
          <table:table-cell table:number-columns-repeated="2" table:style-name="ce176" office:value-type="float" office:value="2" calcext:value-type="float">
            <text:p>2</text:p>
          </table:table-cell>
          <table:table-cell table:style-name="ce17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594" office:value-type="string" calcext:value-type="string">
            <text:p>Waffenlabor VIII</text:p>
          </table:table-cell>
          <table:table-cell table:style-name="ce12" office:value-type="string" calcext:value-type="string">
            <text:p>Waffenlabor VII</text:p>
          </table:table-cell>
          <table:table-cell table:style-name="ce12" table:number-columns-repeated="2"/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427" calcext:value-type="float">
            <text:p>4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4771882" calcext:value-type="float">
            <text:p>4.771.882</text:p>
          </table:table-cell>
          <table:table-cell table:style-name="ce176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44" calcext:value-type="float">
            <text:p>4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74" calcext:value-type="float">
            <text:p>1574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03" office:value-type="string" calcext:value-type="string">
            <text:p>Waffenlabor IX</text:p>
          </table:table-cell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330" calcext:value-type="float">
            <text:p>1330</text:p>
          </table:table-cell>
          <table:table-cell table:style-name="ce12" office:value-type="float" office:value="603" calcext:value-type="float">
            <text:p>603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1810409" calcext:value-type="float">
            <text:p>11.810.409</text:p>
          </table:table-cell>
          <table:table-cell table:style-name="ce176" office:value-type="float" office:value="1312268" calcext:value-type="float">
            <text:p>1.312.268</text:p>
          </table:table-cell>
          <table:table-cell table:style-name="ce176" office:value-type="float" office:value="5" calcext:value-type="float">
            <text:p>5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755" calcext:value-type="float">
            <text:p>2755</text:p>
          </table:table-cell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affenlabor</text:p>
          </table:table-cell>
          <table:table-cell table:style-name="ce604" office:value-type="string" calcext:value-type="string">
            <text:p>Waffenlabor X</text:p>
          </table:table-cell>
          <table:table-cell table:style-name="ce12" office:value-type="string" calcext:value-type="string">
            <text:p>Waffenlabor IX</text:p>
          </table:table-cell>
          <table:table-cell table:style-name="ce12" table:number-columns-repeated="2"/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860" calcext:value-type="float">
            <text:p>1860</text:p>
          </table:table-cell>
          <table:table-cell table:style-name="ce12" office:value-type="float" office:value="851" calcext:value-type="float">
            <text:p>851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28869890" calcext:value-type="float">
            <text:p>28.869.890</text:p>
          </table:table-cell>
          <table:table-cell table:style-name="ce176" office:value-type="float" office:value="7217473" calcext:value-type="float">
            <text:p>7.217.473</text:p>
          </table:table-cell>
          <table:table-cell table:style-name="ce176" office:value-type="float" office:value="8" calcext:value-type="float">
            <text:p>8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28" calcext:value-type="float">
            <text:p>28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05" office:value-type="string" calcext:value-type="string">
            <text:p>Werkstatt I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" calcext:value-type="float">
            <text:p>19</text:p>
          </table:table-cell>
          <table:table-cell table:style-name="ce176" table:number-columns-repeated="2"/>
          <table:table-cell table:style-name="ce12" table:number-columns-repeated="5"/>
          <table:table-cell table:style-name="ce176" table:number-columns-repeated="6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06" office:value-type="string" calcext:value-type="string">
            <text:p>Werkstatt II</text:p>
          </table:table-cell>
          <table:table-cell table:style-name="ce12" office:value-type="string" calcext:value-type="string">
            <text:p>Werkstatt 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7" calcext:value-type="float">
            <text:p>27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5775" calcext:value-type="float">
            <text:p>5.775</text:p>
          </table:table-cell>
          <table:table-cell table:style-name="ce176" table:number-columns-repeated="3"/>
          <table:table-cell table:style-name="ce176" office:value-type="float" office:value="6" calcext:value-type="float">
            <text:p>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" calcext:value-type="float">
            <text:p>1</text:p>
          </table:table-cell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07" office:value-type="string" calcext:value-type="string">
            <text:p>Werkstatt III</text:p>
          </table:table-cell>
          <table:table-cell table:style-name="ce12" office:value-type="string" calcext:value-type="string">
            <text:p>Werkstatt II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8" calcext:value-type="float">
            <text:p>38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8525" calcext:value-type="float">
            <text:p>18.525</text:p>
          </table:table-cell>
          <table:table-cell table:style-name="ce176" table:number-columns-repeated="3"/>
          <table:table-cell table:style-name="ce176" office:value-type="float" office:value="20" calcext:value-type="float">
            <text:p>20</text:p>
          </table:table-cell>
          <table:table-cell table:style-name="ce12" office:value-type="float" office:value="35" calcext:value-type="float">
            <text:p>35</text:p>
          </table:table-cell>
          <table:table-cell table:style-name="ce1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08" office:value-type="string" calcext:value-type="string">
            <text:p>Werkstatt IV</text:p>
          </table:table-cell>
          <table:table-cell table:style-name="ce12" office:value-type="string" calcext:value-type="string">
            <text:p>Werkstatt III</text:p>
          </table:table-cell>
          <table:table-cell table:style-name="ce12" office:value-type="string" calcext:value-type="string">
            <text:p>Brücke IV</text:p>
          </table:table-cell>
          <table:table-cell table:style-name="ce12" office:value-type="string" calcext:value-type="string">
            <text:p>Schiffsfabrik VII</text:p>
          </table:table-cell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0" calcext:value-type="float">
            <text:p>80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string" calcext:value-type="string">
            <text:p>12136?</text:p>
          </table:table-cell>
          <table:table-cell table:style-name="ce176" table:number-columns-repeated="4"/>
          <table:table-cell table:style-name="ce12" table:number-columns-repeated="2"/>
          <table:table-cell table:style-name="ce18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09" office:value-type="string" calcext:value-type="string">
            <text:p>Werkstatt V</text:p>
          </table:table-cell>
          <table:table-cell table:style-name="ce12" office:value-type="string" calcext:value-type="string">
            <text:p>Werkstatt IV</text:p>
          </table:table-cell>
          <table:table-cell table:style-name="ce12" office:value-type="string" calcext:value-type="string">
            <text:p>Brücke V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14" calcext:value-type="float">
            <text:p>114</text:p>
          </table:table-cell>
          <table:table-cell table:style-name="ce176" table:number-columns-repeated="2"/>
          <table:table-cell table:style-name="ce12" table:number-columns-repeated="5"/>
          <table:table-cell table:style-name="ce176"/>
          <table:table-cell table:style-name="ce176" office:value-type="float" office:value="190740" calcext:value-type="float">
            <text:p>190.740</text:p>
          </table:table-cell>
          <table:table-cell table:style-name="ce176" table:number-columns-repeated="2"/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31" calcext:value-type="float">
            <text:p>31</text:p>
          </table:table-cell>
          <table:table-cell table:style-name="ce12" office:value-type="float" office:value="56" calcext:value-type="float">
            <text:p>56</text:p>
          </table:table-cell>
          <table:table-cell table:style-name="ce1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10" office:value-type="string" calcext:value-type="string">
            <text:p>Werkstatt VI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Brücke V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160" calcext:value-type="float">
            <text:p>160</text:p>
          </table:table-cell>
          <table:table-cell table:style-name="ce176" table:number-columns-repeated="2"/>
          <table:table-cell table:style-name="ce12" table:number-columns-repeated="5"/>
          <table:table-cell table:style-name="ce176" table:number-columns-repeated="4"/>
          <table:table-cell table:style-name="ce176" office:value-type="float" office:value="11" calcext:value-type="float">
            <text:p>11</text:p>
          </table:table-cell>
          <table:table-cell table:style-name="ce176" office:value-type="float" office:value="10" calcext:value-type="float">
            <text:p>10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11" office:value-type="string" calcext:value-type="string">
            <text:p>Werkstatt VII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Brücke V</text:p>
          </table:table-cell>
          <table:table-cell table:style-name="ce12" office:value-type="string" calcext:value-type="string">
            <text:p>Schiffsfabrik X</text:p>
          </table:table-cell>
          <table:table-cell table:style-name="ce12" table:number-columns-repeated="3"/>
          <table:table-cell table:style-name="ce176" table:number-columns-repeated="2"/>
          <table:table-cell table:style-name="ce12" table:number-columns-repeated="5"/>
          <table:table-cell table:style-name="ce176" table:number-columns-repeated="3"/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22" calcext:value-type="float">
            <text:p>22</text:p>
          </table:table-cell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4">
          <table:table-cell table:style-name="ce12"/>
          <table:table-cell table:style-name="ce12" office:value-type="string" calcext:value-type="string">
            <text:p>Werkstatt</text:p>
          </table:table-cell>
          <table:table-cell table:style-name="ce612" office:value-type="string" calcext:value-type="string">
            <text:p>Werkstatt VIII</text:p>
          </table:table-cell>
          <table:table-cell table:style-name="ce12" office:value-type="string" calcext:value-type="string">
            <text:p>Werkstatt VII</text:p>
          </table:table-cell>
          <table:table-cell table:style-name="ce12" office:value-type="string" calcext:value-type="string">
            <text:p>Brücke V</text:p>
          </table:table-cell>
          <table:table-cell table:style-name="ce12" office:value-type="string" calcext:value-type="string">
            <text:p>Schiffsfabrik X</text:p>
          </table:table-cell>
          <table:table-cell table:style-name="ce12" table:number-columns-repeated="3"/>
          <table:table-cell table:style-name="ce176" table:number-columns-repeated="2"/>
          <table:table-cell table:style-name="ce12" table:number-columns-repeated="5"/>
          <table:table-cell table:style-name="ce176" table:number-columns-repeated="6"/>
          <table:table-cell table:style-name="ce12" table:number-columns-repeated="2"/>
          <table:table-cell table:style-name="ce182"/>
          <table:table-cell table:number-columns-repeated="996"/>
        </table:table-row>
        <table:table-row table:style-name="ro3" table:number-rows-repeated="7">
          <table:table-cell table:style-name="ce185"/>
          <table:table-cell table:number-columns-repeated="23"/>
          <table:table-cell table:style-name="ce481"/>
          <table:table-cell table:number-columns-repeated="996"/>
        </table:table-row>
        <table:table-row table:style-name="ro3" table:number-rows-repeated="11">
          <table:table-cell table:style-name="ce185"/>
          <table:table-cell table:number-columns-repeated="1020"/>
        </table:table-row>
        <table:table-row table:style-name="ro3" table:number-rows-repeated="1048433">
          <table:table-cell table:number-columns-repeated="1021"/>
        </table:table-row>
        <table:table-row table:style-name="ro3">
          <table:table-cell table:number-columns-repeated="1021"/>
        </table:table-row>
        <calcext:conditional-formats>
          <calcext:conditional-format calcext:target-range-address="Module.C2:Module.C2">
            <calcext:condition calcext:apply-style-name="HintergrundGruen" calcext:value="formula-is(NOT(ISBLANK([.Y2])))" calcext:base-cell-address="Module.C2"/>
          </calcext:conditional-format>
          <calcext:conditional-format calcext:target-range-address="Module.C3:Module.C3">
            <calcext:condition calcext:apply-style-name="HintergrundGruen" calcext:value="formula-is(NOT(ISBLANK([.Y3])))" calcext:base-cell-address="Module.C3"/>
          </calcext:conditional-format>
          <calcext:conditional-format calcext:target-range-address="Module.C4:Module.C4">
            <calcext:condition calcext:apply-style-name="HintergrundGruen" calcext:value="formula-is(NOT(ISBLANK([.Y4])))" calcext:base-cell-address="Module.C4"/>
          </calcext:conditional-format>
          <calcext:conditional-format calcext:target-range-address="Module.C5:Module.C5">
            <calcext:condition calcext:apply-style-name="HintergrundGruen" calcext:value="formula-is(NOT(ISBLANK([.Y5])))" calcext:base-cell-address="Module.C5"/>
          </calcext:conditional-format>
          <calcext:conditional-format calcext:target-range-address="Module.C6:Module.C6">
            <calcext:condition calcext:apply-style-name="HintergrundGruen" calcext:value="formula-is(NOT(ISBLANK([.Y6])))" calcext:base-cell-address="Module.C6"/>
          </calcext:conditional-format>
          <calcext:conditional-format calcext:target-range-address="Module.C7:Module.C7">
            <calcext:condition calcext:apply-style-name="HintergrundGruen" calcext:value="formula-is(NOT(ISBLANK([.Y7])))" calcext:base-cell-address="Module.C7"/>
          </calcext:conditional-format>
          <calcext:conditional-format calcext:target-range-address="Module.C8:Module.C8">
            <calcext:condition calcext:apply-style-name="HintergrundGruen" calcext:value="formula-is(NOT(ISBLANK([.Y8])))" calcext:base-cell-address="Module.C8"/>
          </calcext:conditional-format>
          <calcext:conditional-format calcext:target-range-address="Module.C9:Module.C9">
            <calcext:condition calcext:apply-style-name="HintergrundGruen" calcext:value="formula-is(NOT(ISBLANK([.Y9])))" calcext:base-cell-address="Module.C9"/>
          </calcext:conditional-format>
          <calcext:conditional-format calcext:target-range-address="Module.C10:Module.C10">
            <calcext:condition calcext:apply-style-name="HintergrundGruen" calcext:value="formula-is(NOT(ISBLANK([.Y10])))" calcext:base-cell-address="Module.C10"/>
          </calcext:conditional-format>
          <calcext:conditional-format calcext:target-range-address="Module.C11:Module.C11">
            <calcext:condition calcext:apply-style-name="HintergrundGruen" calcext:value="formula-is(NOT(ISBLANK([.Y11])))" calcext:base-cell-address="Module.C11"/>
          </calcext:conditional-format>
          <calcext:conditional-format calcext:target-range-address="Module.C12:Module.C12">
            <calcext:condition calcext:apply-style-name="HintergrundGruen" calcext:value="formula-is(NOT(ISBLANK([.Y12])))" calcext:base-cell-address="Module.C12"/>
          </calcext:conditional-format>
          <calcext:conditional-format calcext:target-range-address="Module.C13:Module.C13">
            <calcext:condition calcext:apply-style-name="HintergrundGruen" calcext:value="formula-is(NOT(ISBLANK([.Y13])))" calcext:base-cell-address="Module.C13"/>
          </calcext:conditional-format>
          <calcext:conditional-format calcext:target-range-address="Module.C14:Module.C14">
            <calcext:condition calcext:apply-style-name="HintergrundGruen" calcext:value="formula-is(NOT(ISBLANK([.Y14])))" calcext:base-cell-address="Module.C14"/>
          </calcext:conditional-format>
          <calcext:conditional-format calcext:target-range-address="Module.C15:Module.C15">
            <calcext:condition calcext:apply-style-name="HintergrundGruen" calcext:value="formula-is(NOT(ISBLANK([.Y15])))" calcext:base-cell-address="Module.C15"/>
          </calcext:conditional-format>
          <calcext:conditional-format calcext:target-range-address="Module.C16:Module.C16">
            <calcext:condition calcext:apply-style-name="HintergrundGruen" calcext:value="formula-is(NOT(ISBLANK([.Y16])))" calcext:base-cell-address="Module.C16"/>
          </calcext:conditional-format>
          <calcext:conditional-format calcext:target-range-address="Module.C17:Module.C17">
            <calcext:condition calcext:apply-style-name="HintergrundGruen" calcext:value="formula-is(NOT(ISBLANK([.Y17])))" calcext:base-cell-address="Module.C17"/>
          </calcext:conditional-format>
          <calcext:conditional-format calcext:target-range-address="Module.C18:Module.C18">
            <calcext:condition calcext:apply-style-name="HintergrundGruen" calcext:value="formula-is(NOT(ISBLANK([.Y18])))" calcext:base-cell-address="Module.C18"/>
          </calcext:conditional-format>
          <calcext:conditional-format calcext:target-range-address="Module.C19:Module.C19">
            <calcext:condition calcext:apply-style-name="HintergrundGruen" calcext:value="formula-is(NOT(ISBLANK([.Y19])))" calcext:base-cell-address="Module.C19"/>
          </calcext:conditional-format>
          <calcext:conditional-format calcext:target-range-address="Module.C20:Module.C20">
            <calcext:condition calcext:apply-style-name="HintergrundGruen" calcext:value="formula-is(NOT(ISBLANK([.Y20])))" calcext:base-cell-address="Module.C20"/>
          </calcext:conditional-format>
          <calcext:conditional-format calcext:target-range-address="Module.C21:Module.C21">
            <calcext:condition calcext:apply-style-name="HintergrundGruen" calcext:value="formula-is(NOT(ISBLANK([.Y21])))" calcext:base-cell-address="Module.C21"/>
          </calcext:conditional-format>
          <calcext:conditional-format calcext:target-range-address="Module.C22:Module.C22">
            <calcext:condition calcext:apply-style-name="HintergrundGruen" calcext:value="formula-is(NOT(ISBLANK([.Y22])))" calcext:base-cell-address="Module.C22"/>
          </calcext:conditional-format>
          <calcext:conditional-format calcext:target-range-address="Module.C23:Module.C23">
            <calcext:condition calcext:apply-style-name="HintergrundGruen" calcext:value="formula-is(NOT(ISBLANK([.Y23])))" calcext:base-cell-address="Module.C23"/>
          </calcext:conditional-format>
          <calcext:conditional-format calcext:target-range-address="Module.C24:Module.C24">
            <calcext:condition calcext:apply-style-name="HintergrundGruen" calcext:value="formula-is(NOT(ISBLANK([.Y24])))" calcext:base-cell-address="Module.C24"/>
          </calcext:conditional-format>
          <calcext:conditional-format calcext:target-range-address="Module.C25:Module.C25">
            <calcext:condition calcext:apply-style-name="HintergrundGruen" calcext:value="formula-is(NOT(ISBLANK([.Y25])))" calcext:base-cell-address="Module.C25"/>
          </calcext:conditional-format>
          <calcext:conditional-format calcext:target-range-address="Module.C26:Module.C26">
            <calcext:condition calcext:apply-style-name="HintergrundGruen" calcext:value="formula-is(NOT(ISBLANK([.Y26])))" calcext:base-cell-address="Module.C26"/>
          </calcext:conditional-format>
          <calcext:conditional-format calcext:target-range-address="Module.C27:Module.C27">
            <calcext:condition calcext:apply-style-name="HintergrundGruen" calcext:value="formula-is(NOT(ISBLANK([.Y27])))" calcext:base-cell-address="Module.C27"/>
          </calcext:conditional-format>
          <calcext:conditional-format calcext:target-range-address="Module.C28:Module.C28">
            <calcext:condition calcext:apply-style-name="HintergrundGruen" calcext:value="formula-is(NOT(ISBLANK([.Y28])))" calcext:base-cell-address="Module.C28"/>
          </calcext:conditional-format>
          <calcext:conditional-format calcext:target-range-address="Module.C29:Module.C29">
            <calcext:condition calcext:apply-style-name="HintergrundGruen" calcext:value="formula-is(NOT(ISBLANK([.Y29])))" calcext:base-cell-address="Module.C29"/>
          </calcext:conditional-format>
          <calcext:conditional-format calcext:target-range-address="Module.C30:Module.C30">
            <calcext:condition calcext:apply-style-name="HintergrundGruen" calcext:value="formula-is(NOT(ISBLANK([.Y30])))" calcext:base-cell-address="Module.C30"/>
          </calcext:conditional-format>
          <calcext:conditional-format calcext:target-range-address="Module.C31:Module.C31">
            <calcext:condition calcext:apply-style-name="HintergrundGruen" calcext:value="formula-is(NOT(ISBLANK([.Y31])))" calcext:base-cell-address="Module.C31"/>
          </calcext:conditional-format>
          <calcext:conditional-format calcext:target-range-address="Module.C32:Module.C32">
            <calcext:condition calcext:apply-style-name="HintergrundGruen" calcext:value="formula-is(NOT(ISBLANK([.Y32])))" calcext:base-cell-address="Module.C32"/>
          </calcext:conditional-format>
          <calcext:conditional-format calcext:target-range-address="Module.C33:Module.C33">
            <calcext:condition calcext:apply-style-name="HintergrundGruen" calcext:value="formula-is(NOT(ISBLANK([.Y33])))" calcext:base-cell-address="Module.C33"/>
          </calcext:conditional-format>
          <calcext:conditional-format calcext:target-range-address="Module.C34:Module.C34">
            <calcext:condition calcext:apply-style-name="HintergrundGruen" calcext:value="formula-is(NOT(ISBLANK([.Y34])))" calcext:base-cell-address="Module.C34"/>
          </calcext:conditional-format>
          <calcext:conditional-format calcext:target-range-address="Module.C35:Module.C35">
            <calcext:condition calcext:apply-style-name="HintergrundGruen" calcext:value="formula-is(NOT(ISBLANK([.Y35])))" calcext:base-cell-address="Module.C35"/>
          </calcext:conditional-format>
          <calcext:conditional-format calcext:target-range-address="Module.C36:Module.C36">
            <calcext:condition calcext:apply-style-name="HintergrundGruen" calcext:value="formula-is(NOT(ISBLANK([.Y36])))" calcext:base-cell-address="Module.C36"/>
          </calcext:conditional-format>
          <calcext:conditional-format calcext:target-range-address="Module.C37:Module.C37">
            <calcext:condition calcext:apply-style-name="HintergrundGruen" calcext:value="formula-is(NOT(ISBLANK([.Y37])))" calcext:base-cell-address="Module.C37"/>
          </calcext:conditional-format>
          <calcext:conditional-format calcext:target-range-address="Module.C38:Module.C38">
            <calcext:condition calcext:apply-style-name="HintergrundGruen" calcext:value="formula-is(NOT(ISBLANK([.Y38])))" calcext:base-cell-address="Module.C38"/>
          </calcext:conditional-format>
          <calcext:conditional-format calcext:target-range-address="Module.C39:Module.C39">
            <calcext:condition calcext:apply-style-name="HintergrundGruen" calcext:value="formula-is(NOT(ISBLANK([.Y39])))" calcext:base-cell-address="Module.C39"/>
          </calcext:conditional-format>
          <calcext:conditional-format calcext:target-range-address="Module.C40:Module.C40">
            <calcext:condition calcext:apply-style-name="HintergrundGruen" calcext:value="formula-is(NOT(ISBLANK([.Y40])))" calcext:base-cell-address="Module.C40"/>
          </calcext:conditional-format>
          <calcext:conditional-format calcext:target-range-address="Module.C41:Module.C41">
            <calcext:condition calcext:apply-style-name="HintergrundGruen" calcext:value="formula-is(NOT(ISBLANK([.Y41])))" calcext:base-cell-address="Module.C41"/>
          </calcext:conditional-format>
          <calcext:conditional-format calcext:target-range-address="Module.C42:Module.C42">
            <calcext:condition calcext:apply-style-name="HintergrundGruen" calcext:value="formula-is(NOT(ISBLANK([.Y42])))" calcext:base-cell-address="Module.C42"/>
          </calcext:conditional-format>
          <calcext:conditional-format calcext:target-range-address="Module.C43:Module.C43">
            <calcext:condition calcext:apply-style-name="HintergrundGruen" calcext:value="formula-is(NOT(ISBLANK([.Y43])))" calcext:base-cell-address="Module.C43"/>
          </calcext:conditional-format>
          <calcext:conditional-format calcext:target-range-address="Module.C44:Module.C44">
            <calcext:condition calcext:apply-style-name="HintergrundGruen" calcext:value="formula-is(NOT(ISBLANK([.Y44])))" calcext:base-cell-address="Module.C44"/>
          </calcext:conditional-format>
          <calcext:conditional-format calcext:target-range-address="Module.C45:Module.C45">
            <calcext:condition calcext:apply-style-name="HintergrundGruen" calcext:value="formula-is(NOT(ISBLANK([.Y45])))" calcext:base-cell-address="Module.C45"/>
          </calcext:conditional-format>
          <calcext:conditional-format calcext:target-range-address="Module.C46:Module.C46">
            <calcext:condition calcext:apply-style-name="HintergrundGruen" calcext:value="formula-is(NOT(ISBLANK([.Y46])))" calcext:base-cell-address="Module.C46"/>
          </calcext:conditional-format>
          <calcext:conditional-format calcext:target-range-address="Module.C47:Module.C47">
            <calcext:condition calcext:apply-style-name="HintergrundGruen" calcext:value="formula-is(NOT(ISBLANK([.Y47])))" calcext:base-cell-address="Module.C47"/>
          </calcext:conditional-format>
          <calcext:conditional-format calcext:target-range-address="Module.C48:Module.C48">
            <calcext:condition calcext:apply-style-name="HintergrundGruen" calcext:value="formula-is(NOT(ISBLANK([.Y48])))" calcext:base-cell-address="Module.C48"/>
          </calcext:conditional-format>
          <calcext:conditional-format calcext:target-range-address="Module.C49:Module.C49">
            <calcext:condition calcext:apply-style-name="HintergrundGruen" calcext:value="formula-is(NOT(ISBLANK([.Y49])))" calcext:base-cell-address="Module.C49"/>
          </calcext:conditional-format>
          <calcext:conditional-format calcext:target-range-address="Module.C50:Module.C50">
            <calcext:condition calcext:apply-style-name="HintergrundGruen" calcext:value="formula-is(NOT(ISBLANK([.Y50])))" calcext:base-cell-address="Module.C50"/>
          </calcext:conditional-format>
          <calcext:conditional-format calcext:target-range-address="Module.C51:Module.C51">
            <calcext:condition calcext:apply-style-name="HintergrundGruen" calcext:value="formula-is(NOT(ISBLANK([.Y51])))" calcext:base-cell-address="Module.C51"/>
          </calcext:conditional-format>
          <calcext:conditional-format calcext:target-range-address="Module.C52:Module.C52">
            <calcext:condition calcext:apply-style-name="HintergrundGruen" calcext:value="formula-is(NOT(ISBLANK([.Y52])))" calcext:base-cell-address="Module.C52"/>
          </calcext:conditional-format>
          <calcext:conditional-format calcext:target-range-address="Module.C53:Module.C53">
            <calcext:condition calcext:apply-style-name="HintergrundGruen" calcext:value="formula-is(NOT(ISBLANK([.Y53])))" calcext:base-cell-address="Module.C53"/>
          </calcext:conditional-format>
          <calcext:conditional-format calcext:target-range-address="Module.C54:Module.C54">
            <calcext:condition calcext:apply-style-name="HintergrundGruen" calcext:value="formula-is(NOT(ISBLANK([.Y54])))" calcext:base-cell-address="Module.C54"/>
          </calcext:conditional-format>
          <calcext:conditional-format calcext:target-range-address="Module.C55:Module.C55">
            <calcext:condition calcext:apply-style-name="HintergrundGruen" calcext:value="formula-is(NOT(ISBLANK([.Y55])))" calcext:base-cell-address="Module.C55"/>
          </calcext:conditional-format>
          <calcext:conditional-format calcext:target-range-address="Module.C56:Module.C56">
            <calcext:condition calcext:apply-style-name="HintergrundGruen" calcext:value="formula-is(NOT(ISBLANK([.Y56])))" calcext:base-cell-address="Module.C56"/>
          </calcext:conditional-format>
          <calcext:conditional-format calcext:target-range-address="Module.C57:Module.C57">
            <calcext:condition calcext:apply-style-name="HintergrundGruen" calcext:value="formula-is(NOT(ISBLANK([.Y57])))" calcext:base-cell-address="Module.C57"/>
          </calcext:conditional-format>
          <calcext:conditional-format calcext:target-range-address="Module.C58:Module.C58">
            <calcext:condition calcext:apply-style-name="HintergrundGruen" calcext:value="formula-is(NOT(ISBLANK([.Y58])))" calcext:base-cell-address="Module.C58"/>
          </calcext:conditional-format>
          <calcext:conditional-format calcext:target-range-address="Module.C59:Module.C59">
            <calcext:condition calcext:apply-style-name="HintergrundGruen" calcext:value="formula-is(NOT(ISBLANK([.Y59])))" calcext:base-cell-address="Module.C59"/>
          </calcext:conditional-format>
          <calcext:conditional-format calcext:target-range-address="Module.C60:Module.C60">
            <calcext:condition calcext:apply-style-name="HintergrundGruen" calcext:value="formula-is(NOT(ISBLANK([.Y60])))" calcext:base-cell-address="Module.C60"/>
          </calcext:conditional-format>
          <calcext:conditional-format calcext:target-range-address="Module.C61:Module.C61">
            <calcext:condition calcext:apply-style-name="HintergrundGruen" calcext:value="formula-is(NOT(ISBLANK([.Y61])))" calcext:base-cell-address="Module.C61"/>
          </calcext:conditional-format>
          <calcext:conditional-format calcext:target-range-address="Module.C62:Module.C62">
            <calcext:condition calcext:apply-style-name="HintergrundGruen" calcext:value="formula-is(NOT(ISBLANK([.Y62])))" calcext:base-cell-address="Module.C62"/>
          </calcext:conditional-format>
          <calcext:conditional-format calcext:target-range-address="Module.C63:Module.C63">
            <calcext:condition calcext:apply-style-name="HintergrundGruen" calcext:value="formula-is(NOT(ISBLANK([.Y63])))" calcext:base-cell-address="Module.C63"/>
          </calcext:conditional-format>
          <calcext:conditional-format calcext:target-range-address="Module.C64:Module.C64">
            <calcext:condition calcext:apply-style-name="HintergrundGruen" calcext:value="formula-is(NOT(ISBLANK([.Y64])))" calcext:base-cell-address="Module.C64"/>
          </calcext:conditional-format>
          <calcext:conditional-format calcext:target-range-address="Module.C65:Module.C65">
            <calcext:condition calcext:apply-style-name="HintergrundGruen" calcext:value="formula-is(NOT(ISBLANK([.Y65])))" calcext:base-cell-address="Module.C65"/>
          </calcext:conditional-format>
          <calcext:conditional-format calcext:target-range-address="Module.C66:Module.C66">
            <calcext:condition calcext:apply-style-name="HintergrundGruen" calcext:value="formula-is(NOT(ISBLANK([.Y66])))" calcext:base-cell-address="Module.C66"/>
          </calcext:conditional-format>
          <calcext:conditional-format calcext:target-range-address="Module.C67:Module.C67">
            <calcext:condition calcext:apply-style-name="HintergrundGruen" calcext:value="formula-is(NOT(ISBLANK([.Y67])))" calcext:base-cell-address="Module.C67"/>
          </calcext:conditional-format>
          <calcext:conditional-format calcext:target-range-address="Module.C68:Module.C68">
            <calcext:condition calcext:apply-style-name="HintergrundGruen" calcext:value="formula-is(NOT(ISBLANK([.Y68])))" calcext:base-cell-address="Module.C68"/>
          </calcext:conditional-format>
          <calcext:conditional-format calcext:target-range-address="Module.C69:Module.C69">
            <calcext:condition calcext:apply-style-name="HintergrundGruen" calcext:value="formula-is(NOT(ISBLANK([.Y69])))" calcext:base-cell-address="Module.C69"/>
          </calcext:conditional-format>
          <calcext:conditional-format calcext:target-range-address="Module.C70:Module.C70">
            <calcext:condition calcext:apply-style-name="HintergrundGruen" calcext:value="formula-is(NOT(ISBLANK([.Y70])))" calcext:base-cell-address="Module.C70"/>
          </calcext:conditional-format>
          <calcext:conditional-format calcext:target-range-address="Module.C71:Module.C71">
            <calcext:condition calcext:apply-style-name="HintergrundGruen" calcext:value="formula-is(NOT(ISBLANK([.Y71])))" calcext:base-cell-address="Module.C71"/>
          </calcext:conditional-format>
          <calcext:conditional-format calcext:target-range-address="Module.C72:Module.C72">
            <calcext:condition calcext:apply-style-name="HintergrundGruen" calcext:value="formula-is(NOT(ISBLANK([.Y72])))" calcext:base-cell-address="Module.C72"/>
          </calcext:conditional-format>
          <calcext:conditional-format calcext:target-range-address="Module.C73:Module.C73">
            <calcext:condition calcext:apply-style-name="HintergrundGruen" calcext:value="formula-is(NOT(ISBLANK([.Y73])))" calcext:base-cell-address="Module.C73"/>
          </calcext:conditional-format>
          <calcext:conditional-format calcext:target-range-address="Module.C74:Module.C74">
            <calcext:condition calcext:apply-style-name="HintergrundGruen" calcext:value="formula-is(NOT(ISBLANK([.Y74])))" calcext:base-cell-address="Module.C74"/>
          </calcext:conditional-format>
          <calcext:conditional-format calcext:target-range-address="Module.C75:Module.C75">
            <calcext:condition calcext:apply-style-name="HintergrundGruen" calcext:value="formula-is(NOT(ISBLANK([.Y75])))" calcext:base-cell-address="Module.C75"/>
          </calcext:conditional-format>
          <calcext:conditional-format calcext:target-range-address="Module.C76:Module.C76">
            <calcext:condition calcext:apply-style-name="HintergrundGruen" calcext:value="formula-is(NOT(ISBLANK([.Y76])))" calcext:base-cell-address="Module.C76"/>
          </calcext:conditional-format>
          <calcext:conditional-format calcext:target-range-address="Module.C77:Module.C77">
            <calcext:condition calcext:apply-style-name="HintergrundGruen" calcext:value="formula-is(NOT(ISBLANK([.Y77])))" calcext:base-cell-address="Module.C77"/>
          </calcext:conditional-format>
          <calcext:conditional-format calcext:target-range-address="Module.C78:Module.C78">
            <calcext:condition calcext:apply-style-name="HintergrundGruen" calcext:value="formula-is(NOT(ISBLANK([.Y78])))" calcext:base-cell-address="Module.C78"/>
          </calcext:conditional-format>
          <calcext:conditional-format calcext:target-range-address="Module.C79:Module.C79">
            <calcext:condition calcext:apply-style-name="HintergrundGruen" calcext:value="formula-is(NOT(ISBLANK([.Y79])))" calcext:base-cell-address="Module.C79"/>
          </calcext:conditional-format>
          <calcext:conditional-format calcext:target-range-address="Module.C80:Module.C80">
            <calcext:condition calcext:apply-style-name="HintergrundGruen" calcext:value="formula-is(NOT(ISBLANK([.Y80])))" calcext:base-cell-address="Module.C80"/>
          </calcext:conditional-format>
          <calcext:conditional-format calcext:target-range-address="Module.C81:Module.C81">
            <calcext:condition calcext:apply-style-name="HintergrundGruen" calcext:value="formula-is(NOT(ISBLANK([.Y81])))" calcext:base-cell-address="Module.C81"/>
          </calcext:conditional-format>
          <calcext:conditional-format calcext:target-range-address="Module.C82:Module.C82">
            <calcext:condition calcext:apply-style-name="HintergrundGruen" calcext:value="formula-is(NOT(ISBLANK([.Y82])))" calcext:base-cell-address="Module.C82"/>
          </calcext:conditional-format>
          <calcext:conditional-format calcext:target-range-address="Module.C83:Module.C83">
            <calcext:condition calcext:apply-style-name="HintergrundGruen" calcext:value="formula-is(NOT(ISBLANK([.Y83])))" calcext:base-cell-address="Module.C83"/>
          </calcext:conditional-format>
          <calcext:conditional-format calcext:target-range-address="Module.C84:Module.C84">
            <calcext:condition calcext:apply-style-name="HintergrundGruen" calcext:value="formula-is(NOT(ISBLANK([.Y84])))" calcext:base-cell-address="Module.C84"/>
          </calcext:conditional-format>
          <calcext:conditional-format calcext:target-range-address="Module.C85:Module.C85">
            <calcext:condition calcext:apply-style-name="HintergrundGruen" calcext:value="formula-is(NOT(ISBLANK([.Y85])))" calcext:base-cell-address="Module.C85"/>
          </calcext:conditional-format>
          <calcext:conditional-format calcext:target-range-address="Module.C86:Module.C86">
            <calcext:condition calcext:apply-style-name="HintergrundGruen" calcext:value="formula-is(NOT(ISBLANK([.Y86])))" calcext:base-cell-address="Module.C86"/>
          </calcext:conditional-format>
          <calcext:conditional-format calcext:target-range-address="Module.C87:Module.C87">
            <calcext:condition calcext:apply-style-name="HintergrundGruen" calcext:value="formula-is(NOT(ISBLANK([.Y87])))" calcext:base-cell-address="Module.C87"/>
          </calcext:conditional-format>
          <calcext:conditional-format calcext:target-range-address="Module.C88:Module.C88">
            <calcext:condition calcext:apply-style-name="HintergrundGruen" calcext:value="formula-is(NOT(ISBLANK([.Y88])))" calcext:base-cell-address="Module.C88"/>
          </calcext:conditional-format>
          <calcext:conditional-format calcext:target-range-address="Module.C89:Module.C89">
            <calcext:condition calcext:apply-style-name="HintergrundGruen" calcext:value="formula-is(NOT(ISBLANK([.Y89])))" calcext:base-cell-address="Module.C89"/>
          </calcext:conditional-format>
          <calcext:conditional-format calcext:target-range-address="Module.C90:Module.C90">
            <calcext:condition calcext:apply-style-name="HintergrundGruen" calcext:value="formula-is(NOT(ISBLANK([.Y90])))" calcext:base-cell-address="Module.C90"/>
          </calcext:conditional-format>
          <calcext:conditional-format calcext:target-range-address="Module.C91:Module.C91">
            <calcext:condition calcext:apply-style-name="HintergrundGruen" calcext:value="formula-is(NOT(ISBLANK([.Y91])))" calcext:base-cell-address="Module.C91"/>
          </calcext:conditional-format>
          <calcext:conditional-format calcext:target-range-address="Module.C92:Module.C92">
            <calcext:condition calcext:apply-style-name="HintergrundGruen" calcext:value="formula-is(NOT(ISBLANK([.Y92])))" calcext:base-cell-address="Module.C92"/>
          </calcext:conditional-format>
          <calcext:conditional-format calcext:target-range-address="Module.C93:Module.C93">
            <calcext:condition calcext:apply-style-name="HintergrundGruen" calcext:value="formula-is(NOT(ISBLANK([.Y93])))" calcext:base-cell-address="Module.C93"/>
          </calcext:conditional-format>
          <calcext:conditional-format calcext:target-range-address="Module.C94:Module.C94">
            <calcext:condition calcext:apply-style-name="HintergrundGruen" calcext:value="formula-is(NOT(ISBLANK([.Y94])))" calcext:base-cell-address="Module.C94"/>
          </calcext:conditional-format>
          <calcext:conditional-format calcext:target-range-address="Module.C95:Module.C95">
            <calcext:condition calcext:apply-style-name="HintergrundGruen" calcext:value="formula-is(NOT(ISBLANK([.Y95])))" calcext:base-cell-address="Module.C95"/>
          </calcext:conditional-format>
          <calcext:conditional-format calcext:target-range-address="Module.C96:Module.C96">
            <calcext:condition calcext:apply-style-name="HintergrundGruen" calcext:value="formula-is(NOT(ISBLANK([.Y96])))" calcext:base-cell-address="Module.C96"/>
          </calcext:conditional-format>
          <calcext:conditional-format calcext:target-range-address="Module.C107:Module.C107">
            <calcext:condition calcext:apply-style-name="HintergrundGruen" calcext:value="formula-is(NOT(ISBLANK([.Y107])))" calcext:base-cell-address="Module.C107"/>
          </calcext:conditional-format>
          <calcext:conditional-format calcext:target-range-address="Module.C108:Module.C108">
            <calcext:condition calcext:apply-style-name="HintergrundGruen" calcext:value="formula-is(NOT(ISBLANK([.Y108])))" calcext:base-cell-address="Module.C108"/>
          </calcext:conditional-format>
          <calcext:conditional-format calcext:target-range-address="Module.C109:Module.C109">
            <calcext:condition calcext:apply-style-name="HintergrundGruen" calcext:value="formula-is(NOT(ISBLANK([.Y109])))" calcext:base-cell-address="Module.C109"/>
          </calcext:conditional-format>
          <calcext:conditional-format calcext:target-range-address="Module.C110:Module.C110">
            <calcext:condition calcext:apply-style-name="HintergrundGruen" calcext:value="formula-is(NOT(ISBLANK([.Y110])))" calcext:base-cell-address="Module.C110"/>
          </calcext:conditional-format>
          <calcext:conditional-format calcext:target-range-address="Module.C111:Module.C111">
            <calcext:condition calcext:apply-style-name="HintergrundGruen" calcext:value="formula-is(NOT(ISBLANK([.Y111])))" calcext:base-cell-address="Module.C111"/>
          </calcext:conditional-format>
          <calcext:conditional-format calcext:target-range-address="Module.C112:Module.C112">
            <calcext:condition calcext:apply-style-name="HintergrundGruen" calcext:value="formula-is(NOT(ISBLANK([.Y112])))" calcext:base-cell-address="Module.C112"/>
          </calcext:conditional-format>
          <calcext:conditional-format calcext:target-range-address="Module.C113:Module.C113">
            <calcext:condition calcext:apply-style-name="HintergrundGruen" calcext:value="formula-is(NOT(ISBLANK([.Y113])))" calcext:base-cell-address="Module.C113"/>
          </calcext:conditional-format>
          <calcext:conditional-format calcext:target-range-address="Module.C114:Module.C114">
            <calcext:condition calcext:apply-style-name="HintergrundGruen" calcext:value="formula-is(NOT(ISBLANK([.Y114])))" calcext:base-cell-address="Module.C114"/>
          </calcext:conditional-format>
          <calcext:conditional-format calcext:target-range-address="Module.C115:Module.C115">
            <calcext:condition calcext:apply-style-name="HintergrundGruen" calcext:value="formula-is(NOT(ISBLANK([.Y115])))" calcext:base-cell-address="Module.C115"/>
          </calcext:conditional-format>
          <calcext:conditional-format calcext:target-range-address="Module.C116:Module.C116">
            <calcext:condition calcext:apply-style-name="HintergrundGruen" calcext:value="formula-is(NOT(ISBLANK([.Y116])))" calcext:base-cell-address="Module.C116"/>
          </calcext:conditional-format>
          <calcext:conditional-format calcext:target-range-address="Module.C117:Module.C117">
            <calcext:condition calcext:apply-style-name="HintergrundGruen" calcext:value="formula-is(NOT(ISBLANK([.Y117])))" calcext:base-cell-address="Module.C117"/>
          </calcext:conditional-format>
          <calcext:conditional-format calcext:target-range-address="Module.C118:Module.C118">
            <calcext:condition calcext:apply-style-name="HintergrundGruen" calcext:value="formula-is(NOT(ISBLANK([.Y118])))" calcext:base-cell-address="Module.C118"/>
          </calcext:conditional-format>
          <calcext:conditional-format calcext:target-range-address="Module.C119:Module.C119">
            <calcext:condition calcext:apply-style-name="HintergrundGruen" calcext:value="formula-is(NOT(ISBLANK([.Y119])))" calcext:base-cell-address="Module.C119"/>
          </calcext:conditional-format>
          <calcext:conditional-format calcext:target-range-address="Module.C120:Module.C120">
            <calcext:condition calcext:apply-style-name="HintergrundGruen" calcext:value="formula-is(NOT(ISBLANK([.Y120])))" calcext:base-cell-address="Module.C120"/>
          </calcext:conditional-format>
          <calcext:conditional-format calcext:target-range-address="Module.C121:Module.C121">
            <calcext:condition calcext:apply-style-name="HintergrundGruen" calcext:value="formula-is(NOT(ISBLANK([.Y121])))" calcext:base-cell-address="Module.C121"/>
          </calcext:conditional-format>
          <calcext:conditional-format calcext:target-range-address="Module.C122:Module.C122">
            <calcext:condition calcext:apply-style-name="HintergrundGruen" calcext:value="formula-is(NOT(ISBLANK([.Y122])))" calcext:base-cell-address="Module.C122"/>
          </calcext:conditional-format>
          <calcext:conditional-format calcext:target-range-address="Module.C123:Module.C123">
            <calcext:condition calcext:apply-style-name="HintergrundGruen" calcext:value="formula-is(NOT(ISBLANK([.Y123])))" calcext:base-cell-address="Module.C123"/>
          </calcext:conditional-format>
          <calcext:conditional-format calcext:target-range-address="Module.C124:Module.C124">
            <calcext:condition calcext:apply-style-name="HintergrundGruen" calcext:value="formula-is(NOT(ISBLANK([.Y124])))" calcext:base-cell-address="Module.C124"/>
          </calcext:conditional-format>
          <calcext:conditional-format calcext:target-range-address="Module.C97:Module.C97">
            <calcext:condition calcext:apply-style-name="HintergrundGruen" calcext:value="formula-is(NOT(ISBLANK([.Y97])))" calcext:base-cell-address="Module.C97"/>
          </calcext:conditional-format>
          <calcext:conditional-format calcext:target-range-address="Module.C98:Module.C98">
            <calcext:condition calcext:apply-style-name="HintergrundGruen" calcext:value="formula-is(NOT(ISBLANK([.Y98])))" calcext:base-cell-address="Module.C98"/>
          </calcext:conditional-format>
          <calcext:conditional-format calcext:target-range-address="Module.C99:Module.C99">
            <calcext:condition calcext:apply-style-name="HintergrundGruen" calcext:value="formula-is(NOT(ISBLANK([.Y99])))" calcext:base-cell-address="Module.C99"/>
          </calcext:conditional-format>
          <calcext:conditional-format calcext:target-range-address="Module.C100:Module.C100">
            <calcext:condition calcext:apply-style-name="HintergrundGruen" calcext:value="formula-is(NOT(ISBLANK([.Y100])))" calcext:base-cell-address="Module.C100"/>
          </calcext:conditional-format>
          <calcext:conditional-format calcext:target-range-address="Module.C101:Module.C101">
            <calcext:condition calcext:apply-style-name="HintergrundGruen" calcext:value="formula-is(NOT(ISBLANK([.Y101])))" calcext:base-cell-address="Module.C101"/>
          </calcext:conditional-format>
          <calcext:conditional-format calcext:target-range-address="Module.C102:Module.C102">
            <calcext:condition calcext:apply-style-name="HintergrundGruen" calcext:value="formula-is(NOT(ISBLANK([.Y102])))" calcext:base-cell-address="Module.C102"/>
          </calcext:conditional-format>
          <calcext:conditional-format calcext:target-range-address="Module.C103:Module.C103">
            <calcext:condition calcext:apply-style-name="HintergrundGruen" calcext:value="formula-is(NOT(ISBLANK([.Y103])))" calcext:base-cell-address="Module.C103"/>
          </calcext:conditional-format>
          <calcext:conditional-format calcext:target-range-address="Module.C104:Module.C104">
            <calcext:condition calcext:apply-style-name="HintergrundGruen" calcext:value="formula-is(NOT(ISBLANK([.Y104])))" calcext:base-cell-address="Module.C104"/>
          </calcext:conditional-format>
          <calcext:conditional-format calcext:target-range-address="Module.C105:Module.C105">
            <calcext:condition calcext:apply-style-name="HintergrundGruen" calcext:value="formula-is(NOT(ISBLANK([.Y105])))" calcext:base-cell-address="Module.C105"/>
          </calcext:conditional-format>
          <calcext:conditional-format calcext:target-range-address="Module.C106:Module.C106">
            <calcext:condition calcext:apply-style-name="HintergrundGruen" calcext:value="formula-is(NOT(ISBLANK([.Y106])))" calcext:base-cell-address="Module.C106"/>
          </calcext:conditional-format>
        </calcext:conditional-formats>
      </table:table>
      <table:table table:name="Hinweise" table:style-name="ta5">
        <office:forms form:automatic-focus="false" form:apply-design-mode="false"/>
        <table:table-column table:style-name="co70" table:default-cell-style-name="Default"/>
        <table:table-column table:style-name="co71" table:default-cell-style-name="ce3"/>
        <table:table-column table:style-name="co72" table:default-cell-style-name="ce599"/>
        <table:table-column table:style-name="co36" table:default-cell-style-name="Default"/>
        <table:table-row table:style-name="ro3">
          <table:table-cell table:style-name="ce595"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  <table:table-cell/>
        </table:table-row>
        <table:table-row table:style-name="ro3">
          <table:table-cell table:style-name="ce595"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  <table:table-cell/>
        </table:table-row>
        <table:table-row table:style-name="ro3">
          <table:table-cell table:style-name="ce595"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  <table:table-cell/>
        </table:table-row>
        <table:table-row table:style-name="ro3">
          <table:table-cell table:style-name="ce596" office:value-type="string" calcext:value-type="string">
            <text:p>tB d</text:p>
          </table:table-cell>
          <table:table-cell office:value-type="string" calcext:value-type="string">
            <text:p>=</text:p>
          </table:table-cell>
          <table:table-cell table:style-name="ce600" office:value-type="string" calcext:value-type="string">
            <text:p>Bauzeit in Tagen</text:p>
          </table:table-cell>
          <table:table-cell table:style-name="ce602"/>
        </table:table-row>
        <table:table-row table:style-name="ro3">
          <table:table-cell table:style-name="ce596" office:value-type="string" calcext:value-type="string">
            <text:p>tB h</text:p>
          </table:table-cell>
          <table:table-cell office:value-type="string" calcext:value-type="string">
            <text:p>=</text:p>
          </table:table-cell>
          <table:table-cell table:style-name="ce601" office:value-type="string" calcext:value-type="string">
            <text:p>Bauzeit in Stunden</text:p>
          </table:table-cell>
          <table:table-cell/>
        </table:table-row>
        <table:table-row table:style-name="ro3">
          <table:table-cell table:style-name="ce596" office:value-type="string" calcext:value-type="string">
            <text:p>tB 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Minuten</text:p>
          </table:table-cell>
          <table:table-cell/>
        </table:table-row>
        <table:table-row table:style-name="ro3">
          <table:table-cell table:style-name="ce597" office:value-type="string" calcext:value-type="string">
            <text:p>tB 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Sekunden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style-name="ce3" office:value-type="string" calcext:value-type="string">
            <text:p>gebau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ier kann jeder selbst eintragen, was er schon gebaut hat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der Eintrag in der dritten Spalte wird dann grün eingefärbt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style-name="ce598" office:value-type="string" calcext:value-type="string">
            <text:p>Ar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enn „Art“ fett ist, besteht mind. eine Abhängigkeit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In den jeweiligen Laboren werden auch Gerätschaften aufgeführt die über den Schwarzmarkt erhältlich sind!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ese sind durch den Zusatz „SM“ gekennzeichnet.</text:p>
          </table:table-cell>
          <table:table-cell table:number-columns-repeated="3"/>
        </table:table-row>
        <table:table-row table:style-name="ro3" table:number-rows-repeated="1048560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Abhängigkeiten" table:style-name="ta5">
        <table:shapes>
          <draw:custom-shape draw:z-index="0" draw:style-name="gr1" svg:width="22.06mm" svg:height="5.19mm" draw:transform="rotate (-0.616275758879198) translate (83.41mm 71.1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svg:width="22.09mm" svg:height="5.19mm" draw:transform="skewX (-0.00383972435438758) rotate (0.616450291804397) translate (81.04mm 57.47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3" svg:width="22.08mm" svg:height="5.21mm" draw:transform="skewX (-0.00383972435438752) rotate (-0.0043633231299858) translate (81.1mm 64.88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4" svg:width="16.98mm" svg:height="5.2mm" draw:transform="skewX (-0.00383972435438753) rotate (-1.58458442788565) translate (53.47mm 36.2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5" svg:width="22.03mm" svg:height="5.16mm" draw:transform="skewX (-0.0116937059883619) rotate (0.616450291804397) translate (81.04mm 159.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6" svg:width="22.02mm" svg:height="5.16mm" draw:transform="skewX (0.00575958653158124) rotate (-0.616275758879198) translate (83.41mm 175.1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7" svg:width="22.08mm" svg:height="5.16mm" draw:transform="skewX (-0.00383972435438752) rotate (-0.0043633231299858) translate (81.1mm 166.5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style-name="gr8" svg:width="16.85mm" svg:height="5.2mm" draw:transform="skewX (-0.00383972435438753) rotate (-1.58458442788565) translate (53.47mm 138.15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77" table:default-cell-style-name="Default"/>
        <table:table-column table:style-name="co78" table:default-cell-style-name="Default"/>
        <table:table-column table:style-name="co36" table:default-cell-style-name="ce13"/>
        <table:table-column table:style-name="co79" table:default-cell-style-name="Default"/>
        <table:table-column table:style-name="co80" table:default-cell-style-name="Default"/>
        <table:table-column table:style-name="co36" table:default-cell-style-name="Default"/>
        <table:table-row table:style-name="ro6">
          <table:table-cell/>
          <table:table-cell table:style-name="ce622" office:value-type="string" calcext:value-type="string">
            <text:p>Schiffslabor</text:p>
          </table:table-cell>
          <table:table-cell table:style-name="Default"/>
          <table:table-cell table:number-columns-repeated="3"/>
        </table:table-row>
        <table:table-row table:style-name="ro7">
          <table:table-cell table:style-name="ce621"/>
          <table:table-cell/>
          <table:table-cell table:style-name="Default"/>
          <table:table-cell table:number-columns-repeated="3"/>
        </table:table-row>
        <table:table-row table:style-name="ro8">
          <table:table-cell table:style-name="ce621"/>
          <table:table-cell table:style-name="ce623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7">
          <table:table-cell table:style-name="ce621"/>
          <table:table-cell table:style-name="ce624" table:content-validation-name="val1" office:value-type="string" calcext:value-type="string">
            <text:p>Zynthium II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7">
          <table:table-cell table:number-columns-repeated="3"/>
          <table:table-cell table:style-name="ce626" table:formula="of:=IFNA(IF(OFFSET([Schiffslabor.$C$1];MATCH([.$B$10];[Schiffslabor.C2:.C149];0);ROW([Schiffslabor.C8]))&gt;0;OFFSET([Schiffslabor.$C$1];MATCH([.$B$10];[Schiffslabor.C2:.C149];0);ROW([Schiffslabor.C8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26" table:formula="of:=IFNA(IF(OFFSET([Schiffslabor.$C$1];MATCH([.$B$10];[Schiffslabor.C2:.C149];0);ROW([Schiffslabor.C9]))&gt;0;OFFSET([Schiffslabor.$C$1];MATCH([.$B$10];[Schiffslabor.C2:.C149];0);ROW([Schiffslabor.C9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26" table:formula="of:=IFNA(IF(OFFSET([Schiffslabor.$C$1];MATCH([.$B$10];[Schiffslabor.C2:.C149];0);ROW([Schiffslabor.C10]))&gt;0;OFFSET([Schiffslabor.$C$1];MATCH([.$B$10];[Schiffslabor.C2:.C149];0);ROW([Schiffslabor.C10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25" office:value-type="string" calcext:value-type="string">
            <text:p>Das benötigst du dafür:</text:p>
          </table:table-cell>
          <table:table-cell table:number-columns-repeated="4"/>
        </table:table-row>
        <table:table-row table:style-name="ro7">
          <table:table-cell/>
          <table:table-cell table:style-name="ce626" table:formula="of:=IFNA(IF(OFFSET([Schiffslabor.$C$1];MATCH([.$B$4];[Schiffslabor.C2:.C149];0);ROW([Schiffslabor.C8]))&gt;0;OFFSET([Schiffslabor.$C$1];MATCH([.$B$4];[Schiffslabor.C2:.C149];0);ROW([Schiffslabor.C8]));&quot;&quot;);&quot;&quot;)">
            <text:p/>
          </table:table-cell>
          <table:table-cell/>
          <table:table-cell table:style-name="ce626" table:formula="of:=IFNA(IF(OFFSET([Schiffslabor.$C$1];MATCH([.$B$11];[Schiffslabor.C2:.C149];0);ROW([Schiffslabor.C8]))&gt;0;OFFSET([Schiffslabor.$C$1];MATCH([.$B$11];[Schiffslabor.C2:.C149];0);ROW([Schiffslabor.C8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26" table:formula="of:=IFNA(IF(OFFSET([Schiffslabor.$C$1];MATCH([.$B$4];[Schiffslabor.C2:.C149];0);ROW([Schiffslabor.C9]))&gt;0;OFFSET([Schiffslabor.$C$1];MATCH([.$B$4];[Schiffslabor.C2:.C149];0);ROW([Schiffslabor.C9]));&quot;&quot;);&quot;&quot;)">
            <text:p/>
          </table:table-cell>
          <table:table-cell/>
          <table:table-cell table:style-name="ce626" table:formula="of:=IFNA(IF(OFFSET([Schiffslabor.$C$1];MATCH([.$B$11];[Schiffslabor.C2:.C149];0);ROW([Schiffslabor.C9]))&gt;0;OFFSET([Schiffslabor.$C$1];MATCH([.$B$11];[Schiffslabor.C2:.C149];0);ROW([Schiffslabor.C9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26" table:formula="of:=IFNA(IF(OFFSET([Schiffslabor.$C$1];MATCH([.$B$4];[Schiffslabor.C2:.C149];0);ROW([Schiffslabor.C10]))&gt;0;OFFSET([Schiffslabor.$C$1];MATCH([.$B$4];[Schiffslabor.C2:.C149];0);ROW([Schiffslabor.C10]));&quot;&quot;);&quot;&quot;)">
            <text:p/>
          </table:table-cell>
          <table:table-cell/>
          <table:table-cell table:style-name="ce626" table:formula="of:=IFNA(IF(OFFSET([Schiffslabor.$C$1];MATCH([.$B$11];[Schiffslabor.C2:.C149];0);ROW([Schiffslabor.C10]))&gt;0;OFFSET([Schiffslabor.$C$1];MATCH([.$B$11];[Schiffslabor.C2:.C149];0);ROW([Schiffslabor.C10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7">
          <table:table-cell table:number-columns-repeated="3"/>
          <table:table-cell table:style-name="ce626" table:formula="of:=IFNA(IF(OFFSET([Schiffslabor.$C$1];MATCH([.$B$12];[Schiffslabor.C2:.C149];0);ROW([Schiffslabor.C8]))&gt;0;OFFSET([Schiffslabor.$C$1];MATCH([.$B$12];[Schiffslabor.C2:.C149];0);ROW([Schiffslabor.C8]));&quot;&quot;);&quot;&quot;)">
            <text:p/>
          </table:table-cell>
          <table:table-cell/>
          <table:table-cell table:style-name="ce627"/>
        </table:table-row>
        <table:table-row table:style-name="ro7">
          <table:table-cell table:number-columns-repeated="3"/>
          <table:table-cell table:style-name="ce626" table:formula="of:=IFNA(IF(OFFSET([Schiffslabor.$C$1];MATCH([.$B$12];[Schiffslabor.C2:.C149];0);ROW([Schiffslabor.C9]))&gt;0;OFFSET([Schiffslabor.$C$1];MATCH([.$B$12];[Schiffslabor.C2:.C149];0);ROW([Schiffslabor.C9]));&quot;&quot;);&quot;&quot;)">
            <text:p/>
          </table:table-cell>
          <table:table-cell/>
          <table:table-cell table:style-name="ce627"/>
        </table:table-row>
        <table:table-row table:style-name="ro7">
          <table:table-cell table:number-columns-repeated="3"/>
          <table:table-cell table:style-name="ce626" table:formula="of:=IFNA(IF(OFFSET([Schiffslabor.$C$1];MATCH([.$B$12];[Schiffslabor.C2:.C149];0);ROW([Schiffslabor.C10]))&gt;0;OFFSET([Schiffslabor.$C$1];MATCH([.$B$12];[Schiffslabor.C2:.C149];0);ROW([Schiffslabor.C10]));&quot;&quot;);&quot;&quot;)">
            <text:p/>
          </table:table-cell>
          <table:table-cell/>
          <table:table-cell table:style-name="ce627"/>
        </table:table-row>
        <table:table-row table:style-name="ro3" table:number-rows-repeated="2">
          <table:table-cell table:number-columns-repeated="6"/>
        </table:table-row>
        <table:table-row table:style-name="ro6">
          <table:table-cell/>
          <table:table-cell table:style-name="ce622" office:value-type="string" calcext:value-type="string">
            <text:p>Waffenlabor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8">
          <table:table-cell/>
          <table:table-cell table:style-name="ce623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7">
          <table:table-cell/>
          <table:table-cell table:style-name="ce624" table:content-validation-name="val2" office:value-type="string" calcext:value-type="string">
            <text:p>Basis-Jägerstaffel I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7">
          <table:table-cell table:number-columns-repeated="3"/>
          <table:table-cell table:style-name="ce626" table:formula="of:=IFNA(IF(OFFSET([Waffenlabor.$C$1];MATCH([.$B$28];[Waffenlabor.C2:.C84];0);ROW([Waffenlabor.C12]))&gt;0;OFFSET([Waffenlabor.$C$1];MATCH([.$B$28];[Waffenlabor.C2:.C84];0);ROW([Waffenlabor.C12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26" table:formula="of:=IFNA(IF(OFFSET([Waffenlabor.$C$1];MATCH([.$B$28];[Waffenlabor.C2:.C84];0);ROW([Waffenlabor.C13]))&gt;0;OFFSET([Waffenlabor.$C$1];MATCH([.$B$28];[Waffenlabor.C2:.C84];0);ROW([Waffenlabor.C13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26" table:formula="of:=IFNA(IF(OFFSET([Waffenlabor.$C$1];MATCH([.$B$28];[Waffenlabor.C2:.C84];0);ROW([Waffenlabor.C14]))&gt;0;OFFSET([Waffenlabor.$C$1];MATCH([.$B$28];[Waffenlabor.C2:.C84];0);ROW([Waffenlabor.C14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25" office:value-type="string" calcext:value-type="string">
            <text:p>Das benötigst du dafür:</text:p>
          </table:table-cell>
          <table:table-cell table:number-columns-repeated="4"/>
        </table:table-row>
        <table:table-row table:style-name="ro7">
          <table:table-cell/>
          <table:table-cell table:style-name="ce626" table:formula="of:=IFNA(IF(OFFSET([Waffenlabor.$C$1];MATCH([.$B$22];[Waffenlabor.C2:.C84];0);ROW([Waffenlabor.C12]))&gt;0;OFFSET([Waffenlabor.$C$1];MATCH([.$B$22];[Waffenlabor.C2:.C84];0);ROW([Waffenlabor.C12]));&quot;&quot;);&quot;&quot;)" office:value-type="float" office:value="15" calcext:value-type="float">
            <text:p>15</text:p>
          </table:table-cell>
          <table:table-cell/>
          <table:table-cell table:style-name="ce626" table:formula="of:=IFNA(IF(OFFSET([Waffenlabor.$C$1];MATCH([.$B$29];[Waffenlabor.C2:.C84];0);ROW([Waffenlabor.C12]))&gt;0;OFFSET([Waffenlabor.$C$1];MATCH([.$B$29];[Waffenlabor.C2:.C84];0);ROW([Waffenlabor.C12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26" table:formula="of:=IFNA(IF(OFFSET([Waffenlabor.$C$1];MATCH([.$B$22];[Waffenlabor.C2:.C84];0);ROW([Waffenlabor.C13]))&gt;0;OFFSET([Waffenlabor.$C$1];MATCH([.$B$22];[Waffenlabor.C2:.C84];0);ROW([Waffenlabor.C13]));&quot;&quot;);&quot;&quot;)" office:value-type="float" office:value="8000" calcext:value-type="float">
            <text:p>8000</text:p>
          </table:table-cell>
          <table:table-cell/>
          <table:table-cell table:style-name="ce626" table:formula="of:=IFNA(IF(OFFSET([Waffenlabor.$C$1];MATCH([.$B$29];[Waffenlabor.C2:.C84];0);ROW([Waffenlabor.C13]))&gt;0;OFFSET([Waffenlabor.$C$1];MATCH([.$B$29];[Waffenlabor.C2:.C84];0);ROW([Waffenlabor.C13]));&quot;&quot;);&quot;&quot;)">
            <text:p/>
          </table:table-cell>
          <table:table-cell table:number-columns-repeated="2"/>
        </table:table-row>
        <table:table-row table:style-name="ro7">
          <table:table-cell/>
          <table:table-cell table:style-name="ce626" table:formula="of:=IFNA(IF(OFFSET([Waffenlabor.$C$1];MATCH([.$B$22];[Waffenlabor.C2:.C84];0);ROW([Waffenlabor.C14]))&gt;0;OFFSET([Waffenlabor.$C$1];MATCH([.$B$22];[Waffenlabor.C2:.C84];0);ROW([Waffenlabor.C14]));&quot;&quot;);&quot;&quot;)" office:value-type="float" office:value="500" calcext:value-type="float">
            <text:p>500</text:p>
          </table:table-cell>
          <table:table-cell/>
          <table:table-cell table:style-name="ce626" table:formula="of:=IFNA(IF(OFFSET([Waffenlabor.$C$1];MATCH([.$B$29];[Waffenlabor.C2:.C84];0);ROW([Waffenlabor.C14]))&gt;0;OFFSET([Waffenlabor.$C$1];MATCH([.$B$29];[Waffenlabor.C2:.C84];0);ROW([Waffenlabor.C14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7">
          <table:table-cell table:number-columns-repeated="3"/>
          <table:table-cell table:style-name="ce626" table:formula="of:=IFNA(IF(OFFSET([Waffenlabor.$C$1];MATCH([.$B$30];[Waffenlabor.C2:.C84];0);ROW([Waffenlabor.C12]))&gt;0;OFFSET([Waffenlabor.$C$1];MATCH([.$B$30];[Waffenlabor.C2:.C84];0);ROW([Waffenlabor.C12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26" table:formula="of:=IFNA(IF(OFFSET([Waffenlabor.$C$1];MATCH([.$B$30];[Waffenlabor.C2:.C84];0);ROW([Waffenlabor.C13]))&gt;0;OFFSET([Waffenlabor.$C$1];MATCH([.$B$30];[Waffenlabor.C2:.C84];0);ROW([Waffenlabor.C13]));&quot;&quot;);&quot;&quot;)">
            <text:p/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626" table:formula="of:=IFNA(IF(OFFSET([Waffenlabor.$C$1];MATCH([.$B$30];[Waffenlabor.C2:.C84];0);ROW([Waffenlabor.C14]))&gt;0;OFFSET([Waffenlabor.$C$1];MATCH([.$B$30];[Waffenlabor.C2:.C84];0);ROW([Waffenlabor.C14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 table:number-rows-repeated="18">
          <table:table-cell table:number-columns-repeated="2"/>
          <table:table-cell table:style-name="Default"/>
          <table:table-cell table:number-columns-repeated="3"/>
        </table:table-row>
        <table:table-row table:style-name="ro3" table:number-rows-repeated="104852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Aufbaureihenfolge" table:style-name="ta7">
        <office:forms form:automatic-focus="false" form:apply-design-mode="false"/>
        <table:table-column table:style-name="co24" table:default-cell-style-name="ce13"/>
        <table:table-column table:style-name="co67" table:default-cell-style-name="Default"/>
        <table:table-column table:style-name="co81" table:default-cell-style-name="ce13"/>
        <table:table-column table:style-name="co82" table:default-cell-style-name="ce13"/>
        <table:table-column table:style-name="co44" table:default-cell-style-name="ce13"/>
        <table:table-column table:style-name="co83" table:default-cell-style-name="ce844"/>
        <table:table-column table:style-name="co84" table:default-cell-style-name="Default"/>
        <table:table-column table:style-name="co36" table:number-columns-repeated="1017" table:default-cell-style-name="Default"/>
        <table:table-header-rows>
          <table:table-row table:style-name="ro5">
            <table:table-cell table:style-name="ce628" office:value-type="string" calcext:value-type="string">
              <text:p>Kategorie</text:p>
            </table:table-cell>
            <table:table-cell table:style-name="ce628" office:value-type="string" calcext:value-type="string">
              <text:p>Art</text:p>
            </table:table-cell>
            <table:table-cell table:style-name="ce628" office:value-type="string" calcext:value-type="string">
              <text:p>Bau-</text:p>
              <text:p>vorraussetzung 1</text:p>
            </table:table-cell>
            <table:table-cell table:style-name="ce628" office:value-type="string" calcext:value-type="string">
              <text:p>Bau-</text:p>
              <text:p>vorraussetzung 2</text:p>
            </table:table-cell>
            <table:table-cell table:style-name="ce628" office:value-type="string" calcext:value-type="string">
              <text:p>Bau-</text:p>
              <text:p>vorraussetzung 3</text:p>
            </table:table-cell>
            <table:table-cell table:style-name="ce843"/>
            <table:table-cell table:style-name="ce846" table:number-columns-repeated="1018"/>
          </table:table-row>
        </table:table-header-rows>
        <table:table-row table:style-name="ro3">
          <table:table-cell table:style-name="ce629" office:value-type="string" calcext:value-type="string">
            <text:p>Module</text:p>
          </table:table-cell>
          <table:table-cell table:style-name="ce713" office:value-type="string" calcext:value-type="string">
            <text:p>Brücke I</text:p>
          </table:table-cell>
          <table:table-cell table:style-name="ce841" table:formula="of:=IF(NOT(ISBLANK([.A2]));IF( IFNA( VLOOKUP( [.B2];INDIRECT([.A2]&amp;&quot;.$C$2:$F$200&quot;);2;0);&quot;&quot;)=0;&quot;&quot;; IFNA(VLOOKUP([.B2];INDIRECT([.A2]&amp;&quot;.$C$2:$F$200&quot;);2;0);&quot;&quot;));&quot;&quot;)">
            <text:p/>
          </table:table-cell>
          <table:table-cell table:style-name="ce841" table:formula="of:=IF(NOT(ISBLANK([.A2]));IF( IFNA( VLOOKUP( [.B2];INDIRECT([.A2]&amp;&quot;.$C$2:$F$200&quot;);3;0);&quot;&quot;)=0;&quot;&quot;; IFNA(VLOOKUP([.B2];INDIRECT([.A2]&amp;&quot;.$C$2:$F$200&quot;);3;0);&quot;&quot;));&quot;&quot;)">
            <text:p/>
          </table:table-cell>
          <table:table-cell table:style-name="ce841" table:formula="of:=IF(NOT(ISBLANK([.A2]));IF( IFNA( VLOOKUP( [.B2];INDIRECT([.A2]&amp;&quot;.$C$2:$F$200&quot;);4;0);&quot;&quot;)=0;&quot;&quot;; IFNA(VLOOKUP([.B2];INDIRECT([.A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0" office:value-type="string" calcext:value-type="string">
            <text:p>Module</text:p>
          </table:table-cell>
          <table:table-cell table:style-name="ce714" office:value-type="string" calcext:value-type="string">
            <text:p>Flottenwerft I</text:p>
          </table:table-cell>
          <table:table-cell table:style-name="ce842" table:formula="of:=IF(NOT(ISBLANK([.A3]));IF( IFNA( VLOOKUP( [.B3];INDIRECT([.A3]&amp;&quot;.$C$2:$F$200&quot;);2;0);&quot;&quot;)=0;&quot;&quot;; IFNA(VLOOKUP([.B3];INDIRECT([.A3]&amp;&quot;.$C$2:$F$200&quot;);2;0);&quot;&quot;));&quot;&quot;)">
            <text:p/>
          </table:table-cell>
          <table:table-cell table:style-name="ce842" table:formula="of:=IF(NOT(ISBLANK([.A3]));IF( IFNA( VLOOKUP( [.B3];INDIRECT([.A3]&amp;&quot;.$C$2:$F$200&quot;);3;0);&quot;&quot;)=0;&quot;&quot;; IFNA(VLOOKUP([.B3];INDIRECT([.A3]&amp;&quot;.$C$2:$F$200&quot;);3;0);&quot;&quot;));&quot;&quot;)" office:value-type="string" office:string-value="Brücke I" calcext:value-type="string">
            <text:p>Brücke I</text:p>
          </table:table-cell>
          <table:table-cell table:style-name="ce842" table:formula="of:=IF(NOT(ISBLANK([.A3]));IF( IFNA( VLOOKUP( [.B3];INDIRECT([.A3]&amp;&quot;.$C$2:$F$200&quot;);4;0);&quot;&quot;)=0;&quot;&quot;; IFNA(VLOOKUP([.B3];INDIRECT([.A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1" office:value-type="string" calcext:value-type="string">
            <text:p>Module</text:p>
          </table:table-cell>
          <table:table-cell table:style-name="ce715" office:value-type="string" calcext:value-type="string">
            <text:p>Schiffslabor I</text:p>
          </table:table-cell>
          <table:table-cell table:style-name="ce842" table:formula="of:=IF(NOT(ISBLANK([.A4]));IF( IFNA( VLOOKUP( [.B4];INDIRECT([.A4]&amp;&quot;.$C$2:$F$200&quot;);2;0);&quot;&quot;)=0;&quot;&quot;; IFNA(VLOOKUP([.B4];INDIRECT([.A4]&amp;&quot;.$C$2:$F$200&quot;);2;0);&quot;&quot;));&quot;&quot;)">
            <text:p/>
          </table:table-cell>
          <table:table-cell table:style-name="ce842" table:formula="of:=IF(NOT(ISBLANK([.A4]));IF( IFNA( VLOOKUP( [.B4];INDIRECT([.A4]&amp;&quot;.$C$2:$F$200&quot;);3;0);&quot;&quot;)=0;&quot;&quot;; IFNA(VLOOKUP([.B4];INDIRECT([.A4]&amp;&quot;.$C$2:$F$200&quot;);3;0);&quot;&quot;));&quot;&quot;)" office:value-type="string" office:string-value="Brücke I" calcext:value-type="string">
            <text:p>Brücke I</text:p>
          </table:table-cell>
          <table:table-cell table:style-name="ce842" table:formula="of:=IF(NOT(ISBLANK([.A4]));IF( IFNA( VLOOKUP( [.B4];INDIRECT([.A4]&amp;&quot;.$C$2:$F$200&quot;);4;0);&quot;&quot;)=0;&quot;&quot;; IFNA(VLOOKUP([.B4];INDIRECT([.A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2" office:value-type="string" calcext:value-type="string">
            <text:p>Module</text:p>
          </table:table-cell>
          <table:table-cell table:style-name="ce716" office:value-type="string" calcext:value-type="string">
            <text:p>Schiffsfabrik I</text:p>
          </table:table-cell>
          <table:table-cell table:style-name="ce842" table:formula="of:=IF(NOT(ISBLANK([.A5]));IF( IFNA( VLOOKUP( [.B5];INDIRECT([.A5]&amp;&quot;.$C$2:$F$200&quot;);2;0);&quot;&quot;)=0;&quot;&quot;; IFNA(VLOOKUP([.B5];INDIRECT([.A5]&amp;&quot;.$C$2:$F$200&quot;);2;0);&quot;&quot;));&quot;&quot;)">
            <text:p/>
          </table:table-cell>
          <table:table-cell table:style-name="ce842" table:formula="of:=IF(NOT(ISBLANK([.A5]));IF( IFNA( VLOOKUP( [.B5];INDIRECT([.A5]&amp;&quot;.$C$2:$F$200&quot;);3;0);&quot;&quot;)=0;&quot;&quot;; IFNA(VLOOKUP([.B5];INDIRECT([.A5]&amp;&quot;.$C$2:$F$200&quot;);3;0);&quot;&quot;));&quot;&quot;)" office:value-type="string" office:string-value="Brücke I" calcext:value-type="string">
            <text:p>Brücke I</text:p>
          </table:table-cell>
          <table:table-cell table:style-name="ce842" table:formula="of:=IF(NOT(ISBLANK([.A5]));IF( IFNA( VLOOKUP( [.B5];INDIRECT([.A5]&amp;&quot;.$C$2:$F$200&quot;);4;0);&quot;&quot;)=0;&quot;&quot;; IFNA(VLOOKUP([.B5];INDIRECT([.A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3" office:value-type="string" calcext:value-type="string">
            <text:p>Module</text:p>
          </table:table-cell>
          <table:table-cell table:style-name="ce717" office:value-type="string" calcext:value-type="string">
            <text:p>Techniklabor I</text:p>
          </table:table-cell>
          <table:table-cell table:style-name="ce842" table:formula="of:=IF(NOT(ISBLANK([.A6]));IF( IFNA( VLOOKUP( [.B6];INDIRECT([.A6]&amp;&quot;.$C$2:$F$200&quot;);2;0);&quot;&quot;)=0;&quot;&quot;; IFNA(VLOOKUP([.B6];INDIRECT([.A6]&amp;&quot;.$C$2:$F$200&quot;);2;0);&quot;&quot;));&quot;&quot;)">
            <text:p/>
          </table:table-cell>
          <table:table-cell table:style-name="ce842" table:formula="of:=IF(NOT(ISBLANK([.A6]));IF( IFNA( VLOOKUP( [.B6];INDIRECT([.A6]&amp;&quot;.$C$2:$F$200&quot;);3;0);&quot;&quot;)=0;&quot;&quot;; IFNA(VLOOKUP([.B6];INDIRECT([.A6]&amp;&quot;.$C$2:$F$200&quot;);3;0);&quot;&quot;));&quot;&quot;)" office:value-type="string" office:string-value="Brücke I" calcext:value-type="string">
            <text:p>Brücke I</text:p>
          </table:table-cell>
          <table:table-cell table:style-name="ce842" table:formula="of:=IF(NOT(ISBLANK([.A6]));IF( IFNA( VLOOKUP( [.B6];INDIRECT([.A6]&amp;&quot;.$C$2:$F$200&quot;);4;0);&quot;&quot;)=0;&quot;&quot;; IFNA(VLOOKUP([.B6];INDIRECT([.A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4" office:value-type="string" calcext:value-type="string">
            <text:p>Module</text:p>
          </table:table-cell>
          <table:table-cell table:style-name="ce718" office:value-type="string" calcext:value-type="string">
            <text:p>Waffenlabor I</text:p>
          </table:table-cell>
          <table:table-cell table:style-name="ce842" table:formula="of:=IF(NOT(ISBLANK([.A7]));IF( IFNA( VLOOKUP( [.B7];INDIRECT([.A7]&amp;&quot;.$C$2:$F$200&quot;);2;0);&quot;&quot;)=0;&quot;&quot;; IFNA(VLOOKUP([.B7];INDIRECT([.A7]&amp;&quot;.$C$2:$F$200&quot;);2;0);&quot;&quot;));&quot;&quot;)">
            <text:p/>
          </table:table-cell>
          <table:table-cell table:style-name="ce842" table:formula="of:=IF(NOT(ISBLANK([.A7]));IF( IFNA( VLOOKUP( [.B7];INDIRECT([.A7]&amp;&quot;.$C$2:$F$200&quot;);3;0);&quot;&quot;)=0;&quot;&quot;; IFNA(VLOOKUP([.B7];INDIRECT([.A7]&amp;&quot;.$C$2:$F$200&quot;);3;0);&quot;&quot;));&quot;&quot;)" office:value-type="string" office:string-value="Brücke I" calcext:value-type="string">
            <text:p>Brücke I</text:p>
          </table:table-cell>
          <table:table-cell table:style-name="ce842" table:formula="of:=IF(NOT(ISBLANK([.A7]));IF( IFNA( VLOOKUP( [.B7];INDIRECT([.A7]&amp;&quot;.$C$2:$F$200&quot;);4;0);&quot;&quot;)=0;&quot;&quot;; IFNA(VLOOKUP([.B7];INDIRECT([.A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35" office:value-type="string" calcext:value-type="string">
            <text:p>Module</text:p>
          </table:table-cell>
          <table:table-cell table:style-name="ce719" office:value-type="string" calcext:value-type="string">
            <text:p>Werkstatt I</text:p>
          </table:table-cell>
          <table:table-cell table:style-name="ce842" table:formula="of:=IF(NOT(ISBLANK([.A8]));IF( IFNA( VLOOKUP( [.B8];INDIRECT([.A8]&amp;&quot;.$C$2:$F$200&quot;);2;0);&quot;&quot;)=0;&quot;&quot;; IFNA(VLOOKUP([.B8];INDIRECT([.A8]&amp;&quot;.$C$2:$F$200&quot;);2;0);&quot;&quot;));&quot;&quot;)">
            <text:p/>
          </table:table-cell>
          <table:table-cell table:style-name="ce842" table:formula="of:=IF(NOT(ISBLANK([.A8]));IF( IFNA( VLOOKUP( [.B8];INDIRECT([.A8]&amp;&quot;.$C$2:$F$200&quot;);3;0);&quot;&quot;)=0;&quot;&quot;; IFNA(VLOOKUP([.B8];INDIRECT([.A8]&amp;&quot;.$C$2:$F$200&quot;);3;0);&quot;&quot;));&quot;&quot;)" office:value-type="string" office:string-value="Brücke I" calcext:value-type="string">
            <text:p>Brücke I</text:p>
          </table:table-cell>
          <table:table-cell table:style-name="ce842" table:formula="of:=IF(NOT(ISBLANK([.A8]));IF( IFNA( VLOOKUP( [.B8];INDIRECT([.A8]&amp;&quot;.$C$2:$F$200&quot;);4;0);&quot;&quot;)=0;&quot;&quot;; IFNA(VLOOKUP([.B8];INDIRECT([.A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35" office:value-type="string" calcext:value-type="string">
            <text:p>Module</text:p>
          </table:table-cell>
          <table:table-cell table:style-name="ce720" office:value-type="string" calcext:value-type="string">
            <text:p>Helium-3-Schürfer I</text:p>
          </table:table-cell>
          <table:table-cell table:style-name="ce842" table:formula="of:=IF(NOT(ISBLANK([.A9]));IF( IFNA( VLOOKUP( [.B9];INDIRECT([.A9]&amp;&quot;.$C$2:$F$200&quot;);2;0);&quot;&quot;)=0;&quot;&quot;; IFNA(VLOOKUP([.B9];INDIRECT([.A9]&amp;&quot;.$C$2:$F$200&quot;);2;0);&quot;&quot;));&quot;&quot;)">
            <text:p/>
          </table:table-cell>
          <table:table-cell table:style-name="ce842" table:formula="of:=IF(NOT(ISBLANK([.A9]));IF( IFNA( VLOOKUP( [.B9];INDIRECT([.A9]&amp;&quot;.$C$2:$F$200&quot;);3;0);&quot;&quot;)=0;&quot;&quot;; IFNA(VLOOKUP([.B9];INDIRECT([.A9]&amp;&quot;.$C$2:$F$200&quot;);3;0);&quot;&quot;));&quot;&quot;)" office:value-type="string" office:string-value="Brücke I" calcext:value-type="string">
            <text:p>Brücke I</text:p>
          </table:table-cell>
          <table:table-cell table:style-name="ce842" table:formula="of:=IF(NOT(ISBLANK([.A9]));IF( IFNA( VLOOKUP( [.B9];INDIRECT([.A9]&amp;&quot;.$C$2:$F$200&quot;);4;0);&quot;&quot;)=0;&quot;&quot;; IFNA(VLOOKUP([.B9];INDIRECT([.A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5" office:value-type="string" calcext:value-type="string">
            <text:p>Module</text:p>
          </table:table-cell>
          <table:table-cell table:style-name="ce721" office:value-type="string" calcext:value-type="string">
            <text:p>Helium-3-Schürfer II</text:p>
          </table:table-cell>
          <table:table-cell table:style-name="ce842" table:formula="of:=IF(NOT(ISBLANK([.A10]));IF( IFNA( VLOOKUP( [.B10];INDIRECT([.A10]&amp;&quot;.$C$2:$F$200&quot;);2;0);&quot;&quot;)=0;&quot;&quot;; IFNA(VLOOKUP([.B10];INDIRECT([.A10]&amp;&quot;.$C$2:$F$200&quot;);2;0);&quot;&quot;));&quot;&quot;)" office:value-type="string" office:string-value="Helium-3-Schürfer I" calcext:value-type="string">
            <text:p>Helium-3-Schürfer I</text:p>
          </table:table-cell>
          <table:table-cell table:style-name="ce842" table:formula="of:=IF(NOT(ISBLANK([.A10]));IF( IFNA( VLOOKUP( [.B10];INDIRECT([.A10]&amp;&quot;.$C$2:$F$200&quot;);3;0);&quot;&quot;)=0;&quot;&quot;; IFNA(VLOOKUP([.B10];INDIRECT([.A10]&amp;&quot;.$C$2:$F$200&quot;);3;0);&quot;&quot;));&quot;&quot;)" office:value-type="string" office:string-value="Brücke I" calcext:value-type="string">
            <text:p>Brücke I</text:p>
          </table:table-cell>
          <table:table-cell table:style-name="ce842" table:formula="of:=IF(NOT(ISBLANK([.A10]));IF( IFNA( VLOOKUP( [.B10];INDIRECT([.A10]&amp;&quot;.$C$2:$F$200&quot;);4;0);&quot;&quot;)=0;&quot;&quot;; IFNA(VLOOKUP([.B10];INDIRECT([.A1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5" office:value-type="string" calcext:value-type="string">
            <text:p>Module</text:p>
          </table:table-cell>
          <table:table-cell table:style-name="ce722" office:value-type="string" calcext:value-type="string">
            <text:p>Kampfmodul I</text:p>
          </table:table-cell>
          <table:table-cell table:style-name="ce842" table:formula="of:=IF(NOT(ISBLANK([.A11]));IF( IFNA( VLOOKUP( [.B11];INDIRECT([.A11]&amp;&quot;.$C$2:$F$200&quot;);2;0);&quot;&quot;)=0;&quot;&quot;; IFNA(VLOOKUP([.B11];INDIRECT([.A11]&amp;&quot;.$C$2:$F$200&quot;);2;0);&quot;&quot;));&quot;&quot;)">
            <text:p/>
          </table:table-cell>
          <table:table-cell table:style-name="ce842" table:formula="of:=IF(NOT(ISBLANK([.A11]));IF( IFNA( VLOOKUP( [.B11];INDIRECT([.A11]&amp;&quot;.$C$2:$F$200&quot;);3;0);&quot;&quot;)=0;&quot;&quot;; IFNA(VLOOKUP([.B11];INDIRECT([.A11]&amp;&quot;.$C$2:$F$200&quot;);3;0);&quot;&quot;));&quot;&quot;)" office:value-type="string" office:string-value="Brücke I" calcext:value-type="string">
            <text:p>Brücke I</text:p>
          </table:table-cell>
          <table:table-cell table:style-name="ce842" table:formula="of:=IF(NOT(ISBLANK([.A11]));IF( IFNA( VLOOKUP( [.B11];INDIRECT([.A11]&amp;&quot;.$C$2:$F$200&quot;);4;0);&quot;&quot;)=0;&quot;&quot;; IFNA(VLOOKUP([.B11];INDIRECT([.A1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5" office:value-type="string" calcext:value-type="string">
            <text:p>Module</text:p>
          </table:table-cell>
          <table:table-cell table:style-name="ce723" office:value-type="string" calcext:value-type="string">
            <text:p>Kampfmodul II</text:p>
          </table:table-cell>
          <table:table-cell table:style-name="ce842" table:formula="of:=IF(NOT(ISBLANK([.A12]));IF( IFNA( VLOOKUP( [.B12];INDIRECT([.A12]&amp;&quot;.$C$2:$F$200&quot;);2;0);&quot;&quot;)=0;&quot;&quot;; IFNA(VLOOKUP([.B12];INDIRECT([.A12]&amp;&quot;.$C$2:$F$200&quot;);2;0);&quot;&quot;));&quot;&quot;)" office:value-type="string" office:string-value="Kampfmodul I" calcext:value-type="string">
            <text:p>Kampfmodul I</text:p>
          </table:table-cell>
          <table:table-cell table:style-name="ce842" table:formula="of:=IF(NOT(ISBLANK([.A12]));IF( IFNA( VLOOKUP( [.B12];INDIRECT([.A12]&amp;&quot;.$C$2:$F$200&quot;);3;0);&quot;&quot;)=0;&quot;&quot;; IFNA(VLOOKUP([.B12];INDIRECT([.A12]&amp;&quot;.$C$2:$F$200&quot;);3;0);&quot;&quot;));&quot;&quot;)" office:value-type="string" office:string-value="Brücke I" calcext:value-type="string">
            <text:p>Brücke I</text:p>
          </table:table-cell>
          <table:table-cell table:style-name="ce842" table:formula="of:=IF(NOT(ISBLANK([.A12]));IF( IFNA( VLOOKUP( [.B12];INDIRECT([.A12]&amp;&quot;.$C$2:$F$200&quot;);4;0);&quot;&quot;)=0;&quot;&quot;; IFNA(VLOOKUP([.B12];INDIRECT([.A1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5" office:value-type="string" calcext:value-type="string">
            <text:p>Module</text:p>
          </table:table-cell>
          <table:table-cell table:style-name="ce724" office:value-type="string" calcext:value-type="string">
            <text:p>Lagermodul I</text:p>
          </table:table-cell>
          <table:table-cell table:style-name="ce842" table:formula="of:=IF(NOT(ISBLANK([.A13]));IF( IFNA( VLOOKUP( [.B13];INDIRECT([.A13]&amp;&quot;.$C$2:$F$200&quot;);2;0);&quot;&quot;)=0;&quot;&quot;; IFNA(VLOOKUP([.B13];INDIRECT([.A13]&amp;&quot;.$C$2:$F$200&quot;);2;0);&quot;&quot;));&quot;&quot;)">
            <text:p/>
          </table:table-cell>
          <table:table-cell table:style-name="ce842" table:formula="of:=IF(NOT(ISBLANK([.A13]));IF( IFNA( VLOOKUP( [.B13];INDIRECT([.A13]&amp;&quot;.$C$2:$F$200&quot;);3;0);&quot;&quot;)=0;&quot;&quot;; IFNA(VLOOKUP([.B13];INDIRECT([.A13]&amp;&quot;.$C$2:$F$200&quot;);3;0);&quot;&quot;));&quot;&quot;)" office:value-type="string" office:string-value="Brücke I" calcext:value-type="string">
            <text:p>Brücke I</text:p>
          </table:table-cell>
          <table:table-cell table:style-name="ce842" table:formula="of:=IF(NOT(ISBLANK([.A13]));IF( IFNA( VLOOKUP( [.B13];INDIRECT([.A13]&amp;&quot;.$C$2:$F$200&quot;);4;0);&quot;&quot;)=0;&quot;&quot;; IFNA(VLOOKUP([.B13];INDIRECT([.A1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35" office:value-type="string" calcext:value-type="string">
            <text:p>Module</text:p>
          </table:table-cell>
          <table:table-cell table:style-name="ce725" office:value-type="string" calcext:value-type="string">
            <text:p>Lagermodul II</text:p>
          </table:table-cell>
          <table:table-cell table:style-name="ce842" table:formula="of:=IF(NOT(ISBLANK([.A14]));IF( IFNA( VLOOKUP( [.B14];INDIRECT([.A14]&amp;&quot;.$C$2:$F$200&quot;);2;0);&quot;&quot;)=0;&quot;&quot;; IFNA(VLOOKUP([.B14];INDIRECT([.A14]&amp;&quot;.$C$2:$F$200&quot;);2;0);&quot;&quot;));&quot;&quot;)" office:value-type="string" office:string-value="Lagermodul I" calcext:value-type="string">
            <text:p>Lagermodul I</text:p>
          </table:table-cell>
          <table:table-cell table:style-name="ce842" table:formula="of:=IF(NOT(ISBLANK([.A14]));IF( IFNA( VLOOKUP( [.B14];INDIRECT([.A14]&amp;&quot;.$C$2:$F$200&quot;);3;0);&quot;&quot;)=0;&quot;&quot;; IFNA(VLOOKUP([.B14];INDIRECT([.A14]&amp;&quot;.$C$2:$F$200&quot;);3;0);&quot;&quot;));&quot;&quot;)" office:value-type="string" office:string-value="Brücke I" calcext:value-type="string">
            <text:p>Brücke I</text:p>
          </table:table-cell>
          <table:table-cell table:style-name="ce842" table:formula="of:=IF(NOT(ISBLANK([.A14]));IF( IFNA( VLOOKUP( [.B14];INDIRECT([.A14]&amp;&quot;.$C$2:$F$200&quot;);4;0);&quot;&quot;)=0;&quot;&quot;; IFNA(VLOOKUP([.B14];INDIRECT([.A1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5" office:value-type="string" calcext:value-type="string">
            <text:p>Module</text:p>
          </table:table-cell>
          <table:table-cell table:style-name="ce726" office:value-type="string" calcext:value-type="string">
            <text:p>Mineralerz-Schürfer I</text:p>
          </table:table-cell>
          <table:table-cell table:style-name="ce842" table:formula="of:=IF(NOT(ISBLANK([.A15]));IF( IFNA( VLOOKUP( [.B15];INDIRECT([.A15]&amp;&quot;.$C$2:$F$200&quot;);2;0);&quot;&quot;)=0;&quot;&quot;; IFNA(VLOOKUP([.B15];INDIRECT([.A15]&amp;&quot;.$C$2:$F$200&quot;);2;0);&quot;&quot;));&quot;&quot;)">
            <text:p/>
          </table:table-cell>
          <table:table-cell table:style-name="ce842" table:formula="of:=IF(NOT(ISBLANK([.A15]));IF( IFNA( VLOOKUP( [.B15];INDIRECT([.A15]&amp;&quot;.$C$2:$F$200&quot;);3;0);&quot;&quot;)=0;&quot;&quot;; IFNA(VLOOKUP([.B15];INDIRECT([.A15]&amp;&quot;.$C$2:$F$200&quot;);3;0);&quot;&quot;));&quot;&quot;)" office:value-type="string" office:string-value="Brücke I" calcext:value-type="string">
            <text:p>Brücke I</text:p>
          </table:table-cell>
          <table:table-cell table:style-name="ce842" table:formula="of:=IF(NOT(ISBLANK([.A15]));IF( IFNA( VLOOKUP( [.B15];INDIRECT([.A15]&amp;&quot;.$C$2:$F$200&quot;);4;0);&quot;&quot;)=0;&quot;&quot;; IFNA(VLOOKUP([.B15];INDIRECT([.A1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5" office:value-type="string" calcext:value-type="string">
            <text:p>Module</text:p>
          </table:table-cell>
          <table:table-cell table:style-name="ce727" office:value-type="string" calcext:value-type="string">
            <text:p>Mineralerz-Schürfer II</text:p>
          </table:table-cell>
          <table:table-cell table:style-name="ce842" table:formula="of:=IF(NOT(ISBLANK([.A16]));IF( IFNA( VLOOKUP( [.B16];INDIRECT([.A16]&amp;&quot;.$C$2:$F$200&quot;);2;0);&quot;&quot;)=0;&quot;&quot;; IFNA(VLOOKUP([.B16];INDIRECT([.A16]&amp;&quot;.$C$2:$F$200&quot;);2;0);&quot;&quot;));&quot;&quot;)" office:value-type="string" office:string-value="Mineralerz-Schürfer I" calcext:value-type="string">
            <text:p>Mineralerz-Schürfer I</text:p>
          </table:table-cell>
          <table:table-cell table:style-name="ce842" table:formula="of:=IF(NOT(ISBLANK([.A16]));IF( IFNA( VLOOKUP( [.B16];INDIRECT([.A16]&amp;&quot;.$C$2:$F$200&quot;);3;0);&quot;&quot;)=0;&quot;&quot;; IFNA(VLOOKUP([.B16];INDIRECT([.A16]&amp;&quot;.$C$2:$F$200&quot;);3;0);&quot;&quot;));&quot;&quot;)" office:value-type="string" office:string-value="Brücke I" calcext:value-type="string">
            <text:p>Brücke I</text:p>
          </table:table-cell>
          <table:table-cell table:style-name="ce842" table:formula="of:=IF(NOT(ISBLANK([.A16]));IF( IFNA( VLOOKUP( [.B16];INDIRECT([.A16]&amp;&quot;.$C$2:$F$200&quot;);4;0);&quot;&quot;)=0;&quot;&quot;; IFNA(VLOOKUP([.B16];INDIRECT([.A1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5"/>
          <table:table-cell table:style-name="ce725"/>
          <table:table-cell table:style-name="ce842" table:formula="of:=IF(NOT(ISBLANK([.A17]));IF( IFNA( VLOOKUP( [.B17];INDIRECT([.A17]&amp;&quot;.$C$2:$F$200&quot;);2;0);&quot;&quot;)=0;&quot;&quot;; IFNA(VLOOKUP([.B17];INDIRECT([.A17]&amp;&quot;.$C$2:$F$200&quot;);2;0);&quot;&quot;));&quot;&quot;)">
            <text:p/>
          </table:table-cell>
          <table:table-cell table:style-name="ce842" table:formula="of:=IF(NOT(ISBLANK([.A17]));IF( IFNA( VLOOKUP( [.B17];INDIRECT([.A17]&amp;&quot;.$C$2:$F$200&quot;);3;0);&quot;&quot;)=0;&quot;&quot;; IFNA(VLOOKUP([.B17];INDIRECT([.A17]&amp;&quot;.$C$2:$F$200&quot;);3;0);&quot;&quot;));&quot;&quot;)">
            <text:p/>
          </table:table-cell>
          <table:table-cell table:style-name="ce842" table:formula="of:=IF(NOT(ISBLANK([.A17]));IF( IFNA( VLOOKUP( [.B17];INDIRECT([.A17]&amp;&quot;.$C$2:$F$200&quot;);4;0);&quot;&quot;)=0;&quot;&quot;; IFNA(VLOOKUP([.B17];INDIRECT([.A1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5"/>
          <table:table-cell table:style-name="ce725"/>
          <table:table-cell table:style-name="ce842" table:formula="of:=IF(NOT(ISBLANK([.A18]));IF( IFNA( VLOOKUP( [.B18];INDIRECT([.A18]&amp;&quot;.$C$2:$F$200&quot;);2;0);&quot;&quot;)=0;&quot;&quot;; IFNA(VLOOKUP([.B18];INDIRECT([.A18]&amp;&quot;.$C$2:$F$200&quot;);2;0);&quot;&quot;));&quot;&quot;)">
            <text:p/>
          </table:table-cell>
          <table:table-cell table:style-name="ce842" table:formula="of:=IF(NOT(ISBLANK([.A18]));IF( IFNA( VLOOKUP( [.B18];INDIRECT([.A18]&amp;&quot;.$C$2:$F$200&quot;);3;0);&quot;&quot;)=0;&quot;&quot;; IFNA(VLOOKUP([.B18];INDIRECT([.A18]&amp;&quot;.$C$2:$F$200&quot;);3;0);&quot;&quot;));&quot;&quot;)">
            <text:p/>
          </table:table-cell>
          <table:table-cell table:style-name="ce842" table:formula="of:=IF(NOT(ISBLANK([.A18]));IF( IFNA( VLOOKUP( [.B18];INDIRECT([.A18]&amp;&quot;.$C$2:$F$200&quot;);4;0);&quot;&quot;)=0;&quot;&quot;; IFNA(VLOOKUP([.B18];INDIRECT([.A1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5"/>
          <table:table-cell table:style-name="ce725"/>
          <table:table-cell table:style-name="ce842" table:formula="of:=IF(NOT(ISBLANK([.A19]));IF( IFNA( VLOOKUP( [.B19];INDIRECT([.A19]&amp;&quot;.$C$2:$F$200&quot;);2;0);&quot;&quot;)=0;&quot;&quot;; IFNA(VLOOKUP([.B19];INDIRECT([.A19]&amp;&quot;.$C$2:$F$200&quot;);2;0);&quot;&quot;));&quot;&quot;)">
            <text:p/>
          </table:table-cell>
          <table:table-cell table:style-name="ce842" table:formula="of:=IF(NOT(ISBLANK([.A19]));IF( IFNA( VLOOKUP( [.B19];INDIRECT([.A19]&amp;&quot;.$C$2:$F$200&quot;);3;0);&quot;&quot;)=0;&quot;&quot;; IFNA(VLOOKUP([.B19];INDIRECT([.A19]&amp;&quot;.$C$2:$F$200&quot;);3;0);&quot;&quot;));&quot;&quot;)">
            <text:p/>
          </table:table-cell>
          <table:table-cell table:style-name="ce842" table:formula="of:=IF(NOT(ISBLANK([.A19]));IF( IFNA( VLOOKUP( [.B19];INDIRECT([.A19]&amp;&quot;.$C$2:$F$200&quot;);4;0);&quot;&quot;)=0;&quot;&quot;; IFNA(VLOOKUP([.B19];INDIRECT([.A1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5"/>
          <table:table-cell table:style-name="ce725"/>
          <table:table-cell table:style-name="ce842" table:formula="of:=IF(NOT(ISBLANK([.A20]));IF( IFNA( VLOOKUP( [.B20];INDIRECT([.A20]&amp;&quot;.$C$2:$F$200&quot;);2;0);&quot;&quot;)=0;&quot;&quot;; IFNA(VLOOKUP([.B20];INDIRECT([.A20]&amp;&quot;.$C$2:$F$200&quot;);2;0);&quot;&quot;));&quot;&quot;)">
            <text:p/>
          </table:table-cell>
          <table:table-cell table:style-name="ce842" table:formula="of:=IF(NOT(ISBLANK([.A20]));IF( IFNA( VLOOKUP( [.B20];INDIRECT([.A20]&amp;&quot;.$C$2:$F$200&quot;);3;0);&quot;&quot;)=0;&quot;&quot;; IFNA(VLOOKUP([.B20];INDIRECT([.A20]&amp;&quot;.$C$2:$F$200&quot;);3;0);&quot;&quot;));&quot;&quot;)">
            <text:p/>
          </table:table-cell>
          <table:table-cell table:style-name="ce842" table:formula="of:=IF(NOT(ISBLANK([.A20]));IF( IFNA( VLOOKUP( [.B20];INDIRECT([.A20]&amp;&quot;.$C$2:$F$200&quot;);4;0);&quot;&quot;)=0;&quot;&quot;; IFNA(VLOOKUP([.B20];INDIRECT([.A2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5"/>
          <table:table-cell table:style-name="ce725"/>
          <table:table-cell table:style-name="ce842" table:formula="of:=IF(NOT(ISBLANK([.A21]));IF( IFNA( VLOOKUP( [.B21];INDIRECT([.A21]&amp;&quot;.$C$2:$F$200&quot;);2;0);&quot;&quot;)=0;&quot;&quot;; IFNA(VLOOKUP([.B21];INDIRECT([.A21]&amp;&quot;.$C$2:$F$200&quot;);2;0);&quot;&quot;));&quot;&quot;)">
            <text:p/>
          </table:table-cell>
          <table:table-cell table:style-name="ce842" table:formula="of:=IF(NOT(ISBLANK([.A21]));IF( IFNA( VLOOKUP( [.B21];INDIRECT([.A21]&amp;&quot;.$C$2:$F$200&quot;);3;0);&quot;&quot;)=0;&quot;&quot;; IFNA(VLOOKUP([.B21];INDIRECT([.A21]&amp;&quot;.$C$2:$F$200&quot;);3;0);&quot;&quot;));&quot;&quot;)">
            <text:p/>
          </table:table-cell>
          <table:table-cell table:style-name="ce842" table:formula="of:=IF(NOT(ISBLANK([.A21]));IF( IFNA( VLOOKUP( [.B21];INDIRECT([.A21]&amp;&quot;.$C$2:$F$200&quot;);4;0);&quot;&quot;)=0;&quot;&quot;; IFNA(VLOOKUP([.B21];INDIRECT([.A2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6"/>
          <table:table-cell table:style-name="ce728"/>
          <table:table-cell table:style-name="ce842" table:formula="of:=IF(NOT(ISBLANK([.A22]));IF( IFNA( VLOOKUP( [.B22];INDIRECT([.A22]&amp;&quot;.$C$2:$F$200&quot;);2;0);&quot;&quot;)=0;&quot;&quot;; IFNA(VLOOKUP([.B22];INDIRECT([.A22]&amp;&quot;.$C$2:$F$200&quot;);2;0);&quot;&quot;));&quot;&quot;)">
            <text:p/>
          </table:table-cell>
          <table:table-cell table:style-name="ce842" table:formula="of:=IF(NOT(ISBLANK([.A22]));IF( IFNA( VLOOKUP( [.B22];INDIRECT([.A22]&amp;&quot;.$C$2:$F$200&quot;);3;0);&quot;&quot;)=0;&quot;&quot;; IFNA(VLOOKUP([.B22];INDIRECT([.A22]&amp;&quot;.$C$2:$F$200&quot;);3;0);&quot;&quot;));&quot;&quot;)">
            <text:p/>
          </table:table-cell>
          <table:table-cell table:style-name="ce842" table:formula="of:=IF(NOT(ISBLANK([.A22]));IF( IFNA( VLOOKUP( [.B22];INDIRECT([.A22]&amp;&quot;.$C$2:$F$200&quot;);4;0);&quot;&quot;)=0;&quot;&quot;; IFNA(VLOOKUP([.B22];INDIRECT([.A2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Waffenlabor</text:p>
          </table:table-cell>
          <table:table-cell table:style-name="ce729" office:value-type="string" calcext:value-type="string">
            <text:p>Pulsstrahler I</text:p>
          </table:table-cell>
          <table:table-cell table:style-name="ce842" table:formula="of:=IF(NOT(ISBLANK([.A23]));IF( IFNA( VLOOKUP( [.B23];INDIRECT([.A23]&amp;&quot;.$C$2:$F$200&quot;);2;0);&quot;&quot;)=0;&quot;&quot;; IFNA(VLOOKUP([.B23];INDIRECT([.A23]&amp;&quot;.$C$2:$F$200&quot;);2;0);&quot;&quot;));&quot;&quot;)">
            <text:p/>
          </table:table-cell>
          <table:table-cell table:style-name="ce842" table:formula="of:=IF(NOT(ISBLANK([.A23]));IF( IFNA( VLOOKUP( [.B23];INDIRECT([.A23]&amp;&quot;.$C$2:$F$200&quot;);3;0);&quot;&quot;)=0;&quot;&quot;; IFNA(VLOOKUP([.B23];INDIRECT([.A23]&amp;&quot;.$C$2:$F$200&quot;);3;0);&quot;&quot;));&quot;&quot;)">
            <text:p/>
          </table:table-cell>
          <table:table-cell table:style-name="ce842" table:formula="of:=IF(NOT(ISBLANK([.A23]));IF( IFNA( VLOOKUP( [.B23];INDIRECT([.A23]&amp;&quot;.$C$2:$F$200&quot;);4;0);&quot;&quot;)=0;&quot;&quot;; IFNA(VLOOKUP([.B23];INDIRECT([.A2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Waffenlabor</text:p>
          </table:table-cell>
          <table:table-cell table:style-name="ce730" office:value-type="string" calcext:value-type="string">
            <text:p>Pulsstrahler II</text:p>
          </table:table-cell>
          <table:table-cell table:style-name="ce842" table:formula="of:=IF(NOT(ISBLANK([.A24]));IF( IFNA( VLOOKUP( [.B24];INDIRECT([.A24]&amp;&quot;.$C$2:$F$200&quot;);2;0);&quot;&quot;)=0;&quot;&quot;; IFNA(VLOOKUP([.B24];INDIRECT([.A24]&amp;&quot;.$C$2:$F$200&quot;);2;0);&quot;&quot;));&quot;&quot;)" office:value-type="string" office:string-value="Pulsstrahler I" calcext:value-type="string">
            <text:p>Pulsstrahler I</text:p>
          </table:table-cell>
          <table:table-cell table:style-name="ce842" table:formula="of:=IF(NOT(ISBLANK([.A24]));IF( IFNA( VLOOKUP( [.B24];INDIRECT([.A24]&amp;&quot;.$C$2:$F$200&quot;);3;0);&quot;&quot;)=0;&quot;&quot;; IFNA(VLOOKUP([.B24];INDIRECT([.A24]&amp;&quot;.$C$2:$F$200&quot;);3;0);&quot;&quot;));&quot;&quot;)">
            <text:p/>
          </table:table-cell>
          <table:table-cell table:style-name="ce842" table:formula="of:=IF(NOT(ISBLANK([.A24]));IF( IFNA( VLOOKUP( [.B24];INDIRECT([.A24]&amp;&quot;.$C$2:$F$200&quot;);4;0);&quot;&quot;)=0;&quot;&quot;; IFNA(VLOOKUP([.B24];INDIRECT([.A2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731" office:value-type="string" calcext:value-type="string">
            <text:p>Voyager</text:p>
          </table:table-cell>
          <table:table-cell table:style-name="ce842" table:formula="of:=IF(NOT(ISBLANK([.A25]));IF( IFNA( VLOOKUP( [.B25];INDIRECT([.A25]&amp;&quot;.$C$2:$F$200&quot;);2;0);&quot;&quot;)=0;&quot;&quot;; IFNA(VLOOKUP([.B25];INDIRECT([.A25]&amp;&quot;.$C$2:$F$200&quot;);2;0);&quot;&quot;));&quot;&quot;)">
            <text:p/>
          </table:table-cell>
          <table:table-cell table:style-name="ce842" table:formula="of:=IF(NOT(ISBLANK([.A25]));IF( IFNA( VLOOKUP( [.B25];INDIRECT([.A25]&amp;&quot;.$C$2:$F$200&quot;);3;0);&quot;&quot;)=0;&quot;&quot;; IFNA(VLOOKUP([.B25];INDIRECT([.A25]&amp;&quot;.$C$2:$F$200&quot;);3;0);&quot;&quot;));&quot;&quot;)">
            <text:p/>
          </table:table-cell>
          <table:table-cell table:style-name="ce842" table:formula="of:=IF(NOT(ISBLANK([.A25]));IF( IFNA( VLOOKUP( [.B25];INDIRECT([.A25]&amp;&quot;.$C$2:$F$200&quot;);4;0);&quot;&quot;)=0;&quot;&quot;; IFNA(VLOOKUP([.B25];INDIRECT([.A2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2"/>
          <table:table-cell table:style-name="ce842" table:formula="of:=IF(NOT(ISBLANK([.A26]));IF( IFNA( VLOOKUP( [.B26];INDIRECT([.A26]&amp;&quot;.$C$2:$F$200&quot;);2;0);&quot;&quot;)=0;&quot;&quot;; IFNA(VLOOKUP([.B26];INDIRECT([.A26]&amp;&quot;.$C$2:$F$200&quot;);2;0);&quot;&quot;));&quot;&quot;)">
            <text:p/>
          </table:table-cell>
          <table:table-cell table:style-name="ce842" table:formula="of:=IF(NOT(ISBLANK([.A26]));IF( IFNA( VLOOKUP( [.B26];INDIRECT([.A26]&amp;&quot;.$C$2:$F$200&quot;);3;0);&quot;&quot;)=0;&quot;&quot;; IFNA(VLOOKUP([.B26];INDIRECT([.A26]&amp;&quot;.$C$2:$F$200&quot;);3;0);&quot;&quot;));&quot;&quot;)">
            <text:p/>
          </table:table-cell>
          <table:table-cell table:style-name="ce842" table:formula="of:=IF(NOT(ISBLANK([.A26]));IF( IFNA( VLOOKUP( [.B26];INDIRECT([.A26]&amp;&quot;.$C$2:$F$200&quot;);4;0);&quot;&quot;)=0;&quot;&quot;; IFNA(VLOOKUP([.B26];INDIRECT([.A2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Waffenlabor</text:p>
          </table:table-cell>
          <table:table-cell table:style-name="ce733" office:value-type="string" calcext:value-type="string">
            <text:p>Magnetkanone I</text:p>
          </table:table-cell>
          <table:table-cell table:style-name="ce842" table:formula="of:=IF(NOT(ISBLANK([.A27]));IF( IFNA( VLOOKUP( [.B27];INDIRECT([.A27]&amp;&quot;.$C$2:$F$200&quot;);2;0);&quot;&quot;)=0;&quot;&quot;; IFNA(VLOOKUP([.B27];INDIRECT([.A27]&amp;&quot;.$C$2:$F$200&quot;);2;0);&quot;&quot;));&quot;&quot;)">
            <text:p/>
          </table:table-cell>
          <table:table-cell table:style-name="ce842" table:formula="of:=IF(NOT(ISBLANK([.A27]));IF( IFNA( VLOOKUP( [.B27];INDIRECT([.A27]&amp;&quot;.$C$2:$F$200&quot;);3;0);&quot;&quot;)=0;&quot;&quot;; IFNA(VLOOKUP([.B27];INDIRECT([.A27]&amp;&quot;.$C$2:$F$200&quot;);3;0);&quot;&quot;));&quot;&quot;)">
            <text:p/>
          </table:table-cell>
          <table:table-cell table:style-name="ce842" table:formula="of:=IF(NOT(ISBLANK([.A27]));IF( IFNA( VLOOKUP( [.B27];INDIRECT([.A27]&amp;&quot;.$C$2:$F$200&quot;);4;0);&quot;&quot;)=0;&quot;&quot;; IFNA(VLOOKUP([.B27];INDIRECT([.A2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37" office:value-type="string" calcext:value-type="string">
            <text:p>Module</text:p>
          </table:table-cell>
          <table:table-cell table:style-name="ce734" office:value-type="string" calcext:value-type="string">
            <text:p>Waffenlabor II</text:p>
          </table:table-cell>
          <table:table-cell table:style-name="ce842" table:formula="of:=IF(NOT(ISBLANK([.A28]));IF( IFNA( VLOOKUP( [.B28];INDIRECT([.A28]&amp;&quot;.$C$2:$F$200&quot;);2;0);&quot;&quot;)=0;&quot;&quot;; IFNA(VLOOKUP([.B28];INDIRECT([.A28]&amp;&quot;.$C$2:$F$200&quot;);2;0);&quot;&quot;));&quot;&quot;)" office:value-type="string" office:string-value="Waffenlabor I" calcext:value-type="string">
            <text:p>Waffenlabor I</text:p>
          </table:table-cell>
          <table:table-cell table:style-name="ce842" table:formula="of:=IF(NOT(ISBLANK([.A28]));IF( IFNA( VLOOKUP( [.B28];INDIRECT([.A28]&amp;&quot;.$C$2:$F$200&quot;);3;0);&quot;&quot;)=0;&quot;&quot;; IFNA(VLOOKUP([.B28];INDIRECT([.A28]&amp;&quot;.$C$2:$F$200&quot;);3;0);&quot;&quot;));&quot;&quot;)" office:value-type="string" office:string-value="Pulsstrahler II" calcext:value-type="string">
            <text:p>Pulsstrahler II</text:p>
          </table:table-cell>
          <table:table-cell table:style-name="ce842" table:formula="of:=IF(NOT(ISBLANK([.A28]));IF( IFNA( VLOOKUP( [.B28];INDIRECT([.A28]&amp;&quot;.$C$2:$F$200&quot;);4;0);&quot;&quot;)=0;&quot;&quot;; IFNA(VLOOKUP([.B28];INDIRECT([.A28]&amp;&quot;.$C$2:$F$200&quot;);4;0);&quot;&quot;));&quot;&quot;)" office:value-type="string" office:string-value="Magnetkanone I" calcext:value-type="string">
            <text:p>Magnetkanone I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Waffenlabor</text:p>
          </table:table-cell>
          <table:table-cell table:style-name="ce735" office:value-type="string" calcext:value-type="string">
            <text:p>Pulsstrahler III</text:p>
          </table:table-cell>
          <table:table-cell table:style-name="ce842" table:formula="of:=IF(NOT(ISBLANK([.A29]));IF( IFNA( VLOOKUP( [.B29];INDIRECT([.A29]&amp;&quot;.$C$2:$F$200&quot;);2;0);&quot;&quot;)=0;&quot;&quot;; IFNA(VLOOKUP([.B29];INDIRECT([.A29]&amp;&quot;.$C$2:$F$200&quot;);2;0);&quot;&quot;));&quot;&quot;)" office:value-type="string" office:string-value="Pulsstrahler II" calcext:value-type="string">
            <text:p>Pulsstrahler II</text:p>
          </table:table-cell>
          <table:table-cell table:style-name="ce842" table:formula="of:=IF(NOT(ISBLANK([.A29]));IF( IFNA( VLOOKUP( [.B29];INDIRECT([.A29]&amp;&quot;.$C$2:$F$200&quot;);3;0);&quot;&quot;)=0;&quot;&quot;; IFNA(VLOOKUP([.B29];INDIRECT([.A29]&amp;&quot;.$C$2:$F$200&quot;);3;0);&quot;&quot;));&quot;&quot;)" office:value-type="string" office:string-value="Waffenlabor II" calcext:value-type="string">
            <text:p>Waffenlabor II</text:p>
          </table:table-cell>
          <table:table-cell table:style-name="ce842" table:formula="of:=IF(NOT(ISBLANK([.A29]));IF( IFNA( VLOOKUP( [.B29];INDIRECT([.A29]&amp;&quot;.$C$2:$F$200&quot;);4;0);&quot;&quot;)=0;&quot;&quot;; IFNA(VLOOKUP([.B29];INDIRECT([.A2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2"/>
          <table:table-cell table:style-name="ce842" table:formula="of:=IF(NOT(ISBLANK([.A30]));IF( IFNA( VLOOKUP( [.B30];INDIRECT([.A30]&amp;&quot;.$C$2:$F$200&quot;);2;0);&quot;&quot;)=0;&quot;&quot;; IFNA(VLOOKUP([.B30];INDIRECT([.A30]&amp;&quot;.$C$2:$F$200&quot;);2;0);&quot;&quot;));&quot;&quot;)">
            <text:p/>
          </table:table-cell>
          <table:table-cell table:style-name="ce842" table:formula="of:=IF(NOT(ISBLANK([.A30]));IF( IFNA( VLOOKUP( [.B30];INDIRECT([.A30]&amp;&quot;.$C$2:$F$200&quot;);3;0);&quot;&quot;)=0;&quot;&quot;; IFNA(VLOOKUP([.B30];INDIRECT([.A30]&amp;&quot;.$C$2:$F$200&quot;);3;0);&quot;&quot;));&quot;&quot;)">
            <text:p/>
          </table:table-cell>
          <table:table-cell table:style-name="ce842" table:formula="of:=IF(NOT(ISBLANK([.A30]));IF( IFNA( VLOOKUP( [.B30];INDIRECT([.A30]&amp;&quot;.$C$2:$F$200&quot;);4;0);&quot;&quot;)=0;&quot;&quot;; IFNA(VLOOKUP([.B30];INDIRECT([.A3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2"/>
          <table:table-cell table:style-name="ce842" table:formula="of:=IF(NOT(ISBLANK([.A31]));IF( IFNA( VLOOKUP( [.B31];INDIRECT([.A31]&amp;&quot;.$C$2:$F$200&quot;);2;0);&quot;&quot;)=0;&quot;&quot;; IFNA(VLOOKUP([.B31];INDIRECT([.A31]&amp;&quot;.$C$2:$F$200&quot;);2;0);&quot;&quot;));&quot;&quot;)">
            <text:p/>
          </table:table-cell>
          <table:table-cell table:style-name="ce842" table:formula="of:=IF(NOT(ISBLANK([.A31]));IF( IFNA( VLOOKUP( [.B31];INDIRECT([.A31]&amp;&quot;.$C$2:$F$200&quot;);3;0);&quot;&quot;)=0;&quot;&quot;; IFNA(VLOOKUP([.B31];INDIRECT([.A31]&amp;&quot;.$C$2:$F$200&quot;);3;0);&quot;&quot;));&quot;&quot;)">
            <text:p/>
          </table:table-cell>
          <table:table-cell table:style-name="ce842" table:formula="of:=IF(NOT(ISBLANK([.A31]));IF( IFNA( VLOOKUP( [.B31];INDIRECT([.A31]&amp;&quot;.$C$2:$F$200&quot;);4;0);&quot;&quot;)=0;&quot;&quot;; IFNA(VLOOKUP([.B31];INDIRECT([.A3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2"/>
          <table:table-cell table:style-name="ce842" table:formula="of:=IF(NOT(ISBLANK([.A32]));IF( IFNA( VLOOKUP( [.B32];INDIRECT([.A32]&amp;&quot;.$C$2:$F$200&quot;);2;0);&quot;&quot;)=0;&quot;&quot;; IFNA(VLOOKUP([.B32];INDIRECT([.A32]&amp;&quot;.$C$2:$F$200&quot;);2;0);&quot;&quot;));&quot;&quot;)">
            <text:p/>
          </table:table-cell>
          <table:table-cell table:style-name="ce842" table:formula="of:=IF(NOT(ISBLANK([.A32]));IF( IFNA( VLOOKUP( [.B32];INDIRECT([.A32]&amp;&quot;.$C$2:$F$200&quot;);3;0);&quot;&quot;)=0;&quot;&quot;; IFNA(VLOOKUP([.B32];INDIRECT([.A32]&amp;&quot;.$C$2:$F$200&quot;);3;0);&quot;&quot;));&quot;&quot;)">
            <text:p/>
          </table:table-cell>
          <table:table-cell table:style-name="ce842" table:formula="of:=IF(NOT(ISBLANK([.A32]));IF( IFNA( VLOOKUP( [.B32];INDIRECT([.A32]&amp;&quot;.$C$2:$F$200&quot;);4;0);&quot;&quot;)=0;&quot;&quot;; IFNA(VLOOKUP([.B32];INDIRECT([.A3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2"/>
          <table:table-cell table:style-name="ce842" table:formula="of:=IF(NOT(ISBLANK([.A33]));IF( IFNA( VLOOKUP( [.B33];INDIRECT([.A33]&amp;&quot;.$C$2:$F$200&quot;);2;0);&quot;&quot;)=0;&quot;&quot;; IFNA(VLOOKUP([.B33];INDIRECT([.A33]&amp;&quot;.$C$2:$F$200&quot;);2;0);&quot;&quot;));&quot;&quot;)">
            <text:p/>
          </table:table-cell>
          <table:table-cell table:style-name="ce842" table:formula="of:=IF(NOT(ISBLANK([.A33]));IF( IFNA( VLOOKUP( [.B33];INDIRECT([.A33]&amp;&quot;.$C$2:$F$200&quot;);3;0);&quot;&quot;)=0;&quot;&quot;; IFNA(VLOOKUP([.B33];INDIRECT([.A33]&amp;&quot;.$C$2:$F$200&quot;);3;0);&quot;&quot;));&quot;&quot;)">
            <text:p/>
          </table:table-cell>
          <table:table-cell table:style-name="ce842" table:formula="of:=IF(NOT(ISBLANK([.A33]));IF( IFNA( VLOOKUP( [.B33];INDIRECT([.A33]&amp;&quot;.$C$2:$F$200&quot;);4;0);&quot;&quot;)=0;&quot;&quot;; IFNA(VLOOKUP([.B33];INDIRECT([.A3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38" office:value-type="string" calcext:value-type="string">
            <text:p>Module</text:p>
          </table:table-cell>
          <table:table-cell table:style-name="ce736" office:value-type="string" calcext:value-type="string">
            <text:p>Schiffslabor II</text:p>
          </table:table-cell>
          <table:table-cell table:style-name="ce842" table:formula="of:=IF(NOT(ISBLANK([.A34]));IF( IFNA( VLOOKUP( [.B34];INDIRECT([.A34]&amp;&quot;.$C$2:$F$200&quot;);2;0);&quot;&quot;)=0;&quot;&quot;; IFNA(VLOOKUP([.B34];INDIRECT([.A34]&amp;&quot;.$C$2:$F$200&quot;);2;0);&quot;&quot;));&quot;&quot;)" office:value-type="string" office:string-value="Schiffslabor I" calcext:value-type="string">
            <text:p>Schiffslabor I</text:p>
          </table:table-cell>
          <table:table-cell table:style-name="ce842" table:formula="of:=IF(NOT(ISBLANK([.A34]));IF( IFNA( VLOOKUP( [.B34];INDIRECT([.A34]&amp;&quot;.$C$2:$F$200&quot;);3;0);&quot;&quot;)=0;&quot;&quot;; IFNA(VLOOKUP([.B34];INDIRECT([.A34]&amp;&quot;.$C$2:$F$200&quot;);3;0);&quot;&quot;));&quot;&quot;)" office:value-type="string" office:string-value="Brücke I" calcext:value-type="string">
            <text:p>Brücke I</text:p>
          </table:table-cell>
          <table:table-cell table:style-name="ce842" table:formula="of:=IF(NOT(ISBLANK([.A34]));IF( IFNA( VLOOKUP( [.B34];INDIRECT([.A34]&amp;&quot;.$C$2:$F$200&quot;);4;0);&quot;&quot;)=0;&quot;&quot;; IFNA(VLOOKUP([.B34];INDIRECT([.A3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39" office:value-type="string" calcext:value-type="string">
            <text:p>Module</text:p>
          </table:table-cell>
          <table:table-cell table:style-name="ce736" office:value-type="string" calcext:value-type="string">
            <text:p>Schiffsfabrik II</text:p>
          </table:table-cell>
          <table:table-cell table:style-name="ce842" table:formula="of:=IF(NOT(ISBLANK([.A35]));IF( IFNA( VLOOKUP( [.B35];INDIRECT([.A35]&amp;&quot;.$C$2:$F$200&quot;);2;0);&quot;&quot;)=0;&quot;&quot;; IFNA(VLOOKUP([.B35];INDIRECT([.A35]&amp;&quot;.$C$2:$F$200&quot;);2;0);&quot;&quot;));&quot;&quot;)" office:value-type="string" office:string-value="Schiffsfabrik I" calcext:value-type="string">
            <text:p>Schiffsfabrik I</text:p>
          </table:table-cell>
          <table:table-cell table:style-name="ce842" table:formula="of:=IF(NOT(ISBLANK([.A35]));IF( IFNA( VLOOKUP( [.B35];INDIRECT([.A35]&amp;&quot;.$C$2:$F$200&quot;);3;0);&quot;&quot;)=0;&quot;&quot;; IFNA(VLOOKUP([.B35];INDIRECT([.A35]&amp;&quot;.$C$2:$F$200&quot;);3;0);&quot;&quot;));&quot;&quot;)" office:value-type="string" office:string-value="Brücke I" calcext:value-type="string">
            <text:p>Brücke I</text:p>
          </table:table-cell>
          <table:table-cell table:style-name="ce842" table:formula="of:=IF(NOT(ISBLANK([.A35]));IF( IFNA( VLOOKUP( [.B35];INDIRECT([.A35]&amp;&quot;.$C$2:$F$200&quot;);4;0);&quot;&quot;)=0;&quot;&quot;; IFNA(VLOOKUP([.B35];INDIRECT([.A3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Schiffslabor</text:p>
          </table:table-cell>
          <table:table-cell table:style-name="ce737" office:value-type="string" calcext:value-type="string">
            <text:p>Harrier</text:p>
          </table:table-cell>
          <table:table-cell table:style-name="ce842" table:formula="of:=IF(NOT(ISBLANK([.A36]));IF( IFNA( VLOOKUP( [.B36];INDIRECT([.A36]&amp;&quot;.$C$2:$F$200&quot;);2;0);&quot;&quot;)=0;&quot;&quot;; IFNA(VLOOKUP([.B36];INDIRECT([.A36]&amp;&quot;.$C$2:$F$200&quot;);2;0);&quot;&quot;));&quot;&quot;)" office:value-type="string" office:string-value="Schiffslabor II" calcext:value-type="string">
            <text:p>Schiffslabor II</text:p>
          </table:table-cell>
          <table:table-cell table:style-name="ce842" table:formula="of:=IF(NOT(ISBLANK([.A36]));IF( IFNA( VLOOKUP( [.B36];INDIRECT([.A36]&amp;&quot;.$C$2:$F$200&quot;);3;0);&quot;&quot;)=0;&quot;&quot;; IFNA(VLOOKUP([.B36];INDIRECT([.A36]&amp;&quot;.$C$2:$F$200&quot;);3;0);&quot;&quot;));&quot;&quot;)" office:value-type="string" office:string-value="Schiffsfabrik II" calcext:value-type="string">
            <text:p>Schiffsfabrik II</text:p>
          </table:table-cell>
          <table:table-cell table:style-name="ce842" table:formula="of:=IF(NOT(ISBLANK([.A36]));IF( IFNA( VLOOKUP( [.B36];INDIRECT([.A36]&amp;&quot;.$C$2:$F$200&quot;);4;0);&quot;&quot;)=0;&quot;&quot;; IFNA(VLOOKUP([.B36];INDIRECT([.A36]&amp;&quot;.$C$2:$F$200&quot;);4;0);&quot;&quot;));&quot;&quot;)" office:value-type="string" office:string-value="Pulsstrahler II" calcext:value-type="string">
            <text:p>Pulsstrahler II</text:p>
          </table:table-cell>
          <table:table-cell table:number-columns-repeated="1019"/>
        </table:table-row>
        <table:table-row table:style-name="ro3">
          <table:table-cell table:style-name="ce640" office:value-type="string" calcext:value-type="string">
            <text:p>Module</text:p>
          </table:table-cell>
          <table:table-cell table:style-name="ce738" office:value-type="string" calcext:value-type="string">
            <text:p>Flottenwerft II</text:p>
          </table:table-cell>
          <table:table-cell table:style-name="ce842" table:formula="of:=IF(NOT(ISBLANK([.A37]));IF( IFNA( VLOOKUP( [.B37];INDIRECT([.A37]&amp;&quot;.$C$2:$F$200&quot;);2;0);&quot;&quot;)=0;&quot;&quot;; IFNA(VLOOKUP([.B37];INDIRECT([.A37]&amp;&quot;.$C$2:$F$200&quot;);2;0);&quot;&quot;));&quot;&quot;)" office:value-type="string" office:string-value="Flottenwerft I" calcext:value-type="string">
            <text:p>Flottenwerft I</text:p>
          </table:table-cell>
          <table:table-cell table:style-name="ce842" table:formula="of:=IF(NOT(ISBLANK([.A37]));IF( IFNA( VLOOKUP( [.B37];INDIRECT([.A37]&amp;&quot;.$C$2:$F$200&quot;);3;0);&quot;&quot;)=0;&quot;&quot;; IFNA(VLOOKUP([.B37];INDIRECT([.A37]&amp;&quot;.$C$2:$F$200&quot;);3;0);&quot;&quot;));&quot;&quot;)" office:value-type="string" office:string-value="Brücke I" calcext:value-type="string">
            <text:p>Brücke I</text:p>
          </table:table-cell>
          <table:table-cell table:style-name="ce842" table:formula="of:=IF(NOT(ISBLANK([.A37]));IF( IFNA( VLOOKUP( [.B37];INDIRECT([.A37]&amp;&quot;.$C$2:$F$200&quot;);4;0);&quot;&quot;)=0;&quot;&quot;; IFNA(VLOOKUP([.B37];INDIRECT([.A3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1" office:value-type="string" calcext:value-type="string">
            <text:p>Module</text:p>
          </table:table-cell>
          <table:table-cell table:style-name="ce739" office:value-type="string" calcext:value-type="string">
            <text:p>Techniklabor II</text:p>
          </table:table-cell>
          <table:table-cell table:style-name="ce842" table:formula="of:=IF(NOT(ISBLANK([.A38]));IF( IFNA( VLOOKUP( [.B38];INDIRECT([.A38]&amp;&quot;.$C$2:$F$200&quot;);2;0);&quot;&quot;)=0;&quot;&quot;; IFNA(VLOOKUP([.B38];INDIRECT([.A38]&amp;&quot;.$C$2:$F$200&quot;);2;0);&quot;&quot;));&quot;&quot;)" office:value-type="string" office:string-value="Techniklabor I" calcext:value-type="string">
            <text:p>Techniklabor I</text:p>
          </table:table-cell>
          <table:table-cell table:style-name="ce842" table:formula="of:=IF(NOT(ISBLANK([.A38]));IF( IFNA( VLOOKUP( [.B38];INDIRECT([.A38]&amp;&quot;.$C$2:$F$200&quot;);3;0);&quot;&quot;)=0;&quot;&quot;; IFNA(VLOOKUP([.B38];INDIRECT([.A38]&amp;&quot;.$C$2:$F$200&quot;);3;0);&quot;&quot;));&quot;&quot;)" office:value-type="string" office:string-value="Brücke I" calcext:value-type="string">
            <text:p>Brücke I</text:p>
          </table:table-cell>
          <table:table-cell table:style-name="ce842" table:formula="of:=IF(NOT(ISBLANK([.A38]));IF( IFNA( VLOOKUP( [.B38];INDIRECT([.A38]&amp;&quot;.$C$2:$F$200&quot;);4;0);&quot;&quot;)=0;&quot;&quot;; IFNA(VLOOKUP([.B38];INDIRECT([.A3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2"/>
          <table:table-cell table:style-name="ce740"/>
          <table:table-cell table:style-name="ce842" table:number-columns-repeated="2"/>
          <table:table-cell table:style-name="ce842" table:formula="of:=IF(NOT(ISBLANK([.A39]));IF( IFNA( VLOOKUP( [.B39];INDIRECT([.A39]&amp;&quot;.$C$2:$F$200&quot;);4;0);&quot;&quot;)=0;&quot;&quot;; IFNA(VLOOKUP([.B39];INDIRECT([.A3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2"/>
          <table:table-cell table:style-name="ce842" table:formula="of:=IF(NOT(ISBLANK([.A40]));IF( IFNA( VLOOKUP( [.B40];INDIRECT([.A40]&amp;&quot;.$C$2:$F$200&quot;);2;0);&quot;&quot;)=0;&quot;&quot;; IFNA(VLOOKUP([.B40];INDIRECT([.A40]&amp;&quot;.$C$2:$F$200&quot;);2;0);&quot;&quot;));&quot;&quot;)">
            <text:p/>
          </table:table-cell>
          <table:table-cell table:style-name="ce842" table:formula="of:=IF(NOT(ISBLANK([.A40]));IF( IFNA( VLOOKUP( [.B40];INDIRECT([.A40]&amp;&quot;.$C$2:$F$200&quot;);3;0);&quot;&quot;)=0;&quot;&quot;; IFNA(VLOOKUP([.B40];INDIRECT([.A40]&amp;&quot;.$C$2:$F$200&quot;);3;0);&quot;&quot;));&quot;&quot;)">
            <text:p/>
          </table:table-cell>
          <table:table-cell table:style-name="ce842" table:formula="of:=IF(NOT(ISBLANK([.A40]));IF( IFNA( VLOOKUP( [.B40];INDIRECT([.A40]&amp;&quot;.$C$2:$F$200&quot;);4;0);&quot;&quot;)=0;&quot;&quot;; IFNA(VLOOKUP([.B40];INDIRECT([.A4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2"/>
          <table:table-cell table:style-name="ce842" table:formula="of:=IF(NOT(ISBLANK([.A41]));IF( IFNA( VLOOKUP( [.B41];INDIRECT([.A41]&amp;&quot;.$C$2:$F$200&quot;);2;0);&quot;&quot;)=0;&quot;&quot;; IFNA(VLOOKUP([.B41];INDIRECT([.A41]&amp;&quot;.$C$2:$F$200&quot;);2;0);&quot;&quot;));&quot;&quot;)">
            <text:p/>
          </table:table-cell>
          <table:table-cell table:style-name="ce842" table:formula="of:=IF(NOT(ISBLANK([.A41]));IF( IFNA( VLOOKUP( [.B41];INDIRECT([.A41]&amp;&quot;.$C$2:$F$200&quot;);3;0);&quot;&quot;)=0;&quot;&quot;; IFNA(VLOOKUP([.B41];INDIRECT([.A41]&amp;&quot;.$C$2:$F$200&quot;);3;0);&quot;&quot;));&quot;&quot;)">
            <text:p/>
          </table:table-cell>
          <table:table-cell table:style-name="ce842" table:formula="of:=IF(NOT(ISBLANK([.A41]));IF( IFNA( VLOOKUP( [.B41];INDIRECT([.A41]&amp;&quot;.$C$2:$F$200&quot;);4;0);&quot;&quot;)=0;&quot;&quot;; IFNA(VLOOKUP([.B41];INDIRECT([.A4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2"/>
          <table:table-cell table:style-name="ce842" table:formula="of:=IF(NOT(ISBLANK([.A42]));IF( IFNA( VLOOKUP( [.B42];INDIRECT([.A42]&amp;&quot;.$C$2:$F$200&quot;);2;0);&quot;&quot;)=0;&quot;&quot;; IFNA(VLOOKUP([.B42];INDIRECT([.A42]&amp;&quot;.$C$2:$F$200&quot;);2;0);&quot;&quot;));&quot;&quot;)">
            <text:p/>
          </table:table-cell>
          <table:table-cell table:style-name="ce842" table:formula="of:=IF(NOT(ISBLANK([.A42]));IF( IFNA( VLOOKUP( [.B42];INDIRECT([.A42]&amp;&quot;.$C$2:$F$200&quot;);3;0);&quot;&quot;)=0;&quot;&quot;; IFNA(VLOOKUP([.B42];INDIRECT([.A42]&amp;&quot;.$C$2:$F$200&quot;);3;0);&quot;&quot;));&quot;&quot;)">
            <text:p/>
          </table:table-cell>
          <table:table-cell table:style-name="ce842" table:formula="of:=IF(NOT(ISBLANK([.A42]));IF( IFNA( VLOOKUP( [.B42];INDIRECT([.A42]&amp;&quot;.$C$2:$F$200&quot;);4;0);&quot;&quot;)=0;&quot;&quot;; IFNA(VLOOKUP([.B42];INDIRECT([.A42]&amp;&quot;.$C$2:$F$200&quot;);4;0);&quot;&quot;));&quot;&quot;)">
            <text:p/>
          </table:table-cell>
          <table:table-cell table:number-columns-repeated="1019"/>
        </table:table-row>
        <table:table-row table:style-name="ro9">
          <table:table-cell table:style-name="ce643" office:value-type="string" calcext:value-type="string">
            <text:p>Module</text:p>
          </table:table-cell>
          <table:table-cell table:style-name="ce741" office:value-type="string" calcext:value-type="string">
            <text:p>Brücke II</text:p>
          </table:table-cell>
          <table:table-cell table:style-name="ce841" table:formula="of:=IF(NOT(ISBLANK([.A43]));IF( IFNA( VLOOKUP( [.B43];INDIRECT([.A43]&amp;&quot;.$C$2:$F$200&quot;);2;0);&quot;&quot;)=0;&quot;&quot;; IFNA(VLOOKUP([.B43];INDIRECT([.A43]&amp;&quot;.$C$2:$F$200&quot;);2;0);&quot;&quot;));&quot;&quot;)" office:value-type="string" office:string-value="Schiffsfabrik II" calcext:value-type="string">
            <text:p>Schiffsfabrik II</text:p>
          </table:table-cell>
          <table:table-cell table:style-name="ce841" table:formula="of:=IF(NOT(ISBLANK([.A43]));IF( IFNA( VLOOKUP( [.B43];INDIRECT([.A43]&amp;&quot;.$C$2:$F$200&quot;);3;0);&quot;&quot;)=0;&quot;&quot;; IFNA(VLOOKUP([.B43];INDIRECT([.A43]&amp;&quot;.$C$2:$F$200&quot;);3;0);&quot;&quot;));&quot;&quot;)" office:value-type="string" office:string-value="Flottenwerft II" calcext:value-type="string">
            <text:p>Flottenwerft II</text:p>
          </table:table-cell>
          <table:table-cell table:style-name="ce841" table:formula="of:=IF(NOT(ISBLANK([.A43]));IF( IFNA( VLOOKUP( [.B43];INDIRECT([.A43]&amp;&quot;.$C$2:$F$200&quot;);4;0);&quot;&quot;)=0;&quot;&quot;; IFNA(VLOOKUP([.B43];INDIRECT([.A43]&amp;&quot;.$C$2:$F$200&quot;);4;0);&quot;&quot;));&quot;&quot;)" office:value-type="string" office:string-value="Brücke I" calcext:value-type="string">
            <text:p>Brücke I</text:p>
          </table:table-cell>
          <table:table-cell table:number-columns-repeated="1019"/>
        </table:table-row>
        <table:table-row table:style-name="ro3">
          <table:table-cell table:style-name="ce644" office:value-type="string" calcext:value-type="string">
            <text:p>Module</text:p>
          </table:table-cell>
          <table:table-cell table:style-name="ce742" office:value-type="string" calcext:value-type="string">
            <text:p>Werkstatt II</text:p>
          </table:table-cell>
          <table:table-cell table:style-name="ce842" table:formula="of:=IF(NOT(ISBLANK([.A44]));IF( IFNA( VLOOKUP( [.B44];INDIRECT([.A44]&amp;&quot;.$C$2:$F$200&quot;);2;0);&quot;&quot;)=0;&quot;&quot;; IFNA(VLOOKUP([.B44];INDIRECT([.A44]&amp;&quot;.$C$2:$F$200&quot;);2;0);&quot;&quot;));&quot;&quot;)" office:value-type="string" office:string-value="Werkstatt I" calcext:value-type="string">
            <text:p>Werkstatt I</text:p>
          </table:table-cell>
          <table:table-cell table:style-name="ce842" table:formula="of:=IF(NOT(ISBLANK([.A44]));IF( IFNA( VLOOKUP( [.B44];INDIRECT([.A44]&amp;&quot;.$C$2:$F$200&quot;);3;0);&quot;&quot;)=0;&quot;&quot;; IFNA(VLOOKUP([.B44];INDIRECT([.A44]&amp;&quot;.$C$2:$F$200&quot;);3;0);&quot;&quot;));&quot;&quot;)" office:value-type="string" office:string-value="Brücke II" calcext:value-type="string">
            <text:p>Brücke II</text:p>
          </table:table-cell>
          <table:table-cell table:style-name="ce842" table:formula="of:=IF(NOT(ISBLANK([.A44]));IF( IFNA( VLOOKUP( [.B44];INDIRECT([.A44]&amp;&quot;.$C$2:$F$200&quot;);4;0);&quot;&quot;)=0;&quot;&quot;; IFNA(VLOOKUP([.B44];INDIRECT([.A4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5"/>
          <table:table-cell table:style-name="ce743"/>
          <table:table-cell table:style-name="ce842" table:formula="of:=IF(NOT(ISBLANK([.A45]));IF( IFNA( VLOOKUP( [.B45];INDIRECT([.A45]&amp;&quot;.$C$2:$F$200&quot;);2;0);&quot;&quot;)=0;&quot;&quot;; IFNA(VLOOKUP([.B45];INDIRECT([.A45]&amp;&quot;.$C$2:$F$200&quot;);2;0);&quot;&quot;));&quot;&quot;)">
            <text:p/>
          </table:table-cell>
          <table:table-cell table:style-name="ce842" table:formula="of:=IF(NOT(ISBLANK([.A45]));IF( IFNA( VLOOKUP( [.B45];INDIRECT([.A45]&amp;&quot;.$C$2:$F$200&quot;);3;0);&quot;&quot;)=0;&quot;&quot;; IFNA(VLOOKUP([.B45];INDIRECT([.A45]&amp;&quot;.$C$2:$F$200&quot;);3;0);&quot;&quot;));&quot;&quot;)">
            <text:p/>
          </table:table-cell>
          <table:table-cell table:style-name="ce842" table:formula="of:=IF(NOT(ISBLANK([.A45]));IF( IFNA( VLOOKUP( [.B45];INDIRECT([.A45]&amp;&quot;.$C$2:$F$200&quot;);4;0);&quot;&quot;)=0;&quot;&quot;; IFNA(VLOOKUP([.B45];INDIRECT([.A45]&amp;&quot;.$C$2:$F$200&quot;);4;0);&quot;&quot;));&quot;&quot;)">
            <text:p/>
          </table:table-cell>
          <table:table-cell/>
          <table:table-cell table:style-name="ce847" office:value-type="string" calcext:value-type="string">
            <text:p>OFFEN</text:p>
          </table:table-cell>
          <table:table-cell table:number-columns-repeated="1017"/>
        </table:table-row>
        <table:table-row table:style-name="ro4">
          <table:table-cell table:style-name="ce646" office:value-type="string" calcext:value-type="string">
            <text:p>Module</text:p>
          </table:table-cell>
          <table:table-cell table:style-name="ce744" office:value-type="string" calcext:value-type="string">
            <text:p>Schiffsfabrik III</text:p>
          </table:table-cell>
          <table:table-cell table:style-name="ce842" table:formula="of:=IF(NOT(ISBLANK([.A46]));IF( IFNA( VLOOKUP( [.B46];INDIRECT([.A46]&amp;&quot;.$C$2:$F$200&quot;);2;0);&quot;&quot;)=0;&quot;&quot;; IFNA(VLOOKUP([.B46];INDIRECT([.A46]&amp;&quot;.$C$2:$F$200&quot;);2;0);&quot;&quot;));&quot;&quot;)" office:value-type="string" office:string-value="Schiffsfabrik II" calcext:value-type="string">
            <text:p>Schiffsfabrik II</text:p>
          </table:table-cell>
          <table:table-cell table:style-name="ce842" table:formula="of:=IF(NOT(ISBLANK([.A46]));IF( IFNA( VLOOKUP( [.B46];INDIRECT([.A46]&amp;&quot;.$C$2:$F$200&quot;);3;0);&quot;&quot;)=0;&quot;&quot;; IFNA(VLOOKUP([.B46];INDIRECT([.A46]&amp;&quot;.$C$2:$F$200&quot;);3;0);&quot;&quot;));&quot;&quot;)" office:value-type="string" office:string-value="Brücke II" calcext:value-type="string">
            <text:p>Brücke II</text:p>
          </table:table-cell>
          <table:table-cell table:style-name="ce842" table:formula="of:=IF(NOT(ISBLANK([.A46]));IF( IFNA( VLOOKUP( [.B46];INDIRECT([.A46]&amp;&quot;.$C$2:$F$200&quot;);4;0);&quot;&quot;)=0;&quot;&quot;; IFNA(VLOOKUP([.B46];INDIRECT([.A46]&amp;&quot;.$C$2:$F$200&quot;);4;0);&quot;&quot;));&quot;&quot;)">
            <text:p/>
          </table:table-cell>
          <table:table-cell/>
          <table:table-cell table:style-name="ce848"/>
          <table:table-cell table:number-columns-repeated="1017"/>
        </table:table-row>
        <table:table-row table:style-name="ro4">
          <table:table-cell table:style-name="ce647" office:value-type="string" calcext:value-type="string">
            <text:p>Module</text:p>
          </table:table-cell>
          <table:table-cell table:style-name="ce745" office:value-type="string" calcext:value-type="string">
            <text:p>Schiffslabor III</text:p>
          </table:table-cell>
          <table:table-cell table:style-name="ce842" table:formula="of:=IF(NOT(ISBLANK([.A47]));IF( IFNA( VLOOKUP( [.B47];INDIRECT([.A47]&amp;&quot;.$C$2:$F$200&quot;);2;0);&quot;&quot;)=0;&quot;&quot;; IFNA(VLOOKUP([.B47];INDIRECT([.A47]&amp;&quot;.$C$2:$F$200&quot;);2;0);&quot;&quot;));&quot;&quot;)" office:value-type="string" office:string-value="Schiffslabor II" calcext:value-type="string">
            <text:p>Schiffslabor II</text:p>
          </table:table-cell>
          <table:table-cell table:style-name="ce842" table:formula="of:=IF(NOT(ISBLANK([.A47]));IF( IFNA( VLOOKUP( [.B47];INDIRECT([.A47]&amp;&quot;.$C$2:$F$200&quot;);3;0);&quot;&quot;)=0;&quot;&quot;; IFNA(VLOOKUP([.B47];INDIRECT([.A47]&amp;&quot;.$C$2:$F$200&quot;);3;0);&quot;&quot;));&quot;&quot;)" office:value-type="string" office:string-value="Brücke II" calcext:value-type="string">
            <text:p>Brücke II</text:p>
          </table:table-cell>
          <table:table-cell table:style-name="ce842" table:formula="of:=IF(NOT(ISBLANK([.A47]));IF( IFNA( VLOOKUP( [.B47];INDIRECT([.A47]&amp;&quot;.$C$2:$F$200&quot;);4;0);&quot;&quot;)=0;&quot;&quot;; IFNA(VLOOKUP([.B47];INDIRECT([.A47]&amp;&quot;.$C$2:$F$200&quot;);4;0);&quot;&quot;));&quot;&quot;)">
            <text:p/>
          </table:table-cell>
          <table:table-cell/>
          <table:table-cell table:style-name="ce849"/>
          <table:table-cell table:number-columns-repeated="1017"/>
        </table:table-row>
        <table:table-row table:style-name="ro4">
          <table:table-cell table:style-name="ce648" office:value-type="string" calcext:value-type="string">
            <text:p>Module</text:p>
          </table:table-cell>
          <table:table-cell table:style-name="ce746" office:value-type="string" calcext:value-type="string">
            <text:p>Flottenwerft III</text:p>
          </table:table-cell>
          <table:table-cell table:style-name="ce842" table:formula="of:=IF(NOT(ISBLANK([.A48]));IF( IFNA( VLOOKUP( [.B48];INDIRECT([.A48]&amp;&quot;.$C$2:$F$200&quot;);2;0);&quot;&quot;)=0;&quot;&quot;; IFNA(VLOOKUP([.B48];INDIRECT([.A48]&amp;&quot;.$C$2:$F$200&quot;);2;0);&quot;&quot;));&quot;&quot;)" office:value-type="string" office:string-value="Flottenwerft II" calcext:value-type="string">
            <text:p>Flottenwerft II</text:p>
          </table:table-cell>
          <table:table-cell table:style-name="ce842" table:formula="of:=IF(NOT(ISBLANK([.A48]));IF( IFNA( VLOOKUP( [.B48];INDIRECT([.A48]&amp;&quot;.$C$2:$F$200&quot;);3;0);&quot;&quot;)=0;&quot;&quot;; IFNA(VLOOKUP([.B48];INDIRECT([.A48]&amp;&quot;.$C$2:$F$200&quot;);3;0);&quot;&quot;));&quot;&quot;)" office:value-type="string" office:string-value="Brücke II" calcext:value-type="string">
            <text:p>Brücke II</text:p>
          </table:table-cell>
          <table:table-cell table:style-name="ce842" table:formula="of:=IF(NOT(ISBLANK([.A48]));IF( IFNA( VLOOKUP( [.B48];INDIRECT([.A48]&amp;&quot;.$C$2:$F$200&quot;);4;0);&quot;&quot;)=0;&quot;&quot;; IFNA(VLOOKUP([.B48];INDIRECT([.A48]&amp;&quot;.$C$2:$F$200&quot;);4;0);&quot;&quot;));&quot;&quot;)">
            <text:p/>
          </table:table-cell>
          <table:table-cell/>
          <table:table-cell table:style-name="ce850" office:value-type="string" calcext:value-type="string">
            <text:p>Pulsstrahler IV</text:p>
          </table:table-cell>
          <table:table-cell table:number-columns-repeated="1017"/>
        </table:table-row>
        <table:table-row table:style-name="ro4">
          <table:table-cell table:style-name="ce649" office:value-type="string" calcext:value-type="string">
            <text:p>Module</text:p>
          </table:table-cell>
          <table:table-cell table:style-name="ce747" office:value-type="string" calcext:value-type="string">
            <text:p>Techniklabor III</text:p>
          </table:table-cell>
          <table:table-cell table:style-name="ce842" table:formula="of:=IF(NOT(ISBLANK([.A49]));IF( IFNA( VLOOKUP( [.B49];INDIRECT([.A49]&amp;&quot;.$C$2:$F$200&quot;);2;0);&quot;&quot;)=0;&quot;&quot;; IFNA(VLOOKUP([.B49];INDIRECT([.A49]&amp;&quot;.$C$2:$F$200&quot;);2;0);&quot;&quot;));&quot;&quot;)" office:value-type="string" office:string-value="Techniklabor II" calcext:value-type="string">
            <text:p>Techniklabor II</text:p>
          </table:table-cell>
          <table:table-cell table:style-name="ce842" table:formula="of:=IF(NOT(ISBLANK([.A49]));IF( IFNA( VLOOKUP( [.B49];INDIRECT([.A49]&amp;&quot;.$C$2:$F$200&quot;);3;0);&quot;&quot;)=0;&quot;&quot;; IFNA(VLOOKUP([.B49];INDIRECT([.A49]&amp;&quot;.$C$2:$F$200&quot;);3;0);&quot;&quot;));&quot;&quot;)" office:value-type="string" office:string-value="Brücke II" calcext:value-type="string">
            <text:p>Brücke II</text:p>
          </table:table-cell>
          <table:table-cell table:style-name="ce842" table:formula="of:=IF(NOT(ISBLANK([.A49]));IF( IFNA( VLOOKUP( [.B49];INDIRECT([.A49]&amp;&quot;.$C$2:$F$200&quot;);4;0);&quot;&quot;)=0;&quot;&quot;; IFNA(VLOOKUP([.B49];INDIRECT([.A49]&amp;&quot;.$C$2:$F$200&quot;);4;0);&quot;&quot;));&quot;&quot;)">
            <text:p/>
          </table:table-cell>
          <table:table-cell/>
          <table:table-cell table:style-name="ce851" office:value-type="string" calcext:value-type="string">
            <text:p>Pulsstrahler V</text:p>
          </table:table-cell>
          <table:table-cell table:number-columns-repeated="1017"/>
        </table:table-row>
        <table:table-row table:style-name="ro3">
          <table:table-cell table:style-name="ce650"/>
          <table:table-cell table:style-name="ce748"/>
          <table:table-cell table:style-name="ce842" table:number-columns-repeated="2"/>
          <table:table-cell table:style-name="ce842" table:formula="of:=IF(NOT(ISBLANK([.A50]));IF( IFNA( VLOOKUP( [.B50];INDIRECT([.A50]&amp;&quot;.$C$2:$F$200&quot;);4;0);&quot;&quot;)=0;&quot;&quot;; IFNA(VLOOKUP([.B50];INDIRECT([.A50]&amp;&quot;.$C$2:$F$200&quot;);4;0);&quot;&quot;));&quot;&quot;)">
            <text:p/>
          </table:table-cell>
          <table:table-cell/>
          <table:table-cell table:style-name="ce851"/>
          <table:table-cell table:number-columns-repeated="1017"/>
        </table:table-row>
        <table:table-row table:style-name="ro3">
          <table:table-cell table:style-name="ce651" office:value-type="string" calcext:value-type="string">
            <text:p>Module</text:p>
          </table:table-cell>
          <table:table-cell table:style-name="ce749" office:value-type="string" calcext:value-type="string">
            <text:p>Antimateriesilo I</text:p>
          </table:table-cell>
          <table:table-cell table:style-name="ce842" table:formula="of:=IF(NOT(ISBLANK([.A51]));IF( IFNA( VLOOKUP( [.B51];INDIRECT([.A51]&amp;&quot;.$C$2:$F$200&quot;);2;0);&quot;&quot;)=0;&quot;&quot;; IFNA(VLOOKUP([.B51];INDIRECT([.A51]&amp;&quot;.$C$2:$F$200&quot;);2;0);&quot;&quot;));&quot;&quot;)">
            <text:p/>
          </table:table-cell>
          <table:table-cell table:style-name="ce842" table:formula="of:=IF(NOT(ISBLANK([.A51]));IF( IFNA( VLOOKUP( [.B51];INDIRECT([.A51]&amp;&quot;.$C$2:$F$200&quot;);3;0);&quot;&quot;)=0;&quot;&quot;; IFNA(VLOOKUP([.B51];INDIRECT([.A51]&amp;&quot;.$C$2:$F$200&quot;);3;0);&quot;&quot;));&quot;&quot;)" office:value-type="string" office:string-value="Brücke II" calcext:value-type="string">
            <text:p>Brücke II</text:p>
          </table:table-cell>
          <table:table-cell table:style-name="ce842" table:formula="of:=IF(NOT(ISBLANK([.A51]));IF( IFNA( VLOOKUP( [.B51];INDIRECT([.A51]&amp;&quot;.$C$2:$F$200&quot;);4;0);&quot;&quot;)=0;&quot;&quot;; IFNA(VLOOKUP([.B51];INDIRECT([.A5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52" office:value-type="string" calcext:value-type="string">
            <text:p>Module</text:p>
          </table:table-cell>
          <table:table-cell table:style-name="ce750" office:value-type="string" calcext:value-type="string">
            <text:p>Antimateriesilo II</text:p>
          </table:table-cell>
          <table:table-cell table:style-name="ce842" table:formula="of:=IF(NOT(ISBLANK([.A52]));IF( IFNA( VLOOKUP( [.B52];INDIRECT([.A52]&amp;&quot;.$C$2:$F$200&quot;);2;0);&quot;&quot;)=0;&quot;&quot;; IFNA(VLOOKUP([.B52];INDIRECT([.A52]&amp;&quot;.$C$2:$F$200&quot;);2;0);&quot;&quot;));&quot;&quot;)" office:value-type="string" office:string-value="Antimateriesilo I" calcext:value-type="string">
            <text:p>Antimateriesilo I</text:p>
          </table:table-cell>
          <table:table-cell table:style-name="ce842" table:formula="of:=IF(NOT(ISBLANK([.A52]));IF( IFNA( VLOOKUP( [.B52];INDIRECT([.A52]&amp;&quot;.$C$2:$F$200&quot;);3;0);&quot;&quot;)=0;&quot;&quot;; IFNA(VLOOKUP([.B52];INDIRECT([.A52]&amp;&quot;.$C$2:$F$200&quot;);3;0);&quot;&quot;));&quot;&quot;)" office:value-type="string" office:string-value="Brücke II" calcext:value-type="string">
            <text:p>Brücke II</text:p>
          </table:table-cell>
          <table:table-cell table:style-name="ce842" table:formula="of:=IF(NOT(ISBLANK([.A52]));IF( IFNA( VLOOKUP( [.B52];INDIRECT([.A52]&amp;&quot;.$C$2:$F$200&quot;);4;0);&quot;&quot;)=0;&quot;&quot;; IFNA(VLOOKUP([.B52];INDIRECT([.A5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53" office:value-type="string" calcext:value-type="string">
            <text:p>Module</text:p>
          </table:table-cell>
          <table:table-cell table:style-name="ce751" office:value-type="string" calcext:value-type="string">
            <text:p>Antimateriesilo III</text:p>
          </table:table-cell>
          <table:table-cell table:style-name="ce842" table:formula="of:=IF(NOT(ISBLANK([.A53]));IF( IFNA( VLOOKUP( [.B53];INDIRECT([.A53]&amp;&quot;.$C$2:$F$200&quot;);2;0);&quot;&quot;)=0;&quot;&quot;; IFNA(VLOOKUP([.B53];INDIRECT([.A53]&amp;&quot;.$C$2:$F$200&quot;);2;0);&quot;&quot;));&quot;&quot;)" office:value-type="string" office:string-value="Antimateriesilo II" calcext:value-type="string">
            <text:p>Antimateriesilo II</text:p>
          </table:table-cell>
          <table:table-cell table:style-name="ce842" table:formula="of:=IF(NOT(ISBLANK([.A53]));IF( IFNA( VLOOKUP( [.B53];INDIRECT([.A53]&amp;&quot;.$C$2:$F$200&quot;);3;0);&quot;&quot;)=0;&quot;&quot;; IFNA(VLOOKUP([.B53];INDIRECT([.A53]&amp;&quot;.$C$2:$F$200&quot;);3;0);&quot;&quot;));&quot;&quot;)" office:value-type="string" office:string-value="Brücke II" calcext:value-type="string">
            <text:p>Brücke II</text:p>
          </table:table-cell>
          <table:table-cell table:style-name="ce842" table:formula="of:=IF(NOT(ISBLANK([.A53]));IF( IFNA( VLOOKUP( [.B53];INDIRECT([.A53]&amp;&quot;.$C$2:$F$200&quot;);4;0);&quot;&quot;)=0;&quot;&quot;; IFNA(VLOOKUP([.B53];INDIRECT([.A5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54" office:value-type="string" calcext:value-type="string">
            <text:p>Module</text:p>
          </table:table-cell>
          <table:table-cell table:style-name="ce752" office:value-type="string" calcext:value-type="string">
            <text:p>Helium-3-Schürfer III</text:p>
          </table:table-cell>
          <table:table-cell table:style-name="ce842" table:formula="of:=IF(NOT(ISBLANK([.A54]));IF( IFNA( VLOOKUP( [.B54];INDIRECT([.A54]&amp;&quot;.$C$2:$F$200&quot;);2;0);&quot;&quot;)=0;&quot;&quot;; IFNA(VLOOKUP([.B54];INDIRECT([.A54]&amp;&quot;.$C$2:$F$200&quot;);2;0);&quot;&quot;));&quot;&quot;)" office:value-type="string" office:string-value="Helium-3-Schürfer II" calcext:value-type="string">
            <text:p>Helium-3-Schürfer II</text:p>
          </table:table-cell>
          <table:table-cell table:style-name="ce842" table:formula="of:=IF(NOT(ISBLANK([.A54]));IF( IFNA( VLOOKUP( [.B54];INDIRECT([.A54]&amp;&quot;.$C$2:$F$200&quot;);3;0);&quot;&quot;)=0;&quot;&quot;; IFNA(VLOOKUP([.B54];INDIRECT([.A54]&amp;&quot;.$C$2:$F$200&quot;);3;0);&quot;&quot;));&quot;&quot;)" office:value-type="string" office:string-value="Brücke II" calcext:value-type="string">
            <text:p>Brücke II</text:p>
          </table:table-cell>
          <table:table-cell table:style-name="ce842" table:formula="of:=IF(NOT(ISBLANK([.A54]));IF( IFNA( VLOOKUP( [.B54];INDIRECT([.A54]&amp;&quot;.$C$2:$F$200&quot;);4;0);&quot;&quot;)=0;&quot;&quot;; IFNA(VLOOKUP([.B54];INDIRECT([.A54]&amp;&quot;.$C$2:$F$200&quot;);4;0);&quot;&quot;));&quot;&quot;)">
            <text:p/>
          </table:table-cell>
          <table:table-cell/>
          <table:table-cell table:style-name="ce852" office:value-type="string" calcext:value-type="string">
            <text:p>OFFEN</text:p>
          </table:table-cell>
          <table:table-cell table:number-columns-repeated="1017"/>
        </table:table-row>
        <table:table-row table:style-name="ro3">
          <table:table-cell table:style-name="ce655" office:value-type="string" calcext:value-type="string">
            <text:p>Module</text:p>
          </table:table-cell>
          <table:table-cell table:style-name="ce753" office:value-type="string" calcext:value-type="string">
            <text:p>Kampfmodul III</text:p>
          </table:table-cell>
          <table:table-cell table:style-name="ce842" table:formula="of:=IF(NOT(ISBLANK([.A55]));IF( IFNA( VLOOKUP( [.B55];INDIRECT([.A55]&amp;&quot;.$C$2:$F$200&quot;);2;0);&quot;&quot;)=0;&quot;&quot;; IFNA(VLOOKUP([.B55];INDIRECT([.A55]&amp;&quot;.$C$2:$F$200&quot;);2;0);&quot;&quot;));&quot;&quot;)" office:value-type="string" office:string-value="Kampfmodul II" calcext:value-type="string">
            <text:p>Kampfmodul II</text:p>
          </table:table-cell>
          <table:table-cell table:style-name="ce842" table:formula="of:=IF(NOT(ISBLANK([.A55]));IF( IFNA( VLOOKUP( [.B55];INDIRECT([.A55]&amp;&quot;.$C$2:$F$200&quot;);3;0);&quot;&quot;)=0;&quot;&quot;; IFNA(VLOOKUP([.B55];INDIRECT([.A55]&amp;&quot;.$C$2:$F$200&quot;);3;0);&quot;&quot;));&quot;&quot;)" office:value-type="string" office:string-value="Brücke II" calcext:value-type="string">
            <text:p>Brücke II</text:p>
          </table:table-cell>
          <table:table-cell table:style-name="ce842" table:formula="of:=IF(NOT(ISBLANK([.A55]));IF( IFNA( VLOOKUP( [.B55];INDIRECT([.A55]&amp;&quot;.$C$2:$F$200&quot;);4;0);&quot;&quot;)=0;&quot;&quot;; IFNA(VLOOKUP([.B55];INDIRECT([.A55]&amp;&quot;.$C$2:$F$200&quot;);4;0);&quot;&quot;));&quot;&quot;)">
            <text:p/>
          </table:table-cell>
          <table:table-cell/>
          <table:table-cell table:style-name="ce853" office:value-type="string" calcext:value-type="string">
            <text:p>Terminus-Mine II</text:p>
          </table:table-cell>
          <table:table-cell table:number-columns-repeated="1017"/>
        </table:table-row>
        <table:table-row table:style-name="ro3">
          <table:table-cell table:style-name="ce655" office:value-type="string" calcext:value-type="string">
            <text:p>Module</text:p>
          </table:table-cell>
          <table:table-cell table:style-name="ce754" office:value-type="string" calcext:value-type="string">
            <text:p>Lagermodul III</text:p>
          </table:table-cell>
          <table:table-cell table:style-name="ce842" table:formula="of:=IF(NOT(ISBLANK([.A56]));IF( IFNA( VLOOKUP( [.B56];INDIRECT([.A56]&amp;&quot;.$C$2:$F$200&quot;);2;0);&quot;&quot;)=0;&quot;&quot;; IFNA(VLOOKUP([.B56];INDIRECT([.A56]&amp;&quot;.$C$2:$F$200&quot;);2;0);&quot;&quot;));&quot;&quot;)" office:value-type="string" office:string-value="Lagermodul II" calcext:value-type="string">
            <text:p>Lagermodul II</text:p>
          </table:table-cell>
          <table:table-cell table:style-name="ce842" table:formula="of:=IF(NOT(ISBLANK([.A56]));IF( IFNA( VLOOKUP( [.B56];INDIRECT([.A56]&amp;&quot;.$C$2:$F$200&quot;);3;0);&quot;&quot;)=0;&quot;&quot;; IFNA(VLOOKUP([.B56];INDIRECT([.A56]&amp;&quot;.$C$2:$F$200&quot;);3;0);&quot;&quot;));&quot;&quot;)" office:value-type="string" office:string-value="Brücke II" calcext:value-type="string">
            <text:p>Brücke II</text:p>
          </table:table-cell>
          <table:table-cell table:style-name="ce842" table:formula="of:=IF(NOT(ISBLANK([.A56]));IF( IFNA( VLOOKUP( [.B56];INDIRECT([.A56]&amp;&quot;.$C$2:$F$200&quot;);4;0);&quot;&quot;)=0;&quot;&quot;; IFNA(VLOOKUP([.B56];INDIRECT([.A56]&amp;&quot;.$C$2:$F$200&quot;);4;0);&quot;&quot;));&quot;&quot;)">
            <text:p/>
          </table:table-cell>
          <table:table-cell/>
          <table:table-cell table:style-name="ce854" office:value-type="string" calcext:value-type="string">
            <text:p>Terminus-Mine III</text:p>
          </table:table-cell>
          <table:table-cell table:number-columns-repeated="1017"/>
        </table:table-row>
        <table:table-row table:style-name="ro3">
          <table:table-cell table:style-name="ce655" office:value-type="string" calcext:value-type="string">
            <text:p>Module</text:p>
          </table:table-cell>
          <table:table-cell table:style-name="ce755" office:value-type="string" calcext:value-type="string">
            <text:p>Mineralerz-Schürfer III</text:p>
          </table:table-cell>
          <table:table-cell table:style-name="ce842" table:formula="of:=IF(NOT(ISBLANK([.A57]));IF( IFNA( VLOOKUP( [.B57];INDIRECT([.A57]&amp;&quot;.$C$2:$F$200&quot;);2;0);&quot;&quot;)=0;&quot;&quot;; IFNA(VLOOKUP([.B57];INDIRECT([.A57]&amp;&quot;.$C$2:$F$200&quot;);2;0);&quot;&quot;));&quot;&quot;)" office:value-type="string" office:string-value="Mineralerz-Schürfer II" calcext:value-type="string">
            <text:p>Mineralerz-Schürfer II</text:p>
          </table:table-cell>
          <table:table-cell table:style-name="ce842" table:formula="of:=IF(NOT(ISBLANK([.A57]));IF( IFNA( VLOOKUP( [.B57];INDIRECT([.A57]&amp;&quot;.$C$2:$F$200&quot;);3;0);&quot;&quot;)=0;&quot;&quot;; IFNA(VLOOKUP([.B57];INDIRECT([.A57]&amp;&quot;.$C$2:$F$200&quot;);3;0);&quot;&quot;));&quot;&quot;)" office:value-type="string" office:string-value="Brücke II" calcext:value-type="string">
            <text:p>Brücke II</text:p>
          </table:table-cell>
          <table:table-cell table:style-name="ce842" table:formula="of:=IF(NOT(ISBLANK([.A57]));IF( IFNA( VLOOKUP( [.B57];INDIRECT([.A57]&amp;&quot;.$C$2:$F$200&quot;);4;0);&quot;&quot;)=0;&quot;&quot;; IFNA(VLOOKUP([.B57];INDIRECT([.A57]&amp;&quot;.$C$2:$F$200&quot;);4;0);&quot;&quot;));&quot;&quot;)">
            <text:p/>
          </table:table-cell>
          <table:table-cell/>
          <table:table-cell table:style-name="ce855" office:value-type="string" calcext:value-type="string">
            <text:p>Terminus-Mine IV</text:p>
          </table:table-cell>
          <table:table-cell table:number-columns-repeated="1017"/>
        </table:table-row>
        <table:table-row table:style-name="ro3">
          <table:table-cell table:style-name="ce655" office:value-type="string" calcext:value-type="string">
            <text:p>Module</text:p>
          </table:table-cell>
          <table:table-cell table:style-name="ce756" office:value-type="string" calcext:value-type="string">
            <text:p>Terminus-Mine I</text:p>
          </table:table-cell>
          <table:table-cell table:style-name="ce842" table:formula="of:=IF(NOT(ISBLANK([.A58]));IF( IFNA( VLOOKUP( [.B58];INDIRECT([.A58]&amp;&quot;.$C$2:$F$200&quot;);2;0);&quot;&quot;)=0;&quot;&quot;; IFNA(VLOOKUP([.B58];INDIRECT([.A58]&amp;&quot;.$C$2:$F$200&quot;);2;0);&quot;&quot;));&quot;&quot;)" office:value-type="string" office:string-value="Brücke II" calcext:value-type="string">
            <text:p>Brücke II</text:p>
          </table:table-cell>
          <table:table-cell table:style-name="ce842" table:formula="of:=IF(NOT(ISBLANK([.A58]));IF( IFNA( VLOOKUP( [.B58];INDIRECT([.A58]&amp;&quot;.$C$2:$F$200&quot;);3;0);&quot;&quot;)=0;&quot;&quot;; IFNA(VLOOKUP([.B58];INDIRECT([.A58]&amp;&quot;.$C$2:$F$200&quot;);3;0);&quot;&quot;));&quot;&quot;)">
            <text:p/>
          </table:table-cell>
          <table:table-cell table:style-name="ce842" table:formula="of:=IF(NOT(ISBLANK([.A58]));IF( IFNA( VLOOKUP( [.B58];INDIRECT([.A58]&amp;&quot;.$C$2:$F$200&quot;);4;0);&quot;&quot;)=0;&quot;&quot;; IFNA(VLOOKUP([.B58];INDIRECT([.A58]&amp;&quot;.$C$2:$F$200&quot;);4;0);&quot;&quot;));&quot;&quot;)">
            <text:p/>
          </table:table-cell>
          <table:table-cell/>
          <table:table-cell table:style-name="ce856" office:value-type="string" calcext:value-type="string">
            <text:p>Terminus-Mine V</text:p>
          </table:table-cell>
          <table:table-cell table:number-columns-repeated="1017"/>
        </table:table-row>
        <table:table-row table:style-name="ro3">
          <table:table-cell table:style-name="ce655"/>
          <table:table-cell table:style-name="ce748"/>
          <table:table-cell table:style-name="ce842" table:formula="of:=IF(NOT(ISBLANK([.A59]));IF( IFNA( VLOOKUP( [.B59];INDIRECT([.A59]&amp;&quot;.$C$2:$F$200&quot;);2;0);&quot;&quot;)=0;&quot;&quot;; IFNA(VLOOKUP([.B59];INDIRECT([.A59]&amp;&quot;.$C$2:$F$200&quot;);2;0);&quot;&quot;));&quot;&quot;)">
            <text:p/>
          </table:table-cell>
          <table:table-cell table:style-name="ce842" table:formula="of:=IF(NOT(ISBLANK([.A59]));IF( IFNA( VLOOKUP( [.B59];INDIRECT([.A59]&amp;&quot;.$C$2:$F$200&quot;);3;0);&quot;&quot;)=0;&quot;&quot;; IFNA(VLOOKUP([.B59];INDIRECT([.A59]&amp;&quot;.$C$2:$F$200&quot;);3;0);&quot;&quot;));&quot;&quot;)">
            <text:p/>
          </table:table-cell>
          <table:table-cell table:style-name="ce842" table:formula="of:=IF(NOT(ISBLANK([.A59]));IF( IFNA( VLOOKUP( [.B59];INDIRECT([.A59]&amp;&quot;.$C$2:$F$200&quot;);4;0);&quot;&quot;)=0;&quot;&quot;; IFNA(VLOOKUP([.B59];INDIRECT([.A59]&amp;&quot;.$C$2:$F$200&quot;);4;0);&quot;&quot;));&quot;&quot;)">
            <text:p/>
          </table:table-cell>
          <table:table-cell/>
          <table:table-cell table:style-name="ce857" office:value-type="string" calcext:value-type="string">
            <text:p>Terminus-Mine VI</text:p>
          </table:table-cell>
          <table:table-cell table:number-columns-repeated="1017"/>
        </table:table-row>
        <table:table-row table:style-name="ro3">
          <table:table-cell table:style-name="ce655"/>
          <table:table-cell table:style-name="ce748"/>
          <table:table-cell table:style-name="ce842" table:formula="of:=IF(NOT(ISBLANK([.A60]));IF( IFNA( VLOOKUP( [.B60];INDIRECT([.A60]&amp;&quot;.$C$2:$F$200&quot;);2;0);&quot;&quot;)=0;&quot;&quot;; IFNA(VLOOKUP([.B60];INDIRECT([.A60]&amp;&quot;.$C$2:$F$200&quot;);2;0);&quot;&quot;));&quot;&quot;)">
            <text:p/>
          </table:table-cell>
          <table:table-cell table:style-name="ce842" table:formula="of:=IF(NOT(ISBLANK([.A60]));IF( IFNA( VLOOKUP( [.B60];INDIRECT([.A60]&amp;&quot;.$C$2:$F$200&quot;);3;0);&quot;&quot;)=0;&quot;&quot;; IFNA(VLOOKUP([.B60];INDIRECT([.A60]&amp;&quot;.$C$2:$F$200&quot;);3;0);&quot;&quot;));&quot;&quot;)">
            <text:p/>
          </table:table-cell>
          <table:table-cell table:style-name="ce842" table:formula="of:=IF(NOT(ISBLANK([.A60]));IF( IFNA( VLOOKUP( [.B60];INDIRECT([.A60]&amp;&quot;.$C$2:$F$200&quot;);4;0);&quot;&quot;)=0;&quot;&quot;; IFNA(VLOOKUP([.B60];INDIRECT([.A60]&amp;&quot;.$C$2:$F$200&quot;);4;0);&quot;&quot;));&quot;&quot;)">
            <text:p/>
          </table:table-cell>
          <table:table-cell/>
          <table:table-cell table:style-name="ce858" office:value-type="string" calcext:value-type="string">
            <text:p>Terminus-Mine VII</text:p>
          </table:table-cell>
          <table:table-cell table:number-columns-repeated="1017"/>
        </table:table-row>
        <table:table-row table:style-name="ro3">
          <table:table-cell table:style-name="ce655"/>
          <table:table-cell table:style-name="ce748"/>
          <table:table-cell table:style-name="ce842" table:formula="of:=IF(NOT(ISBLANK([.A61]));IF( IFNA( VLOOKUP( [.B61];INDIRECT([.A61]&amp;&quot;.$C$2:$F$200&quot;);2;0);&quot;&quot;)=0;&quot;&quot;; IFNA(VLOOKUP([.B61];INDIRECT([.A61]&amp;&quot;.$C$2:$F$200&quot;);2;0);&quot;&quot;));&quot;&quot;)">
            <text:p/>
          </table:table-cell>
          <table:table-cell table:style-name="ce842" table:formula="of:=IF(NOT(ISBLANK([.A61]));IF( IFNA( VLOOKUP( [.B61];INDIRECT([.A61]&amp;&quot;.$C$2:$F$200&quot;);3;0);&quot;&quot;)=0;&quot;&quot;; IFNA(VLOOKUP([.B61];INDIRECT([.A61]&amp;&quot;.$C$2:$F$200&quot;);3;0);&quot;&quot;));&quot;&quot;)">
            <text:p/>
          </table:table-cell>
          <table:table-cell table:style-name="ce842" table:formula="of:=IF(NOT(ISBLANK([.A61]));IF( IFNA( VLOOKUP( [.B61];INDIRECT([.A61]&amp;&quot;.$C$2:$F$200&quot;);4;0);&quot;&quot;)=0;&quot;&quot;; IFNA(VLOOKUP([.B61];INDIRECT([.A61]&amp;&quot;.$C$2:$F$200&quot;);4;0);&quot;&quot;));&quot;&quot;)">
            <text:p/>
          </table:table-cell>
          <table:table-cell/>
          <table:table-cell table:style-name="ce859" office:value-type="string" calcext:value-type="string">
            <text:p>Terminus-Mine VIII</text:p>
          </table:table-cell>
          <table:table-cell table:number-columns-repeated="1017"/>
        </table:table-row>
        <table:table-row table:style-name="ro3">
          <table:table-cell table:style-name="ce655"/>
          <table:table-cell table:style-name="ce748"/>
          <table:table-cell table:style-name="ce842" table:formula="of:=IF(NOT(ISBLANK([.A62]));IF( IFNA( VLOOKUP( [.B62];INDIRECT([.A62]&amp;&quot;.$C$2:$F$200&quot;);2;0);&quot;&quot;)=0;&quot;&quot;; IFNA(VLOOKUP([.B62];INDIRECT([.A62]&amp;&quot;.$C$2:$F$200&quot;);2;0);&quot;&quot;));&quot;&quot;)">
            <text:p/>
          </table:table-cell>
          <table:table-cell table:style-name="ce842" table:formula="of:=IF(NOT(ISBLANK([.A62]));IF( IFNA( VLOOKUP( [.B62];INDIRECT([.A62]&amp;&quot;.$C$2:$F$200&quot;);3;0);&quot;&quot;)=0;&quot;&quot;; IFNA(VLOOKUP([.B62];INDIRECT([.A62]&amp;&quot;.$C$2:$F$200&quot;);3;0);&quot;&quot;));&quot;&quot;)">
            <text:p/>
          </table:table-cell>
          <table:table-cell table:style-name="ce842" table:formula="of:=IF(NOT(ISBLANK([.A62]));IF( IFNA( VLOOKUP( [.B62];INDIRECT([.A62]&amp;&quot;.$C$2:$F$200&quot;);4;0);&quot;&quot;)=0;&quot;&quot;; IFNA(VLOOKUP([.B62];INDIRECT([.A62]&amp;&quot;.$C$2:$F$200&quot;);4;0);&quot;&quot;));&quot;&quot;)">
            <text:p/>
          </table:table-cell>
          <table:table-cell/>
          <table:table-cell table:style-name="ce860" office:value-type="string" calcext:value-type="string">
            <text:p>Terminus-Mine IX</text:p>
          </table:table-cell>
          <table:table-cell table:number-columns-repeated="1017"/>
        </table:table-row>
        <table:table-row table:style-name="ro3">
          <table:table-cell table:style-name="ce656" office:value-type="string" calcext:value-type="string">
            <text:p>Module</text:p>
          </table:table-cell>
          <table:table-cell table:style-name="ce757" office:value-type="string" calcext:value-type="string">
            <text:p>Schiffsfabrik IV</text:p>
          </table:table-cell>
          <table:table-cell table:style-name="ce842" table:formula="of:=IF(NOT(ISBLANK([.A63]));IF( IFNA( VLOOKUP( [.B63];INDIRECT([.A63]&amp;&quot;.$C$2:$F$200&quot;);2;0);&quot;&quot;)=0;&quot;&quot;; IFNA(VLOOKUP([.B63];INDIRECT([.A63]&amp;&quot;.$C$2:$F$200&quot;);2;0);&quot;&quot;));&quot;&quot;)" office:value-type="string" office:string-value="Schiffsfabrik III" calcext:value-type="string">
            <text:p>Schiffsfabrik III</text:p>
          </table:table-cell>
          <table:table-cell table:style-name="ce842" table:formula="of:=IF(NOT(ISBLANK([.A63]));IF( IFNA( VLOOKUP( [.B63];INDIRECT([.A63]&amp;&quot;.$C$2:$F$200&quot;);3;0);&quot;&quot;)=0;&quot;&quot;; IFNA(VLOOKUP([.B63];INDIRECT([.A63]&amp;&quot;.$C$2:$F$200&quot;);3;0);&quot;&quot;));&quot;&quot;)" office:value-type="string" office:string-value="Brücke II" calcext:value-type="string">
            <text:p>Brücke II</text:p>
          </table:table-cell>
          <table:table-cell table:style-name="ce842" table:formula="of:=IF(NOT(ISBLANK([.A63]));IF( IFNA( VLOOKUP( [.B63];INDIRECT([.A63]&amp;&quot;.$C$2:$F$200&quot;);4;0);&quot;&quot;)=0;&quot;&quot;; IFNA(VLOOKUP([.B63];INDIRECT([.A63]&amp;&quot;.$C$2:$F$200&quot;);4;0);&quot;&quot;));&quot;&quot;)">
            <text:p/>
          </table:table-cell>
          <table:table-cell/>
          <table:table-cell table:style-name="ce861" office:value-type="string" calcext:value-type="string">
            <text:p>Terminus-Mine X</text:p>
          </table:table-cell>
          <table:table-cell table:number-columns-repeated="1017"/>
        </table:table-row>
        <table:table-row table:style-name="ro4">
          <table:table-cell table:style-name="ce657" office:value-type="string" calcext:value-type="string">
            <text:p>Module</text:p>
          </table:table-cell>
          <table:table-cell table:style-name="ce758" office:value-type="string" calcext:value-type="string">
            <text:p>Schiffslabor IV</text:p>
          </table:table-cell>
          <table:table-cell table:style-name="ce842" table:formula="of:=IF(NOT(ISBLANK([.A64]));IF( IFNA( VLOOKUP( [.B64];INDIRECT([.A64]&amp;&quot;.$C$2:$F$200&quot;);2;0);&quot;&quot;)=0;&quot;&quot;; IFNA(VLOOKUP([.B64];INDIRECT([.A64]&amp;&quot;.$C$2:$F$200&quot;);2;0);&quot;&quot;));&quot;&quot;)" office:value-type="string" office:string-value="Schiffslabor III" calcext:value-type="string">
            <text:p>Schiffslabor III</text:p>
          </table:table-cell>
          <table:table-cell table:style-name="ce842" table:formula="of:=IF(NOT(ISBLANK([.A64]));IF( IFNA( VLOOKUP( [.B64];INDIRECT([.A64]&amp;&quot;.$C$2:$F$200&quot;);3;0);&quot;&quot;)=0;&quot;&quot;; IFNA(VLOOKUP([.B64];INDIRECT([.A64]&amp;&quot;.$C$2:$F$200&quot;);3;0);&quot;&quot;));&quot;&quot;)" office:value-type="string" office:string-value="Brücke II" calcext:value-type="string">
            <text:p>Brücke II</text:p>
          </table:table-cell>
          <table:table-cell table:style-name="ce842" table:formula="of:=IF(NOT(ISBLANK([.A64]));IF( IFNA( VLOOKUP( [.B64];INDIRECT([.A64]&amp;&quot;.$C$2:$F$200&quot;);4;0);&quot;&quot;)=0;&quot;&quot;; IFNA(VLOOKUP([.B64];INDIRECT([.A6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58" office:value-type="string" calcext:value-type="string">
            <text:p>Module</text:p>
          </table:table-cell>
          <table:table-cell table:style-name="ce759" office:value-type="string" calcext:value-type="string">
            <text:p>Flottenwerft IV</text:p>
          </table:table-cell>
          <table:table-cell table:style-name="ce842" table:formula="of:=IF(NOT(ISBLANK([.A65]));IF( IFNA( VLOOKUP( [.B65];INDIRECT([.A65]&amp;&quot;.$C$2:$F$200&quot;);2;0);&quot;&quot;)=0;&quot;&quot;; IFNA(VLOOKUP([.B65];INDIRECT([.A65]&amp;&quot;.$C$2:$F$200&quot;);2;0);&quot;&quot;));&quot;&quot;)" office:value-type="string" office:string-value="Flottenwerft III" calcext:value-type="string">
            <text:p>Flottenwerft III</text:p>
          </table:table-cell>
          <table:table-cell table:style-name="ce842" table:formula="of:=IF(NOT(ISBLANK([.A65]));IF( IFNA( VLOOKUP( [.B65];INDIRECT([.A65]&amp;&quot;.$C$2:$F$200&quot;);3;0);&quot;&quot;)=0;&quot;&quot;; IFNA(VLOOKUP([.B65];INDIRECT([.A65]&amp;&quot;.$C$2:$F$200&quot;);3;0);&quot;&quot;));&quot;&quot;)" office:value-type="string" office:string-value="Brücke II" calcext:value-type="string">
            <text:p>Brücke II</text:p>
          </table:table-cell>
          <table:table-cell table:style-name="ce842" table:formula="of:=IF(NOT(ISBLANK([.A65]));IF( IFNA( VLOOKUP( [.B65];INDIRECT([.A65]&amp;&quot;.$C$2:$F$200&quot;);4;0);&quot;&quot;)=0;&quot;&quot;; IFNA(VLOOKUP([.B65];INDIRECT([.A6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59" office:value-type="string" calcext:value-type="string">
            <text:p>Module</text:p>
          </table:table-cell>
          <table:table-cell table:style-name="ce760" office:value-type="string" calcext:value-type="string">
            <text:p>Techniklabor IV</text:p>
          </table:table-cell>
          <table:table-cell table:style-name="ce842" table:formula="of:=IF(NOT(ISBLANK([.A66]));IF( IFNA( VLOOKUP( [.B66];INDIRECT([.A66]&amp;&quot;.$C$2:$F$200&quot;);2;0);&quot;&quot;)=0;&quot;&quot;; IFNA(VLOOKUP([.B66];INDIRECT([.A66]&amp;&quot;.$C$2:$F$200&quot;);2;0);&quot;&quot;));&quot;&quot;)" office:value-type="string" office:string-value="Techniklabor III" calcext:value-type="string">
            <text:p>Techniklabor III</text:p>
          </table:table-cell>
          <table:table-cell table:style-name="ce842" table:formula="of:=IF(NOT(ISBLANK([.A66]));IF( IFNA( VLOOKUP( [.B66];INDIRECT([.A66]&amp;&quot;.$C$2:$F$200&quot;);3;0);&quot;&quot;)=0;&quot;&quot;; IFNA(VLOOKUP([.B66];INDIRECT([.A66]&amp;&quot;.$C$2:$F$200&quot;);3;0);&quot;&quot;));&quot;&quot;)" office:value-type="string" office:string-value="Brücke II" calcext:value-type="string">
            <text:p>Brücke II</text:p>
          </table:table-cell>
          <table:table-cell table:style-name="ce842" table:formula="of:=IF(NOT(ISBLANK([.A66]));IF( IFNA( VLOOKUP( [.B66];INDIRECT([.A66]&amp;&quot;.$C$2:$F$200&quot;);4;0);&quot;&quot;)=0;&quot;&quot;; IFNA(VLOOKUP([.B66];INDIRECT([.A6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0" office:value-type="string" calcext:value-type="string">
            <text:p>Techniklabor</text:p>
          </table:table-cell>
          <table:table-cell table:style-name="ce761" office:value-type="string" calcext:value-type="string">
            <text:p>Basis-Phasenmunit. I</text:p>
          </table:table-cell>
          <table:table-cell table:style-name="ce842" table:formula="of:=IF(NOT(ISBLANK([.A67]));IF( IFNA( VLOOKUP( [.B67];INDIRECT([.A67]&amp;&quot;.$C$2:$F$200&quot;);2;0);&quot;&quot;)=0;&quot;&quot;; IFNA(VLOOKUP([.B67];INDIRECT([.A67]&amp;&quot;.$C$2:$F$200&quot;);2;0);&quot;&quot;));&quot;&quot;)" office:value-type="string" office:string-value="Techniklabor IV" calcext:value-type="string">
            <text:p>Techniklabor IV</text:p>
          </table:table-cell>
          <table:table-cell table:style-name="ce842" table:formula="of:=IF(NOT(ISBLANK([.A67]));IF( IFNA( VLOOKUP( [.B67];INDIRECT([.A67]&amp;&quot;.$C$2:$F$200&quot;);3;0);&quot;&quot;)=0;&quot;&quot;; IFNA(VLOOKUP([.B67];INDIRECT([.A67]&amp;&quot;.$C$2:$F$200&quot;);3;0);&quot;&quot;));&quot;&quot;)">
            <text:p/>
          </table:table-cell>
          <table:table-cell table:style-name="ce842" table:formula="of:=IF(NOT(ISBLANK([.A67]));IF( IFNA( VLOOKUP( [.B67];INDIRECT([.A67]&amp;&quot;.$C$2:$F$200&quot;);4;0);&quot;&quot;)=0;&quot;&quot;; IFNA(VLOOKUP([.B67];INDIRECT([.A6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1" office:value-type="string" calcext:value-type="string">
            <text:p>Module</text:p>
          </table:table-cell>
          <table:table-cell table:style-name="ce762" office:value-type="string" calcext:value-type="string">
            <text:p>Antimateriesilo IV</text:p>
          </table:table-cell>
          <table:table-cell table:style-name="ce842" table:formula="of:=IF(NOT(ISBLANK([.A68]));IF( IFNA( VLOOKUP( [.B68];INDIRECT([.A68]&amp;&quot;.$C$2:$F$200&quot;);2;0);&quot;&quot;)=0;&quot;&quot;; IFNA(VLOOKUP([.B68];INDIRECT([.A68]&amp;&quot;.$C$2:$F$200&quot;);2;0);&quot;&quot;));&quot;&quot;)" office:value-type="string" office:string-value="Antimateriesilo III" calcext:value-type="string">
            <text:p>Antimateriesilo III</text:p>
          </table:table-cell>
          <table:table-cell table:style-name="ce842" table:formula="of:=IF(NOT(ISBLANK([.A68]));IF( IFNA( VLOOKUP( [.B68];INDIRECT([.A68]&amp;&quot;.$C$2:$F$200&quot;);3;0);&quot;&quot;)=0;&quot;&quot;; IFNA(VLOOKUP([.B68];INDIRECT([.A68]&amp;&quot;.$C$2:$F$200&quot;);3;0);&quot;&quot;));&quot;&quot;)" office:value-type="string" office:string-value="Brücke II" calcext:value-type="string">
            <text:p>Brücke II</text:p>
          </table:table-cell>
          <table:table-cell table:style-name="ce842" table:formula="of:=IF(NOT(ISBLANK([.A68]));IF( IFNA( VLOOKUP( [.B68];INDIRECT([.A68]&amp;&quot;.$C$2:$F$200&quot;);4;0);&quot;&quot;)=0;&quot;&quot;; IFNA(VLOOKUP([.B68];INDIRECT([.A6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2" office:value-type="string" calcext:value-type="string">
            <text:p>Module</text:p>
          </table:table-cell>
          <table:table-cell table:style-name="ce763" office:value-type="string" calcext:value-type="string">
            <text:p>Helium-3-Schürfer IV</text:p>
          </table:table-cell>
          <table:table-cell table:style-name="ce842" table:formula="of:=IF(NOT(ISBLANK([.A69]));IF( IFNA( VLOOKUP( [.B69];INDIRECT([.A69]&amp;&quot;.$C$2:$F$200&quot;);2;0);&quot;&quot;)=0;&quot;&quot;; IFNA(VLOOKUP([.B69];INDIRECT([.A69]&amp;&quot;.$C$2:$F$200&quot;);2;0);&quot;&quot;));&quot;&quot;)" office:value-type="string" office:string-value="Helium-3-Schürfer III" calcext:value-type="string">
            <text:p>Helium-3-Schürfer III</text:p>
          </table:table-cell>
          <table:table-cell table:style-name="ce842" table:formula="of:=IF(NOT(ISBLANK([.A69]));IF( IFNA( VLOOKUP( [.B69];INDIRECT([.A69]&amp;&quot;.$C$2:$F$200&quot;);3;0);&quot;&quot;)=0;&quot;&quot;; IFNA(VLOOKUP([.B69];INDIRECT([.A69]&amp;&quot;.$C$2:$F$200&quot;);3;0);&quot;&quot;));&quot;&quot;)" office:value-type="string" office:string-value="Brücke II" calcext:value-type="string">
            <text:p>Brücke II</text:p>
          </table:table-cell>
          <table:table-cell table:style-name="ce842" table:formula="of:=IF(NOT(ISBLANK([.A69]));IF( IFNA( VLOOKUP( [.B69];INDIRECT([.A69]&amp;&quot;.$C$2:$F$200&quot;);4;0);&quot;&quot;)=0;&quot;&quot;; IFNA(VLOOKUP([.B69];INDIRECT([.A6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64" office:value-type="string" calcext:value-type="string">
            <text:p>Kampfmodul IV</text:p>
          </table:table-cell>
          <table:table-cell table:style-name="ce842" table:formula="of:=IF(NOT(ISBLANK([.A70]));IF( IFNA( VLOOKUP( [.B70];INDIRECT([.A70]&amp;&quot;.$C$2:$F$200&quot;);2;0);&quot;&quot;)=0;&quot;&quot;; IFNA(VLOOKUP([.B70];INDIRECT([.A70]&amp;&quot;.$C$2:$F$200&quot;);2;0);&quot;&quot;));&quot;&quot;)" office:value-type="string" office:string-value="Kampfmodul III" calcext:value-type="string">
            <text:p>Kampfmodul III</text:p>
          </table:table-cell>
          <table:table-cell table:style-name="ce842" table:formula="of:=IF(NOT(ISBLANK([.A70]));IF( IFNA( VLOOKUP( [.B70];INDIRECT([.A70]&amp;&quot;.$C$2:$F$200&quot;);3;0);&quot;&quot;)=0;&quot;&quot;; IFNA(VLOOKUP([.B70];INDIRECT([.A70]&amp;&quot;.$C$2:$F$200&quot;);3;0);&quot;&quot;));&quot;&quot;)" office:value-type="string" office:string-value="Brücke II" calcext:value-type="string">
            <text:p>Brücke II</text:p>
          </table:table-cell>
          <table:table-cell table:style-name="ce842" table:formula="of:=IF(NOT(ISBLANK([.A70]));IF( IFNA( VLOOKUP( [.B70];INDIRECT([.A70]&amp;&quot;.$C$2:$F$200&quot;);4;0);&quot;&quot;)=0;&quot;&quot;; IFNA(VLOOKUP([.B70];INDIRECT([.A7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3" office:value-type="string" calcext:value-type="string">
            <text:p>Module</text:p>
          </table:table-cell>
          <table:table-cell table:style-name="ce765" office:value-type="string" calcext:value-type="string">
            <text:p>Lagermodul IV</text:p>
          </table:table-cell>
          <table:table-cell table:style-name="ce842" table:formula="of:=IF(NOT(ISBLANK([.A71]));IF( IFNA( VLOOKUP( [.B71];INDIRECT([.A71]&amp;&quot;.$C$2:$F$200&quot;);2;0);&quot;&quot;)=0;&quot;&quot;; IFNA(VLOOKUP([.B71];INDIRECT([.A71]&amp;&quot;.$C$2:$F$200&quot;);2;0);&quot;&quot;));&quot;&quot;)" office:value-type="string" office:string-value="Lagermodul III" calcext:value-type="string">
            <text:p>Lagermodul III</text:p>
          </table:table-cell>
          <table:table-cell table:style-name="ce842" table:formula="of:=IF(NOT(ISBLANK([.A71]));IF( IFNA( VLOOKUP( [.B71];INDIRECT([.A71]&amp;&quot;.$C$2:$F$200&quot;);3;0);&quot;&quot;)=0;&quot;&quot;; IFNA(VLOOKUP([.B71];INDIRECT([.A71]&amp;&quot;.$C$2:$F$200&quot;);3;0);&quot;&quot;));&quot;&quot;)" office:value-type="string" office:string-value="Brücke II" calcext:value-type="string">
            <text:p>Brücke II</text:p>
          </table:table-cell>
          <table:table-cell table:style-name="ce842" table:formula="of:=IF(NOT(ISBLANK([.A71]));IF( IFNA( VLOOKUP( [.B71];INDIRECT([.A71]&amp;&quot;.$C$2:$F$200&quot;);4;0);&quot;&quot;)=0;&quot;&quot;; IFNA(VLOOKUP([.B71];INDIRECT([.A7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66" office:value-type="string" calcext:value-type="string">
            <text:p>Mineralerz-Schürfer IV</text:p>
          </table:table-cell>
          <table:table-cell table:style-name="ce842" table:formula="of:=IF(NOT(ISBLANK([.A72]));IF( IFNA( VLOOKUP( [.B72];INDIRECT([.A72]&amp;&quot;.$C$2:$F$200&quot;);2;0);&quot;&quot;)=0;&quot;&quot;; IFNA(VLOOKUP([.B72];INDIRECT([.A72]&amp;&quot;.$C$2:$F$200&quot;);2;0);&quot;&quot;));&quot;&quot;)" office:value-type="string" office:string-value="Mineralerz-Schürfer III" calcext:value-type="string">
            <text:p>Mineralerz-Schürfer III</text:p>
          </table:table-cell>
          <table:table-cell table:style-name="ce842" table:formula="of:=IF(NOT(ISBLANK([.A72]));IF( IFNA( VLOOKUP( [.B72];INDIRECT([.A72]&amp;&quot;.$C$2:$F$200&quot;);3;0);&quot;&quot;)=0;&quot;&quot;; IFNA(VLOOKUP([.B72];INDIRECT([.A72]&amp;&quot;.$C$2:$F$200&quot;);3;0);&quot;&quot;));&quot;&quot;)" office:value-type="string" office:string-value="Brücke II" calcext:value-type="string">
            <text:p>Brücke II</text:p>
          </table:table-cell>
          <table:table-cell table:style-name="ce842" table:formula="of:=IF(NOT(ISBLANK([.A72]));IF( IFNA( VLOOKUP( [.B72];INDIRECT([.A72]&amp;&quot;.$C$2:$F$200&quot;);4;0);&quot;&quot;)=0;&quot;&quot;; IFNA(VLOOKUP([.B72];INDIRECT([.A7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67"/>
          <table:table-cell table:style-name="ce842" table:formula="of:=IF(NOT(ISBLANK([.A73]));IF( IFNA( VLOOKUP( [.B73];INDIRECT([.A73]&amp;&quot;.$C$2:$F$200&quot;);2;0);&quot;&quot;)=0;&quot;&quot;; IFNA(VLOOKUP([.B73];INDIRECT([.A73]&amp;&quot;.$C$2:$F$200&quot;);2;0);&quot;&quot;));&quot;&quot;)">
            <text:p/>
          </table:table-cell>
          <table:table-cell table:style-name="ce842" table:formula="of:=IF(NOT(ISBLANK([.A73]));IF( IFNA( VLOOKUP( [.B73];INDIRECT([.A73]&amp;&quot;.$C$2:$F$200&quot;);3;0);&quot;&quot;)=0;&quot;&quot;; IFNA(VLOOKUP([.B73];INDIRECT([.A73]&amp;&quot;.$C$2:$F$200&quot;);3;0);&quot;&quot;));&quot;&quot;)">
            <text:p/>
          </table:table-cell>
          <table:table-cell table:style-name="ce842" table:formula="of:=IF(NOT(ISBLANK([.A73]));IF( IFNA( VLOOKUP( [.B73];INDIRECT([.A73]&amp;&quot;.$C$2:$F$200&quot;);4;0);&quot;&quot;)=0;&quot;&quot;; IFNA(VLOOKUP([.B73];INDIRECT([.A7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67"/>
          <table:table-cell table:style-name="ce842" table:formula="of:=IF(NOT(ISBLANK([.A74]));IF( IFNA( VLOOKUP( [.B74];INDIRECT([.A74]&amp;&quot;.$C$2:$F$200&quot;);2;0);&quot;&quot;)=0;&quot;&quot;; IFNA(VLOOKUP([.B74];INDIRECT([.A74]&amp;&quot;.$C$2:$F$200&quot;);2;0);&quot;&quot;));&quot;&quot;)">
            <text:p/>
          </table:table-cell>
          <table:table-cell table:style-name="ce842" table:formula="of:=IF(NOT(ISBLANK([.A74]));IF( IFNA( VLOOKUP( [.B74];INDIRECT([.A74]&amp;&quot;.$C$2:$F$200&quot;);3;0);&quot;&quot;)=0;&quot;&quot;; IFNA(VLOOKUP([.B74];INDIRECT([.A74]&amp;&quot;.$C$2:$F$200&quot;);3;0);&quot;&quot;));&quot;&quot;)">
            <text:p/>
          </table:table-cell>
          <table:table-cell table:style-name="ce842" table:formula="of:=IF(NOT(ISBLANK([.A74]));IF( IFNA( VLOOKUP( [.B74];INDIRECT([.A74]&amp;&quot;.$C$2:$F$200&quot;);4;0);&quot;&quot;)=0;&quot;&quot;; IFNA(VLOOKUP([.B74];INDIRECT([.A7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67"/>
          <table:table-cell table:style-name="ce842" table:formula="of:=IF(NOT(ISBLANK([.A75]));IF( IFNA( VLOOKUP( [.B75];INDIRECT([.A75]&amp;&quot;.$C$2:$F$200&quot;);2;0);&quot;&quot;)=0;&quot;&quot;; IFNA(VLOOKUP([.B75];INDIRECT([.A75]&amp;&quot;.$C$2:$F$200&quot;);2;0);&quot;&quot;));&quot;&quot;)">
            <text:p/>
          </table:table-cell>
          <table:table-cell table:style-name="ce842" table:formula="of:=IF(NOT(ISBLANK([.A75]));IF( IFNA( VLOOKUP( [.B75];INDIRECT([.A75]&amp;&quot;.$C$2:$F$200&quot;);3;0);&quot;&quot;)=0;&quot;&quot;; IFNA(VLOOKUP([.B75];INDIRECT([.A75]&amp;&quot;.$C$2:$F$200&quot;);3;0);&quot;&quot;));&quot;&quot;)">
            <text:p/>
          </table:table-cell>
          <table:table-cell table:style-name="ce842" table:formula="of:=IF(NOT(ISBLANK([.A75]));IF( IFNA( VLOOKUP( [.B75];INDIRECT([.A75]&amp;&quot;.$C$2:$F$200&quot;);4;0);&quot;&quot;)=0;&quot;&quot;; IFNA(VLOOKUP([.B75];INDIRECT([.A7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67"/>
          <table:table-cell table:style-name="ce842" table:formula="of:=IF(NOT(ISBLANK([.A76]));IF( IFNA( VLOOKUP( [.B76];INDIRECT([.A76]&amp;&quot;.$C$2:$F$200&quot;);2;0);&quot;&quot;)=0;&quot;&quot;; IFNA(VLOOKUP([.B76];INDIRECT([.A76]&amp;&quot;.$C$2:$F$200&quot;);2;0);&quot;&quot;));&quot;&quot;)">
            <text:p/>
          </table:table-cell>
          <table:table-cell table:style-name="ce842" table:formula="of:=IF(NOT(ISBLANK([.A76]));IF( IFNA( VLOOKUP( [.B76];INDIRECT([.A76]&amp;&quot;.$C$2:$F$200&quot;);3;0);&quot;&quot;)=0;&quot;&quot;; IFNA(VLOOKUP([.B76];INDIRECT([.A76]&amp;&quot;.$C$2:$F$200&quot;);3;0);&quot;&quot;));&quot;&quot;)">
            <text:p/>
          </table:table-cell>
          <table:table-cell table:style-name="ce842" table:formula="of:=IF(NOT(ISBLANK([.A76]));IF( IFNA( VLOOKUP( [.B76];INDIRECT([.A76]&amp;&quot;.$C$2:$F$200&quot;);4;0);&quot;&quot;)=0;&quot;&quot;; IFNA(VLOOKUP([.B76];INDIRECT([.A7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67"/>
          <table:table-cell table:style-name="ce842" table:formula="of:=IF(NOT(ISBLANK([.A77]));IF( IFNA( VLOOKUP( [.B77];INDIRECT([.A77]&amp;&quot;.$C$2:$F$200&quot;);2;0);&quot;&quot;)=0;&quot;&quot;; IFNA(VLOOKUP([.B77];INDIRECT([.A77]&amp;&quot;.$C$2:$F$200&quot;);2;0);&quot;&quot;));&quot;&quot;)">
            <text:p/>
          </table:table-cell>
          <table:table-cell table:style-name="ce842" table:formula="of:=IF(NOT(ISBLANK([.A77]));IF( IFNA( VLOOKUP( [.B77];INDIRECT([.A77]&amp;&quot;.$C$2:$F$200&quot;);3;0);&quot;&quot;)=0;&quot;&quot;; IFNA(VLOOKUP([.B77];INDIRECT([.A77]&amp;&quot;.$C$2:$F$200&quot;);3;0);&quot;&quot;));&quot;&quot;)">
            <text:p/>
          </table:table-cell>
          <table:table-cell table:style-name="ce842" table:formula="of:=IF(NOT(ISBLANK([.A77]));IF( IFNA( VLOOKUP( [.B77];INDIRECT([.A77]&amp;&quot;.$C$2:$F$200&quot;);4;0);&quot;&quot;)=0;&quot;&quot;; IFNA(VLOOKUP([.B77];INDIRECT([.A7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67"/>
          <table:table-cell table:style-name="ce842" table:formula="of:=IF(NOT(ISBLANK([.A78]));IF( IFNA( VLOOKUP( [.B78];INDIRECT([.A78]&amp;&quot;.$C$2:$F$200&quot;);2;0);&quot;&quot;)=0;&quot;&quot;; IFNA(VLOOKUP([.B78];INDIRECT([.A78]&amp;&quot;.$C$2:$F$200&quot;);2;0);&quot;&quot;));&quot;&quot;)">
            <text:p/>
          </table:table-cell>
          <table:table-cell table:style-name="ce842" table:formula="of:=IF(NOT(ISBLANK([.A78]));IF( IFNA( VLOOKUP( [.B78];INDIRECT([.A78]&amp;&quot;.$C$2:$F$200&quot;);3;0);&quot;&quot;)=0;&quot;&quot;; IFNA(VLOOKUP([.B78];INDIRECT([.A78]&amp;&quot;.$C$2:$F$200&quot;);3;0);&quot;&quot;));&quot;&quot;)">
            <text:p/>
          </table:table-cell>
          <table:table-cell table:style-name="ce842" table:formula="of:=IF(NOT(ISBLANK([.A78]));IF( IFNA( VLOOKUP( [.B78];INDIRECT([.A78]&amp;&quot;.$C$2:$F$200&quot;);4;0);&quot;&quot;)=0;&quot;&quot;; IFNA(VLOOKUP([.B78];INDIRECT([.A7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Module</text:p>
          </table:table-cell>
          <table:table-cell table:style-name="ce736" office:value-type="string" calcext:value-type="string">
            <text:p>Waffenlabor III</text:p>
          </table:table-cell>
          <table:table-cell table:style-name="ce842" table:formula="of:=IF(NOT(ISBLANK([.A79]));IF( IFNA( VLOOKUP( [.B79];INDIRECT([.A79]&amp;&quot;.$C$2:$F$200&quot;);2;0);&quot;&quot;)=0;&quot;&quot;; IFNA(VLOOKUP([.B79];INDIRECT([.A79]&amp;&quot;.$C$2:$F$200&quot;);2;0);&quot;&quot;));&quot;&quot;)" office:value-type="string" office:string-value="Waffenlabor II" calcext:value-type="string">
            <text:p>Waffenlabor II</text:p>
          </table:table-cell>
          <table:table-cell table:style-name="ce842" table:formula="of:=IF(NOT(ISBLANK([.A79]));IF( IFNA( VLOOKUP( [.B79];INDIRECT([.A79]&amp;&quot;.$C$2:$F$200&quot;);3;0);&quot;&quot;)=0;&quot;&quot;; IFNA(VLOOKUP([.B79];INDIRECT([.A79]&amp;&quot;.$C$2:$F$200&quot;);3;0);&quot;&quot;));&quot;&quot;)">
            <text:p/>
          </table:table-cell>
          <table:table-cell table:style-name="ce842" table:formula="of:=IF(NOT(ISBLANK([.A79]));IF( IFNA( VLOOKUP( [.B79];INDIRECT([.A79]&amp;&quot;.$C$2:$F$200&quot;);4;0);&quot;&quot;)=0;&quot;&quot;; IFNA(VLOOKUP([.B79];INDIRECT([.A7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Module</text:p>
          </table:table-cell>
          <table:table-cell table:style-name="ce736" office:value-type="string" calcext:value-type="string">
            <text:p>Waffenlabor IV</text:p>
          </table:table-cell>
          <table:table-cell table:style-name="ce842" table:formula="of:=IF(NOT(ISBLANK([.A80]));IF( IFNA( VLOOKUP( [.B80];INDIRECT([.A80]&amp;&quot;.$C$2:$F$200&quot;);2;0);&quot;&quot;)=0;&quot;&quot;; IFNA(VLOOKUP([.B80];INDIRECT([.A80]&amp;&quot;.$C$2:$F$200&quot;);2;0);&quot;&quot;));&quot;&quot;)" office:value-type="string" office:string-value="Waffenlabor III" calcext:value-type="string">
            <text:p>Waffenlabor III</text:p>
          </table:table-cell>
          <table:table-cell table:style-name="ce842" table:formula="of:=IF(NOT(ISBLANK([.A80]));IF( IFNA( VLOOKUP( [.B80];INDIRECT([.A80]&amp;&quot;.$C$2:$F$200&quot;);3;0);&quot;&quot;)=0;&quot;&quot;; IFNA(VLOOKUP([.B80];INDIRECT([.A80]&amp;&quot;.$C$2:$F$200&quot;);3;0);&quot;&quot;));&quot;&quot;)">
            <text:p/>
          </table:table-cell>
          <table:table-cell table:style-name="ce842" table:formula="of:=IF(NOT(ISBLANK([.A80]));IF( IFNA( VLOOKUP( [.B80];INDIRECT([.A80]&amp;&quot;.$C$2:$F$200&quot;);4;0);&quot;&quot;)=0;&quot;&quot;; IFNA(VLOOKUP([.B80];INDIRECT([.A8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Module</text:p>
          </table:table-cell>
          <table:table-cell table:style-name="ce736" office:value-type="string" calcext:value-type="string">
            <text:p>Waffenlabor V</text:p>
          </table:table-cell>
          <table:table-cell table:style-name="ce842" table:formula="of:=IF(NOT(ISBLANK([.A81]));IF( IFNA( VLOOKUP( [.B81];INDIRECT([.A81]&amp;&quot;.$C$2:$F$200&quot;);2;0);&quot;&quot;)=0;&quot;&quot;; IFNA(VLOOKUP([.B81];INDIRECT([.A81]&amp;&quot;.$C$2:$F$200&quot;);2;0);&quot;&quot;));&quot;&quot;)" office:value-type="string" office:string-value="Waffenlabor IV" calcext:value-type="string">
            <text:p>Waffenlabor IV</text:p>
          </table:table-cell>
          <table:table-cell table:style-name="ce842" table:formula="of:=IF(NOT(ISBLANK([.A81]));IF( IFNA( VLOOKUP( [.B81];INDIRECT([.A81]&amp;&quot;.$C$2:$F$200&quot;);3;0);&quot;&quot;)=0;&quot;&quot;; IFNA(VLOOKUP([.B81];INDIRECT([.A81]&amp;&quot;.$C$2:$F$200&quot;);3;0);&quot;&quot;));&quot;&quot;)">
            <text:p/>
          </table:table-cell>
          <table:table-cell table:style-name="ce842" table:formula="of:=IF(NOT(ISBLANK([.A81]));IF( IFNA( VLOOKUP( [.B81];INDIRECT([.A81]&amp;&quot;.$C$2:$F$200&quot;);4;0);&quot;&quot;)=0;&quot;&quot;; IFNA(VLOOKUP([.B81];INDIRECT([.A8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68" office:value-type="string" calcext:value-type="string">
            <text:p>Waffenlabor VI</text:p>
          </table:table-cell>
          <table:table-cell table:style-name="ce842" table:formula="of:=IF(NOT(ISBLANK([.A82]));IF( IFNA( VLOOKUP( [.B82];INDIRECT([.A82]&amp;&quot;.$C$2:$F$200&quot;);2;0);&quot;&quot;)=0;&quot;&quot;; IFNA(VLOOKUP([.B82];INDIRECT([.A82]&amp;&quot;.$C$2:$F$200&quot;);2;0);&quot;&quot;));&quot;&quot;)" office:value-type="string" office:string-value="Waffenlabor V" calcext:value-type="string">
            <text:p>Waffenlabor V</text:p>
          </table:table-cell>
          <table:table-cell table:style-name="ce842" table:formula="of:=IF(NOT(ISBLANK([.A82]));IF( IFNA( VLOOKUP( [.B82];INDIRECT([.A82]&amp;&quot;.$C$2:$F$200&quot;);3;0);&quot;&quot;)=0;&quot;&quot;; IFNA(VLOOKUP([.B82];INDIRECT([.A82]&amp;&quot;.$C$2:$F$200&quot;);3;0);&quot;&quot;));&quot;&quot;)">
            <text:p/>
          </table:table-cell>
          <table:table-cell table:style-name="ce842" table:formula="of:=IF(NOT(ISBLANK([.A82]));IF( IFNA( VLOOKUP( [.B82];INDIRECT([.A82]&amp;&quot;.$C$2:$F$200&quot;);4;0);&quot;&quot;)=0;&quot;&quot;; IFNA(VLOOKUP([.B82];INDIRECT([.A8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69" office:value-type="string" calcext:value-type="string">
            <text:p>Waffenlabor VII</text:p>
          </table:table-cell>
          <table:table-cell table:style-name="ce842" table:formula="of:=IF(NOT(ISBLANK([.A83]));IF( IFNA( VLOOKUP( [.B83];INDIRECT([.A83]&amp;&quot;.$C$2:$F$200&quot;);2;0);&quot;&quot;)=0;&quot;&quot;; IFNA(VLOOKUP([.B83];INDIRECT([.A83]&amp;&quot;.$C$2:$F$200&quot;);2;0);&quot;&quot;));&quot;&quot;)" office:value-type="string" office:string-value="Waffenlabor VI" calcext:value-type="string">
            <text:p>Waffenlabor VI</text:p>
          </table:table-cell>
          <table:table-cell table:style-name="ce842" table:formula="of:=IF(NOT(ISBLANK([.A83]));IF( IFNA( VLOOKUP( [.B83];INDIRECT([.A83]&amp;&quot;.$C$2:$F$200&quot;);3;0);&quot;&quot;)=0;&quot;&quot;; IFNA(VLOOKUP([.B83];INDIRECT([.A83]&amp;&quot;.$C$2:$F$200&quot;);3;0);&quot;&quot;));&quot;&quot;)">
            <text:p/>
          </table:table-cell>
          <table:table-cell table:style-name="ce842" table:formula="of:=IF(NOT(ISBLANK([.A83]));IF( IFNA( VLOOKUP( [.B83];INDIRECT([.A83]&amp;&quot;.$C$2:$F$200&quot;);4;0);&quot;&quot;)=0;&quot;&quot;; IFNA(VLOOKUP([.B83];INDIRECT([.A8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70" office:value-type="string" calcext:value-type="string">
            <text:p>Waffenlabor VIII</text:p>
          </table:table-cell>
          <table:table-cell table:style-name="ce842" table:formula="of:=IF(NOT(ISBLANK([.A84]));IF( IFNA( VLOOKUP( [.B84];INDIRECT([.A84]&amp;&quot;.$C$2:$F$200&quot;);2;0);&quot;&quot;)=0;&quot;&quot;; IFNA(VLOOKUP([.B84];INDIRECT([.A84]&amp;&quot;.$C$2:$F$200&quot;);2;0);&quot;&quot;));&quot;&quot;)" office:value-type="string" office:string-value="Waffenlabor VII" calcext:value-type="string">
            <text:p>Waffenlabor VII</text:p>
          </table:table-cell>
          <table:table-cell table:style-name="ce842" table:formula="of:=IF(NOT(ISBLANK([.A84]));IF( IFNA( VLOOKUP( [.B84];INDIRECT([.A84]&amp;&quot;.$C$2:$F$200&quot;);3;0);&quot;&quot;)=0;&quot;&quot;; IFNA(VLOOKUP([.B84];INDIRECT([.A84]&amp;&quot;.$C$2:$F$200&quot;);3;0);&quot;&quot;));&quot;&quot;)">
            <text:p/>
          </table:table-cell>
          <table:table-cell table:style-name="ce842" table:formula="of:=IF(NOT(ISBLANK([.A84]));IF( IFNA( VLOOKUP( [.B84];INDIRECT([.A84]&amp;&quot;.$C$2:$F$200&quot;);4;0);&quot;&quot;)=0;&quot;&quot;; IFNA(VLOOKUP([.B84];INDIRECT([.A8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71" office:value-type="string" calcext:value-type="string">
            <text:p>Waffenlabor IX</text:p>
          </table:table-cell>
          <table:table-cell table:style-name="ce842" table:formula="of:=IF(NOT(ISBLANK([.A85]));IF( IFNA( VLOOKUP( [.B85];INDIRECT([.A85]&amp;&quot;.$C$2:$F$200&quot;);2;0);&quot;&quot;)=0;&quot;&quot;; IFNA(VLOOKUP([.B85];INDIRECT([.A85]&amp;&quot;.$C$2:$F$200&quot;);2;0);&quot;&quot;));&quot;&quot;)" office:value-type="string" office:string-value="Waffenlabor VIII" calcext:value-type="string">
            <text:p>Waffenlabor VIII</text:p>
          </table:table-cell>
          <table:table-cell table:style-name="ce842" table:formula="of:=IF(NOT(ISBLANK([.A85]));IF( IFNA( VLOOKUP( [.B85];INDIRECT([.A85]&amp;&quot;.$C$2:$F$200&quot;);3;0);&quot;&quot;)=0;&quot;&quot;; IFNA(VLOOKUP([.B85];INDIRECT([.A85]&amp;&quot;.$C$2:$F$200&quot;);3;0);&quot;&quot;));&quot;&quot;)">
            <text:p/>
          </table:table-cell>
          <table:table-cell table:style-name="ce842" table:formula="of:=IF(NOT(ISBLANK([.A85]));IF( IFNA( VLOOKUP( [.B85];INDIRECT([.A85]&amp;&quot;.$C$2:$F$200&quot;);4;0);&quot;&quot;)=0;&quot;&quot;; IFNA(VLOOKUP([.B85];INDIRECT([.A8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72" office:value-type="string" calcext:value-type="string">
            <text:p>Waffenlabor X</text:p>
          </table:table-cell>
          <table:table-cell table:style-name="ce842" table:formula="of:=IF(NOT(ISBLANK([.A86]));IF( IFNA( VLOOKUP( [.B86];INDIRECT([.A86]&amp;&quot;.$C$2:$F$200&quot;);2;0);&quot;&quot;)=0;&quot;&quot;; IFNA(VLOOKUP([.B86];INDIRECT([.A86]&amp;&quot;.$C$2:$F$200&quot;);2;0);&quot;&quot;));&quot;&quot;)" office:value-type="string" office:string-value="Waffenlabor IX" calcext:value-type="string">
            <text:p>Waffenlabor IX</text:p>
          </table:table-cell>
          <table:table-cell table:style-name="ce842" table:formula="of:=IF(NOT(ISBLANK([.A86]));IF( IFNA( VLOOKUP( [.B86];INDIRECT([.A86]&amp;&quot;.$C$2:$F$200&quot;);3;0);&quot;&quot;)=0;&quot;&quot;; IFNA(VLOOKUP([.B86];INDIRECT([.A86]&amp;&quot;.$C$2:$F$200&quot;);3;0);&quot;&quot;));&quot;&quot;)">
            <text:p/>
          </table:table-cell>
          <table:table-cell table:style-name="ce842" table:formula="of:=IF(NOT(ISBLANK([.A86]));IF( IFNA( VLOOKUP( [.B86];INDIRECT([.A86]&amp;&quot;.$C$2:$F$200&quot;);4;0);&quot;&quot;)=0;&quot;&quot;; IFNA(VLOOKUP([.B86];INDIRECT([.A8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2"/>
          <table:table-cell table:style-name="ce842" table:formula="of:=IF(NOT(ISBLANK([.A87]));IF( IFNA( VLOOKUP( [.B87];INDIRECT([.A87]&amp;&quot;.$C$2:$F$200&quot;);2;0);&quot;&quot;)=0;&quot;&quot;; IFNA(VLOOKUP([.B87];INDIRECT([.A87]&amp;&quot;.$C$2:$F$200&quot;);2;0);&quot;&quot;));&quot;&quot;)">
            <text:p/>
          </table:table-cell>
          <table:table-cell table:style-name="ce842" table:formula="of:=IF(NOT(ISBLANK([.A87]));IF( IFNA( VLOOKUP( [.B87];INDIRECT([.A87]&amp;&quot;.$C$2:$F$200&quot;);3;0);&quot;&quot;)=0;&quot;&quot;; IFNA(VLOOKUP([.B87];INDIRECT([.A87]&amp;&quot;.$C$2:$F$200&quot;);3;0);&quot;&quot;));&quot;&quot;)">
            <text:p/>
          </table:table-cell>
          <table:table-cell table:style-name="ce842" table:formula="of:=IF(NOT(ISBLANK([.A87]));IF( IFNA( VLOOKUP( [.B87];INDIRECT([.A87]&amp;&quot;.$C$2:$F$200&quot;);4;0);&quot;&quot;)=0;&quot;&quot;; IFNA(VLOOKUP([.B87];INDIRECT([.A8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2"/>
          <table:table-cell table:style-name="ce842" table:formula="of:=IF(NOT(ISBLANK([.A88]));IF( IFNA( VLOOKUP( [.B88];INDIRECT([.A88]&amp;&quot;.$C$2:$F$200&quot;);2;0);&quot;&quot;)=0;&quot;&quot;; IFNA(VLOOKUP([.B88];INDIRECT([.A88]&amp;&quot;.$C$2:$F$200&quot;);2;0);&quot;&quot;));&quot;&quot;)">
            <text:p/>
          </table:table-cell>
          <table:table-cell table:style-name="ce842" table:formula="of:=IF(NOT(ISBLANK([.A88]));IF( IFNA( VLOOKUP( [.B88];INDIRECT([.A88]&amp;&quot;.$C$2:$F$200&quot;);3;0);&quot;&quot;)=0;&quot;&quot;; IFNA(VLOOKUP([.B88];INDIRECT([.A88]&amp;&quot;.$C$2:$F$200&quot;);3;0);&quot;&quot;));&quot;&quot;)">
            <text:p/>
          </table:table-cell>
          <table:table-cell table:style-name="ce842" table:formula="of:=IF(NOT(ISBLANK([.A88]));IF( IFNA( VLOOKUP( [.B88];INDIRECT([.A88]&amp;&quot;.$C$2:$F$200&quot;);4;0);&quot;&quot;)=0;&quot;&quot;; IFNA(VLOOKUP([.B88];INDIRECT([.A88]&amp;&quot;.$C$2:$F$200&quot;);4;0);&quot;&quot;));&quot;&quot;)">
            <text:p/>
          </table:table-cell>
          <table:table-cell/>
          <table:table-cell table:style-name="ce862"/>
          <table:table-cell table:number-columns-repeated="1017"/>
        </table:table-row>
        <table:table-row table:style-name="ro10">
          <table:table-cell table:style-name="ce664" office:value-type="string" calcext:value-type="string">
            <text:p>Module</text:p>
          </table:table-cell>
          <table:table-cell table:style-name="ce773" office:value-type="string" calcext:value-type="string">
            <text:p>Brücke III</text:p>
          </table:table-cell>
          <table:table-cell table:style-name="ce841" table:formula="of:=IF(NOT(ISBLANK([.A89]));IF( IFNA( VLOOKUP( [.B89];INDIRECT([.A89]&amp;&quot;.$C$2:$F$200&quot;);2;0);&quot;&quot;)=0;&quot;&quot;; IFNA(VLOOKUP([.B89];INDIRECT([.A89]&amp;&quot;.$C$2:$F$200&quot;);2;0);&quot;&quot;));&quot;&quot;)" office:value-type="string" office:string-value="Schiffsfabrik IV" calcext:value-type="string">
            <text:p>Schiffsfabrik IV</text:p>
          </table:table-cell>
          <table:table-cell table:style-name="ce841" table:formula="of:=IF(NOT(ISBLANK([.A89]));IF( IFNA( VLOOKUP( [.B89];INDIRECT([.A89]&amp;&quot;.$C$2:$F$200&quot;);3;0);&quot;&quot;)=0;&quot;&quot;; IFNA(VLOOKUP([.B89];INDIRECT([.A89]&amp;&quot;.$C$2:$F$200&quot;);3;0);&quot;&quot;));&quot;&quot;)" office:value-type="string" office:string-value="Flottenwerft IV" calcext:value-type="string">
            <text:p>Flottenwerft IV</text:p>
          </table:table-cell>
          <table:table-cell table:style-name="ce841" table:formula="of:=IF(NOT(ISBLANK([.A89]));IF( IFNA( VLOOKUP( [.B89];INDIRECT([.A89]&amp;&quot;.$C$2:$F$200&quot;);4;0);&quot;&quot;)=0;&quot;&quot;; IFNA(VLOOKUP([.B89];INDIRECT([.A89]&amp;&quot;.$C$2:$F$200&quot;);4;0);&quot;&quot;));&quot;&quot;)" office:value-type="string" office:string-value="Brücke II" calcext:value-type="string">
            <text:p>Brücke II</text:p>
          </table:table-cell>
          <table:table-cell table:number-columns-repeated="1019"/>
        </table:table-row>
        <table:table-row table:style-name="ro4">
          <table:table-cell table:style-name="ce665" office:value-type="string" calcext:value-type="string">
            <text:p>Module</text:p>
          </table:table-cell>
          <table:table-cell table:style-name="ce774" office:value-type="string" calcext:value-type="string">
            <text:p>Werkstatt III</text:p>
          </table:table-cell>
          <table:table-cell table:style-name="ce842" table:formula="of:=IF(NOT(ISBLANK([.A90]));IF( IFNA( VLOOKUP( [.B90];INDIRECT([.A90]&amp;&quot;.$C$2:$F$200&quot;);2;0);&quot;&quot;)=0;&quot;&quot;; IFNA(VLOOKUP([.B90];INDIRECT([.A90]&amp;&quot;.$C$2:$F$200&quot;);2;0);&quot;&quot;));&quot;&quot;)" office:value-type="string" office:string-value="Werkstatt II" calcext:value-type="string">
            <text:p>Werkstatt II</text:p>
          </table:table-cell>
          <table:table-cell table:style-name="ce842" table:formula="of:=IF(NOT(ISBLANK([.A90]));IF( IFNA( VLOOKUP( [.B90];INDIRECT([.A90]&amp;&quot;.$C$2:$F$200&quot;);3;0);&quot;&quot;)=0;&quot;&quot;; IFNA(VLOOKUP([.B90];INDIRECT([.A90]&amp;&quot;.$C$2:$F$200&quot;);3;0);&quot;&quot;));&quot;&quot;)" office:value-type="string" office:string-value="Brücke III" calcext:value-type="string">
            <text:p>Brücke III</text:p>
          </table:table-cell>
          <table:table-cell table:style-name="ce842" table:formula="of:=IF(NOT(ISBLANK([.A90]));IF( IFNA( VLOOKUP( [.B90];INDIRECT([.A90]&amp;&quot;.$C$2:$F$200&quot;);4;0);&quot;&quot;)=0;&quot;&quot;; IFNA(VLOOKUP([.B90];INDIRECT([.A9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6" office:value-type="string" calcext:value-type="string">
            <text:p>Module</text:p>
          </table:table-cell>
          <table:table-cell table:style-name="ce775" office:value-type="string" calcext:value-type="string">
            <text:p>Schiffsfabrik V</text:p>
          </table:table-cell>
          <table:table-cell table:style-name="ce842" table:formula="of:=IF(NOT(ISBLANK([.A91]));IF( IFNA( VLOOKUP( [.B91];INDIRECT([.A91]&amp;&quot;.$C$2:$F$200&quot;);2;0);&quot;&quot;)=0;&quot;&quot;; IFNA(VLOOKUP([.B91];INDIRECT([.A91]&amp;&quot;.$C$2:$F$200&quot;);2;0);&quot;&quot;));&quot;&quot;)" office:value-type="string" office:string-value="Schiffsfabrik IV" calcext:value-type="string">
            <text:p>Schiffsfabrik IV</text:p>
          </table:table-cell>
          <table:table-cell table:style-name="ce842" table:formula="of:=IF(NOT(ISBLANK([.A91]));IF( IFNA( VLOOKUP( [.B91];INDIRECT([.A91]&amp;&quot;.$C$2:$F$200&quot;);3;0);&quot;&quot;)=0;&quot;&quot;; IFNA(VLOOKUP([.B91];INDIRECT([.A91]&amp;&quot;.$C$2:$F$200&quot;);3;0);&quot;&quot;));&quot;&quot;)" office:value-type="string" office:string-value="Brücke III" calcext:value-type="string">
            <text:p>Brücke III</text:p>
          </table:table-cell>
          <table:table-cell table:style-name="ce842" table:formula="of:=IF(NOT(ISBLANK([.A91]));IF( IFNA( VLOOKUP( [.B91];INDIRECT([.A91]&amp;&quot;.$C$2:$F$200&quot;);4;0);&quot;&quot;)=0;&quot;&quot;; IFNA(VLOOKUP([.B91];INDIRECT([.A9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7" office:value-type="string" calcext:value-type="string">
            <text:p>Module</text:p>
          </table:table-cell>
          <table:table-cell table:style-name="ce776" office:value-type="string" calcext:value-type="string">
            <text:p>Schiffslabor V</text:p>
          </table:table-cell>
          <table:table-cell table:style-name="ce842" table:formula="of:=IF(NOT(ISBLANK([.A92]));IF( IFNA( VLOOKUP( [.B92];INDIRECT([.A92]&amp;&quot;.$C$2:$F$200&quot;);2;0);&quot;&quot;)=0;&quot;&quot;; IFNA(VLOOKUP([.B92];INDIRECT([.A92]&amp;&quot;.$C$2:$F$200&quot;);2;0);&quot;&quot;));&quot;&quot;)" office:value-type="string" office:string-value="Schiffslabor IV" calcext:value-type="string">
            <text:p>Schiffslabor IV</text:p>
          </table:table-cell>
          <table:table-cell table:style-name="ce842" table:formula="of:=IF(NOT(ISBLANK([.A92]));IF( IFNA( VLOOKUP( [.B92];INDIRECT([.A92]&amp;&quot;.$C$2:$F$200&quot;);3;0);&quot;&quot;)=0;&quot;&quot;; IFNA(VLOOKUP([.B92];INDIRECT([.A92]&amp;&quot;.$C$2:$F$200&quot;);3;0);&quot;&quot;));&quot;&quot;)" office:value-type="string" office:string-value="Brücke III" calcext:value-type="string">
            <text:p>Brücke III</text:p>
          </table:table-cell>
          <table:table-cell table:style-name="ce842" table:formula="of:=IF(NOT(ISBLANK([.A92]));IF( IFNA( VLOOKUP( [.B92];INDIRECT([.A92]&amp;&quot;.$C$2:$F$200&quot;);4;0);&quot;&quot;)=0;&quot;&quot;; IFNA(VLOOKUP([.B92];INDIRECT([.A9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8" office:value-type="string" calcext:value-type="string">
            <text:p>Module</text:p>
          </table:table-cell>
          <table:table-cell table:style-name="ce777" office:value-type="string" calcext:value-type="string">
            <text:p>Flottenwerft V</text:p>
          </table:table-cell>
          <table:table-cell table:style-name="ce842" table:formula="of:=IF(NOT(ISBLANK([.A93]));IF( IFNA( VLOOKUP( [.B93];INDIRECT([.A93]&amp;&quot;.$C$2:$F$200&quot;);2;0);&quot;&quot;)=0;&quot;&quot;; IFNA(VLOOKUP([.B93];INDIRECT([.A93]&amp;&quot;.$C$2:$F$200&quot;);2;0);&quot;&quot;));&quot;&quot;)" office:value-type="string" office:string-value="Flottenwerft IV" calcext:value-type="string">
            <text:p>Flottenwerft IV</text:p>
          </table:table-cell>
          <table:table-cell table:style-name="ce842" table:formula="of:=IF(NOT(ISBLANK([.A93]));IF( IFNA( VLOOKUP( [.B93];INDIRECT([.A93]&amp;&quot;.$C$2:$F$200&quot;);3;0);&quot;&quot;)=0;&quot;&quot;; IFNA(VLOOKUP([.B93];INDIRECT([.A93]&amp;&quot;.$C$2:$F$200&quot;);3;0);&quot;&quot;));&quot;&quot;)" office:value-type="string" office:string-value="Brücke III" calcext:value-type="string">
            <text:p>Brücke III</text:p>
          </table:table-cell>
          <table:table-cell table:style-name="ce842" table:formula="of:=IF(NOT(ISBLANK([.A93]));IF( IFNA( VLOOKUP( [.B93];INDIRECT([.A93]&amp;&quot;.$C$2:$F$200&quot;);4;0);&quot;&quot;)=0;&quot;&quot;; IFNA(VLOOKUP([.B93];INDIRECT([.A9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69" office:value-type="string" calcext:value-type="string">
            <text:p>Module</text:p>
          </table:table-cell>
          <table:table-cell table:style-name="ce778" office:value-type="string" calcext:value-type="string">
            <text:p>Techniklabor V</text:p>
          </table:table-cell>
          <table:table-cell table:style-name="ce842" table:formula="of:=IF(NOT(ISBLANK([.A94]));IF( IFNA( VLOOKUP( [.B94];INDIRECT([.A94]&amp;&quot;.$C$2:$F$200&quot;);2;0);&quot;&quot;)=0;&quot;&quot;; IFNA(VLOOKUP([.B94];INDIRECT([.A94]&amp;&quot;.$C$2:$F$200&quot;);2;0);&quot;&quot;));&quot;&quot;)" office:value-type="string" office:string-value="Techniklabor IV" calcext:value-type="string">
            <text:p>Techniklabor IV</text:p>
          </table:table-cell>
          <table:table-cell table:style-name="ce842" table:formula="of:=IF(NOT(ISBLANK([.A94]));IF( IFNA( VLOOKUP( [.B94];INDIRECT([.A94]&amp;&quot;.$C$2:$F$200&quot;);3;0);&quot;&quot;)=0;&quot;&quot;; IFNA(VLOOKUP([.B94];INDIRECT([.A94]&amp;&quot;.$C$2:$F$200&quot;);3;0);&quot;&quot;));&quot;&quot;)" office:value-type="string" office:string-value="Brücke III" calcext:value-type="string">
            <text:p>Brücke III</text:p>
          </table:table-cell>
          <table:table-cell table:style-name="ce842" table:formula="of:=IF(NOT(ISBLANK([.A94]));IF( IFNA( VLOOKUP( [.B94];INDIRECT([.A94]&amp;&quot;.$C$2:$F$200&quot;);4;0);&quot;&quot;)=0;&quot;&quot;; IFNA(VLOOKUP([.B94];INDIRECT([.A9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0" office:value-type="string" calcext:value-type="string">
            <text:p>Module</text:p>
          </table:table-cell>
          <table:table-cell table:style-name="ce779" office:value-type="string" calcext:value-type="string">
            <text:p>Antimateriesilo V</text:p>
          </table:table-cell>
          <table:table-cell table:style-name="ce842" table:formula="of:=IF(NOT(ISBLANK([.A95]));IF( IFNA( VLOOKUP( [.B95];INDIRECT([.A95]&amp;&quot;.$C$2:$F$200&quot;);2;0);&quot;&quot;)=0;&quot;&quot;; IFNA(VLOOKUP([.B95];INDIRECT([.A95]&amp;&quot;.$C$2:$F$200&quot;);2;0);&quot;&quot;));&quot;&quot;)" office:value-type="string" office:string-value="Antimateriesilo IV" calcext:value-type="string">
            <text:p>Antimateriesilo IV</text:p>
          </table:table-cell>
          <table:table-cell table:style-name="ce842" table:formula="of:=IF(NOT(ISBLANK([.A95]));IF( IFNA( VLOOKUP( [.B95];INDIRECT([.A95]&amp;&quot;.$C$2:$F$200&quot;);3;0);&quot;&quot;)=0;&quot;&quot;; IFNA(VLOOKUP([.B95];INDIRECT([.A95]&amp;&quot;.$C$2:$F$200&quot;);3;0);&quot;&quot;));&quot;&quot;)" office:value-type="string" office:string-value="Brücke III" calcext:value-type="string">
            <text:p>Brücke III</text:p>
          </table:table-cell>
          <table:table-cell table:style-name="ce842" table:formula="of:=IF(NOT(ISBLANK([.A95]));IF( IFNA( VLOOKUP( [.B95];INDIRECT([.A95]&amp;&quot;.$C$2:$F$200&quot;);4;0);&quot;&quot;)=0;&quot;&quot;; IFNA(VLOOKUP([.B95];INDIRECT([.A9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1" office:value-type="string" calcext:value-type="string">
            <text:p>Module</text:p>
          </table:table-cell>
          <table:table-cell table:style-name="ce780" office:value-type="string" calcext:value-type="string">
            <text:p>Helium-3-Schürfer V</text:p>
          </table:table-cell>
          <table:table-cell table:style-name="ce842" table:formula="of:=IF(NOT(ISBLANK([.A96]));IF( IFNA( VLOOKUP( [.B96];INDIRECT([.A96]&amp;&quot;.$C$2:$F$200&quot;);2;0);&quot;&quot;)=0;&quot;&quot;; IFNA(VLOOKUP([.B96];INDIRECT([.A96]&amp;&quot;.$C$2:$F$200&quot;);2;0);&quot;&quot;));&quot;&quot;)" office:value-type="string" office:string-value="Helium-3-Schürfer IV" calcext:value-type="string">
            <text:p>Helium-3-Schürfer IV</text:p>
          </table:table-cell>
          <table:table-cell table:style-name="ce842" table:formula="of:=IF(NOT(ISBLANK([.A96]));IF( IFNA( VLOOKUP( [.B96];INDIRECT([.A96]&amp;&quot;.$C$2:$F$200&quot;);3;0);&quot;&quot;)=0;&quot;&quot;; IFNA(VLOOKUP([.B96];INDIRECT([.A96]&amp;&quot;.$C$2:$F$200&quot;);3;0);&quot;&quot;));&quot;&quot;)" office:value-type="string" office:string-value="Brücke III" calcext:value-type="string">
            <text:p>Brücke III</text:p>
          </table:table-cell>
          <table:table-cell table:style-name="ce842" table:formula="of:=IF(NOT(ISBLANK([.A96]));IF( IFNA( VLOOKUP( [.B96];INDIRECT([.A96]&amp;&quot;.$C$2:$F$200&quot;);4;0);&quot;&quot;)=0;&quot;&quot;; IFNA(VLOOKUP([.B96];INDIRECT([.A9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1" office:value-type="string" calcext:value-type="string">
            <text:p>Module</text:p>
          </table:table-cell>
          <table:table-cell table:style-name="ce781" office:value-type="string" calcext:value-type="string">
            <text:p>Kampfmodul V</text:p>
          </table:table-cell>
          <table:table-cell table:style-name="ce842" table:formula="of:=IF(NOT(ISBLANK([.A97]));IF( IFNA( VLOOKUP( [.B97];INDIRECT([.A97]&amp;&quot;.$C$2:$F$200&quot;);2;0);&quot;&quot;)=0;&quot;&quot;; IFNA(VLOOKUP([.B97];INDIRECT([.A97]&amp;&quot;.$C$2:$F$200&quot;);2;0);&quot;&quot;));&quot;&quot;)" office:value-type="string" office:string-value="Kampfmodul IV" calcext:value-type="string">
            <text:p>Kampfmodul IV</text:p>
          </table:table-cell>
          <table:table-cell table:style-name="ce842" table:formula="of:=IF(NOT(ISBLANK([.A97]));IF( IFNA( VLOOKUP( [.B97];INDIRECT([.A97]&amp;&quot;.$C$2:$F$200&quot;);3;0);&quot;&quot;)=0;&quot;&quot;; IFNA(VLOOKUP([.B97];INDIRECT([.A97]&amp;&quot;.$C$2:$F$200&quot;);3;0);&quot;&quot;));&quot;&quot;)" office:value-type="string" office:string-value="Brücke III" calcext:value-type="string">
            <text:p>Brücke III</text:p>
          </table:table-cell>
          <table:table-cell table:style-name="ce842" table:formula="of:=IF(NOT(ISBLANK([.A97]));IF( IFNA( VLOOKUP( [.B97];INDIRECT([.A97]&amp;&quot;.$C$2:$F$200&quot;);4;0);&quot;&quot;)=0;&quot;&quot;; IFNA(VLOOKUP([.B97];INDIRECT([.A9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1" office:value-type="string" calcext:value-type="string">
            <text:p>Module</text:p>
          </table:table-cell>
          <table:table-cell table:style-name="ce782" office:value-type="string" calcext:value-type="string">
            <text:p>Lagermodul V</text:p>
          </table:table-cell>
          <table:table-cell table:style-name="ce842" table:formula="of:=IF(NOT(ISBLANK([.A98]));IF( IFNA( VLOOKUP( [.B98];INDIRECT([.A98]&amp;&quot;.$C$2:$F$200&quot;);2;0);&quot;&quot;)=0;&quot;&quot;; IFNA(VLOOKUP([.B98];INDIRECT([.A98]&amp;&quot;.$C$2:$F$200&quot;);2;0);&quot;&quot;));&quot;&quot;)" office:value-type="string" office:string-value="Lagermodul IV" calcext:value-type="string">
            <text:p>Lagermodul IV</text:p>
          </table:table-cell>
          <table:table-cell table:style-name="ce842" table:formula="of:=IF(NOT(ISBLANK([.A98]));IF( IFNA( VLOOKUP( [.B98];INDIRECT([.A98]&amp;&quot;.$C$2:$F$200&quot;);3;0);&quot;&quot;)=0;&quot;&quot;; IFNA(VLOOKUP([.B98];INDIRECT([.A98]&amp;&quot;.$C$2:$F$200&quot;);3;0);&quot;&quot;));&quot;&quot;)" office:value-type="string" office:string-value="Brücke III" calcext:value-type="string">
            <text:p>Brücke III</text:p>
          </table:table-cell>
          <table:table-cell table:style-name="ce842" table:formula="of:=IF(NOT(ISBLANK([.A98]));IF( IFNA( VLOOKUP( [.B98];INDIRECT([.A98]&amp;&quot;.$C$2:$F$200&quot;);4;0);&quot;&quot;)=0;&quot;&quot;; IFNA(VLOOKUP([.B98];INDIRECT([.A9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1" office:value-type="string" calcext:value-type="string">
            <text:p>Module</text:p>
          </table:table-cell>
          <table:table-cell table:style-name="ce783" office:value-type="string" calcext:value-type="string">
            <text:p>Mineralerz-Schürfer V</text:p>
          </table:table-cell>
          <table:table-cell table:style-name="ce842" table:formula="of:=IF(NOT(ISBLANK([.A99]));IF( IFNA( VLOOKUP( [.B99];INDIRECT([.A99]&amp;&quot;.$C$2:$F$200&quot;);2;0);&quot;&quot;)=0;&quot;&quot;; IFNA(VLOOKUP([.B99];INDIRECT([.A99]&amp;&quot;.$C$2:$F$200&quot;);2;0);&quot;&quot;));&quot;&quot;)" office:value-type="string" office:string-value="Mineralerz-Schürfer IV" calcext:value-type="string">
            <text:p>Mineralerz-Schürfer IV</text:p>
          </table:table-cell>
          <table:table-cell table:style-name="ce842" table:formula="of:=IF(NOT(ISBLANK([.A99]));IF( IFNA( VLOOKUP( [.B99];INDIRECT([.A99]&amp;&quot;.$C$2:$F$200&quot;);3;0);&quot;&quot;)=0;&quot;&quot;; IFNA(VLOOKUP([.B99];INDIRECT([.A99]&amp;&quot;.$C$2:$F$200&quot;);3;0);&quot;&quot;));&quot;&quot;)" office:value-type="string" office:string-value="Brücke III" calcext:value-type="string">
            <text:p>Brücke III</text:p>
          </table:table-cell>
          <table:table-cell table:style-name="ce842" table:formula="of:=IF(NOT(ISBLANK([.A99]));IF( IFNA( VLOOKUP( [.B99];INDIRECT([.A99]&amp;&quot;.$C$2:$F$200&quot;);4;0);&quot;&quot;)=0;&quot;&quot;; IFNA(VLOOKUP([.B99];INDIRECT([.A9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1"/>
          <table:table-cell table:style-name="ce779"/>
          <table:table-cell table:style-name="ce842" table:formula="of:=IF(NOT(ISBLANK([.A100]));IF( IFNA( VLOOKUP( [.B100];INDIRECT([.A100]&amp;&quot;.$C$2:$F$200&quot;);2;0);&quot;&quot;)=0;&quot;&quot;; IFNA(VLOOKUP([.B100];INDIRECT([.A100]&amp;&quot;.$C$2:$F$200&quot;);2;0);&quot;&quot;));&quot;&quot;)">
            <text:p/>
          </table:table-cell>
          <table:table-cell table:style-name="ce842" table:formula="of:=IF(NOT(ISBLANK([.A100]));IF( IFNA( VLOOKUP( [.B100];INDIRECT([.A100]&amp;&quot;.$C$2:$F$200&quot;);3;0);&quot;&quot;)=0;&quot;&quot;; IFNA(VLOOKUP([.B100];INDIRECT([.A100]&amp;&quot;.$C$2:$F$200&quot;);3;0);&quot;&quot;));&quot;&quot;)">
            <text:p/>
          </table:table-cell>
          <table:table-cell table:style-name="ce842" table:formula="of:=IF(NOT(ISBLANK([.A100]));IF( IFNA( VLOOKUP( [.B100];INDIRECT([.A100]&amp;&quot;.$C$2:$F$200&quot;);4;0);&quot;&quot;)=0;&quot;&quot;; IFNA(VLOOKUP([.B100];INDIRECT([.A10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1"/>
          <table:table-cell table:style-name="ce779"/>
          <table:table-cell table:style-name="ce842" table:formula="of:=IF(NOT(ISBLANK([.A101]));IF( IFNA( VLOOKUP( [.B101];INDIRECT([.A101]&amp;&quot;.$C$2:$F$200&quot;);2;0);&quot;&quot;)=0;&quot;&quot;; IFNA(VLOOKUP([.B101];INDIRECT([.A101]&amp;&quot;.$C$2:$F$200&quot;);2;0);&quot;&quot;));&quot;&quot;)">
            <text:p/>
          </table:table-cell>
          <table:table-cell table:style-name="ce842" table:formula="of:=IF(NOT(ISBLANK([.A101]));IF( IFNA( VLOOKUP( [.B101];INDIRECT([.A101]&amp;&quot;.$C$2:$F$200&quot;);3;0);&quot;&quot;)=0;&quot;&quot;; IFNA(VLOOKUP([.B101];INDIRECT([.A101]&amp;&quot;.$C$2:$F$200&quot;);3;0);&quot;&quot;));&quot;&quot;)">
            <text:p/>
          </table:table-cell>
          <table:table-cell table:style-name="ce842" table:formula="of:=IF(NOT(ISBLANK([.A101]));IF( IFNA( VLOOKUP( [.B101];INDIRECT([.A101]&amp;&quot;.$C$2:$F$200&quot;);4;0);&quot;&quot;)=0;&quot;&quot;; IFNA(VLOOKUP([.B101];INDIRECT([.A10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1"/>
          <table:table-cell table:style-name="ce779"/>
          <table:table-cell table:style-name="ce842" table:formula="of:=IF(NOT(ISBLANK([.A102]));IF( IFNA( VLOOKUP( [.B102];INDIRECT([.A102]&amp;&quot;.$C$2:$F$200&quot;);2;0);&quot;&quot;)=0;&quot;&quot;; IFNA(VLOOKUP([.B102];INDIRECT([.A102]&amp;&quot;.$C$2:$F$200&quot;);2;0);&quot;&quot;));&quot;&quot;)">
            <text:p/>
          </table:table-cell>
          <table:table-cell table:style-name="ce842" table:formula="of:=IF(NOT(ISBLANK([.A102]));IF( IFNA( VLOOKUP( [.B102];INDIRECT([.A102]&amp;&quot;.$C$2:$F$200&quot;);3;0);&quot;&quot;)=0;&quot;&quot;; IFNA(VLOOKUP([.B102];INDIRECT([.A102]&amp;&quot;.$C$2:$F$200&quot;);3;0);&quot;&quot;));&quot;&quot;)">
            <text:p/>
          </table:table-cell>
          <table:table-cell table:style-name="ce842" table:formula="of:=IF(NOT(ISBLANK([.A102]));IF( IFNA( VLOOKUP( [.B102];INDIRECT([.A102]&amp;&quot;.$C$2:$F$200&quot;);4;0);&quot;&quot;)=0;&quot;&quot;; IFNA(VLOOKUP([.B102];INDIRECT([.A10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1"/>
          <table:table-cell table:style-name="ce779"/>
          <table:table-cell table:style-name="ce842" table:formula="of:=IF(NOT(ISBLANK([.A103]));IF( IFNA( VLOOKUP( [.B103];INDIRECT([.A103]&amp;&quot;.$C$2:$F$200&quot;);2;0);&quot;&quot;)=0;&quot;&quot;; IFNA(VLOOKUP([.B103];INDIRECT([.A103]&amp;&quot;.$C$2:$F$200&quot;);2;0);&quot;&quot;));&quot;&quot;)">
            <text:p/>
          </table:table-cell>
          <table:table-cell table:style-name="ce842" table:formula="of:=IF(NOT(ISBLANK([.A103]));IF( IFNA( VLOOKUP( [.B103];INDIRECT([.A103]&amp;&quot;.$C$2:$F$200&quot;);3;0);&quot;&quot;)=0;&quot;&quot;; IFNA(VLOOKUP([.B103];INDIRECT([.A103]&amp;&quot;.$C$2:$F$200&quot;);3;0);&quot;&quot;));&quot;&quot;)">
            <text:p/>
          </table:table-cell>
          <table:table-cell table:style-name="ce842" table:formula="of:=IF(NOT(ISBLANK([.A103]));IF( IFNA( VLOOKUP( [.B103];INDIRECT([.A103]&amp;&quot;.$C$2:$F$200&quot;);4;0);&quot;&quot;)=0;&quot;&quot;; IFNA(VLOOKUP([.B103];INDIRECT([.A10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1"/>
          <table:table-cell table:style-name="ce779"/>
          <table:table-cell table:style-name="ce842" table:formula="of:=IF(NOT(ISBLANK([.A104]));IF( IFNA( VLOOKUP( [.B104];INDIRECT([.A104]&amp;&quot;.$C$2:$F$200&quot;);2;0);&quot;&quot;)=0;&quot;&quot;; IFNA(VLOOKUP([.B104];INDIRECT([.A104]&amp;&quot;.$C$2:$F$200&quot;);2;0);&quot;&quot;));&quot;&quot;)">
            <text:p/>
          </table:table-cell>
          <table:table-cell table:style-name="ce842" table:formula="of:=IF(NOT(ISBLANK([.A104]));IF( IFNA( VLOOKUP( [.B104];INDIRECT([.A104]&amp;&quot;.$C$2:$F$200&quot;);3;0);&quot;&quot;)=0;&quot;&quot;; IFNA(VLOOKUP([.B104];INDIRECT([.A104]&amp;&quot;.$C$2:$F$200&quot;);3;0);&quot;&quot;));&quot;&quot;)">
            <text:p/>
          </table:table-cell>
          <table:table-cell table:style-name="ce842" table:formula="of:=IF(NOT(ISBLANK([.A104]));IF( IFNA( VLOOKUP( [.B104];INDIRECT([.A104]&amp;&quot;.$C$2:$F$200&quot;);4;0);&quot;&quot;)=0;&quot;&quot;; IFNA(VLOOKUP([.B104];INDIRECT([.A10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1"/>
          <table:table-cell table:style-name="ce779"/>
          <table:table-cell table:style-name="ce842" table:formula="of:=IF(NOT(ISBLANK([.A105]));IF( IFNA( VLOOKUP( [.B105];INDIRECT([.A105]&amp;&quot;.$C$2:$F$200&quot;);2;0);&quot;&quot;)=0;&quot;&quot;; IFNA(VLOOKUP([.B105];INDIRECT([.A105]&amp;&quot;.$C$2:$F$200&quot;);2;0);&quot;&quot;));&quot;&quot;)">
            <text:p/>
          </table:table-cell>
          <table:table-cell table:style-name="ce842" table:formula="of:=IF(NOT(ISBLANK([.A105]));IF( IFNA( VLOOKUP( [.B105];INDIRECT([.A105]&amp;&quot;.$C$2:$F$200&quot;);3;0);&quot;&quot;)=0;&quot;&quot;; IFNA(VLOOKUP([.B105];INDIRECT([.A105]&amp;&quot;.$C$2:$F$200&quot;);3;0);&quot;&quot;));&quot;&quot;)">
            <text:p/>
          </table:table-cell>
          <table:table-cell table:style-name="ce842" table:formula="of:=IF(NOT(ISBLANK([.A105]));IF( IFNA( VLOOKUP( [.B105];INDIRECT([.A105]&amp;&quot;.$C$2:$F$200&quot;);4;0);&quot;&quot;)=0;&quot;&quot;; IFNA(VLOOKUP([.B105];INDIRECT([.A10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2"/>
          <table:table-cell table:style-name="ce842" table:formula="of:=IF(NOT(ISBLANK([.A106]));IF( IFNA( VLOOKUP( [.B106];INDIRECT([.A106]&amp;&quot;.$C$2:$F$200&quot;);2;0);&quot;&quot;)=0;&quot;&quot;; IFNA(VLOOKUP([.B106];INDIRECT([.A106]&amp;&quot;.$C$2:$F$200&quot;);2;0);&quot;&quot;));&quot;&quot;)">
            <text:p/>
          </table:table-cell>
          <table:table-cell table:style-name="ce842" table:formula="of:=IF(NOT(ISBLANK([.A106]));IF( IFNA( VLOOKUP( [.B106];INDIRECT([.A106]&amp;&quot;.$C$2:$F$200&quot;);3;0);&quot;&quot;)=0;&quot;&quot;; IFNA(VLOOKUP([.B106];INDIRECT([.A106]&amp;&quot;.$C$2:$F$200&quot;);3;0);&quot;&quot;));&quot;&quot;)">
            <text:p/>
          </table:table-cell>
          <table:table-cell table:style-name="ce842" table:formula="of:=IF(NOT(ISBLANK([.A106]));IF( IFNA( VLOOKUP( [.B106];INDIRECT([.A106]&amp;&quot;.$C$2:$F$200&quot;);4;0);&quot;&quot;)=0;&quot;&quot;; IFNA(VLOOKUP([.B106];INDIRECT([.A10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2"/>
          <table:table-cell table:style-name="ce842" table:formula="of:=IF(NOT(ISBLANK([.A107]));IF( IFNA( VLOOKUP( [.B107];INDIRECT([.A107]&amp;&quot;.$C$2:$F$200&quot;);2;0);&quot;&quot;)=0;&quot;&quot;; IFNA(VLOOKUP([.B107];INDIRECT([.A107]&amp;&quot;.$C$2:$F$200&quot;);2;0);&quot;&quot;));&quot;&quot;)">
            <text:p/>
          </table:table-cell>
          <table:table-cell table:style-name="ce842" table:formula="of:=IF(NOT(ISBLANK([.A107]));IF( IFNA( VLOOKUP( [.B107];INDIRECT([.A107]&amp;&quot;.$C$2:$F$200&quot;);3;0);&quot;&quot;)=0;&quot;&quot;; IFNA(VLOOKUP([.B107];INDIRECT([.A107]&amp;&quot;.$C$2:$F$200&quot;);3;0);&quot;&quot;));&quot;&quot;)">
            <text:p/>
          </table:table-cell>
          <table:table-cell table:style-name="ce842" table:formula="of:=IF(NOT(ISBLANK([.A107]));IF( IFNA( VLOOKUP( [.B107];INDIRECT([.A107]&amp;&quot;.$C$2:$F$200&quot;);4;0);&quot;&quot;)=0;&quot;&quot;; IFNA(VLOOKUP([.B107];INDIRECT([.A10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2" office:value-type="string" calcext:value-type="string">
            <text:p>Module</text:p>
          </table:table-cell>
          <table:table-cell table:style-name="ce784" office:value-type="string" calcext:value-type="string">
            <text:p>Schiffsfabrik VI</text:p>
          </table:table-cell>
          <table:table-cell table:style-name="ce842" table:formula="of:=IF(NOT(ISBLANK([.A108]));IF( IFNA( VLOOKUP( [.B108];INDIRECT([.A108]&amp;&quot;.$C$2:$F$200&quot;);2;0);&quot;&quot;)=0;&quot;&quot;; IFNA(VLOOKUP([.B108];INDIRECT([.A108]&amp;&quot;.$C$2:$F$200&quot;);2;0);&quot;&quot;));&quot;&quot;)" office:value-type="string" office:string-value="Schiffsfabrik V" calcext:value-type="string">
            <text:p>Schiffsfabrik V</text:p>
          </table:table-cell>
          <table:table-cell table:style-name="ce842" table:formula="of:=IF(NOT(ISBLANK([.A108]));IF( IFNA( VLOOKUP( [.B108];INDIRECT([.A108]&amp;&quot;.$C$2:$F$200&quot;);3;0);&quot;&quot;)=0;&quot;&quot;; IFNA(VLOOKUP([.B108];INDIRECT([.A108]&amp;&quot;.$C$2:$F$200&quot;);3;0);&quot;&quot;));&quot;&quot;)" office:value-type="string" office:string-value="Brücke III" calcext:value-type="string">
            <text:p>Brücke III</text:p>
          </table:table-cell>
          <table:table-cell table:style-name="ce842" table:formula="of:=IF(NOT(ISBLANK([.A108]));IF( IFNA( VLOOKUP( [.B108];INDIRECT([.A108]&amp;&quot;.$C$2:$F$200&quot;);4;0);&quot;&quot;)=0;&quot;&quot;; IFNA(VLOOKUP([.B108];INDIRECT([.A10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3" office:value-type="string" calcext:value-type="string">
            <text:p>Module</text:p>
          </table:table-cell>
          <table:table-cell table:style-name="ce785" office:value-type="string" calcext:value-type="string">
            <text:p>Schiffslabor VI</text:p>
          </table:table-cell>
          <table:table-cell table:style-name="ce842" table:formula="of:=IF(NOT(ISBLANK([.A109]));IF( IFNA( VLOOKUP( [.B109];INDIRECT([.A109]&amp;&quot;.$C$2:$F$200&quot;);2;0);&quot;&quot;)=0;&quot;&quot;; IFNA(VLOOKUP([.B109];INDIRECT([.A109]&amp;&quot;.$C$2:$F$200&quot;);2;0);&quot;&quot;));&quot;&quot;)" office:value-type="string" office:string-value="Schiffslabor V" calcext:value-type="string">
            <text:p>Schiffslabor V</text:p>
          </table:table-cell>
          <table:table-cell table:style-name="ce842" table:formula="of:=IF(NOT(ISBLANK([.A109]));IF( IFNA( VLOOKUP( [.B109];INDIRECT([.A109]&amp;&quot;.$C$2:$F$200&quot;);3;0);&quot;&quot;)=0;&quot;&quot;; IFNA(VLOOKUP([.B109];INDIRECT([.A109]&amp;&quot;.$C$2:$F$200&quot;);3;0);&quot;&quot;));&quot;&quot;)" office:value-type="string" office:string-value="Brücke III" calcext:value-type="string">
            <text:p>Brücke III</text:p>
          </table:table-cell>
          <table:table-cell table:style-name="ce842" table:formula="of:=IF(NOT(ISBLANK([.A109]));IF( IFNA( VLOOKUP( [.B109];INDIRECT([.A109]&amp;&quot;.$C$2:$F$200&quot;);4;0);&quot;&quot;)=0;&quot;&quot;; IFNA(VLOOKUP([.B109];INDIRECT([.A10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4" office:value-type="string" calcext:value-type="string">
            <text:p>Module</text:p>
          </table:table-cell>
          <table:table-cell table:style-name="ce786" office:value-type="string" calcext:value-type="string">
            <text:p>Flottenwerft VI</text:p>
          </table:table-cell>
          <table:table-cell table:style-name="ce842" table:formula="of:=IF(NOT(ISBLANK([.A110]));IF( IFNA( VLOOKUP( [.B110];INDIRECT([.A110]&amp;&quot;.$C$2:$F$200&quot;);2;0);&quot;&quot;)=0;&quot;&quot;; IFNA(VLOOKUP([.B110];INDIRECT([.A110]&amp;&quot;.$C$2:$F$200&quot;);2;0);&quot;&quot;));&quot;&quot;)" office:value-type="string" office:string-value="Flottenwerft V" calcext:value-type="string">
            <text:p>Flottenwerft V</text:p>
          </table:table-cell>
          <table:table-cell table:style-name="ce842" table:formula="of:=IF(NOT(ISBLANK([.A110]));IF( IFNA( VLOOKUP( [.B110];INDIRECT([.A110]&amp;&quot;.$C$2:$F$200&quot;);3;0);&quot;&quot;)=0;&quot;&quot;; IFNA(VLOOKUP([.B110];INDIRECT([.A110]&amp;&quot;.$C$2:$F$200&quot;);3;0);&quot;&quot;));&quot;&quot;)" office:value-type="string" office:string-value="Brücke III" calcext:value-type="string">
            <text:p>Brücke III</text:p>
          </table:table-cell>
          <table:table-cell table:style-name="ce842" table:formula="of:=IF(NOT(ISBLANK([.A110]));IF( IFNA( VLOOKUP( [.B110];INDIRECT([.A110]&amp;&quot;.$C$2:$F$200&quot;);4;0);&quot;&quot;)=0;&quot;&quot;; IFNA(VLOOKUP([.B110];INDIRECT([.A11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5" office:value-type="string" calcext:value-type="string">
            <text:p>Module</text:p>
          </table:table-cell>
          <table:table-cell table:style-name="ce787" office:value-type="string" calcext:value-type="string">
            <text:p>Techniklabor VI</text:p>
          </table:table-cell>
          <table:table-cell table:style-name="ce842" table:formula="of:=IF(NOT(ISBLANK([.A111]));IF( IFNA( VLOOKUP( [.B111];INDIRECT([.A111]&amp;&quot;.$C$2:$F$200&quot;);2;0);&quot;&quot;)=0;&quot;&quot;; IFNA(VLOOKUP([.B111];INDIRECT([.A111]&amp;&quot;.$C$2:$F$200&quot;);2;0);&quot;&quot;));&quot;&quot;)" office:value-type="string" office:string-value="Techniklabor V" calcext:value-type="string">
            <text:p>Techniklabor V</text:p>
          </table:table-cell>
          <table:table-cell table:style-name="ce842" table:formula="of:=IF(NOT(ISBLANK([.A111]));IF( IFNA( VLOOKUP( [.B111];INDIRECT([.A111]&amp;&quot;.$C$2:$F$200&quot;);3;0);&quot;&quot;)=0;&quot;&quot;; IFNA(VLOOKUP([.B111];INDIRECT([.A111]&amp;&quot;.$C$2:$F$200&quot;);3;0);&quot;&quot;));&quot;&quot;)" office:value-type="string" office:string-value="Brücke III" calcext:value-type="string">
            <text:p>Brücke III</text:p>
          </table:table-cell>
          <table:table-cell table:style-name="ce842" table:formula="of:=IF(NOT(ISBLANK([.A111]));IF( IFNA( VLOOKUP( [.B111];INDIRECT([.A111]&amp;&quot;.$C$2:$F$200&quot;);4;0);&quot;&quot;)=0;&quot;&quot;; IFNA(VLOOKUP([.B111];INDIRECT([.A11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6" office:value-type="string" calcext:value-type="string">
            <text:p>Techniklabor</text:p>
          </table:table-cell>
          <table:table-cell table:style-name="ce788" office:value-type="string" calcext:value-type="string">
            <text:p>Basis-Phasenmunit. II</text:p>
          </table:table-cell>
          <table:table-cell table:style-name="ce842" table:formula="of:=IF(NOT(ISBLANK([.A112]));IF( IFNA( VLOOKUP( [.B112];INDIRECT([.A112]&amp;&quot;.$C$2:$F$200&quot;);2;0);&quot;&quot;)=0;&quot;&quot;; IFNA(VLOOKUP([.B112];INDIRECT([.A112]&amp;&quot;.$C$2:$F$200&quot;);2;0);&quot;&quot;));&quot;&quot;)" office:value-type="string" office:string-value="Techniklabor VI" calcext:value-type="string">
            <text:p>Techniklabor VI</text:p>
          </table:table-cell>
          <table:table-cell table:style-name="ce842" table:formula="of:=IF(NOT(ISBLANK([.A112]));IF( IFNA( VLOOKUP( [.B112];INDIRECT([.A112]&amp;&quot;.$C$2:$F$200&quot;);3;0);&quot;&quot;)=0;&quot;&quot;; IFNA(VLOOKUP([.B112];INDIRECT([.A112]&amp;&quot;.$C$2:$F$200&quot;);3;0);&quot;&quot;));&quot;&quot;)" office:value-type="string" office:string-value="Basis-Phasenmunit. I" calcext:value-type="string">
            <text:p>Basis-Phasenmunit. I</text:p>
          </table:table-cell>
          <table:table-cell table:style-name="ce842" table:formula="of:=IF(NOT(ISBLANK([.A112]));IF( IFNA( VLOOKUP( [.B112];INDIRECT([.A112]&amp;&quot;.$C$2:$F$200&quot;);4;0);&quot;&quot;)=0;&quot;&quot;; IFNA(VLOOKUP([.B112];INDIRECT([.A11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7" office:value-type="string" calcext:value-type="string">
            <text:p>Module</text:p>
          </table:table-cell>
          <table:table-cell table:style-name="ce789" office:value-type="string" calcext:value-type="string">
            <text:p>Antimateriesilo VI</text:p>
          </table:table-cell>
          <table:table-cell table:style-name="ce842" table:formula="of:=IF(NOT(ISBLANK([.A113]));IF( IFNA( VLOOKUP( [.B113];INDIRECT([.A113]&amp;&quot;.$C$2:$F$200&quot;);2;0);&quot;&quot;)=0;&quot;&quot;; IFNA(VLOOKUP([.B113];INDIRECT([.A113]&amp;&quot;.$C$2:$F$200&quot;);2;0);&quot;&quot;));&quot;&quot;)" office:value-type="string" office:string-value="Antimateriesilo V" calcext:value-type="string">
            <text:p>Antimateriesilo V</text:p>
          </table:table-cell>
          <table:table-cell table:style-name="ce842" table:formula="of:=IF(NOT(ISBLANK([.A113]));IF( IFNA( VLOOKUP( [.B113];INDIRECT([.A113]&amp;&quot;.$C$2:$F$200&quot;);3;0);&quot;&quot;)=0;&quot;&quot;; IFNA(VLOOKUP([.B113];INDIRECT([.A113]&amp;&quot;.$C$2:$F$200&quot;);3;0);&quot;&quot;));&quot;&quot;)" office:value-type="string" office:string-value="Brücke III" calcext:value-type="string">
            <text:p>Brücke III</text:p>
          </table:table-cell>
          <table:table-cell table:style-name="ce842" table:formula="of:=IF(NOT(ISBLANK([.A113]));IF( IFNA( VLOOKUP( [.B113];INDIRECT([.A113]&amp;&quot;.$C$2:$F$200&quot;);4;0);&quot;&quot;)=0;&quot;&quot;; IFNA(VLOOKUP([.B113];INDIRECT([.A11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78" office:value-type="string" calcext:value-type="string">
            <text:p>Module</text:p>
          </table:table-cell>
          <table:table-cell table:style-name="ce790" office:value-type="string" calcext:value-type="string">
            <text:p>Helium-3-Schürfer VI</text:p>
          </table:table-cell>
          <table:table-cell table:style-name="ce842" table:formula="of:=IF(NOT(ISBLANK([.A114]));IF( IFNA( VLOOKUP( [.B114];INDIRECT([.A114]&amp;&quot;.$C$2:$F$200&quot;);2;0);&quot;&quot;)=0;&quot;&quot;; IFNA(VLOOKUP([.B114];INDIRECT([.A114]&amp;&quot;.$C$2:$F$200&quot;);2;0);&quot;&quot;));&quot;&quot;)" office:value-type="string" office:string-value="Helium-3-Schürfer V" calcext:value-type="string">
            <text:p>Helium-3-Schürfer V</text:p>
          </table:table-cell>
          <table:table-cell table:style-name="ce842" table:formula="of:=IF(NOT(ISBLANK([.A114]));IF( IFNA( VLOOKUP( [.B114];INDIRECT([.A114]&amp;&quot;.$C$2:$F$200&quot;);3;0);&quot;&quot;)=0;&quot;&quot;; IFNA(VLOOKUP([.B114];INDIRECT([.A114]&amp;&quot;.$C$2:$F$200&quot;);3;0);&quot;&quot;));&quot;&quot;)" office:value-type="string" office:string-value="Brücke III" calcext:value-type="string">
            <text:p>Brücke III</text:p>
          </table:table-cell>
          <table:table-cell table:style-name="ce842" table:formula="of:=IF(NOT(ISBLANK([.A114]));IF( IFNA( VLOOKUP( [.B114];INDIRECT([.A114]&amp;&quot;.$C$2:$F$200&quot;);4;0);&quot;&quot;)=0;&quot;&quot;; IFNA(VLOOKUP([.B114];INDIRECT([.A11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91" office:value-type="string" calcext:value-type="string">
            <text:p>Kampfmodul VI</text:p>
          </table:table-cell>
          <table:table-cell table:style-name="ce842" table:formula="of:=IF(NOT(ISBLANK([.A115]));IF( IFNA( VLOOKUP( [.B115];INDIRECT([.A115]&amp;&quot;.$C$2:$F$200&quot;);2;0);&quot;&quot;)=0;&quot;&quot;; IFNA(VLOOKUP([.B115];INDIRECT([.A115]&amp;&quot;.$C$2:$F$200&quot;);2;0);&quot;&quot;));&quot;&quot;)" office:value-type="string" office:string-value="Kampfmodul V" calcext:value-type="string">
            <text:p>Kampfmodul V</text:p>
          </table:table-cell>
          <table:table-cell table:style-name="ce842" table:formula="of:=IF(NOT(ISBLANK([.A115]));IF( IFNA( VLOOKUP( [.B115];INDIRECT([.A115]&amp;&quot;.$C$2:$F$200&quot;);3;0);&quot;&quot;)=0;&quot;&quot;; IFNA(VLOOKUP([.B115];INDIRECT([.A115]&amp;&quot;.$C$2:$F$200&quot;);3;0);&quot;&quot;));&quot;&quot;)" office:value-type="string" office:string-value="Brücke III" calcext:value-type="string">
            <text:p>Brücke III</text:p>
          </table:table-cell>
          <table:table-cell table:style-name="ce842" table:formula="of:=IF(NOT(ISBLANK([.A115]));IF( IFNA( VLOOKUP( [.B115];INDIRECT([.A115]&amp;&quot;.$C$2:$F$200&quot;);4;0);&quot;&quot;)=0;&quot;&quot;; IFNA(VLOOKUP([.B115];INDIRECT([.A11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92" office:value-type="string" calcext:value-type="string">
            <text:p>Lagermodul VI</text:p>
          </table:table-cell>
          <table:table-cell table:style-name="ce842" table:formula="of:=IF(NOT(ISBLANK([.A116]));IF( IFNA( VLOOKUP( [.B116];INDIRECT([.A116]&amp;&quot;.$C$2:$F$200&quot;);2;0);&quot;&quot;)=0;&quot;&quot;; IFNA(VLOOKUP([.B116];INDIRECT([.A116]&amp;&quot;.$C$2:$F$200&quot;);2;0);&quot;&quot;));&quot;&quot;)" office:value-type="string" office:string-value="Lagermodul V" calcext:value-type="string">
            <text:p>Lagermodul V</text:p>
          </table:table-cell>
          <table:table-cell table:style-name="ce842" table:formula="of:=IF(NOT(ISBLANK([.A116]));IF( IFNA( VLOOKUP( [.B116];INDIRECT([.A116]&amp;&quot;.$C$2:$F$200&quot;);3;0);&quot;&quot;)=0;&quot;&quot;; IFNA(VLOOKUP([.B116];INDIRECT([.A116]&amp;&quot;.$C$2:$F$200&quot;);3;0);&quot;&quot;));&quot;&quot;)" office:value-type="string" office:string-value="Brücke III" calcext:value-type="string">
            <text:p>Brücke III</text:p>
          </table:table-cell>
          <table:table-cell table:style-name="ce842" table:formula="of:=IF(NOT(ISBLANK([.A116]));IF( IFNA( VLOOKUP( [.B116];INDIRECT([.A116]&amp;&quot;.$C$2:$F$200&quot;);4;0);&quot;&quot;)=0;&quot;&quot;; IFNA(VLOOKUP([.B116];INDIRECT([.A11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Module</text:p>
          </table:table-cell>
          <table:table-cell table:style-name="ce793" office:value-type="string" calcext:value-type="string">
            <text:p>Mineralerz-Schürfer VI</text:p>
          </table:table-cell>
          <table:table-cell table:style-name="ce842" table:formula="of:=IF(NOT(ISBLANK([.A117]));IF( IFNA( VLOOKUP( [.B117];INDIRECT([.A117]&amp;&quot;.$C$2:$F$200&quot;);2;0);&quot;&quot;)=0;&quot;&quot;; IFNA(VLOOKUP([.B117];INDIRECT([.A117]&amp;&quot;.$C$2:$F$200&quot;);2;0);&quot;&quot;));&quot;&quot;)" office:value-type="string" office:string-value="Mineralerz-Schürfer V" calcext:value-type="string">
            <text:p>Mineralerz-Schürfer V</text:p>
          </table:table-cell>
          <table:table-cell table:style-name="ce842" table:formula="of:=IF(NOT(ISBLANK([.A117]));IF( IFNA( VLOOKUP( [.B117];INDIRECT([.A117]&amp;&quot;.$C$2:$F$200&quot;);3;0);&quot;&quot;)=0;&quot;&quot;; IFNA(VLOOKUP([.B117];INDIRECT([.A117]&amp;&quot;.$C$2:$F$200&quot;);3;0);&quot;&quot;));&quot;&quot;)" office:value-type="string" office:string-value="Brücke III" calcext:value-type="string">
            <text:p>Brücke III</text:p>
          </table:table-cell>
          <table:table-cell table:style-name="ce842" table:formula="of:=IF(NOT(ISBLANK([.A117]));IF( IFNA( VLOOKUP( [.B117];INDIRECT([.A117]&amp;&quot;.$C$2:$F$200&quot;);4;0);&quot;&quot;)=0;&quot;&quot;; IFNA(VLOOKUP([.B117];INDIRECT([.A11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9"/>
          <table:table-cell table:style-name="ce794"/>
          <table:table-cell table:style-name="ce842" table:formula="of:=IF(NOT(ISBLANK([.A118]));IF( IFNA( VLOOKUP( [.B118];INDIRECT([.A118]&amp;&quot;.$C$2:$F$200&quot;);2;0);&quot;&quot;)=0;&quot;&quot;; IFNA(VLOOKUP([.B118];INDIRECT([.A118]&amp;&quot;.$C$2:$F$200&quot;);2;0);&quot;&quot;));&quot;&quot;)">
            <text:p/>
          </table:table-cell>
          <table:table-cell table:style-name="ce842" table:formula="of:=IF(NOT(ISBLANK([.A118]));IF( IFNA( VLOOKUP( [.B118];INDIRECT([.A118]&amp;&quot;.$C$2:$F$200&quot;);3;0);&quot;&quot;)=0;&quot;&quot;; IFNA(VLOOKUP([.B118];INDIRECT([.A118]&amp;&quot;.$C$2:$F$200&quot;);3;0);&quot;&quot;));&quot;&quot;)">
            <text:p/>
          </table:table-cell>
          <table:table-cell table:style-name="ce842" table:formula="of:=IF(NOT(ISBLANK([.A118]));IF( IFNA( VLOOKUP( [.B118];INDIRECT([.A118]&amp;&quot;.$C$2:$F$200&quot;);4;0);&quot;&quot;)=0;&quot;&quot;; IFNA(VLOOKUP([.B118];INDIRECT([.A11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9"/>
          <table:table-cell table:style-name="ce794"/>
          <table:table-cell table:style-name="ce842" table:formula="of:=IF(NOT(ISBLANK([.A119]));IF( IFNA( VLOOKUP( [.B119];INDIRECT([.A119]&amp;&quot;.$C$2:$F$200&quot;);2;0);&quot;&quot;)=0;&quot;&quot;; IFNA(VLOOKUP([.B119];INDIRECT([.A119]&amp;&quot;.$C$2:$F$200&quot;);2;0);&quot;&quot;));&quot;&quot;)">
            <text:p/>
          </table:table-cell>
          <table:table-cell table:style-name="ce842" table:formula="of:=IF(NOT(ISBLANK([.A119]));IF( IFNA( VLOOKUP( [.B119];INDIRECT([.A119]&amp;&quot;.$C$2:$F$200&quot;);3;0);&quot;&quot;)=0;&quot;&quot;; IFNA(VLOOKUP([.B119];INDIRECT([.A119]&amp;&quot;.$C$2:$F$200&quot;);3;0);&quot;&quot;));&quot;&quot;)">
            <text:p/>
          </table:table-cell>
          <table:table-cell table:style-name="ce842" table:formula="of:=IF(NOT(ISBLANK([.A119]));IF( IFNA( VLOOKUP( [.B119];INDIRECT([.A119]&amp;&quot;.$C$2:$F$200&quot;);4;0);&quot;&quot;)=0;&quot;&quot;; IFNA(VLOOKUP([.B119];INDIRECT([.A11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9"/>
          <table:table-cell table:style-name="ce794"/>
          <table:table-cell table:style-name="ce842" table:formula="of:=IF(NOT(ISBLANK([.A120]));IF( IFNA( VLOOKUP( [.B120];INDIRECT([.A120]&amp;&quot;.$C$2:$F$200&quot;);2;0);&quot;&quot;)=0;&quot;&quot;; IFNA(VLOOKUP([.B120];INDIRECT([.A120]&amp;&quot;.$C$2:$F$200&quot;);2;0);&quot;&quot;));&quot;&quot;)">
            <text:p/>
          </table:table-cell>
          <table:table-cell table:style-name="ce842" table:formula="of:=IF(NOT(ISBLANK([.A120]));IF( IFNA( VLOOKUP( [.B120];INDIRECT([.A120]&amp;&quot;.$C$2:$F$200&quot;);3;0);&quot;&quot;)=0;&quot;&quot;; IFNA(VLOOKUP([.B120];INDIRECT([.A120]&amp;&quot;.$C$2:$F$200&quot;);3;0);&quot;&quot;));&quot;&quot;)">
            <text:p/>
          </table:table-cell>
          <table:table-cell table:style-name="ce842" table:formula="of:=IF(NOT(ISBLANK([.A120]));IF( IFNA( VLOOKUP( [.B120];INDIRECT([.A120]&amp;&quot;.$C$2:$F$200&quot;);4;0);&quot;&quot;)=0;&quot;&quot;; IFNA(VLOOKUP([.B120];INDIRECT([.A12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9"/>
          <table:table-cell table:style-name="ce794"/>
          <table:table-cell table:style-name="ce842" table:formula="of:=IF(NOT(ISBLANK([.A121]));IF( IFNA( VLOOKUP( [.B121];INDIRECT([.A121]&amp;&quot;.$C$2:$F$200&quot;);2;0);&quot;&quot;)=0;&quot;&quot;; IFNA(VLOOKUP([.B121];INDIRECT([.A121]&amp;&quot;.$C$2:$F$200&quot;);2;0);&quot;&quot;));&quot;&quot;)">
            <text:p/>
          </table:table-cell>
          <table:table-cell table:style-name="ce842" table:formula="of:=IF(NOT(ISBLANK([.A121]));IF( IFNA( VLOOKUP( [.B121];INDIRECT([.A121]&amp;&quot;.$C$2:$F$200&quot;);3;0);&quot;&quot;)=0;&quot;&quot;; IFNA(VLOOKUP([.B121];INDIRECT([.A121]&amp;&quot;.$C$2:$F$200&quot;);3;0);&quot;&quot;));&quot;&quot;)">
            <text:p/>
          </table:table-cell>
          <table:table-cell table:style-name="ce842" table:formula="of:=IF(NOT(ISBLANK([.A121]));IF( IFNA( VLOOKUP( [.B121];INDIRECT([.A121]&amp;&quot;.$C$2:$F$200&quot;);4;0);&quot;&quot;)=0;&quot;&quot;; IFNA(VLOOKUP([.B121];INDIRECT([.A12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9"/>
          <table:table-cell table:style-name="ce794"/>
          <table:table-cell table:style-name="ce842" table:formula="of:=IF(NOT(ISBLANK([.A122]));IF( IFNA( VLOOKUP( [.B122];INDIRECT([.A122]&amp;&quot;.$C$2:$F$200&quot;);2;0);&quot;&quot;)=0;&quot;&quot;; IFNA(VLOOKUP([.B122];INDIRECT([.A122]&amp;&quot;.$C$2:$F$200&quot;);2;0);&quot;&quot;));&quot;&quot;)">
            <text:p/>
          </table:table-cell>
          <table:table-cell table:style-name="ce842" table:formula="of:=IF(NOT(ISBLANK([.A122]));IF( IFNA( VLOOKUP( [.B122];INDIRECT([.A122]&amp;&quot;.$C$2:$F$200&quot;);3;0);&quot;&quot;)=0;&quot;&quot;; IFNA(VLOOKUP([.B122];INDIRECT([.A122]&amp;&quot;.$C$2:$F$200&quot;);3;0);&quot;&quot;));&quot;&quot;)">
            <text:p/>
          </table:table-cell>
          <table:table-cell table:style-name="ce842" table:formula="of:=IF(NOT(ISBLANK([.A122]));IF( IFNA( VLOOKUP( [.B122];INDIRECT([.A122]&amp;&quot;.$C$2:$F$200&quot;);4;0);&quot;&quot;)=0;&quot;&quot;; IFNA(VLOOKUP([.B122];INDIRECT([.A12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2"/>
          <table:table-cell table:style-name="ce842" table:formula="of:=IF(NOT(ISBLANK([.A123]));IF( IFNA( VLOOKUP( [.B123];INDIRECT([.A123]&amp;&quot;.$C$2:$F$200&quot;);2;0);&quot;&quot;)=0;&quot;&quot;; IFNA(VLOOKUP([.B123];INDIRECT([.A123]&amp;&quot;.$C$2:$F$200&quot;);2;0);&quot;&quot;));&quot;&quot;)">
            <text:p/>
          </table:table-cell>
          <table:table-cell table:style-name="ce842" table:formula="of:=IF(NOT(ISBLANK([.A123]));IF( IFNA( VLOOKUP( [.B123];INDIRECT([.A123]&amp;&quot;.$C$2:$F$200&quot;);3;0);&quot;&quot;)=0;&quot;&quot;; IFNA(VLOOKUP([.B123];INDIRECT([.A123]&amp;&quot;.$C$2:$F$200&quot;);3;0);&quot;&quot;));&quot;&quot;)">
            <text:p/>
          </table:table-cell>
          <table:table-cell table:style-name="ce842" table:formula="of:=IF(NOT(ISBLANK([.A123]));IF( IFNA( VLOOKUP( [.B123];INDIRECT([.A123]&amp;&quot;.$C$2:$F$200&quot;);4;0);&quot;&quot;)=0;&quot;&quot;; IFNA(VLOOKUP([.B123];INDIRECT([.A12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2"/>
          <table:table-cell table:style-name="ce842" table:formula="of:=IF(NOT(ISBLANK([.A124]));IF( IFNA( VLOOKUP( [.B124];INDIRECT([.A124]&amp;&quot;.$C$2:$F$200&quot;);2;0);&quot;&quot;)=0;&quot;&quot;; IFNA(VLOOKUP([.B124];INDIRECT([.A124]&amp;&quot;.$C$2:$F$200&quot;);2;0);&quot;&quot;));&quot;&quot;)">
            <text:p/>
          </table:table-cell>
          <table:table-cell table:style-name="ce842" table:formula="of:=IF(NOT(ISBLANK([.A124]));IF( IFNA( VLOOKUP( [.B124];INDIRECT([.A124]&amp;&quot;.$C$2:$F$200&quot;);3;0);&quot;&quot;)=0;&quot;&quot;; IFNA(VLOOKUP([.B124];INDIRECT([.A124]&amp;&quot;.$C$2:$F$200&quot;);3;0);&quot;&quot;));&quot;&quot;)">
            <text:p/>
          </table:table-cell>
          <table:table-cell table:style-name="ce842" table:formula="of:=IF(NOT(ISBLANK([.A124]));IF( IFNA( VLOOKUP( [.B124];INDIRECT([.A124]&amp;&quot;.$C$2:$F$200&quot;);4;0);&quot;&quot;)=0;&quot;&quot;; IFNA(VLOOKUP([.B124];INDIRECT([.A12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2"/>
          <table:table-cell table:style-name="ce842" table:formula="of:=IF(NOT(ISBLANK([.A125]));IF( IFNA( VLOOKUP( [.B125];INDIRECT([.A125]&amp;&quot;.$C$2:$F$200&quot;);2;0);&quot;&quot;)=0;&quot;&quot;; IFNA(VLOOKUP([.B125];INDIRECT([.A125]&amp;&quot;.$C$2:$F$200&quot;);2;0);&quot;&quot;));&quot;&quot;)">
            <text:p/>
          </table:table-cell>
          <table:table-cell table:style-name="ce842" table:formula="of:=IF(NOT(ISBLANK([.A125]));IF( IFNA( VLOOKUP( [.B125];INDIRECT([.A125]&amp;&quot;.$C$2:$F$200&quot;);3;0);&quot;&quot;)=0;&quot;&quot;; IFNA(VLOOKUP([.B125];INDIRECT([.A125]&amp;&quot;.$C$2:$F$200&quot;);3;0);&quot;&quot;));&quot;&quot;)">
            <text:p/>
          </table:table-cell>
          <table:table-cell table:style-name="ce842" table:formula="of:=IF(NOT(ISBLANK([.A125]));IF( IFNA( VLOOKUP( [.B125];INDIRECT([.A125]&amp;&quot;.$C$2:$F$200&quot;);4;0);&quot;&quot;)=0;&quot;&quot;; IFNA(VLOOKUP([.B125];INDIRECT([.A12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2"/>
          <table:table-cell table:style-name="ce842" table:formula="of:=IF(NOT(ISBLANK([.A126]));IF( IFNA( VLOOKUP( [.B126];INDIRECT([.A126]&amp;&quot;.$C$2:$F$200&quot;);2;0);&quot;&quot;)=0;&quot;&quot;; IFNA(VLOOKUP([.B126];INDIRECT([.A126]&amp;&quot;.$C$2:$F$200&quot;);2;0);&quot;&quot;));&quot;&quot;)">
            <text:p/>
          </table:table-cell>
          <table:table-cell table:style-name="ce842" table:formula="of:=IF(NOT(ISBLANK([.A126]));IF( IFNA( VLOOKUP( [.B126];INDIRECT([.A126]&amp;&quot;.$C$2:$F$200&quot;);3;0);&quot;&quot;)=0;&quot;&quot;; IFNA(VLOOKUP([.B126];INDIRECT([.A126]&amp;&quot;.$C$2:$F$200&quot;);3;0);&quot;&quot;));&quot;&quot;)">
            <text:p/>
          </table:table-cell>
          <table:table-cell table:style-name="ce842" table:formula="of:=IF(NOT(ISBLANK([.A126]));IF( IFNA( VLOOKUP( [.B126];INDIRECT([.A126]&amp;&quot;.$C$2:$F$200&quot;);4;0);&quot;&quot;)=0;&quot;&quot;; IFNA(VLOOKUP([.B126];INDIRECT([.A12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2"/>
          <table:table-cell table:style-name="ce842" table:formula="of:=IF(NOT(ISBLANK([.A127]));IF( IFNA( VLOOKUP( [.B127];INDIRECT([.A127]&amp;&quot;.$C$2:$F$200&quot;);2;0);&quot;&quot;)=0;&quot;&quot;; IFNA(VLOOKUP([.B127];INDIRECT([.A127]&amp;&quot;.$C$2:$F$200&quot;);2;0);&quot;&quot;));&quot;&quot;)">
            <text:p/>
          </table:table-cell>
          <table:table-cell table:style-name="ce842" table:formula="of:=IF(NOT(ISBLANK([.A127]));IF( IFNA( VLOOKUP( [.B127];INDIRECT([.A127]&amp;&quot;.$C$2:$F$200&quot;);3;0);&quot;&quot;)=0;&quot;&quot;; IFNA(VLOOKUP([.B127];INDIRECT([.A127]&amp;&quot;.$C$2:$F$200&quot;);3;0);&quot;&quot;));&quot;&quot;)">
            <text:p/>
          </table:table-cell>
          <table:table-cell table:style-name="ce842" table:formula="of:=IF(NOT(ISBLANK([.A127]));IF( IFNA( VLOOKUP( [.B127];INDIRECT([.A127]&amp;&quot;.$C$2:$F$200&quot;);4;0);&quot;&quot;)=0;&quot;&quot;; IFNA(VLOOKUP([.B127];INDIRECT([.A127]&amp;&quot;.$C$2:$F$200&quot;);4;0);&quot;&quot;));&quot;&quot;)">
            <text:p/>
          </table:table-cell>
          <table:table-cell table:number-columns-repeated="1019"/>
        </table:table-row>
        <table:table-row table:style-name="ro10">
          <table:table-cell table:style-name="ce680" office:value-type="string" calcext:value-type="string">
            <text:p>Module</text:p>
          </table:table-cell>
          <table:table-cell table:style-name="ce795" office:value-type="string" calcext:value-type="string">
            <text:p>Brücke IV</text:p>
          </table:table-cell>
          <table:table-cell table:style-name="ce841" table:formula="of:=IF(NOT(ISBLANK([.A128]));IF( IFNA( VLOOKUP( [.B128];INDIRECT([.A128]&amp;&quot;.$C$2:$F$200&quot;);2;0);&quot;&quot;)=0;&quot;&quot;; IFNA(VLOOKUP([.B128];INDIRECT([.A128]&amp;&quot;.$C$2:$F$200&quot;);2;0);&quot;&quot;));&quot;&quot;)" office:value-type="string" office:string-value="Schiffsfabrik VI" calcext:value-type="string">
            <text:p>Schiffsfabrik VI</text:p>
          </table:table-cell>
          <table:table-cell table:style-name="ce841" table:formula="of:=IF(NOT(ISBLANK([.A128]));IF( IFNA( VLOOKUP( [.B128];INDIRECT([.A128]&amp;&quot;.$C$2:$F$200&quot;);3;0);&quot;&quot;)=0;&quot;&quot;; IFNA(VLOOKUP([.B128];INDIRECT([.A128]&amp;&quot;.$C$2:$F$200&quot;);3;0);&quot;&quot;));&quot;&quot;)" office:value-type="string" office:string-value="Flottenwerft VI" calcext:value-type="string">
            <text:p>Flottenwerft VI</text:p>
          </table:table-cell>
          <table:table-cell table:style-name="ce841" table:formula="of:=IF(NOT(ISBLANK([.A128]));IF( IFNA( VLOOKUP( [.B128];INDIRECT([.A128]&amp;&quot;.$C$2:$F$200&quot;);4;0);&quot;&quot;)=0;&quot;&quot;; IFNA(VLOOKUP([.B128];INDIRECT([.A128]&amp;&quot;.$C$2:$F$200&quot;);4;0);&quot;&quot;));&quot;&quot;)" office:value-type="string" office:string-value="Brücke III" calcext:value-type="string">
            <text:p>Brücke III</text:p>
          </table:table-cell>
          <table:table-cell table:number-columns-repeated="1019"/>
        </table:table-row>
        <table:table-row table:style-name="ro4">
          <table:table-cell table:style-name="ce681" office:value-type="string" calcext:value-type="string">
            <text:p>Module</text:p>
          </table:table-cell>
          <table:table-cell table:style-name="ce796" office:value-type="string" calcext:value-type="string">
            <text:p>Schiffsfabrik VII</text:p>
          </table:table-cell>
          <table:table-cell table:style-name="ce842" table:formula="of:=IF(NOT(ISBLANK([.A129]));IF( IFNA( VLOOKUP( [.B129];INDIRECT([.A129]&amp;&quot;.$C$2:$F$200&quot;);2;0);&quot;&quot;)=0;&quot;&quot;; IFNA(VLOOKUP([.B129];INDIRECT([.A129]&amp;&quot;.$C$2:$F$200&quot;);2;0);&quot;&quot;));&quot;&quot;)" office:value-type="string" office:string-value="Schiffsfabrik VI" calcext:value-type="string">
            <text:p>Schiffsfabrik VI</text:p>
          </table:table-cell>
          <table:table-cell table:style-name="ce842" table:formula="of:=IF(NOT(ISBLANK([.A129]));IF( IFNA( VLOOKUP( [.B129];INDIRECT([.A129]&amp;&quot;.$C$2:$F$200&quot;);3;0);&quot;&quot;)=0;&quot;&quot;; IFNA(VLOOKUP([.B129];INDIRECT([.A129]&amp;&quot;.$C$2:$F$200&quot;);3;0);&quot;&quot;));&quot;&quot;)" office:value-type="string" office:string-value="Brücke IV" calcext:value-type="string">
            <text:p>Brücke IV</text:p>
          </table:table-cell>
          <table:table-cell table:style-name="ce842" table:formula="of:=IF(NOT(ISBLANK([.A129]));IF( IFNA( VLOOKUP( [.B129];INDIRECT([.A129]&amp;&quot;.$C$2:$F$200&quot;);4;0);&quot;&quot;)=0;&quot;&quot;; IFNA(VLOOKUP([.B129];INDIRECT([.A12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2" office:value-type="string" calcext:value-type="string">
            <text:p>Module</text:p>
          </table:table-cell>
          <table:table-cell table:style-name="ce797" office:value-type="string" calcext:value-type="string">
            <text:p>Werkstatt IV</text:p>
          </table:table-cell>
          <table:table-cell table:style-name="ce842" table:formula="of:=IF(NOT(ISBLANK([.A130]));IF( IFNA( VLOOKUP( [.B130];INDIRECT([.A130]&amp;&quot;.$C$2:$F$200&quot;);2;0);&quot;&quot;)=0;&quot;&quot;; IFNA(VLOOKUP([.B130];INDIRECT([.A130]&amp;&quot;.$C$2:$F$200&quot;);2;0);&quot;&quot;));&quot;&quot;)" office:value-type="string" office:string-value="Werkstatt III" calcext:value-type="string">
            <text:p>Werkstatt III</text:p>
          </table:table-cell>
          <table:table-cell table:style-name="ce842" table:formula="of:=IF(NOT(ISBLANK([.A130]));IF( IFNA( VLOOKUP( [.B130];INDIRECT([.A130]&amp;&quot;.$C$2:$F$200&quot;);3;0);&quot;&quot;)=0;&quot;&quot;; IFNA(VLOOKUP([.B130];INDIRECT([.A130]&amp;&quot;.$C$2:$F$200&quot;);3;0);&quot;&quot;));&quot;&quot;)" office:value-type="string" office:string-value="Brücke IV" calcext:value-type="string">
            <text:p>Brücke IV</text:p>
          </table:table-cell>
          <table:table-cell table:style-name="ce842" table:formula="of:=IF(NOT(ISBLANK([.A130]));IF( IFNA( VLOOKUP( [.B130];INDIRECT([.A130]&amp;&quot;.$C$2:$F$200&quot;);4;0);&quot;&quot;)=0;&quot;&quot;; IFNA(VLOOKUP([.B130];INDIRECT([.A130]&amp;&quot;.$C$2:$F$200&quot;);4;0);&quot;&quot;));&quot;&quot;)" office:value-type="string" office:string-value="Schiffsfabrik VII" calcext:value-type="string">
            <text:p>Schiffsfabrik VII</text:p>
          </table:table-cell>
          <table:table-cell table:number-columns-repeated="1019"/>
        </table:table-row>
        <table:table-row table:style-name="ro4">
          <table:table-cell table:style-name="ce683" office:value-type="string" calcext:value-type="string">
            <text:p>Module</text:p>
          </table:table-cell>
          <table:table-cell table:style-name="ce798" office:value-type="string" calcext:value-type="string">
            <text:p>Schiffslabor VII</text:p>
          </table:table-cell>
          <table:table-cell table:style-name="ce842" table:formula="of:=IF(NOT(ISBLANK([.A131]));IF( IFNA( VLOOKUP( [.B131];INDIRECT([.A131]&amp;&quot;.$C$2:$F$200&quot;);2;0);&quot;&quot;)=0;&quot;&quot;; IFNA(VLOOKUP([.B131];INDIRECT([.A131]&amp;&quot;.$C$2:$F$200&quot;);2;0);&quot;&quot;));&quot;&quot;)" office:value-type="string" office:string-value="Schiffslabor VI" calcext:value-type="string">
            <text:p>Schiffslabor VI</text:p>
          </table:table-cell>
          <table:table-cell table:style-name="ce842" table:formula="of:=IF(NOT(ISBLANK([.A131]));IF( IFNA( VLOOKUP( [.B131];INDIRECT([.A131]&amp;&quot;.$C$2:$F$200&quot;);3;0);&quot;&quot;)=0;&quot;&quot;; IFNA(VLOOKUP([.B131];INDIRECT([.A131]&amp;&quot;.$C$2:$F$200&quot;);3;0);&quot;&quot;));&quot;&quot;)" office:value-type="string" office:string-value="Brücke IV" calcext:value-type="string">
            <text:p>Brücke IV</text:p>
          </table:table-cell>
          <table:table-cell table:style-name="ce842" table:formula="of:=IF(NOT(ISBLANK([.A131]));IF( IFNA( VLOOKUP( [.B131];INDIRECT([.A131]&amp;&quot;.$C$2:$F$200&quot;);4;0);&quot;&quot;)=0;&quot;&quot;; IFNA(VLOOKUP([.B131];INDIRECT([.A13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4" office:value-type="string" calcext:value-type="string">
            <text:p>Module</text:p>
          </table:table-cell>
          <table:table-cell table:style-name="ce799" office:value-type="string" calcext:value-type="string">
            <text:p>Flottenwerft VII</text:p>
          </table:table-cell>
          <table:table-cell table:style-name="ce842" table:formula="of:=IF(NOT(ISBLANK([.A132]));IF( IFNA( VLOOKUP( [.B132];INDIRECT([.A132]&amp;&quot;.$C$2:$F$200&quot;);2;0);&quot;&quot;)=0;&quot;&quot;; IFNA(VLOOKUP([.B132];INDIRECT([.A132]&amp;&quot;.$C$2:$F$200&quot;);2;0);&quot;&quot;));&quot;&quot;)" office:value-type="string" office:string-value="Flottenwerft VI" calcext:value-type="string">
            <text:p>Flottenwerft VI</text:p>
          </table:table-cell>
          <table:table-cell table:style-name="ce842" table:formula="of:=IF(NOT(ISBLANK([.A132]));IF( IFNA( VLOOKUP( [.B132];INDIRECT([.A132]&amp;&quot;.$C$2:$F$200&quot;);3;0);&quot;&quot;)=0;&quot;&quot;; IFNA(VLOOKUP([.B132];INDIRECT([.A132]&amp;&quot;.$C$2:$F$200&quot;);3;0);&quot;&quot;));&quot;&quot;)" office:value-type="string" office:string-value="Brücke IV" calcext:value-type="string">
            <text:p>Brücke IV</text:p>
          </table:table-cell>
          <table:table-cell table:style-name="ce842" table:formula="of:=IF(NOT(ISBLANK([.A132]));IF( IFNA( VLOOKUP( [.B132];INDIRECT([.A132]&amp;&quot;.$C$2:$F$200&quot;);4;0);&quot;&quot;)=0;&quot;&quot;; IFNA(VLOOKUP([.B132];INDIRECT([.A13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5" office:value-type="string" calcext:value-type="string">
            <text:p>Module</text:p>
          </table:table-cell>
          <table:table-cell table:style-name="ce800" office:value-type="string" calcext:value-type="string">
            <text:p>Techniklabor VII</text:p>
          </table:table-cell>
          <table:table-cell table:style-name="ce842" table:formula="of:=IF(NOT(ISBLANK([.A133]));IF( IFNA( VLOOKUP( [.B133];INDIRECT([.A133]&amp;&quot;.$C$2:$F$200&quot;);2;0);&quot;&quot;)=0;&quot;&quot;; IFNA(VLOOKUP([.B133];INDIRECT([.A133]&amp;&quot;.$C$2:$F$200&quot;);2;0);&quot;&quot;));&quot;&quot;)" office:value-type="string" office:string-value="Techniklabor VI" calcext:value-type="string">
            <text:p>Techniklabor VI</text:p>
          </table:table-cell>
          <table:table-cell table:style-name="ce842" table:formula="of:=IF(NOT(ISBLANK([.A133]));IF( IFNA( VLOOKUP( [.B133];INDIRECT([.A133]&amp;&quot;.$C$2:$F$200&quot;);3;0);&quot;&quot;)=0;&quot;&quot;; IFNA(VLOOKUP([.B133];INDIRECT([.A133]&amp;&quot;.$C$2:$F$200&quot;);3;0);&quot;&quot;));&quot;&quot;)" office:value-type="string" office:string-value="Brücke IV" calcext:value-type="string">
            <text:p>Brücke IV</text:p>
          </table:table-cell>
          <table:table-cell table:style-name="ce842" table:formula="of:=IF(NOT(ISBLANK([.A133]));IF( IFNA( VLOOKUP( [.B133];INDIRECT([.A133]&amp;&quot;.$C$2:$F$200&quot;);4;0);&quot;&quot;)=0;&quot;&quot;; IFNA(VLOOKUP([.B133];INDIRECT([.A13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6" office:value-type="string" calcext:value-type="string">
            <text:p>Module</text:p>
          </table:table-cell>
          <table:table-cell table:style-name="ce801" office:value-type="string" calcext:value-type="string">
            <text:p>Antimateriesilo VII</text:p>
          </table:table-cell>
          <table:table-cell table:style-name="ce842" table:formula="of:=IF(NOT(ISBLANK([.A134]));IF( IFNA( VLOOKUP( [.B134];INDIRECT([.A134]&amp;&quot;.$C$2:$F$200&quot;);2;0);&quot;&quot;)=0;&quot;&quot;; IFNA(VLOOKUP([.B134];INDIRECT([.A134]&amp;&quot;.$C$2:$F$200&quot;);2;0);&quot;&quot;));&quot;&quot;)" office:value-type="string" office:string-value="Antimateriesilo VI" calcext:value-type="string">
            <text:p>Antimateriesilo VI</text:p>
          </table:table-cell>
          <table:table-cell table:style-name="ce842" table:formula="of:=IF(NOT(ISBLANK([.A134]));IF( IFNA( VLOOKUP( [.B134];INDIRECT([.A134]&amp;&quot;.$C$2:$F$200&quot;);3;0);&quot;&quot;)=0;&quot;&quot;; IFNA(VLOOKUP([.B134];INDIRECT([.A134]&amp;&quot;.$C$2:$F$200&quot;);3;0);&quot;&quot;));&quot;&quot;)" office:value-type="string" office:string-value="Brücke IV" calcext:value-type="string">
            <text:p>Brücke IV</text:p>
          </table:table-cell>
          <table:table-cell table:style-name="ce842" table:formula="of:=IF(NOT(ISBLANK([.A134]));IF( IFNA( VLOOKUP( [.B134];INDIRECT([.A134]&amp;&quot;.$C$2:$F$200&quot;);4;0);&quot;&quot;)=0;&quot;&quot;; IFNA(VLOOKUP([.B134];INDIRECT([.A13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6" office:value-type="string" calcext:value-type="string">
            <text:p>Module</text:p>
          </table:table-cell>
          <table:table-cell table:style-name="ce802" office:value-type="string" calcext:value-type="string">
            <text:p>Helium-3-Schürfer VII</text:p>
          </table:table-cell>
          <table:table-cell table:style-name="ce842" table:formula="of:=IF(NOT(ISBLANK([.A135]));IF( IFNA( VLOOKUP( [.B135];INDIRECT([.A135]&amp;&quot;.$C$2:$F$200&quot;);2;0);&quot;&quot;)=0;&quot;&quot;; IFNA(VLOOKUP([.B135];INDIRECT([.A135]&amp;&quot;.$C$2:$F$200&quot;);2;0);&quot;&quot;));&quot;&quot;)" office:value-type="string" office:string-value="Helium-3-Schürfer VI" calcext:value-type="string">
            <text:p>Helium-3-Schürfer VI</text:p>
          </table:table-cell>
          <table:table-cell table:style-name="ce842" table:formula="of:=IF(NOT(ISBLANK([.A135]));IF( IFNA( VLOOKUP( [.B135];INDIRECT([.A135]&amp;&quot;.$C$2:$F$200&quot;);3;0);&quot;&quot;)=0;&quot;&quot;; IFNA(VLOOKUP([.B135];INDIRECT([.A135]&amp;&quot;.$C$2:$F$200&quot;);3;0);&quot;&quot;));&quot;&quot;)" office:value-type="string" office:string-value="Brücke IV" calcext:value-type="string">
            <text:p>Brücke IV</text:p>
          </table:table-cell>
          <table:table-cell table:style-name="ce842" table:formula="of:=IF(NOT(ISBLANK([.A135]));IF( IFNA( VLOOKUP( [.B135];INDIRECT([.A135]&amp;&quot;.$C$2:$F$200&quot;);4;0);&quot;&quot;)=0;&quot;&quot;; IFNA(VLOOKUP([.B135];INDIRECT([.A13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6" office:value-type="string" calcext:value-type="string">
            <text:p>Module</text:p>
          </table:table-cell>
          <table:table-cell table:style-name="ce803" office:value-type="string" calcext:value-type="string">
            <text:p>Kampfmodul VII</text:p>
          </table:table-cell>
          <table:table-cell table:style-name="ce842" table:formula="of:=IF(NOT(ISBLANK([.A136]));IF( IFNA( VLOOKUP( [.B136];INDIRECT([.A136]&amp;&quot;.$C$2:$F$200&quot;);2;0);&quot;&quot;)=0;&quot;&quot;; IFNA(VLOOKUP([.B136];INDIRECT([.A136]&amp;&quot;.$C$2:$F$200&quot;);2;0);&quot;&quot;));&quot;&quot;)" office:value-type="string" office:string-value="Kampfmodul VI" calcext:value-type="string">
            <text:p>Kampfmodul VI</text:p>
          </table:table-cell>
          <table:table-cell table:style-name="ce842" table:formula="of:=IF(NOT(ISBLANK([.A136]));IF( IFNA( VLOOKUP( [.B136];INDIRECT([.A136]&amp;&quot;.$C$2:$F$200&quot;);3;0);&quot;&quot;)=0;&quot;&quot;; IFNA(VLOOKUP([.B136];INDIRECT([.A136]&amp;&quot;.$C$2:$F$200&quot;);3;0);&quot;&quot;));&quot;&quot;)" office:value-type="string" office:string-value="Brücke IV" calcext:value-type="string">
            <text:p>Brücke IV</text:p>
          </table:table-cell>
          <table:table-cell table:style-name="ce842" table:formula="of:=IF(NOT(ISBLANK([.A136]));IF( IFNA( VLOOKUP( [.B136];INDIRECT([.A136]&amp;&quot;.$C$2:$F$200&quot;);4;0);&quot;&quot;)=0;&quot;&quot;; IFNA(VLOOKUP([.B136];INDIRECT([.A13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6" office:value-type="string" calcext:value-type="string">
            <text:p>Module</text:p>
          </table:table-cell>
          <table:table-cell table:style-name="ce804" office:value-type="string" calcext:value-type="string">
            <text:p>Lagermodul VII</text:p>
          </table:table-cell>
          <table:table-cell table:style-name="ce842" table:formula="of:=IF(NOT(ISBLANK([.A137]));IF( IFNA( VLOOKUP( [.B137];INDIRECT([.A137]&amp;&quot;.$C$2:$F$200&quot;);2;0);&quot;&quot;)=0;&quot;&quot;; IFNA(VLOOKUP([.B137];INDIRECT([.A137]&amp;&quot;.$C$2:$F$200&quot;);2;0);&quot;&quot;));&quot;&quot;)" office:value-type="string" office:string-value="Lagermodul VI" calcext:value-type="string">
            <text:p>Lagermodul VI</text:p>
          </table:table-cell>
          <table:table-cell table:style-name="ce842" table:formula="of:=IF(NOT(ISBLANK([.A137]));IF( IFNA( VLOOKUP( [.B137];INDIRECT([.A137]&amp;&quot;.$C$2:$F$200&quot;);3;0);&quot;&quot;)=0;&quot;&quot;; IFNA(VLOOKUP([.B137];INDIRECT([.A137]&amp;&quot;.$C$2:$F$200&quot;);3;0);&quot;&quot;));&quot;&quot;)" office:value-type="string" office:string-value="Brücke IV" calcext:value-type="string">
            <text:p>Brücke IV</text:p>
          </table:table-cell>
          <table:table-cell table:style-name="ce842" table:formula="of:=IF(NOT(ISBLANK([.A137]));IF( IFNA( VLOOKUP( [.B137];INDIRECT([.A137]&amp;&quot;.$C$2:$F$200&quot;);4;0);&quot;&quot;)=0;&quot;&quot;; IFNA(VLOOKUP([.B137];INDIRECT([.A13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7" office:value-type="string" calcext:value-type="string">
            <text:p>Module</text:p>
          </table:table-cell>
          <table:table-cell table:style-name="ce805" office:value-type="string" calcext:value-type="string">
            <text:p>Mineralerz-Schürfer VII</text:p>
          </table:table-cell>
          <table:table-cell table:style-name="ce842" table:formula="of:=IF(NOT(ISBLANK([.A138]));IF( IFNA( VLOOKUP( [.B138];INDIRECT([.A138]&amp;&quot;.$C$2:$F$200&quot;);2;0);&quot;&quot;)=0;&quot;&quot;; IFNA(VLOOKUP([.B138];INDIRECT([.A138]&amp;&quot;.$C$2:$F$200&quot;);2;0);&quot;&quot;));&quot;&quot;)" office:value-type="string" office:string-value="Mineralerz-Schürfer VI" calcext:value-type="string">
            <text:p>Mineralerz-Schürfer VI</text:p>
          </table:table-cell>
          <table:table-cell table:style-name="ce842" table:formula="of:=IF(NOT(ISBLANK([.A138]));IF( IFNA( VLOOKUP( [.B138];INDIRECT([.A138]&amp;&quot;.$C$2:$F$200&quot;);3;0);&quot;&quot;)=0;&quot;&quot;; IFNA(VLOOKUP([.B138];INDIRECT([.A138]&amp;&quot;.$C$2:$F$200&quot;);3;0);&quot;&quot;));&quot;&quot;)" office:value-type="string" office:string-value="Brücke IV" calcext:value-type="string">
            <text:p>Brücke IV</text:p>
          </table:table-cell>
          <table:table-cell table:style-name="ce842" table:formula="of:=IF(NOT(ISBLANK([.A138]));IF( IFNA( VLOOKUP( [.B138];INDIRECT([.A138]&amp;&quot;.$C$2:$F$200&quot;);4;0);&quot;&quot;)=0;&quot;&quot;; IFNA(VLOOKUP([.B138];INDIRECT([.A13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7"/>
          <table:table-cell table:style-name="ce801"/>
          <table:table-cell table:style-name="ce842" table:formula="of:=IF(NOT(ISBLANK([.A139]));IF( IFNA( VLOOKUP( [.B139];INDIRECT([.A139]&amp;&quot;.$C$2:$F$200&quot;);2;0);&quot;&quot;)=0;&quot;&quot;; IFNA(VLOOKUP([.B139];INDIRECT([.A139]&amp;&quot;.$C$2:$F$200&quot;);2;0);&quot;&quot;));&quot;&quot;)">
            <text:p/>
          </table:table-cell>
          <table:table-cell table:style-name="ce842" table:formula="of:=IF(NOT(ISBLANK([.A139]));IF( IFNA( VLOOKUP( [.B139];INDIRECT([.A139]&amp;&quot;.$C$2:$F$200&quot;);3;0);&quot;&quot;)=0;&quot;&quot;; IFNA(VLOOKUP([.B139];INDIRECT([.A139]&amp;&quot;.$C$2:$F$200&quot;);3;0);&quot;&quot;));&quot;&quot;)">
            <text:p/>
          </table:table-cell>
          <table:table-cell table:style-name="ce842" table:formula="of:=IF(NOT(ISBLANK([.A139]));IF( IFNA( VLOOKUP( [.B139];INDIRECT([.A139]&amp;&quot;.$C$2:$F$200&quot;);4;0);&quot;&quot;)=0;&quot;&quot;; IFNA(VLOOKUP([.B139];INDIRECT([.A13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7"/>
          <table:table-cell table:style-name="ce801"/>
          <table:table-cell table:style-name="ce842" table:formula="of:=IF(NOT(ISBLANK([.A140]));IF( IFNA( VLOOKUP( [.B140];INDIRECT([.A140]&amp;&quot;.$C$2:$F$200&quot;);2;0);&quot;&quot;)=0;&quot;&quot;; IFNA(VLOOKUP([.B140];INDIRECT([.A140]&amp;&quot;.$C$2:$F$200&quot;);2;0);&quot;&quot;));&quot;&quot;)">
            <text:p/>
          </table:table-cell>
          <table:table-cell table:style-name="ce842" table:formula="of:=IF(NOT(ISBLANK([.A140]));IF( IFNA( VLOOKUP( [.B140];INDIRECT([.A140]&amp;&quot;.$C$2:$F$200&quot;);3;0);&quot;&quot;)=0;&quot;&quot;; IFNA(VLOOKUP([.B140];INDIRECT([.A140]&amp;&quot;.$C$2:$F$200&quot;);3;0);&quot;&quot;));&quot;&quot;)">
            <text:p/>
          </table:table-cell>
          <table:table-cell table:style-name="ce842" table:formula="of:=IF(NOT(ISBLANK([.A140]));IF( IFNA( VLOOKUP( [.B140];INDIRECT([.A140]&amp;&quot;.$C$2:$F$200&quot;);4;0);&quot;&quot;)=0;&quot;&quot;; IFNA(VLOOKUP([.B140];INDIRECT([.A14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2"/>
          <table:table-cell table:style-name="ce842" table:formula="of:=IF(NOT(ISBLANK([.A141]));IF( IFNA( VLOOKUP( [.B141];INDIRECT([.A141]&amp;&quot;.$C$2:$F$200&quot;);2;0);&quot;&quot;)=0;&quot;&quot;; IFNA(VLOOKUP([.B141];INDIRECT([.A141]&amp;&quot;.$C$2:$F$200&quot;);2;0);&quot;&quot;));&quot;&quot;)">
            <text:p/>
          </table:table-cell>
          <table:table-cell table:style-name="ce842" table:formula="of:=IF(NOT(ISBLANK([.A141]));IF( IFNA( VLOOKUP( [.B141];INDIRECT([.A141]&amp;&quot;.$C$2:$F$200&quot;);3;0);&quot;&quot;)=0;&quot;&quot;; IFNA(VLOOKUP([.B141];INDIRECT([.A141]&amp;&quot;.$C$2:$F$200&quot;);3;0);&quot;&quot;));&quot;&quot;)">
            <text:p/>
          </table:table-cell>
          <table:table-cell table:style-name="ce842" table:formula="of:=IF(NOT(ISBLANK([.A141]));IF( IFNA( VLOOKUP( [.B141];INDIRECT([.A141]&amp;&quot;.$C$2:$F$200&quot;);4;0);&quot;&quot;)=0;&quot;&quot;; IFNA(VLOOKUP([.B141];INDIRECT([.A14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8"/>
          <table:table-cell table:style-name="ce806"/>
          <table:table-cell table:style-name="ce842" table:formula="of:=IF(NOT(ISBLANK([.A142]));IF( IFNA( VLOOKUP( [.B142];INDIRECT([.A142]&amp;&quot;.$C$2:$F$200&quot;);2;0);&quot;&quot;)=0;&quot;&quot;; IFNA(VLOOKUP([.B142];INDIRECT([.A142]&amp;&quot;.$C$2:$F$200&quot;);2;0);&quot;&quot;));&quot;&quot;)">
            <text:p/>
          </table:table-cell>
          <table:table-cell table:style-name="ce842" table:formula="of:=IF(NOT(ISBLANK([.A142]));IF( IFNA( VLOOKUP( [.B142];INDIRECT([.A142]&amp;&quot;.$C$2:$F$200&quot;);3;0);&quot;&quot;)=0;&quot;&quot;; IFNA(VLOOKUP([.B142];INDIRECT([.A142]&amp;&quot;.$C$2:$F$200&quot;);3;0);&quot;&quot;));&quot;&quot;)">
            <text:p/>
          </table:table-cell>
          <table:table-cell table:style-name="ce842" table:formula="of:=IF(NOT(ISBLANK([.A142]));IF( IFNA( VLOOKUP( [.B142];INDIRECT([.A142]&amp;&quot;.$C$2:$F$200&quot;);4;0);&quot;&quot;)=0;&quot;&quot;; IFNA(VLOOKUP([.B142];INDIRECT([.A14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8"/>
          <table:table-cell table:style-name="ce806"/>
          <table:table-cell table:style-name="ce842" table:formula="of:=IF(NOT(ISBLANK([.A143]));IF( IFNA( VLOOKUP( [.B143];INDIRECT([.A143]&amp;&quot;.$C$2:$F$200&quot;);2;0);&quot;&quot;)=0;&quot;&quot;; IFNA(VLOOKUP([.B143];INDIRECT([.A143]&amp;&quot;.$C$2:$F$200&quot;);2;0);&quot;&quot;));&quot;&quot;)">
            <text:p/>
          </table:table-cell>
          <table:table-cell table:style-name="ce842" table:formula="of:=IF(NOT(ISBLANK([.A143]));IF( IFNA( VLOOKUP( [.B143];INDIRECT([.A143]&amp;&quot;.$C$2:$F$200&quot;);3;0);&quot;&quot;)=0;&quot;&quot;; IFNA(VLOOKUP([.B143];INDIRECT([.A143]&amp;&quot;.$C$2:$F$200&quot;);3;0);&quot;&quot;));&quot;&quot;)">
            <text:p/>
          </table:table-cell>
          <table:table-cell table:style-name="ce842" table:formula="of:=IF(NOT(ISBLANK([.A143]));IF( IFNA( VLOOKUP( [.B143];INDIRECT([.A143]&amp;&quot;.$C$2:$F$200&quot;);4;0);&quot;&quot;)=0;&quot;&quot;; IFNA(VLOOKUP([.B143];INDIRECT([.A14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89" office:value-type="string" calcext:value-type="string">
            <text:p>Module</text:p>
          </table:table-cell>
          <table:table-cell table:style-name="ce807" office:value-type="string" calcext:value-type="string">
            <text:p>Schiffsfabrik VIII</text:p>
          </table:table-cell>
          <table:table-cell table:style-name="ce842" table:formula="of:=IF(NOT(ISBLANK([.A144]));IF( IFNA( VLOOKUP( [.B144];INDIRECT([.A144]&amp;&quot;.$C$2:$F$200&quot;);2;0);&quot;&quot;)=0;&quot;&quot;; IFNA(VLOOKUP([.B144];INDIRECT([.A144]&amp;&quot;.$C$2:$F$200&quot;);2;0);&quot;&quot;));&quot;&quot;)" office:value-type="string" office:string-value="Schiffsfabrik VII" calcext:value-type="string">
            <text:p>Schiffsfabrik VII</text:p>
          </table:table-cell>
          <table:table-cell table:style-name="ce842" table:formula="of:=IF(NOT(ISBLANK([.A144]));IF( IFNA( VLOOKUP( [.B144];INDIRECT([.A144]&amp;&quot;.$C$2:$F$200&quot;);3;0);&quot;&quot;)=0;&quot;&quot;; IFNA(VLOOKUP([.B144];INDIRECT([.A144]&amp;&quot;.$C$2:$F$200&quot;);3;0);&quot;&quot;));&quot;&quot;)" office:value-type="string" office:string-value="Brücke IV" calcext:value-type="string">
            <text:p>Brücke IV</text:p>
          </table:table-cell>
          <table:table-cell table:style-name="ce842" table:formula="of:=IF(NOT(ISBLANK([.A144]));IF( IFNA( VLOOKUP( [.B144];INDIRECT([.A144]&amp;&quot;.$C$2:$F$200&quot;);4;0);&quot;&quot;)=0;&quot;&quot;; IFNA(VLOOKUP([.B144];INDIRECT([.A14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0" office:value-type="string" calcext:value-type="string">
            <text:p>Module</text:p>
          </table:table-cell>
          <table:table-cell table:style-name="ce808" office:value-type="string" calcext:value-type="string">
            <text:p>Schiffslabor VIII</text:p>
          </table:table-cell>
          <table:table-cell table:style-name="ce842" table:formula="of:=IF(NOT(ISBLANK([.A145]));IF( IFNA( VLOOKUP( [.B145];INDIRECT([.A145]&amp;&quot;.$C$2:$F$200&quot;);2;0);&quot;&quot;)=0;&quot;&quot;; IFNA(VLOOKUP([.B145];INDIRECT([.A145]&amp;&quot;.$C$2:$F$200&quot;);2;0);&quot;&quot;));&quot;&quot;)" office:value-type="string" office:string-value="Schiffslabor VII" calcext:value-type="string">
            <text:p>Schiffslabor VII</text:p>
          </table:table-cell>
          <table:table-cell table:style-name="ce842" table:formula="of:=IF(NOT(ISBLANK([.A145]));IF( IFNA( VLOOKUP( [.B145];INDIRECT([.A145]&amp;&quot;.$C$2:$F$200&quot;);3;0);&quot;&quot;)=0;&quot;&quot;; IFNA(VLOOKUP([.B145];INDIRECT([.A145]&amp;&quot;.$C$2:$F$200&quot;);3;0);&quot;&quot;));&quot;&quot;)" office:value-type="string" office:string-value="Brücke IV" calcext:value-type="string">
            <text:p>Brücke IV</text:p>
          </table:table-cell>
          <table:table-cell table:style-name="ce842" table:formula="of:=IF(NOT(ISBLANK([.A145]));IF( IFNA( VLOOKUP( [.B145];INDIRECT([.A145]&amp;&quot;.$C$2:$F$200&quot;);4;0);&quot;&quot;)=0;&quot;&quot;; IFNA(VLOOKUP([.B145];INDIRECT([.A14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1" office:value-type="string" calcext:value-type="string">
            <text:p>Module</text:p>
          </table:table-cell>
          <table:table-cell table:style-name="ce809" office:value-type="string" calcext:value-type="string">
            <text:p>Flottenwerft VIII</text:p>
          </table:table-cell>
          <table:table-cell table:style-name="ce842" table:formula="of:=IF(NOT(ISBLANK([.A146]));IF( IFNA( VLOOKUP( [.B146];INDIRECT([.A146]&amp;&quot;.$C$2:$F$200&quot;);2;0);&quot;&quot;)=0;&quot;&quot;; IFNA(VLOOKUP([.B146];INDIRECT([.A146]&amp;&quot;.$C$2:$F$200&quot;);2;0);&quot;&quot;));&quot;&quot;)" office:value-type="string" office:string-value="Flottenwerft VII" calcext:value-type="string">
            <text:p>Flottenwerft VII</text:p>
          </table:table-cell>
          <table:table-cell table:style-name="ce842" table:formula="of:=IF(NOT(ISBLANK([.A146]));IF( IFNA( VLOOKUP( [.B146];INDIRECT([.A146]&amp;&quot;.$C$2:$F$200&quot;);3;0);&quot;&quot;)=0;&quot;&quot;; IFNA(VLOOKUP([.B146];INDIRECT([.A146]&amp;&quot;.$C$2:$F$200&quot;);3;0);&quot;&quot;));&quot;&quot;)" office:value-type="string" office:string-value="Brücke IV" calcext:value-type="string">
            <text:p>Brücke IV</text:p>
          </table:table-cell>
          <table:table-cell table:style-name="ce842" table:formula="of:=IF(NOT(ISBLANK([.A146]));IF( IFNA( VLOOKUP( [.B146];INDIRECT([.A146]&amp;&quot;.$C$2:$F$200&quot;);4;0);&quot;&quot;)=0;&quot;&quot;; IFNA(VLOOKUP([.B146];INDIRECT([.A146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2" office:value-type="string" calcext:value-type="string">
            <text:p>Module</text:p>
          </table:table-cell>
          <table:table-cell table:style-name="ce810" office:value-type="string" calcext:value-type="string">
            <text:p>Techniklabor VIII</text:p>
          </table:table-cell>
          <table:table-cell table:style-name="ce842" table:formula="of:=IF(NOT(ISBLANK([.A147]));IF( IFNA( VLOOKUP( [.B147];INDIRECT([.A147]&amp;&quot;.$C$2:$F$200&quot;);2;0);&quot;&quot;)=0;&quot;&quot;; IFNA(VLOOKUP([.B147];INDIRECT([.A147]&amp;&quot;.$C$2:$F$200&quot;);2;0);&quot;&quot;));&quot;&quot;)" office:value-type="string" office:string-value="Techniklabor VII" calcext:value-type="string">
            <text:p>Techniklabor VII</text:p>
          </table:table-cell>
          <table:table-cell table:style-name="ce842" table:formula="of:=IF(NOT(ISBLANK([.A147]));IF( IFNA( VLOOKUP( [.B147];INDIRECT([.A147]&amp;&quot;.$C$2:$F$200&quot;);3;0);&quot;&quot;)=0;&quot;&quot;; IFNA(VLOOKUP([.B147];INDIRECT([.A147]&amp;&quot;.$C$2:$F$200&quot;);3;0);&quot;&quot;));&quot;&quot;)" office:value-type="string" office:string-value="Brücke IV" calcext:value-type="string">
            <text:p>Brücke IV</text:p>
          </table:table-cell>
          <table:table-cell table:style-name="ce842" table:formula="of:=IF(NOT(ISBLANK([.A147]));IF( IFNA( VLOOKUP( [.B147];INDIRECT([.A147]&amp;&quot;.$C$2:$F$200&quot;);4;0);&quot;&quot;)=0;&quot;&quot;; IFNA(VLOOKUP([.B147];INDIRECT([.A14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3" office:value-type="string" calcext:value-type="string">
            <text:p>Module</text:p>
          </table:table-cell>
          <table:table-cell table:style-name="ce811" office:value-type="string" calcext:value-type="string">
            <text:p>Antimateriesilo VIII</text:p>
          </table:table-cell>
          <table:table-cell table:style-name="ce842" table:formula="of:=IF(NOT(ISBLANK([.A148]));IF( IFNA( VLOOKUP( [.B148];INDIRECT([.A148]&amp;&quot;.$C$2:$F$200&quot;);2;0);&quot;&quot;)=0;&quot;&quot;; IFNA(VLOOKUP([.B148];INDIRECT([.A148]&amp;&quot;.$C$2:$F$200&quot;);2;0);&quot;&quot;));&quot;&quot;)" office:value-type="string" office:string-value="Antimateriesilo VII" calcext:value-type="string">
            <text:p>Antimateriesilo VII</text:p>
          </table:table-cell>
          <table:table-cell table:style-name="ce842" table:formula="of:=IF(NOT(ISBLANK([.A148]));IF( IFNA( VLOOKUP( [.B148];INDIRECT([.A148]&amp;&quot;.$C$2:$F$200&quot;);3;0);&quot;&quot;)=0;&quot;&quot;; IFNA(VLOOKUP([.B148];INDIRECT([.A148]&amp;&quot;.$C$2:$F$200&quot;);3;0);&quot;&quot;));&quot;&quot;)" office:value-type="string" office:string-value="Brücke IV" calcext:value-type="string">
            <text:p>Brücke IV</text:p>
          </table:table-cell>
          <table:table-cell table:style-name="ce842" table:formula="of:=IF(NOT(ISBLANK([.A148]));IF( IFNA( VLOOKUP( [.B148];INDIRECT([.A148]&amp;&quot;.$C$2:$F$200&quot;);4;0);&quot;&quot;)=0;&quot;&quot;; IFNA(VLOOKUP([.B148];INDIRECT([.A14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4" office:value-type="string" calcext:value-type="string">
            <text:p>Module</text:p>
          </table:table-cell>
          <table:table-cell table:style-name="ce812" office:value-type="string" calcext:value-type="string">
            <text:p>Helium-3-Schürfer VIII</text:p>
          </table:table-cell>
          <table:table-cell table:style-name="ce842" table:formula="of:=IF(NOT(ISBLANK([.A149]));IF( IFNA( VLOOKUP( [.B149];INDIRECT([.A149]&amp;&quot;.$C$2:$F$200&quot;);2;0);&quot;&quot;)=0;&quot;&quot;; IFNA(VLOOKUP([.B149];INDIRECT([.A149]&amp;&quot;.$C$2:$F$200&quot;);2;0);&quot;&quot;));&quot;&quot;)" office:value-type="string" office:string-value="Helium-3-Schürfer VII" calcext:value-type="string">
            <text:p>Helium-3-Schürfer VII</text:p>
          </table:table-cell>
          <table:table-cell table:style-name="ce842" table:formula="of:=IF(NOT(ISBLANK([.A149]));IF( IFNA( VLOOKUP( [.B149];INDIRECT([.A149]&amp;&quot;.$C$2:$F$200&quot;);3;0);&quot;&quot;)=0;&quot;&quot;; IFNA(VLOOKUP([.B149];INDIRECT([.A149]&amp;&quot;.$C$2:$F$200&quot;);3;0);&quot;&quot;));&quot;&quot;)" office:value-type="string" office:string-value="Brücke IV" calcext:value-type="string">
            <text:p>Brücke IV</text:p>
          </table:table-cell>
          <table:table-cell table:style-name="ce842" table:formula="of:=IF(NOT(ISBLANK([.A149]));IF( IFNA( VLOOKUP( [.B149];INDIRECT([.A149]&amp;&quot;.$C$2:$F$200&quot;);4;0);&quot;&quot;)=0;&quot;&quot;; IFNA(VLOOKUP([.B149];INDIRECT([.A14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5" office:value-type="string" calcext:value-type="string">
            <text:p>Module</text:p>
          </table:table-cell>
          <table:table-cell table:style-name="ce813" office:value-type="string" calcext:value-type="string">
            <text:p>Kampfmodul VIII</text:p>
          </table:table-cell>
          <table:table-cell table:style-name="ce842" table:formula="of:=IF(NOT(ISBLANK([.A150]));IF( IFNA( VLOOKUP( [.B150];INDIRECT([.A150]&amp;&quot;.$C$2:$F$200&quot;);2;0);&quot;&quot;)=0;&quot;&quot;; IFNA(VLOOKUP([.B150];INDIRECT([.A150]&amp;&quot;.$C$2:$F$200&quot;);2;0);&quot;&quot;));&quot;&quot;)" office:value-type="string" office:string-value="Kampfmodul VII" calcext:value-type="string">
            <text:p>Kampfmodul VII</text:p>
          </table:table-cell>
          <table:table-cell table:style-name="ce842" table:formula="of:=IF(NOT(ISBLANK([.A150]));IF( IFNA( VLOOKUP( [.B150];INDIRECT([.A150]&amp;&quot;.$C$2:$F$200&quot;);3;0);&quot;&quot;)=0;&quot;&quot;; IFNA(VLOOKUP([.B150];INDIRECT([.A150]&amp;&quot;.$C$2:$F$200&quot;);3;0);&quot;&quot;));&quot;&quot;)" office:value-type="string" office:string-value="Brücke IV" calcext:value-type="string">
            <text:p>Brücke IV</text:p>
          </table:table-cell>
          <table:table-cell table:style-name="ce842" table:formula="of:=IF(NOT(ISBLANK([.A150]));IF( IFNA( VLOOKUP( [.B150];INDIRECT([.A150]&amp;&quot;.$C$2:$F$200&quot;);4;0);&quot;&quot;)=0;&quot;&quot;; IFNA(VLOOKUP([.B150];INDIRECT([.A15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5" office:value-type="string" calcext:value-type="string">
            <text:p>Module</text:p>
          </table:table-cell>
          <table:table-cell table:style-name="ce814" office:value-type="string" calcext:value-type="string">
            <text:p>Lagermodul VIII</text:p>
          </table:table-cell>
          <table:table-cell table:style-name="ce842" table:formula="of:=IF(NOT(ISBLANK([.A151]));IF( IFNA( VLOOKUP( [.B151];INDIRECT([.A151]&amp;&quot;.$C$2:$F$200&quot;);2;0);&quot;&quot;)=0;&quot;&quot;; IFNA(VLOOKUP([.B151];INDIRECT([.A151]&amp;&quot;.$C$2:$F$200&quot;);2;0);&quot;&quot;));&quot;&quot;)" office:value-type="string" office:string-value="Lagermodul VII" calcext:value-type="string">
            <text:p>Lagermodul VII</text:p>
          </table:table-cell>
          <table:table-cell table:style-name="ce842" table:formula="of:=IF(NOT(ISBLANK([.A151]));IF( IFNA( VLOOKUP( [.B151];INDIRECT([.A151]&amp;&quot;.$C$2:$F$200&quot;);3;0);&quot;&quot;)=0;&quot;&quot;; IFNA(VLOOKUP([.B151];INDIRECT([.A151]&amp;&quot;.$C$2:$F$200&quot;);3;0);&quot;&quot;));&quot;&quot;)" office:value-type="string" office:string-value="Brücke IV" calcext:value-type="string">
            <text:p>Brücke IV</text:p>
          </table:table-cell>
          <table:table-cell table:style-name="ce842" table:formula="of:=IF(NOT(ISBLANK([.A151]));IF( IFNA( VLOOKUP( [.B151];INDIRECT([.A151]&amp;&quot;.$C$2:$F$200&quot;);4;0);&quot;&quot;)=0;&quot;&quot;; IFNA(VLOOKUP([.B151];INDIRECT([.A15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5" office:value-type="string" calcext:value-type="string">
            <text:p>Module</text:p>
          </table:table-cell>
          <table:table-cell table:style-name="ce815" office:value-type="string" calcext:value-type="string">
            <text:p>Mineralerz-Schürfer VIII</text:p>
          </table:table-cell>
          <table:table-cell table:style-name="ce842" table:formula="of:=IF(NOT(ISBLANK([.A152]));IF( IFNA( VLOOKUP( [.B152];INDIRECT([.A152]&amp;&quot;.$C$2:$F$200&quot;);2;0);&quot;&quot;)=0;&quot;&quot;; IFNA(VLOOKUP([.B152];INDIRECT([.A152]&amp;&quot;.$C$2:$F$200&quot;);2;0);&quot;&quot;));&quot;&quot;)" office:value-type="string" office:string-value="Mineralerz-Schürfer VII" calcext:value-type="string">
            <text:p>Mineralerz-Schürfer VII</text:p>
          </table:table-cell>
          <table:table-cell table:style-name="ce842" table:formula="of:=IF(NOT(ISBLANK([.A152]));IF( IFNA( VLOOKUP( [.B152];INDIRECT([.A152]&amp;&quot;.$C$2:$F$200&quot;);3;0);&quot;&quot;)=0;&quot;&quot;; IFNA(VLOOKUP([.B152];INDIRECT([.A152]&amp;&quot;.$C$2:$F$200&quot;);3;0);&quot;&quot;));&quot;&quot;)" office:value-type="string" office:string-value="Brücke IV" calcext:value-type="string">
            <text:p>Brücke IV</text:p>
          </table:table-cell>
          <table:table-cell table:style-name="ce842" table:formula="of:=IF(NOT(ISBLANK([.A152]));IF( IFNA( VLOOKUP( [.B152];INDIRECT([.A152]&amp;&quot;.$C$2:$F$200&quot;);4;0);&quot;&quot;)=0;&quot;&quot;; IFNA(VLOOKUP([.B152];INDIRECT([.A15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5"/>
          <table:table-cell table:style-name="ce816"/>
          <table:table-cell table:style-name="ce842" table:formula="of:=IF(NOT(ISBLANK([.A153]));IF( IFNA( VLOOKUP( [.B153];INDIRECT([.A153]&amp;&quot;.$C$2:$F$200&quot;);2;0);&quot;&quot;)=0;&quot;&quot;; IFNA(VLOOKUP([.B153];INDIRECT([.A153]&amp;&quot;.$C$2:$F$200&quot;);2;0);&quot;&quot;));&quot;&quot;)">
            <text:p/>
          </table:table-cell>
          <table:table-cell table:style-name="ce842" table:formula="of:=IF(NOT(ISBLANK([.A153]));IF( IFNA( VLOOKUP( [.B153];INDIRECT([.A153]&amp;&quot;.$C$2:$F$200&quot;);3;0);&quot;&quot;)=0;&quot;&quot;; IFNA(VLOOKUP([.B153];INDIRECT([.A153]&amp;&quot;.$C$2:$F$200&quot;);3;0);&quot;&quot;));&quot;&quot;)">
            <text:p/>
          </table:table-cell>
          <table:table-cell table:style-name="ce842" table:formula="of:=IF(NOT(ISBLANK([.A153]));IF( IFNA( VLOOKUP( [.B153];INDIRECT([.A153]&amp;&quot;.$C$2:$F$200&quot;);4;0);&quot;&quot;)=0;&quot;&quot;; IFNA(VLOOKUP([.B153];INDIRECT([.A15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5"/>
          <table:table-cell table:style-name="ce816"/>
          <table:table-cell table:style-name="ce842" table:formula="of:=IF(NOT(ISBLANK([.A154]));IF( IFNA( VLOOKUP( [.B154];INDIRECT([.A154]&amp;&quot;.$C$2:$F$200&quot;);2;0);&quot;&quot;)=0;&quot;&quot;; IFNA(VLOOKUP([.B154];INDIRECT([.A154]&amp;&quot;.$C$2:$F$200&quot;);2;0);&quot;&quot;));&quot;&quot;)">
            <text:p/>
          </table:table-cell>
          <table:table-cell table:style-name="ce842" table:formula="of:=IF(NOT(ISBLANK([.A154]));IF( IFNA( VLOOKUP( [.B154];INDIRECT([.A154]&amp;&quot;.$C$2:$F$200&quot;);3;0);&quot;&quot;)=0;&quot;&quot;; IFNA(VLOOKUP([.B154];INDIRECT([.A154]&amp;&quot;.$C$2:$F$200&quot;);3;0);&quot;&quot;));&quot;&quot;)">
            <text:p/>
          </table:table-cell>
          <table:table-cell table:style-name="ce842" table:formula="of:=IF(NOT(ISBLANK([.A154]));IF( IFNA( VLOOKUP( [.B154];INDIRECT([.A154]&amp;&quot;.$C$2:$F$200&quot;);4;0);&quot;&quot;)=0;&quot;&quot;; IFNA(VLOOKUP([.B154];INDIRECT([.A15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5"/>
          <table:table-cell table:style-name="ce816"/>
          <table:table-cell table:style-name="ce842" table:formula="of:=IF(NOT(ISBLANK([.A155]));IF( IFNA( VLOOKUP( [.B155];INDIRECT([.A155]&amp;&quot;.$C$2:$F$200&quot;);2;0);&quot;&quot;)=0;&quot;&quot;; IFNA(VLOOKUP([.B155];INDIRECT([.A155]&amp;&quot;.$C$2:$F$200&quot;);2;0);&quot;&quot;));&quot;&quot;)">
            <text:p/>
          </table:table-cell>
          <table:table-cell table:style-name="ce842" table:formula="of:=IF(NOT(ISBLANK([.A155]));IF( IFNA( VLOOKUP( [.B155];INDIRECT([.A155]&amp;&quot;.$C$2:$F$200&quot;);3;0);&quot;&quot;)=0;&quot;&quot;; IFNA(VLOOKUP([.B155];INDIRECT([.A155]&amp;&quot;.$C$2:$F$200&quot;);3;0);&quot;&quot;));&quot;&quot;)">
            <text:p/>
          </table:table-cell>
          <table:table-cell table:style-name="ce842" table:formula="of:=IF(NOT(ISBLANK([.A155]));IF( IFNA( VLOOKUP( [.B155];INDIRECT([.A155]&amp;&quot;.$C$2:$F$200&quot;);4;0);&quot;&quot;)=0;&quot;&quot;; IFNA(VLOOKUP([.B155];INDIRECT([.A15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5"/>
          <table:table-cell table:style-name="ce816"/>
          <table:table-cell table:style-name="ce842" table:formula="of:=IF(NOT(ISBLANK([.A156]));IF( IFNA( VLOOKUP( [.B156];INDIRECT([.A156]&amp;&quot;.$C$2:$F$200&quot;);2;0);&quot;&quot;)=0;&quot;&quot;; IFNA(VLOOKUP([.B156];INDIRECT([.A156]&amp;&quot;.$C$2:$F$200&quot;);2;0);&quot;&quot;));&quot;&quot;)">
            <text:p/>
          </table:table-cell>
          <table:table-cell table:style-name="ce842" table:formula="of:=IF(NOT(ISBLANK([.A156]));IF( IFNA( VLOOKUP( [.B156];INDIRECT([.A156]&amp;&quot;.$C$2:$F$200&quot;);3;0);&quot;&quot;)=0;&quot;&quot;; IFNA(VLOOKUP([.B156];INDIRECT([.A156]&amp;&quot;.$C$2:$F$200&quot;);3;0);&quot;&quot;));&quot;&quot;)">
            <text:p/>
          </table:table-cell>
          <table:table-cell table:style-name="ce842" table:formula="of:=IF(NOT(ISBLANK([.A156]));IF( IFNA( VLOOKUP( [.B156];INDIRECT([.A156]&amp;&quot;.$C$2:$F$200&quot;);4;0);&quot;&quot;)=0;&quot;&quot;; IFNA(VLOOKUP([.B156];INDIRECT([.A15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5"/>
          <table:table-cell table:style-name="ce816"/>
          <table:table-cell table:style-name="ce842" table:formula="of:=IF(NOT(ISBLANK([.A157]));IF( IFNA( VLOOKUP( [.B157];INDIRECT([.A157]&amp;&quot;.$C$2:$F$200&quot;);2;0);&quot;&quot;)=0;&quot;&quot;; IFNA(VLOOKUP([.B157];INDIRECT([.A157]&amp;&quot;.$C$2:$F$200&quot;);2;0);&quot;&quot;));&quot;&quot;)">
            <text:p/>
          </table:table-cell>
          <table:table-cell table:style-name="ce842" table:formula="of:=IF(NOT(ISBLANK([.A157]));IF( IFNA( VLOOKUP( [.B157];INDIRECT([.A157]&amp;&quot;.$C$2:$F$200&quot;);3;0);&quot;&quot;)=0;&quot;&quot;; IFNA(VLOOKUP([.B157];INDIRECT([.A157]&amp;&quot;.$C$2:$F$200&quot;);3;0);&quot;&quot;));&quot;&quot;)">
            <text:p/>
          </table:table-cell>
          <table:table-cell table:style-name="ce842" table:formula="of:=IF(NOT(ISBLANK([.A157]));IF( IFNA( VLOOKUP( [.B157];INDIRECT([.A157]&amp;&quot;.$C$2:$F$200&quot;);4;0);&quot;&quot;)=0;&quot;&quot;; IFNA(VLOOKUP([.B157];INDIRECT([.A15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5"/>
          <table:table-cell table:style-name="ce816"/>
          <table:table-cell table:style-name="ce842" table:formula="of:=IF(NOT(ISBLANK([.A158]));IF( IFNA( VLOOKUP( [.B158];INDIRECT([.A158]&amp;&quot;.$C$2:$F$200&quot;);2;0);&quot;&quot;)=0;&quot;&quot;; IFNA(VLOOKUP([.B158];INDIRECT([.A158]&amp;&quot;.$C$2:$F$200&quot;);2;0);&quot;&quot;));&quot;&quot;)">
            <text:p/>
          </table:table-cell>
          <table:table-cell table:style-name="ce842" table:formula="of:=IF(NOT(ISBLANK([.A158]));IF( IFNA( VLOOKUP( [.B158];INDIRECT([.A158]&amp;&quot;.$C$2:$F$200&quot;);3;0);&quot;&quot;)=0;&quot;&quot;; IFNA(VLOOKUP([.B158];INDIRECT([.A158]&amp;&quot;.$C$2:$F$200&quot;);3;0);&quot;&quot;));&quot;&quot;)">
            <text:p/>
          </table:table-cell>
          <table:table-cell table:style-name="ce842" table:formula="of:=IF(NOT(ISBLANK([.A158]));IF( IFNA( VLOOKUP( [.B158];INDIRECT([.A158]&amp;&quot;.$C$2:$F$200&quot;);4;0);&quot;&quot;)=0;&quot;&quot;; IFNA(VLOOKUP([.B158];INDIRECT([.A15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5"/>
          <table:table-cell table:style-name="ce816"/>
          <table:table-cell table:style-name="ce842" table:formula="of:=IF(NOT(ISBLANK([.A159]));IF( IFNA( VLOOKUP( [.B159];INDIRECT([.A159]&amp;&quot;.$C$2:$F$200&quot;);2;0);&quot;&quot;)=0;&quot;&quot;; IFNA(VLOOKUP([.B159];INDIRECT([.A159]&amp;&quot;.$C$2:$F$200&quot;);2;0);&quot;&quot;));&quot;&quot;)">
            <text:p/>
          </table:table-cell>
          <table:table-cell table:style-name="ce842" table:formula="of:=IF(NOT(ISBLANK([.A159]));IF( IFNA( VLOOKUP( [.B159];INDIRECT([.A159]&amp;&quot;.$C$2:$F$200&quot;);3;0);&quot;&quot;)=0;&quot;&quot;; IFNA(VLOOKUP([.B159];INDIRECT([.A159]&amp;&quot;.$C$2:$F$200&quot;);3;0);&quot;&quot;));&quot;&quot;)">
            <text:p/>
          </table:table-cell>
          <table:table-cell table:style-name="ce842" table:formula="of:=IF(NOT(ISBLANK([.A159]));IF( IFNA( VLOOKUP( [.B159];INDIRECT([.A159]&amp;&quot;.$C$2:$F$200&quot;);4;0);&quot;&quot;)=0;&quot;&quot;; IFNA(VLOOKUP([.B159];INDIRECT([.A15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5"/>
          <table:table-cell table:style-name="ce816"/>
          <table:table-cell table:style-name="ce842" table:formula="of:=IF(NOT(ISBLANK([.A160]));IF( IFNA( VLOOKUP( [.B160];INDIRECT([.A160]&amp;&quot;.$C$2:$F$200&quot;);2;0);&quot;&quot;)=0;&quot;&quot;; IFNA(VLOOKUP([.B160];INDIRECT([.A160]&amp;&quot;.$C$2:$F$200&quot;);2;0);&quot;&quot;));&quot;&quot;)">
            <text:p/>
          </table:table-cell>
          <table:table-cell table:style-name="ce842" table:formula="of:=IF(NOT(ISBLANK([.A160]));IF( IFNA( VLOOKUP( [.B160];INDIRECT([.A160]&amp;&quot;.$C$2:$F$200&quot;);3;0);&quot;&quot;)=0;&quot;&quot;; IFNA(VLOOKUP([.B160];INDIRECT([.A160]&amp;&quot;.$C$2:$F$200&quot;);3;0);&quot;&quot;));&quot;&quot;)">
            <text:p/>
          </table:table-cell>
          <table:table-cell table:style-name="ce842" table:formula="of:=IF(NOT(ISBLANK([.A160]));IF( IFNA( VLOOKUP( [.B160];INDIRECT([.A160]&amp;&quot;.$C$2:$F$200&quot;);4;0);&quot;&quot;)=0;&quot;&quot;; IFNA(VLOOKUP([.B160];INDIRECT([.A16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2"/>
          <table:table-cell table:style-name="ce842" table:formula="of:=IF(NOT(ISBLANK([.A161]));IF( IFNA( VLOOKUP( [.B161];INDIRECT([.A161]&amp;&quot;.$C$2:$F$200&quot;);2;0);&quot;&quot;)=0;&quot;&quot;; IFNA(VLOOKUP([.B161];INDIRECT([.A161]&amp;&quot;.$C$2:$F$200&quot;);2;0);&quot;&quot;));&quot;&quot;)">
            <text:p/>
          </table:table-cell>
          <table:table-cell table:style-name="ce842" table:formula="of:=IF(NOT(ISBLANK([.A161]));IF( IFNA( VLOOKUP( [.B161];INDIRECT([.A161]&amp;&quot;.$C$2:$F$200&quot;);3;0);&quot;&quot;)=0;&quot;&quot;; IFNA(VLOOKUP([.B161];INDIRECT([.A161]&amp;&quot;.$C$2:$F$200&quot;);3;0);&quot;&quot;));&quot;&quot;)">
            <text:p/>
          </table:table-cell>
          <table:table-cell table:style-name="ce842" table:formula="of:=IF(NOT(ISBLANK([.A161]));IF( IFNA( VLOOKUP( [.B161];INDIRECT([.A161]&amp;&quot;.$C$2:$F$200&quot;);4;0);&quot;&quot;)=0;&quot;&quot;; IFNA(VLOOKUP([.B161];INDIRECT([.A16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2"/>
          <table:table-cell table:style-name="ce842" table:formula="of:=IF(NOT(ISBLANK([.A162]));IF( IFNA( VLOOKUP( [.B162];INDIRECT([.A162]&amp;&quot;.$C$2:$F$200&quot;);2;0);&quot;&quot;)=0;&quot;&quot;; IFNA(VLOOKUP([.B162];INDIRECT([.A162]&amp;&quot;.$C$2:$F$200&quot;);2;0);&quot;&quot;));&quot;&quot;)">
            <text:p/>
          </table:table-cell>
          <table:table-cell table:style-name="ce842" table:formula="of:=IF(NOT(ISBLANK([.A162]));IF( IFNA( VLOOKUP( [.B162];INDIRECT([.A162]&amp;&quot;.$C$2:$F$200&quot;);3;0);&quot;&quot;)=0;&quot;&quot;; IFNA(VLOOKUP([.B162];INDIRECT([.A162]&amp;&quot;.$C$2:$F$200&quot;);3;0);&quot;&quot;));&quot;&quot;)">
            <text:p/>
          </table:table-cell>
          <table:table-cell table:style-name="ce842" table:formula="of:=IF(NOT(ISBLANK([.A162]));IF( IFNA( VLOOKUP( [.B162];INDIRECT([.A162]&amp;&quot;.$C$2:$F$200&quot;);4;0);&quot;&quot;)=0;&quot;&quot;; IFNA(VLOOKUP([.B162];INDIRECT([.A162]&amp;&quot;.$C$2:$F$200&quot;);4;0);&quot;&quot;));&quot;&quot;)">
            <text:p/>
          </table:table-cell>
          <table:table-cell table:number-columns-repeated="1019"/>
        </table:table-row>
        <table:table-row table:style-name="ro10">
          <table:table-cell table:style-name="ce696" office:value-type="string" calcext:value-type="string">
            <text:p>Module</text:p>
          </table:table-cell>
          <table:table-cell table:style-name="ce817" office:value-type="string" calcext:value-type="string">
            <text:p>Brücke V</text:p>
          </table:table-cell>
          <table:table-cell table:style-name="ce841" table:formula="of:=IF(NOT(ISBLANK([.A163]));IF( IFNA( VLOOKUP( [.B163];INDIRECT([.A163]&amp;&quot;.$C$2:$F$200&quot;);2;0);&quot;&quot;)=0;&quot;&quot;; IFNA(VLOOKUP([.B163];INDIRECT([.A163]&amp;&quot;.$C$2:$F$200&quot;);2;0);&quot;&quot;));&quot;&quot;)" office:value-type="string" office:string-value="Flottenwerft VIII" calcext:value-type="string">
            <text:p>Flottenwerft VIII</text:p>
          </table:table-cell>
          <table:table-cell table:style-name="ce841" table:formula="of:=IF(NOT(ISBLANK([.A163]));IF( IFNA( VLOOKUP( [.B163];INDIRECT([.A163]&amp;&quot;.$C$2:$F$200&quot;);3;0);&quot;&quot;)=0;&quot;&quot;; IFNA(VLOOKUP([.B163];INDIRECT([.A163]&amp;&quot;.$C$2:$F$200&quot;);3;0);&quot;&quot;));&quot;&quot;)" office:value-type="string" office:string-value="Schiffsfabrik VIII" calcext:value-type="string">
            <text:p>Schiffsfabrik VIII</text:p>
          </table:table-cell>
          <table:table-cell table:style-name="ce841" table:formula="of:=IF(NOT(ISBLANK([.A163]));IF( IFNA( VLOOKUP( [.B163];INDIRECT([.A163]&amp;&quot;.$C$2:$F$200&quot;);4;0);&quot;&quot;)=0;&quot;&quot;; IFNA(VLOOKUP([.B163];INDIRECT([.A163]&amp;&quot;.$C$2:$F$200&quot;);4;0);&quot;&quot;));&quot;&quot;)" office:value-type="string" office:string-value="Brücke IV" calcext:value-type="string">
            <text:p>Brücke IV</text:p>
          </table:table-cell>
          <table:table-cell table:number-columns-repeated="1019"/>
        </table:table-row>
        <table:table-row table:style-name="ro4">
          <table:table-cell table:style-name="ce697" office:value-type="string" calcext:value-type="string">
            <text:p>Module</text:p>
          </table:table-cell>
          <table:table-cell table:style-name="ce818" office:value-type="string" calcext:value-type="string">
            <text:p>Werkstatt V</text:p>
          </table:table-cell>
          <table:table-cell table:style-name="ce842" table:formula="of:=IF(NOT(ISBLANK([.A164]));IF( IFNA( VLOOKUP( [.B164];INDIRECT([.A164]&amp;&quot;.$C$2:$F$200&quot;);2;0);&quot;&quot;)=0;&quot;&quot;; IFNA(VLOOKUP([.B164];INDIRECT([.A164]&amp;&quot;.$C$2:$F$200&quot;);2;0);&quot;&quot;));&quot;&quot;)" office:value-type="string" office:string-value="Werkstatt IV" calcext:value-type="string">
            <text:p>Werkstatt IV</text:p>
          </table:table-cell>
          <table:table-cell table:style-name="ce842" table:formula="of:=IF(NOT(ISBLANK([.A164]));IF( IFNA( VLOOKUP( [.B164];INDIRECT([.A164]&amp;&quot;.$C$2:$F$200&quot;);3;0);&quot;&quot;)=0;&quot;&quot;; IFNA(VLOOKUP([.B164];INDIRECT([.A164]&amp;&quot;.$C$2:$F$200&quot;);3;0);&quot;&quot;));&quot;&quot;)" office:value-type="string" office:string-value="Brücke V" calcext:value-type="string">
            <text:p>Brücke V</text:p>
          </table:table-cell>
          <table:table-cell table:style-name="ce842" table:formula="of:=IF(NOT(ISBLANK([.A164]));IF( IFNA( VLOOKUP( [.B164];INDIRECT([.A164]&amp;&quot;.$C$2:$F$200&quot;);4;0);&quot;&quot;)=0;&quot;&quot;; IFNA(VLOOKUP([.B164];INDIRECT([.A164]&amp;&quot;.$C$2:$F$200&quot;);4;0);&quot;&quot;));&quot;&quot;)" office:value-type="string" office:string-value="Schiffsfabrik IX" calcext:value-type="string">
            <text:p>Schiffsfabrik IX</text:p>
          </table:table-cell>
          <table:table-cell table:number-columns-repeated="1019"/>
        </table:table-row>
        <table:table-row table:style-name="ro4">
          <table:table-cell table:style-name="ce698" office:value-type="string" calcext:value-type="string">
            <text:p>Module</text:p>
          </table:table-cell>
          <table:table-cell table:style-name="ce819" office:value-type="string" calcext:value-type="string">
            <text:p>Schiffsfabrik IX</text:p>
          </table:table-cell>
          <table:table-cell table:style-name="ce842" table:formula="of:=IF(NOT(ISBLANK([.A165]));IF( IFNA( VLOOKUP( [.B165];INDIRECT([.A165]&amp;&quot;.$C$2:$F$200&quot;);2;0);&quot;&quot;)=0;&quot;&quot;; IFNA(VLOOKUP([.B165];INDIRECT([.A165]&amp;&quot;.$C$2:$F$200&quot;);2;0);&quot;&quot;));&quot;&quot;)" office:value-type="string" office:string-value="Schiffsfabrik VIII" calcext:value-type="string">
            <text:p>Schiffsfabrik VIII</text:p>
          </table:table-cell>
          <table:table-cell table:style-name="ce842" table:formula="of:=IF(NOT(ISBLANK([.A165]));IF( IFNA( VLOOKUP( [.B165];INDIRECT([.A165]&amp;&quot;.$C$2:$F$200&quot;);3;0);&quot;&quot;)=0;&quot;&quot;; IFNA(VLOOKUP([.B165];INDIRECT([.A165]&amp;&quot;.$C$2:$F$200&quot;);3;0);&quot;&quot;));&quot;&quot;)" office:value-type="string" office:string-value="Brücke V" calcext:value-type="string">
            <text:p>Brücke V</text:p>
          </table:table-cell>
          <table:table-cell table:style-name="ce842" table:formula="of:=IF(NOT(ISBLANK([.A165]));IF( IFNA( VLOOKUP( [.B165];INDIRECT([.A165]&amp;&quot;.$C$2:$F$200&quot;);4;0);&quot;&quot;)=0;&quot;&quot;; IFNA(VLOOKUP([.B165];INDIRECT([.A16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699" office:value-type="string" calcext:value-type="string">
            <text:p>Module</text:p>
          </table:table-cell>
          <table:table-cell table:style-name="ce820" office:value-type="string" calcext:value-type="string">
            <text:p>Werkstatt VI</text:p>
          </table:table-cell>
          <table:table-cell table:style-name="ce842" table:formula="of:=IF(NOT(ISBLANK([.A166]));IF( IFNA( VLOOKUP( [.B166];INDIRECT([.A166]&amp;&quot;.$C$2:$F$200&quot;);2;0);&quot;&quot;)=0;&quot;&quot;; IFNA(VLOOKUP([.B166];INDIRECT([.A166]&amp;&quot;.$C$2:$F$200&quot;);2;0);&quot;&quot;));&quot;&quot;)" office:value-type="string" office:string-value="Werkstatt V" calcext:value-type="string">
            <text:p>Werkstatt V</text:p>
          </table:table-cell>
          <table:table-cell table:style-name="ce842" table:formula="of:=IF(NOT(ISBLANK([.A166]));IF( IFNA( VLOOKUP( [.B166];INDIRECT([.A166]&amp;&quot;.$C$2:$F$200&quot;);3;0);&quot;&quot;)=0;&quot;&quot;; IFNA(VLOOKUP([.B166];INDIRECT([.A166]&amp;&quot;.$C$2:$F$200&quot;);3;0);&quot;&quot;));&quot;&quot;)" office:value-type="string" office:string-value="Brücke V" calcext:value-type="string">
            <text:p>Brücke V</text:p>
          </table:table-cell>
          <table:table-cell table:style-name="ce842" table:formula="of:=IF(NOT(ISBLANK([.A166]));IF( IFNA( VLOOKUP( [.B166];INDIRECT([.A166]&amp;&quot;.$C$2:$F$200&quot;);4;0);&quot;&quot;)=0;&quot;&quot;; IFNA(VLOOKUP([.B166];INDIRECT([.A166]&amp;&quot;.$C$2:$F$200&quot;);4;0);&quot;&quot;));&quot;&quot;)" office:value-type="string" office:string-value="Schiffsfabrik X" calcext:value-type="string">
            <text:p>Schiffsfabrik X</text:p>
          </table:table-cell>
          <table:table-cell table:number-columns-repeated="1019"/>
        </table:table-row>
        <table:table-row table:style-name="ro4">
          <table:table-cell table:style-name="ce700" office:value-type="string" calcext:value-type="string">
            <text:p>Module</text:p>
          </table:table-cell>
          <table:table-cell table:style-name="ce821" office:value-type="string" calcext:value-type="string">
            <text:p>Schiffslabor IX</text:p>
          </table:table-cell>
          <table:table-cell table:style-name="ce842" table:formula="of:=IF(NOT(ISBLANK([.A167]));IF( IFNA( VLOOKUP( [.B167];INDIRECT([.A167]&amp;&quot;.$C$2:$F$200&quot;);2;0);&quot;&quot;)=0;&quot;&quot;; IFNA(VLOOKUP([.B167];INDIRECT([.A167]&amp;&quot;.$C$2:$F$200&quot;);2;0);&quot;&quot;));&quot;&quot;)" office:value-type="string" office:string-value="Schiffslabor VIII" calcext:value-type="string">
            <text:p>Schiffslabor VIII</text:p>
          </table:table-cell>
          <table:table-cell table:style-name="ce842" table:formula="of:=IF(NOT(ISBLANK([.A167]));IF( IFNA( VLOOKUP( [.B167];INDIRECT([.A167]&amp;&quot;.$C$2:$F$200&quot;);3;0);&quot;&quot;)=0;&quot;&quot;; IFNA(VLOOKUP([.B167];INDIRECT([.A167]&amp;&quot;.$C$2:$F$200&quot;);3;0);&quot;&quot;));&quot;&quot;)" office:value-type="string" office:string-value="Brücke V" calcext:value-type="string">
            <text:p>Brücke V</text:p>
          </table:table-cell>
          <table:table-cell table:style-name="ce842" table:formula="of:=IF(NOT(ISBLANK([.A167]));IF( IFNA( VLOOKUP( [.B167];INDIRECT([.A167]&amp;&quot;.$C$2:$F$200&quot;);4;0);&quot;&quot;)=0;&quot;&quot;; IFNA(VLOOKUP([.B167];INDIRECT([.A167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1" office:value-type="string" calcext:value-type="string">
            <text:p>Module</text:p>
          </table:table-cell>
          <table:table-cell table:style-name="ce822" office:value-type="string" calcext:value-type="string">
            <text:p>Flottenwerft IX</text:p>
          </table:table-cell>
          <table:table-cell table:style-name="ce842" table:formula="of:=IF(NOT(ISBLANK([.A168]));IF( IFNA( VLOOKUP( [.B168];INDIRECT([.A168]&amp;&quot;.$C$2:$F$200&quot;);2;0);&quot;&quot;)=0;&quot;&quot;; IFNA(VLOOKUP([.B168];INDIRECT([.A168]&amp;&quot;.$C$2:$F$200&quot;);2;0);&quot;&quot;));&quot;&quot;)" office:value-type="string" office:string-value="Flottenwerft VIII" calcext:value-type="string">
            <text:p>Flottenwerft VIII</text:p>
          </table:table-cell>
          <table:table-cell table:style-name="ce842" table:formula="of:=IF(NOT(ISBLANK([.A168]));IF( IFNA( VLOOKUP( [.B168];INDIRECT([.A168]&amp;&quot;.$C$2:$F$200&quot;);3;0);&quot;&quot;)=0;&quot;&quot;; IFNA(VLOOKUP([.B168];INDIRECT([.A168]&amp;&quot;.$C$2:$F$200&quot;);3;0);&quot;&quot;));&quot;&quot;)" office:value-type="string" office:string-value="Brücke V" calcext:value-type="string">
            <text:p>Brücke V</text:p>
          </table:table-cell>
          <table:table-cell table:style-name="ce842" table:formula="of:=IF(NOT(ISBLANK([.A168]));IF( IFNA( VLOOKUP( [.B168];INDIRECT([.A168]&amp;&quot;.$C$2:$F$200&quot;);4;0);&quot;&quot;)=0;&quot;&quot;; IFNA(VLOOKUP([.B168];INDIRECT([.A16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2" office:value-type="string" calcext:value-type="string">
            <text:p>Module</text:p>
          </table:table-cell>
          <table:table-cell table:style-name="ce823" office:value-type="string" calcext:value-type="string">
            <text:p>Techniklabor IX</text:p>
          </table:table-cell>
          <table:table-cell table:style-name="ce842" table:formula="of:=IF(NOT(ISBLANK([.A169]));IF( IFNA( VLOOKUP( [.B169];INDIRECT([.A169]&amp;&quot;.$C$2:$F$200&quot;);2;0);&quot;&quot;)=0;&quot;&quot;; IFNA(VLOOKUP([.B169];INDIRECT([.A169]&amp;&quot;.$C$2:$F$200&quot;);2;0);&quot;&quot;));&quot;&quot;)" office:value-type="string" office:string-value="Techniklabor VIII" calcext:value-type="string">
            <text:p>Techniklabor VIII</text:p>
          </table:table-cell>
          <table:table-cell table:style-name="ce842" table:formula="of:=IF(NOT(ISBLANK([.A169]));IF( IFNA( VLOOKUP( [.B169];INDIRECT([.A169]&amp;&quot;.$C$2:$F$200&quot;);3;0);&quot;&quot;)=0;&quot;&quot;; IFNA(VLOOKUP([.B169];INDIRECT([.A169]&amp;&quot;.$C$2:$F$200&quot;);3;0);&quot;&quot;));&quot;&quot;)" office:value-type="string" office:string-value="Brücke V" calcext:value-type="string">
            <text:p>Brücke V</text:p>
          </table:table-cell>
          <table:table-cell table:style-name="ce842" table:formula="of:=IF(NOT(ISBLANK([.A169]));IF( IFNA( VLOOKUP( [.B169];INDIRECT([.A169]&amp;&quot;.$C$2:$F$200&quot;);4;0);&quot;&quot;)=0;&quot;&quot;; IFNA(VLOOKUP([.B169];INDIRECT([.A169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3" office:value-type="string" calcext:value-type="string">
            <text:p>Module</text:p>
          </table:table-cell>
          <table:table-cell table:style-name="ce824" office:value-type="string" calcext:value-type="string">
            <text:p>Antimateriesilo IX</text:p>
          </table:table-cell>
          <table:table-cell table:style-name="ce842" table:formula="of:=IF(NOT(ISBLANK([.A170]));IF( IFNA( VLOOKUP( [.B170];INDIRECT([.A170]&amp;&quot;.$C$2:$F$200&quot;);2;0);&quot;&quot;)=0;&quot;&quot;; IFNA(VLOOKUP([.B170];INDIRECT([.A170]&amp;&quot;.$C$2:$F$200&quot;);2;0);&quot;&quot;));&quot;&quot;)" office:value-type="string" office:string-value="Antimateriesilo VIII" calcext:value-type="string">
            <text:p>Antimateriesilo VIII</text:p>
          </table:table-cell>
          <table:table-cell table:style-name="ce842" table:formula="of:=IF(NOT(ISBLANK([.A170]));IF( IFNA( VLOOKUP( [.B170];INDIRECT([.A170]&amp;&quot;.$C$2:$F$200&quot;);3;0);&quot;&quot;)=0;&quot;&quot;; IFNA(VLOOKUP([.B170];INDIRECT([.A170]&amp;&quot;.$C$2:$F$200&quot;);3;0);&quot;&quot;));&quot;&quot;)" office:value-type="string" office:string-value="Brücke V" calcext:value-type="string">
            <text:p>Brücke V</text:p>
          </table:table-cell>
          <table:table-cell table:style-name="ce842" table:formula="of:=IF(NOT(ISBLANK([.A170]));IF( IFNA( VLOOKUP( [.B170];INDIRECT([.A170]&amp;&quot;.$C$2:$F$200&quot;);4;0);&quot;&quot;)=0;&quot;&quot;; IFNA(VLOOKUP([.B170];INDIRECT([.A170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4" office:value-type="string" calcext:value-type="string">
            <text:p>Module</text:p>
          </table:table-cell>
          <table:table-cell table:style-name="ce825" office:value-type="string" calcext:value-type="string">
            <text:p>Helium-3-Schürfer IX</text:p>
          </table:table-cell>
          <table:table-cell table:style-name="ce842" table:formula="of:=IF(NOT(ISBLANK([.A171]));IF( IFNA( VLOOKUP( [.B171];INDIRECT([.A171]&amp;&quot;.$C$2:$F$200&quot;);2;0);&quot;&quot;)=0;&quot;&quot;; IFNA(VLOOKUP([.B171];INDIRECT([.A171]&amp;&quot;.$C$2:$F$200&quot;);2;0);&quot;&quot;));&quot;&quot;)" office:value-type="string" office:string-value="Helium-3-Schürfer VIII" calcext:value-type="string">
            <text:p>Helium-3-Schürfer VIII</text:p>
          </table:table-cell>
          <table:table-cell table:style-name="ce842" table:formula="of:=IF(NOT(ISBLANK([.A171]));IF( IFNA( VLOOKUP( [.B171];INDIRECT([.A171]&amp;&quot;.$C$2:$F$200&quot;);3;0);&quot;&quot;)=0;&quot;&quot;; IFNA(VLOOKUP([.B171];INDIRECT([.A171]&amp;&quot;.$C$2:$F$200&quot;);3;0);&quot;&quot;));&quot;&quot;)" office:value-type="string" office:string-value="Brücke V" calcext:value-type="string">
            <text:p>Brücke V</text:p>
          </table:table-cell>
          <table:table-cell table:style-name="ce842" table:formula="of:=IF(NOT(ISBLANK([.A171]));IF( IFNA( VLOOKUP( [.B171];INDIRECT([.A171]&amp;&quot;.$C$2:$F$200&quot;);4;0);&quot;&quot;)=0;&quot;&quot;; IFNA(VLOOKUP([.B171];INDIRECT([.A17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4" office:value-type="string" calcext:value-type="string">
            <text:p>Module</text:p>
          </table:table-cell>
          <table:table-cell table:style-name="ce826" office:value-type="string" calcext:value-type="string">
            <text:p>Kampfmodul IX</text:p>
          </table:table-cell>
          <table:table-cell table:style-name="ce842" table:formula="of:=IF(NOT(ISBLANK([.A172]));IF( IFNA( VLOOKUP( [.B172];INDIRECT([.A172]&amp;&quot;.$C$2:$F$200&quot;);2;0);&quot;&quot;)=0;&quot;&quot;; IFNA(VLOOKUP([.B172];INDIRECT([.A172]&amp;&quot;.$C$2:$F$200&quot;);2;0);&quot;&quot;));&quot;&quot;)" office:value-type="string" office:string-value="Kampfmodul VIII" calcext:value-type="string">
            <text:p>Kampfmodul VIII</text:p>
          </table:table-cell>
          <table:table-cell table:style-name="ce842" table:formula="of:=IF(NOT(ISBLANK([.A172]));IF( IFNA( VLOOKUP( [.B172];INDIRECT([.A172]&amp;&quot;.$C$2:$F$200&quot;);3;0);&quot;&quot;)=0;&quot;&quot;; IFNA(VLOOKUP([.B172];INDIRECT([.A172]&amp;&quot;.$C$2:$F$200&quot;);3;0);&quot;&quot;));&quot;&quot;)" office:value-type="string" office:string-value="Brücke V" calcext:value-type="string">
            <text:p>Brücke V</text:p>
          </table:table-cell>
          <table:table-cell table:style-name="ce842" table:formula="of:=IF(NOT(ISBLANK([.A172]));IF( IFNA( VLOOKUP( [.B172];INDIRECT([.A172]&amp;&quot;.$C$2:$F$200&quot;);4;0);&quot;&quot;)=0;&quot;&quot;; IFNA(VLOOKUP([.B172];INDIRECT([.A17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4" office:value-type="string" calcext:value-type="string">
            <text:p>Module</text:p>
          </table:table-cell>
          <table:table-cell table:style-name="ce827" office:value-type="string" calcext:value-type="string">
            <text:p>Lagermodul IX</text:p>
          </table:table-cell>
          <table:table-cell table:style-name="ce842" table:formula="of:=IF(NOT(ISBLANK([.A173]));IF( IFNA( VLOOKUP( [.B173];INDIRECT([.A173]&amp;&quot;.$C$2:$F$200&quot;);2;0);&quot;&quot;)=0;&quot;&quot;; IFNA(VLOOKUP([.B173];INDIRECT([.A173]&amp;&quot;.$C$2:$F$200&quot;);2;0);&quot;&quot;));&quot;&quot;)" office:value-type="string" office:string-value="Lagermodul VIII" calcext:value-type="string">
            <text:p>Lagermodul VIII</text:p>
          </table:table-cell>
          <table:table-cell table:style-name="ce842" table:formula="of:=IF(NOT(ISBLANK([.A173]));IF( IFNA( VLOOKUP( [.B173];INDIRECT([.A173]&amp;&quot;.$C$2:$F$200&quot;);3;0);&quot;&quot;)=0;&quot;&quot;; IFNA(VLOOKUP([.B173];INDIRECT([.A173]&amp;&quot;.$C$2:$F$200&quot;);3;0);&quot;&quot;));&quot;&quot;)" office:value-type="string" office:string-value="Brücke V" calcext:value-type="string">
            <text:p>Brücke V</text:p>
          </table:table-cell>
          <table:table-cell table:style-name="ce842" table:formula="of:=IF(NOT(ISBLANK([.A173]));IF( IFNA( VLOOKUP( [.B173];INDIRECT([.A173]&amp;&quot;.$C$2:$F$200&quot;);4;0);&quot;&quot;)=0;&quot;&quot;; IFNA(VLOOKUP([.B173];INDIRECT([.A17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4" office:value-type="string" calcext:value-type="string">
            <text:p>Module</text:p>
          </table:table-cell>
          <table:table-cell table:style-name="ce828" office:value-type="string" calcext:value-type="string">
            <text:p>Mineralerz-Schürfer IX</text:p>
          </table:table-cell>
          <table:table-cell table:style-name="ce842" table:formula="of:=IF(NOT(ISBLANK([.A174]));IF( IFNA( VLOOKUP( [.B174];INDIRECT([.A174]&amp;&quot;.$C$2:$F$200&quot;);2;0);&quot;&quot;)=0;&quot;&quot;; IFNA(VLOOKUP([.B174];INDIRECT([.A174]&amp;&quot;.$C$2:$F$200&quot;);2;0);&quot;&quot;));&quot;&quot;)" office:value-type="string" office:string-value="Mineralerz-Schürfer VIII" calcext:value-type="string">
            <text:p>Mineralerz-Schürfer VIII</text:p>
          </table:table-cell>
          <table:table-cell table:style-name="ce842" table:formula="of:=IF(NOT(ISBLANK([.A174]));IF( IFNA( VLOOKUP( [.B174];INDIRECT([.A174]&amp;&quot;.$C$2:$F$200&quot;);3;0);&quot;&quot;)=0;&quot;&quot;; IFNA(VLOOKUP([.B174];INDIRECT([.A174]&amp;&quot;.$C$2:$F$200&quot;);3;0);&quot;&quot;));&quot;&quot;)" office:value-type="string" office:string-value="Brücke V" calcext:value-type="string">
            <text:p>Brücke V</text:p>
          </table:table-cell>
          <table:table-cell table:style-name="ce842" table:formula="of:=IF(NOT(ISBLANK([.A174]));IF( IFNA( VLOOKUP( [.B174];INDIRECT([.A174]&amp;&quot;.$C$2:$F$200&quot;);4;0);&quot;&quot;)=0;&quot;&quot;; IFNA(VLOOKUP([.B174];INDIRECT([.A17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4"/>
          <table:table-cell table:style-name="ce829"/>
          <table:table-cell table:style-name="ce842" table:formula="of:=IF(NOT(ISBLANK([.A175]));IF( IFNA( VLOOKUP( [.B175];INDIRECT([.A175]&amp;&quot;.$C$2:$F$200&quot;);2;0);&quot;&quot;)=0;&quot;&quot;; IFNA(VLOOKUP([.B175];INDIRECT([.A175]&amp;&quot;.$C$2:$F$200&quot;);2;0);&quot;&quot;));&quot;&quot;)">
            <text:p/>
          </table:table-cell>
          <table:table-cell table:style-name="ce842" table:formula="of:=IF(NOT(ISBLANK([.A175]));IF( IFNA( VLOOKUP( [.B175];INDIRECT([.A175]&amp;&quot;.$C$2:$F$200&quot;);3;0);&quot;&quot;)=0;&quot;&quot;; IFNA(VLOOKUP([.B175];INDIRECT([.A175]&amp;&quot;.$C$2:$F$200&quot;);3;0);&quot;&quot;));&quot;&quot;)">
            <text:p/>
          </table:table-cell>
          <table:table-cell table:style-name="ce842" table:formula="of:=IF(NOT(ISBLANK([.A175]));IF( IFNA( VLOOKUP( [.B175];INDIRECT([.A175]&amp;&quot;.$C$2:$F$200&quot;);4;0);&quot;&quot;)=0;&quot;&quot;; IFNA(VLOOKUP([.B175];INDIRECT([.A17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4"/>
          <table:table-cell table:style-name="ce829"/>
          <table:table-cell table:style-name="ce842" table:formula="of:=IF(NOT(ISBLANK([.A176]));IF( IFNA( VLOOKUP( [.B176];INDIRECT([.A176]&amp;&quot;.$C$2:$F$200&quot;);2;0);&quot;&quot;)=0;&quot;&quot;; IFNA(VLOOKUP([.B176];INDIRECT([.A176]&amp;&quot;.$C$2:$F$200&quot;);2;0);&quot;&quot;));&quot;&quot;)">
            <text:p/>
          </table:table-cell>
          <table:table-cell table:style-name="ce842" table:formula="of:=IF(NOT(ISBLANK([.A176]));IF( IFNA( VLOOKUP( [.B176];INDIRECT([.A176]&amp;&quot;.$C$2:$F$200&quot;);3;0);&quot;&quot;)=0;&quot;&quot;; IFNA(VLOOKUP([.B176];INDIRECT([.A176]&amp;&quot;.$C$2:$F$200&quot;);3;0);&quot;&quot;));&quot;&quot;)">
            <text:p/>
          </table:table-cell>
          <table:table-cell table:style-name="ce842" table:formula="of:=IF(NOT(ISBLANK([.A176]));IF( IFNA( VLOOKUP( [.B176];INDIRECT([.A176]&amp;&quot;.$C$2:$F$200&quot;);4;0);&quot;&quot;)=0;&quot;&quot;; IFNA(VLOOKUP([.B176];INDIRECT([.A17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4"/>
          <table:table-cell table:style-name="ce829"/>
          <table:table-cell table:style-name="ce842" table:formula="of:=IF(NOT(ISBLANK([.A177]));IF( IFNA( VLOOKUP( [.B177];INDIRECT([.A177]&amp;&quot;.$C$2:$F$200&quot;);2;0);&quot;&quot;)=0;&quot;&quot;; IFNA(VLOOKUP([.B177];INDIRECT([.A177]&amp;&quot;.$C$2:$F$200&quot;);2;0);&quot;&quot;));&quot;&quot;)">
            <text:p/>
          </table:table-cell>
          <table:table-cell table:style-name="ce842" table:formula="of:=IF(NOT(ISBLANK([.A177]));IF( IFNA( VLOOKUP( [.B177];INDIRECT([.A177]&amp;&quot;.$C$2:$F$200&quot;);3;0);&quot;&quot;)=0;&quot;&quot;; IFNA(VLOOKUP([.B177];INDIRECT([.A177]&amp;&quot;.$C$2:$F$200&quot;);3;0);&quot;&quot;));&quot;&quot;)">
            <text:p/>
          </table:table-cell>
          <table:table-cell table:style-name="ce842" table:formula="of:=IF(NOT(ISBLANK([.A177]));IF( IFNA( VLOOKUP( [.B177];INDIRECT([.A177]&amp;&quot;.$C$2:$F$200&quot;);4;0);&quot;&quot;)=0;&quot;&quot;; IFNA(VLOOKUP([.B177];INDIRECT([.A17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4"/>
          <table:table-cell table:style-name="ce829"/>
          <table:table-cell table:style-name="ce842" table:formula="of:=IF(NOT(ISBLANK([.A178]));IF( IFNA( VLOOKUP( [.B178];INDIRECT([.A178]&amp;&quot;.$C$2:$F$200&quot;);2;0);&quot;&quot;)=0;&quot;&quot;; IFNA(VLOOKUP([.B178];INDIRECT([.A178]&amp;&quot;.$C$2:$F$200&quot;);2;0);&quot;&quot;));&quot;&quot;)">
            <text:p/>
          </table:table-cell>
          <table:table-cell table:style-name="ce842" table:formula="of:=IF(NOT(ISBLANK([.A178]));IF( IFNA( VLOOKUP( [.B178];INDIRECT([.A178]&amp;&quot;.$C$2:$F$200&quot;);3;0);&quot;&quot;)=0;&quot;&quot;; IFNA(VLOOKUP([.B178];INDIRECT([.A178]&amp;&quot;.$C$2:$F$200&quot;);3;0);&quot;&quot;));&quot;&quot;)">
            <text:p/>
          </table:table-cell>
          <table:table-cell table:style-name="ce842" table:formula="of:=IF(NOT(ISBLANK([.A178]));IF( IFNA( VLOOKUP( [.B178];INDIRECT([.A178]&amp;&quot;.$C$2:$F$200&quot;);4;0);&quot;&quot;)=0;&quot;&quot;; IFNA(VLOOKUP([.B178];INDIRECT([.A17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4"/>
          <table:table-cell table:style-name="ce829"/>
          <table:table-cell table:style-name="ce842" table:formula="of:=IF(NOT(ISBLANK([.A179]));IF( IFNA( VLOOKUP( [.B179];INDIRECT([.A179]&amp;&quot;.$C$2:$F$200&quot;);2;0);&quot;&quot;)=0;&quot;&quot;; IFNA(VLOOKUP([.B179];INDIRECT([.A179]&amp;&quot;.$C$2:$F$200&quot;);2;0);&quot;&quot;));&quot;&quot;)">
            <text:p/>
          </table:table-cell>
          <table:table-cell table:style-name="ce842" table:formula="of:=IF(NOT(ISBLANK([.A179]));IF( IFNA( VLOOKUP( [.B179];INDIRECT([.A179]&amp;&quot;.$C$2:$F$200&quot;);3;0);&quot;&quot;)=0;&quot;&quot;; IFNA(VLOOKUP([.B179];INDIRECT([.A179]&amp;&quot;.$C$2:$F$200&quot;);3;0);&quot;&quot;));&quot;&quot;)">
            <text:p/>
          </table:table-cell>
          <table:table-cell table:style-name="ce842" table:formula="of:=IF(NOT(ISBLANK([.A179]));IF( IFNA( VLOOKUP( [.B179];INDIRECT([.A179]&amp;&quot;.$C$2:$F$200&quot;);4;0);&quot;&quot;)=0;&quot;&quot;; IFNA(VLOOKUP([.B179];INDIRECT([.A17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4"/>
          <table:table-cell table:style-name="ce829"/>
          <table:table-cell table:style-name="ce842" table:formula="of:=IF(NOT(ISBLANK([.A180]));IF( IFNA( VLOOKUP( [.B180];INDIRECT([.A180]&amp;&quot;.$C$2:$F$200&quot;);2;0);&quot;&quot;)=0;&quot;&quot;; IFNA(VLOOKUP([.B180];INDIRECT([.A180]&amp;&quot;.$C$2:$F$200&quot;);2;0);&quot;&quot;));&quot;&quot;)">
            <text:p/>
          </table:table-cell>
          <table:table-cell table:style-name="ce842" table:formula="of:=IF(NOT(ISBLANK([.A180]));IF( IFNA( VLOOKUP( [.B180];INDIRECT([.A180]&amp;&quot;.$C$2:$F$200&quot;);3;0);&quot;&quot;)=0;&quot;&quot;; IFNA(VLOOKUP([.B180];INDIRECT([.A180]&amp;&quot;.$C$2:$F$200&quot;);3;0);&quot;&quot;));&quot;&quot;)">
            <text:p/>
          </table:table-cell>
          <table:table-cell table:style-name="ce842" table:formula="of:=IF(NOT(ISBLANK([.A180]));IF( IFNA( VLOOKUP( [.B180];INDIRECT([.A180]&amp;&quot;.$C$2:$F$200&quot;);4;0);&quot;&quot;)=0;&quot;&quot;; IFNA(VLOOKUP([.B180];INDIRECT([.A18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4"/>
          <table:table-cell table:style-name="ce829"/>
          <table:table-cell table:style-name="ce842" table:formula="of:=IF(NOT(ISBLANK([.A181]));IF( IFNA( VLOOKUP( [.B181];INDIRECT([.A181]&amp;&quot;.$C$2:$F$200&quot;);2;0);&quot;&quot;)=0;&quot;&quot;; IFNA(VLOOKUP([.B181];INDIRECT([.A181]&amp;&quot;.$C$2:$F$200&quot;);2;0);&quot;&quot;));&quot;&quot;)">
            <text:p/>
          </table:table-cell>
          <table:table-cell table:style-name="ce842" table:formula="of:=IF(NOT(ISBLANK([.A181]));IF( IFNA( VLOOKUP( [.B181];INDIRECT([.A181]&amp;&quot;.$C$2:$F$200&quot;);3;0);&quot;&quot;)=0;&quot;&quot;; IFNA(VLOOKUP([.B181];INDIRECT([.A181]&amp;&quot;.$C$2:$F$200&quot;);3;0);&quot;&quot;));&quot;&quot;)">
            <text:p/>
          </table:table-cell>
          <table:table-cell table:style-name="ce842" table:formula="of:=IF(NOT(ISBLANK([.A181]));IF( IFNA( VLOOKUP( [.B181];INDIRECT([.A181]&amp;&quot;.$C$2:$F$200&quot;);4;0);&quot;&quot;)=0;&quot;&quot;; IFNA(VLOOKUP([.B181];INDIRECT([.A181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5" office:value-type="string" calcext:value-type="string">
            <text:p>Module</text:p>
          </table:table-cell>
          <table:table-cell table:style-name="ce830" office:value-type="string" calcext:value-type="string">
            <text:p>Schiffsfabrik X</text:p>
          </table:table-cell>
          <table:table-cell table:style-name="ce842" table:formula="of:=IF(NOT(ISBLANK([.A182]));IF( IFNA( VLOOKUP( [.B182];INDIRECT([.A182]&amp;&quot;.$C$2:$F$200&quot;);2;0);&quot;&quot;)=0;&quot;&quot;; IFNA(VLOOKUP([.B182];INDIRECT([.A182]&amp;&quot;.$C$2:$F$200&quot;);2;0);&quot;&quot;));&quot;&quot;)" office:value-type="string" office:string-value="Schiffsfabrik IX" calcext:value-type="string">
            <text:p>Schiffsfabrik IX</text:p>
          </table:table-cell>
          <table:table-cell table:style-name="ce842" table:formula="of:=IF(NOT(ISBLANK([.A182]));IF( IFNA( VLOOKUP( [.B182];INDIRECT([.A182]&amp;&quot;.$C$2:$F$200&quot;);3;0);&quot;&quot;)=0;&quot;&quot;; IFNA(VLOOKUP([.B182];INDIRECT([.A182]&amp;&quot;.$C$2:$F$200&quot;);3;0);&quot;&quot;));&quot;&quot;)" office:value-type="string" office:string-value="Brücke V" calcext:value-type="string">
            <text:p>Brücke V</text:p>
          </table:table-cell>
          <table:table-cell table:style-name="ce842" table:formula="of:=IF(NOT(ISBLANK([.A182]));IF( IFNA( VLOOKUP( [.B182];INDIRECT([.A182]&amp;&quot;.$C$2:$F$200&quot;);4;0);&quot;&quot;)=0;&quot;&quot;; IFNA(VLOOKUP([.B182];INDIRECT([.A182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6" office:value-type="string" calcext:value-type="string">
            <text:p>Module</text:p>
          </table:table-cell>
          <table:table-cell table:style-name="ce831" office:value-type="string" calcext:value-type="string">
            <text:p>Schiffslabor X</text:p>
          </table:table-cell>
          <table:table-cell table:style-name="ce842" table:formula="of:=IF(NOT(ISBLANK([.A183]));IF( IFNA( VLOOKUP( [.B183];INDIRECT([.A183]&amp;&quot;.$C$2:$F$200&quot;);2;0);&quot;&quot;)=0;&quot;&quot;; IFNA(VLOOKUP([.B183];INDIRECT([.A183]&amp;&quot;.$C$2:$F$200&quot;);2;0);&quot;&quot;));&quot;&quot;)" office:value-type="string" office:string-value="Schiffslabor IX" calcext:value-type="string">
            <text:p>Schiffslabor IX</text:p>
          </table:table-cell>
          <table:table-cell table:style-name="ce842" table:formula="of:=IF(NOT(ISBLANK([.A183]));IF( IFNA( VLOOKUP( [.B183];INDIRECT([.A183]&amp;&quot;.$C$2:$F$200&quot;);3;0);&quot;&quot;)=0;&quot;&quot;; IFNA(VLOOKUP([.B183];INDIRECT([.A183]&amp;&quot;.$C$2:$F$200&quot;);3;0);&quot;&quot;));&quot;&quot;)" office:value-type="string" office:string-value="Brücke V" calcext:value-type="string">
            <text:p>Brücke V</text:p>
          </table:table-cell>
          <table:table-cell table:style-name="ce842" table:formula="of:=IF(NOT(ISBLANK([.A183]));IF( IFNA( VLOOKUP( [.B183];INDIRECT([.A183]&amp;&quot;.$C$2:$F$200&quot;);4;0);&quot;&quot;)=0;&quot;&quot;; IFNA(VLOOKUP([.B183];INDIRECT([.A183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7" office:value-type="string" calcext:value-type="string">
            <text:p>Module</text:p>
          </table:table-cell>
          <table:table-cell table:style-name="ce832" office:value-type="string" calcext:value-type="string">
            <text:p>Flottenwerft X</text:p>
          </table:table-cell>
          <table:table-cell table:style-name="ce842" table:formula="of:=IF(NOT(ISBLANK([.A184]));IF( IFNA( VLOOKUP( [.B184];INDIRECT([.A184]&amp;&quot;.$C$2:$F$200&quot;);2;0);&quot;&quot;)=0;&quot;&quot;; IFNA(VLOOKUP([.B184];INDIRECT([.A184]&amp;&quot;.$C$2:$F$200&quot;);2;0);&quot;&quot;));&quot;&quot;)" office:value-type="string" office:string-value="Flottenwerft IX" calcext:value-type="string">
            <text:p>Flottenwerft IX</text:p>
          </table:table-cell>
          <table:table-cell table:style-name="ce842" table:formula="of:=IF(NOT(ISBLANK([.A184]));IF( IFNA( VLOOKUP( [.B184];INDIRECT([.A184]&amp;&quot;.$C$2:$F$200&quot;);3;0);&quot;&quot;)=0;&quot;&quot;; IFNA(VLOOKUP([.B184];INDIRECT([.A184]&amp;&quot;.$C$2:$F$200&quot;);3;0);&quot;&quot;));&quot;&quot;)" office:value-type="string" office:string-value="Brücke V" calcext:value-type="string">
            <text:p>Brücke V</text:p>
          </table:table-cell>
          <table:table-cell table:style-name="ce842" table:formula="of:=IF(NOT(ISBLANK([.A184]));IF( IFNA( VLOOKUP( [.B184];INDIRECT([.A184]&amp;&quot;.$C$2:$F$200&quot;);4;0);&quot;&quot;)=0;&quot;&quot;; IFNA(VLOOKUP([.B184];INDIRECT([.A184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8" office:value-type="string" calcext:value-type="string">
            <text:p>Module</text:p>
          </table:table-cell>
          <table:table-cell table:style-name="ce833" office:value-type="string" calcext:value-type="string">
            <text:p>Techniklabor X</text:p>
          </table:table-cell>
          <table:table-cell table:style-name="ce842" table:formula="of:=IF(NOT(ISBLANK([.A185]));IF( IFNA( VLOOKUP( [.B185];INDIRECT([.A185]&amp;&quot;.$C$2:$F$200&quot;);2;0);&quot;&quot;)=0;&quot;&quot;; IFNA(VLOOKUP([.B185];INDIRECT([.A185]&amp;&quot;.$C$2:$F$200&quot;);2;0);&quot;&quot;));&quot;&quot;)" office:value-type="string" office:string-value="Techniklabor IX" calcext:value-type="string">
            <text:p>Techniklabor IX</text:p>
          </table:table-cell>
          <table:table-cell table:style-name="ce842" table:formula="of:=IF(NOT(ISBLANK([.A185]));IF( IFNA( VLOOKUP( [.B185];INDIRECT([.A185]&amp;&quot;.$C$2:$F$200&quot;);3;0);&quot;&quot;)=0;&quot;&quot;; IFNA(VLOOKUP([.B185];INDIRECT([.A185]&amp;&quot;.$C$2:$F$200&quot;);3;0);&quot;&quot;));&quot;&quot;)" office:value-type="string" office:string-value="Brücke V" calcext:value-type="string">
            <text:p>Brücke V</text:p>
          </table:table-cell>
          <table:table-cell table:style-name="ce842" table:formula="of:=IF(NOT(ISBLANK([.A185]));IF( IFNA( VLOOKUP( [.B185];INDIRECT([.A185]&amp;&quot;.$C$2:$F$200&quot;);4;0);&quot;&quot;)=0;&quot;&quot;; IFNA(VLOOKUP([.B185];INDIRECT([.A185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09" office:value-type="string" calcext:value-type="string">
            <text:p>Module</text:p>
          </table:table-cell>
          <table:table-cell table:style-name="ce834" office:value-type="string" calcext:value-type="string">
            <text:p>Werkstatt VII</text:p>
          </table:table-cell>
          <table:table-cell table:style-name="ce842" table:formula="of:=IF(NOT(ISBLANK([.A186]));IF( IFNA( VLOOKUP( [.B186];INDIRECT([.A186]&amp;&quot;.$C$2:$F$200&quot;);2;0);&quot;&quot;)=0;&quot;&quot;; IFNA(VLOOKUP([.B186];INDIRECT([.A186]&amp;&quot;.$C$2:$F$200&quot;);2;0);&quot;&quot;));&quot;&quot;)" office:value-type="string" office:string-value="Werkstatt VI" calcext:value-type="string">
            <text:p>Werkstatt VI</text:p>
          </table:table-cell>
          <table:table-cell table:style-name="ce842" table:formula="of:=IF(NOT(ISBLANK([.A186]));IF( IFNA( VLOOKUP( [.B186];INDIRECT([.A186]&amp;&quot;.$C$2:$F$200&quot;);3;0);&quot;&quot;)=0;&quot;&quot;; IFNA(VLOOKUP([.B186];INDIRECT([.A186]&amp;&quot;.$C$2:$F$200&quot;);3;0);&quot;&quot;));&quot;&quot;)" office:value-type="string" office:string-value="Brücke V" calcext:value-type="string">
            <text:p>Brücke V</text:p>
          </table:table-cell>
          <table:table-cell table:style-name="ce842" table:formula="of:=IF(NOT(ISBLANK([.A186]));IF( IFNA( VLOOKUP( [.B186];INDIRECT([.A186]&amp;&quot;.$C$2:$F$200&quot;);4;0);&quot;&quot;)=0;&quot;&quot;; IFNA(VLOOKUP([.B186];INDIRECT([.A186]&amp;&quot;.$C$2:$F$200&quot;);4;0);&quot;&quot;));&quot;&quot;)" office:value-type="string" office:string-value="Schiffsfabrik X" calcext:value-type="string">
            <text:p>Schiffsfabrik X</text:p>
          </table:table-cell>
          <table:table-cell table:number-columns-repeated="1019"/>
        </table:table-row>
        <table:table-row table:style-name="ro4">
          <table:table-cell table:style-name="ce710" office:value-type="string" calcext:value-type="string">
            <text:p>Module</text:p>
          </table:table-cell>
          <table:table-cell table:style-name="ce835" office:value-type="string" calcext:value-type="string">
            <text:p>Werkstatt VIII</text:p>
          </table:table-cell>
          <table:table-cell table:style-name="ce842" table:formula="of:=IF(NOT(ISBLANK([.A187]));IF( IFNA( VLOOKUP( [.B187];INDIRECT([.A187]&amp;&quot;.$C$2:$F$200&quot;);2;0);&quot;&quot;)=0;&quot;&quot;; IFNA(VLOOKUP([.B187];INDIRECT([.A187]&amp;&quot;.$C$2:$F$200&quot;);2;0);&quot;&quot;));&quot;&quot;)" office:value-type="string" office:string-value="Werkstatt VII" calcext:value-type="string">
            <text:p>Werkstatt VII</text:p>
          </table:table-cell>
          <table:table-cell table:style-name="ce842" table:formula="of:=IF(NOT(ISBLANK([.A187]));IF( IFNA( VLOOKUP( [.B187];INDIRECT([.A187]&amp;&quot;.$C$2:$F$200&quot;);3;0);&quot;&quot;)=0;&quot;&quot;; IFNA(VLOOKUP([.B187];INDIRECT([.A187]&amp;&quot;.$C$2:$F$200&quot;);3;0);&quot;&quot;));&quot;&quot;)" office:value-type="string" office:string-value="Brücke V" calcext:value-type="string">
            <text:p>Brücke V</text:p>
          </table:table-cell>
          <table:table-cell table:style-name="ce842" table:formula="of:=IF(NOT(ISBLANK([.A187]));IF( IFNA( VLOOKUP( [.B187];INDIRECT([.A187]&amp;&quot;.$C$2:$F$200&quot;);4;0);&quot;&quot;)=0;&quot;&quot;; IFNA(VLOOKUP([.B187];INDIRECT([.A187]&amp;&quot;.$C$2:$F$200&quot;);4;0);&quot;&quot;));&quot;&quot;)" office:value-type="string" office:string-value="Schiffsfabrik X" calcext:value-type="string">
            <text:p>Schiffsfabrik X</text:p>
          </table:table-cell>
          <table:table-cell table:number-columns-repeated="1019"/>
        </table:table-row>
        <table:table-row table:style-name="ro4">
          <table:table-cell table:style-name="ce711" office:value-type="string" calcext:value-type="string">
            <text:p>Module</text:p>
          </table:table-cell>
          <table:table-cell table:style-name="ce836" office:value-type="string" calcext:value-type="string">
            <text:p>Antimateriesilo X</text:p>
          </table:table-cell>
          <table:table-cell table:style-name="ce842" table:formula="of:=IF(NOT(ISBLANK([.A188]));IF( IFNA( VLOOKUP( [.B188];INDIRECT([.A188]&amp;&quot;.$C$2:$F$200&quot;);2;0);&quot;&quot;)=0;&quot;&quot;; IFNA(VLOOKUP([.B188];INDIRECT([.A188]&amp;&quot;.$C$2:$F$200&quot;);2;0);&quot;&quot;));&quot;&quot;)" office:value-type="string" office:string-value="Antimateriesilo IX" calcext:value-type="string">
            <text:p>Antimateriesilo IX</text:p>
          </table:table-cell>
          <table:table-cell table:style-name="ce842" table:formula="of:=IF(NOT(ISBLANK([.A188]));IF( IFNA( VLOOKUP( [.B188];INDIRECT([.A188]&amp;&quot;.$C$2:$F$200&quot;);3;0);&quot;&quot;)=0;&quot;&quot;; IFNA(VLOOKUP([.B188];INDIRECT([.A188]&amp;&quot;.$C$2:$F$200&quot;);3;0);&quot;&quot;));&quot;&quot;)" office:value-type="string" office:string-value="Brücke V" calcext:value-type="string">
            <text:p>Brücke V</text:p>
          </table:table-cell>
          <table:table-cell table:style-name="ce842" table:formula="of:=IF(NOT(ISBLANK([.A188]));IF( IFNA( VLOOKUP( [.B188];INDIRECT([.A188]&amp;&quot;.$C$2:$F$200&quot;);4;0);&quot;&quot;)=0;&quot;&quot;; IFNA(VLOOKUP([.B188];INDIRECT([.A188]&amp;&quot;.$C$2:$F$200&quot;);4;0);&quot;&quot;));&quot;&quot;)">
            <text:p/>
          </table:table-cell>
          <table:table-cell table:number-columns-repeated="1019"/>
        </table:table-row>
        <table:table-row table:style-name="ro4">
          <table:table-cell table:style-name="ce712" office:value-type="string" calcext:value-type="string">
            <text:p>Module</text:p>
          </table:table-cell>
          <table:table-cell table:style-name="ce837" office:value-type="string" calcext:value-type="string">
            <text:p>Helium-3-Schürfer X</text:p>
          </table:table-cell>
          <table:table-cell table:style-name="ce842" table:formula="of:=IF(NOT(ISBLANK([.A189]));IF( IFNA( VLOOKUP( [.B189];INDIRECT([.A189]&amp;&quot;.$C$2:$F$200&quot;);2;0);&quot;&quot;)=0;&quot;&quot;; IFNA(VLOOKUP([.B189];INDIRECT([.A189]&amp;&quot;.$C$2:$F$200&quot;);2;0);&quot;&quot;));&quot;&quot;)" office:value-type="string" office:string-value="Helium-3-Schürfer IX" calcext:value-type="string">
            <text:p>Helium-3-Schürfer IX</text:p>
          </table:table-cell>
          <table:table-cell table:style-name="ce842" table:formula="of:=IF(NOT(ISBLANK([.A189]));IF( IFNA( VLOOKUP( [.B189];INDIRECT([.A189]&amp;&quot;.$C$2:$F$200&quot;);3;0);&quot;&quot;)=0;&quot;&quot;; IFNA(VLOOKUP([.B189];INDIRECT([.A189]&amp;&quot;.$C$2:$F$200&quot;);3;0);&quot;&quot;));&quot;&quot;)" office:value-type="string" office:string-value="Brücke V" calcext:value-type="string">
            <text:p>Brücke V</text:p>
          </table:table-cell>
          <table:table-cell table:style-name="ce842" table:formula="of:=IF(NOT(ISBLANK([.A189]));IF( IFNA( VLOOKUP( [.B189];INDIRECT([.A189]&amp;&quot;.$C$2:$F$200&quot;);4;0);&quot;&quot;)=0;&quot;&quot;; IFNA(VLOOKUP([.B189];INDIRECT([.A18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Module</text:p>
          </table:table-cell>
          <table:table-cell table:style-name="ce838" office:value-type="string" calcext:value-type="string">
            <text:p>Kampfmodul X</text:p>
          </table:table-cell>
          <table:table-cell table:style-name="ce842" table:formula="of:=IF(NOT(ISBLANK([.A190]));IF( IFNA( VLOOKUP( [.B190];INDIRECT([.A190]&amp;&quot;.$C$2:$F$200&quot;);2;0);&quot;&quot;)=0;&quot;&quot;; IFNA(VLOOKUP([.B190];INDIRECT([.A190]&amp;&quot;.$C$2:$F$200&quot;);2;0);&quot;&quot;));&quot;&quot;)" office:value-type="string" office:string-value="Kampfmodul IX" calcext:value-type="string">
            <text:p>Kampfmodul IX</text:p>
          </table:table-cell>
          <table:table-cell table:style-name="ce842" table:formula="of:=IF(NOT(ISBLANK([.A190]));IF( IFNA( VLOOKUP( [.B190];INDIRECT([.A190]&amp;&quot;.$C$2:$F$200&quot;);3;0);&quot;&quot;)=0;&quot;&quot;; IFNA(VLOOKUP([.B190];INDIRECT([.A190]&amp;&quot;.$C$2:$F$200&quot;);3;0);&quot;&quot;));&quot;&quot;)" office:value-type="string" office:string-value="Brücke V" calcext:value-type="string">
            <text:p>Brücke V</text:p>
          </table:table-cell>
          <table:table-cell table:style-name="ce842" table:formula="of:=IF(NOT(ISBLANK([.A190]));IF( IFNA( VLOOKUP( [.B190];INDIRECT([.A190]&amp;&quot;.$C$2:$F$200&quot;);4;0);&quot;&quot;)=0;&quot;&quot;; IFNA(VLOOKUP([.B190];INDIRECT([.A19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Module</text:p>
          </table:table-cell>
          <table:table-cell table:style-name="ce839" office:value-type="string" calcext:value-type="string">
            <text:p>Lagermodul X</text:p>
          </table:table-cell>
          <table:table-cell table:style-name="ce842" table:formula="of:=IF(NOT(ISBLANK([.A191]));IF( IFNA( VLOOKUP( [.B191];INDIRECT([.A191]&amp;&quot;.$C$2:$F$200&quot;);2;0);&quot;&quot;)=0;&quot;&quot;; IFNA(VLOOKUP([.B191];INDIRECT([.A191]&amp;&quot;.$C$2:$F$200&quot;);2;0);&quot;&quot;));&quot;&quot;)" office:value-type="string" office:string-value="Lagermodul IX" calcext:value-type="string">
            <text:p>Lagermodul IX</text:p>
          </table:table-cell>
          <table:table-cell table:style-name="ce842" table:formula="of:=IF(NOT(ISBLANK([.A191]));IF( IFNA( VLOOKUP( [.B191];INDIRECT([.A191]&amp;&quot;.$C$2:$F$200&quot;);3;0);&quot;&quot;)=0;&quot;&quot;; IFNA(VLOOKUP([.B191];INDIRECT([.A191]&amp;&quot;.$C$2:$F$200&quot;);3;0);&quot;&quot;));&quot;&quot;)" office:value-type="string" office:string-value="Brücke V" calcext:value-type="string">
            <text:p>Brücke V</text:p>
          </table:table-cell>
          <table:table-cell table:style-name="ce842" table:formula="of:=IF(NOT(ISBLANK([.A191]));IF( IFNA( VLOOKUP( [.B191];INDIRECT([.A191]&amp;&quot;.$C$2:$F$200&quot;);4;0);&quot;&quot;)=0;&quot;&quot;; IFNA(VLOOKUP([.B191];INDIRECT([.A19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Module</text:p>
          </table:table-cell>
          <table:table-cell table:style-name="ce840" office:value-type="string" calcext:value-type="string">
            <text:p>Mineralerz-Schürfer X</text:p>
          </table:table-cell>
          <table:table-cell table:style-name="ce842" table:formula="of:=IF(NOT(ISBLANK([.A192]));IF( IFNA( VLOOKUP( [.B192];INDIRECT([.A192]&amp;&quot;.$C$2:$F$200&quot;);2;0);&quot;&quot;)=0;&quot;&quot;; IFNA(VLOOKUP([.B192];INDIRECT([.A192]&amp;&quot;.$C$2:$F$200&quot;);2;0);&quot;&quot;));&quot;&quot;)" office:value-type="string" office:string-value="Mineralerz-Schürfer IX" calcext:value-type="string">
            <text:p>Mineralerz-Schürfer IX</text:p>
          </table:table-cell>
          <table:table-cell table:style-name="ce842" table:formula="of:=IF(NOT(ISBLANK([.A192]));IF( IFNA( VLOOKUP( [.B192];INDIRECT([.A192]&amp;&quot;.$C$2:$F$200&quot;);3;0);&quot;&quot;)=0;&quot;&quot;; IFNA(VLOOKUP([.B192];INDIRECT([.A192]&amp;&quot;.$C$2:$F$200&quot;);3;0);&quot;&quot;));&quot;&quot;)" office:value-type="string" office:string-value="Brücke V" calcext:value-type="string">
            <text:p>Brücke V</text:p>
          </table:table-cell>
          <table:table-cell table:style-name="ce842" table:formula="of:=IF(NOT(ISBLANK([.A192]));IF( IFNA( VLOOKUP( [.B192];INDIRECT([.A192]&amp;&quot;.$C$2:$F$200&quot;);4;0);&quot;&quot;)=0;&quot;&quot;; IFNA(VLOOKUP([.B192];INDIRECT([.A19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2"/>
          <table:table-cell table:style-name="ce842" table:formula="of:=IF(NOT(ISBLANK([.A193]));IF( IFNA( VLOOKUP( [.B193];INDIRECT([.A193]&amp;&quot;.$C$2:$F$200&quot;);2;0);&quot;&quot;)=0;&quot;&quot;; IFNA(VLOOKUP([.B193];INDIRECT([.A193]&amp;&quot;.$C$2:$F$200&quot;);2;0);&quot;&quot;));&quot;&quot;)">
            <text:p/>
          </table:table-cell>
          <table:table-cell table:style-name="ce842" table:formula="of:=IF(NOT(ISBLANK([.A193]));IF( IFNA( VLOOKUP( [.B193];INDIRECT([.A193]&amp;&quot;.$C$2:$F$200&quot;);3;0);&quot;&quot;)=0;&quot;&quot;; IFNA(VLOOKUP([.B193];INDIRECT([.A193]&amp;&quot;.$C$2:$F$200&quot;);3;0);&quot;&quot;));&quot;&quot;)">
            <text:p/>
          </table:table-cell>
          <table:table-cell table:style-name="ce842" table:formula="of:=IF(NOT(ISBLANK([.A193]));IF( IFNA( VLOOKUP( [.B193];INDIRECT([.A193]&amp;&quot;.$C$2:$F$200&quot;);4;0);&quot;&quot;)=0;&quot;&quot;; IFNA(VLOOKUP([.B193];INDIRECT([.A19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2"/>
          <table:table-cell table:style-name="ce842" table:formula="of:=IF(NOT(ISBLANK([.A194]));IF( IFNA( VLOOKUP( [.B194];INDIRECT([.A194]&amp;&quot;.$C$2:$F$200&quot;);2;0);&quot;&quot;)=0;&quot;&quot;; IFNA(VLOOKUP([.B194];INDIRECT([.A194]&amp;&quot;.$C$2:$F$200&quot;);2;0);&quot;&quot;));&quot;&quot;)">
            <text:p/>
          </table:table-cell>
          <table:table-cell table:style-name="ce842" table:formula="of:=IF(NOT(ISBLANK([.A194]));IF( IFNA( VLOOKUP( [.B194];INDIRECT([.A194]&amp;&quot;.$C$2:$F$200&quot;);3;0);&quot;&quot;)=0;&quot;&quot;; IFNA(VLOOKUP([.B194];INDIRECT([.A194]&amp;&quot;.$C$2:$F$200&quot;);3;0);&quot;&quot;));&quot;&quot;)">
            <text:p/>
          </table:table-cell>
          <table:table-cell table:style-name="ce842" table:formula="of:=IF(NOT(ISBLANK([.A194]));IF( IFNA( VLOOKUP( [.B194];INDIRECT([.A194]&amp;&quot;.$C$2:$F$200&quot;);4;0);&quot;&quot;)=0;&quot;&quot;; IFNA(VLOOKUP([.B194];INDIRECT([.A19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2"/>
          <table:table-cell table:style-name="ce842" table:formula="of:=IF(NOT(ISBLANK([.A195]));IF( IFNA( VLOOKUP( [.B195];INDIRECT([.A195]&amp;&quot;.$C$2:$F$200&quot;);2;0);&quot;&quot;)=0;&quot;&quot;; IFNA(VLOOKUP([.B195];INDIRECT([.A195]&amp;&quot;.$C$2:$F$200&quot;);2;0);&quot;&quot;));&quot;&quot;)">
            <text:p/>
          </table:table-cell>
          <table:table-cell table:style-name="ce842" table:formula="of:=IF(NOT(ISBLANK([.A195]));IF( IFNA( VLOOKUP( [.B195];INDIRECT([.A195]&amp;&quot;.$C$2:$F$200&quot;);3;0);&quot;&quot;)=0;&quot;&quot;; IFNA(VLOOKUP([.B195];INDIRECT([.A195]&amp;&quot;.$C$2:$F$200&quot;);3;0);&quot;&quot;));&quot;&quot;)">
            <text:p/>
          </table:table-cell>
          <table:table-cell table:style-name="ce842" table:formula="of:=IF(NOT(ISBLANK([.A195]));IF( IFNA( VLOOKUP( [.B195];INDIRECT([.A195]&amp;&quot;.$C$2:$F$200&quot;);4;0);&quot;&quot;)=0;&quot;&quot;; IFNA(VLOOKUP([.B195];INDIRECT([.A19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2"/>
          <table:table-cell table:style-name="ce842" table:formula="of:=IF(NOT(ISBLANK([.A196]));IF( IFNA( VLOOKUP( [.B196];INDIRECT([.A196]&amp;&quot;.$C$2:$F$200&quot;);2;0);&quot;&quot;)=0;&quot;&quot;; IFNA(VLOOKUP([.B196];INDIRECT([.A196]&amp;&quot;.$C$2:$F$200&quot;);2;0);&quot;&quot;));&quot;&quot;)">
            <text:p/>
          </table:table-cell>
          <table:table-cell table:style-name="ce842" table:formula="of:=IF(NOT(ISBLANK([.A196]));IF( IFNA( VLOOKUP( [.B196];INDIRECT([.A196]&amp;&quot;.$C$2:$F$200&quot;);3;0);&quot;&quot;)=0;&quot;&quot;; IFNA(VLOOKUP([.B196];INDIRECT([.A196]&amp;&quot;.$C$2:$F$200&quot;);3;0);&quot;&quot;));&quot;&quot;)">
            <text:p/>
          </table:table-cell>
          <table:table-cell table:style-name="ce842" table:formula="of:=IF(NOT(ISBLANK([.A196]));IF( IFNA( VLOOKUP( [.B196];INDIRECT([.A196]&amp;&quot;.$C$2:$F$200&quot;);4;0);&quot;&quot;)=0;&quot;&quot;; IFNA(VLOOKUP([.B196];INDIRECT([.A19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2"/>
          <table:table-cell table:style-name="ce842" table:formula="of:=IF(NOT(ISBLANK([.A197]));IF( IFNA( VLOOKUP( [.B197];INDIRECT([.A197]&amp;&quot;.$C$2:$F$200&quot;);2;0);&quot;&quot;)=0;&quot;&quot;; IFNA(VLOOKUP([.B197];INDIRECT([.A197]&amp;&quot;.$C$2:$F$200&quot;);2;0);&quot;&quot;));&quot;&quot;)">
            <text:p/>
          </table:table-cell>
          <table:table-cell table:style-name="ce842" table:formula="of:=IF(NOT(ISBLANK([.A197]));IF( IFNA( VLOOKUP( [.B197];INDIRECT([.A197]&amp;&quot;.$C$2:$F$200&quot;);3;0);&quot;&quot;)=0;&quot;&quot;; IFNA(VLOOKUP([.B197];INDIRECT([.A197]&amp;&quot;.$C$2:$F$200&quot;);3;0);&quot;&quot;));&quot;&quot;)">
            <text:p/>
          </table:table-cell>
          <table:table-cell table:style-name="ce842" table:formula="of:=IF(NOT(ISBLANK([.A197]));IF( IFNA( VLOOKUP( [.B197];INDIRECT([.A197]&amp;&quot;.$C$2:$F$200&quot;);4;0);&quot;&quot;)=0;&quot;&quot;; IFNA(VLOOKUP([.B197];INDIRECT([.A19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12"/>
          <table:table-cell table:style-name="ce732"/>
          <table:table-cell table:style-name="ce842" table:formula="of:=IF(NOT(ISBLANK([.A198]));IF( IFNA( VLOOKUP( [.B198];INDIRECT([.A198]&amp;&quot;.$C$2:$F$200&quot;);2;0);&quot;&quot;)=0;&quot;&quot;; IFNA(VLOOKUP([.B198];INDIRECT([.A198]&amp;&quot;.$C$2:$F$200&quot;);2;0);&quot;&quot;));&quot;&quot;)">
            <text:p/>
          </table:table-cell>
          <table:table-cell table:style-name="ce842" table:formula="of:=IF(NOT(ISBLANK([.A198]));IF( IFNA( VLOOKUP( [.B198];INDIRECT([.A198]&amp;&quot;.$C$2:$F$200&quot;);3;0);&quot;&quot;)=0;&quot;&quot;; IFNA(VLOOKUP([.B198];INDIRECT([.A198]&amp;&quot;.$C$2:$F$200&quot;);3;0);&quot;&quot;));&quot;&quot;)">
            <text:p/>
          </table:table-cell>
          <table:table-cell table:style-name="ce842" table:formula="of:=IF(NOT(ISBLANK([.A198]));IF( IFNA( VLOOKUP( [.B198];INDIRECT([.A198]&amp;&quot;.$C$2:$F$200&quot;);4;0);&quot;&quot;)=0;&quot;&quot;; IFNA(VLOOKUP([.B198];INDIRECT([.A19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333" office:value-type="string" calcext:value-type="string">
            <text:p>Ende</text:p>
          </table:table-cell>
          <table:table-cell table:style-name="ce333" table:number-columns-repeated="4"/>
          <table:table-cell table:style-name="ce845" office:value-type="string" calcext:value-type="string">
            <text:p>Ende</text:p>
          </table:table-cell>
          <table:table-cell table:number-columns-repeated="1018"/>
        </table:table-row>
        <table:table-row table:style-name="ro3" table:number-rows-repeated="38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3" table:number-rows-repeated="104833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Aufbaureihenfolge.B45:Aufbaureihenfolge.B45">
            <calcext:condition calcext:apply-style-name="HintergrundGruen" calcext:value="formula-is(NOT(ISBLANK([.X45])))" calcext:base-cell-address="Aufbaureihenfolge.B45"/>
          </calcext:conditional-format>
          <calcext:conditional-format calcext:target-range-address="Aufbaureihenfolge.B3:Aufbaureihenfolge.B3">
            <calcext:condition calcext:apply-style-name="HintergrundGruen" calcext:value="formula-is(NOT(ISBLANK([.X3])))" calcext:base-cell-address="Aufbaureihenfolge.B3"/>
          </calcext:conditional-format>
          <calcext:conditional-format calcext:target-range-address="Aufbaureihenfolge.B118:Aufbaureihenfolge.B122">
            <calcext:condition calcext:apply-style-name="HintergrundGruen" calcext:value="formula-is(NOT(ISBLANK([.X118])))" calcext:base-cell-address="Aufbaureihenfolge.B118"/>
          </calcext:conditional-format>
          <calcext:conditional-format calcext:target-range-address="Aufbaureihenfolge.B142:Aufbaureihenfolge.B143">
            <calcext:condition calcext:apply-style-name="HintergrundGruen" calcext:value="formula-is(NOT(ISBLANK([.X142])))" calcext:base-cell-address="Aufbaureihenfolge.B142"/>
          </calcext:conditional-format>
          <calcext:conditional-format calcext:target-range-address="Aufbaureihenfolge.B153:Aufbaureihenfolge.B160">
            <calcext:condition calcext:apply-style-name="HintergrundGruen" calcext:value="formula-is(NOT(ISBLANK([.X153])))" calcext:base-cell-address="Aufbaureihenfolge.B153"/>
          </calcext:conditional-format>
          <calcext:conditional-format calcext:target-range-address="Aufbaureihenfolge.B175:Aufbaureihenfolge.B181">
            <calcext:condition calcext:apply-style-name="HintergrundGruen" calcext:value="formula-is(NOT(ISBLANK([.X175])))" calcext:base-cell-address="Aufbaureihenfolge.B175"/>
          </calcext:conditional-format>
          <calcext:conditional-format calcext:target-range-address="Aufbaureihenfolge.B46:Aufbaureihenfolge.B46">
            <calcext:condition calcext:apply-style-name="HintergrundGruen" calcext:value="formula-is(NOT(ISBLANK([.X46])))" calcext:base-cell-address="Aufbaureihenfolge.B46"/>
          </calcext:conditional-format>
          <calcext:conditional-format calcext:target-range-address="Aufbaureihenfolge.B63:Aufbaureihenfolge.B63">
            <calcext:condition calcext:apply-style-name="HintergrundGruen" calcext:value="formula-is(NOT(ISBLANK([.X63])))" calcext:base-cell-address="Aufbaureihenfolge.B63"/>
          </calcext:conditional-format>
          <calcext:conditional-format calcext:target-range-address="Aufbaureihenfolge.B91:Aufbaureihenfolge.B91">
            <calcext:condition calcext:apply-style-name="HintergrundGruen" calcext:value="formula-is(NOT(ISBLANK([.X91])))" calcext:base-cell-address="Aufbaureihenfolge.B91"/>
          </calcext:conditional-format>
          <calcext:conditional-format calcext:target-range-address="Aufbaureihenfolge.B129:Aufbaureihenfolge.B129">
            <calcext:condition calcext:apply-style-name="HintergrundGruen" calcext:value="formula-is(NOT(ISBLANK([.X129])))" calcext:base-cell-address="Aufbaureihenfolge.B129"/>
          </calcext:conditional-format>
          <calcext:conditional-format calcext:target-range-address="Aufbaureihenfolge.B144:Aufbaureihenfolge.B144">
            <calcext:condition calcext:apply-style-name="HintergrundGruen" calcext:value="formula-is(NOT(ISBLANK([.X144])))" calcext:base-cell-address="Aufbaureihenfolge.B144"/>
          </calcext:conditional-format>
          <calcext:conditional-format calcext:target-range-address="Aufbaureihenfolge.B165:Aufbaureihenfolge.B165">
            <calcext:condition calcext:apply-style-name="HintergrundGruen" calcext:value="formula-is(NOT(ISBLANK([.X165])))" calcext:base-cell-address="Aufbaureihenfolge.B165"/>
          </calcext:conditional-format>
          <calcext:conditional-format calcext:target-range-address="Aufbaureihenfolge.B182:Aufbaureihenfolge.B182">
            <calcext:condition calcext:apply-style-name="HintergrundGruen" calcext:value="formula-is(NOT(ISBLANK([.X182])))" calcext:base-cell-address="Aufbaureihenfolge.B182"/>
          </calcext:conditional-format>
          <calcext:conditional-format calcext:target-range-address="Aufbaureihenfolge.B4:Aufbaureihenfolge.B4">
            <calcext:condition calcext:apply-style-name="HintergrundGruen" calcext:value="formula-is(NOT(ISBLANK([.X4])))" calcext:base-cell-address="Aufbaureihenfolge.B4"/>
          </calcext:conditional-format>
          <calcext:conditional-format calcext:target-range-address="Aufbaureihenfolge.B47:Aufbaureihenfolge.B47">
            <calcext:condition calcext:apply-style-name="HintergrundGruen" calcext:value="formula-is(NOT(ISBLANK([.X47])))" calcext:base-cell-address="Aufbaureihenfolge.B47"/>
          </calcext:conditional-format>
          <calcext:conditional-format calcext:target-range-address="Aufbaureihenfolge.B48:Aufbaureihenfolge.B48">
            <calcext:condition calcext:apply-style-name="HintergrundGruen" calcext:value="formula-is(NOT(ISBLANK([.X48])))" calcext:base-cell-address="Aufbaureihenfolge.B48"/>
          </calcext:conditional-format>
          <calcext:conditional-format calcext:target-range-address="Aufbaureihenfolge.B5:Aufbaureihenfolge.B5">
            <calcext:condition calcext:apply-style-name="HintergrundGruen" calcext:value="formula-is(NOT(ISBLANK([.X5])))" calcext:base-cell-address="Aufbaureihenfolge.B5"/>
          </calcext:conditional-format>
          <calcext:conditional-format calcext:target-range-address="Aufbaureihenfolge.B64:Aufbaureihenfolge.B64">
            <calcext:condition calcext:apply-style-name="HintergrundGruen" calcext:value="formula-is(NOT(ISBLANK([.X64])))" calcext:base-cell-address="Aufbaureihenfolge.B64"/>
          </calcext:conditional-format>
          <calcext:conditional-format calcext:target-range-address="Aufbaureihenfolge.B65:Aufbaureihenfolge.B65">
            <calcext:condition calcext:apply-style-name="HintergrundGruen" calcext:value="formula-is(NOT(ISBLANK([.X65])))" calcext:base-cell-address="Aufbaureihenfolge.B65"/>
          </calcext:conditional-format>
          <calcext:conditional-format calcext:target-range-address="Aufbaureihenfolge.B92:Aufbaureihenfolge.B92">
            <calcext:condition calcext:apply-style-name="HintergrundGruen" calcext:value="formula-is(NOT(ISBLANK([.X92])))" calcext:base-cell-address="Aufbaureihenfolge.B92"/>
          </calcext:conditional-format>
          <calcext:conditional-format calcext:target-range-address="Aufbaureihenfolge.B93:Aufbaureihenfolge.B93">
            <calcext:condition calcext:apply-style-name="HintergrundGruen" calcext:value="formula-is(NOT(ISBLANK([.X93])))" calcext:base-cell-address="Aufbaureihenfolge.B93"/>
          </calcext:conditional-format>
          <calcext:conditional-format calcext:target-range-address="Aufbaureihenfolge.B108:Aufbaureihenfolge.B108">
            <calcext:condition calcext:apply-style-name="HintergrundGruen" calcext:value="formula-is(NOT(ISBLANK([.X108])))" calcext:base-cell-address="Aufbaureihenfolge.B108"/>
          </calcext:conditional-format>
          <calcext:conditional-format calcext:target-range-address="Aufbaureihenfolge.B109:Aufbaureihenfolge.B109">
            <calcext:condition calcext:apply-style-name="HintergrundGruen" calcext:value="formula-is(NOT(ISBLANK([.X109])))" calcext:base-cell-address="Aufbaureihenfolge.B109"/>
          </calcext:conditional-format>
          <calcext:conditional-format calcext:target-range-address="Aufbaureihenfolge.B110:Aufbaureihenfolge.B110">
            <calcext:condition calcext:apply-style-name="HintergrundGruen" calcext:value="formula-is(NOT(ISBLANK([.X110])))" calcext:base-cell-address="Aufbaureihenfolge.B110"/>
          </calcext:conditional-format>
          <calcext:conditional-format calcext:target-range-address="Aufbaureihenfolge.B131:Aufbaureihenfolge.B131">
            <calcext:condition calcext:apply-style-name="HintergrundGruen" calcext:value="formula-is(NOT(ISBLANK([.X131])))" calcext:base-cell-address="Aufbaureihenfolge.B131"/>
          </calcext:conditional-format>
          <calcext:conditional-format calcext:target-range-address="Aufbaureihenfolge.B132:Aufbaureihenfolge.B132">
            <calcext:condition calcext:apply-style-name="HintergrundGruen" calcext:value="formula-is(NOT(ISBLANK([.X132])))" calcext:base-cell-address="Aufbaureihenfolge.B132"/>
          </calcext:conditional-format>
          <calcext:conditional-format calcext:target-range-address="Aufbaureihenfolge.B145:Aufbaureihenfolge.B145">
            <calcext:condition calcext:apply-style-name="HintergrundGruen" calcext:value="formula-is(NOT(ISBLANK([.X145])))" calcext:base-cell-address="Aufbaureihenfolge.B145"/>
          </calcext:conditional-format>
          <calcext:conditional-format calcext:target-range-address="Aufbaureihenfolge.B146:Aufbaureihenfolge.B146">
            <calcext:condition calcext:apply-style-name="HintergrundGruen" calcext:value="formula-is(NOT(ISBLANK([.X146])))" calcext:base-cell-address="Aufbaureihenfolge.B146"/>
          </calcext:conditional-format>
          <calcext:conditional-format calcext:target-range-address="Aufbaureihenfolge.B167:Aufbaureihenfolge.B167">
            <calcext:condition calcext:apply-style-name="HintergrundGruen" calcext:value="formula-is(NOT(ISBLANK([.X167])))" calcext:base-cell-address="Aufbaureihenfolge.B167"/>
          </calcext:conditional-format>
          <calcext:conditional-format calcext:target-range-address="Aufbaureihenfolge.B168:Aufbaureihenfolge.B168">
            <calcext:condition calcext:apply-style-name="HintergrundGruen" calcext:value="formula-is(NOT(ISBLANK([.X168])))" calcext:base-cell-address="Aufbaureihenfolge.B168"/>
          </calcext:conditional-format>
          <calcext:conditional-format calcext:target-range-address="Aufbaureihenfolge.B183:Aufbaureihenfolge.B183">
            <calcext:condition calcext:apply-style-name="HintergrundGruen" calcext:value="formula-is(NOT(ISBLANK([.X183])))" calcext:base-cell-address="Aufbaureihenfolge.B183"/>
          </calcext:conditional-format>
          <calcext:conditional-format calcext:target-range-address="Aufbaureihenfolge.B184:Aufbaureihenfolge.B184">
            <calcext:condition calcext:apply-style-name="HintergrundGruen" calcext:value="formula-is(NOT(ISBLANK([.X184])))" calcext:base-cell-address="Aufbaureihenfolge.B184"/>
          </calcext:conditional-format>
          <calcext:conditional-format calcext:target-range-address="Aufbaureihenfolge.B6:Aufbaureihenfolge.B6">
            <calcext:condition calcext:apply-style-name="HintergrundGruen" calcext:value="formula-is(NOT(ISBLANK([.X6])))" calcext:base-cell-address="Aufbaureihenfolge.B6"/>
          </calcext:conditional-format>
          <calcext:conditional-format calcext:target-range-address="Aufbaureihenfolge.B49:Aufbaureihenfolge.B49">
            <calcext:condition calcext:apply-style-name="HintergrundGruen" calcext:value="formula-is(NOT(ISBLANK([.X49])))" calcext:base-cell-address="Aufbaureihenfolge.B49"/>
          </calcext:conditional-format>
          <calcext:conditional-format calcext:target-range-address="Aufbaureihenfolge.B66:Aufbaureihenfolge.B66">
            <calcext:condition calcext:apply-style-name="HintergrundGruen" calcext:value="formula-is(NOT(ISBLANK([.X66])))" calcext:base-cell-address="Aufbaureihenfolge.B66"/>
          </calcext:conditional-format>
          <calcext:conditional-format calcext:target-range-address="Aufbaureihenfolge.B94:Aufbaureihenfolge.B94">
            <calcext:condition calcext:apply-style-name="HintergrundGruen" calcext:value="formula-is(NOT(ISBLANK([.X94])))" calcext:base-cell-address="Aufbaureihenfolge.B94"/>
          </calcext:conditional-format>
          <calcext:conditional-format calcext:target-range-address="Aufbaureihenfolge.B111:Aufbaureihenfolge.B111">
            <calcext:condition calcext:apply-style-name="HintergrundGruen" calcext:value="formula-is(NOT(ISBLANK([.X111])))" calcext:base-cell-address="Aufbaureihenfolge.B111"/>
          </calcext:conditional-format>
          <calcext:conditional-format calcext:target-range-address="Aufbaureihenfolge.B133:Aufbaureihenfolge.B133">
            <calcext:condition calcext:apply-style-name="HintergrundGruen" calcext:value="formula-is(NOT(ISBLANK([.X133])))" calcext:base-cell-address="Aufbaureihenfolge.B133"/>
          </calcext:conditional-format>
          <calcext:conditional-format calcext:target-range-address="Aufbaureihenfolge.B147:Aufbaureihenfolge.B147">
            <calcext:condition calcext:apply-style-name="HintergrundGruen" calcext:value="formula-is(NOT(ISBLANK([.X147])))" calcext:base-cell-address="Aufbaureihenfolge.B147"/>
          </calcext:conditional-format>
          <calcext:conditional-format calcext:target-range-address="Aufbaureihenfolge.B169:Aufbaureihenfolge.B169">
            <calcext:condition calcext:apply-style-name="HintergrundGruen" calcext:value="formula-is(NOT(ISBLANK([.X169])))" calcext:base-cell-address="Aufbaureihenfolge.B169"/>
          </calcext:conditional-format>
          <calcext:conditional-format calcext:target-range-address="Aufbaureihenfolge.B185:Aufbaureihenfolge.B185">
            <calcext:condition calcext:apply-style-name="HintergrundGruen" calcext:value="formula-is(NOT(ISBLANK([.X185])))" calcext:base-cell-address="Aufbaureihenfolge.B185"/>
          </calcext:conditional-format>
          <calcext:conditional-format calcext:target-range-address="Aufbaureihenfolge.B7:Aufbaureihenfolge.B7">
            <calcext:condition calcext:apply-style-name="HintergrundGruen" calcext:value="formula-is(NOT(ISBLANK([.X7])))" calcext:base-cell-address="Aufbaureihenfolge.B7"/>
          </calcext:conditional-format>
          <calcext:conditional-format calcext:target-range-address="Aufbaureihenfolge.B12:Aufbaureihenfolge.B12 Aufbaureihenfolge.B8:Aufbaureihenfolge.B8">
            <calcext:condition calcext:apply-style-name="HintergrundGruen" calcext:value="formula-is(NOT(ISBLANK([.X8])))" calcext:base-cell-address="Aufbaureihenfolge.B8"/>
          </calcext:conditional-format>
          <calcext:conditional-format calcext:target-range-address="Aufbaureihenfolge.B90:Aufbaureihenfolge.B90">
            <calcext:condition calcext:apply-style-name="HintergrundGruen" calcext:value="formula-is(NOT(ISBLANK([.X90])))" calcext:base-cell-address="Aufbaureihenfolge.B90"/>
          </calcext:conditional-format>
          <calcext:conditional-format calcext:target-range-address="Aufbaureihenfolge.B44:Aufbaureihenfolge.B44">
            <calcext:condition calcext:apply-style-name="HintergrundGruen" calcext:value="formula-is(NOT(ISBLANK([.X44])))" calcext:base-cell-address="Aufbaureihenfolge.B44"/>
          </calcext:conditional-format>
          <calcext:conditional-format calcext:target-range-address="Aufbaureihenfolge.B164:Aufbaureihenfolge.B164">
            <calcext:condition calcext:apply-style-name="HintergrundGruen" calcext:value="formula-is(NOT(ISBLANK([.X164])))" calcext:base-cell-address="Aufbaureihenfolge.B164"/>
          </calcext:conditional-format>
          <calcext:conditional-format calcext:target-range-address="Aufbaureihenfolge.B130:Aufbaureihenfolge.B130">
            <calcext:condition calcext:apply-style-name="HintergrundGruen" calcext:value="formula-is(NOT(ISBLANK([.X130])))" calcext:base-cell-address="Aufbaureihenfolge.B130"/>
          </calcext:conditional-format>
          <calcext:conditional-format calcext:target-range-address="Aufbaureihenfolge.B166:Aufbaureihenfolge.B166">
            <calcext:condition calcext:apply-style-name="HintergrundGruen" calcext:value="formula-is(NOT(ISBLANK([.X166])))" calcext:base-cell-address="Aufbaureihenfolge.B166"/>
          </calcext:conditional-format>
          <calcext:conditional-format calcext:target-range-address="Aufbaureihenfolge.B186:Aufbaureihenfolge.B186">
            <calcext:condition calcext:apply-style-name="HintergrundGruen" calcext:value="formula-is(NOT(ISBLANK([.X186])))" calcext:base-cell-address="Aufbaureihenfolge.B186"/>
          </calcext:conditional-format>
          <calcext:conditional-format calcext:target-range-address="Aufbaureihenfolge.B187:Aufbaureihenfolge.B187">
            <calcext:condition calcext:apply-style-name="HintergrundGruen" calcext:value="formula-is(NOT(ISBLANK([.X187])))" calcext:base-cell-address="Aufbaureihenfolge.B187"/>
          </calcext:conditional-format>
          <calcext:conditional-format calcext:target-range-address="Aufbaureihenfolge.B38:Aufbaureihenfolge.B38">
            <calcext:condition calcext:apply-style-name="HintergrundGruen" calcext:value="formula-is(NOT(ISBLANK([.X38])))" calcext:base-cell-address="Aufbaureihenfolge.B38"/>
          </calcext:conditional-format>
          <calcext:conditional-format calcext:target-range-address="Aufbaureihenfolge.B37:Aufbaureihenfolge.B37">
            <calcext:condition calcext:apply-style-name="HintergrundGruen" calcext:value="formula-is(NOT(ISBLANK([.X37])))" calcext:base-cell-address="Aufbaureihenfolge.B37"/>
          </calcext:conditional-format>
          <calcext:conditional-format calcext:target-range-address="Aufbaureihenfolge.B38:Aufbaureihenfolge.B38">
            <calcext:condition calcext:apply-style-name="HintergrundGruen" calcext:value="formula-is(NOT(ISBLANK([.X38])))" calcext:base-cell-address="Aufbaureihenfolge.B38"/>
          </calcext:conditional-format>
          <calcext:conditional-format calcext:target-range-address="Aufbaureihenfolge.B38:Aufbaureihenfolge.B38">
            <calcext:condition calcext:apply-style-name="HintergrundGruen" calcext:value="formula-is(NOT(ISBLANK([.X38])))" calcext:base-cell-address="Aufbaureihenfolge.B38"/>
          </calcext:conditional-format>
          <calcext:conditional-format calcext:target-range-address="Aufbaureihenfolge.B22:Aufbaureihenfolge.B22">
            <calcext:condition calcext:apply-style-name="HintergrundGruen" calcext:value="formula-is(NOT(ISBLANK([.X22])))" calcext:base-cell-address="Aufbaureihenfolge.B22"/>
          </calcext:conditional-format>
          <calcext:conditional-format calcext:target-range-address="Aufbaureihenfolge.B39:Aufbaureihenfolge.B39">
            <calcext:condition calcext:apply-style-name="HintergrundGruen" calcext:value="formula-is(NOT(ISBLANK([.X39])))" calcext:base-cell-address="Aufbaureihenfolge.B39"/>
          </calcext:conditional-format>
          <calcext:conditional-format calcext:target-range-address="Aufbaureihenfolge.B59:Aufbaureihenfolge.B62 Aufbaureihenfolge.B50:Aufbaureihenfolge.B50">
            <calcext:condition calcext:apply-style-name="HintergrundGruen" calcext:value="formula-is(NOT(ISBLANK([.X50])))" calcext:base-cell-address="Aufbaureihenfolge.B50"/>
          </calcext:conditional-format>
          <calcext:conditional-format calcext:target-range-address="Aufbaureihenfolge.B68:Aufbaureihenfolge.B68">
            <calcext:condition calcext:apply-style-name="HintergrundGruen" calcext:value="formula-is(NOT(ISBLANK([.X68])))" calcext:base-cell-address="Aufbaureihenfolge.B68"/>
          </calcext:conditional-format>
          <calcext:conditional-format calcext:target-range-address="Aufbaureihenfolge.B100:Aufbaureihenfolge.B105 Aufbaureihenfolge.B95:Aufbaureihenfolge.B95">
            <calcext:condition calcext:apply-style-name="HintergrundGruen" calcext:value="formula-is(NOT(ISBLANK([.X95])))" calcext:base-cell-address="Aufbaureihenfolge.B95"/>
          </calcext:conditional-format>
          <calcext:conditional-format calcext:target-range-address="Aufbaureihenfolge.B113:Aufbaureihenfolge.B113">
            <calcext:condition calcext:apply-style-name="HintergrundGruen" calcext:value="formula-is(NOT(ISBLANK([.X113])))" calcext:base-cell-address="Aufbaureihenfolge.B113"/>
          </calcext:conditional-format>
          <calcext:conditional-format calcext:target-range-address="Aufbaureihenfolge.B139:Aufbaureihenfolge.B140 Aufbaureihenfolge.B134:Aufbaureihenfolge.B134">
            <calcext:condition calcext:apply-style-name="HintergrundGruen" calcext:value="formula-is(NOT(ISBLANK([.X134])))" calcext:base-cell-address="Aufbaureihenfolge.B134"/>
          </calcext:conditional-format>
          <calcext:conditional-format calcext:target-range-address="Aufbaureihenfolge.B148:Aufbaureihenfolge.B148">
            <calcext:condition calcext:apply-style-name="HintergrundGruen" calcext:value="formula-is(NOT(ISBLANK([.X148])))" calcext:base-cell-address="Aufbaureihenfolge.B148"/>
          </calcext:conditional-format>
          <calcext:conditional-format calcext:target-range-address="Aufbaureihenfolge.B170:Aufbaureihenfolge.B170">
            <calcext:condition calcext:apply-style-name="HintergrundGruen" calcext:value="formula-is(NOT(ISBLANK([.X170])))" calcext:base-cell-address="Aufbaureihenfolge.B170"/>
          </calcext:conditional-format>
          <calcext:conditional-format calcext:target-range-address="Aufbaureihenfolge.B188:Aufbaureihenfolge.B188">
            <calcext:condition calcext:apply-style-name="HintergrundGruen" calcext:value="formula-is(NOT(ISBLANK([.X188])))" calcext:base-cell-address="Aufbaureihenfolge.B188"/>
          </calcext:conditional-format>
          <calcext:conditional-format calcext:target-range-address="Aufbaureihenfolge.G88:Aufbaureihenfolge.G88">
            <calcext:condition calcext:apply-style-name="HintergrundGruen" calcext:value="formula-is(NOT(ISBLANK([.AC98])))" calcext:base-cell-address="Aufbaureihenfolge.G88"/>
          </calcext:conditional-format>
          <calcext:conditional-format calcext:target-range-address="Aufbaureihenfolge.B43:Aufbaureihenfolge.B43">
            <calcext:condition calcext:apply-style-name="HintergrundGruen" calcext:value="formula-is(NOT(ISBLANK([.X43])))" calcext:base-cell-address="Aufbaureihenfolge.B43"/>
          </calcext:conditional-format>
          <calcext:conditional-format calcext:target-range-address="Aufbaureihenfolge.B2:Aufbaureihenfolge.B2">
            <calcext:condition calcext:apply-style-name="HintergrundGruen" calcext:value="formula-is(NOT(ISBLANK([.X2])))" calcext:base-cell-address="Aufbaureihenfolge.B2"/>
          </calcext:conditional-format>
          <calcext:conditional-format calcext:target-range-address="Aufbaureihenfolge.B89:Aufbaureihenfolge.B89">
            <calcext:condition calcext:apply-style-name="HintergrundGruen" calcext:value="formula-is(NOT(ISBLANK([.X89])))" calcext:base-cell-address="Aufbaureihenfolge.B89"/>
          </calcext:conditional-format>
          <calcext:conditional-format calcext:target-range-address="Aufbaureihenfolge.B128:Aufbaureihenfolge.B128">
            <calcext:condition calcext:apply-style-name="HintergrundGruen" calcext:value="formula-is(NOT(ISBLANK([.X128])))" calcext:base-cell-address="Aufbaureihenfolge.B128"/>
          </calcext:conditional-format>
          <calcext:conditional-format calcext:target-range-address="Aufbaureihenfolge.B163:Aufbaureihenfolge.B163">
            <calcext:condition calcext:apply-style-name="HintergrundGruen" calcext:value="formula-is(NOT(ISBLANK([.X163])))" calcext:base-cell-address="Aufbaureihenfolge.B163"/>
          </calcext:conditional-format>
          <calcext:conditional-format calcext:target-range-address="Aufbaureihenfolge.A45:Aufbaureihenfolge.A45">
            <calcext:condition calcext:apply-style-name="HintergrundGruen" calcext:value="formula-is(NOT(ISBLANK([.W45])))" calcext:base-cell-address="Aufbaureihenfolge.A45"/>
          </calcext:conditional-format>
          <calcext:conditional-format calcext:target-range-address="Aufbaureihenfolge.A3:Aufbaureihenfolge.A3">
            <calcext:condition calcext:apply-style-name="HintergrundGruen" calcext:value="formula-is(NOT(ISBLANK([.W3])))" calcext:base-cell-address="Aufbaureihenfolge.A3"/>
          </calcext:conditional-format>
          <calcext:conditional-format calcext:target-range-address="Aufbaureihenfolge.A118:Aufbaureihenfolge.A122">
            <calcext:condition calcext:apply-style-name="HintergrundGruen" calcext:value="formula-is(NOT(ISBLANK([.W118])))" calcext:base-cell-address="Aufbaureihenfolge.A118"/>
          </calcext:conditional-format>
          <calcext:conditional-format calcext:target-range-address="Aufbaureihenfolge.A142:Aufbaureihenfolge.A143">
            <calcext:condition calcext:apply-style-name="HintergrundGruen" calcext:value="formula-is(NOT(ISBLANK([.W142])))" calcext:base-cell-address="Aufbaureihenfolge.A142"/>
          </calcext:conditional-format>
          <calcext:conditional-format calcext:target-range-address="Aufbaureihenfolge.A150:Aufbaureihenfolge.A160">
            <calcext:condition calcext:apply-style-name="HintergrundGruen" calcext:value="formula-is(NOT(ISBLANK([.W150])))" calcext:base-cell-address="Aufbaureihenfolge.A150"/>
          </calcext:conditional-format>
          <calcext:conditional-format calcext:target-range-address="Aufbaureihenfolge.A171:Aufbaureihenfolge.A181">
            <calcext:condition calcext:apply-style-name="HintergrundGruen" calcext:value="formula-is(NOT(ISBLANK([.W171])))" calcext:base-cell-address="Aufbaureihenfolge.A171"/>
          </calcext:conditional-format>
          <calcext:conditional-format calcext:target-range-address="Aufbaureihenfolge.A64:Aufbaureihenfolge.A67">
            <calcext:condition calcext:apply-style-name="HintergrundGruen" calcext:value="formula-is(NOT(ISBLANK([.W64])))" calcext:base-cell-address="Aufbaureihenfolge.A64"/>
          </calcext:conditional-format>
          <calcext:conditional-format calcext:target-range-address="Aufbaureihenfolge.A109:Aufbaureihenfolge.A112">
            <calcext:condition calcext:apply-style-name="HintergrundGruen" calcext:value="formula-is(NOT(ISBLANK([.W109])))" calcext:base-cell-address="Aufbaureihenfolge.A109"/>
          </calcext:conditional-format>
          <calcext:conditional-format calcext:target-range-address="Aufbaureihenfolge.A55:Aufbaureihenfolge.A62 Aufbaureihenfolge.A47:Aufbaureihenfolge.A50">
            <calcext:condition calcext:apply-style-name="HintergrundGruen" calcext:value="formula-is(NOT(ISBLANK([.W47])))" calcext:base-cell-address="Aufbaureihenfolge.A47"/>
          </calcext:conditional-format>
          <calcext:conditional-format calcext:target-range-address="Aufbaureihenfolge.A91:Aufbaureihenfolge.A105">
            <calcext:condition calcext:apply-style-name="HintergrundGruen" calcext:value="formula-is(NOT(ISBLANK([.W91])))" calcext:base-cell-address="Aufbaureihenfolge.A91"/>
          </calcext:conditional-format>
          <calcext:conditional-format calcext:target-range-address="Aufbaureihenfolge.A130:Aufbaureihenfolge.A140">
            <calcext:condition calcext:apply-style-name="HintergrundGruen" calcext:value="formula-is(NOT(ISBLANK([.W130])))" calcext:base-cell-address="Aufbaureihenfolge.A130"/>
          </calcext:conditional-format>
          <calcext:conditional-format calcext:target-range-address="Aufbaureihenfolge.A43:Aufbaureihenfolge.A43">
            <calcext:condition calcext:apply-style-name="HintergrundGruen" calcext:value="formula-is(NOT(ISBLANK([.W43])))" calcext:base-cell-address="Aufbaureihenfolge.A43"/>
          </calcext:conditional-format>
          <calcext:conditional-format calcext:target-range-address="Aufbaureihenfolge.A2:Aufbaureihenfolge.A2">
            <calcext:condition calcext:apply-style-name="HintergrundGruen" calcext:value="formula-is(NOT(ISBLANK([.W2])))" calcext:base-cell-address="Aufbaureihenfolge.A2"/>
          </calcext:conditional-format>
          <calcext:conditional-format calcext:target-range-address="Aufbaureihenfolge.A89:Aufbaureihenfolge.A89">
            <calcext:condition calcext:apply-style-name="HintergrundGruen" calcext:value="formula-is(NOT(ISBLANK([.W89])))" calcext:base-cell-address="Aufbaureihenfolge.A89"/>
          </calcext:conditional-format>
          <calcext:conditional-format calcext:target-range-address="Aufbaureihenfolge.A128:Aufbaureihenfolge.A128">
            <calcext:condition calcext:apply-style-name="HintergrundGruen" calcext:value="formula-is(NOT(ISBLANK([.W128])))" calcext:base-cell-address="Aufbaureihenfolge.A128"/>
          </calcext:conditional-format>
          <calcext:conditional-format calcext:target-range-address="Aufbaureihenfolge.A163:Aufbaureihenfolge.A163">
            <calcext:condition calcext:apply-style-name="HintergrundGruen" calcext:value="formula-is(NOT(ISBLANK([.W163])))" calcext:base-cell-address="Aufbaureihenfolge.A163"/>
          </calcext:conditional-format>
          <calcext:conditional-format calcext:target-range-address="Aufbaureihenfolge.B23:Aufbaureihenfolge.B23">
            <calcext:condition calcext:apply-style-name="HintergrundGruen" calcext:value="formula-is(NOT(ISBLANK([.AE23])))" calcext:base-cell-address="Aufbaureihenfolge.B23"/>
          </calcext:conditional-format>
          <calcext:conditional-format calcext:target-range-address="Aufbaureihenfolge.B24:Aufbaureihenfolge.B24">
            <calcext:condition calcext:apply-style-name="HintergrundGruen" calcext:value="formula-is(NOT(ISBLANK([.AE24])))" calcext:base-cell-address="Aufbaureihenfolge.B24"/>
          </calcext:conditional-format>
          <calcext:conditional-format calcext:target-range-address="Aufbaureihenfolge.B73:Aufbaureihenfolge.B78">
            <calcext:condition calcext:apply-style-name="HintergrundGruen" calcext:value="formula-is(NOT(ISBLANK([.AE73])))" calcext:base-cell-address="Aufbaureihenfolge.B73"/>
          </calcext:conditional-format>
          <calcext:conditional-format calcext:target-range-address="Aufbaureihenfolge.B67:Aufbaureihenfolge.B67">
            <calcext:condition calcext:apply-style-name="HintergrundGruen" calcext:value="formula-is(NOT(ISBLANK([.AH67])))" calcext:base-cell-address="Aufbaureihenfolge.B67"/>
          </calcext:conditional-format>
          <calcext:conditional-format calcext:target-range-address="Aufbaureihenfolge.B112:Aufbaureihenfolge.B112">
            <calcext:condition calcext:apply-style-name="HintergrundGruen" calcext:value="formula-is(NOT(ISBLANK([.AH112])))" calcext:base-cell-address="Aufbaureihenfolge.B112"/>
          </calcext:conditional-format>
          <calcext:conditional-format calcext:target-range-address="Aufbaureihenfolge.B25:Aufbaureihenfolge.B25">
            <calcext:condition calcext:apply-style-name="HintergrundGruen" calcext:value="formula-is(NOT(ISBLANK([.AP25])))" calcext:base-cell-address="Aufbaureihenfolge.B25"/>
          </calcext:conditional-format>
          <calcext:conditional-format calcext:target-range-address="Aufbaureihenfolge.B36:Aufbaureihenfolge.B36">
            <calcext:condition calcext:apply-style-name="HintergrundGruen" calcext:value="formula-is(NOT(ISBLANK([.AP36])))" calcext:base-cell-address="Aufbaureihenfolge.B36"/>
          </calcext:conditional-format>
          <calcext:conditional-format calcext:target-range-address="Aufbaureihenfolge.A4:Aufbaureihenfolge.A4">
            <calcext:condition calcext:apply-style-name="HintergrundGruen" calcext:value="formula-is(NOT(ISBLANK([.W4])))" calcext:base-cell-address="Aufbaureihenfolge.A4"/>
          </calcext:conditional-format>
          <calcext:conditional-format calcext:target-range-address="Aufbaureihenfolge.A5:Aufbaureihenfolge.A5">
            <calcext:condition calcext:apply-style-name="HintergrundGruen" calcext:value="formula-is(NOT(ISBLANK([.W5])))" calcext:base-cell-address="Aufbaureihenfolge.A5"/>
          </calcext:conditional-format>
          <calcext:conditional-format calcext:target-range-address="Aufbaureihenfolge.A6:Aufbaureihenfolge.A6">
            <calcext:condition calcext:apply-style-name="HintergrundGruen" calcext:value="formula-is(NOT(ISBLANK([.W6])))" calcext:base-cell-address="Aufbaureihenfolge.A6"/>
          </calcext:conditional-format>
          <calcext:conditional-format calcext:target-range-address="Aufbaureihenfolge.A7:Aufbaureihenfolge.A7">
            <calcext:condition calcext:apply-style-name="HintergrundGruen" calcext:value="formula-is(NOT(ISBLANK([.W7])))" calcext:base-cell-address="Aufbaureihenfolge.A7"/>
          </calcext:conditional-format>
          <calcext:conditional-format calcext:target-range-address="Aufbaureihenfolge.A8:Aufbaureihenfolge.A21">
            <calcext:condition calcext:apply-style-name="HintergrundGruen" calcext:value="formula-is(NOT(ISBLANK([.W8])))" calcext:base-cell-address="Aufbaureihenfolge.A8"/>
          </calcext:conditional-format>
          <calcext:conditional-format calcext:target-range-address="Aufbaureihenfolge.A22:Aufbaureihenfolge.A22">
            <calcext:condition calcext:apply-style-name="HintergrundGruen" calcext:value="formula-is(NOT(ISBLANK([.W22])))" calcext:base-cell-address="Aufbaureihenfolge.A22"/>
          </calcext:conditional-format>
          <calcext:conditional-format calcext:target-range-address="Aufbaureihenfolge.A34:Aufbaureihenfolge.A34">
            <calcext:condition calcext:apply-style-name="HintergrundGruen" calcext:value="formula-is(NOT(ISBLANK([.W34])))" calcext:base-cell-address="Aufbaureihenfolge.A34"/>
          </calcext:conditional-format>
          <calcext:conditional-format calcext:target-range-address="Aufbaureihenfolge.A35:Aufbaureihenfolge.A35">
            <calcext:condition calcext:apply-style-name="HintergrundGruen" calcext:value="formula-is(NOT(ISBLANK([.W35])))" calcext:base-cell-address="Aufbaureihenfolge.A35"/>
          </calcext:conditional-format>
          <calcext:conditional-format calcext:target-range-address="Aufbaureihenfolge.A37:Aufbaureihenfolge.A37">
            <calcext:condition calcext:apply-style-name="HintergrundGruen" calcext:value="formula-is(NOT(ISBLANK([.W37])))" calcext:base-cell-address="Aufbaureihenfolge.A37"/>
          </calcext:conditional-format>
          <calcext:conditional-format calcext:target-range-address="Aufbaureihenfolge.A38:Aufbaureihenfolge.A38">
            <calcext:condition calcext:apply-style-name="HintergrundGruen" calcext:value="formula-is(NOT(ISBLANK([.W38])))" calcext:base-cell-address="Aufbaureihenfolge.A38"/>
          </calcext:conditional-format>
          <calcext:conditional-format calcext:target-range-address="Aufbaureihenfolge.A39:Aufbaureihenfolge.A39">
            <calcext:condition calcext:apply-style-name="HintergrundGruen" calcext:value="formula-is(NOT(ISBLANK([.W39])))" calcext:base-cell-address="Aufbaureihenfolge.A39"/>
          </calcext:conditional-format>
          <calcext:conditional-format calcext:target-range-address="Aufbaureihenfolge.A44:Aufbaureihenfolge.A44">
            <calcext:condition calcext:apply-style-name="HintergrundGruen" calcext:value="formula-is(NOT(ISBLANK([.W44])))" calcext:base-cell-address="Aufbaureihenfolge.A44"/>
          </calcext:conditional-format>
          <calcext:conditional-format calcext:target-range-address="Aufbaureihenfolge.A46:Aufbaureihenfolge.A46">
            <calcext:condition calcext:apply-style-name="HintergrundGruen" calcext:value="formula-is(NOT(ISBLANK([.W46])))" calcext:base-cell-address="Aufbaureihenfolge.A46"/>
          </calcext:conditional-format>
          <calcext:conditional-format calcext:target-range-address="Aufbaureihenfolge.A47:Aufbaureihenfolge.A47">
            <calcext:condition calcext:apply-style-name="HintergrundGruen" calcext:value="formula-is(NOT(ISBLANK([.W47])))" calcext:base-cell-address="Aufbaureihenfolge.A47"/>
          </calcext:conditional-format>
          <calcext:conditional-format calcext:target-range-address="Aufbaureihenfolge.A48:Aufbaureihenfolge.A48">
            <calcext:condition calcext:apply-style-name="HintergrundGruen" calcext:value="formula-is(NOT(ISBLANK([.W48])))" calcext:base-cell-address="Aufbaureihenfolge.A48"/>
          </calcext:conditional-format>
          <calcext:conditional-format calcext:target-range-address="Aufbaureihenfolge.A49:Aufbaureihenfolge.A49">
            <calcext:condition calcext:apply-style-name="HintergrundGruen" calcext:value="formula-is(NOT(ISBLANK([.W49])))" calcext:base-cell-address="Aufbaureihenfolge.A49"/>
          </calcext:conditional-format>
          <calcext:conditional-format calcext:target-range-address="Aufbaureihenfolge.A50:Aufbaureihenfolge.A50">
            <calcext:condition calcext:apply-style-name="HintergrundGruen" calcext:value="formula-is(NOT(ISBLANK([.W50])))" calcext:base-cell-address="Aufbaureihenfolge.A50"/>
          </calcext:conditional-format>
          <calcext:conditional-format calcext:target-range-address="Aufbaureihenfolge.A63:Aufbaureihenfolge.A63">
            <calcext:condition calcext:apply-style-name="HintergrundGruen" calcext:value="formula-is(NOT(ISBLANK([.W63])))" calcext:base-cell-address="Aufbaureihenfolge.A63"/>
          </calcext:conditional-format>
          <calcext:conditional-format calcext:target-range-address="Aufbaureihenfolge.A64:Aufbaureihenfolge.A64">
            <calcext:condition calcext:apply-style-name="HintergrundGruen" calcext:value="formula-is(NOT(ISBLANK([.W64])))" calcext:base-cell-address="Aufbaureihenfolge.A64"/>
          </calcext:conditional-format>
          <calcext:conditional-format calcext:target-range-address="Aufbaureihenfolge.A65:Aufbaureihenfolge.A65">
            <calcext:condition calcext:apply-style-name="HintergrundGruen" calcext:value="formula-is(NOT(ISBLANK([.W65])))" calcext:base-cell-address="Aufbaureihenfolge.A65"/>
          </calcext:conditional-format>
          <calcext:conditional-format calcext:target-range-address="Aufbaureihenfolge.A66:Aufbaureihenfolge.A66">
            <calcext:condition calcext:apply-style-name="HintergrundGruen" calcext:value="formula-is(NOT(ISBLANK([.W66])))" calcext:base-cell-address="Aufbaureihenfolge.A66"/>
          </calcext:conditional-format>
          <calcext:conditional-format calcext:target-range-address="Aufbaureihenfolge.A68:Aufbaureihenfolge.A68">
            <calcext:condition calcext:apply-style-name="HintergrundGruen" calcext:value="formula-is(NOT(ISBLANK([.W68])))" calcext:base-cell-address="Aufbaureihenfolge.A68"/>
          </calcext:conditional-format>
          <calcext:conditional-format calcext:target-range-address="Aufbaureihenfolge.A71:Aufbaureihenfolge.A71">
            <calcext:condition calcext:apply-style-name="HintergrundGruen" calcext:value="formula-is(NOT(ISBLANK([.W71])))" calcext:base-cell-address="Aufbaureihenfolge.A71"/>
          </calcext:conditional-format>
          <calcext:conditional-format calcext:target-range-address="Aufbaureihenfolge.A90:Aufbaureihenfolge.A90">
            <calcext:condition calcext:apply-style-name="HintergrundGruen" calcext:value="formula-is(NOT(ISBLANK([.W90])))" calcext:base-cell-address="Aufbaureihenfolge.A90"/>
          </calcext:conditional-format>
          <calcext:conditional-format calcext:target-range-address="Aufbaureihenfolge.A91:Aufbaureihenfolge.A91">
            <calcext:condition calcext:apply-style-name="HintergrundGruen" calcext:value="formula-is(NOT(ISBLANK([.W91])))" calcext:base-cell-address="Aufbaureihenfolge.A91"/>
          </calcext:conditional-format>
          <calcext:conditional-format calcext:target-range-address="Aufbaureihenfolge.A92:Aufbaureihenfolge.A92">
            <calcext:condition calcext:apply-style-name="HintergrundGruen" calcext:value="formula-is(NOT(ISBLANK([.W92])))" calcext:base-cell-address="Aufbaureihenfolge.A92"/>
          </calcext:conditional-format>
          <calcext:conditional-format calcext:target-range-address="Aufbaureihenfolge.A93:Aufbaureihenfolge.A93">
            <calcext:condition calcext:apply-style-name="HintergrundGruen" calcext:value="formula-is(NOT(ISBLANK([.W93])))" calcext:base-cell-address="Aufbaureihenfolge.A93"/>
          </calcext:conditional-format>
          <calcext:conditional-format calcext:target-range-address="Aufbaureihenfolge.A94:Aufbaureihenfolge.A94">
            <calcext:condition calcext:apply-style-name="HintergrundGruen" calcext:value="formula-is(NOT(ISBLANK([.W94])))" calcext:base-cell-address="Aufbaureihenfolge.A94"/>
          </calcext:conditional-format>
          <calcext:conditional-format calcext:target-range-address="Aufbaureihenfolge.A95:Aufbaureihenfolge.A95">
            <calcext:condition calcext:apply-style-name="HintergrundGruen" calcext:value="formula-is(NOT(ISBLANK([.W95])))" calcext:base-cell-address="Aufbaureihenfolge.A95"/>
          </calcext:conditional-format>
          <calcext:conditional-format calcext:target-range-address="Aufbaureihenfolge.A108:Aufbaureihenfolge.A108">
            <calcext:condition calcext:apply-style-name="HintergrundGruen" calcext:value="formula-is(NOT(ISBLANK([.W108])))" calcext:base-cell-address="Aufbaureihenfolge.A108"/>
          </calcext:conditional-format>
          <calcext:conditional-format calcext:target-range-address="Aufbaureihenfolge.A109:Aufbaureihenfolge.A109">
            <calcext:condition calcext:apply-style-name="HintergrundGruen" calcext:value="formula-is(NOT(ISBLANK([.W109])))" calcext:base-cell-address="Aufbaureihenfolge.A109"/>
          </calcext:conditional-format>
          <calcext:conditional-format calcext:target-range-address="Aufbaureihenfolge.A110:Aufbaureihenfolge.A110">
            <calcext:condition calcext:apply-style-name="HintergrundGruen" calcext:value="formula-is(NOT(ISBLANK([.W110])))" calcext:base-cell-address="Aufbaureihenfolge.A110"/>
          </calcext:conditional-format>
          <calcext:conditional-format calcext:target-range-address="Aufbaureihenfolge.A111:Aufbaureihenfolge.A111">
            <calcext:condition calcext:apply-style-name="HintergrundGruen" calcext:value="formula-is(NOT(ISBLANK([.W111])))" calcext:base-cell-address="Aufbaureihenfolge.A111"/>
          </calcext:conditional-format>
          <calcext:conditional-format calcext:target-range-address="Aufbaureihenfolge.A113:Aufbaureihenfolge.A113">
            <calcext:condition calcext:apply-style-name="HintergrundGruen" calcext:value="formula-is(NOT(ISBLANK([.W113])))" calcext:base-cell-address="Aufbaureihenfolge.A113"/>
          </calcext:conditional-format>
          <calcext:conditional-format calcext:target-range-address="Aufbaureihenfolge.A129:Aufbaureihenfolge.A129">
            <calcext:condition calcext:apply-style-name="HintergrundGruen" calcext:value="formula-is(NOT(ISBLANK([.W129])))" calcext:base-cell-address="Aufbaureihenfolge.A129"/>
          </calcext:conditional-format>
          <calcext:conditional-format calcext:target-range-address="Aufbaureihenfolge.A130:Aufbaureihenfolge.A130">
            <calcext:condition calcext:apply-style-name="HintergrundGruen" calcext:value="formula-is(NOT(ISBLANK([.W130])))" calcext:base-cell-address="Aufbaureihenfolge.A130"/>
          </calcext:conditional-format>
          <calcext:conditional-format calcext:target-range-address="Aufbaureihenfolge.A131:Aufbaureihenfolge.A131">
            <calcext:condition calcext:apply-style-name="HintergrundGruen" calcext:value="formula-is(NOT(ISBLANK([.W131])))" calcext:base-cell-address="Aufbaureihenfolge.A131"/>
          </calcext:conditional-format>
          <calcext:conditional-format calcext:target-range-address="Aufbaureihenfolge.A132:Aufbaureihenfolge.A132">
            <calcext:condition calcext:apply-style-name="HintergrundGruen" calcext:value="formula-is(NOT(ISBLANK([.W132])))" calcext:base-cell-address="Aufbaureihenfolge.A132"/>
          </calcext:conditional-format>
          <calcext:conditional-format calcext:target-range-address="Aufbaureihenfolge.A133:Aufbaureihenfolge.A133">
            <calcext:condition calcext:apply-style-name="HintergrundGruen" calcext:value="formula-is(NOT(ISBLANK([.W133])))" calcext:base-cell-address="Aufbaureihenfolge.A133"/>
          </calcext:conditional-format>
          <calcext:conditional-format calcext:target-range-address="Aufbaureihenfolge.A134:Aufbaureihenfolge.A137">
            <calcext:condition calcext:apply-style-name="HintergrundGruen" calcext:value="formula-is(NOT(ISBLANK([.W134])))" calcext:base-cell-address="Aufbaureihenfolge.A134"/>
          </calcext:conditional-format>
          <calcext:conditional-format calcext:target-range-address="Aufbaureihenfolge.A144:Aufbaureihenfolge.A144">
            <calcext:condition calcext:apply-style-name="HintergrundGruen" calcext:value="formula-is(NOT(ISBLANK([.W144])))" calcext:base-cell-address="Aufbaureihenfolge.A144"/>
          </calcext:conditional-format>
          <calcext:conditional-format calcext:target-range-address="Aufbaureihenfolge.A145:Aufbaureihenfolge.A145">
            <calcext:condition calcext:apply-style-name="HintergrundGruen" calcext:value="formula-is(NOT(ISBLANK([.W145])))" calcext:base-cell-address="Aufbaureihenfolge.A145"/>
          </calcext:conditional-format>
          <calcext:conditional-format calcext:target-range-address="Aufbaureihenfolge.A146:Aufbaureihenfolge.A146">
            <calcext:condition calcext:apply-style-name="HintergrundGruen" calcext:value="formula-is(NOT(ISBLANK([.W146])))" calcext:base-cell-address="Aufbaureihenfolge.A146"/>
          </calcext:conditional-format>
          <calcext:conditional-format calcext:target-range-address="Aufbaureihenfolge.A147:Aufbaureihenfolge.A147">
            <calcext:condition calcext:apply-style-name="HintergrundGruen" calcext:value="formula-is(NOT(ISBLANK([.W147])))" calcext:base-cell-address="Aufbaureihenfolge.A147"/>
          </calcext:conditional-format>
          <calcext:conditional-format calcext:target-range-address="Aufbaureihenfolge.A148:Aufbaureihenfolge.A148">
            <calcext:condition calcext:apply-style-name="HintergrundGruen" calcext:value="formula-is(NOT(ISBLANK([.W148])))" calcext:base-cell-address="Aufbaureihenfolge.A148"/>
          </calcext:conditional-format>
          <calcext:conditional-format calcext:target-range-address="Aufbaureihenfolge.A164:Aufbaureihenfolge.A164">
            <calcext:condition calcext:apply-style-name="HintergrundGruen" calcext:value="formula-is(NOT(ISBLANK([.W164])))" calcext:base-cell-address="Aufbaureihenfolge.A164"/>
          </calcext:conditional-format>
          <calcext:conditional-format calcext:target-range-address="Aufbaureihenfolge.A165:Aufbaureihenfolge.A165">
            <calcext:condition calcext:apply-style-name="HintergrundGruen" calcext:value="formula-is(NOT(ISBLANK([.W165])))" calcext:base-cell-address="Aufbaureihenfolge.A165"/>
          </calcext:conditional-format>
          <calcext:conditional-format calcext:target-range-address="Aufbaureihenfolge.A166:Aufbaureihenfolge.A166">
            <calcext:condition calcext:apply-style-name="HintergrundGruen" calcext:value="formula-is(NOT(ISBLANK([.W166])))" calcext:base-cell-address="Aufbaureihenfolge.A166"/>
          </calcext:conditional-format>
          <calcext:conditional-format calcext:target-range-address="Aufbaureihenfolge.A167:Aufbaureihenfolge.A167">
            <calcext:condition calcext:apply-style-name="HintergrundGruen" calcext:value="formula-is(NOT(ISBLANK([.W167])))" calcext:base-cell-address="Aufbaureihenfolge.A167"/>
          </calcext:conditional-format>
          <calcext:conditional-format calcext:target-range-address="Aufbaureihenfolge.A168:Aufbaureihenfolge.A168">
            <calcext:condition calcext:apply-style-name="HintergrundGruen" calcext:value="formula-is(NOT(ISBLANK([.W168])))" calcext:base-cell-address="Aufbaureihenfolge.A168"/>
          </calcext:conditional-format>
          <calcext:conditional-format calcext:target-range-address="Aufbaureihenfolge.A169:Aufbaureihenfolge.A169">
            <calcext:condition calcext:apply-style-name="HintergrundGruen" calcext:value="formula-is(NOT(ISBLANK([.W169])))" calcext:base-cell-address="Aufbaureihenfolge.A169"/>
          </calcext:conditional-format>
          <calcext:conditional-format calcext:target-range-address="Aufbaureihenfolge.A170:Aufbaureihenfolge.A170">
            <calcext:condition calcext:apply-style-name="HintergrundGruen" calcext:value="formula-is(NOT(ISBLANK([.W170])))" calcext:base-cell-address="Aufbaureihenfolge.A170"/>
          </calcext:conditional-format>
          <calcext:conditional-format calcext:target-range-address="Aufbaureihenfolge.A182:Aufbaureihenfolge.A182">
            <calcext:condition calcext:apply-style-name="HintergrundGruen" calcext:value="formula-is(NOT(ISBLANK([.W182])))" calcext:base-cell-address="Aufbaureihenfolge.A182"/>
          </calcext:conditional-format>
          <calcext:conditional-format calcext:target-range-address="Aufbaureihenfolge.A183:Aufbaureihenfolge.A183">
            <calcext:condition calcext:apply-style-name="HintergrundGruen" calcext:value="formula-is(NOT(ISBLANK([.W183])))" calcext:base-cell-address="Aufbaureihenfolge.A183"/>
          </calcext:conditional-format>
          <calcext:conditional-format calcext:target-range-address="Aufbaureihenfolge.A184:Aufbaureihenfolge.A184">
            <calcext:condition calcext:apply-style-name="HintergrundGruen" calcext:value="formula-is(NOT(ISBLANK([.W184])))" calcext:base-cell-address="Aufbaureihenfolge.A184"/>
          </calcext:conditional-format>
          <calcext:conditional-format calcext:target-range-address="Aufbaureihenfolge.A185:Aufbaureihenfolge.A185">
            <calcext:condition calcext:apply-style-name="HintergrundGruen" calcext:value="formula-is(NOT(ISBLANK([.W185])))" calcext:base-cell-address="Aufbaureihenfolge.A185"/>
          </calcext:conditional-format>
          <calcext:conditional-format calcext:target-range-address="Aufbaureihenfolge.A186:Aufbaureihenfolge.A186">
            <calcext:condition calcext:apply-style-name="HintergrundGruen" calcext:value="formula-is(NOT(ISBLANK([.W186])))" calcext:base-cell-address="Aufbaureihenfolge.A186"/>
          </calcext:conditional-format>
          <calcext:conditional-format calcext:target-range-address="Aufbaureihenfolge.A187:Aufbaureihenfolge.A187">
            <calcext:condition calcext:apply-style-name="HintergrundGruen" calcext:value="formula-is(NOT(ISBLANK([.W187])))" calcext:base-cell-address="Aufbaureihenfolge.A187"/>
          </calcext:conditional-format>
          <calcext:conditional-format calcext:target-range-address="Aufbaureihenfolge.A188:Aufbaureihenfolge.A188">
            <calcext:condition calcext:apply-style-name="HintergrundGruen" calcext:value="formula-is(NOT(ISBLANK([.W188])))" calcext:base-cell-address="Aufbaureihenfolge.A188"/>
          </calcext:conditional-format>
          <calcext:conditional-format calcext:target-range-address="Aufbaureihenfolge.G45:Aufbaureihenfolge.G45">
            <calcext:condition calcext:apply-style-name="HintergrundGruen" calcext:value="formula-is(NOT(ISBLANK([.AJ45])))" calcext:base-cell-address="Aufbaureihenfolge.G45"/>
          </calcext:conditional-format>
          <calcext:conditional-format calcext:target-range-address="Aufbaureihenfolge.G46:Aufbaureihenfolge.G46">
            <calcext:condition calcext:apply-style-name="HintergrundGruen" calcext:value="formula-is(NOT(ISBLANK([.AJ46])))" calcext:base-cell-address="Aufbaureihenfolge.G46"/>
          </calcext:conditional-format>
          <calcext:conditional-format calcext:target-range-address="Aufbaureihenfolge.G47:Aufbaureihenfolge.G47">
            <calcext:condition calcext:apply-style-name="HintergrundGruen" calcext:value="formula-is(NOT(ISBLANK([.AJ47])))" calcext:base-cell-address="Aufbaureihenfolge.G47"/>
          </calcext:conditional-format>
          <calcext:conditional-format calcext:target-range-address="Aufbaureihenfolge.G48:Aufbaureihenfolge.G48">
            <calcext:condition calcext:apply-style-name="HintergrundGruen" calcext:value="formula-is(NOT(ISBLANK([.AJ48])))" calcext:base-cell-address="Aufbaureihenfolge.G48"/>
          </calcext:conditional-format>
          <calcext:conditional-format calcext:target-range-address="Aufbaureihenfolge.G49:Aufbaureihenfolge.G50">
            <calcext:condition calcext:apply-style-name="HintergrundGruen" calcext:value="formula-is(NOT(ISBLANK([.AJ49])))" calcext:base-cell-address="Aufbaureihenfolge.G49"/>
          </calcext:conditional-format>
          <calcext:conditional-format calcext:target-range-address="Aufbaureihenfolge.B82:Aufbaureihenfolge.B82">
            <calcext:condition calcext:apply-style-name="HintergrundGruen" calcext:value="formula-is(NOT(ISBLANK([.X82])))" calcext:base-cell-address="Aufbaureihenfolge.B82"/>
          </calcext:conditional-format>
          <calcext:conditional-format calcext:target-range-address="Aufbaureihenfolge.B83:Aufbaureihenfolge.B83">
            <calcext:condition calcext:apply-style-name="HintergrundGruen" calcext:value="formula-is(NOT(ISBLANK([.X83])))" calcext:base-cell-address="Aufbaureihenfolge.B83"/>
          </calcext:conditional-format>
          <calcext:conditional-format calcext:target-range-address="Aufbaureihenfolge.B84:Aufbaureihenfolge.B84">
            <calcext:condition calcext:apply-style-name="HintergrundGruen" calcext:value="formula-is(NOT(ISBLANK([.X84])))" calcext:base-cell-address="Aufbaureihenfolge.B84"/>
          </calcext:conditional-format>
          <calcext:conditional-format calcext:target-range-address="Aufbaureihenfolge.B85:Aufbaureihenfolge.B85">
            <calcext:condition calcext:apply-style-name="HintergrundGruen" calcext:value="formula-is(NOT(ISBLANK([.X85])))" calcext:base-cell-address="Aufbaureihenfolge.B85"/>
          </calcext:conditional-format>
          <calcext:conditional-format calcext:target-range-address="Aufbaureihenfolge.B86:Aufbaureihenfolge.B86">
            <calcext:condition calcext:apply-style-name="HintergrundGruen" calcext:value="formula-is(NOT(ISBLANK([.X86])))" calcext:base-cell-address="Aufbaureihenfolge.B86"/>
          </calcext:conditional-format>
          <calcext:conditional-format calcext:target-range-address="Aufbaureihenfolge.B85:Aufbaureihenfolge.B85">
            <calcext:condition calcext:apply-style-name="HintergrundGruen" calcext:value="formula-is(NOT(ISBLANK([.X85])))" calcext:base-cell-address="Aufbaureihenfolge.B85"/>
          </calcext:conditional-format>
          <calcext:conditional-format calcext:target-range-address="Aufbaureihenfolge.B86:Aufbaureihenfolge.B86">
            <calcext:condition calcext:apply-style-name="HintergrundGruen" calcext:value="formula-is(NOT(ISBLANK([.X86])))" calcext:base-cell-address="Aufbaureihenfolge.B86"/>
          </calcext:conditional-format>
          <calcext:conditional-format calcext:target-range-address="Aufbaureihenfolge.A28:Aufbaureihenfolge.A28">
            <calcext:condition calcext:apply-style-name="HintergrundGruen" calcext:value="formula-is(NOT(ISBLANK([.W28])))" calcext:base-cell-address="Aufbaureihenfolge.A28"/>
          </calcext:conditional-format>
          <calcext:conditional-format calcext:target-range-address="Aufbaureihenfolge.B28:Aufbaureihenfolge.B28">
            <calcext:condition calcext:apply-style-name="HintergrundGruen" calcext:value="formula-is(NOT(ISBLANK([.X28])))" calcext:base-cell-address="Aufbaureihenfolge.B28"/>
          </calcext:conditional-format>
          <calcext:conditional-format calcext:target-range-address="Aufbaureihenfolge.B29:Aufbaureihenfolge.B29">
            <calcext:condition calcext:apply-style-name="HintergrundGruen" calcext:value="formula-is(NOT(ISBLANK([.AE29])))" calcext:base-cell-address="Aufbaureihenfolge.B29"/>
          </calcext:conditional-format>
          <calcext:conditional-format calcext:target-range-address="Aufbaureihenfolge.B27:Aufbaureihenfolge.B27">
            <calcext:condition calcext:apply-style-name="HintergrundGruen" calcext:value="formula-is(NOT(ISBLANK([.AE27])))" calcext:base-cell-address="Aufbaureihenfolge.B27"/>
          </calcext:conditional-format>
          <calcext:conditional-format calcext:target-range-address="Aufbaureihenfolge.B51:Aufbaureihenfolge.B51">
            <calcext:condition calcext:apply-style-name="HintergrundGruen" calcext:value="formula-is(NOT(ISBLANK([.X51])))" calcext:base-cell-address="Aufbaureihenfolge.B51"/>
          </calcext:conditional-format>
          <calcext:conditional-format calcext:target-range-address="Aufbaureihenfolge.A51:Aufbaureihenfolge.A51">
            <calcext:condition calcext:apply-style-name="HintergrundGruen" calcext:value="formula-is(NOT(ISBLANK([.W51])))" calcext:base-cell-address="Aufbaureihenfolge.A51"/>
          </calcext:conditional-format>
          <calcext:conditional-format calcext:target-range-address="Aufbaureihenfolge.B53:Aufbaureihenfolge.B53">
            <calcext:condition calcext:apply-style-name="HintergrundGruen" calcext:value="formula-is(NOT(ISBLANK([.X53])))" calcext:base-cell-address="Aufbaureihenfolge.B53"/>
          </calcext:conditional-format>
          <calcext:conditional-format calcext:target-range-address="Aufbaureihenfolge.A53:Aufbaureihenfolge.A53">
            <calcext:condition calcext:apply-style-name="HintergrundGruen" calcext:value="formula-is(NOT(ISBLANK([.W53])))" calcext:base-cell-address="Aufbaureihenfolge.A53"/>
          </calcext:conditional-format>
          <calcext:conditional-format calcext:target-range-address="Aufbaureihenfolge.A53:Aufbaureihenfolge.A53">
            <calcext:condition calcext:apply-style-name="HintergrundGruen" calcext:value="formula-is(NOT(ISBLANK([.W53])))" calcext:base-cell-address="Aufbaureihenfolge.A53"/>
          </calcext:conditional-format>
          <calcext:conditional-format calcext:target-range-address="Aufbaureihenfolge.B52:Aufbaureihenfolge.B52">
            <calcext:condition calcext:apply-style-name="HintergrundGruen" calcext:value="formula-is(NOT(ISBLANK([.X52])))" calcext:base-cell-address="Aufbaureihenfolge.B52"/>
          </calcext:conditional-format>
          <calcext:conditional-format calcext:target-range-address="Aufbaureihenfolge.A52:Aufbaureihenfolge.A52">
            <calcext:condition calcext:apply-style-name="HintergrundGruen" calcext:value="formula-is(NOT(ISBLANK([.W52])))" calcext:base-cell-address="Aufbaureihenfolge.A52"/>
          </calcext:conditional-format>
          <calcext:conditional-format calcext:target-range-address="Aufbaureihenfolge.B9:Aufbaureihenfolge.B9">
            <calcext:condition calcext:apply-style-name="HintergrundGruen" calcext:value="formula-is(NOT(ISBLANK([.X9])))" calcext:base-cell-address="Aufbaureihenfolge.B9"/>
          </calcext:conditional-format>
          <calcext:conditional-format calcext:target-range-address="Aufbaureihenfolge.B10:Aufbaureihenfolge.B10">
            <calcext:condition calcext:apply-style-name="HintergrundGruen" calcext:value="formula-is(NOT(ISBLANK([.X10])))" calcext:base-cell-address="Aufbaureihenfolge.B10"/>
          </calcext:conditional-format>
          <calcext:conditional-format calcext:target-range-address="Aufbaureihenfolge.B96:Aufbaureihenfolge.B96">
            <calcext:condition calcext:apply-style-name="HintergrundGruen" calcext:value="formula-is(NOT(ISBLANK([.X112])))" calcext:base-cell-address="Aufbaureihenfolge.B96"/>
          </calcext:conditional-format>
          <calcext:conditional-format calcext:target-range-address="Aufbaureihenfolge.B135:Aufbaureihenfolge.B135">
            <calcext:condition calcext:apply-style-name="HintergrundGruen" calcext:value="formula-is(NOT(ISBLANK([.X145])))" calcext:base-cell-address="Aufbaureihenfolge.B135"/>
          </calcext:conditional-format>
          <calcext:conditional-format calcext:target-range-address="Aufbaureihenfolge.B171:Aufbaureihenfolge.B171">
            <calcext:condition calcext:apply-style-name="HintergrundGruen" calcext:value="formula-is(NOT(ISBLANK([.X181])))" calcext:base-cell-address="Aufbaureihenfolge.B171"/>
          </calcext:conditional-format>
          <calcext:conditional-format calcext:target-range-address="Aufbaureihenfolge.B189:Aufbaureihenfolge.B189">
            <calcext:condition calcext:apply-style-name="HintergrundGruen" calcext:value="formula-is(NOT(ISBLANK([.X189])))" calcext:base-cell-address="Aufbaureihenfolge.B189"/>
          </calcext:conditional-format>
          <calcext:conditional-format calcext:target-range-address="Aufbaureihenfolge.A189:Aufbaureihenfolge.A189">
            <calcext:condition calcext:apply-style-name="HintergrundGruen" calcext:value="formula-is(NOT(ISBLANK([.W189])))" calcext:base-cell-address="Aufbaureihenfolge.A189"/>
          </calcext:conditional-format>
          <calcext:conditional-format calcext:target-range-address="Aufbaureihenfolge.B189:Aufbaureihenfolge.B189">
            <calcext:condition calcext:apply-style-name="HintergrundGruen" calcext:value="formula-is(NOT(ISBLANK([.X199])))" calcext:base-cell-address="Aufbaureihenfolge.B189"/>
          </calcext:conditional-format>
          <calcext:conditional-format calcext:target-range-address="Aufbaureihenfolge.A149:Aufbaureihenfolge.A149">
            <calcext:condition calcext:apply-style-name="HintergrundGruen" calcext:value="formula-is(NOT(ISBLANK([.W149])))" calcext:base-cell-address="Aufbaureihenfolge.A149"/>
          </calcext:conditional-format>
          <calcext:conditional-format calcext:target-range-address="Aufbaureihenfolge.A149:Aufbaureihenfolge.A149">
            <calcext:condition calcext:apply-style-name="HintergrundGruen" calcext:value="formula-is(NOT(ISBLANK([.W149])))" calcext:base-cell-address="Aufbaureihenfolge.A149"/>
          </calcext:conditional-format>
          <calcext:conditional-format calcext:target-range-address="Aufbaureihenfolge.B149:Aufbaureihenfolge.B149">
            <calcext:condition calcext:apply-style-name="HintergrundGruen" calcext:value="formula-is(NOT(ISBLANK([.X166])))" calcext:base-cell-address="Aufbaureihenfolge.B149"/>
          </calcext:conditional-format>
          <calcext:conditional-format calcext:target-range-address="Aufbaureihenfolge.A114:Aufbaureihenfolge.A114">
            <calcext:condition calcext:apply-style-name="HintergrundGruen" calcext:value="formula-is(NOT(ISBLANK([.W114])))" calcext:base-cell-address="Aufbaureihenfolge.A114"/>
          </calcext:conditional-format>
          <calcext:conditional-format calcext:target-range-address="Aufbaureihenfolge.B114:Aufbaureihenfolge.B114">
            <calcext:condition calcext:apply-style-name="HintergrundGruen" calcext:value="formula-is(NOT(ISBLANK([.X124])))" calcext:base-cell-address="Aufbaureihenfolge.B114"/>
          </calcext:conditional-format>
          <calcext:conditional-format calcext:target-range-address="Aufbaureihenfolge.A69:Aufbaureihenfolge.A69">
            <calcext:condition calcext:apply-style-name="HintergrundGruen" calcext:value="formula-is(NOT(ISBLANK([.W69])))" calcext:base-cell-address="Aufbaureihenfolge.A69"/>
          </calcext:conditional-format>
          <calcext:conditional-format calcext:target-range-address="Aufbaureihenfolge.B69:Aufbaureihenfolge.B69">
            <calcext:condition calcext:apply-style-name="HintergrundGruen" calcext:value="formula-is(NOT(ISBLANK([.X69])))" calcext:base-cell-address="Aufbaureihenfolge.B69"/>
          </calcext:conditional-format>
          <calcext:conditional-format calcext:target-range-address="Aufbaureihenfolge.A54:Aufbaureihenfolge.A54">
            <calcext:condition calcext:apply-style-name="HintergrundGruen" calcext:value="formula-is(NOT(ISBLANK([.W54])))" calcext:base-cell-address="Aufbaureihenfolge.A54"/>
          </calcext:conditional-format>
          <calcext:conditional-format calcext:target-range-address="Aufbaureihenfolge.B54:Aufbaureihenfolge.B54">
            <calcext:condition calcext:apply-style-name="HintergrundGruen" calcext:value="formula-is(NOT(ISBLANK([.X54])))" calcext:base-cell-address="Aufbaureihenfolge.B54"/>
          </calcext:conditional-format>
          <calcext:conditional-format calcext:target-range-address="Aufbaureihenfolge.B11:Aufbaureihenfolge.B11">
            <calcext:condition calcext:apply-style-name="HintergrundGruen" calcext:value="formula-is(NOT(ISBLANK([.X11])))" calcext:base-cell-address="Aufbaureihenfolge.B11"/>
          </calcext:conditional-format>
          <calcext:conditional-format calcext:target-range-address="Aufbaureihenfolge.B12:Aufbaureihenfolge.B12">
            <calcext:condition calcext:apply-style-name="HintergrundGruen" calcext:value="formula-is(NOT(ISBLANK([.X12])))" calcext:base-cell-address="Aufbaureihenfolge.B12"/>
          </calcext:conditional-format>
          <calcext:conditional-format calcext:target-range-address="Aufbaureihenfolge.B55:Aufbaureihenfolge.B55">
            <calcext:condition calcext:apply-style-name="HintergrundGruen" calcext:value="formula-is(NOT(ISBLANK([.X55])))" calcext:base-cell-address="Aufbaureihenfolge.B55"/>
          </calcext:conditional-format>
          <calcext:conditional-format calcext:target-range-address="Aufbaureihenfolge.B70:Aufbaureihenfolge.B70">
            <calcext:condition calcext:apply-style-name="HintergrundGruen" calcext:value="formula-is(NOT(ISBLANK([.X70])))" calcext:base-cell-address="Aufbaureihenfolge.B70"/>
          </calcext:conditional-format>
          <calcext:conditional-format calcext:target-range-address="Aufbaureihenfolge.B97:Aufbaureihenfolge.B97">
            <calcext:condition calcext:apply-style-name="HintergrundGruen" calcext:value="formula-is(NOT(ISBLANK([.X97])))" calcext:base-cell-address="Aufbaureihenfolge.B97"/>
          </calcext:conditional-format>
          <calcext:conditional-format calcext:target-range-address="Aufbaureihenfolge.B115:Aufbaureihenfolge.B115">
            <calcext:condition calcext:apply-style-name="HintergrundGruen" calcext:value="formula-is(NOT(ISBLANK([.X115])))" calcext:base-cell-address="Aufbaureihenfolge.B115"/>
          </calcext:conditional-format>
          <calcext:conditional-format calcext:target-range-address="Aufbaureihenfolge.B136:Aufbaureihenfolge.B136">
            <calcext:condition calcext:apply-style-name="HintergrundGruen" calcext:value="formula-is(NOT(ISBLANK([.X136])))" calcext:base-cell-address="Aufbaureihenfolge.B136"/>
          </calcext:conditional-format>
          <calcext:conditional-format calcext:target-range-address="Aufbaureihenfolge.B150:Aufbaureihenfolge.B150">
            <calcext:condition calcext:apply-style-name="HintergrundGruen" calcext:value="formula-is(NOT(ISBLANK([.X150])))" calcext:base-cell-address="Aufbaureihenfolge.B150"/>
          </calcext:conditional-format>
          <calcext:conditional-format calcext:target-range-address="Aufbaureihenfolge.B172:Aufbaureihenfolge.B172">
            <calcext:condition calcext:apply-style-name="HintergrundGruen" calcext:value="formula-is(NOT(ISBLANK([.X172])))" calcext:base-cell-address="Aufbaureihenfolge.B172"/>
          </calcext:conditional-format>
          <calcext:conditional-format calcext:target-range-address="Aufbaureihenfolge.B190:Aufbaureihenfolge.B190">
            <calcext:condition calcext:apply-style-name="HintergrundGruen" calcext:value="formula-is(NOT(ISBLANK([.X190])))" calcext:base-cell-address="Aufbaureihenfolge.B190"/>
          </calcext:conditional-format>
          <calcext:conditional-format calcext:target-range-address="Aufbaureihenfolge.B13:Aufbaureihenfolge.B13">
            <calcext:condition calcext:apply-style-name="HintergrundGruen" calcext:value="formula-is(NOT(ISBLANK([.X13])))" calcext:base-cell-address="Aufbaureihenfolge.B13"/>
          </calcext:conditional-format>
          <calcext:conditional-format calcext:target-range-address="Aufbaureihenfolge.B17:Aufbaureihenfolge.B21 Aufbaureihenfolge.B14:Aufbaureihenfolge.B14">
            <calcext:condition calcext:apply-style-name="HintergrundGruen" calcext:value="formula-is(NOT(ISBLANK([.X14])))" calcext:base-cell-address="Aufbaureihenfolge.B14"/>
          </calcext:conditional-format>
          <calcext:conditional-format calcext:target-range-address="Aufbaureihenfolge.B56:Aufbaureihenfolge.B56">
            <calcext:condition calcext:apply-style-name="HintergrundGruen" calcext:value="formula-is(NOT(ISBLANK([.X56])))" calcext:base-cell-address="Aufbaureihenfolge.B56"/>
          </calcext:conditional-format>
          <calcext:conditional-format calcext:target-range-address="Aufbaureihenfolge.B71:Aufbaureihenfolge.B71">
            <calcext:condition calcext:apply-style-name="HintergrundGruen" calcext:value="formula-is(NOT(ISBLANK([.X71])))" calcext:base-cell-address="Aufbaureihenfolge.B71"/>
          </calcext:conditional-format>
          <calcext:conditional-format calcext:target-range-address="Aufbaureihenfolge.B98:Aufbaureihenfolge.B98">
            <calcext:condition calcext:apply-style-name="HintergrundGruen" calcext:value="formula-is(NOT(ISBLANK([.X98])))" calcext:base-cell-address="Aufbaureihenfolge.B98"/>
          </calcext:conditional-format>
          <calcext:conditional-format calcext:target-range-address="Aufbaureihenfolge.B116:Aufbaureihenfolge.B116">
            <calcext:condition calcext:apply-style-name="HintergrundGruen" calcext:value="formula-is(NOT(ISBLANK([.X116])))" calcext:base-cell-address="Aufbaureihenfolge.B116"/>
          </calcext:conditional-format>
          <calcext:conditional-format calcext:target-range-address="Aufbaureihenfolge.B137:Aufbaureihenfolge.B137">
            <calcext:condition calcext:apply-style-name="HintergrundGruen" calcext:value="formula-is(NOT(ISBLANK([.X137])))" calcext:base-cell-address="Aufbaureihenfolge.B137"/>
          </calcext:conditional-format>
          <calcext:conditional-format calcext:target-range-address="Aufbaureihenfolge.B151:Aufbaureihenfolge.B151">
            <calcext:condition calcext:apply-style-name="HintergrundGruen" calcext:value="formula-is(NOT(ISBLANK([.X151])))" calcext:base-cell-address="Aufbaureihenfolge.B151"/>
          </calcext:conditional-format>
          <calcext:conditional-format calcext:target-range-address="Aufbaureihenfolge.B173:Aufbaureihenfolge.B173">
            <calcext:condition calcext:apply-style-name="HintergrundGruen" calcext:value="formula-is(NOT(ISBLANK([.X173])))" calcext:base-cell-address="Aufbaureihenfolge.B173"/>
          </calcext:conditional-format>
          <calcext:conditional-format calcext:target-range-address="Aufbaureihenfolge.B191:Aufbaureihenfolge.B191">
            <calcext:condition calcext:apply-style-name="HintergrundGruen" calcext:value="formula-is(NOT(ISBLANK([.X191])))" calcext:base-cell-address="Aufbaureihenfolge.B191"/>
          </calcext:conditional-format>
          <calcext:conditional-format calcext:target-range-address="Aufbaureihenfolge.B15:Aufbaureihenfolge.B15">
            <calcext:condition calcext:apply-style-name="HintergrundGruen" calcext:value="formula-is(NOT(ISBLANK([.X15])))" calcext:base-cell-address="Aufbaureihenfolge.B15"/>
          </calcext:conditional-format>
          <calcext:conditional-format calcext:target-range-address="Aufbaureihenfolge.B16:Aufbaureihenfolge.B16">
            <calcext:condition calcext:apply-style-name="HintergrundGruen" calcext:value="formula-is(NOT(ISBLANK([.X16])))" calcext:base-cell-address="Aufbaureihenfolge.B16"/>
          </calcext:conditional-format>
          <calcext:conditional-format calcext:target-range-address="Aufbaureihenfolge.B57:Aufbaureihenfolge.B57">
            <calcext:condition calcext:apply-style-name="HintergrundGruen" calcext:value="formula-is(NOT(ISBLANK([.X57])))" calcext:base-cell-address="Aufbaureihenfolge.B57"/>
          </calcext:conditional-format>
          <calcext:conditional-format calcext:target-range-address="Aufbaureihenfolge.B72:Aufbaureihenfolge.B72">
            <calcext:condition calcext:apply-style-name="HintergrundGruen" calcext:value="formula-is(NOT(ISBLANK([.X72])))" calcext:base-cell-address="Aufbaureihenfolge.B72"/>
          </calcext:conditional-format>
          <calcext:conditional-format calcext:target-range-address="Aufbaureihenfolge.B99:Aufbaureihenfolge.B99">
            <calcext:condition calcext:apply-style-name="HintergrundGruen" calcext:value="formula-is(NOT(ISBLANK([.X99])))" calcext:base-cell-address="Aufbaureihenfolge.B99"/>
          </calcext:conditional-format>
          <calcext:conditional-format calcext:target-range-address="Aufbaureihenfolge.B117:Aufbaureihenfolge.B117">
            <calcext:condition calcext:apply-style-name="HintergrundGruen" calcext:value="formula-is(NOT(ISBLANK([.X117])))" calcext:base-cell-address="Aufbaureihenfolge.B117"/>
          </calcext:conditional-format>
          <calcext:conditional-format calcext:target-range-address="Aufbaureihenfolge.B138:Aufbaureihenfolge.B138">
            <calcext:condition calcext:apply-style-name="HintergrundGruen" calcext:value="formula-is(NOT(ISBLANK([.X138])))" calcext:base-cell-address="Aufbaureihenfolge.B138"/>
          </calcext:conditional-format>
          <calcext:conditional-format calcext:target-range-address="Aufbaureihenfolge.B152:Aufbaureihenfolge.B152">
            <calcext:condition calcext:apply-style-name="HintergrundGruen" calcext:value="formula-is(NOT(ISBLANK([.X152])))" calcext:base-cell-address="Aufbaureihenfolge.B152"/>
          </calcext:conditional-format>
          <calcext:conditional-format calcext:target-range-address="Aufbaureihenfolge.B174:Aufbaureihenfolge.B174">
            <calcext:condition calcext:apply-style-name="HintergrundGruen" calcext:value="formula-is(NOT(ISBLANK([.X174])))" calcext:base-cell-address="Aufbaureihenfolge.B174"/>
          </calcext:conditional-format>
          <calcext:conditional-format calcext:target-range-address="Aufbaureihenfolge.B192:Aufbaureihenfolge.B192">
            <calcext:condition calcext:apply-style-name="HintergrundGruen" calcext:value="formula-is(NOT(ISBLANK([.X192])))" calcext:base-cell-address="Aufbaureihenfolge.B192"/>
          </calcext:conditional-format>
          <calcext:conditional-format calcext:target-range-address="Aufbaureihenfolge.G54:Aufbaureihenfolge.G54">
            <calcext:condition calcext:apply-style-name="HintergrundGruen" calcext:value="formula-is(NOT(ISBLANK([.AC54])))" calcext:base-cell-address="Aufbaureihenfolge.G54"/>
          </calcext:conditional-format>
          <calcext:conditional-format calcext:target-range-address="Aufbaureihenfolge.G55:Aufbaureihenfolge.G55">
            <calcext:condition calcext:apply-style-name="HintergrundGruen" calcext:value="formula-is(NOT(ISBLANK([.AC55])))" calcext:base-cell-address="Aufbaureihenfolge.G55"/>
          </calcext:conditional-format>
          <calcext:conditional-format calcext:target-range-address="Aufbaureihenfolge.G56:Aufbaureihenfolge.G56">
            <calcext:condition calcext:apply-style-name="HintergrundGruen" calcext:value="formula-is(NOT(ISBLANK([.AC56])))" calcext:base-cell-address="Aufbaureihenfolge.G56"/>
          </calcext:conditional-format>
          <calcext:conditional-format calcext:target-range-address="Aufbaureihenfolge.G57:Aufbaureihenfolge.G57">
            <calcext:condition calcext:apply-style-name="HintergrundGruen" calcext:value="formula-is(NOT(ISBLANK([.AC57])))" calcext:base-cell-address="Aufbaureihenfolge.G57"/>
          </calcext:conditional-format>
          <calcext:conditional-format calcext:target-range-address="Aufbaureihenfolge.G58:Aufbaureihenfolge.G58">
            <calcext:condition calcext:apply-style-name="HintergrundGruen" calcext:value="formula-is(NOT(ISBLANK([.AC58])))" calcext:base-cell-address="Aufbaureihenfolge.G58"/>
          </calcext:conditional-format>
          <calcext:conditional-format calcext:target-range-address="Aufbaureihenfolge.G59:Aufbaureihenfolge.G59">
            <calcext:condition calcext:apply-style-name="HintergrundGruen" calcext:value="formula-is(NOT(ISBLANK([.AC59])))" calcext:base-cell-address="Aufbaureihenfolge.G59"/>
          </calcext:conditional-format>
          <calcext:conditional-format calcext:target-range-address="Aufbaureihenfolge.G60:Aufbaureihenfolge.G60">
            <calcext:condition calcext:apply-style-name="HintergrundGruen" calcext:value="formula-is(NOT(ISBLANK([.AC60])))" calcext:base-cell-address="Aufbaureihenfolge.G60"/>
          </calcext:conditional-format>
          <calcext:conditional-format calcext:target-range-address="Aufbaureihenfolge.G61:Aufbaureihenfolge.G61">
            <calcext:condition calcext:apply-style-name="HintergrundGruen" calcext:value="formula-is(NOT(ISBLANK([.AC61])))" calcext:base-cell-address="Aufbaureihenfolge.G61"/>
          </calcext:conditional-format>
          <calcext:conditional-format calcext:target-range-address="Aufbaureihenfolge.G62:Aufbaureihenfolge.G62">
            <calcext:condition calcext:apply-style-name="HintergrundGruen" calcext:value="formula-is(NOT(ISBLANK([.AC62])))" calcext:base-cell-address="Aufbaureihenfolge.G62"/>
          </calcext:conditional-format>
          <calcext:conditional-format calcext:target-range-address="Aufbaureihenfolge.G63:Aufbaureihenfolge.G63">
            <calcext:condition calcext:apply-style-name="HintergrundGruen" calcext:value="formula-is(NOT(ISBLANK([.AC63])))" calcext:base-cell-address="Aufbaureihenfolge.G63"/>
          </calcext:conditional-format>
          <calcext:conditional-format calcext:target-range-address="Aufbaureihenfolge.B58:Aufbaureihenfolge.B58">
            <calcext:condition calcext:apply-style-name="HintergrundGruen" calcext:value="formula-is(NOT(ISBLANK([.AC54])))" calcext:base-cell-address="Aufbaureihenfolge.G54"/>
          </calcext:conditional-format>
        </calcext:conditional-formats>
      </table:table>
      <table:named-expressions/>
      <table:database-ranges>
        <table:database-range table:name="__Anonymous_Sheet_DB__0" table:target-range-address="Schiffslabor.A150:Schiffslabor.AMG15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Techniklabor.A107:Techniklabor.AMG133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Waffenlabor.A119:Waffenlabor.AMG134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Module.B1:Module.X118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770.01mm" fo:page-height="727mm" style:num-format="1" style:print-orientation="landscape"/>
      <style:header-style>
        <style:header-footer-properties fo:min-height="7.5mm" fo:margin-left="0mm" fo:margin-right="0mm" fo:margin-bottom="2.5mm"/>
      </style:header-style>
      <style:footer-style/>
    </style:page-layout>
    <style:page-layout style:name="Mpm4">
      <style:page-layout-properties fo:page-width="420mm" fo:page-height="297mm" style:num-format="1" style:print-orientation="landscape"/>
      <style:header-style>
        <style:header-footer-properties fo:min-height="7.5mm" fo:margin-left="0mm" fo:margin-right="0mm" fo:margin-bottom="2.5mm"/>
      </style:header-style>
      <style:footer-style/>
    </style:page-layout>
    <style:page-layout style:name="Mpm5">
      <style:page-layout-properties fo:page-width="890.01mm" fo:page-height="710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1079.99mm" fo:page-height="805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610.01mm" fo:page-height="64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8">
      <style:page-layout-properties fo:page-width="210.01mm" fo:page-height="297mm" style:num-format="1" style:print-orientation="portrait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.00.0000</text:date>, <text:time style:data-style-name="N2" text:time-value="23:13:49.14961962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Waffenlabor" style:page-layout-name="M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DinA3" style:page-layout-name="Mpm4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Techniklabor" style:page-layout-name="Mpm5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Schiffslabor" style:page-layout-name="Mpm6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odulVerbesserung" style:page-layout-name="Mpm7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Aufbaureihenfolge" style:page-layout-name="Mpm8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5.0.4.2$Linux_X86_64 LibreOffice_project/00m0$Build-2</meta:generator>
    <meta:document-statistic meta:table-count="7" meta:cell-count="7879" meta:object-count="8"/>
  </office:meta>
</office:document-meta>
</file>